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1"/>
    <style:style style:name="P2" style:family="paragraph" style:parent-style-name="Text_20_body" style:list-style-name="L12"/>
    <style:style style:name="P3" style:family="paragraph" style:parent-style-name="Text_20_body" style:list-style-name="L13"/>
    <style:style style:name="P4" style:family="paragraph" style:parent-style-name="Text_20_body" style:list-style-name="L14"/>
    <style:style style:name="P5" style:family="paragraph" style:parent-style-name="Text_20_body" style:list-style-name="L15"/>
    <style:style style:name="P6" style:family="paragraph" style:parent-style-name="Text_20_body" style:list-style-name="L16"/>
    <style:style style:name="P7" style:family="paragraph" style:parent-style-name="Text_20_body" style:list-style-name="L17"/>
    <style:style style:name="P8" style:family="paragraph" style:parent-style-name="Text_20_body" style:list-style-name="L18"/>
    <style:style style:name="P9" style:family="paragraph" style:parent-style-name="Text_20_body" style:list-style-name="L19"/>
    <style:style style:name="P10" style:family="paragraph" style:parent-style-name="Text_20_body" style:list-style-name="L20"/>
    <style:style style:name="P11" style:family="paragraph" style:parent-style-name="Text_20_body" style:list-style-name="L21"/>
    <style:style style:name="P12" style:family="paragraph" style:parent-style-name="Text_20_body" style:list-style-name="L22"/>
    <style:style style:name="P13" style:family="paragraph" style:parent-style-name="Text_20_body" style:list-style-name="L23"/>
    <style:style style:name="P14" style:family="paragraph" style:parent-style-name="Text_20_body" style:list-style-name="L24"/>
    <style:style style:name="P15" style:family="paragraph" style:parent-style-name="Text_20_body" style:list-style-name="L25"/>
    <style:style style:name="P16" style:family="paragraph" style:parent-style-name="Text_20_body" style:list-style-name="L26"/>
    <style:style style:name="P17" style:family="paragraph" style:parent-style-name="Text_20_body" style:list-style-name="L27"/>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list-style-name="L30"/>
    <style:style style:name="P21" style:family="paragraph" style:parent-style-name="Text_20_body" style:list-style-name="L31"/>
    <style:style style:name="P22" style:family="paragraph" style:parent-style-name="Text_20_body" style:list-style-name="L33"/>
    <style:style style:name="P23" style:family="paragraph" style:parent-style-name="Text_20_body" style:list-style-name="L34"/>
    <style:style style:name="P24" style:family="paragraph" style:parent-style-name="Text_20_body" style:list-style-name="L36"/>
    <style:style style:name="P25" style:family="paragraph" style:parent-style-name="Text_20_body" style:list-style-name="L37"/>
    <style:style style:name="P26" style:family="paragraph" style:parent-style-name="Text_20_body" style:list-style-name="L38"/>
    <style:style style:name="P27" style:family="paragraph" style:parent-style-name="Text_20_body" style:list-style-name="L39"/>
    <style:style style:name="P28" style:family="paragraph" style:parent-style-name="Text_20_body" style:list-style-name="L40"/>
    <style:style style:name="P29" style:family="paragraph" style:parent-style-name="Text_20_body" style:list-style-name="L41"/>
    <style:style style:name="P30" style:family="paragraph" style:parent-style-name="Text_20_body" style:list-style-name="L42"/>
    <style:style style:name="P31" style:family="paragraph" style:parent-style-name="Text_20_body" style:list-style-name="L43"/>
    <style:style style:name="P32" style:family="paragraph" style:parent-style-name="Text_20_body" style:list-style-name="L44"/>
    <style:style style:name="P33" style:family="paragraph" style:parent-style-name="Text_20_body" style:list-style-name="L45"/>
    <style:style style:name="P34" style:family="paragraph" style:parent-style-name="Text_20_body" style:list-style-name="L46"/>
    <style:style style:name="P35" style:family="paragraph" style:parent-style-name="Text_20_body" style:list-style-name="L47"/>
    <style:style style:name="P36" style:family="paragraph" style:parent-style-name="Text_20_body" style:list-style-name="L48"/>
    <style:style style:name="P37" style:family="paragraph" style:parent-style-name="Text_20_body" style:list-style-name="L49"/>
    <style:style style:name="P38" style:family="paragraph" style:parent-style-name="Text_20_body" style:list-style-name="L50"/>
    <style:style style:name="P39" style:family="paragraph" style:parent-style-name="Text_20_body" style:list-style-name="L51"/>
    <style:style style:name="P40" style:family="paragraph" style:parent-style-name="Text_20_body" style:list-style-name="L52"/>
    <style:style style:name="P41" style:family="paragraph" style:parent-style-name="Text_20_body" style:list-style-name="L53"/>
    <style:style style:name="P42" style:family="paragraph" style:parent-style-name="Text_20_body" style:list-style-name="L54"/>
    <style:style style:name="P43" style:family="paragraph" style:parent-style-name="Text_20_body" style:list-style-name="L55"/>
    <style:style style:name="P44" style:family="paragraph" style:parent-style-name="Text_20_body" style:list-style-name="L56"/>
    <style:style style:name="P45" style:family="paragraph" style:parent-style-name="Text_20_body" style:list-style-name="L57"/>
    <style:style style:name="P46" style:family="paragraph" style:parent-style-name="Text_20_body" style:list-style-name="L58"/>
    <style:style style:name="P47" style:family="paragraph" style:parent-style-name="Text_20_body" style:list-style-name="L59"/>
    <style:style style:name="P48" style:family="paragraph" style:parent-style-name="Text_20_body" style:list-style-name="L60"/>
    <style:style style:name="P49" style:family="paragraph" style:parent-style-name="Text_20_body" style:list-style-name="L61"/>
    <style:style style:name="P50" style:family="paragraph" style:parent-style-name="Text_20_body" style:list-style-name="L62"/>
    <style:style style:name="P51" style:family="paragraph" style:parent-style-name="Text_20_body" style:list-style-name="L63"/>
    <style:style style:name="P52" style:family="paragraph" style:parent-style-name="Text_20_body" style:list-style-name="L64"/>
    <style:style style:name="P53" style:family="paragraph" style:parent-style-name="Text_20_body" style:list-style-name="L65"/>
    <style:style style:name="P54" style:family="paragraph" style:parent-style-name="Text_20_body" style:list-style-name="L66"/>
    <style:style style:name="P55" style:family="paragraph" style:parent-style-name="Text_20_body" style:list-style-name="L67"/>
    <style:style style:name="P56" style:family="paragraph" style:parent-style-name="Text_20_body" style:list-style-name="L68"/>
    <style:style style:name="P57" style:family="paragraph" style:parent-style-name="Text_20_body" style:list-style-name="L69"/>
    <style:style style:name="P58" style:family="paragraph" style:parent-style-name="Text_20_body" style:list-style-name="L70"/>
    <style:style style:name="P59" style:family="paragraph" style:parent-style-name="Text_20_body" style:list-style-name="L71"/>
    <style:style style:name="P60" style:family="paragraph" style:parent-style-name="Text_20_body" style:list-style-name="L72"/>
    <style:style style:name="P61" style:family="paragraph" style:parent-style-name="Text_20_body" style:list-style-name="L73"/>
    <style:style style:name="P62" style:family="paragraph" style:parent-style-name="Text_20_body" style:list-style-name="L74"/>
    <style:style style:name="P63" style:family="paragraph" style:parent-style-name="Text_20_body" style:list-style-name="L75"/>
    <style:style style:name="P64" style:family="paragraph" style:parent-style-name="Text_20_body" style:list-style-name="L76"/>
    <style:style style:name="P65" style:family="paragraph" style:parent-style-name="Text_20_body" style:list-style-name="L77"/>
    <style:style style:name="P66" style:family="paragraph" style:parent-style-name="Text_20_body" style:list-style-name="L78"/>
    <style:style style:name="P67" style:family="paragraph" style:parent-style-name="Text_20_body" style:list-style-name="L79"/>
    <style:style style:name="P68" style:family="paragraph" style:parent-style-name="Text_20_body" style:list-style-name="L80"/>
    <style:style style:name="P69" style:family="paragraph" style:parent-style-name="Text_20_body" style:list-style-name="L82"/>
    <style:style style:name="P70" style:family="paragraph" style:parent-style-name="Text_20_body" style:list-style-name="L83"/>
    <style:style style:name="P71" style:family="paragraph" style:parent-style-name="Text_20_body" style:list-style-name="L84"/>
    <style:style style:name="P72" style:family="paragraph" style:parent-style-name="Text_20_body" style:list-style-name="L85"/>
    <style:style style:name="P73" style:family="paragraph" style:parent-style-name="Text_20_body" style:list-style-name="L86"/>
    <style:style style:name="P74" style:family="paragraph" style:parent-style-name="Text_20_body" style:list-style-name="L87"/>
    <style:style style:name="P75" style:family="paragraph" style:parent-style-name="Text_20_body" style:list-style-name="L88"/>
    <style:style style:name="P76" style:family="paragraph" style:parent-style-name="Text_20_body" style:list-style-name="L89"/>
    <style:style style:name="P77" style:family="paragraph" style:parent-style-name="Text_20_body" style:list-style-name="L90"/>
    <style:style style:name="P78" style:family="paragraph" style:parent-style-name="Text_20_body" style:list-style-name="L91"/>
    <style:style style:name="P79" style:family="paragraph" style:parent-style-name="Text_20_body" style:list-style-name="L93"/>
    <style:style style:name="P80" style:family="paragraph" style:parent-style-name="Text_20_body" style:list-style-name="L94"/>
    <style:style style:name="P81" style:family="paragraph" style:parent-style-name="Text_20_body" style:list-style-name="L95"/>
    <style:style style:name="P82" style:family="paragraph" style:parent-style-name="Text_20_body" style:list-style-name="L96"/>
    <style:style style:name="P83" style:family="paragraph" style:parent-style-name="Text_20_body" style:list-style-name="L97"/>
    <style:style style:name="P84" style:family="paragraph" style:parent-style-name="Text_20_body" style:list-style-name="L98"/>
    <style:style style:name="P85" style:family="paragraph" style:parent-style-name="Text_20_body" style:list-style-name="L99"/>
    <style:style style:name="P86" style:family="paragraph" style:parent-style-name="Text_20_body" style:list-style-name="L100"/>
    <style:style style:name="P87" style:family="paragraph" style:parent-style-name="Text_20_body" style:list-style-name="L101"/>
    <style:style style:name="P88" style:family="paragraph" style:parent-style-name="Text_20_body" style:list-style-name="L102"/>
    <style:style style:name="P89" style:family="paragraph" style:parent-style-name="Text_20_body" style:list-style-name="L103"/>
    <style:style style:name="P90" style:family="paragraph" style:parent-style-name="Text_20_body" style:list-style-name="L104"/>
    <style:style style:name="P91" style:family="paragraph" style:parent-style-name="Text_20_body" style:list-style-name="L105"/>
    <style:style style:name="P92" style:family="paragraph" style:parent-style-name="Text_20_body" style:list-style-name="L106"/>
    <style:style style:name="P93" style:family="paragraph" style:parent-style-name="Text_20_body" style:list-style-name="L107"/>
    <style:style style:name="P94" style:family="paragraph" style:parent-style-name="Text_20_body" style:list-style-name="L108"/>
    <style:style style:name="P95" style:family="paragraph" style:parent-style-name="Text_20_body" style:list-style-name="L109"/>
    <style:style style:name="P96" style:family="paragraph" style:parent-style-name="Text_20_body" style:list-style-name="L110"/>
    <style:style style:name="P97" style:family="paragraph" style:parent-style-name="Text_20_body" style:list-style-name="L111"/>
    <style:style style:name="P98" style:family="paragraph" style:parent-style-name="Text_20_body" style:list-style-name="L112"/>
    <style:style style:name="P99" style:family="paragraph" style:parent-style-name="Text_20_body" style:list-style-name="L113"/>
    <style:style style:name="P100" style:family="paragraph" style:parent-style-name="Text_20_body" style:list-style-name="L114"/>
    <style:style style:name="P101" style:family="paragraph" style:parent-style-name="Text_20_body" style:list-style-name="L115"/>
    <style:style style:name="P102" style:family="paragraph" style:parent-style-name="Text_20_body" style:list-style-name="L116"/>
    <style:style style:name="P103" style:family="paragraph" style:parent-style-name="Text_20_body" style:list-style-name="L117"/>
    <style:style style:name="P104" style:family="paragraph" style:parent-style-name="Text_20_body" style:list-style-name="L118"/>
    <style:style style:name="P105" style:family="paragraph" style:parent-style-name="Text_20_body" style:list-style-name="L119"/>
    <style:style style:name="P106" style:family="paragraph" style:parent-style-name="Text_20_body" style:list-style-name="L120"/>
    <style:style style:name="P107" style:family="paragraph" style:parent-style-name="Text_20_body" style:list-style-name="L121"/>
    <style:style style:name="P108" style:family="paragraph" style:parent-style-name="Text_20_body">
      <style:text-properties style:font-name="Atkinson Hyperlegible Next" style:font-name-complex="Atkinson Hyperlegible Next"/>
    </style:style>
    <style:style style:name="P109" style:family="paragraph" style:parent-style-name="Text_20_body" style:list-style-name="L1">
      <style:text-properties style:font-name="Atkinson Hyperlegible Next" style:font-name-complex="Atkinson Hyperlegible Next"/>
    </style:style>
    <style:style style:name="P110" style:family="paragraph" style:parent-style-name="Text_20_body" style:list-style-name="L2">
      <style:text-properties style:font-name="Atkinson Hyperlegible Next" style:font-name-complex="Atkinson Hyperlegible Next"/>
    </style:style>
    <style:style style:name="P111" style:family="paragraph" style:parent-style-name="Text_20_body" style:list-style-name="L3">
      <style:text-properties style:font-name="Atkinson Hyperlegible Next" style:font-name-complex="Atkinson Hyperlegible Next"/>
    </style:style>
    <style:style style:name="P112" style:family="paragraph" style:parent-style-name="Text_20_body" style:list-style-name="L4">
      <style:text-properties style:font-name="Atkinson Hyperlegible Next" style:font-name-complex="Atkinson Hyperlegible Next"/>
    </style:style>
    <style:style style:name="P113" style:family="paragraph" style:parent-style-name="Text_20_body" style:list-style-name="L5">
      <style:text-properties style:font-name="Atkinson Hyperlegible Next" style:font-name-complex="Atkinson Hyperlegible Next"/>
    </style:style>
    <style:style style:name="P114" style:family="paragraph" style:parent-style-name="Text_20_body" style:list-style-name="L6">
      <style:text-properties style:font-name="Atkinson Hyperlegible Next" style:font-name-complex="Atkinson Hyperlegible Next"/>
    </style:style>
    <style:style style:name="P115" style:family="paragraph" style:parent-style-name="Text_20_body" style:list-style-name="L7">
      <style:text-properties style:font-name="Atkinson Hyperlegible Next" style:font-name-complex="Atkinson Hyperlegible Next"/>
    </style:style>
    <style:style style:name="P116" style:family="paragraph" style:parent-style-name="Text_20_body" style:list-style-name="L8">
      <style:text-properties style:font-name="Atkinson Hyperlegible Next" style:font-name-complex="Atkinson Hyperlegible Next"/>
    </style:style>
    <style:style style:name="P117" style:family="paragraph" style:parent-style-name="Text_20_body" style:list-style-name="L9">
      <style:text-properties style:font-name="Atkinson Hyperlegible Next" style:font-name-complex="Atkinson Hyperlegible Next"/>
    </style:style>
    <style:style style:name="P118" style:family="paragraph" style:parent-style-name="Text_20_body" style:list-style-name="L10">
      <style:text-properties style:font-name="Atkinson Hyperlegible Next" style:font-name-complex="Atkinson Hyperlegible Next"/>
    </style:style>
    <style:style style:name="P119" style:family="paragraph" style:parent-style-name="Text_20_body" style:list-style-name="L32">
      <style:text-properties style:font-name="Atkinson Hyperlegible Next" style:font-name-complex="Atkinson Hyperlegible Next"/>
    </style:style>
    <style:style style:name="P120" style:family="paragraph" style:parent-style-name="Text_20_body" style:list-style-name="L35">
      <style:text-properties style:font-name="Atkinson Hyperlegible Next" style:font-name-complex="Atkinson Hyperlegible Next"/>
    </style:style>
    <style:style style:name="P121" style:family="paragraph" style:parent-style-name="Text_20_body" style:list-style-name="L81">
      <style:text-properties style:font-name="Atkinson Hyperlegible Next" style:font-name-complex="Atkinson Hyperlegible Next"/>
    </style:style>
    <style:style style:name="P122" style:family="paragraph" style:parent-style-name="Text_20_body" style:list-style-name="L92">
      <style:text-properties style:font-name="Atkinson Hyperlegible Next" style:font-name-complex="Atkinson Hyperlegible Next"/>
    </style:style>
    <style:style style:name="P123" style:family="paragraph" style:parent-style-name="Text_20_body" style:list-style-name="L100">
      <style:text-properties style:font-name="Atkinson Hyperlegible Next" style:font-name-complex="Atkinson Hyperlegible Next"/>
    </style:style>
    <style:style style:name="P124" style:family="paragraph" style:parent-style-name="Text_20_body" style:list-style-name="L11">
      <style:paragraph-properties fo:margin-top="0in" fo:margin-bottom="0in"/>
    </style:style>
    <style:style style:name="P125" style:family="paragraph" style:parent-style-name="Text_20_body" style:list-style-name="L12">
      <style:paragraph-properties fo:margin-top="0in" fo:margin-bottom="0in"/>
    </style:style>
    <style:style style:name="P126" style:family="paragraph" style:parent-style-name="Text_20_body" style:list-style-name="L13">
      <style:paragraph-properties fo:margin-top="0in" fo:margin-bottom="0in"/>
    </style:style>
    <style:style style:name="P127" style:family="paragraph" style:parent-style-name="Text_20_body" style:list-style-name="L14">
      <style:paragraph-properties fo:margin-top="0in" fo:margin-bottom="0in"/>
    </style:style>
    <style:style style:name="P128" style:family="paragraph" style:parent-style-name="Text_20_body" style:list-style-name="L16">
      <style:paragraph-properties fo:margin-top="0in" fo:margin-bottom="0in"/>
    </style:style>
    <style:style style:name="P129" style:family="paragraph" style:parent-style-name="Text_20_body" style:list-style-name="L18">
      <style:paragraph-properties fo:margin-top="0in" fo:margin-bottom="0in"/>
    </style:style>
    <style:style style:name="P130" style:family="paragraph" style:parent-style-name="Text_20_body" style:list-style-name="L20">
      <style:paragraph-properties fo:margin-top="0in" fo:margin-bottom="0in"/>
    </style:style>
    <style:style style:name="P131" style:family="paragraph" style:parent-style-name="Text_20_body" style:list-style-name="L22">
      <style:paragraph-properties fo:margin-top="0in" fo:margin-bottom="0in"/>
    </style:style>
    <style:style style:name="P132" style:family="paragraph" style:parent-style-name="Text_20_body" style:list-style-name="L24">
      <style:paragraph-properties fo:margin-top="0in" fo:margin-bottom="0in"/>
    </style:style>
    <style:style style:name="P133" style:family="paragraph" style:parent-style-name="Text_20_body" style:list-style-name="L26">
      <style:paragraph-properties fo:margin-top="0in" fo:margin-bottom="0in"/>
    </style:style>
    <style:style style:name="P134" style:family="paragraph" style:parent-style-name="Text_20_body" style:list-style-name="L28">
      <style:paragraph-properties fo:margin-top="0in" fo:margin-bottom="0in"/>
    </style:style>
    <style:style style:name="P135" style:family="paragraph" style:parent-style-name="Text_20_body" style:list-style-name="L30">
      <style:paragraph-properties fo:margin-top="0in" fo:margin-bottom="0in"/>
    </style:style>
    <style:style style:name="P136" style:family="paragraph" style:parent-style-name="Text_20_body" style:list-style-name="L31">
      <style:paragraph-properties fo:margin-top="0in" fo:margin-bottom="0in"/>
    </style:style>
    <style:style style:name="P137" style:family="paragraph" style:parent-style-name="Text_20_body" style:list-style-name="L37">
      <style:paragraph-properties fo:margin-top="0in" fo:margin-bottom="0in"/>
    </style:style>
    <style:style style:name="P138" style:family="paragraph" style:parent-style-name="Text_20_body" style:list-style-name="L38">
      <style:paragraph-properties fo:margin-top="0in" fo:margin-bottom="0in"/>
    </style:style>
    <style:style style:name="P139" style:family="paragraph" style:parent-style-name="Text_20_body" style:list-style-name="L39">
      <style:paragraph-properties fo:margin-top="0in" fo:margin-bottom="0in"/>
    </style:style>
    <style:style style:name="P140" style:family="paragraph" style:parent-style-name="Text_20_body" style:list-style-name="L40">
      <style:paragraph-properties fo:margin-top="0in" fo:margin-bottom="0in"/>
    </style:style>
    <style:style style:name="P141" style:family="paragraph" style:parent-style-name="Text_20_body" style:list-style-name="L41">
      <style:paragraph-properties fo:margin-top="0in" fo:margin-bottom="0in"/>
    </style:style>
    <style:style style:name="P142" style:family="paragraph" style:parent-style-name="Text_20_body" style:list-style-name="L42">
      <style:paragraph-properties fo:margin-top="0in" fo:margin-bottom="0in"/>
    </style:style>
    <style:style style:name="P143" style:family="paragraph" style:parent-style-name="Text_20_body" style:list-style-name="L43">
      <style:paragraph-properties fo:margin-top="0in" fo:margin-bottom="0in"/>
    </style:style>
    <style:style style:name="P144" style:family="paragraph" style:parent-style-name="Text_20_body" style:list-style-name="L44">
      <style:paragraph-properties fo:margin-top="0in" fo:margin-bottom="0in"/>
    </style:style>
    <style:style style:name="P145" style:family="paragraph" style:parent-style-name="Text_20_body" style:list-style-name="L45">
      <style:paragraph-properties fo:margin-top="0in" fo:margin-bottom="0in"/>
    </style:style>
    <style:style style:name="P146" style:family="paragraph" style:parent-style-name="Text_20_body" style:list-style-name="L46">
      <style:paragraph-properties fo:margin-top="0in" fo:margin-bottom="0in"/>
    </style:style>
    <style:style style:name="P147" style:family="paragraph" style:parent-style-name="Text_20_body" style:list-style-name="L47">
      <style:paragraph-properties fo:margin-top="0in" fo:margin-bottom="0in"/>
    </style:style>
    <style:style style:name="P148" style:family="paragraph" style:parent-style-name="Text_20_body" style:list-style-name="L48">
      <style:paragraph-properties fo:margin-top="0in" fo:margin-bottom="0in"/>
    </style:style>
    <style:style style:name="P149" style:family="paragraph" style:parent-style-name="Text_20_body" style:list-style-name="L49">
      <style:paragraph-properties fo:margin-top="0in" fo:margin-bottom="0in"/>
    </style:style>
    <style:style style:name="P150" style:family="paragraph" style:parent-style-name="Text_20_body" style:list-style-name="L50">
      <style:paragraph-properties fo:margin-top="0in" fo:margin-bottom="0in"/>
    </style:style>
    <style:style style:name="P151" style:family="paragraph" style:parent-style-name="Text_20_body" style:list-style-name="L51">
      <style:paragraph-properties fo:margin-top="0in" fo:margin-bottom="0in"/>
    </style:style>
    <style:style style:name="P152" style:family="paragraph" style:parent-style-name="Text_20_body" style:list-style-name="L52">
      <style:paragraph-properties fo:margin-top="0in" fo:margin-bottom="0in"/>
    </style:style>
    <style:style style:name="P153" style:family="paragraph" style:parent-style-name="Text_20_body" style:list-style-name="L53">
      <style:paragraph-properties fo:margin-top="0in" fo:margin-bottom="0in"/>
    </style:style>
    <style:style style:name="P154" style:family="paragraph" style:parent-style-name="Text_20_body" style:list-style-name="L54">
      <style:paragraph-properties fo:margin-top="0in" fo:margin-bottom="0in"/>
    </style:style>
    <style:style style:name="P155" style:family="paragraph" style:parent-style-name="Text_20_body" style:list-style-name="L55">
      <style:paragraph-properties fo:margin-top="0in" fo:margin-bottom="0in"/>
    </style:style>
    <style:style style:name="P156" style:family="paragraph" style:parent-style-name="Text_20_body" style:list-style-name="L56">
      <style:paragraph-properties fo:margin-top="0in" fo:margin-bottom="0in"/>
    </style:style>
    <style:style style:name="P157" style:family="paragraph" style:parent-style-name="Text_20_body" style:list-style-name="L57">
      <style:paragraph-properties fo:margin-top="0in" fo:margin-bottom="0in"/>
    </style:style>
    <style:style style:name="P158" style:family="paragraph" style:parent-style-name="Text_20_body" style:list-style-name="L58">
      <style:paragraph-properties fo:margin-top="0in" fo:margin-bottom="0in"/>
    </style:style>
    <style:style style:name="P159" style:family="paragraph" style:parent-style-name="Text_20_body" style:list-style-name="L59">
      <style:paragraph-properties fo:margin-top="0in" fo:margin-bottom="0in"/>
    </style:style>
    <style:style style:name="P160" style:family="paragraph" style:parent-style-name="Text_20_body" style:list-style-name="L60">
      <style:paragraph-properties fo:margin-top="0in" fo:margin-bottom="0in"/>
    </style:style>
    <style:style style:name="P161" style:family="paragraph" style:parent-style-name="Text_20_body" style:list-style-name="L61">
      <style:paragraph-properties fo:margin-top="0in" fo:margin-bottom="0in"/>
    </style:style>
    <style:style style:name="P162" style:family="paragraph" style:parent-style-name="Text_20_body" style:list-style-name="L62">
      <style:paragraph-properties fo:margin-top="0in" fo:margin-bottom="0in"/>
    </style:style>
    <style:style style:name="P163" style:family="paragraph" style:parent-style-name="Text_20_body" style:list-style-name="L63">
      <style:paragraph-properties fo:margin-top="0in" fo:margin-bottom="0in"/>
    </style:style>
    <style:style style:name="P164" style:family="paragraph" style:parent-style-name="Text_20_body" style:list-style-name="L64">
      <style:paragraph-properties fo:margin-top="0in" fo:margin-bottom="0in"/>
    </style:style>
    <style:style style:name="P165" style:family="paragraph" style:parent-style-name="Text_20_body" style:list-style-name="L65">
      <style:paragraph-properties fo:margin-top="0in" fo:margin-bottom="0in"/>
    </style:style>
    <style:style style:name="P166" style:family="paragraph" style:parent-style-name="Text_20_body" style:list-style-name="L66">
      <style:paragraph-properties fo:margin-top="0in" fo:margin-bottom="0in"/>
    </style:style>
    <style:style style:name="P167" style:family="paragraph" style:parent-style-name="Text_20_body" style:list-style-name="L67">
      <style:paragraph-properties fo:margin-top="0in" fo:margin-bottom="0in"/>
    </style:style>
    <style:style style:name="P168" style:family="paragraph" style:parent-style-name="Text_20_body" style:list-style-name="L68">
      <style:paragraph-properties fo:margin-top="0in" fo:margin-bottom="0in"/>
    </style:style>
    <style:style style:name="P169" style:family="paragraph" style:parent-style-name="Text_20_body" style:list-style-name="L69">
      <style:paragraph-properties fo:margin-top="0in" fo:margin-bottom="0in"/>
    </style:style>
    <style:style style:name="P170" style:family="paragraph" style:parent-style-name="Text_20_body" style:list-style-name="L70">
      <style:paragraph-properties fo:margin-top="0in" fo:margin-bottom="0in"/>
    </style:style>
    <style:style style:name="P171" style:family="paragraph" style:parent-style-name="Text_20_body" style:list-style-name="L71">
      <style:paragraph-properties fo:margin-top="0in" fo:margin-bottom="0in"/>
    </style:style>
    <style:style style:name="P172" style:family="paragraph" style:parent-style-name="Text_20_body" style:list-style-name="L72">
      <style:paragraph-properties fo:margin-top="0in" fo:margin-bottom="0in"/>
    </style:style>
    <style:style style:name="P173" style:family="paragraph" style:parent-style-name="Text_20_body" style:list-style-name="L73">
      <style:paragraph-properties fo:margin-top="0in" fo:margin-bottom="0in"/>
    </style:style>
    <style:style style:name="P174" style:family="paragraph" style:parent-style-name="Text_20_body" style:list-style-name="L74">
      <style:paragraph-properties fo:margin-top="0in" fo:margin-bottom="0in"/>
    </style:style>
    <style:style style:name="P175" style:family="paragraph" style:parent-style-name="Text_20_body" style:list-style-name="L75">
      <style:paragraph-properties fo:margin-top="0in" fo:margin-bottom="0in"/>
    </style:style>
    <style:style style:name="P176" style:family="paragraph" style:parent-style-name="Text_20_body" style:list-style-name="L76">
      <style:paragraph-properties fo:margin-top="0in" fo:margin-bottom="0in"/>
    </style:style>
    <style:style style:name="P177" style:family="paragraph" style:parent-style-name="Text_20_body" style:list-style-name="L77">
      <style:paragraph-properties fo:margin-top="0in" fo:margin-bottom="0in"/>
    </style:style>
    <style:style style:name="P178" style:family="paragraph" style:parent-style-name="Text_20_body" style:list-style-name="L80">
      <style:paragraph-properties fo:margin-top="0in" fo:margin-bottom="0in"/>
    </style:style>
    <style:style style:name="P179" style:family="paragraph" style:parent-style-name="Text_20_body" style:list-style-name="L82">
      <style:paragraph-properties fo:margin-top="0in" fo:margin-bottom="0in"/>
    </style:style>
    <style:style style:name="P180" style:family="paragraph" style:parent-style-name="Text_20_body" style:list-style-name="L83">
      <style:paragraph-properties fo:margin-top="0in" fo:margin-bottom="0in"/>
    </style:style>
    <style:style style:name="P181" style:family="paragraph" style:parent-style-name="Text_20_body" style:list-style-name="L84">
      <style:paragraph-properties fo:margin-top="0in" fo:margin-bottom="0in"/>
    </style:style>
    <style:style style:name="P182" style:family="paragraph" style:parent-style-name="Text_20_body" style:list-style-name="L85">
      <style:paragraph-properties fo:margin-top="0in" fo:margin-bottom="0in"/>
    </style:style>
    <style:style style:name="P183" style:family="paragraph" style:parent-style-name="Text_20_body" style:list-style-name="L86">
      <style:paragraph-properties fo:margin-top="0in" fo:margin-bottom="0in"/>
    </style:style>
    <style:style style:name="P184" style:family="paragraph" style:parent-style-name="Text_20_body" style:list-style-name="L87">
      <style:paragraph-properties fo:margin-top="0in" fo:margin-bottom="0in"/>
    </style:style>
    <style:style style:name="P185" style:family="paragraph" style:parent-style-name="Text_20_body" style:list-style-name="L88">
      <style:paragraph-properties fo:margin-top="0in" fo:margin-bottom="0in"/>
    </style:style>
    <style:style style:name="P186" style:family="paragraph" style:parent-style-name="Text_20_body" style:list-style-name="L89">
      <style:paragraph-properties fo:margin-top="0in" fo:margin-bottom="0in"/>
    </style:style>
    <style:style style:name="P187" style:family="paragraph" style:parent-style-name="Text_20_body" style:list-style-name="L90">
      <style:paragraph-properties fo:margin-top="0in" fo:margin-bottom="0in"/>
    </style:style>
    <style:style style:name="P188" style:family="paragraph" style:parent-style-name="Text_20_body" style:list-style-name="L91">
      <style:paragraph-properties fo:margin-top="0in" fo:margin-bottom="0in"/>
    </style:style>
    <style:style style:name="P189" style:family="paragraph" style:parent-style-name="Text_20_body" style:list-style-name="L93">
      <style:paragraph-properties fo:margin-top="0in" fo:margin-bottom="0in"/>
    </style:style>
    <style:style style:name="P190" style:family="paragraph" style:parent-style-name="Text_20_body" style:list-style-name="L94">
      <style:paragraph-properties fo:margin-top="0in" fo:margin-bottom="0in"/>
    </style:style>
    <style:style style:name="P191" style:family="paragraph" style:parent-style-name="Text_20_body" style:list-style-name="L95">
      <style:paragraph-properties fo:margin-top="0in" fo:margin-bottom="0in"/>
    </style:style>
    <style:style style:name="P192" style:family="paragraph" style:parent-style-name="Text_20_body" style:list-style-name="L96">
      <style:paragraph-properties fo:margin-top="0in" fo:margin-bottom="0in"/>
    </style:style>
    <style:style style:name="P193" style:family="paragraph" style:parent-style-name="Text_20_body" style:list-style-name="L97">
      <style:paragraph-properties fo:margin-top="0in" fo:margin-bottom="0in"/>
    </style:style>
    <style:style style:name="P194" style:family="paragraph" style:parent-style-name="Text_20_body" style:list-style-name="L98">
      <style:paragraph-properties fo:margin-top="0in" fo:margin-bottom="0in"/>
    </style:style>
    <style:style style:name="P195" style:family="paragraph" style:parent-style-name="Text_20_body" style:list-style-name="L99">
      <style:paragraph-properties fo:margin-top="0in" fo:margin-bottom="0in"/>
    </style:style>
    <style:style style:name="P196" style:family="paragraph" style:parent-style-name="Text_20_body" style:list-style-name="L100">
      <style:paragraph-properties fo:margin-top="0in" fo:margin-bottom="0in"/>
    </style:style>
    <style:style style:name="P197" style:family="paragraph" style:parent-style-name="Text_20_body" style:list-style-name="L101">
      <style:paragraph-properties fo:margin-top="0in" fo:margin-bottom="0in"/>
    </style:style>
    <style:style style:name="P198" style:family="paragraph" style:parent-style-name="Text_20_body" style:list-style-name="L102">
      <style:paragraph-properties fo:margin-top="0in" fo:margin-bottom="0in"/>
    </style:style>
    <style:style style:name="P199" style:family="paragraph" style:parent-style-name="Text_20_body" style:list-style-name="L103">
      <style:paragraph-properties fo:margin-top="0in" fo:margin-bottom="0in"/>
    </style:style>
    <style:style style:name="P200" style:family="paragraph" style:parent-style-name="Text_20_body" style:list-style-name="L104">
      <style:paragraph-properties fo:margin-top="0in" fo:margin-bottom="0in"/>
    </style:style>
    <style:style style:name="P201" style:family="paragraph" style:parent-style-name="Text_20_body" style:list-style-name="L105">
      <style:paragraph-properties fo:margin-top="0in" fo:margin-bottom="0in"/>
    </style:style>
    <style:style style:name="P202" style:family="paragraph" style:parent-style-name="Text_20_body" style:list-style-name="L107">
      <style:paragraph-properties fo:margin-top="0in" fo:margin-bottom="0in"/>
    </style:style>
    <style:style style:name="P203" style:family="paragraph" style:parent-style-name="Text_20_body" style:list-style-name="L108">
      <style:paragraph-properties fo:margin-top="0in" fo:margin-bottom="0in"/>
    </style:style>
    <style:style style:name="P204" style:family="paragraph" style:parent-style-name="Text_20_body" style:list-style-name="L109">
      <style:paragraph-properties fo:margin-top="0in" fo:margin-bottom="0in"/>
    </style:style>
    <style:style style:name="P205" style:family="paragraph" style:parent-style-name="Text_20_body" style:list-style-name="L110">
      <style:paragraph-properties fo:margin-top="0in" fo:margin-bottom="0in"/>
    </style:style>
    <style:style style:name="P206" style:family="paragraph" style:parent-style-name="Text_20_body" style:list-style-name="L111">
      <style:paragraph-properties fo:margin-top="0in" fo:margin-bottom="0in"/>
    </style:style>
    <style:style style:name="P207" style:family="paragraph" style:parent-style-name="Text_20_body" style:list-style-name="L112">
      <style:paragraph-properties fo:margin-top="0in" fo:margin-bottom="0in"/>
    </style:style>
    <style:style style:name="P208" style:family="paragraph" style:parent-style-name="Text_20_body" style:list-style-name="L113">
      <style:paragraph-properties fo:margin-top="0in" fo:margin-bottom="0in"/>
    </style:style>
    <style:style style:name="P209" style:family="paragraph" style:parent-style-name="Text_20_body" style:list-style-name="L114">
      <style:paragraph-properties fo:margin-top="0in" fo:margin-bottom="0in"/>
    </style:style>
    <style:style style:name="P210" style:family="paragraph" style:parent-style-name="Text_20_body" style:list-style-name="L116">
      <style:paragraph-properties fo:margin-top="0in" fo:margin-bottom="0in"/>
    </style:style>
    <style:style style:name="P211" style:family="paragraph" style:parent-style-name="Text_20_body" style:list-style-name="L117">
      <style:paragraph-properties fo:margin-top="0in" fo:margin-bottom="0in"/>
    </style:style>
    <style:style style:name="P212" style:family="paragraph" style:parent-style-name="Text_20_body" style:list-style-name="L118">
      <style:paragraph-properties fo:margin-top="0in" fo:margin-bottom="0in"/>
    </style:style>
    <style:style style:name="P213" style:family="paragraph" style:parent-style-name="Text_20_body" style:list-style-name="L119">
      <style:paragraph-properties fo:margin-top="0in" fo:margin-bottom="0in"/>
    </style:style>
    <style:style style:name="P214" style:family="paragraph" style:parent-style-name="Text_20_body" style:list-style-name="L120">
      <style:paragraph-properties fo:margin-top="0in" fo:margin-bottom="0in"/>
    </style:style>
    <style:style style:name="P215" style:family="paragraph" style:parent-style-name="Text_20_body" style:list-style-name="L121">
      <style:paragraph-properties fo:margin-top="0in" fo:margin-bottom="0in"/>
    </style:style>
    <style:style style:name="P216" style:family="paragraph" style:parent-style-name="Text_20_body">
      <style:paragraph-properties fo:margin-top="0in" fo:margin-bottom="0in"/>
      <style:text-properties style:font-name="Atkinson Hyperlegible Next" style:font-name-complex="Atkinson Hyperlegible Next"/>
    </style:style>
    <style:style style:name="P217" style:family="paragraph" style:parent-style-name="Text_20_body" style:list-style-name="L1">
      <style:paragraph-properties fo:margin-top="0in" fo:margin-bottom="0in"/>
      <style:text-properties style:font-name="Atkinson Hyperlegible Next" style:font-name-complex="Atkinson Hyperlegible Next"/>
    </style:style>
    <style:style style:name="P218" style:family="paragraph" style:parent-style-name="Text_20_body" style:list-style-name="L2">
      <style:paragraph-properties fo:margin-top="0in" fo:margin-bottom="0in"/>
      <style:text-properties style:font-name="Atkinson Hyperlegible Next" style:font-name-complex="Atkinson Hyperlegible Next"/>
    </style:style>
    <style:style style:name="P219" style:family="paragraph" style:parent-style-name="Text_20_body" style:list-style-name="L3">
      <style:paragraph-properties fo:margin-top="0in" fo:margin-bottom="0in"/>
      <style:text-properties style:font-name="Atkinson Hyperlegible Next" style:font-name-complex="Atkinson Hyperlegible Next"/>
    </style:style>
    <style:style style:name="P220" style:family="paragraph" style:parent-style-name="Text_20_body" style:list-style-name="L4">
      <style:paragraph-properties fo:margin-top="0in" fo:margin-bottom="0in"/>
      <style:text-properties style:font-name="Atkinson Hyperlegible Next" style:font-name-complex="Atkinson Hyperlegible Next"/>
    </style:style>
    <style:style style:name="P221" style:family="paragraph" style:parent-style-name="Text_20_body" style:list-style-name="L5">
      <style:paragraph-properties fo:margin-top="0in" fo:margin-bottom="0in"/>
      <style:text-properties style:font-name="Atkinson Hyperlegible Next" style:font-name-complex="Atkinson Hyperlegible Next"/>
    </style:style>
    <style:style style:name="P222" style:family="paragraph" style:parent-style-name="Text_20_body" style:list-style-name="L6">
      <style:paragraph-properties fo:margin-top="0in" fo:margin-bottom="0in"/>
      <style:text-properties style:font-name="Atkinson Hyperlegible Next" style:font-name-complex="Atkinson Hyperlegible Next"/>
    </style:style>
    <style:style style:name="P223" style:family="paragraph" style:parent-style-name="Text_20_body" style:list-style-name="L7">
      <style:paragraph-properties fo:margin-top="0in" fo:margin-bottom="0in"/>
      <style:text-properties style:font-name="Atkinson Hyperlegible Next" style:font-name-complex="Atkinson Hyperlegible Next"/>
    </style:style>
    <style:style style:name="P224" style:family="paragraph" style:parent-style-name="Text_20_body" style:list-style-name="L8">
      <style:paragraph-properties fo:margin-top="0in" fo:margin-bottom="0in"/>
      <style:text-properties style:font-name="Atkinson Hyperlegible Next" style:font-name-complex="Atkinson Hyperlegible Next"/>
    </style:style>
    <style:style style:name="P225" style:family="paragraph" style:parent-style-name="Text_20_body" style:list-style-name="L9">
      <style:paragraph-properties fo:margin-top="0in" fo:margin-bottom="0in"/>
      <style:text-properties style:font-name="Atkinson Hyperlegible Next" style:font-name-complex="Atkinson Hyperlegible Next"/>
    </style:style>
    <style:style style:name="P226" style:family="paragraph" style:parent-style-name="Text_20_body" style:list-style-name="L10">
      <style:paragraph-properties fo:margin-top="0in" fo:margin-bottom="0in"/>
      <style:text-properties style:font-name="Atkinson Hyperlegible Next" style:font-name-complex="Atkinson Hyperlegible Next"/>
    </style:style>
    <style:style style:name="P227" style:family="paragraph" style:parent-style-name="Text_20_body" style:list-style-name="L18">
      <style:paragraph-properties fo:margin-top="0in" fo:margin-bottom="0in"/>
      <style:text-properties style:font-name="Atkinson Hyperlegible Next" style:font-name-complex="Atkinson Hyperlegible Next"/>
    </style:style>
    <style:style style:name="P228" style:family="paragraph" style:parent-style-name="Text_20_body" style:list-style-name="L30">
      <style:paragraph-properties fo:margin-top="0in" fo:margin-bottom="0in"/>
      <style:text-properties style:font-name="Atkinson Hyperlegible Next" style:font-name-complex="Atkinson Hyperlegible Next"/>
    </style:style>
    <style:style style:name="P229" style:family="paragraph" style:parent-style-name="Text_20_body" style:list-style-name="L32">
      <style:paragraph-properties fo:margin-top="0in" fo:margin-bottom="0in"/>
      <style:text-properties style:font-name="Atkinson Hyperlegible Next" style:font-name-complex="Atkinson Hyperlegible Next"/>
    </style:style>
    <style:style style:name="P230" style:family="paragraph" style:parent-style-name="Text_20_body" style:list-style-name="L35">
      <style:paragraph-properties fo:margin-top="0in" fo:margin-bottom="0in"/>
      <style:text-properties style:font-name="Atkinson Hyperlegible Next" style:font-name-complex="Atkinson Hyperlegible Next"/>
    </style:style>
    <style:style style:name="P231" style:family="paragraph" style:parent-style-name="Text_20_body" style:list-style-name="L40">
      <style:paragraph-properties fo:margin-top="0in" fo:margin-bottom="0in"/>
      <style:text-properties style:font-name="Atkinson Hyperlegible Next" style:font-name-complex="Atkinson Hyperlegible Next"/>
    </style:style>
    <style:style style:name="P232" style:family="paragraph" style:parent-style-name="Text_20_body" style:list-style-name="L58">
      <style:paragraph-properties fo:margin-top="0in" fo:margin-bottom="0in"/>
      <style:text-properties style:font-name="Atkinson Hyperlegible Next" style:font-name-complex="Atkinson Hyperlegible Next"/>
    </style:style>
    <style:style style:name="P233" style:family="paragraph" style:parent-style-name="Text_20_body" style:list-style-name="L68">
      <style:paragraph-properties fo:margin-top="0in" fo:margin-bottom="0in"/>
      <style:text-properties style:font-name="Atkinson Hyperlegible Next" style:font-name-complex="Atkinson Hyperlegible Next"/>
    </style:style>
    <style:style style:name="P234" style:family="paragraph" style:parent-style-name="Text_20_body" style:list-style-name="L81">
      <style:paragraph-properties fo:margin-top="0in" fo:margin-bottom="0in"/>
      <style:text-properties style:font-name="Atkinson Hyperlegible Next" style:font-name-complex="Atkinson Hyperlegible Next"/>
    </style:style>
    <style:style style:name="P235" style:family="paragraph" style:parent-style-name="Text_20_body" style:list-style-name="L92">
      <style:paragraph-properties fo:margin-top="0in" fo:margin-bottom="0in"/>
      <style:text-properties style:font-name="Atkinson Hyperlegible Next" style:font-name-complex="Atkinson Hyperlegible Next"/>
    </style:style>
    <style:style style:name="P236" style:family="paragraph" style:parent-style-name="Text_20_body" style:list-style-name="L98">
      <style:paragraph-properties fo:margin-top="0in" fo:margin-bottom="0in"/>
      <style:text-properties style:font-name="Atkinson Hyperlegible Next" style:font-name-complex="Atkinson Hyperlegible Next"/>
    </style:style>
    <style:style style:name="P237" style:family="paragraph" style:parent-style-name="Text_20_body" style:list-style-name="L106">
      <style:paragraph-properties fo:margin-top="0in" fo:margin-bottom="0in"/>
      <style:text-properties style:font-name="Atkinson Hyperlegible Next" style:font-name-complex="Atkinson Hyperlegible Next"/>
    </style:style>
    <style:style style:name="P238" style:family="paragraph" style:parent-style-name="Text_20_body">
      <style:paragraph-properties style:writing-mode="lr-tb"/>
      <style:text-properties style:font-name="Atkinson Hyperlegible Next" style:font-name-complex="Atkinson Hyperlegible Next"/>
    </style:style>
    <style:style style:name="P239" style:family="paragraph" style:parent-style-name="Standard">
      <style:text-properties style:font-name="Atkinson Hyperlegible Next" style:font-name-complex="Atkinson Hyperlegible Next"/>
    </style:style>
    <style:style style:name="P240" style:family="paragraph" style:parent-style-name="Standard">
      <style:paragraph-properties fo:margin-top="0in" fo:margin-bottom="0.1965in"/>
      <style:text-properties style:font-name="Atkinson Hyperlegible Next" style:font-name-complex="Atkinson Hyperlegible Next"/>
    </style:style>
    <style:style style:name="P241" style:family="paragraph" style:parent-style-name="Heading_20_1">
      <style:text-properties style:font-name="Atkinson Hyperlegible Next" style:font-name-complex="Atkinson Hyperlegible Next"/>
    </style:style>
    <style:style style:name="P242" style:family="paragraph" style:parent-style-name="Horizontal_20_Line">
      <style:text-properties style:font-name="Atkinson Hyperlegible Next" style:font-name-complex="Atkinson Hyperlegible Next"/>
    </style:style>
    <style:style style:name="T1" style:family="text">
      <style:text-properties style:font-name="Atkinson Hyperlegible Next" style:font-name-complex="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Gemini Advanced </text:p>
      <text:p text:style-name="P239">2.5 Pro (experimental)</text:p>
      <text:p text:style-name="P240">Percakapan baru</text:p>
      <text:h text:style-name="P241" text:outline-level="1">Terbaru </text:h>
      <text:section text:style-name="Sect1" text:name="conversations-list-0">
        <text:p text:style-name="P216">[+] FUTRE - Mencetak Organ Tubuh: Harapan Baru Medis </text:p>
        <text:p text:style-name="P216">[@] FUTRE - Robot Cerdas: Teman atau Ancaman? </text:p>
        <text:p text:style-name="P216">[@] FUTRE - Manusia Abadi: Mungkinkah Kita Hidup Selamanya? </text:p>
        <text:p text:style-name="P216">[@] FUTRE - Liburan ke Luar Angkasa: Kapan Giliran Kita? </text:p>
        <text:p text:style-name="P216">#[@] FUTRE - Energi Tak Terbatas: Solusi Krisis Energi </text:p>
        <text:p text:style-name="P216">Lainnya</text:p>
      </text:section>
      <text:h text:style-name="P241" text:outline-level="1">Gem</text:h>
      <text:p text:style-name="P216">Pencari ide</text:p>
      <text:p text:style-name="P216">Konsultan karier</text:p>
      <text:p text:style-name="P216">Partner coding</text:p>
      <text:p text:style-name="P216">Lainnya</text:p>
      <text:p text:style-name="P216">Pengelola Gem</text:p>
      <text:p text:style-name="P216">Bantuan</text:p>
      <text:p text:style-name="P216">Aktivitas</text:p>
      <text:p text:style-name="P216">Setelan</text:p>
      <text:p text:style-name="P108">Kota Medan, Sumatera Utara, Indonesia <text:line-break/>Dari alamat IP Anda • Perbarui lokasi</text:p>
      <text:h text:style-name="P241" text:outline-level="1">Percakapan dengan Gemini</text:h>
      <text:section text:style-name="Sect1" text:name="chat-history">
        <text:p text:style-name="P108"/>
        <text:section text:style-name="Sect1" text:name="3586ada9fb9789cc">
          <text:p text:style-name="P108"/>
          <text:section text:style-name="Sect1" text:name="user-query-content-0">
            <text:p text:style-name="P238">Gemini Anda Telah dilatih sehingga menjadi ahli dalam menyusun buku [non-fiksi] untuk tema-tema [Sains Futuristik] . </text:p>
            <text:p text:style-name="P238">Gemini yang Kreatif, Saya Sedang menyusun Buku : </text:p>
            <text:p text:style-name="P238">Judul : 'Liburan ke Luar Angkasa: Kapan Giliran Kita?. </text:p>
            <text:p text:style-name="P238"><text:soft-page-break/>Deskripsi:'Buku ini membahas perkembangan wisata antariksa yang semakin nyata. Bagaimana cara kerjanya? Berapa biayanya? Apa saja yang perlu dipersiapkan? Apa saja destinasi wisata antariksa yang menarik? Apakah wisata antariksa hanya untuk orang kaya?' . </text:p>
            <text:p text:style-name="P238">Topik Utama : Wisata antariksa, teknologi roket, eksplorasi ruang angkasa. </text:p>
            <text:p text:style-name="P238">Target Pembaca : Remaja ( Usia 13 sampai 22 Tahun ).  </text:p>
            <text:p text:style-name="P238">Tugas Anda adalah : </text:p>
            <text:p text:style-name="P238">1. Menyusun Outline/Kerangka/Daftar Isi buku ini yang terdiri atas Bab dan Subbab yang dikembangkan dari Deskripsi buku yang sedang saya susun. </text:p>
            <text:p text:style-name="P238">2. Memberi Saran Gaya Bahasa Penulisan Yang Sesuai dengan Target Pembaca. </text:p>
            <text:p text:style-name="P238">3. Memberikan Tips Tambahan yang memperkaya isi dan bobot buku ini . </text:p>
          </text:section>
          <text:p text:style-name="P216">Tampilkan alur berpikir</text:p>
          <text:section text:style-name="Sect2" text:name="model-response-message-contentr_3586ada9fb9789cc">
            <text:p text:style-name="P108">Tentu, saya siap membantu menyusun kerangka buku "Liburan ke Luar Angkasa: Kapan Giliran Kita?" agar menarik bagi target pembaca remaja (13-22 tahun).</text:p>
            <text:p text:style-name="P108">Berikut adalah usulan kerangka (daftar isi), saran gaya bahasa, dan tips tambahan:</text:p>
            <text:p text:style-name="Text_20_body"><text:span text:style-name="Strong_20_Emphasis"><text:span text:style-name="T1">1. Usulan Outline/Kerangka Buku (Daftar Isi)</text:span></text:span></text:p>
            <text:p text:style-name="Text_20_body"><text:span text:style-name="Strong_20_Emphasis"><text:span text:style-name="T1">Kata Pengantar:</text:span></text:span></text:p>
            <text:list xml:id="list9106777217502775472" text:style-name="L1">
              <text:list-item>
                <text:p text:style-name="P217">Menyapa pembaca remaja dengan antusias. </text:p>
              </text:list-item>
              <text:list-item>
                <text:p text:style-name="P217">Mengajak membayangkan liburan yang berbeda: ke luar angkasa. </text:p>
              </text:list-item>
              <text:list-item>
                <text:p text:style-name="P109">Menjelaskan tujuan buku: menjawab rasa penasaran tentang wisata antariksa yang mulai jadi kenyataan. </text:p>
              </text:list-item>
            </text:list>
            <text:p text:style-name="Text_20_body"><text:span text:style-name="Strong_20_Emphasis"><text:span text:style-name="T1">Bab 1: Mimpi Jadi Nyata? Selamat Datang di Era Wisata Antariksa</text:span></text:span></text:p>
            <text:list xml:id="list8437570349021926269" text:style-name="L2">
              <text:list-item>
                <text:p text:style-name="P218">1.1. Dari Fiksi Ilmiah ke Rencana Bisnis: Sejarah Singkat Impian ke Luar Angkasa </text:p>
              </text:list-item>
              <text:list-item>
                <text:p text:style-name="P218">1.2. Apa Sih Wisata Antariksa Itu? (Definisi dan jenis-jenisnya: suborbital, orbital) </text:p>
              </text:list-item>
              <text:list-item>
                <text:p text:style-name="P218">1.3. Siapa Saja yang Sudah 'Liburan' ke Sana? (Kisah para turis antariksa pertama) </text:p>
              </text:list-item>
              <text:list-item>
                <text:p text:style-name="P110">1.4. Kenapa Sekarang? Momen Tepat Berkembangnya Wisata Antariksa </text:p>
              </text:list-item>
            </text:list>
            <text:p text:style-name="Text_20_body"><text:soft-page-break/><text:span text:style-name="Strong_20_Emphasis"><text:span text:style-name="T1">Bab 2: Tiket Menuju Bintang: Bagaimana Caranya?</text:span></text:span></text:p>
            <text:list xml:id="list9036698223927567680" text:style-name="L3">
              <text:list-item>
                <text:p text:style-name="P219">2.1. Roket 101: Prinsip Dasar Meluncur Melawan Gravitasi (Penjelasan sederhana hukum Newton) </text:p>
              </text:list-item>
              <text:list-item>
                <text:p text:style-name="P219">2.2. Mesin Pengantar Impian: Jenis-jenis Roket dan Pesawat Antariksa Wisata (Contoh: New Shepard, SpaceShipTwo, Starship) </text:p>
              </text:list-item>
              <text:list-item>
                <text:p text:style-name="P219">2.3. Teknologi Kunci: Apa Saja yang Membuat Perjalanan Ini Mungkin? (Reusable rockets, material canggih, sistem pendukung kehidupan) </text:p>
              </text:list-item>
              <text:list-item>
                <text:p text:style-name="P111">2.4. Tantangan Teknologi: Apa Saja yang Masih Perlu Dipecahkan? </text:p>
              </text:list-item>
            </text:list>
            <text:p text:style-name="Text_20_body"><text:span text:style-name="Strong_20_Emphasis"><text:span text:style-name="T1">Bab 3: Sensasi Luar Biasa: Seperti Apa Rasanya?</text:span></text:span></text:p>
            <text:list xml:id="list5146126517193201285" text:style-name="L4">
              <text:list-item>
                <text:p text:style-name="P220">3.1. Hitung Mundur Dimulai: Pengalaman Peluncuran </text:p>
              </text:list-item>
              <text:list-item>
                <text:p text:style-name="P220">3.2. Melayang Bebas! Menikmati Nol Gravitasi (Mikrogravitasi) </text:p>
              </text:list-item>
              <text:list-item>
                <text:p text:style-name="P220">3.3. Pemandangan yang Tak Terlupakan: Melihat Bumi dari Angkasa </text:p>
              </text:list-item>
              <text:list-item>
                <text:p text:style-name="P220">3.4. Aktivitas di 'Hotel' Luar Angkasa (Gambaran singkat kehidupan di stasiun orbital jika relevan) </text:p>
              </text:list-item>
              <text:list-item>
                <text:p text:style-name="P112">3.5. Kembali ke Bumi: Sensasi Pendaratan </text:p>
              </text:list-item>
            </text:list>
            <text:p text:style-name="Text_20_body"><text:span text:style-name="Strong_20_Emphasis"><text:span text:style-name="T1">Bab 4: Peta Wisata Antariksa: Mau Kemana Kita?</text:span></text:span></text:p>
            <text:list xml:id="list3889298473891990732" text:style-name="L5">
              <text:list-item>
                <text:p text:style-name="P221">4.1. Sekejap di Tepi Angkasa: Wisata Suborbital (Pengalaman, siapa penyelenggaranya) </text:p>
              </text:list-item>
              <text:list-item>
                <text:p text:style-name="P221">4.2. Mengelilingi Bumi: Wisata Orbital (ISS sebagai tujuan? Hotel antariksa masa depan?) </text:p>
              </text:list-item>
              <text:list-item>
                <text:p text:style-name="P221">4.3. Lebih Jauh Lagi? Mimpi Wisata ke Bulan dan Mars (Visi jangka panjang) </text:p>
              </text:list-item>
              <text:list-item>
                <text:p text:style-name="P113">4.4. Perusahaan Pelopor: Mengenal Blue Origin, Virgin Galactic, SpaceX, dll. </text:p>
              </text:list-item>
            </text:list>
            <text:p text:style-name="Text_20_body"><text:span text:style-name="Strong_20_Emphasis"><text:span text:style-name="T1">Bab 5: Mahal atau Terjangkau? Biaya Liburan ke Angkasa</text:span></text:span></text:p>
            <text:list xml:id="list1904487814741432911" text:style-name="L6">
              <text:list-item>
                <text:p text:style-name="P222">5.1. Kenapa Harganya Selangit? Faktor-faktor Biaya Wisata Antariksa </text:p>
              </text:list-item>
              <text:list-item>
                <text:p text:style-name="P222">5.2. Berapa Rupiah (atau Dolar) yang Harus Disiapkan? (Perkiraan harga untuk jenis wisata berbeda) </text:p>
              </text:list-item>
              <text:list-item>
                <text:p text:style-name="P222">5.3. Hanya Untuk Orang Kaya? Prospek Biaya di Masa Depan (Akankah lebih murah?) </text:p>
              </text:list-item>
              <text:list-item>
                <text:p text:style-name="P114">5.4. Alternatif 'Hemat': Pengalaman Simulasi atau Wisata Terkait Antariksa di Bumi </text:p>
              </text:list-item>
            </text:list>
            <text:p text:style-name="Text_20_body"><text:span text:style-name="Strong_20_Emphasis"><text:span text:style-name="T1">Bab 6: Siap Meluncur! Persiapan dan Keamanan</text:span></text:span></text:p>
            <text:list xml:id="list1019122790809582927" text:style-name="L7">
              <text:list-item>
                <text:p text:style-name="P223"><text:soft-page-break/>6.1. Bukan Liburan Biasa: Apa Saja yang Perlu Disiapkan? (Kesehatan fisik &amp; mental) </text:p>
              </text:list-item>
              <text:list-item>
                <text:p text:style-name="P223">6.2. Latihan Wajib: Simulasi dan Pembekalan Sebelum Terbang </text:p>
              </text:list-item>
              <text:list-item>
                <text:p text:style-name="P223">6.3. Seberapa Aman Perjalanan Ini? Risiko dan Upaya Mitigasi (Radiasi, debris, kegagalan teknis) </text:p>
              </text:list-item>
              <text:list-item>
                <text:p text:style-name="P115">6.4. Jika Terjadi Sesuatu: Prosedur Darurat </text:p>
              </text:list-item>
            </text:list>
            <text:p text:style-name="Text_20_body"><text:span text:style-name="Strong_20_Emphasis"><text:span text:style-name="T1">Bab 7: Masa Depan di Depan Mata: Kapan Giliran Kita?</text:span></text:span></text:p>
            <text:list xml:id="list8016843858069845900" text:style-name="L8">
              <text:list-item>
                <text:p text:style-name="P224">7.1. Teknologi Semakin Maju: Inovasi yang Akan Mengubah Permainan </text:p>
              </text:list-item>
              <text:list-item>
                <text:p text:style-name="P224">7.2. Lebih Banyak Tujuan, Lebih Banyak Pilihan? </text:p>
              </text:list-item>
              <text:list-item>
                <text:p text:style-name="P224">7.3. Dampak Wisata Antariksa: Ekonomi, Lingkungan, dan Sosial </text:p>
              </text:list-item>
              <text:list-item>
                <text:p text:style-name="P224">7.4. Kamu Tertarik? Peluang Karir di Industri Antariksa Masa Depan </text:p>
              </text:list-item>
              <text:list-item>
                <text:p text:style-name="P116">7.5. Jadi, Kapan Giliran Kita (Remaja Indonesia) Bisa Ikut? </text:p>
              </text:list-item>
            </text:list>
            <text:p text:style-name="Text_20_body"><text:span text:style-name="Strong_20_Emphasis"><text:span text:style-name="T1">Penutup:</text:span></text:span></text:p>
            <text:list xml:id="list1473089225482156493" text:style-name="L9">
              <text:list-item>
                <text:p text:style-name="P225">Rangkuman singkat perjalanan membaca buku ini. </text:p>
              </text:list-item>
              <text:list-item>
                <text:p text:style-name="P225">Menegaskan kembali bahwa langit bukan lagi batasan. </text:p>
              </text:list-item>
              <text:list-item>
                <text:p text:style-name="P117">Pesan inspiratif untuk terus bermimpi dan belajar tentang antariksa. </text:p>
              </text:list-item>
            </text:list>
            <text:p text:style-name="Text_20_body"><text:span text:style-name="Strong_20_Emphasis"><text:span text:style-name="T1">Bonus:</text:span></text:span></text:p>
            <text:list xml:id="list4233748922486012905" text:style-name="L10">
              <text:list-item>
                <text:p text:style-name="P226">Glosarium: Istilah-istilah penting (Gravitasi, Suborbital, Orbital, G-Force, dll.) </text:p>
              </text:list-item>
              <text:list-item>
                <text:p text:style-name="P226">Sumber Informasi: Rekomendasi buku, film dokumenter, website terpercaya. </text:p>
              </text:list-item>
              <text:list-item>
                <text:p text:style-name="P118">Garis Waktu (Timeline) Singkat Perkembangan Wisata Antariksa. </text:p>
              </text:list-item>
            </text:list>
            <text:p text:style-name="Text_20_body"><text:span text:style-name="Strong_20_Emphasis"><text:span text:style-name="T1">2. Saran Gaya Bahasa Penulisan</text:span></text:span></text:p>
            <text:p text:style-name="P108">Mengingat target pembaca adalah remaja (13-22 tahun), gaya bahasa sebaiknya:</text:p>
            <text:list xml:id="list4313898014199764670" text:style-name="L11">
              <text:list-item>
                <text:p text:style-name="P124"><text:span text:style-name="Strong_20_Emphasis"><text:span text:style-name="T1">Santai dan Akrab:</text:span></text:span><text:span text:style-name="T1"> Gunakan bahasa Indonesia yang komunikatif, tidak terlalu formal atau kaku. Sapa pembaca seolah sedang bercerita atau mengobrol. </text:span></text:p>
              </text:list-item>
              <text:list-item>
                <text:p text:style-name="P124"><text:span text:style-name="Strong_20_Emphasis"><text:span text:style-name="T1">Antusias dan Penuh Semangat:</text:span></text:span><text:span text:style-name="T1"> Tunjukkan kekaguman dan optimisme terhadap topik ini. Nada yang positif akan lebih menarik. </text:span></text:p>
              </text:list-item>
              <text:list-item>
                <text:p text:style-name="P124"><text:span text:style-name="Strong_20_Emphasis"><text:span text:style-name="T1">Mudah Dipahami:</text:span></text:span><text:span text:style-name="T1"> Jelaskan konsep-konsep teknis (seperti cara kerja roket atau mikrogravitasi) dengan analogi atau perumpamaan yang relevan dengan dunia remaja (misal: G-force seperti naik roller coaster </text:span><text:soft-page-break/><text:span text:style-name="T1">super cepat). Hindari jargon yang berlebihan, atau jika terpaksa digunakan, berikan penjelasan langsung yang sederhana. </text:span></text:p>
              </text:list-item>
              <text:list-item>
                <text:p text:style-name="P124"><text:span text:style-name="Strong_20_Emphasis"><text:span text:style-name="T1">Visual:</text:span></text:span><text:span text:style-name="T1"> Gunakan deskripsi yang kaya untuk membantu pembaca membayangkan pengalaman berada di luar angkasa. </text:span></text:p>
              </text:list-item>
              <text:list-item>
                <text:p text:style-name="P124"><text:span text:style-name="Strong_20_Emphasis"><text:span text:style-name="T1">Interaktif:</text:span></text:span><text:span text:style-name="T1"> Gunakan pertanyaan retoris atau langsung kepada pembaca ("Bayangkan kamu melayang...", "Menurutmu, apa yang paling seru?"). </text:span></text:p>
              </text:list-item>
              <text:list-item>
                <text:p text:style-name="P124"><text:span text:style-name="Strong_20_Emphasis"><text:span text:style-name="T1">Informatif tapi Tidak Menggurui:</text:span></text:span><text:span text:style-name="T1"> Sajikan fakta dan data yang akurat, namun hindari kesan menggurui. Fokus pada "wow factor" dan rasa ingin tahu. </text:span></text:p>
              </text:list-item>
              <text:list-item>
                <text:p text:style-name="P1"><text:span text:style-name="Strong_20_Emphasis"><text:span text:style-name="T1">Relatable:</text:span></text:span><text:span text:style-name="T1"> Hubungkan topik antariksa dengan kehidupan sehari-hari atau impian masa depan pembaca (misalnya, peluang karir). </text:span></text:p>
              </text:list-item>
            </text:list>
            <text:p text:style-name="Text_20_body"><text:span text:style-name="Strong_20_Emphasis"><text:span text:style-name="T1">Contoh:</text:span></text:span></text:p>
            <text:list xml:id="list5466872593791532833" text:style-name="L12">
              <text:list-item>
                <text:p text:style-name="P125"><text:span text:style-name="Emphasis"><text:span text:style-name="T1">Hindari:</text:span></text:span><text:span text:style-name="T1"> "Proses peluncuran melibatkan pembakaran propelan yang menghasilkan daya dorong besar untuk mengatasi gaya gravitasi Bumi sesuai Hukum Ketiga Newton." </text:span></text:p>
              </text:list-item>
              <text:list-item>
                <text:p text:style-name="P2"><text:span text:style-name="Emphasis"><text:span text:style-name="T1">Gunakan:</text:span></text:span><text:span text:style-name="T1"> "Gimana sih caranya roket bisa terbang ke angkasa? Bayangin aja, roket itu 'meledakkan' bahan bakar super kuat ke bawah. Nah, karena setiap aksi ada reaksi (ingat pelajaran fisika?), dorongan ke bawah itu bikin roket melesat ke atas, menembus tarikan gravitasi Bumi! Keren, kan?" </text:span></text:p>
              </text:list-item>
            </text:list>
            <text:p text:style-name="Text_20_body"><text:span text:style-name="Strong_20_Emphasis"><text:span text:style-name="T1">3. Tips Tambahan untuk Memperkaya Buku</text:span></text:span></text:p>
            <text:list xml:id="list7977471851391338333" text:style-name="L13">
              <text:list-item>
                <text:p text:style-name="P126"><text:span text:style-name="Strong_20_Emphasis"><text:span text:style-name="T1">Ilustrasi dan Foto:</text:span></text:span><text:span text:style-name="T1"> WAJIB! Sertakan banyak foto aktual (Bumi dari angkasa, interior pesawat, roket), ilustrasi konsep (hotel antariksa masa depan), dan infografis (perbandingan biaya, timeline, cara kerja roket). Visual sangat penting untuk target pembaca ini. </text:span></text:p>
              </text:list-item>
              <text:list-item>
                <text:p text:style-name="P126"><text:span text:style-name="Strong_20_Emphasis"><text:span text:style-name="T1">Kotak Fakta Menarik (Fun Facts):</text:span></text:span><text:span text:style-name="T1"> Sisipkan kotak-kotak kecil berisi fakta unik atau trivia seputar antariksa dan teknologinya di sela-sela teks utama. </text:span></text:p>
              </text:list-item>
              <text:list-item>
                <text:p text:style-name="P126"><text:span text:style-name="Strong_20_Emphasis"><text:span text:style-name="T1">Profil Singkat Tokoh Kunci:</text:span></text:span><text:span text:style-name="T1"> Berikan profil singkat tentang tokoh-tokoh penting di balik perusahaan wisata antariksa (Elon Musk, Jeff Bezos, Richard Branson) atau astronaut inspiratif. </text:span></text:p>
              </text:list-item>
              <text:list-item>
                <text:p text:style-name="P126"><text:span text:style-name="Strong_20_Emphasis"><text:span text:style-name="T1">Wawancara Imajinatif atau Kutipan:</text:span></text:span><text:span text:style-name="T1"> Masukkan kutipan (nyata atau imajinatif berdasarkan sumber) dari astronaut atau turis antariksa tentang pengalaman mereka. </text:span></text:p>
              </text:list-item>
              <text:list-item>
                <text:p text:style-name="P126"><text:span text:style-name="Strong_20_Emphasis"><text:span text:style-name="T1">Fokus pada Karir:</text:span></text:span><text:span text:style-name="T1"> Dedikasikan bagian khusus (seperti di Bab 7) untuk </text:span><text:soft-page-break/><text:span text:style-name="T1">membahas berbagai jenis pekerjaan di industri antariksa, mulai dari insinyur, ilmuwan, hingga desainer pakaian antariksa atau chef makanan antariksa. Ini akan relevan bagi pembaca yang sedang memikirkan masa depan. </text:span></text:p>
              </text:list-item>
              <text:list-item>
                <text:p text:style-name="P126"><text:span text:style-name="Strong_20_Emphasis"><text:span text:style-name="T1">Sentuhan Aspek Etis dan Sosial:</text:span></text:span><text:span text:style-name="T1"> Singgung sedikit tentang pertanyaan etis (misal: haruskah uang sebanyak itu dihamburkan ke angkasa saat Bumi punya banyak masalah?) atau dampak lingkungan dari peluncuran roket. Ini menambah bobot diskusi. </text:span></text:p>
              </text:list-item>
              <text:list-item>
                <text:p text:style-name="P126"><text:span text:style-name="Strong_20_Emphasis"><text:span text:style-name="T1">Riset Mendalam:</text:span></text:span><text:span text:style-name="T1"> Pastikan semua informasi akurat dan terbaru (hingga saat penulisan). Sebutkan sumber secara umum jika perlu untuk kredibilitas. </text:span></text:p>
              </text:list-item>
              <text:list-item>
                <text:p text:style-name="P3"><text:span text:style-name="Strong_20_Emphasis"><text:span text:style-name="T1">Aktivitas Sederhana (Jika Memungkinkan):</text:span></text:span><text:span text:style-name="T1"> Mungkin ada eksperimen fisika sederhana terkait gravitasi atau tekanan yang bisa disarankan untuk dicoba di rumah (dengan pengawasan). </text:span></text:p>
              </text:list-item>
            </text:list>
            <text:p text:style-name="P108">Dengan kerangka yang terstruktur, gaya bahasa yang tepat, dan konten yang diperkaya, buku "Liburan ke Luar Angkasa: Kapan Giliran Kita?" ini berpotensi besar untuk menarik minat remaja dan mengedukasi mereka tentang masa depan eksplorasi antariksa yang menarik.</text:p>
            <text:p text:style-name="P108">Semoga sukses dengan penyusunan bukunya!</text:p>
          </text:section>
          <text:section text:style-name="Sect1" text:name="feedback-form-0">
            <text:p text:style-name="P216"/>
          </text:section>
        </text:section>
        <text:section text:style-name="Sect1" text:name="4698013611af6255">
          <text:p text:style-name="P108"/>
          <text:section text:style-name="Sect1" text:name="user-query-content-1">
            <text:p text:style-name="P238">Pada Pendahuluan/Kata Pengantar , Tambahkan prompt pada subbab untuk mendapatkan isinya </text:p>
          </text:section>
          <text:p text:style-name="P216">Tampilkan alur berpikir</text:p>
          <text:section text:style-name="Sect2" text:name="model-response-message-contentr_4698013611af6255">
            <text:p text:style-name="P108">Baik, mari kita tambahkan prompt spesifik untuk setiap sub-bab dalam Kata Pengantar/Pendahuluan buku "Liburan ke Luar Angkasa: Kapan Giliran Kita?". Prompt ini bisa Anda gunakan untuk mulai menulis isi bagian tersebut atau memberikannya kepada AI lain untuk menghasilkan draf awal.</text:p>
            <text:p text:style-name="Text_20_body"><text:span text:style-name="Strong_20_Emphasis"><text:span text:style-name="T1">Kata Pengantar:</text:span></text:span></text:p>
            <text:list xml:id="list3344907198271621668" text:style-name="L14">
              <text:list-item>
                <text:p text:style-name="P4"><text:span text:style-name="Strong_20_Emphasis"><text:span text:style-name="T1">Sub-bab: Menyapa pembaca remaja dengan antusias.</text:span></text:span></text:p>
                <text:list>
                  <text:list-item>
                    <text:p text:style-name="P127"><text:span text:style-name="Strong_20_Emphasis"><text:span text:style-name="T1">Prompt:</text:span></text:span><text:span text:style-name="T1"> "Tulis paragraf pembuka untuk Kata Pengantar buku 'Liburan ke Luar Angkasa: Kapan Giliran Kita?'. Sapa pembaca remaja (usia 13-22 tahun) dengan gaya bahasa yang akrab, ceria, dan penuh semangat menggunakan sapaan seperti 'Hai, teman-</text:span><text:soft-page-break/><text:span text:style-name="T1">teman petualang!' atau 'Halo, para penjelajah masa depan!'. Timbulkan rasa penasaran dan semangat petualangan mengenai topik luar angkasa yang seru." </text:span></text:p>
                  </text:list-item>
                  <text:list-item>
                    <text:p text:style-name="P127"><text:span text:style-name="Emphasis"><text:span text:style-name="T1">(Tujuan prompt ini adalah menghasilkan teks yang langsung terasa 'nyambung' dengan remaja, membangkitkan energi positif, dan membuat mereka merasa buku ini memang ditujukan untuk mereka).</text:span></text:span><text:span text:style-name="T1"> </text:span></text:p>
                  </text:list-item>
                </text:list>
              </text:list-item>
              <text:list-item>
                <text:p text:style-name="P4"><text:span text:style-name="Strong_20_Emphasis"><text:span text:style-name="T1">Sub-bab: Mengajak membayangkan liburan yang berbeda: ke luar angkasa.</text:span></text:span></text:p>
                <text:list>
                  <text:list-item>
                    <text:p text:style-name="P127"><text:span text:style-name="Strong_20_Emphasis"><text:span text:style-name="T1">Prompt:</text:span></text:span><text:span text:style-name="T1"> "Lanjutkan Kata Pengantar. Buatlah sebuah paragraf yang mengajak pembaca berimajinasi tentang konsep 'liburan'. Kontraskan ide liburan biasa (misalnya ke pantai atau gunung) dengan gagasan liburan ekstrem dan luar biasa ke luar angkasa. Gunakan deskripsi singkat yang menggugah imajinasi: bagaimana rasanya melihat Bumi bulat dari jendela, melayang tanpa beban, atau menyentuh batas atmosfer? Buat mereka bertanya-tanya 'Bagaimana rasanya ya?'" </text:span></text:p>
                  </text:list-item>
                  <text:list-item>
                    <text:p text:style-name="P127"><text:span text:style-name="Emphasis"><text:span text:style-name="T1">(Tujuan prompt ini adalah untuk menggeser fokus dari sapaan ke inti topik buku dengan cara yang imajinatif dan menarik, menanamkan ide bahwa luar angkasa adalah destinasi 'liburan' masa depan).</text:span></text:span><text:span text:style-name="T1"> </text:span></text:p>
                  </text:list-item>
                </text:list>
              </text:list-item>
              <text:list-item>
                <text:p text:style-name="P4"><text:span text:style-name="Strong_20_Emphasis"><text:span text:style-name="T1">Sub-bab: Menjelaskan tujuan buku: menjawab rasa penasaran tentang wisata antariksa yang mulai jadi kenyataan.</text:span></text:span></text:p>
                <text:list>
                  <text:list-item>
                    <text:p text:style-name="P127"><text:span text:style-name="Strong_20_Emphasis"><text:span text:style-name="T1">Prompt:</text:span></text:span><text:span text:style-name="T1"> "Tulis paragraf penutup untuk Kata Pengantar. Jelaskan bahwa mimpi atau imajinasi liburan ke angkasa yang baru saja dibahas itu kini bukan lagi sekadar fiksi ilmiah, tapi mulai menjadi kenyataan dengan adanya wisata antariksa. Sebutkan bahwa buku ini hadir untuk menjawab berbagai pertanyaan seru dan penting seputar topik ini, seperti: 'Gimana sih caranya terbang ke sana?', 'Mahal banget nggak sih biayanya?', 'Apa aja yang perlu disiapin?', 'Ke mana aja tujuannya?', dan 'Benarkah cuma buat orang super kaya?'. Akhiri dengan ajakan antusias untuk mulai membaca dan menemukan jawabannya bersama-sama di dalam buku ini." </text:span></text:p>
                  </text:list-item>
                  <text:list-item>
                    <text:p text:style-name="P4"><text:span text:style-name="Emphasis"><text:span text:style-name="T1">(Tujuan prompt ini adalah memberikan gambaran jelas tentang isi buku, mengelola ekspektasi pembaca, menghubungkan </text:span></text:span><text:soft-page-break/><text:span text:style-name="Emphasis"><text:span text:style-name="T1">imajinasi dengan realitas perkembangan teknologi, dan memberikan 'call to action' untuk terus membaca).</text:span></text:span><text:span text:style-name="T1"> </text:span></text:p>
                  </text:list-item>
                </text:list>
              </text:list-item>
            </text:list>
            <text:p text:style-name="P108">Dengan menggunakan prompt ini untuk setiap bagian, Anda bisa membangun Kata Pengantar yang mengalir, menarik, dan efektif dalam memperkenalkan buku kepada target pembaca remaja.</text:p>
          </text:section>
          <text:section text:style-name="Sect1" text:name="feedback-form-1">
            <text:p text:style-name="P216"/>
          </text:section>
        </text:section>
        <text:section text:style-name="Sect1" text:name="fb1ab0bfa877c5bd">
          <text:p text:style-name="P108"/>
          <text:section text:style-name="Sect1" text:name="user-query-content-2">
            <text:p text:style-name="P238">Pada Bab 1 Tambahkan prompt pada tiap bab untuk mendapatkan pengantar , pada tiap subbab/sub-subab untuk mendapatkan isi dengan pembahasan mendalam </text:p>
          </text:section>
          <text:p text:style-name="P216">Tampilkan alur berpikir</text:p>
          <text:section text:style-name="Sect2" text:name="model-response-message-contentr_fb1ab0bfa877c5bd">
            <text:p text:style-name="P108">Oke, mari kita siapkan prompt untuk pengantar Bab 1 dan pembahasan mendalam untuk setiap sub-babnya, sesuai dengan kerangka yang telah kita buat.</text:p>
            <text:p text:style-name="Text_20_body"><text:span text:style-name="Strong_20_Emphasis"><text:span text:style-name="T1">Bab 1: Mimpi Jadi Nyata? Selamat Datang di Era Wisata Antariksa</text:span></text:span></text:p>
            <text:list xml:id="list6530565967451306815" text:style-name="L15">
              <text:list-item>
                <text:p text:style-name="P5"><text:span text:style-name="Strong_20_Emphasis"><text:span text:style-name="T1">Prompt untuk Pengantar Bab 1:</text:span></text:span><text:span text:style-name="T1"> "Tulis paragraf pengantar yang menarik untuk Bab 1: 'Mimpi Jadi Nyata? Selamat Datang di Era Wisata Antariksa'. Awali dengan menghubungkan kembali ke antusiasme dari Kata Pengantar, tekankan bahwa bab ini adalah langkah pertama untuk membuktikan bahwa impian 'liburan' ke luar angkasa itu benar-benar mulai terwujud di depan mata kita. Berikan gambaran singkat bahwa di bab ini, kita akan melakukan perjalanan waktu singkat melihat bagaimana ide gila ini tumbuh, mencari tahu apa </text:span><text:span text:style-name="Emphasis"><text:span text:style-name="T1">sebenarnya</text:span></text:span><text:span text:style-name="T1"> yang dimaksud dengan wisata antariksa, berkenalan dengan beberapa 'turis' pemberani pertama yang sudah mencicipinya, dan memahami mengapa </text:span><text:span text:style-name="Emphasis"><text:span text:style-name="T1">sekarang</text:span></text:span><text:span text:style-name="T1"> adalah saat yang tepat bagi dimulainya era baru yang seru ini. Gunakan gaya bahasa yang membangkitkan rasa takjub dan rasa ingin tahu yang besar." </text:span><text:span text:style-name="Emphasis"><text:span text:style-name="T1">(Tujuan: Menarik pembaca masuk ke bab, menetapkan tema bab (dari mimpi ke kenyataan), dan memberikan peta jalan singkat tentang apa yang akan dibahas).</text:span></text:span><text:span text:style-name="T1"> </text:span></text:p>
              </text:list-item>
            </text:list>
            <text:p text:style-name="P242"/>
            <text:p text:style-name="Text_20_body"><text:span text:style-name="Strong_20_Emphasis"><text:span text:style-name="T1">Sub-bab dalam Bab 1 (Prompt untuk Isi Mendalam):</text:span></text:span></text:p>
            <text:list xml:id="list1481490699978103208" text:style-name="L16">
              <text:list-item>
                <text:p text:style-name="P6"><text:span text:style-name="Strong_20_Emphasis"><text:span text:style-name="T1">1.1. Dari Fiksi Ilmiah ke Rencana Bisnis: Sejarah Singkat Impian ke </text:span></text:span><text:soft-page-break/><text:span text:style-name="Strong_20_Emphasis"><text:span text:style-name="T1">Luar Angkasa</text:span></text:span></text:p>
                <text:list>
                  <text:list-item>
                    <text:p text:style-name="P128"><text:span text:style-name="Strong_20_Emphasis"><text:span text:style-name="T1">Prompt untuk Isi Mendalam:</text:span></text:span><text:span text:style-name="T1"> "Tulis pembahasan mendalam untuk Sub-bab 1.1. Mulailah dengan menceritakan bagaimana ide perjalanan ke luar angkasa sudah ada sejak lama di benak manusia, jauh sebelum teknologi memungkinkan. Sebutkan contoh-contoh inspiratif dari buku (misalnya karya Jules Verne) atau film fiksi ilmiah populer yang memicu imajinasi tentang petualangan antariksa. Jelaskan bagaimana peristiwa nyata seperti peluncuran Sputnik dan pendaratan manusia di Bulan (misi Apollo) menjadi bukti bahwa manusia </text:span><text:span text:style-name="Emphasis"><text:span text:style-name="T1">bisa</text:span></text:span><text:span text:style-name="T1"> mencapai angkasa, walau awalnya hanya untuk tujuan eksplorasi negara. Ceritakan bagaimana keberhasilan ini menginspirasi banyak orang dan perlahan menanamkan benih gagasan bahwa suatu hari nanti, perjalanan ini mungkin terbuka untuk umum, bukan hanya astronaut terpilih. Akhiri dengan mengisyaratkan bagaimana impian dan pencapaian teknologi ini mulai bertemu dengan dunia bisnis, membuka jalan bagi konsep wisata antariksa komersial. Gunakan gaya bercerita yang mengalir dan menarik." </text:span><text:span text:style-name="Emphasis"><text:span text:style-name="T1">(Tujuan: Memberikan konteks historis yang ringan namun informatif, dari imajinasi awal hingga titik balik penting, dan menghubungkannya dengan munculnya ide komersialisasi).</text:span></text:span><text:span text:style-name="T1"> </text:span></text:p>
                  </text:list-item>
                </text:list>
              </text:list-item>
              <text:list-item>
                <text:p text:style-name="P6"><text:span text:style-name="Strong_20_Emphasis"><text:span text:style-name="T1">1.2. Apa Sih Wisata Antariksa Itu? (Definisi dan jenis-jenisnya: suborbital, orbital)</text:span></text:span></text:p>
                <text:list>
                  <text:list-item>
                    <text:p text:style-name="P128"><text:span text:style-name="Strong_20_Emphasis"><text:span text:style-name="T1">Prompt untuk Isi Mendalam:</text:span></text:span><text:span text:style-name="T1"> "Tulis pembahasan mendalam untuk Sub-bab 1.2. Berikan definisi yang jelas, sederhana, dan mudah dipahami tentang 'wisata antariksa'. Tekankan perbedaannya dengan misi astronaut profesional (tujuan rekreasi vs ilmiah/eksplorasi). Fokus pada penjelasan detail mengenai dua jenis utama wisata antariksa yang kini mulai populer: </text:span></text:p>
                    <text:list>
                      <text:list-item>
                        <text:p text:style-name="P128"><text:span text:style-name="Strong_20_Emphasis"><text:span text:style-name="T1">Wisata Suborbital:</text:span></text:span><text:span text:style-name="T1"> Jelaskan secara detail apa yang terjadi dalam penerbangan suborbital: meluncur vertikal, mencapai ketinggian di atas batas atmosfer (misalnya Garis Kármán 100 km), merasakan beberapa menit kondisi tanpa bobot (mikrogravitasi) sambil melihat pemandangan Bumi yang melengkung dan langit yang gelap, lalu kembali mendarat. Gunakan analogi yang relevan (seperti </text:span><text:soft-page-break/><text:span text:style-name="T1">'lompatan raksasa' atau 'pengalaman puncak roller coaster terhebat') untuk membantu pemahaman. Sebutkan durasi singkatnya. </text:span></text:p>
                      </text:list-item>
                      <text:list-item>
                        <text:p text:style-name="P128"><text:span text:style-name="Strong_20_Emphasis"><text:span text:style-name="T1">Wisata Orbital:</text:span></text:span><text:span text:style-name="T1"> Jelaskan ini sebagai level berikutnya, di mana pesawat mencapai kecepatan yang sangat tinggi sehingga bisa terus 'jatuh mengelilingi Bumi' alias mengorbit. Jelaskan bahwa ini memungkinkan pengalaman di luar angkasa yang jauh lebih lama (berhari-hari), potensi mengunjungi stasiun luar angkasa seperti ISS (seperti yang dilakukan turis awal), atau mungkin menginap di 'hotel' antariksa masa depan. Tekankan perbedaan durasi dan kompleksitasnya dibanding suborbital. Pastikan bahasa tetap sederhana, hindari jargon teknis berlebihan, dan gunakan perbandingan agar mudah dibayangkan oleh remaja." </text:span><text:span text:style-name="Emphasis"><text:span text:style-name="T1">(Tujuan: Memberikan pemahaman fundamental tentang apa itu wisata antariksa dan perbedaan signifikan antara dua kategori utamanya saat ini dengan penjelasan yang cukup detail namun mudah dicerna).</text:span></text:span><text:span text:style-name="T1"> </text:span></text:p>
                      </text:list-item>
                    </text:list>
                  </text:list-item>
                </text:list>
              </text:list-item>
              <text:list-item>
                <text:p text:style-name="P6"><text:span text:style-name="Strong_20_Emphasis"><text:span text:style-name="T1">1.3. Siapa Saja yang Sudah 'Liburan' ke Sana? (Kisah para turis antariksa pertama)</text:span></text:span></text:p>
                <text:list>
                  <text:list-item>
                    <text:p text:style-name="P128"><text:span text:style-name="Strong_20_Emphasis"><text:span text:style-name="T1">Prompt untuk Isi Mendalam:</text:span></text:span><text:span text:style-name="T1"> "Tulis pembahasan mendalam untuk Sub-bab 1.3. Fokus pada cerita beberapa individu pionir yang menjadi turis antariksa </text:span><text:span text:style-name="Emphasis"><text:span text:style-name="T1">berbayar</text:span></text:span><text:span text:style-name="T1"> pertama. Ceritakan kisah Dennis Tito sebagai orang pertama yang membeli tiketnya sendiri ke Stasiun Luar Angkasa Internasional (ISS) pada tahun 2001 menggunakan roket Soyuz Rusia. Jelaskan sedikit latar belakangnya (misalnya, seorang pengusaha sukses yang punya mimpi antariksa). Sebutkan juga beberapa nama lain yang mengikuti jejaknya, seperti Mark Shuttleworth (Afrika Selatan) atau Anousheh Ansari (wanita pertama dan keturunan Iran). Jangan hanya daftar nama, tapi berikan sedikit 'rasa' dari pengalaman mereka berdasarkan kutipan terkenal atau detail menarik tentang perjalanan mereka (misalnya, apa yang mereka lakukan di ISS, bagaimana perasaan mereka melihat Bumi). Tujuannya adalah untuk memanusiakan konsep wisata antariksa </text:span><text:soft-page-break/><text:span text:style-name="T1">dan menunjukkan bahwa ini </text:span><text:span text:style-name="Emphasis"><text:span text:style-name="T1">nyata</text:span></text:span><text:span text:style-name="T1"> dan sudah pernah terjadi, meskipun pada awalnya sangat eksklusif dan mahal." </text:span><text:span text:style-name="Emphasis"><text:span text:style-name="T1">(Tujuan: Memberikan contoh nyata melalui kisah inspiratif para pionir, menunjukkan bukti konsep wisata antariksa orbital, dan menambahkan elemen human interest).</text:span></text:span><text:span text:style-name="T1"> </text:span></text:p>
                  </text:list-item>
                </text:list>
              </text:list-item>
              <text:list-item>
                <text:p text:style-name="P6"><text:span text:style-name="Strong_20_Emphasis"><text:span text:style-name="T1">1.4. Kenapa Sekarang? Momen Tepat Berkembangnya Wisata Antariksa</text:span></text:span></text:p>
                <text:list>
                  <text:list-item>
                    <text:p text:style-name="P128"><text:span text:style-name="Strong_20_Emphasis"><text:span text:style-name="T1">Prompt untuk Isi Mendalam:</text:span></text:span><text:span text:style-name="T1"> "Tulis pembahasan mendalam untuk Sub-bab 1.4. Analisis mengapa era wisata antariksa komersial benar-benar mulai 'booming' </text:span><text:span text:style-name="Emphasis"><text:span text:style-name="T1">sekarang</text:span></text:span><text:span text:style-name="T1">, bukan 20 tahun lalu atau 20 tahun lagi. Jelaskan secara detail faktor-faktor pendorong utamanya: </text:span></text:p>
                    <text:list>
                      <text:list-item>
                        <text:p text:style-name="P128"><text:span text:style-name="Strong_20_Emphasis"><text:span text:style-name="T1">Revolusi Teknologi Roket:</text:span></text:span><text:span text:style-name="T1"> Fokus pada dampak besar dari pengembangan roket yang bisa dipakai ulang (reusable) oleh perusahaan seperti SpaceX (Falcon 9) dan Blue Origin (New Shepard). Jelaskan bagaimana kemampuan mendaratkan kembali bagian roket ini secara drastis memangkas biaya peluncuran, yang merupakan kunci utama agar wisata antariksa lebih terjangkau. </text:span></text:p>
                      </text:list-item>
                      <text:list-item>
                        <text:p text:style-name="P128"><text:span text:style-name="Strong_20_Emphasis"><text:span text:style-name="T1">Gelombang Investasi Swasta:</text:span></text:span><text:span text:style-name="T1"> Ceritakan tentang munculnya 'Space Race' baru yang didorong oleh investasi besar dari para miliarder visioner seperti Elon Musk (SpaceX), Jeff Bezos (Blue Origin), dan Richard Branson (Virgin Galactic). Jelaskan bagaimana ambisi pribadi dan persaingan bisnis mereka mempercepat inovasi. </text:span></text:p>
                      </text:list-item>
                      <text:list-item>
                        <text:p text:style-name="P128"><text:span text:style-name="Strong_20_Emphasis"><text:span text:style-name="T1">Pendekatan Komersial:</text:span></text:span><text:span text:style-name="T1"> Jelaskan pergeseran dari eksplorasi antariksa yang didanai sepenuhnya oleh pajak (pemerintah) ke model bisnis yang mencari keuntungan dan pelanggan. </text:span></text:p>
                      </text:list-item>
                      <text:list-item>
                        <text:p text:style-name="P6"><text:span text:style-name="Strong_20_Emphasis"><text:span text:style-name="T1">Peningkatan Minat Publik:</text:span></text:span><text:span text:style-name="T1"> Sebutkan bagaimana liputan media yang luas dan keberhasilan penerbangan-penerbangan awal (termasuk yang membawa selebriti atau tokoh terkenal) meningkatkan kesadaran dan antusiasme publik. Simpulkan bagaimana kombinasi kemajuan teknologi, modal besar, ambisi, dan timing pasar ini menciptakan momentum yang kita lihat hari ini. </text:span><text:soft-page-break/><text:span text:style-name="T1">Gunakan contoh perusahaan spesifik untuk mengilustrasikan poin-poin ini." </text:span><text:span text:style-name="Emphasis"><text:span text:style-name="T1">(Tujuan: Menganalisis faktor-faktor kunci di balik tren saat ini, menjelaskan peran teknologi (khususnya reusability) dan kekuatan pasar/investasi swasta dalam mewujudkan wisata antariksa secara lebih luas).</text:span></text:span><text:span text:style-name="T1"> </text:span></text:p>
                      </text:list-item>
                    </text:list>
                  </text:list-item>
                </text:list>
              </text:list-item>
            </text:list>
            <text:p text:style-name="P108">Semoga prompt ini membantu Anda menghasilkan konten Bab 1 yang informatif dan menarik!</text:p>
          </text:section>
          <text:section text:style-name="Sect1" text:name="feedback-form-2">
            <text:p text:style-name="P216"/>
          </text:section>
        </text:section>
        <text:section text:style-name="Sect1" text:name="fb197838eff54759">
          <text:p text:style-name="P108"/>
          <text:section text:style-name="Sect1" text:name="user-query-content-3">
            <text:p text:style-name="P238">Pada Bab 2 Tambahkan prompt pada awal bab untuk mendapatkan pengantar , pada tiap subbab/sub-subab untuk mendapatkan isi dengan pembahasan mendalam </text:p>
          </text:section>
          <text:p text:style-name="P216">Tampilkan alur berpikir</text:p>
          <text:section text:style-name="Sect2" text:name="model-response-message-contentr_fb197838eff54759">
            <text:p text:style-name="P108">Tentu, mari kita siapkan prompt untuk pengantar Bab 2 dan pembahasan mendalam untuk setiap sub-babnya, dengan fokus pada teknologi di balik wisata antariksa.</text:p>
            <text:p text:style-name="Text_20_body"><text:span text:style-name="Strong_20_Emphasis"><text:span text:style-name="T1">Bab 2: Tiket Menuju Bintang: Bagaimana Caranya?</text:span></text:span></text:p>
            <text:list xml:id="list6888551552693119426" text:style-name="L17">
              <text:list-item>
                <text:p text:style-name="P7"><text:span text:style-name="Strong_20_Emphasis"><text:span text:style-name="T1">Prompt untuk Pengantar Bab 2:</text:span></text:span><text:span text:style-name="T1"> "Tulis paragraf pengantar yang memikat untuk Bab 2: 'Tiket Menuju Bintang: Bagaimana Caranya?'. Awali dengan membangkitkan rasa penasaran lanjutan dari Bab 1: 'Kita sudah tahu wisata antariksa itu nyata dan ada orang yang pernah melakukannya. Tapi, pertanyaan besarnya, gimana sih caranya mereka bisa sampai ke sana? Teknologi gila macam apa yang bisa melawan gravitasi Bumi?' Jelaskan bahwa bab ini akan menjadi kunci jawaban, membawa pembaca menyelami dunia sains dan rekayasa di balik layar. Sampaikan bahwa kita akan membongkar rahasia cara kerja roket dengan bahasa yang mudah dimengerti, mengenal berbagai jenis 'kendaraan' canggih yang dirancang untuk membawa turis melintasi batas atmosfer, serta mengintip teknologi-teknologi pendukung krusial lainnya. Ajak pembaca untuk bersiap-siap kagum dengan kecerdasan manusia yang membuat 'tiket menuju bintang' ini menjadi mungkin." </text:span><text:span text:style-name="Emphasis"><text:span text:style-name="T1">(Tujuan: Menghubungkan bab sebelumnya, menetapkan fokus bab pada aspek 'bagaimana' atau teknologi, menjanjikan penjelasan yang mudah dipahami namun mendalam, dan membangkitkan antusiasme terhadap </text:span></text:span><text:soft-page-break/><text:span text:style-name="Emphasis"><text:span text:style-name="T1">sains di baliknya).</text:span></text:span><text:span text:style-name="T1"> </text:span></text:p>
              </text:list-item>
            </text:list>
            <text:p text:style-name="P242"/>
            <text:p text:style-name="Text_20_body"><text:span text:style-name="Strong_20_Emphasis"><text:span text:style-name="T1">Sub-bab dalam Bab 2 (Prompt untuk Isi Mendalam):</text:span></text:span></text:p>
            <text:list xml:id="list1213944681405461609" text:style-name="L18">
              <text:list-item>
                <text:p text:style-name="P8"><text:span text:style-name="Strong_20_Emphasis"><text:span text:style-name="T1">2.1. Roket 101: Prinsip Dasar Meluncur Melawan Gravitasi (Penjelasan sederhana hukum Newton)</text:span></text:span></text:p>
                <text:list>
                  <text:list-item>
                    <text:p text:style-name="P129"><text:span text:style-name="Strong_20_Emphasis"><text:span text:style-name="T1">Prompt untuk Isi Mendalam:</text:span></text:span><text:span text:style-name="T1"> "Tulis pembahasan mendalam untuk Sub-bab 2.1: 'Roket 101: Prinsip Dasar Meluncur Melawan Gravitasi'. Jelaskan dengan sangat sederhana dan visual prinsip fisika fundamental yang membuat roket bisa terbang, yaitu Hukum Ketiga Newton tentang Aksi dan Reaksi. Gunakan minimal dua analogi yang sangat akrab bagi remaja, misalnya: </text:span></text:p>
                    <text:list>
                      <text:list-item>
                        <text:p text:style-name="P227">Ketika meniup balon lalu melepaskannya tanpa diikat (udara menyembur ke belakang [aksi], balon melesat ke depan [reaksi]). </text:p>
                      </text:list-item>
                      <text:list-item>
                        <text:p text:style-name="P129"><text:span text:style-name="T1">Ketika melompat dari skateboard (kaki mendorong skateboard ke belakang [aksi], tubuh melompat ke depan [reaksi]). Tekankan bagaimana roket menyemburkan gas panas hasil pembakaran bahan bakar dengan kekuatan dahsyat ke bawah (aksi), sehingga menghasilkan gaya dorong (thrust) yang sangat besar ke atas (reaksi) untuk melawan tarikan gravitasi Bumi. Jelaskan secara eksplisit bahwa roket tidak butuh udara untuk 'didorong' dan justru karena prinsip inilah roket bisa bekerja di ruang hampa udara. Buat penjelasan ini sangat mudah dicerna, seolah sedang menjelaskan ke teman sebaya, hindari rumus." </text:span><text:span text:style-name="Emphasis"><text:span text:style-name="T1">(Tujuan: Mendemistifikasi cara kerja roket dengan fokus pada Hukum Newton 3, menggunakan analogi relatable, dan menekankan kemampuan kerja di vakum).</text:span></text:span><text:span text:style-name="T1"> </text:span></text:p>
                      </text:list-item>
                    </text:list>
                  </text:list-item>
                </text:list>
              </text:list-item>
              <text:list-item>
                <text:p text:style-name="P8"><text:span text:style-name="Strong_20_Emphasis"><text:span text:style-name="T1">2.2. Mesin Pengantar Impian: Jenis-jenis Roket dan Pesawat Antariksa Wisata (Contoh: New Shepard, SpaceShipTwo, Starship)</text:span></text:span></text:p>
                <text:list>
                  <text:list-item>
                    <text:p text:style-name="P129"><text:span text:style-name="Strong_20_Emphasis"><text:span text:style-name="T1">Prompt untuk Isi Mendalam:</text:span></text:span><text:span text:style-name="T1"> "Tulis pembahasan mendalam untuk Sub-bab 2.2: 'Mesin Pengantar Impian: Jenis-jenis Roket dan Pesawat Antariksa Wisata'. Setelah paham prinsip dasarnya, sekarang perkenalkan berbagai jenis 'kendaraan' yang benar-benar digunakan atau dikembangkan untuk membawa turis ke </text:span><text:soft-page-break/><text:span text:style-name="T1">angkasa. Jelaskan dan bedakan secara jelas minimal tiga kategori utama dengan contoh spesifik: </text:span></text:p>
                    <text:list>
                      <text:list-item>
                        <text:p text:style-name="P129"><text:span text:style-name="Strong_20_Emphasis"><text:span text:style-name="T1">Roket Vertikal untuk Lompatan Suborbital:</text:span></text:span><text:span text:style-name="T1"> Fokus pada contoh seperti </text:span><text:span text:style-name="Strong_20_Emphasis"><text:span text:style-name="T1">Blue Origin New Shepard</text:span></text:span><text:span text:style-name="T1">. Jelaskan ciri khasnya: roket pendorong (booster) meluncurkan kapsul berisi penumpang secara vertikal, booster kemudian mendarat kembali secara otomatis, sementara kapsul mencapai puncak ketinggian lalu turun dengan parasut. </text:span></text:p>
                      </text:list-item>
                      <text:list-item>
                        <text:p text:style-name="P129"><text:span text:style-name="Strong_20_Emphasis"><text:span text:style-name="T1">Pesawat Roket (Spaceplane) untuk Suborbital:</text:span></text:span><text:span text:style-name="T1"> Fokus pada contoh seperti </text:span><text:span text:style-name="Strong_20_Emphasis"><text:span text:style-name="T1">Virgin Galactic SpaceShipTwo (misal VSS Unity)</text:span></text:span><text:span text:style-name="T1">. Jelaskan metode peluncuran udaranya: dibawa oleh pesawat induk besar ('WhiteKnightTwo') ke ketinggian tertentu, lalu dilepaskan, menyalakan mesin roketnya sendiri untuk menanjak cepat ke tepi angkasa, lalu kembali dan mendarat melayang (glide) di landasan seperti pesawat terbang. </text:span></text:p>
                      </text:list-item>
                      <text:list-item>
                        <text:p text:style-name="P129"><text:span text:style-name="Strong_20_Emphasis"><text:span text:style-name="T1">Roket Orbital (dan Visi Masa Depan):</text:span></text:span><text:span text:style-name="T1"> Sebutkan contoh roket yang mampu mencapai orbit seperti </text:span><text:span text:style-name="Strong_20_Emphasis"><text:span text:style-name="T1">SpaceX Falcon 9</text:span></text:span><text:span text:style-name="T1"> yang membawa kapsul </text:span><text:span text:style-name="Strong_20_Emphasis"><text:span text:style-name="T1">Crew Dragon</text:span></text:span><text:span text:style-name="T1"> (yang juga pernah membawa turis sipil dalam misi Inspiration4). Singgung juga visi masa depan dengan sistem super besar seperti </text:span><text:span text:style-name="Strong_20_Emphasis"><text:span text:style-name="T1">SpaceX Starship</text:span></text:span><text:span text:style-name="T1">, jelaskan ambisinya sebagai kendaraan antarplanet yang sepenuhnya reusable, yang kelak mungkin juga melayani wisata orbital atau bahkan ke Bulan/Mars. Sertakan deskripsi singkat tentang pengalaman yang ditawarkan masing-masing jenis kendaraan ini." </text:span><text:span text:style-name="Emphasis"><text:span text:style-name="T1">(Tujuan: Mengklasifikasikan dan mendeskripsikan jenis-jenis kendaraan wisata antariksa utama dengan contoh nyata, menjelaskan perbedaan cara kerja dan peluncuran mereka).</text:span></text:span><text:span text:style-name="T1"> </text:span></text:p>
                      </text:list-item>
                    </text:list>
                  </text:list-item>
                </text:list>
              </text:list-item>
              <text:list-item>
                <text:p text:style-name="P8"><text:span text:style-name="Strong_20_Emphasis"><text:span text:style-name="T1">2.3. Teknologi Kunci: Apa Saja yang Membuat Perjalanan Ini Mungkin? (Reusable rockets, material canggih, sistem pendukung kehidupan)</text:span></text:span></text:p>
                <text:list>
                  <text:list-item>
                    <text:p text:style-name="P129"><text:span text:style-name="Strong_20_Emphasis"><text:span text:style-name="T1">Prompt untuk Isi Mendalam:</text:span></text:span><text:span text:style-name="T1"> "Tulis pembahasan mendalam untuk Sub-bab 2.3: 'Teknologi Kunci: Apa Saja yang Membuat Perjalanan Ini Mungkin?'. Jelaskan bahwa kesuksesan wisata </text:span><text:soft-page-break/><text:span text:style-name="T1">antariksa tidak hanya bergantung pada mesin roket utama, tapi juga pada teknologi pendukung krusial lainnya. Bahas secara detail minimal tiga area teknologi kunci: </text:span></text:p>
                    <text:list>
                      <text:list-item>
                        <text:p text:style-name="P129"><text:span text:style-name="Strong_20_Emphasis"><text:span text:style-name="T1">Teknologi Roket Dapat Digunakan Kembali (Reusability):</text:span></text:span><text:span text:style-name="T1"> Jelaskan </text:span><text:span text:style-name="Emphasis"><text:span text:style-name="T1">mengapa</text:span></text:span><text:span text:style-name="T1"> kemampuan mendaratkan dan menggunakan kembali roket pendorong (booster) dan bahkan fairing adalah </text:span><text:span text:style-name="Emphasis"><text:span text:style-name="T1">game changer</text:span></text:span><text:span text:style-name="T1"> utama. Terangkan bagaimana teknologi pendaratan presisi (propulsive landing) ini secara dramatis memotong biaya akses ke luar angkasa dibandingkan roket sekali pakai di masa lalu. Sebut ini sebagai inovasi revolusioner. </text:span></text:p>
                      </text:list-item>
                      <text:list-item>
                        <text:p text:style-name="P129"><text:span text:style-name="Strong_20_Emphasis"><text:span text:style-name="T1">Material Super Canggih:</text:span></text:span><text:span text:style-name="T1"> Jelaskan kebutuhan akan material yang memiliki kombinasi sifat luar biasa: sangat kuat untuk menahan tekanan peluncuran, sangat ringan untuk efisiensi bahan bakar (contoh: komposit karbon, paduan aluminium-lithium), dan tahan terhadap suhu ekstrem (dinginnya ruang hampa dan panasnya gesekan atmosfer saat kembali). Beri gambaran betapa pentingnya pemilihan material ini. </text:span></text:p>
                      </text:list-item>
                      <text:list-item>
                        <text:p text:style-name="P129"><text:span text:style-name="Strong_20_Emphasis"><text:span text:style-name="T1">Sistem Pendukung Kehidupan (Life Support System - LSS):</text:span></text:span><text:span text:style-name="T1"> Jelaskan fungsi vital LSS di dalam kapsul atau kabin untuk menjaga penumpang tetap hidup dan nyaman di lingkungan mematikan luar angkasa. Rinci komponen utamanya secara sederhana: penyediaan oksigen, pengaturan tekanan kabin, kontrol suhu, penghilangan karbon dioksida dan uap air, penyediaan air minum (jika perlu), dan perlindungan dasar dari radiasi kosmik. Tekankan kompleksitas menciptakan 'gelembung kehidupan' mini ini." </text:span><text:span text:style-name="Emphasis"><text:span text:style-name="T1">(Tujuan: Menyoroti teknologi penting di luar mesin roket itu sendiri yang menjadi enabler wisata antariksa, dengan penekanan pada dampak reusability, material, dan life support).</text:span></text:span><text:span text:style-name="T1"> </text:span></text:p>
                      </text:list-item>
                    </text:list>
                  </text:list-item>
                </text:list>
              </text:list-item>
              <text:list-item>
                <text:p text:style-name="P8"><text:span text:style-name="Strong_20_Emphasis"><text:span text:style-name="T1">2.4. Tantangan Teknologi: Apa Saja yang Masih Perlu Dipecahkan?</text:span></text:span></text:p>
                <text:list>
                  <text:list-item>
                    <text:p text:style-name="P129"><text:span text:style-name="Strong_20_Emphasis"><text:span text:style-name="T1">Prompt untuk Isi Mendalam:</text:span></text:span><text:span text:style-name="T1"> "Tulis pembahasan mendalam untuk Sub-bab 2.4: 'Tantangan Teknologi: Apa Saja yang Masih Perlu Dipecahkan?'. Berikan pandangan yang seimbang dengan </text:span><text:soft-page-break/><text:span text:style-name="T1">membahas tantangan dan rintangan teknologi yang masih harus diatasi agar wisata antariksa menjadi lebih aman, lebih terjangkau, dan lebih rutin. Fokus pada beberapa poin utama: </text:span></text:p>
                    <text:list>
                      <text:list-item>
                        <text:p text:style-name="P129"><text:span text:style-name="Strong_20_Emphasis"><text:span text:style-name="T1">Meningkatkan Keselamatan (Safety First):</text:span></text:span><text:span text:style-name="T1"> Jelaskan bahwa meskipun sudah ada penerbangan sukses, standar keselamatan untuk penumpang (yang bukan astronaut terlatih) harus ditingkatkan mendekati level aviasi komersial. Ini melibatkan desain yang lebih tangguh, sistem darurat yang lebih baik, dan prosedur yang sangat ketat. </text:span></text:p>
                      </text:list-item>
                      <text:list-item>
                        <text:p text:style-name="P129"><text:span text:style-name="Strong_20_Emphasis"><text:span text:style-name="T1">Menekan Biaya Lebih Lanjut:</text:span></text:span><text:span text:style-name="T1"> Akui bahwa meskipun reusability membantu, harga tiket masih sangat mahal. Bahas tantangan untuk lebih mengefisienkan proses manufaktur, operasi peluncuran, perawatan, dan mengurangi biaya lainnya agar lebih banyak orang bisa ikut. </text:span></text:p>
                      </text:list-item>
                      <text:list-item>
                        <text:p text:style-name="P129"><text:span text:style-name="Strong_20_Emphasis"><text:span text:style-name="T1">Keandalan Jangka Panjang:</text:span></text:span><text:span text:style-name="T1"> Tantangan untuk memastikan semua komponen dan sistem yang kompleks ini dapat beroperasi dengan andal dalam banyak penerbangan, tidak hanya beberapa kali. </text:span></text:p>
                      </text:list-item>
                      <text:list-item>
                        <text:p text:style-name="P129"><text:span text:style-name="Strong_20_Emphasis"><text:span text:style-name="T1">Skalabilitas:</text:span></text:span><text:span text:style-name="T1"> Bagaimana meningkatkan frekuensi penerbangan secara aman dan efisien untuk melayani lebih banyak 'turis'. </text:span></text:p>
                      </text:list-item>
                      <text:list-item>
                        <text:p text:style-name="P129"><text:span text:style-name="Strong_20_Emphasis"><text:span text:style-name="T1">Perlindungan Radiasi (untuk Misi Lebih Lama):</text:span></text:span><text:span text:style-name="T1"> Khususnya untuk wisata orbital yang lebih lama atau ke tujuan lebih jauh (Bulan/Mars), tantangan melindungi penumpang dari paparan radiasi kosmik jangka panjang menjadi sangat signifikan. </text:span></text:p>
                      </text:list-item>
                      <text:list-item>
                        <text:p text:style-name="P8"><text:span text:style-name="Strong_20_Emphasis"><text:span text:style-name="T1">(Singgung Sedikit) Pengelolaan Lalu Lintas &amp; Sampah Antariksa:</text:span></text:span><text:span text:style-name="T1"> Tantangan untuk mengelola semakin banyaknya objek di orbit rendah Bumi untuk menghindari tabrakan. Simpulkan bahwa para insinyur terus bekerja keras mencari solusi inovatif untuk tantangan-tantangan ini." </text:span><text:span text:style-name="Emphasis"><text:span text:style-name="T1">(Tujuan: Memberikan perspektif realistis tentang hambatan teknologi yang masih ada, mencakup aspek keselamatan, biaya, keandalan, skalabilitas, dan tantangan untuk misi masa depan).</text:span></text:span><text:span text:style-name="T1"> </text:span></text:p>
                      </text:list-item>
                    </text:list>
                  </text:list-item>
                </text:list>
              </text:list-item>
            </text:list>
          </text:section>
          <text:section text:style-name="Sect1" text:name="feedback-form-3">
            <text:p text:style-name="P216"><text:soft-page-break/></text:p>
          </text:section>
        </text:section>
        <text:section text:style-name="Sect1" text:name="41b2cde656390eb3">
          <text:p text:style-name="P108"/>
          <text:section text:style-name="Sect1" text:name="user-query-content-4">
            <text:p text:style-name="P238">Pada Bab 3 Tambahkan prompt pada awal bab untuk mendapatkan pengantar , pada tiap subbab/sub-subab untuk mendapatkan isi dengan pembahasan mendalam </text:p>
          </text:section>
          <text:p text:style-name="P216">Tampilkan alur berpikir</text:p>
          <text:section text:style-name="Sect2" text:name="model-response-message-contentr_41b2cde656390eb3">
            <text:p text:style-name="P108">Tentu, mari kita siapkan prompt untuk pengantar Bab 3 dan pembahasan mendalam untuk setiap sub-babnya, yang fokus pada pengalaman dan sensasi menjadi turis antariksa.</text:p>
            <text:p text:style-name="Text_20_body"><text:span text:style-name="Strong_20_Emphasis"><text:span text:style-name="T1">Bab 3: Sensasi Luar Biasa: Seperti Apa Rasanya?</text:span></text:span></text:p>
            <text:list xml:id="list9187464543325474440" text:style-name="L19">
              <text:list-item>
                <text:p text:style-name="P9"><text:span text:style-name="Strong_20_Emphasis"><text:span text:style-name="T1">Prompt untuk Pengantar Bab 3:</text:span></text:span><text:span text:style-name="T1"> "Tulis paragraf pengantar yang menggugah untuk Bab 3: 'Sensasi Luar Biasa: Seperti Apa Rasanya?'. Mulailah dengan membuat jembatan dari Bab 2: 'Kita sudah tahu roket dan pesawat canggih yang jadi 'kendaraan' kita. Sekarang, saatnya kita benar-benar 'naik' dan merasakan sendiri petualangannya!' Tekankan bahwa bab ini adalah tentang pengalaman indrawi – apa yang dilihat, didengar, dan dirasakan oleh tubuh saat melakukan perjalanan ke luar angkasa. Janjikan kepada pembaca bahwa mereka akan diajak merasakan setiap momen kunci: debaran jantung saat hitung mundur, tekanan G-force yang mendorong ke kursi, keajaiban melayang bebas tanpa bobot, pemandangan Bumi yang mengubah perspektif, hingga sensasi kembali 'ditarik' oleh gravitasi saat mendarat. Gunakan bahasa yang deskriptif dan imajinatif untuk membuat pembaca merasa seolah-olah mereka benar-benar ada di sana, mengalami langsung sensasi luar biasa ini." </text:span><text:span text:style-name="Emphasis"><text:span text:style-name="T1">(Tujuan: Menetapkan fokus bab pada pengalaman sensori, membangkitkan antisipasi, dan menjanjikan deskripsi yang hidup untuk setiap tahapan perjalanan).</text:span></text:span><text:span text:style-name="T1"> </text:span></text:p>
              </text:list-item>
            </text:list>
            <text:p text:style-name="P242"/>
            <text:p text:style-name="Text_20_body"><text:span text:style-name="Strong_20_Emphasis"><text:span text:style-name="T1">Sub-bab dalam Bab 3 (Prompt untuk Isi Mendalam):</text:span></text:span></text:p>
            <text:list xml:id="list2342052133131127693" text:style-name="L20">
              <text:list-item>
                <text:p text:style-name="P10"><text:span text:style-name="Strong_20_Emphasis"><text:span text:style-name="T1">3.1. Hitung Mundur Dimulai: Pengalaman Peluncuran</text:span></text:span></text:p>
                <text:list>
                  <text:list-item>
                    <text:p text:style-name="P130"><text:span text:style-name="Strong_20_Emphasis"><text:span text:style-name="T1">Prompt untuk Isi Mendalam:</text:span></text:span><text:span text:style-name="T1"> "Tulis pembahasan mendalam untuk Sub-bab 3.1: 'Hitung Mundur Dimulai: Pengalaman Peluncuran'. Fokus pada deskripsi multisensori yang dialami turis di dalam wahana antariksa selama fase peluncuran. Deskripsikan </text:span><text:soft-page-break/><text:span text:style-name="T1">suasana tegang namun penuh antisipasi saat detik-detik hitung mundur terakhir ('T-minus 10, 9, 8...'). Gambarkan suara gemuruh dahsyat yang terdengar dan terasa saat mesin roket utama menyala penuh. Deskripsikan getaran hebat yang mengguncang seluruh kabin. Fokus utama pada sensasi fisik G-force (Gaya Gravitasi) yang menekan tubuh penumpang ke kursi dengan kuat saat roket berakselerasi menembus atmosfer – gunakan analogi yang kuat namun tidak menakutkan (misalnya, 'seperti ditekan oleh beberapa temanmu sekaligus' atau 'lebih intens dari wahana paling gila di taman hiburan'). Sampaikan bahwa meskipun sangat intens, pengalaman ini berlangsung relatif singkat dan merupakan bagian paling mendebarkan dari awal perjalanan menuju bintang." </text:span><text:span text:style-name="Emphasis"><text:span text:style-name="T1">(Tujuan: Memberikan gambaran sensorik (suara, getaran, tekanan fisik) saat peluncuran, menjelaskan G-force dengan analogi, dan menangkap suasana tegang sekaligus seru).</text:span></text:span><text:span text:style-name="T1"> </text:span></text:p>
                  </text:list-item>
                </text:list>
              </text:list-item>
              <text:list-item>
                <text:p text:style-name="P10"><text:span text:style-name="Strong_20_Emphasis"><text:span text:style-name="T1">3.2. Melayang Bebas! Menikmati Nol Gravitasi (Mikrogravitasi)</text:span></text:span></text:p>
                <text:list>
                  <text:list-item>
                    <text:p text:style-name="P130"><text:span text:style-name="Strong_20_Emphasis"><text:span text:style-name="T1">Prompt untuk Isi Mendalam:</text:span></text:span><text:span text:style-name="T1"> "Tulis pembahasan mendalam untuk Sub-bab 3.2: 'Melayang Bebas! Menikmati Nol Gravitasi (Mikrogravitasi)'. Deskripsikan secara detail dan antusias momen ajaib ketika mesin pendorong mati (Main Engine Cut Off - MECO) dan sensasi tanpa bobot seketika muncul. Jelaskan istilah 'mikrogravitasi' secara sederhana (lingkungan di mana efek gravitasi sangat kecil). Gambarkan sensasi fisik awal yang mungkin unik (perasaan 'jatuh' yang tak berujung sesaat, atau sedikit pusing bagi sebagian orang) yang kemudian berganti menjadi kegembiraan murni. Deskripsikan kebebasan bergerak: melayang perlahan di kabin, berputar, melakukan salto dengan mudah. Ceritakan fenomena-fenomena unik yang hanya terjadi di mikrogravitasi: bagaimana rambut panjang bisa berdiri mengembang, bagaimana air minum membentuk bola-bola melayang, atau serunya mencoba menangkap makanan ringan yang melayang. Tekankan bahwa ini adalah puncak pengalaman bermain dan merasakan kebebasan yang sesungguhnya di luar angkasa." </text:span><text:span text:style-name="Emphasis"><text:span text:style-name="T1">(Tujuan: Mendeskripsikan sensasi fisik dan kesenangan berada dalam mikrogravitasi, menjelaskan </text:span></text:span><text:soft-page-break/><text:span text:style-name="Emphasis"><text:span text:style-name="T1">fenomena unik yang terjadi, dan menangkap esensi kebebasan bergerak).</text:span></text:span><text:span text:style-name="T1"> </text:span></text:p>
                  </text:list-item>
                </text:list>
              </text:list-item>
              <text:list-item>
                <text:p text:style-name="P10"><text:span text:style-name="Strong_20_Emphasis"><text:span text:style-name="T1">3.3. Pemandangan yang Tak Terlupakan: Melihat Bumi dari Angkasa</text:span></text:span></text:p>
                <text:list>
                  <text:list-item>
                    <text:p text:style-name="P130"><text:span text:style-name="Strong_20_Emphasis"><text:span text:style-name="T1">Prompt untuk Isi Mendalam:</text:span></text:span><text:span text:style-name="T1"> "Tulis pembahasan mendalam untuk Sub-bab 3.3: 'Pemandangan yang Tak Terlupakan: Melihat Bumi dari Angkasa'. Fokus pada deskripsi visual yang kaya dan emosional saat melihat Bumi dari jendela wahana antariksa. Gunakan bahasa metafora dan puitis untuk menggambarkan keindahan Bumi: 'permata biru yang berkilauan', 'kelereng raksasa yang damai'. Deskripsikan detail visualnya: warna biru pekat lautan, pola daratan (hijau, coklat), lapisan awan putih yang bergerak dinamis, lengkungan (kurva) planet yang jelas terlihat, dan garis atmosfer biru tipis yang sangat kontras dengan kegelapan pekat luar angkasa. Tekankan perspektif unik: tidak adanya garis batas negara yang terlihat, memberikan rasa kesatuan. Jelaskan secara singkat fenomena 'Overview Effect' – perasaan kagum yang mendalam, keterhubungan dengan seluruh umat manusia, dan kesadaran akan kerapuhan planet kita – yang sering dilaporkan oleh orang-orang yang pernah melihat pemandangan ini. Sampaikan bahwa ini bukan sekadar pemandangan indah, tapi pengalaman yang bisa mengubah cara pandang." </text:span><text:span text:style-name="Emphasis"><text:span text:style-name="T1">(Tujuan: Melukiskan keindahan visual Bumi dari angkasa dengan detail, menyampaikan dampak emosional dan psikologis ('Overview Effect'), dan menekankan keunikan perspektif).</text:span></text:span><text:span text:style-name="T1"> </text:span></text:p>
                  </text:list-item>
                </text:list>
              </text:list-item>
              <text:list-item>
                <text:p text:style-name="P10"><text:span text:style-name="Strong_20_Emphasis"><text:span text:style-name="T1">3.4. Aktivitas di 'Hotel' Luar Angkasa (Gambaran singkat kehidupan di stasiun orbital jika relevan)</text:span></text:span></text:p>
                <text:list>
                  <text:list-item>
                    <text:p text:style-name="P130"><text:span text:style-name="Strong_20_Emphasis"><text:span text:style-name="T1">Prompt untuk Isi Mendalam:</text:span></text:span><text:span text:style-name="T1"> "Tulis pembahasan (relatif singkat, sesuaikan dengan fokus buku) untuk Sub-bab 3.4: 'Aktivitas di 'Hotel' Luar Angkasa'. Bagian ini relevan jika buku menyentuh wisata orbital yang lebih lama. Berikan gambaran tentang bagaimana turis mengisi waktu mereka selama 'menginap' beberapa hari di lingkungan mikrogravitasi, misalnya di Stasiun Luar Angkasa Internasional (ISS) atau konsep stasiun/hotel masa depan. Jelaskan aktivitas yang mungkin dilakukan selain </text:span><text:soft-page-break/><text:span text:style-name="T1">menikmati pemandangan dan melayang: melakukan eksperimen sains sederhana yang sudah disiapkan, mendokumentasikan perjalanan (fotografi, videografi), berkomunikasi dengan Bumi (keluarga, sekolah), mengamati operasional stasiun (jika diizinkan), serta rutinitas harian dasar seperti makan makanan khusus antariksa, tidur (di 'kantong tidur' yang menempel di dinding), dan berolahraga dengan alat khusus untuk menjaga kondisi otot dan tulang. Berikan nuansa kehidupan sehari-hari yang berbeda di orbit." </text:span><text:span text:style-name="Emphasis"><text:span text:style-name="T1">(Tujuan: Memberikan gambaran singkat tentang aktivitas dan rutinitas harian selama wisata orbital yang lebih lama, jika relevan dengan cakupan buku).</text:span></text:span><text:span text:style-name="T1"> </text:span></text:p>
                  </text:list-item>
                </text:list>
              </text:list-item>
              <text:list-item>
                <text:p text:style-name="P10"><text:span text:style-name="Strong_20_Emphasis"><text:span text:style-name="T1">3.5. Kembali ke Bumi: Sensasi Pendaratan</text:span></text:span></text:p>
                <text:list>
                  <text:list-item>
                    <text:p text:style-name="P10"><text:span text:style-name="Strong_20_Emphasis"><text:span text:style-name="T1">Prompt untuk Isi Mendalam:</text:span></text:span><text:span text:style-name="T1"> "Tulis pembahasan mendalam untuk Sub-bab 3.5: 'Kembali ke Bumi: Sensasi Pendaratan'. Deskripsikan pengalaman sensori saat wahana antariksa kembali ke Bumi. Mulai dengan fase </text:span><text:span text:style-name="Emphasis"><text:span text:style-name="T1">re-entry</text:span></text:span><text:span text:style-name="T1"> ke atmosfer: jelaskan bagaimana gesekan dengan udara menciptakan panas ekstrem di luar wahana (tunjukkan pentingnya perisai panas), mungkin terlihat pendar cahaya dari jendela, dan adanya suara gemuruh atau getaran. Jelaskan sensasi deselerasi (perlambatan) yang kembali menimbulkan G-force, menekan tubuh ke kursi lagi (biasanya tidak sekuat saat peluncuran). Deskripsikan momen menegangkan saat parasut keluar (untuk kapsul) dengan sentakan yang terasa, atau saat pesawat mulai melayang turun (untuk spaceplane). Bedakan secara singkat sensasi akhir pendaratan: sentakan saat menyentuh air (splashdown), benturan yang lebih terasa saat mendarat di darat (dengan roket pengereman atau airbag), atau pendaratan mulus di landasan (untuk spaceplane). Akhiri dengan deskripsi sensasi fisik saat gravitasi 'normal' kembali sepenuhnya setelah pintu dibuka – tubuh terasa sangat berat, tapi disertai perasaan lega, pencapaian, dan membawa pulang kenangan seumur hidup." </text:span><text:span text:style-name="Emphasis"><text:span text:style-name="T1">(Tujuan: Mendeskripsikan tahapan dan sensasi saat kembali ke Bumi, termasuk re-entry, deselerasi, pengembangan parasut/glide, momen pendaratan, dan kembalinya gravitasi).</text:span></text:span><text:span text:style-name="T1"> </text:span></text:p>
                  </text:list-item>
                </text:list>
              </text:list-item>
            </text:list>
          </text:section>
          <text:section text:style-name="Sect1" text:name="feedback-form-4">
            <text:p text:style-name="P216"/>
          </text:section>
        </text:section>
        <text:section text:style-name="Sect1" text:name="8eeb8657dee727c5">
          <text:p text:style-name="P108"><text:soft-page-break/></text:p>
          <text:section text:style-name="Sect1" text:name="user-query-content-5">
            <text:p text:style-name="P238">Pada Bab 4 Tambahkan prompt pada awal bab untuk mendapatkan pengantar , pada tiap subbab/sub-subab untuk mendapatkan isi dengan pembahasan mendalam </text:p>
          </text:section>
          <text:p text:style-name="P216">Tampilkan alur berpikir</text:p>
          <text:section text:style-name="Sect2" text:name="model-response-message-contentr_8eeb8657dee727c5">
            <text:p text:style-name="P108">Oke, mari kita siapkan prompt untuk pengantar Bab 4 dan pembahasan mendalam untuk setiap sub-babnya, yang akan memetakan destinasi dan pemain utama dalam wisata antariksa.</text:p>
            <text:p text:style-name="Text_20_body"><text:span text:style-name="Strong_20_Emphasis"><text:span text:style-name="T1">Bab 4: Peta Wisata Antariksa: Mau Kemana Kita?</text:span></text:span></text:p>
            <text:list xml:id="list5941277560314123781" text:style-name="L21">
              <text:list-item>
                <text:p text:style-name="P11"><text:span text:style-name="Strong_20_Emphasis"><text:span text:style-name="T1">Prompt untuk Pengantar Bab 4:</text:span></text:span><text:span text:style-name="T1"> "Tulis paragraf pengantar yang seru untuk Bab 4: 'Peta Wisata Antariksa: Mau Kemana Kita?'. Mulai dengan membangun antusiasme dari bab-bab sebelumnya: 'Kita sudah tahu caranya ke angkasa (Bab 2) dan sudah membayangkan sensasinya (Bab 3). Sekarang, pertanyaan selanjutnya: kalau kita punya tiket, sebenarnya kita bisa pergi ke mana saja?' Jelaskan bahwa bab ini akan berfungsi sebagai 'brosur wisata' atau 'peta petualangan' antariksa. Sampaikan bahwa kita akan menjelajahi berbagai pilihan 'paket tur' yang ada, mulai dari perjalanan singkat hanya untuk menyentuh tepi angkasa, pengalaman mengelilingi Bumi selama beberapa hari, hingga mimpi besar untuk mengunjungi Bulan atau bahkan Mars di masa depan! Selain itu, kita juga akan berkenalan lebih dekat dengan 'agen-agen travel super canggih' alias perusahaan-perusahaan inovatif yang bekerja keras mewujudkan mimpi ini. Ajak pembaca untuk bersiap memilih destinasi impian mereka!" </text:span><text:span text:style-name="Emphasis"><text:span text:style-name="T1">(Tujuan: Menetapkan tema bab sebagai eksplorasi destinasi dan penyedia layanan, menghubungkan dengan bab sebelumnya, dan membangkitkan rasa ingin tahu tentang pilihan-pilihan yang ada).</text:span></text:span><text:span text:style-name="T1"> </text:span></text:p>
              </text:list-item>
            </text:list>
            <text:p text:style-name="P242"/>
            <text:p text:style-name="Text_20_body"><text:span text:style-name="Strong_20_Emphasis"><text:span text:style-name="T1">Sub-bab dalam Bab 4 (Prompt untuk Isi Mendalam):</text:span></text:span></text:p>
            <text:list xml:id="list2196039020148576596" text:style-name="L22">
              <text:list-item>
                <text:p text:style-name="P12"><text:span text:style-name="Strong_20_Emphasis"><text:span text:style-name="T1">4.1. Sekejap di Tepi Angkasa: Wisata Suborbital (Pengalaman, siapa penyelenggaranya)</text:span></text:span></text:p>
                <text:list>
                  <text:list-item>
                    <text:p text:style-name="P131"><text:span text:style-name="Strong_20_Emphasis"><text:span text:style-name="T1">Prompt untuk Isi Mendalam:</text:span></text:span><text:span text:style-name="T1"> "Tulis pembahasan mendalam untuk Sub-bab 4.1: 'Sekejap di Tepi Angkasa: Wisata Suborbital'. Jelaskan secara detail 'paket wisata' paling dasar dan paling </text:span><text:soft-page-break/><text:span text:style-name="T1">banyak dibicarakan saat ini: penerbangan suborbital. Definisikan kembali secara jelas apa itu (mencapai ketinggian di atas batas atmosfer, misal Garis Kármán, lalu langsung kembali tanpa mengorbit). Rinci pengalaman khas yang didapatkan turis: durasi penerbangan total yang relatif singkat (sekitar 10-15 menit), sensasi G-force saat naik dan turun, beberapa menit berharga untuk merasakan mikrogravitasi (melayang) di puncak lintasan, dan kesempatan melihat lengkungan Bumi serta kegelapan angkasa dari jendela besar. Identifikasi dua perusahaan utama yang menjadi pelopor dan saat ini aktif di pasar ini: </text:span></text:p>
                    <text:list>
                      <text:list-item>
                        <text:p text:style-name="P131"><text:span text:style-name="Strong_20_Emphasis"><text:span text:style-name="T1">Blue Origin:</text:span></text:span><text:span text:style-name="T1"> Jelaskan pendekatannya menggunakan roket </text:span><text:span text:style-name="Strong_20_Emphasis"><text:span text:style-name="T1">New Shepard</text:span></text:span><text:span text:style-name="T1"> yang meluncur vertikal membawa kapsul penumpang, lalu mendarat kembali secara terpisah (booster mendarat vertikal, kapsul dengan parasut). </text:span></text:p>
                      </text:list-item>
                      <text:list-item>
                        <text:p text:style-name="P131"><text:span text:style-name="Strong_20_Emphasis"><text:span text:style-name="T1">Virgin Galactic:</text:span></text:span><text:span text:style-name="T1"> Jelaskan pendekatannya menggunakan sistem dua tahap: pesawat induk </text:span><text:span text:style-name="Strong_20_Emphasis"><text:span text:style-name="T1">WhiteKnightTwo</text:span></text:span><text:span text:style-name="T1"> membawa pesawat roket </text:span><text:span text:style-name="Strong_20_Emphasis"><text:span text:style-name="T1">VSS Unity (SpaceShipTwo)</text:span></text:span><text:span text:style-name="T1"> ke ketinggian, lalu melepaskannya untuk terbang lebih tinggi dengan mesin roketnya sebelum kembali mendarat melayang di landasan. Bandingkan secara singkat pengalaman yang ditawarkan keduanya (misal: durasi mikrogravitasi, cara pandang dari jendela)." </text:span><text:span text:style-name="Emphasis"><text:span text:style-name="T1">(Tujuan: Mendefinisikan dan mendeskripsikan pengalaman wisata suborbital secara rinci, serta memperkenalkan dan membedakan dua penyedia utamanya saat ini).</text:span></text:span><text:span text:style-name="T1"> </text:span></text:p>
                      </text:list-item>
                    </text:list>
                  </text:list-item>
                </text:list>
              </text:list-item>
              <text:list-item>
                <text:p text:style-name="P12"><text:span text:style-name="Strong_20_Emphasis"><text:span text:style-name="T1">4.2. Mengelilingi Bumi: Wisata Orbital (ISS sebagai tujuan? Hotel antariksa masa depan?)</text:span></text:span></text:p>
                <text:list>
                  <text:list-item>
                    <text:p text:style-name="P131"><text:span text:style-name="Strong_20_Emphasis"><text:span text:style-name="T1">Prompt untuk Isi Mendalam:</text:span></text:span><text:span text:style-name="T1"> "Tulis pembahasan mendalam untuk Sub-bab 4.2: 'Mengelilingi Bumi: Wisata Orbital'. Jelaskan ini sebagai 'paket wisata' yang jauh lebih kompleks, mahal, dan lama durasinya dibandingkan suborbital. Tekankan bahwa ini melibatkan pencapaian kecepatan yang sangat tinggi untuk masuk ke orbit Bumi dan mengelilinginya selama berhari-hari atau bahkan lebih. Bahas </text:span><text:span text:style-name="Strong_20_Emphasis"><text:span text:style-name="T1">Stasiun Luar Angkasa Internasional (ISS)</text:span></text:span><text:span text:style-name="T1"> sebagai satu-satunya 'destinasi' orbital yang </text:span><text:span text:style-name="Emphasis"><text:span text:style-name="T1">pernah</text:span></text:span><text:span text:style-name="T1"> secara terbatas dikunjungi oleh turis swasta berbayar di masa lalu </text:span><text:soft-page-break/><text:span text:style-name="T1">(melalui Soyuz) dan baru-baru ini melalui misi yang diatur oleh perusahaan seperti </text:span><text:span text:style-name="Strong_20_Emphasis"><text:span text:style-name="T1">Axiom Space</text:span></text:span><text:span text:style-name="T1"> menggunakan wahana </text:span><text:span text:style-name="Strong_20_Emphasis"><text:span text:style-name="T1">SpaceX Crew Dragon</text:span></text:span><text:span text:style-name="T1">. Kemudian, fokus pada prospek masa depan: konsep </text:span><text:span text:style-name="Strong_20_Emphasis"><text:span text:style-name="T1">stasiun luar angkasa komersial</text:span></text:span><text:span text:style-name="T1"> yang sedang dikembangkan sebagai 'hotel' atau 'laboratorium' pribadi di orbit. Sebutkan beberapa contoh konsep yang sedang direncanakan, seperti stasiun </text:span><text:span text:style-name="Strong_20_Emphasis"><text:span text:style-name="T1">Axiom</text:span></text:span><text:span text:style-name="T1"> yang akan menempel ke ISS lalu mandiri, atau </text:span><text:span text:style-name="Strong_20_Emphasis"><text:span text:style-name="T1">Orbital Reef</text:span></text:span><text:span text:style-name="T1"> yang merupakan kolaborasi Blue Origin, Sierra Space, Boeing, dll. Gambarkan secara menarik seperti apa pengalaman 'menginap' di orbit: pemandangan Bumi yang terus berubah, aktivitas yang bisa dilakukan (seperti di Bab 3.4), dan tantangannya." </text:span><text:span text:style-name="Emphasis"><text:span text:style-name="T1">(Tujuan: Menjelaskan wisata orbital sebagai tingkatan selanjutnya, membahas ISS sebagai contoh awal, dan fokus pada konsep stasiun/hotel komersial masa depan beserta pengembangnya).</text:span></text:span><text:span text:style-name="T1"> </text:span></text:p>
                  </text:list-item>
                </text:list>
              </text:list-item>
              <text:list-item>
                <text:p text:style-name="P12"><text:span text:style-name="Strong_20_Emphasis"><text:span text:style-name="T1">4.3. Lebih Jauh Lagi? Mimpi Wisata ke Bulan dan Mars (Visi jangka panjang)</text:span></text:span></text:p>
                <text:list>
                  <text:list-item>
                    <text:p text:style-name="P131"><text:span text:style-name="Strong_20_Emphasis"><text:span text:style-name="T1">Prompt untuk Isi Mendalam:</text:span></text:span><text:span text:style-name="T1"> "Tulis pembahasan mendalam untuk Sub-bab 4.3: 'Lebih Jauh Lagi? Mimpi Wisata ke Bulan dan Mars'. Ajak pembaca untuk melihat visi paling ambisius dalam peta wisata antariksa: perjalanan menuju benda langit lain. Fokus pada dua target utama: </text:span><text:span text:style-name="Strong_20_Emphasis"><text:span text:style-name="T1">Bulan</text:span></text:span><text:span text:style-name="T1"> dan </text:span><text:span text:style-name="Strong_20_Emphasis"><text:span text:style-name="T1">Mars</text:span></text:span><text:span text:style-name="T1">. Tekankan bahwa ini adalah tujuan jangka panjang (mungkin beberapa dekade lagi untuk wisata) yang memerlukan lompatan teknologi dan biaya yang sangat besar. Hubungkan visi ini secara kuat dengan pengembangan sistem transportasi antarplanet seperti </text:span><text:span text:style-name="Strong_20_Emphasis"><text:span text:style-name="T1">SpaceX Starship</text:span></text:span><text:span text:style-name="T1">, yang memang dirancang untuk tujuan ini. Singgung program </text:span><text:span text:style-name="Strong_20_Emphasis"><text:span text:style-name="T1">Artemis</text:span></text:span><text:span text:style-name="T1"> NASA sebagai langkah penting untuk kembali ke Bulan dan membangun kehadiran manusia di sana, yang bisa menjadi fondasi untuk aktivitas komersial termasuk wisata. Deskripsikan secara singkat daya tarik unik dari masing-masing destinasi: berjalan di permukaan Bulan dengan gravitasi rendah sambil melihat Bumi menggantung di langit hitam, atau tantangan luar biasa dan pemandangan alien di planet merah Mars. Akui kompleksitas dan tantangan besar (radiasi, durasi perjalanan, sistem pendukung kehidupan canggih), namun tutup </text:span><text:soft-page-break/><text:span text:style-name="T1">dengan nada optimis tentang upaya manusia mewujudkan mimpi besar ini." </text:span><text:span text:style-name="Emphasis"><text:span text:style-name="T1">(Tujuan: Memaparkan visi jangka panjang wisata ke Bulan dan Mars, menghubungkannya dengan teknologi masa depan (Starship) dan program eksplorasi (Artemis), sambil mengakui tantangan besarnya).</text:span></text:span><text:span text:style-name="T1"> </text:span></text:p>
                  </text:list-item>
                </text:list>
              </text:list-item>
              <text:list-item>
                <text:p text:style-name="P12"><text:span text:style-name="Strong_20_Emphasis"><text:span text:style-name="T1">4.4. Perusahaan Pelopor: Mengenal Blue Origin, Virgin Galactic, SpaceX, dll.</text:span></text:span></text:p>
                <text:list>
                  <text:list-item>
                    <text:p text:style-name="P131"><text:span text:style-name="Strong_20_Emphasis"><text:span text:style-name="T1">Prompt untuk Isi Mendalam:</text:span></text:span><text:span text:style-name="T1"> "Tulis pembahasan mendalam untuk Sub-bab 4.4: 'Perusahaan Pelopor: Mengenal Blue Origin, Virgin Galactic, SpaceX, dll.'. Berikan profil singkat namun informatif tentang perusahaan-perusahaan swasta utama yang menjadi motor penggerak di balik berbagai pilihan wisata antariksa ini. Untuk setiap perusahaan, sebutkan nama pendirinya yang ikonik, visi atau misi utama mereka terkait antariksa, teknologi/kendaraan andalan mereka, dan fokus pasar utama mereka saat ini atau di masa depan: </text:span></text:p>
                    <text:list>
                      <text:list-item>
                        <text:p text:style-name="P131"><text:span text:style-name="Strong_20_Emphasis"><text:span text:style-name="T1">Blue Origin:</text:span></text:span><text:span text:style-name="T1"> Pendiri Jeff Bezos. Visi: jutaan orang hidup dan bekerja di luar angkasa. Kendaraan: </text:span><text:span text:style-name="Strong_20_Emphasis"><text:span text:style-name="T1">New Shepard</text:span></text:span><text:span text:style-name="T1"> (suborbital), </text:span><text:span text:style-name="Strong_20_Emphasis"><text:span text:style-name="T1">New Glenn</text:span></text:span><text:span text:style-name="T1"> (orbital, dalam pengembangan), konsep </text:span><text:span text:style-name="Strong_20_Emphasis"><text:span text:style-name="T1">Orbital Reef</text:span></text:span><text:span text:style-name="T1">. Fokus: suborbital saat ini, orbital &amp; logistik di masa depan. </text:span></text:p>
                      </text:list-item>
                      <text:list-item>
                        <text:p text:style-name="P131"><text:span text:style-name="Strong_20_Emphasis"><text:span text:style-name="T1">Virgin Galactic:</text:span></text:span><text:span text:style-name="T1"> Pendiri Richard Branson. Visi: membuka akses ke luar angkasa untuk semua orang. Kendaraan: </text:span><text:span text:style-name="Strong_20_Emphasis"><text:span text:style-name="T1">VMS Eve</text:span></text:span><text:span text:style-name="T1"> (pesawat induk) &amp; </text:span><text:span text:style-name="Strong_20_Emphasis"><text:span text:style-name="T1">VSS Unity/Imagine (SpaceShipTwo)</text:span></text:span><text:span text:style-name="T1"> (pesawat roket suborbital). Fokus: pengalaman wisata suborbital premium. </text:span></text:p>
                      </text:list-item>
                      <text:list-item>
                        <text:p text:style-name="P131"><text:span text:style-name="Strong_20_Emphasis"><text:span text:style-name="T1">SpaceX:</text:span></text:span><text:span text:style-name="T1"> Pendiri Elon Musk. Visi: menjadikan manusia spesies multiplanet (kolonisasi Mars). Kendaraan: </text:span><text:span text:style-name="Strong_20_Emphasis"><text:span text:style-name="T1">Falcon 9</text:span></text:span><text:span text:style-name="T1"> (reusable, orbital), </text:span><text:span text:style-name="Strong_20_Emphasis"><text:span text:style-name="T1">Dragon</text:span></text:span><text:span text:style-name="T1"> (kapsul manusia/kargo), </text:span><text:span text:style-name="Strong_20_Emphasis"><text:span text:style-name="T1">Starship</text:span></text:span><text:span text:style-name="T1"> (super heavy lift, antarplanet, fully reusable). Fokus: peluncuran satelit, misi NASA, wisata orbital (melalui pihak ketiga seperti Axiom), dan tujuan jangka panjang ke Bulan &amp; Mars. </text:span></text:p>
                      </text:list-item>
                      <text:list-item>
                        <text:p text:style-name="P12"><text:span text:style-name="Strong_20_Emphasis"><text:span text:style-name="T1">Axiom Space:</text:span></text:span><text:span text:style-name="T1"> Dipimpin oleh mantan manajer program ISS NASA. Visi: membangun stasiun luar angkasa komersial pertama. Fokus: mengatur misi </text:span><text:soft-page-break/><text:span text:style-name="T1">pribadi/turis/peneliti ke </text:span><text:span text:style-name="Strong_20_Emphasis"><text:span text:style-name="T1">ISS</text:span></text:span><text:span text:style-name="T1"> saat ini, membangun </text:span><text:span text:style-name="Strong_20_Emphasis"><text:span text:style-name="T1">modul Axiom</text:span></text:span><text:span text:style-name="T1"> untuk dipasang di ISS, yang nantinya akan menjadi stasiun mandiri. Jelaskan bagaimana persaingan dan kolaborasi antar perusahaan ini ikut mendorong kemajuan industri." </text:span><text:span text:style-name="Emphasis"><text:span text:style-name="T1">(Tujuan: Memberikan pengenalan tentang pemain-pemain kunci industri antariksa swasta, mencakup pendiri, visi, teknologi utama, dan target pasar mereka).</text:span></text:span><text:span text:style-name="T1"> </text:span></text:p>
                      </text:list-item>
                    </text:list>
                  </text:list-item>
                </text:list>
              </text:list-item>
            </text:list>
          </text:section>
          <text:section text:style-name="Sect1" text:name="feedback-form-5">
            <text:p text:style-name="P216"/>
          </text:section>
        </text:section>
        <text:section text:style-name="Sect1" text:name="0ecaad2b8b6f0fe6">
          <text:p text:style-name="P108"/>
          <text:section text:style-name="Sect1" text:name="user-query-content-6">
            <text:p text:style-name="P238">Pada Bab 5 Tambahkan prompt pada awal bab untuk mendapatkan pengantar , pada tiap subbab/sub-subab untuk mendapatkan isi dengan pembahasan mendalam </text:p>
          </text:section>
          <text:p text:style-name="P216">Tampilkan alur berpikir</text:p>
          <text:section text:style-name="Sect2" text:name="model-response-message-contentr_0ecaad2b8b6f0fe6">
            <text:p text:style-name="P108">Oke, mari kita siapkan prompt untuk pengantar Bab 5 dan pembahasan mendalam untuk setiap sub-babnya, dengan fokus pada aspek biaya dan keterjangkauan wisata antariksa, serta mempertimbangkan waktu saat ini (April 2025).</text:p>
            <text:p text:style-name="Text_20_body"><text:span text:style-name="Strong_20_Emphasis"><text:span text:style-name="T1">Bab 5: Mahal atau Terjangkau? Biaya Liburan ke Angkasa</text:span></text:span></text:p>
            <text:list xml:id="list2532565724115214121" text:style-name="L23">
              <text:list-item>
                <text:p text:style-name="P13"><text:span text:style-name="Strong_20_Emphasis"><text:span text:style-name="T1">Prompt untuk Pengantar Bab 5:</text:span></text:span><text:span text:style-name="T1"> "Tulis paragraf pengantar yang langsung ke intinya untuk Bab 5: 'Mahal atau Terjangkau? Biaya Liburan ke Angkasa'. Mulai dengan mengakui pertanyaan besar yang pasti muncul di benak pembaca setelah melihat semua teknologi canggih dan destinasi keren: 'Wow, ini semua luar biasa! Tapi... tunggu dulu, berapa sih biayanya? Apa mungkin kita bisa ikut?' Jelaskan bahwa bab ini akan menjadi 'kasir' dari petualangan kita, membahas secara jujur dan terbuka tentang aspek finansial wisata antariksa. Sampaikan bahwa kita akan menyelidiki mengapa tiketnya bisa begitu mahal, mencoba memberikan perkiraan harga (dalam Dolar dan Rupiah per kondisi April 2025), merenungkan apakah ini akan selamanya menjadi privilise segelintir orang, dan juga mencari tahu alternatif pengalaman bertema antariksa yang lebih bersahabat dengan kantong pelajar. Siap membahas angka-angka fantastis ini?" </text:span><text:span text:style-name="Emphasis"><text:span text:style-name="T1">(Tujuan: Langsung mengatasi isu biaya, menetapkan ekspektasi untuk diskusi finansial yang realistis, menyebutkan cakupan bab (mengapa mahal, berapa harganya, masa depan, alternatif), dan menjaga nada tetap menarik).</text:span></text:span><text:span text:style-name="T1"> </text:span></text:p>
              </text:list-item>
            </text:list>
            <text:p text:style-name="P242"><text:soft-page-break/></text:p>
            <text:p text:style-name="Text_20_body"><text:span text:style-name="Strong_20_Emphasis"><text:span text:style-name="T1">Sub-bab dalam Bab 5 (Prompt untuk Isi Mendalam):</text:span></text:span></text:p>
            <text:list xml:id="list6658394772006235058" text:style-name="L24">
              <text:list-item>
                <text:p text:style-name="P14"><text:span text:style-name="Strong_20_Emphasis"><text:span text:style-name="T1">5.1. Kenapa Harganya Selangit? Faktor-faktor Biaya Wisata Antariksa</text:span></text:span></text:p>
                <text:list>
                  <text:list-item>
                    <text:p text:style-name="P132"><text:span text:style-name="Strong_20_Emphasis"><text:span text:style-name="T1">Prompt untuk Isi Mendalam:</text:span></text:span><text:span text:style-name="T1"> "Tulis pembahasan mendalam untuk Sub-bab 5.1: 'Kenapa Harganya Selangit? Faktor-faktor Biaya Wisata Antariksa'. Jelaskan secara rinci dan dengan bahasa yang mudah dipahami oleh remaja, mengapa biaya untuk mengirim seseorang (bahkan hanya untuk beberapa menit) ke luar angkasa sangatlah tinggi. Uraikan faktor-faktor utama berikut: </text:span></text:p>
                    <text:list>
                      <text:list-item>
                        <text:p text:style-name="P132"><text:span text:style-name="Strong_20_Emphasis"><text:span text:style-name="T1">Biaya Riset &amp; Pengembangan (R&amp;D) Awal yang Fantastis:</text:span></text:span><text:span text:style-name="T1"> Tekankan investasi miliaran dolar dan waktu bertahun-tahun yang diperlukan hanya untuk merancang, menguji coba, dan membuktikan keamanan satu sistem roket/pesawat antariksa. </text:span></text:p>
                      </text:list-item>
                      <text:list-item>
                        <text:p text:style-name="P132"><text:span text:style-name="Strong_20_Emphasis"><text:span text:style-name="T1">Teknologi Ekstrem &amp; Material Khusus:</text:span></text:span><text:span text:style-name="T1"> Biaya pembuatan komponen yang harus tahan kondisi luar biasa (vakum, suhu ekstrem, radiasi) dan material super kuat namun ringan. </text:span></text:p>
                      </text:list-item>
                      <text:list-item>
                        <text:p text:style-name="P132"><text:span text:style-name="Strong_20_Emphasis"><text:span text:style-name="T1">Energi &amp; Bahan Bakar:</text:span></text:span><text:span text:style-name="T1"> Jumlah energi (dan bahan bakar khusus yang mahal) yang dibutuhkan untuk melawan gravitasi Bumi sangat besar. </text:span></text:p>
                      </text:list-item>
                      <text:list-item>
                        <text:p text:style-name="P132"><text:span text:style-name="Strong_20_Emphasis"><text:span text:style-name="T1">Operasional Kompleks &amp; Padat Karya:</text:span></text:span><text:span text:style-name="T1"> Biaya untuk tim darat yang besar (insinyur, teknisi, kontrol misi), infrastruktur peluncuran, prosedur keamanan berlapis, dan pemulihan wahana. </text:span></text:p>
                      </text:list-item>
                      <text:list-item>
                        <text:p text:style-name="P132"><text:span text:style-name="Strong_20_Emphasis"><text:span text:style-name="T1">Asuransi dengan Premi Tinggi:</text:span></text:span><text:span text:style-name="T1"> Risiko yang inheren dalam perjalanan antariksa membuat biaya asuransi sangat mahal. </text:span></text:p>
                      </text:list-item>
                      <text:list-item>
                        <text:p text:style-name="P132"><text:span text:style-name="Strong_20_Emphasis"><text:span text:style-name="T1">Volume Produksi &amp; Penerbangan Rendah:</text:span></text:span><text:span text:style-name="T1"> Karena belum diproduksi massal dan frekuensi terbang masih jarang, biaya per unit/kursi belum bisa ditekan seperti industri penerbangan. </text:span></text:p>
                      </text:list-item>
                      <text:list-item>
                        <text:p text:style-name="P132"><text:span text:style-name="Strong_20_Emphasis"><text:span text:style-name="T1">Pelatihan &amp; Persiapan Penumpang:</text:span></text:span><text:span text:style-name="T1"> Biaya untuk </text:span><text:soft-page-break/><text:span text:style-name="T1">memastikan penumpang siap secara fisik dan mental. Gunakan analogi jika perlu untuk menjelaskan skala biaya ini." </text:span><text:span text:style-name="Emphasis"><text:span text:style-name="T1">(Tujuan: Memecah komponen biaya tinggi menjadi faktor-faktor yang bisa dipahami, menekankan kompleksitas dan risiko yang terlibat).</text:span></text:span><text:span text:style-name="T1"> </text:span></text:p>
                      </text:list-item>
                    </text:list>
                  </text:list-item>
                </text:list>
              </text:list-item>
              <text:list-item>
                <text:p text:style-name="P14"><text:span text:style-name="Strong_20_Emphasis"><text:span text:style-name="T1">5.2. Berapa Rupiah (atau Dolar) yang Harus Disiapkan? (Perkiraan harga untuk jenis wisata berbeda)</text:span></text:span></text:p>
                <text:list>
                  <text:list-item>
                    <text:p text:style-name="P132"><text:span text:style-name="Strong_20_Emphasis"><text:span text:style-name="T1">Prompt untuk Isi Mendalam:</text:span></text:span><text:span text:style-name="T1"> "Tulis pembahasan mendalam untuk Sub-bab 5.2: 'Berapa Rupiah (atau Dolar) yang Harus Disiapkan?'. Sajikan </text:span><text:span text:style-name="Emphasis"><text:span text:style-name="T1">perkiraan</text:span></text:span><text:span text:style-name="T1"> rentang harga tiket untuk wisata antariksa per </text:span><text:span text:style-name="Strong_20_Emphasis"><text:span text:style-name="T1">April 2025</text:span></text:span><text:span text:style-name="T1">, dengan </text:span><text:span text:style-name="Strong_20_Emphasis"><text:span text:style-name="T1">catatan tebal bahwa angka ini adalah estimasi kasar, dapat berubah sewaktu-waktu, dan tidak selalu diumumkan secara resmi oleh semua perusahaan.</text:span></text:span><text:span text:style-name="T1"> </text:span></text:p>
                    <text:list>
                      <text:list-item>
                        <text:p text:style-name="P132"><text:span text:style-name="Strong_20_Emphasis"><text:span text:style-name="T1">Wisata Suborbital:</text:span></text:span><text:span text:style-name="T1"> Berikan rentang harga tiket yang dilaporkan untuk penerbangan dengan </text:span><text:span text:style-name="Strong_20_Emphasis"><text:span text:style-name="T1">Virgin Galactic</text:span></text:span><text:span text:style-name="T1"> (misal, dimulai dari $450.000 USD) dan </text:span><text:span text:style-name="Strong_20_Emphasis"><text:span text:style-name="T1">Blue Origin</text:span></text:span><text:span text:style-name="T1"> (harga tidak selalu diumumkan, tapi diperkirakan dalam rentang yang mirip atau mungkin sedikit lebih tinggi). </text:span></text:p>
                      </text:list-item>
                      <text:list-item>
                        <text:p text:style-name="P132"><text:span text:style-name="Strong_20_Emphasis"><text:span text:style-name="T1">Wisata Orbital:</text:span></text:span><text:span text:style-name="T1"> Sebutkan perkiraan biaya per kursi untuk misi pribadi ke </text:span><text:span text:style-name="Strong_20_Emphasis"><text:span text:style-name="T1">ISS</text:span></text:span><text:span text:style-name="T1"> yang diatur oleh </text:span><text:span text:style-name="Strong_20_Emphasis"><text:span text:style-name="T1">Axiom Space</text:span></text:span><text:span text:style-name="T1"> menggunakan </text:span><text:span text:style-name="Strong_20_Emphasis"><text:span text:style-name="T1">SpaceX Crew Dragon</text:span></text:span><text:span text:style-name="T1"> (misal, dilaporkan sekitar $55 juta - $60 juta USD atau lebih). </text:span></text:p>
                      </text:list-item>
                      <text:list-item>
                        <text:p text:style-name="P132"><text:span text:style-name="Strong_20_Emphasis"><text:span text:style-name="T1">Sangat Penting:</text:span></text:span><text:span text:style-name="T1"> Lakukan </text:span><text:span text:style-name="Strong_20_Emphasis"><text:span text:style-name="T1">konversi perkiraan harga Dolar tersebut ke Rupiah</text:span></text:span><text:span text:style-name="T1"> menggunakan kurs terkini yang relevan (misalnya, $1 USD = Rp 15.800 per April 2025 - </text:span><text:span text:style-name="Emphasis"><text:span text:style-name="T1">verifikasi kurs saat penulisan aktual</text:span></text:span><text:span text:style-name="T1">). Tunjukkan hasil konversi dalam </text:span><text:span text:style-name="Strong_20_Emphasis"><text:span text:style-name="T1">miliaran Rupiah</text:span></text:span><text:span text:style-name="T1"> untuk suborbital dan </text:span><text:span text:style-name="Strong_20_Emphasis"><text:span text:style-name="T1">ratusan miliar Rupiah</text:span></text:span><text:span text:style-name="T1"> untuk orbital. Untuk memberikan skala, bandingkan harga tiket ini dengan sesuatu yang konkret dan familiar bagi pembaca di Indonesia (misalnya, 'harga tiket ke ISS setara dengan membangun puluhan sekolah' atau 'harga tiket suborbital setara dengan puluhan mobil sport mewah')." </text:span><text:span text:style-name="Emphasis"><text:span text:style-name="T1">(Tujuan: Memberikan estimasi harga tiket terbaru (per April 2025) dengan disclaimer, mengkonversikannya ke Rupiah, dan </text:span></text:span><text:soft-page-break/><text:span text:style-name="Emphasis"><text:span text:style-name="T1">memberikan perbandingan skala agar lebih terasa dampaknya).</text:span></text:span><text:span text:style-name="T1"> </text:span></text:p>
                      </text:list-item>
                    </text:list>
                  </text:list-item>
                </text:list>
              </text:list-item>
              <text:list-item>
                <text:p text:style-name="P14"><text:span text:style-name="Strong_20_Emphasis"><text:span text:style-name="T1">5.3. Hanya Untuk Orang Kaya? Prospek Biaya di Masa Depan (Akankah lebih murah?)</text:span></text:span></text:p>
                <text:list>
                  <text:list-item>
                    <text:p text:style-name="P132"><text:span text:style-name="Strong_20_Emphasis"><text:span text:style-name="T1">Prompt untuk Isi Mendalam:</text:span></text:span><text:span text:style-name="T1"> "Tulis pembahasan mendalam untuk Sub-bab 5.3: 'Hanya Untuk Orang Kaya? Prospek Biaya di Masa Depan'. Lakukan analisis yang seimbang mengenai masa depan biaya wisata antariksa dan isu aksesibilitas. Jelaskan faktor-faktor yang </text:span><text:span text:style-name="Strong_20_Emphasis"><text:span text:style-name="T1">berpotensi menurunkan biaya</text:span></text:span><text:span text:style-name="T1"> di masa depan: </text:span></text:p>
                    <text:list>
                      <text:list-item>
                        <text:p text:style-name="P132"><text:span text:style-name="Strong_20_Emphasis"><text:span text:style-name="T1">Efek Skala:</text:span></text:span><text:span text:style-name="T1"> Semakin banyak penerbangan dan semakin banyak penumpang, biaya per orang bisa turun. </text:span></text:p>
                      </text:list-item>
                      <text:list-item>
                        <text:p text:style-name="P132"><text:span text:style-name="Strong_20_Emphasis"><text:span text:style-name="T1">Peningkatan Teknologi Reusable:</text:span></text:span><text:span text:style-name="T1"> Semakin matang dan sering digunakannya roket/wahana daur ulang. </text:span></text:p>
                      </text:list-item>
                      <text:list-item>
                        <text:p text:style-name="P132"><text:span text:style-name="Strong_20_Emphasis"><text:span text:style-name="T1">Persaingan Pasar:</text:span></text:span><text:span text:style-name="T1"> Munculnya lebih banyak pemain/perusahaan yang bersaing menawarkan layanan serupa. </text:span></text:p>
                      </text:list-item>
                      <text:list-item>
                        <text:p text:style-name="P132"><text:span text:style-name="Strong_20_Emphasis"><text:span text:style-name="T1">Inovasi Berkelanjutan:</text:span></text:span><text:span text:style-name="T1"> Penemuan material baru, proses manufaktur lebih efisien, dll. Jelaskan juga faktor-faktor yang mungkin </text:span><text:span text:style-name="Strong_20_Emphasis"><text:span text:style-name="T1">membatasi penurunan biaya secara drastis:</text:span></text:span><text:span text:style-name="T1"> </text:span></text:p>
                      </text:list-item>
                      <text:list-item>
                        <text:p text:style-name="P132"><text:span text:style-name="Strong_20_Emphasis"><text:span text:style-name="T1">Hukum Fisika &amp; Energi:</text:span></text:span><text:span text:style-name="T1"> Tetap butuh energi sangat besar untuk ke angkasa. </text:span></text:p>
                      </text:list-item>
                      <text:list-item>
                        <text:p text:style-name="P132"><text:span text:style-name="Strong_20_Emphasis"><text:span text:style-name="T1">Prioritas Keselamatan:</text:span></text:span><text:span text:style-name="T1"> Standar keamanan yang sangat tinggi akan selalu memakan biaya. </text:span></text:p>
                      </text:list-item>
                      <text:list-item>
                        <text:p text:style-name="P132"><text:span text:style-name="Strong_20_Emphasis"><text:span text:style-name="T1">Kompleksitas Operasional:</text:span></text:span><text:span text:style-name="T1"> Tetap membutuhkan tim ahli dan infrastruktur mahal. Berikan kesimpulan yang realistis: Biaya kemungkinan besar akan turun dari level </text:span><text:span text:style-name="Emphasis"><text:span text:style-name="T1">astronomis</text:span></text:span><text:span text:style-name="T1"> saat ini, terutama untuk suborbital, membuatnya mungkin 'sedikit lebih terjangkau' bagi lebih banyak orang kaya atau disponsori. Namun, untuk menjadi 'terjangkau' bagi masyarakat umum seperti tiket pesawat, mungkin masih butuh waktu </text:span><text:span text:style-name="Emphasis"><text:span text:style-name="T1">sangat</text:span></text:span><text:span text:style-name="T1"> lama, jika memang memungkinkan. Hindari memberikan harapan palsu, namun tetap sampaikan adanya tren penurunan biaya." </text:span><text:span text:style-name="Emphasis"><text:span text:style-name="T1">(Tujuan: Menganalisis potensi penurunan biaya di masa depan </text:span></text:span><text:soft-page-break/><text:span text:style-name="Emphasis"><text:span text:style-name="T1">secara seimbang, membahas faktor pendorong dan penghambat, serta memberikan pandangan realistis tentang aksesibilitas jangka panjang).</text:span></text:span><text:span text:style-name="T1"> </text:span></text:p>
                      </text:list-item>
                    </text:list>
                  </text:list-item>
                </text:list>
              </text:list-item>
              <text:list-item>
                <text:p text:style-name="P14"><text:span text:style-name="Strong_20_Emphasis"><text:span text:style-name="T1">5.4. Alternatif 'Hemat': Pengalaman Simulasi atau Wisata Terkait Antariksa di Bumi</text:span></text:span></text:p>
                <text:list>
                  <text:list-item>
                    <text:p text:style-name="P132"><text:span text:style-name="Strong_20_Emphasis"><text:span text:style-name="T1">Prompt untuk Isi Mendalam:</text:span></text:span><text:span text:style-name="T1"> "Tulis pembahasan mendalam untuk Sub-bab 5.4: 'Alternatif 'Hemat': Pengalaman Simulasi atau Wisata Terkait Antariksa di Bumi'. Berikan solusi praktis dan inspiratif bagi remaja yang tertarik dengan antariksa namun (jelas) belum mampu membeli tiket miliaran Rupiah. Jelaskan berbagai cara untuk tetap merasakan 'keajaiban' antariksa dari Bumi: </text:span></text:p>
                    <text:list>
                      <text:list-item>
                        <text:p text:style-name="P132"><text:span text:style-name="Strong_20_Emphasis"><text:span text:style-name="T1">Penerbangan Parabola (Zero-G Flight):</text:span></text:span><text:span text:style-name="T1"> Jelaskan sebagai cara paling realistis merasakan mikrogravitasi tanpa ke angkasa (sebutkan perkiraan biayanya yang masih mahal tapi jauh di bawah tiket antariksa). </text:span></text:p>
                      </text:list-item>
                      <text:list-item>
                        <text:p text:style-name="P132"><text:span text:style-name="Strong_20_Emphasis"><text:span text:style-name="T1">Kunjungan ke Pusat Sains &amp; Teknologi:</text:span></text:span><text:span text:style-name="T1"> Contoh spesifik jika ada di Indonesia (misalnya PP-IPTEK, Taman Pintar) atau luar negeri yang memiliki pameran antariksa interaktif, simulator sederhana, atau planetarium. </text:span></text:p>
                      </text:list-item>
                      <text:list-item>
                        <text:p text:style-name="P132"><text:span text:style-name="Strong_20_Emphasis"><text:span text:style-name="T1">Planetarium &amp; Observatorium:</text:span></text:span><text:span text:style-name="T1"> Tempat untuk melihat simulasi langit, pertunjukan bintang, dan mengamati benda langit langsung melalui teleskop (sebutkan contoh di Indonesia jika ada, seperti Observatorium Bosscha). </text:span></text:p>
                      </text:list-item>
                      <text:list-item>
                        <text:p text:style-name="P132"><text:span text:style-name="Strong_20_Emphasis"><text:span text:style-name="T1">Space Camp atau Workshop Sains:</text:span></text:span><text:span text:style-name="T1"> Cari informasi apakah ada program sejenis di Indonesia atau program online internasional yang bisa diikuti. </text:span></text:p>
                      </text:list-item>
                      <text:list-item>
                        <text:p text:style-name="P132"><text:span text:style-name="Strong_20_Emphasis"><text:span text:style-name="T1">Wisata Astronomi / Dark Sky:</text:span></text:span><text:span text:style-name="T1"> Mengunjungi lokasi minim polusi cahaya untuk menikmati keindahan langit malam, Bima Sakti, dll. </text:span></text:p>
                      </text:list-item>
                      <text:list-item>
                        <text:p text:style-name="P132"><text:span text:style-name="Strong_20_Emphasis"><text:span text:style-name="T1">Mengikuti Komunitas Astronomi Amatir:</text:span></text:span><text:span text:style-name="T1"> Bergabung dengan klub untuk belajar dan mengamati bersama. </text:span></text:p>
                      </text:list-item>
                      <text:list-item>
                        <text:p text:style-name="P132"><text:span text:style-name="Strong_20_Emphasis"><text:span text:style-name="T1">Menonton Film Dokumenter &amp; Konten Online:</text:span></text:span><text:span text:style-name="T1"> Sumber belajar yang sangat mudah diakses. </text:span></text:p>
                      </text:list-item>
                      <text:list-item>
                        <text:p text:style-name="P14"><text:span text:style-name="Strong_20_Emphasis"><text:span text:style-name="T1">Menyaksikan Peluncuran Roket:</text:span></text:span><text:span text:style-name="T1"> Jika ada kesempatan (meski sulit dari Indonesia), atau melalui siaran langsung </text:span><text:soft-page-break/><text:span text:style-name="T1">online. Tekankan bahwa semangat eksplorasi dan kecintaan pada antariksa bisa dipupuk melalui banyak cara yang terjangkau." </text:span><text:span text:style-name="Emphasis"><text:span text:style-name="T1">(Tujuan: Memberikan daftar alternatif pengalaman antariksa yang realistis dan terjangkau bagi target pembaca, serta memotivasi mereka untuk tetap mengejar minatnya).</text:span></text:span><text:span text:style-name="T1"> </text:span></text:p>
                      </text:list-item>
                    </text:list>
                  </text:list-item>
                </text:list>
              </text:list-item>
            </text:list>
          </text:section>
          <text:section text:style-name="Sect1" text:name="feedback-form-6">
            <text:p text:style-name="P216"/>
          </text:section>
        </text:section>
        <text:section text:style-name="Sect1" text:name="cacc7d1d750a7fcc">
          <text:p text:style-name="P108"/>
          <text:section text:style-name="Sect1" text:name="user-query-content-7">
            <text:p text:style-name="P238">Pada Bab 6 Tambahkan prompt pada awal bab untuk mendapatkan pengantar , pada tiap subbab/sub-subab untuk mendapatkan isi dengan pembahasan mendalam </text:p>
          </text:section>
          <text:p text:style-name="P216">Tampilkan alur berpikir</text:p>
          <text:section text:style-name="Sect2" text:name="model-response-message-contentr_cacc7d1d750a7fcc">
            <text:p text:style-name="P108">Baik, mari kita siapkan prompt untuk pengantar Bab 6 dan pembahasan mendalam untuk setiap sub-babnya, dengan fokus pada persiapan yang diperlukan dan aspek krusial keamanan dalam wisata antariksa, per April 2025.</text:p>
            <text:p text:style-name="Text_20_body"><text:span text:style-name="Strong_20_Emphasis"><text:span text:style-name="T1">Bab 6: Siap Meluncur! Persiapan dan Keamanan</text:span></text:span></text:p>
            <text:list xml:id="list3510997347411824061" text:style-name="L25">
              <text:list-item>
                <text:p text:style-name="P15"><text:span text:style-name="Strong_20_Emphasis"><text:span text:style-name="T1">Prompt untuk Pengantar Bab 6:</text:span></text:span><text:span text:style-name="T1"> "Tulis paragraf pengantar yang informatif untuk Bab 6: 'Siap Meluncur! Persiapan dan Keamanan'. Awali dengan merangkum perjalanan sejauh ini: 'Kita sudah menjelajahi teknologinya, membayangkan sensasinya, memetakan destinasinya, bahkan mengintip label harganya. Tapi, tunggu dulu! Perjalanan ke luar angkasa bukanlah liburan biasa ke pantai yang tinggal bawa koper.' Jelaskan bahwa bab ini akan membahas dua aspek yang sangat penting dan tidak boleh diremehkan: </text:span><text:span text:style-name="Strong_20_Emphasis"><text:span text:style-name="T1">persiapan</text:span></text:span><text:span text:style-name="T1"> yang harus dilakukan oleh setiap calon turis antariksa, dan yang paling utama, </text:span><text:span text:style-name="Strong_20_Emphasis"><text:span text:style-name="T1">keamanan (safety)</text:span></text:span><text:span text:style-name="T1">. Sampaikan bahwa kita akan mengupas tuntas syarat-syarat fisik dan mental yang diperlukan, jenis latihan dan simulasi yang wajib diikuti, membahas secara terbuka risiko-risiko yang ada dalam petualangan ini (per April 2025), serta bagaimana perusahaan dan sistem dirancang untuk mengatasi keadaan darurat. Tekankan bahwa di balik semua kegembiraan, keselamatan adalah prioritas nomor satu." </text:span><text:span text:style-name="Emphasis"><text:span text:style-name="T1">(Tujuan: Menetapkan fokus bab pada persiapan dan keamanan, menekankan bahwa ini bukan liburan biasa, dan memberikan gambaran tentang topik yang akan dibahas: syarat, latihan, risiko, dan prosedur </text:span></text:span><text:soft-page-break/><text:span text:style-name="Emphasis"><text:span text:style-name="T1">darurat).</text:span></text:span><text:span text:style-name="T1"> </text:span></text:p>
              </text:list-item>
            </text:list>
            <text:p text:style-name="P242"/>
            <text:p text:style-name="Text_20_body"><text:span text:style-name="Strong_20_Emphasis"><text:span text:style-name="T1">Sub-bab dalam Bab 6 (Prompt untuk Isi Mendalam):</text:span></text:span></text:p>
            <text:list xml:id="list7654832331617117084" text:style-name="L26">
              <text:list-item>
                <text:p text:style-name="P16"><text:span text:style-name="Strong_20_Emphasis"><text:span text:style-name="T1">6.1. Bukan Liburan Biasa: Apa Saja yang Perlu Disiapkan? (Kesehatan fisik &amp; mental)</text:span></text:span></text:p>
                <text:list>
                  <text:list-item>
                    <text:p text:style-name="P133"><text:span text:style-name="Strong_20_Emphasis"><text:span text:style-name="T1">Prompt untuk Isi Mendalam:</text:span></text:span><text:span text:style-name="T1"> "Tulis pembahasan mendalam untuk Sub-bab 6.1: 'Bukan Liburan Biasa: Apa Saja yang Perlu Disiapkan? (Kesehatan fisik &amp; mental)'. Jelaskan secara detail mengapa calon turis antariksa perlu memenuhi kriteria kesehatan tertentu, jauh lebih ketat daripada sekadar naik pesawat. Uraikan dua area utama: </text:span></text:p>
                    <text:list>
                      <text:list-item>
                        <text:p text:style-name="P133"><text:span text:style-name="Strong_20_Emphasis"><text:span text:style-name="T1">Kebugaran dan Kesehatan Fisik:</text:span></text:span><text:span text:style-name="T1"> Jelaskan perlunya pemeriksaan medis komprehensif. Terangkan </text:span><text:span text:style-name="Emphasis"><text:span text:style-name="T1">mengapa</text:span></text:span><text:span text:style-name="T1"> kondisi fisik dasar yang baik itu penting: kemampuan tubuh menahan tekanan G-force (saat peluncuran/pendaratan), kemampuan adaptasi terhadap lingkungan mikrogravitasi (meski singkat), dan tidak adanya kondisi medis serius yang bisa menjadi darurat di lingkungan terisolasi dan sulit dijangkau (misalnya, masalah jantung, paru-paru, atau kondisi kronis tak terkontrol lainnya). Jelaskan bahwa standarnya mungkin tidak seketat astronaut NASA, tapi tetap ada batas minimal. </text:span></text:p>
                      </text:list-item>
                      <text:list-item>
                        <text:p text:style-name="P133"><text:span text:style-name="Strong_20_Emphasis"><text:span text:style-name="T1">Kesiapan dan Ketahanan Mental:</text:span></text:span><text:span text:style-name="T1"> Terangkan bahwa perjalanan antariksa adalah pengalaman ekstrem yang bisa memicu stres atau kecemasan. Jelaskan pentingnya calon turis memiliki kondisi mental yang stabil, kemampuan mengelola stres, tidak cenderung panik, mampu mengikuti instruksi di bawah tekanan, dan siap secara psikologis menghadapi sensasi yang tidak biasa atau potensi situasi tak terduga. Singgung kemungkinan adanya evaluasi psikologis sebagai bagian dari seleksi." </text:span><text:span text:style-name="Emphasis"><text:span text:style-name="T1">(Tujuan: Merinci persyaratan kesehatan fisik dan mental bagi turis antariksa, menjelaskan alasan di balik persyaratan tersebut terkait dengan kondisi </text:span></text:span><text:soft-page-break/><text:span text:style-name="Emphasis"><text:span text:style-name="T1">penerbangan).</text:span></text:span><text:span text:style-name="T1"> </text:span></text:p>
                      </text:list-item>
                    </text:list>
                  </text:list-item>
                </text:list>
              </text:list-item>
              <text:list-item>
                <text:p text:style-name="P16"><text:span text:style-name="Strong_20_Emphasis"><text:span text:style-name="T1">6.2. Latihan Wajib: Simulasi dan Pembekalan Sebelum Terbang</text:span></text:span></text:p>
                <text:list>
                  <text:list-item>
                    <text:p text:style-name="P133"><text:span text:style-name="Strong_20_Emphasis"><text:span text:style-name="T1">Prompt untuk Isi Mendalam:</text:span></text:span><text:span text:style-name="T1"> "Tulis pembahasan mendalam untuk Sub-bab 6.2: 'Latihan Wajib: Simulasi dan Pembekalan Sebelum Terbang'. Deskripsikan jenis-jenis pelatihan standar yang harus dijalani oleh turis antariksa sebelum mereka diizinkan terbang (intensitas dan durasi bervariasi antara suborbital dan orbital). Rinci beberapa elemen kunci pelatihan: </text:span></text:p>
                    <text:list>
                      <text:list-item>
                        <text:p text:style-name="P133"><text:span text:style-name="Strong_20_Emphasis"><text:span text:style-name="T1">Pembekalan Kelas/Teori:</text:span></text:span><text:span text:style-name="T1"> Penjelasan tentang wahana, profil misi (tahapan penerbangan), apa yang akan dialami, dan protokol komunikasi. </text:span></text:p>
                      </text:list-item>
                      <text:list-item>
                        <text:p text:style-name="P133"><text:span text:style-name="Strong_20_Emphasis"><text:span text:style-name="T1">Pengenalan Wahana &amp; Kabin:</text:span></text:span><text:span text:style-name="T1"> Familiarisasi dengan tata letak kabin, kursi, sabuk pengaman, jendela, dan antarmuka sederhana (jika ada). </text:span></text:p>
                      </text:list-item>
                      <text:list-item>
                        <text:p text:style-name="P133"><text:span text:style-name="Strong_20_Emphasis"><text:span text:style-name="T1">Simulasi G-Force (jika ada):</text:span></text:span><text:span text:style-name="T1"> Penjelasan tentang latihan menggunakan </text:span><text:span text:style-name="Emphasis"><text:span text:style-name="T1">centrifuge</text:span></text:span><text:span text:style-name="T1"> untuk merasakan simulasi G-force dan melatih teknik pernapasan khusus (AGSM - Anti-G Straining Maneuver) untuk menjaga kesadaran. </text:span></text:p>
                      </text:list-item>
                      <text:list-item>
                        <text:p text:style-name="P133"><text:span text:style-name="Strong_20_Emphasis"><text:span text:style-name="T1">Simulasi Mikrogravitasi (jika ada):</text:span></text:span><text:span text:style-name="T1"> Latihan singkat di penerbangan parabola atau metode lain untuk membiasakan diri dengan sensasi melayang dan bergerak di tanpa bobot. </text:span></text:p>
                      </text:list-item>
                      <text:list-item>
                        <text:p text:style-name="P133"><text:span text:style-name="Strong_20_Emphasis"><text:span text:style-name="T1">Latihan Prosedur Keselamatan &amp; Darurat:</text:span></text:span><text:span text:style-name="T1"> Ini bagian paling penting. Simulasi cara memakai peralatan darurat (masker oksigen), cara keluar dari wahana saat di darat (evakuasi), dan bagaimana bereaksi terhadap alarm atau instruksi darurat dari kru/darat. Sebutkan bahwa tujuan utama pelatihan ini adalah membekali turis dengan pengetahuan dan keterampilan dasar untuk menjalani penerbangan dengan aman dan nyaman." </text:span><text:span text:style-name="Emphasis"><text:span text:style-name="T1">(Tujuan: Mendeskripsikan komponen-komponen utama pelatihan turis antariksa, termasuk teori, simulasi fisik, dan latihan prosedur darurat).</text:span></text:span><text:span text:style-name="T1"> </text:span></text:p>
                      </text:list-item>
                    </text:list>
                  </text:list-item>
                </text:list>
              </text:list-item>
              <text:list-item>
                <text:p text:style-name="P16"><text:span text:style-name="Strong_20_Emphasis"><text:span text:style-name="T1">6.3. Seberapa Aman Perjalanan Ini? Risiko dan Upaya Mitigasi (Radiasi, debris, kegagalan teknis)</text:span></text:span></text:p>
                <text:list>
                  <text:list-item>
                    <text:p text:style-name="P133"><text:span text:style-name="Strong_20_Emphasis"><text:span text:style-name="T1">Prompt untuk Isi Mendalam:</text:span></text:span><text:span text:style-name="T1"> "Tulis pembahasan mendalam </text:span><text:soft-page-break/><text:span text:style-name="T1">untuk Sub-bab 6.3: 'Seberapa Aman Perjalanan Ini? Risiko dan Upaya Mitigasi'. Lakukan diskusi yang jujur dan berimbang mengenai risiko inheren dalam wisata antariksa, berdasarkan pemahaman hingga </text:span><text:span text:style-name="Strong_20_Emphasis"><text:span text:style-name="T1">April 2025</text:span></text:span><text:span text:style-name="T1">. Tegaskan bahwa meskipun perusahaan berusaha keras, risiko tidak pernah bisa nol. Jelaskan kategori risiko utama: </text:span></text:p>
                    <text:list>
                      <text:list-item>
                        <text:p text:style-name="P133"><text:span text:style-name="Strong_20_Emphasis"><text:span text:style-name="T1">Kegagalan Perangkat Keras (Hardware):</text:span></text:span><text:span text:style-name="T1"> Risiko kegagalan pada roket saat peluncuran, masalah pada wahana saat di angkasa (sistem pendukung kehidupan, kontrol, daya), atau kegagalan saat fase kritis kembali ke Bumi (misalnya, perisai panas, parasut). </text:span></text:p>
                      </text:list-item>
                      <text:list-item>
                        <text:p text:style-name="P133"><text:span text:style-name="Strong_20_Emphasis"><text:span text:style-name="T1">Bahaya Lingkungan Antariksa:</text:span></text:span><text:span text:style-name="T1"> </text:span></text:p>
                        <text:list>
                          <text:list-item>
                            <text:p text:style-name="P133"><text:span text:style-name="Strong_20_Emphasis"><text:span text:style-name="T1">Sampah Antariksa (Orbital Debris):</text:span></text:span><text:span text:style-name="T1"> Jelaskan bahaya tabrakan dengan objek buatan manusia (dari satelit tua, pecahan roket) yang melaju sangat cepat, terutama untuk misi orbital. </text:span></text:p>
                          </text:list-item>
                          <text:list-item>
                            <text:p text:style-name="P133"><text:span text:style-name="Strong_20_Emphasis"><text:span text:style-name="T1">Radiasi:</text:span></text:span><text:span text:style-name="T1"> Jelaskan dua sumber utama (radiasi kosmik galaksi dari luar tata surya dan partikel energi tinggi dari Matahari/badai matahari). Tekankan risiko lebih tinggi untuk misi orbital jangka panjang dan di luar pelindung magnetosfer Bumi. </text:span></text:p>
                          </text:list-item>
                        </text:list>
                      </text:list-item>
                      <text:list-item>
                        <text:p text:style-name="P133"><text:span text:style-name="Strong_20_Emphasis"><text:span text:style-name="T1">Faktor Manusia &amp; Operasional:</text:span></text:span><text:span text:style-name="T1"> Risiko kesalahan dalam prosedur atau keputusan operasional. Setelah memaparkan risiko, jelaskan secara detail </text:span><text:span text:style-name="Strong_20_Emphasis"><text:span text:style-name="T1">upaya mitigasi</text:span></text:span><text:span text:style-name="T1"> yang dilakukan industri: </text:span></text:p>
                        <text:list>
                          <text:list-item>
                            <text:p text:style-name="P133"><text:span text:style-name="Strong_20_Emphasis"><text:span text:style-name="T1">Desain dengan Redundansi:</text:span></text:span><text:span text:style-name="T1"> Sistem kritis memiliki cadangan (backup). </text:span></text:p>
                          </text:list-item>
                          <text:list-item>
                            <text:p text:style-name="P133"><text:span text:style-name="Strong_20_Emphasis"><text:span text:style-name="T1">Pengujian Berulang &amp; Kualifikasi Ketat:</text:span></text:span><text:span text:style-name="T1"> Proses panjang untuk memastikan komponen dan sistem bekerja sesuai harapan dalam kondisi ekstrem. </text:span></text:p>
                          </text:list-item>
                          <text:list-item>
                            <text:p text:style-name="P133"><text:span text:style-name="Strong_20_Emphasis"><text:span text:style-name="T1">Pemilihan Material &amp; Perisai Pelindung:</text:span></text:span><text:span text:style-name="T1"> Melindungi dari suhu, tekanan, dan sebagian dampak kecil/radiasi. </text:span></text:p>
                          </text:list-item>
                          <text:list-item>
                            <text:p text:style-name="P133"><text:span text:style-name="Strong_20_Emphasis"><text:span text:style-name="T1">Sistem Pelacakan Debris &amp; Manuver Penghindaran:</text:span></text:span><text:span text:style-name="T1"> Upaya untuk menghindari tabrakan di orbit. </text:span></text:p>
                          </text:list-item>
                          <text:list-item>
                            <text:p text:style-name="P133"><text:soft-page-break/><text:span text:style-name="Strong_20_Emphasis"><text:span text:style-name="T1">Protokol Keselamatan yang Ketat:</text:span></text:span><text:span text:style-name="T1"> Checklist, kriteria peluncuran, pelatihan kru. Simpulkan bahwa tujuannya adalah membuat risiko serendah mungkin (As Low As Reasonably Practicable - ALARP)." </text:span><text:span text:style-name="Emphasis"><text:span text:style-name="T1">(Tujuan: Mengidentifikasi risiko utama secara realistis (kegagalan hardware, lingkungan antariksa), lalu menjelaskan berbagai strategi dan teknologi yang digunakan untuk meminimalkan risiko tersebut).</text:span></text:span><text:span text:style-name="T1"> </text:span></text:p>
                          </text:list-item>
                        </text:list>
                      </text:list-item>
                    </text:list>
                  </text:list-item>
                </text:list>
              </text:list-item>
              <text:list-item>
                <text:p text:style-name="P16"><text:span text:style-name="Strong_20_Emphasis"><text:span text:style-name="T1">6.4. Jika Terjadi Sesuatu: Prosedur Darurat</text:span></text:span></text:p>
                <text:list>
                  <text:list-item>
                    <text:p text:style-name="P133"><text:span text:style-name="Strong_20_Emphasis"><text:span text:style-name="T1">Prompt untuk Isi Mendalam:</text:span></text:span><text:span text:style-name="T1"> "Tulis pembahasan mendalam untuk Sub-bab 6.4: 'Jika Terjadi Sesuatu: Prosedur Darurat'. Jelaskan berbagai sistem dan rencana kontingensi yang ada untuk melindungi penumpang jika skenario terburuk terjadi pada berbagai fase misi. Berikan contoh konkret: </text:span></text:p>
                    <text:list>
                      <text:list-item>
                        <text:p text:style-name="P133"><text:span text:style-name="Strong_20_Emphasis"><text:span text:style-name="T1">Sistem Pembatalan Peluncuran (Launch Abort System - LAS):</text:span></text:span><text:span text:style-name="T1"> Jelaskan cara kerja sistem ini pada kapsul penumpang (seperti Crew Dragon, New Shepard, Starliner, Orion). Gambarkan bagaimana sistem ini dapat secara otomatis atau manual 'menarik' kapsul menjauh dari roket pendorong yang bermasalah dalam hitungan detik saat masih di landasan atau di awal pendakian. Tekankan ini sebagai jaring pengaman krusial fase awal. </text:span></text:p>
                      </text:list-item>
                      <text:list-item>
                        <text:p text:style-name="P133"><text:span text:style-name="Strong_20_Emphasis"><text:span text:style-name="T1">Opsi Pembatalan Misi (Abort Modes):</text:span></text:span><text:span text:style-name="T1"> Jelaskan bahwa ada berbagai skenario pembatalan yang direncanakan jika masalah terjadi setelah mencapai orbit atau dalam perjalanan (misalnya, 'Abort to Orbit', 'Return to Launch Site', 'Contingency Landing Zones'), tergantung jenis wahana dan fase misi. </text:span></text:p>
                      </text:list-item>
                      <text:list-item>
                        <text:p text:style-name="P133"><text:span text:style-name="Strong_20_Emphasis"><text:span text:style-name="T1">Prosedur Evakuasi di Landasan:</text:span></text:span><text:span text:style-name="T1"> Jelaskan sistem seperti lengan ayun atau bahkan 'zip line' yang dirancang untuk evakuasi cepat kru/penumpang dari puncak roket sebelum peluncuran jika ada masalah di darat. </text:span></text:p>
                      </text:list-item>
                      <text:list-item>
                        <text:p text:style-name="P133"><text:span text:style-name="Strong_20_Emphasis"><text:span text:style-name="T1">Peralatan Keselamatan di Kabin:</text:span></text:span><text:span text:style-name="T1"> Singgung kembali fungsi pakaian antariksa (jika dipakai, seperti pada misi orbital) sebagai backup life support, dan ketersediaan </text:span><text:soft-page-break/><text:span text:style-name="T1">sistem oksigen darurat. </text:span></text:p>
                      </text:list-item>
                      <text:list-item>
                        <text:p text:style-name="P16"><text:span text:style-name="Strong_20_Emphasis"><text:span text:style-name="T1">Peran Tim Pendukung:</text:span></text:span><text:span text:style-name="T1"> Tekankan pentingnya kru yang terlatih (jika ada) dan tim besar di Pusat Kendali Misi yang terus memantau, siap mengambil alih kontrol (jika memungkinkan), dan memandu prosedur darurat. Sampaikan pesan bahwa meskipun menakutkan, persiapan untuk kemungkinan terburuk adalah bagian integral dari desain misi antariksa." </text:span><text:span text:style-name="Emphasis"><text:span text:style-name="T1">(Tujuan: Menjelaskan sistem dan prosedur darurat spesifik yang ada (LAS, abort modes, evakuasi darat), serta peran tim pendukung, untuk memberikan keyakinan bahwa keselamatan menjadi pertimbangan utama).</text:span></text:span><text:span text:style-name="T1"> </text:span></text:p>
                      </text:list-item>
                    </text:list>
                  </text:list-item>
                </text:list>
              </text:list-item>
            </text:list>
          </text:section>
          <text:section text:style-name="Sect1" text:name="feedback-form-7">
            <text:p text:style-name="P216"/>
          </text:section>
        </text:section>
        <text:section text:style-name="Sect1" text:name="85ea0d0ef0080d7f">
          <text:p text:style-name="P108"/>
          <text:section text:style-name="Sect1" text:name="user-query-content-8">
            <text:p text:style-name="P238">Pada Bab 7 Tambahkan prompt pada awal bab untuk mendapatkan pengantar , pada tiap subbab/sub-subab untuk mendapatkan isi dengan pembahasan mendalam </text:p>
          </text:section>
          <text:p text:style-name="P216">Tampilkan alur berpikir</text:p>
          <text:section text:style-name="Sect2" text:name="model-response-message-contentr_85ea0d0ef0080d7f">
            <text:p text:style-name="P108">Oke, mari kita siapkan prompt untuk pengantar Bab 7 dan pembahasan mendalam untuk setiap sub-babnya, yang akan melihat ke masa depan wisata antariksa, dampaknya, peluang karir, dan menjawab pertanyaan kunci buku untuk remaja Indonesia, dengan mempertimbangkan waktu saat ini (April 2025).</text:p>
            <text:p text:style-name="Text_20_body"><text:span text:style-name="Strong_20_Emphasis"><text:span text:style-name="T1">Bab 7: Masa Depan di Depan Mata: Kapan Giliran Kita?</text:span></text:span></text:p>
            <text:list xml:id="list3667687173069322972" text:style-name="L27">
              <text:list-item>
                <text:p text:style-name="P17"><text:span text:style-name="Strong_20_Emphasis"><text:span text:style-name="T1">Prompt untuk Pengantar Bab 7:</text:span></text:span><text:span text:style-name="T1"> "Tulis paragraf pengantar yang inspiratif dan memandang ke depan untuk Bab 7: 'Masa Depan di Depan Mata: Kapan Giliran Kita?'. Awali dengan merangkum keseluruhan perjalanan buku ini: 'Kita sudah diajak bermimpi, memahami teknologi roket, merasakan sensasi melayang, menjelajahi peta destinasi antariksa, mengintip label harganya yang fantastis, dan memahami pentingnya persiapan serta keamanan. Kini, tiba saatnya kita mengarahkan pandangan jauh ke depan!' Jelaskan bahwa bab terakhir ini akan menjadi jendela menuju masa depan wisata antariksa: Inovasi teknologi apa lagi yang sedang dikembangkan? Akankah pilihan tujuan semakin beragam? Apa dampak positif dan negatifnya bagi dunia kita? </text:span><text:soft-page-break/><text:span text:style-name="T1">Bagaimana kamu bisa menjadi bagian dari era baru ini? Dan yang terpenting, bab ini akan mencoba menjawab pertanyaan yang menggantung di judul buku kita, khusus untuk kamu, para remaja Indonesia: Kapan giliran kita benar-benar bisa ikut dalam petualangan luar biasa ini? Mari kita bersama-sama meneropong masa depan!" </text:span><text:span text:style-name="Emphasis"><text:span text:style-name="T1">(Tujuan: Memberikan rangkuman singkat perjalanan buku, menetapkan fokus bab pada masa depan, dampak, karir, dan menjawab pertanyaan utama buku secara spesifik untuk target pembaca, serta membangkitkan rasa ingin tahu untuk bagian akhir).</text:span></text:span><text:span text:style-name="T1"> </text:span></text:p>
              </text:list-item>
            </text:list>
            <text:p text:style-name="P242"/>
            <text:p text:style-name="Text_20_body"><text:span text:style-name="Strong_20_Emphasis"><text:span text:style-name="T1">Sub-bab dalam Bab 7 (Prompt untuk Isi Mendalam):</text:span></text:span></text:p>
            <text:list xml:id="list8935197418196755663" text:style-name="L28">
              <text:list-item>
                <text:p text:style-name="P18"><text:span text:style-name="Strong_20_Emphasis"><text:span text:style-name="T1">7.1. Teknologi Semakin Maju: Inovasi yang Akan Mengubah Permainan</text:span></text:span></text:p>
                <text:list>
                  <text:list-item>
                    <text:p text:style-name="P134"><text:span text:style-name="Strong_20_Emphasis"><text:span text:style-name="T1">Prompt untuk Isi Mendalam:</text:span></text:span><text:span text:style-name="T1"> "Tulis pembahasan mendalam untuk Sub-bab 7.1: 'Teknologi Semakin Maju: Inovasi yang Akan Mengubah Permainan'. Fokus pada prediksi dan tren inovasi teknologi antariksa yang paling menjanjikan (berdasarkan riset dan pengembangan terkini per April 2025) dan bagaimana hal itu bisa mengubah lanskap wisata antariksa di dekade-dekade mendatang: </text:span></text:p>
                    <text:list>
                      <text:list-item>
                        <text:p text:style-name="P134"><text:span text:style-name="Strong_20_Emphasis"><text:span text:style-name="T1">Revolusi Reusabilitas Penuh:</text:span></text:span><text:span text:style-name="T1"> Jelaskan potensi sistem seperti </text:span><text:span text:style-name="Strong_20_Emphasis"><text:span text:style-name="T1">SpaceX Starship</text:span></text:span><text:span text:style-name="T1"> yang dirancang 100% dapat digunakan kembali (kedua tingkatannya). Terangkan bagaimana keberhasilan teknologi ini bisa menjadi kunci penurunan biaya peluncuran secara drastis. </text:span></text:p>
                      </text:list-item>
                      <text:list-item>
                        <text:p text:style-name="P134"><text:span text:style-name="Strong_20_Emphasis"><text:span text:style-name="T1">Perjalanan Hipersonik Bumi-ke-Bumi:</text:span></text:span><text:span text:style-name="T1"> Singgung konsep penggunaan teknologi roket suborbital/orbital untuk perjalanan super cepat antar titik di Bumi, dan bagaimana ini bisa menjadi pasar baru atau 'efek samping' dari kemajuan teknologi antariksa. </text:span></text:p>
                      </text:list-item>
                      <text:list-item>
                        <text:p text:style-name="P134"><text:span text:style-name="Strong_20_Emphasis"><text:span text:style-name="T1">Terobosan Propulsi:</text:span></text:span><text:span text:style-name="T1"> Jelaskan secara sederhana potensi sistem pendorong masa depan yang lebih efisien dari roket kimia saat ini (misalnya, </text:span><text:span text:style-name="Strong_20_Emphasis"><text:span text:style-name="T1">propulsi nuklir</text:span></text:span><text:span text:style-name="T1"> - termal atau elektrik, </text:span><text:span text:style-name="Strong_20_Emphasis"><text:span text:style-name="T1">layar surya</text:span></text:span><text:span text:style-name="T1"> untuk perjalanan jauh tanpa bahan bakar, atau konsep lain yang sedang diteliti) dan </text:span><text:soft-page-break/><text:span text:style-name="T1">bagaimana ini bisa mempercepat perjalanan ke tujuan yang lebih jauh. </text:span></text:p>
                      </text:list-item>
                      <text:list-item>
                        <text:p text:style-name="P134"><text:span text:style-name="Strong_20_Emphasis"><text:span text:style-name="T1">Peran Kecerdasan Buatan (AI):</text:span></text:span><text:span text:style-name="T1"> Bagaimana AI dapat meningkatkan otomatisasi, keamanan (analisis data, prediksi anomali), efisiensi operasional, dan bahkan pengalaman penumpang. </text:span></text:p>
                      </text:list-item>
                      <text:list-item>
                        <text:p text:style-name="P134"><text:span text:style-name="Strong_20_Emphasis"><text:span text:style-name="T1">Manufaktur &amp; Sumber Daya In-Situ:</text:span></text:span><text:span text:style-name="T1"> Potensi membangun atau mencetak 3D komponen/habitat di luar angkasa atau menggunakan sumber daya dari Bulan/asteroid untuk mengurangi ketergantungan pasokan dari Bumi. Tekankan bagaimana kombinasi inovasi ini bertujuan membuat akses ke angkasa lebih murah, lebih cepat, dan lebih berkelanjutan." </text:span><text:span text:style-name="Emphasis"><text:span text:style-name="T1">(Tujuan: Menjelaskan tren inovasi teknologi kunci masa depan (reusabilitas penuh, propulsi baru, AI, dll.) dan potensi dampaknya pada wisata antariksa).</text:span></text:span><text:span text:style-name="T1"> </text:span></text:p>
                      </text:list-item>
                    </text:list>
                  </text:list-item>
                </text:list>
              </text:list-item>
              <text:list-item>
                <text:p text:style-name="P18"><text:span text:style-name="Strong_20_Emphasis"><text:span text:style-name="T1">7.2. Lebih Banyak Tujuan, Lebih Banyak Pilihan?</text:span></text:span></text:p>
                <text:list>
                  <text:list-item>
                    <text:p text:style-name="P134"><text:span text:style-name="Strong_20_Emphasis"><text:span text:style-name="T1">Prompt untuk Isi Mendalam:</text:span></text:span><text:span text:style-name="T1"> "Tulis pembahasan mendalam untuk Sub-bab 7.2: 'Lebih Banyak Tujuan, Lebih Banyak Pilihan?'. Proyeksikan bagaimana 'menu' destinasi wisata antariksa dapat berkembang di masa depan, melampaui pilihan suborbital dan kunjungan terbatas ke ISS saat ini: </text:span></text:p>
                    <text:list>
                      <text:list-item>
                        <text:p text:style-name="P134"><text:span text:style-name="Strong_20_Emphasis"><text:span text:style-name="T1">Era Stasiun Luar Angkasa Komersial:</text:span></text:span><text:span text:style-name="T1"> Gambarkan masa depan di mana ada beberapa stasiun komersial swasta di orbit Bumi rendah (LEO), mungkin dengan spesialisasi berbeda (riset, manufaktur, hotel mewah, pusat hiburan?). Sebut kembali nama-nama proyek yang sedang berjalan (Axiom, Orbital Reef, dll.). </text:span></text:p>
                      </text:list-item>
                      <text:list-item>
                        <text:p text:style-name="P134"><text:span text:style-name="Strong_20_Emphasis"><text:span text:style-name="T1">Menuju Bulan dan Sekitarnya:</text:span></text:span><text:span text:style-name="T1"> Jelaskan potensi wisata terkait Bulan seiring kemajuan program seperti Artemis dan pembangunan infrastruktur di sana: mulai dari terbang mengelilingi Bulan (</text:span><text:span text:style-name="Emphasis"><text:span text:style-name="T1">lunar flyby</text:span></text:span><text:span text:style-name="T1">), mengorbit Bulan (menggunakan stasiun Lunar Gateway?), hingga mendarat dan mungkin menginap singkat di pangkalan Bulan (Moon base) yang futuristik. </text:span></text:p>
                      </text:list-item>
                      <text:list-item>
                        <text:p text:style-name="P134"><text:span text:style-name="Strong_20_Emphasis"><text:span text:style-name="T1">Mars: Frontera Berikutnya (Jangka Sangat Panjang):</text:span></text:span><text:span text:style-name="T1"> </text:span><text:soft-page-break/><text:span text:style-name="T1">Posisikan Mars sebagai tujuan wisata yang sangat jauh di masa depan, kemungkinan besar baru terwujud setelah adanya kehadiran manusia permanen di sana. Jelaskan tantangan besarnya tapi juga daya tarik uniknya. </text:span></text:p>
                      </text:list-item>
                      <text:list-item>
                        <text:p text:style-name="P134"><text:span text:style-name="Strong_20_Emphasis"><text:span text:style-name="T1">Kemungkinan Lain:</text:span></text:span><text:span text:style-name="T1"> Singgung secara spekulatif kemungkinan lain seperti kunjungan ke titik Lagrange, atau bahkan asteroid terdekat jika teknologi memungkinkan dan ada nilai komersial/ilmiahnya. Simpulkan bahwa pilihan destinasi diharapkan akan semakin beragam, menawarkan pengalaman yang semakin kaya." </text:span><text:span text:style-name="Emphasis"><text:span text:style-name="T1">(Tujuan: Memproyeksikan perluasan destinasi wisata antariksa di masa depan, dari beragam stasiun orbital hingga potensi wisata Bulan dan Mars).</text:span></text:span><text:span text:style-name="T1"> </text:span></text:p>
                      </text:list-item>
                    </text:list>
                  </text:list-item>
                </text:list>
              </text:list-item>
              <text:list-item>
                <text:p text:style-name="P18"><text:span text:style-name="Strong_20_Emphasis"><text:span text:style-name="T1">7.3. Dampak Wisata Antariksa: Ekonomi, Lingkungan, dan Sosial</text:span></text:span></text:p>
                <text:list>
                  <text:list-item>
                    <text:p text:style-name="P134"><text:span text:style-name="Strong_20_Emphasis"><text:span text:style-name="T1">Prompt untuk Isi Mendalam:</text:span></text:span><text:span text:style-name="T1"> "Tulis pembahasan mendalam untuk Sub-bab 7.3: 'Dampak Wisata Antariksa: Ekonomi, Lingkungan, dan Sosial'. Lakukan analisis kritis mengenai konsekuensi yang lebih luas jika industri wisata antariksa ini tumbuh pesat. Bahas secara berimbang dari tiga perspektif: </text:span></text:p>
                    <text:list>
                      <text:list-item>
                        <text:p text:style-name="P134"><text:span text:style-name="Strong_20_Emphasis"><text:span text:style-name="T1">Ekonomi:</text:span></text:span><text:span text:style-name="T1"> Elaborasi potensi positifnya: penciptaan lapangan kerja baru di berbagai sektor (teknik, manufaktur, layanan, hukum, pariwisata), stimulasi inovasi dan </text:span><text:span text:style-name="Emphasis"><text:span text:style-name="T1">spin-off</text:span></text:span><text:span text:style-name="T1"> teknologi untuk aplikasi di Bumi, potensi pasar baru (misalnya, sumber daya antariksa, manufaktur nol-G), dan kontribusi pada PDB negara yang terlibat. </text:span></text:p>
                      </text:list-item>
                      <text:list-item>
                        <text:p text:style-name="P134"><text:span text:style-name="Strong_20_Emphasis"><text:span text:style-name="T1">Lingkungan:</text:span></text:span><text:span text:style-name="T1"> Elaborasi potensi negatif dan tantangannya: Emisi karbon dan partikel lain dari peluncuran roket (bagaimana dampaknya jika frekuensi peluncuran meningkat drastis?), potensi gangguan pada lapisan atmosfer atas, masalah akumulasi sampah antariksa (orbital debris) dan risiko tabrakan, serta kebutuhan pengembangan bahan bakar yang lebih bersih dan praktik yang berkelanjutan. </text:span></text:p>
                      </text:list-item>
                      <text:list-item>
                        <text:p text:style-name="P134"><text:span text:style-name="Strong_20_Emphasis"><text:span text:style-name="T1">Sosial &amp; Etika:</text:span></text:span><text:span text:style-name="T1"> Diskusi isu penting seperti: memperparah ketidaksetaraan (akses hanya untuk ultra-kaya?), pertanyaan etis penggunaan sumber daya untuk 'liburan' </text:span><text:soft-page-break/><text:span text:style-name="T1">mewah vs masalah di Bumi, potensi positif dari penyebaran 'Overview Effect' untuk kesadaran global, inspirasi bagi pendidikan STEM, dan perlunya kerangka hukum dan etika internasional untuk aktivitas antariksa komersial. Ajak pembaca untuk memikirkan kedua sisi mata uang ini." </text:span><text:span text:style-name="Emphasis"><text:span text:style-name="T1">(Tujuan: Menganalisis dampak multifaset (ekonomi, lingkungan, sosial/etika) dari perkembangan industri wisata antariksa, mencakup aspek positif dan negatifnya).</text:span></text:span><text:span text:style-name="T1"> </text:span></text:p>
                      </text:list-item>
                    </text:list>
                  </text:list-item>
                </text:list>
              </text:list-item>
              <text:list-item>
                <text:p text:style-name="P18"><text:span text:style-name="Strong_20_Emphasis"><text:span text:style-name="T1">7.4. Kamu Tertarik? Peluang Karir di Industri Antariksa Masa Depan</text:span></text:span></text:p>
                <text:list>
                  <text:list-item>
                    <text:p text:style-name="P134"><text:span text:style-name="Strong_20_Emphasis"><text:span text:style-name="T1">Prompt untuk Isi Mendalam:</text:span></text:span><text:span text:style-name="T1"> "Tulis pembahasan mendalam untuk Sub-bab 7.4: 'Kamu Tertarik? Peluang Karir di Industri Antariksa Masa Depan'. Buat bagian ini sangat praktis dan memotivasi bagi pembaca remaja. Tekankan bahwa kontribusi pada era antariksa tidak terbatas pada menjadi astronaut atau turis. Sajikan daftar yang luas dan beragam mengenai peluang karir yang dibutuhkan oleh industri antariksa yang sedang tumbuh (termasuk sektor wisata, eksplorasi, satelit, dll.): </text:span></text:p>
                    <text:list>
                      <text:list-item>
                        <text:p text:style-name="P134"><text:span text:style-name="Strong_20_Emphasis"><text:span text:style-name="T1">Sebutkan berbagai disiplin ilmu:</text:span></text:span><text:span text:style-name="T1"> Teknik (Mesin, Elektro, Komputer/Coding, Material, Aerospace), Sains Murni (Fisika, Kimia, Biologi, Geologi Planet), Matematika, Kedokteran (spesialis penerbangan). </text:span></text:p>
                      </text:list-item>
                      <text:list-item>
                        <text:p text:style-name="P134"><text:span text:style-name="Strong_20_Emphasis"><text:span text:style-name="T1">Sebutkan jenis pekerjaan spesifik:</text:span></text:span><text:span text:style-name="T1"> Insinyur Desain, Insinyur Uji Coba, Teknisi Perakitan &amp; Perawatan, Operator Kontrol Misi, Analis Data, Pengembang Perangkat Lunak, Ilmuwan Riset, Dokter Tim Medis Antariksa, Spesialis Robotika, Arsitek Habitat Antariksa, Desainer Interior Wahana, Koki Makanan Antariksa. </text:span></text:p>
                      </text:list-item>
                      <text:list-item>
                        <text:p text:style-name="P134"><text:span text:style-name="Strong_20_Emphasis"><text:span text:style-name="T1">Sebutkan juga peran non-teknis:</text:span></text:span><text:span text:style-name="T1"> Pengacara Hukum Antariksa, Manajer Proyek, Spesialis Pemasaran &amp; Komunikasi, Akuntan, Staf Operasional Pariwisata Antariksa, Jurnalis Sains, Pendidik/Guru. </text:span></text:p>
                      </text:list-item>
                      <text:list-item>
                        <text:p text:style-name="P134"><text:span text:style-name="Strong_20_Emphasis"><text:span text:style-name="T1">Hubungkan dengan Minat Remaja:</text:span></text:span><text:span text:style-name="T1"> Berikan contoh bagaimana hobi atau mata pelajaran favorit di sekolah (misalnya, suka game bisa jadi programmer simulasi, suka </text:span><text:soft-page-break/><text:span text:style-name="T1">biologi bisa jadi astrobiologis, suka menggambar bisa jadi desainer konsep) bisa mengarah ke karir di bidang ini. Dorong mereka untuk terus belajar, mengeksplorasi minat, dan tidak takut bermimpi besar." </text:span><text:span text:style-name="Emphasis"><text:span text:style-name="T1">(Tujuan: Memberikan gambaran luas tentang beragam peluang karir di industri antariksa, menghubungkannya dengan minat remaja, dan memberikan inspirasi pendidikan/karir).</text:span></text:span><text:span text:style-name="T1"> </text:span></text:p>
                      </text:list-item>
                    </text:list>
                  </text:list-item>
                </text:list>
              </text:list-item>
              <text:list-item>
                <text:p text:style-name="P18"><text:span text:style-name="Strong_20_Emphasis"><text:span text:style-name="T1">7.5. Jadi, Kapan Giliran Kita (Remaja Indonesia) Bisa Ikut?</text:span></text:span></text:p>
                <text:list>
                  <text:list-item>
                    <text:p text:style-name="P134"><text:span text:style-name="Strong_20_Emphasis"><text:span text:style-name="T1">Prompt untuk Isi Mendalam:</text:span></text:span><text:span text:style-name="T1"> "Tulis pembahasan mendalam untuk Sub-bab 7.5: 'Jadi, Kapan Giliran Kita (Remaja Indonesia) Bisa Ikut?'. Ini adalah bagian paling personal dan konklusif untuk pembaca. Jawab pertanyaan di judul buku dengan mempertimbangkan konteks Indonesia per </text:span><text:span text:style-name="Strong_20_Emphasis"><text:span text:style-name="T1">April 2025</text:span></text:span><text:span text:style-name="T1">: </text:span></text:p>
                    <text:list>
                      <text:list-item>
                        <text:p text:style-name="P134"><text:span text:style-name="Strong_20_Emphasis"><text:span text:style-name="T1">Realitas Saat Ini:</text:span></text:span><text:span text:style-name="T1"> Sampaikan dengan jujur bahwa untuk saat ini (dan kemungkinan besar beberapa tahun ke depan), biaya tiket wisata antariksa masih berada di luar jangkauan finansial sebagian besar masyarakat Indonesia. Singgung juga bahwa kapasitas Indonesia untuk meluncurkan misi antariksa berawak secara mandiri masih dalam tahap pengembangan jangka panjang (sebutkan peran BRIN atau institusi terkait dalam riset dan pengembangan iptek keantariksaan nasional). </text:span></text:p>
                      </text:list-item>
                      <text:list-item>
                        <text:p text:style-name="P134"><text:span text:style-name="Strong_20_Emphasis"><text:span text:style-name="T1">Prospek Masa Depan &amp; Harapan:</text:span></text:span><text:span text:style-name="T1"> Jelaskan bahwa situasinya bisa berubah. Seiring potensi penurunan biaya global dan kemajuan teknologi (seperti dibahas sebelumnya), serta jika Indonesia terus berinvestasi dalam sains dan teknologi antariksa, akses mungkin menjadi lebih terbuka di masa depan (meski sulit dipastikan kapan). </text:span></text:p>
                      </text:list-item>
                      <text:list-item>
                        <text:p text:style-name="P134"><text:span text:style-name="Strong_20_Emphasis"><text:span text:style-name="T1">Cara Alternatif untuk 'Ikut':</text:span></text:span><text:span text:style-name="T1"> Fokus pada jalur selain menjadi turis berbayar: </text:span></text:p>
                        <text:list>
                          <text:list-item>
                            <text:p text:style-name="P134"><text:span text:style-name="Strong_20_Emphasis"><text:span text:style-name="T1">Prestasi Akademik/Kompetisi:</text:span></text:span><text:span text:style-name="T1"> Peluang memenangkan beasiswa, sponsor, atau hadiah dalam kompetisi sains/teknologi nasional/internasional yang mungkin memberikan kesempatan terkait antariksa (bahkan mungkin </text:span><text:soft-page-break/><text:span text:style-name="T1">terbang suatu hari nanti). </text:span></text:p>
                          </text:list-item>
                          <text:list-item>
                            <text:p text:style-name="P134"><text:span text:style-name="Strong_20_Emphasis"><text:span text:style-name="T1">Jalur Karir Profesional:</text:span></text:span><text:span text:style-name="T1"> Tekankan kembali bahwa cara paling realistis bagi remaja Indonesia untuk 'pergi ke angkasa' atau terlibat langsung adalah dengan membangun karir di bidang terkait (seperti di 7.4), baik di dalam maupun luar negeri. </text:span></text:p>
                          </text:list-item>
                          <text:list-item>
                            <text:p text:style-name="P134"><text:span text:style-name="Strong_20_Emphasis"><text:span text:style-name="T1">Kontribusi dari Bumi:</text:span></text:span><text:span text:style-name="T1"> Menjadi peneliti, pendidik, komunikator sains, seniman, atau pengembang teknologi yang mendukung ekosistem antariksa dari Indonesia. </text:span></text:p>
                          </text:list-item>
                        </text:list>
                      </text:list-item>
                      <text:list-item>
                        <text:p text:style-name="P18"><text:span text:style-name="Strong_20_Emphasis"><text:span text:style-name="T1">Pesan Akhir yang Memotivasi:</text:span></text:span><text:span text:style-name="T1"> Tutup dengan pesan kuat yang mendorong remaja Indonesia untuk tidak patah semangat, terus belajar (khususnya STEM), mengikuti perkembangan dunia antariksa, dan percaya bahwa mereka memiliki potensi untuk berkontribusi pada babak baru eksplorasi umat manusia, terlepas dari apakah mereka secara fisik terbang ke angkasa atau tidak." </text:span><text:span text:style-name="Emphasis"><text:span text:style-name="T1">(Tujuan: Memberikan jawaban yang jujur namun penuh harapan pada pertanyaan judul buku dalam konteks Indonesia, menekankan jalur alternatif (karir, prestasi), dan memberikan motivasi penutup).</text:span></text:span><text:span text:style-name="T1"> </text:span></text:p>
                      </text:list-item>
                    </text:list>
                  </text:list-item>
                </text:list>
              </text:list-item>
            </text:list>
          </text:section>
          <text:section text:style-name="Sect1" text:name="feedback-form-8">
            <text:p text:style-name="P216"/>
          </text:section>
        </text:section>
        <text:section text:style-name="Sect1" text:name="4271058b5bf139be">
          <text:p text:style-name="P108"/>
          <text:section text:style-name="Sect1" text:name="user-query-content-9">
            <text:p text:style-name="P238">Pada Penutup dan Bonus , Tambahkan prompt pada subbab mendapatkan isinya </text:p>
          </text:section>
          <text:p text:style-name="P216">Tampilkan alur berpikir</text:p>
          <text:section text:style-name="Sect2" text:name="model-response-message-contentr_4271058b5bf139be">
            <text:p text:style-name="P108">Tentu, mari kita siapkan prompt untuk bagian Penutup dan Bonus buku Anda.</text:p>
            <text:p text:style-name="Text_20_body"><text:span text:style-name="Strong_20_Emphasis"><text:span text:style-name="T1">PENUTUP</text:span></text:span></text:p>
            <text:list xml:id="list7886071548550999195" text:style-name="L29">
              <text:list-item>
                <text:p text:style-name="P19"><text:span text:style-name="Strong_20_Emphasis"><text:span text:style-name="T1">Prompt untuk Rangkuman Singkat Perjalanan Membaca Buku Ini:</text:span></text:span><text:span text:style-name="T1"> "Tulis paragraf untuk bagian Penutup yang berfungsi sebagai rangkuman singkat perjalanan pembaca dari awal hingga akhir buku 'Liburan ke Luar Angkasa: Kapan Giliran Kita?'. Ingatkan kembali secara ringkas topik-topik utama yang telah dijelajahi bersama: mulai dari bagaimana impian manusia untuk terbang ke bintang kini mulai menjadi kenyataan (Bab 1), mengintip kecanggihan teknologi roket yang </text:span><text:soft-page-break/><text:span text:style-name="T1">memungkinkan perjalanan ini (Bab 2), membayangkan sensasi luar biasa berada di luar angkasa (Bab 3), melihat 'peta' destinasi yang tersedia dari tepi angkasa hingga visi ke Bulan dan Mars (Bab 4), membahas tantangan biaya yang fantastis (Bab 5), memahami pentingnya persiapan fisik, mental, dan aspek keamanan (Bab 6), hingga meneropong masa depan industri ini, peluang karir yang terbuka, dan menjawab pertanyaan kapan giliran kita (Bab 7). Buatlah rangkuman ini terasa menyimpulkan petualangan literasi yang telah dilalui pembaca." </text:span><text:span text:style-name="Emphasis"><text:span text:style-name="T1">(Tujuan: Memberikan closure dengan mengingatkan kembali cakupan luas topik yang telah dibahas dalam buku).</text:span></text:span></text:p>
              </text:list-item>
              <text:list-item>
                <text:p text:style-name="P19"><text:span text:style-name="Strong_20_Emphasis"><text:span text:style-name="T1">Prompt untuk Menegaskan Kembali Bahwa Langit Bukan Lagi Batasan:</text:span></text:span><text:span text:style-name="T1"> "Tulis sebuah paragraf singkat yang kuat untuk bagian Penutup, yang menegaskan kembali pesan sentral buku ini. Gunakan kalimat yang membangkitkan semangat, seperti 'Langit benar-benar bukan lagi batasan!' atau 'Kita hidup di fajar era baru penjelajahan antariksa oleh umat manusia'. Sampaikan bahwa batasan kita terus didorong lebih jauh oleh rasa ingin tahu, inovasi, dan keberanian. Tegaskan bahwa perjalanan ke luar angkasa, yang dulu hanya ada di fiksi ilmiah, kini adalah bagian dari cerita nyata kemajuan peradaban kita." </text:span><text:span text:style-name="Emphasis"><text:span text:style-name="T1">(Tujuan: Mengkristalkan pesan utama buku dengan kalimat yang memorable dan penuh makna).</text:span></text:span></text:p>
              </text:list-item>
              <text:list-item>
                <text:p text:style-name="P19"><text:span text:style-name="Strong_20_Emphasis"><text:span text:style-name="T1">Prompt untuk Pesan Inspiratif Penutup:</text:span></text:span><text:span text:style-name="T1"> "Tulis paragraf penutup terakhir yang menyentuh hati dan memotivasi, ditujukan langsung kepada pembaca remaja ('Kamu'/'Kalian'). Dorong mereka untuk terus menjaga api mimpi dan rasa ingin tahu tentang alam semesta tetap menyala. Ajak mereka untuk tidak takut belajar hal baru, terutama dalam bidang Sains, Teknologi, Engineering, dan Matematika (STEM), karena bidang-bidang inilah yang menjadi kunci masa depan eksplorasi. Sampaikan keyakinan bahwa generasi merekalah yang akan menyaksikan (dan bahkan mungkin ikut serta dalam) lompatan-lompatan besar berikutnya dalam petualangan manusia di antariksa. Tutup buku dengan kalimat penyemangat yang optimistis dan memberdayakan, misalnya 'Antariksa menunggu penjelajah berikutnya. Mungkin itu adalah kamu!'." </text:span><text:span text:style-name="Emphasis"><text:span text:style-name="T1">(Tujuan: Memberikan pesan akhir yang personal, inspiratif, dan mendorong pembaca untuk terus bermimpi, belajar, dan melihat diri mereka sebagai bagian dari masa depan).</text:span></text:span></text:p>
              </text:list-item>
            </text:list>
            <text:p text:style-name="P242"><text:soft-page-break/></text:p>
            <text:p text:style-name="Text_20_body"><text:span text:style-name="Strong_20_Emphasis"><text:span text:style-name="T1">BONUS</text:span></text:span></text:p>
            <text:list xml:id="list5818083528504905976" text:style-name="L30">
              <text:list-item>
                <text:p text:style-name="P20"><text:span text:style-name="Strong_20_Emphasis"><text:span text:style-name="T1">Prompt untuk Glosarium:</text:span></text:span><text:span text:style-name="T1"> "Buatlah daftar Glosarium yang akan dicantumkan di bagian Bonus. Sertakan istilah-istilah teknis atau konsep kunci yang relevan dengan wisata antariksa yang telah dibahas di dalam buku. Untuk setiap istilah di bawah ini (dan tambahkan jika ada yang lain yang sering digunakan di buku Anda), berikan definisi yang singkat, akurat, dan mudah dipahami oleh remaja berusia 13-22 tahun. Susunlah secara alfabetis:</text:span></text:p>
                <text:list>
                  <text:list-item>
                    <text:p text:style-name="P228">Aksi-Reaksi (Hukum Newton III) </text:p>
                  </text:list-item>
                  <text:list-item>
                    <text:p text:style-name="P228">Astronaut </text:p>
                  </text:list-item>
                  <text:list-item>
                    <text:p text:style-name="P228">Atmosfer </text:p>
                  </text:list-item>
                  <text:list-item>
                    <text:p text:style-name="P228">BRIN (Badan Riset dan Inovasi Nasional) </text:p>
                  </text:list-item>
                  <text:list-item>
                    <text:p text:style-name="P228">Centrifuge </text:p>
                  </text:list-item>
                  <text:list-item>
                    <text:p text:style-name="P228">G-Force (Gaya Gravitasi) </text:p>
                  </text:list-item>
                  <text:list-item>
                    <text:p text:style-name="P228">Garis Kármán </text:p>
                  </text:list-item>
                  <text:list-item>
                    <text:p text:style-name="P228">Gravitasi </text:p>
                  </text:list-item>
                  <text:list-item>
                    <text:p text:style-name="P228">Hotel Antariksa </text:p>
                  </text:list-item>
                  <text:list-item>
                    <text:p text:style-name="P228">ISS (International Space Station / Stasiun Luar Angkasa Internasional) </text:p>
                  </text:list-item>
                  <text:list-item>
                    <text:p text:style-name="P228">Kapsul Antariksa </text:p>
                  </text:list-item>
                  <text:list-item>
                    <text:p text:style-name="P228">Launch Abort System (LAS) </text:p>
                  </text:list-item>
                  <text:list-item>
                    <text:p text:style-name="P228">Mikrogravitasi (Zero-G / Tanpa Bobot) </text:p>
                  </text:list-item>
                  <text:list-item>
                    <text:p text:style-name="P228">Orbital </text:p>
                  </text:list-item>
                  <text:list-item>
                    <text:p text:style-name="P228">Overview Effect </text:p>
                  </text:list-item>
                  <text:list-item>
                    <text:p text:style-name="P228">Peluncuran Udara (Air Launch) </text:p>
                  </text:list-item>
                  <text:list-item>
                    <text:p text:style-name="P228">Penerbangan Parabola </text:p>
                  </text:list-item>
                  <text:list-item>
                    <text:p text:style-name="P228">Pesawat Roket (Spaceplane) </text:p>
                  </text:list-item>
                  <text:list-item>
                    <text:p text:style-name="P228">Propelan </text:p>
                  </text:list-item>
                  <text:list-item>
                    <text:p text:style-name="P228">Propulsi </text:p>
                  </text:list-item>
                  <text:list-item>
                    <text:p text:style-name="P228">Radiasi Kosmik </text:p>
                  </text:list-item>
                  <text:list-item>
                    <text:p text:style-name="P228">Reusable (Dapat Digunakan Kembali) </text:p>
                  </text:list-item>
                  <text:list-item>
                    <text:p text:style-name="P228">Roket </text:p>
                  </text:list-item>
                  <text:list-item>
                    <text:p text:style-name="P228">Sampah Antariksa (Orbital Debris) </text:p>
                  </text:list-item>
                  <text:list-item>
                    <text:p text:style-name="P228">Stasiun Luar Angkasa Komersial </text:p>
                  </text:list-item>
                  <text:list-item>
                    <text:p text:style-name="P228"><text:soft-page-break/>Suborbital </text:p>
                  </text:list-item>
                  <text:list-item>
                    <text:p text:style-name="P135"><text:span text:style-name="T1">Wahana Antariksa" </text:span><text:span text:style-name="Emphasis"><text:span text:style-name="T1">(Tujuan: Menciptakan kamus mini istilah penting untuk membantu pemahaman pembaca).</text:span></text:span><text:span text:style-name="T1"> </text:span></text:p>
                  </text:list-item>
                </text:list>
              </text:list-item>
              <text:list-item>
                <text:p text:style-name="P20"><text:span text:style-name="Strong_20_Emphasis"><text:span text:style-name="T1">Prompt untuk Sumber Informasi:</text:span></text:span><text:span text:style-name="T1"> "Buat daftar rekomendasi Sumber Informasi Tambahan yang kredibel dan menarik untuk bagian Bonus, ditujukan bagi pembaca remaja (per kondisi April 2025) yang ingin belajar lebih lanjut tentang antariksa. Kategorikan sumber-sumber ini:</text:span></text:p>
                <text:list>
                  <text:list-item>
                    <text:p text:style-name="P135"><text:span text:style-name="Strong_20_Emphasis"><text:span text:style-name="T1">Website Resmi Badan Antariksa:</text:span></text:span><text:span text:style-name="T1"> NASA (nasa.gov), ESA (esa.int), BRIN (brin.go.id - cari bagian terkait penerbangan &amp; antariksa). </text:span></text:p>
                  </text:list-item>
                  <text:list-item>
                    <text:p text:style-name="P135"><text:span text:style-name="Strong_20_Emphasis"><text:span text:style-name="T1">Website Perusahaan Antariksa Utama:</text:span></text:span><text:span text:style-name="T1"> SpaceX (spacex.com), Blue Origin (blueorigin.com), Virgin Galactic (virgingalactic.com), Axiom Space (axiomspace.com). </text:span></text:p>
                  </text:list-item>
                  <text:list-item>
                    <text:p text:style-name="P135"><text:span text:style-name="Strong_20_Emphasis"><text:span text:style-name="T1">Portal Berita &amp; Sains Populer:</text:span></text:span><text:span text:style-name="T1"> Space.com, National Geographic Space, InfoAstronomy.co (jika masih aktif dan relevan), atau bagian sains dari media berita besar lainnya. </text:span></text:p>
                  </text:list-item>
                  <text:list-item>
                    <text:p text:style-name="P135"><text:span text:style-name="Strong_20_Emphasis"><text:span text:style-name="T1">Buku Populer (Contoh):</text:span></text:span><text:span text:style-name="T1"> Cari judul buku non-fiksi tentang sejarah Apollo, biografi astronaut inspiratif (misal: Chris Hadfield), atau buku tentang masa depan Mars yang ditulis dengan gaya menarik (jika ada terjemahan Bahasa Indonesia, prioritaskan). </text:span></text:p>
                  </text:list-item>
                  <text:list-item>
                    <text:p text:style-name="P135"><text:span text:style-name="Strong_20_Emphasis"><text:span text:style-name="T1">Film Dokumenter/Serial (Contoh):</text:span></text:span><text:span text:style-name="T1"> 'Cosmos' (versi Carl Sagan atau Neil deGrasse Tyson), 'Apollo 11' (dokumenter arsip), 'Return to Space' (Netflix, tentang SpaceX), 'Mars' (serial Nat Geo), 'Among the Stars' (Disney+, tentang astronaut NASA). </text:span></text:p>
                  </text:list-item>
                  <text:list-item>
                    <text:p text:style-name="P135"><text:span text:style-name="Strong_20_Emphasis"><text:span text:style-name="T1">Kanal YouTube Edukatif (Contoh):</text:span></text:span><text:span text:style-name="T1"> Kurzgesagt – In a Nutshell, Veritasium, SmarterEveryDay, Scott Manley, NASA YouTube Channel, ESA YouTube Channel, atau kanal sains populer berbahasa Indonesia yang berkualitas. Pastikan untuk memberikan deskripsi singkat tentang apa yang ditawarkan oleh setiap sumber jika memungkinkan." </text:span><text:span text:style-name="Emphasis"><text:span text:style-name="T1">(Tujuan: Memberikan panduan sumber belajar lanjutan yang terpercaya dan beragam formatnya).</text:span></text:span><text:span text:style-name="T1"> </text:span></text:p>
                  </text:list-item>
                </text:list>
              </text:list-item>
              <text:list-item>
                <text:p text:style-name="P20"><text:span text:style-name="Strong_20_Emphasis"><text:span text:style-name="T1">Prompt untuk Garis Waktu (Timeline):</text:span></text:span><text:span text:style-name="T1"> "Buatlah sebuah Garis Waktu (Timeline) Singkat yang merangkum tonggak-tonggak penting </text:span><text:span text:style-name="Emphasis"><text:span text:style-name="T1">khusus</text:span></text:span><text:span text:style-name="T1"> dalam sejarah dan perkembangan </text:span><text:span text:style-name="Emphasis"><text:span text:style-name="T1">wisata</text:span></text:span><text:span text:style-name="T1"> antariksa untuk bagian Bonus. </text:span><text:soft-page-break/><text:span text:style-name="T1">Sertakan tahun dan deskripsi singkat peristiwa. Fokus pada momen kunci seperti:</text:span></text:p>
                <text:list>
                  <text:list-item>
                    <text:p text:style-name="P228">(Konteks) 1961: Yuri Gagarin menjadi manusia pertama di orbit. </text:p>
                  </text:list-item>
                  <text:list-item>
                    <text:p text:style-name="P228">2001: Dennis Tito menjadi turis antariksa orbital pertama (berbayar) ke ISS via Soyuz. </text:p>
                  </text:list-item>
                  <text:list-item>
                    <text:p text:style-name="P228">2004: SpaceShipOne (dibangun oleh Scaled Composites) memenangkan Ansari X Prize untuk penerbangan suborbital swasta berawak pertama. </text:p>
                  </text:list-item>
                  <text:list-item>
                    <text:p text:style-name="P228">Awal 2000-an: Pendirian perusahaan-perusahaan kunci (Virgin Galactic, Blue Origin, SpaceX). </text:p>
                  </text:list-item>
                  <text:list-item>
                    <text:p text:style-name="P228">2001-2009: Era awal turis orbital ke ISS menggunakan wahana Soyuz Rusia (sebutkan beberapa nama jika perlu). </text:p>
                  </text:list-item>
                  <text:list-item>
                    <text:p text:style-name="P228">2021: Penerbangan suborbital berawak pertama oleh Virgin Galactic (membawa Richard Branson). </text:p>
                  </text:list-item>
                  <text:list-item>
                    <text:p text:style-name="P228">2021: Penerbangan suborbital berawak pertama oleh Blue Origin (membawa Jeff Bezos). </text:p>
                  </text:list-item>
                  <text:list-item>
                    <text:p text:style-name="P228">2021: Misi Inspiration4 (SpaceX), penerbangan orbital pertama yang seluruh krunya adalah warga sipil. </text:p>
                  </text:list-item>
                  <text:list-item>
                    <text:p text:style-name="P228">2022 dan seterusnya: Misi-misi swasta/turis ke ISS yang difasilitasi oleh Axiom Space menggunakan SpaceX Crew Dragon. </text:p>
                  </text:list-item>
                  <text:list-item>
                    <text:p text:style-name="P20"><text:span text:style-name="T1">(Proyeksi/Target Terkini per April 2025): Target dimulainya layanan komersial reguler Virgin Galactic / Blue Origin, kemajuan pengembangan Starship, rencana peluncuran modul pertama stasiun Axiom. Buat formatnya jelas dan mudah diikuti secara kronologis." </text:span><text:span text:style-name="Emphasis"><text:span text:style-name="T1">(Tujuan: Memberikan ringkasan historis perkembangan spesifik wisata antariksa dalam format timeline).</text:span></text:span><text:span text:style-name="T1"> </text:span></text:p>
                  </text:list-item>
                </text:list>
              </text:list-item>
            </text:list>
          </text:section>
          <text:section text:style-name="Sect1" text:name="feedback-form-9">
            <text:p text:style-name="P216"/>
          </text:section>
        </text:section>
        <text:section text:style-name="Sect1" text:name="847fd7c816ff1125">
          <text:p text:style-name="P108"/>
          <text:section text:style-name="Sect1" text:name="user-query-content-10">
            <text:p text:style-name="P238">Jawablah setiap prompt yang telah anda buat secara bertahap satu persatu dan jangan pindah prompt sebelum saya memerintahkan “YAX” dengan ketentuan sebagai berikut : </text:p>
            <text:p text:style-name="P238">Gaya Bahasa : Sesuai yang telah Anda sarankan sebelumnya </text:p>
            <text:p text:style-name="P238">Catatan :  </text:p>
            <text:p text:style-name="P238"><text:soft-page-break/>- Gunakan tips sesuai yang telah anda sarankan untuk menambah bobot jawaban </text:p>
            <text:p text:style-name="P238">- Tambahkan prompt pembuatan gambar ilustrasi yang relevan dengan jawaban ( opsional ) </text:p>
          </text:section>
          <text:p text:style-name="P216">Tampilkan alur berpikir</text:p>
          <text:section text:style-name="Sect2" text:name="model-response-message-contentr_847fd7c816ff1125">
            <text:p text:style-name="Text_20_body"><text:span text:style-name="T1">Oke, saya siap! Saya akan menjawab prompt pertama yang telah kita susun, yaitu untuk </text:span><text:span text:style-name="Strong_20_Emphasis"><text:span text:style-name="T1">Pengantar Bab 1</text:span></text:span><text:span text:style-name="T1">.</text:span></text:p>
            <text:p text:style-name="Text_20_body"><text:span text:style-name="Strong_20_Emphasis"><text:span text:style-name="T1">(Jawaban untuk Prompt Pengantar Bab 1)</text:span></text:span></text:p>
            <text:p text:style-name="Text_20_body"><text:span text:style-name="T1">Masih kebayang serunya mimpi liburan ke luar angkasa yang kita bahas di awal tadi? Rasanya kayak adegan di film fiksi ilmiah favoritmu, ya? Nah, pegangan yang kencang, teman-teman petualang, karena di </text:span><text:span text:style-name="Strong_20_Emphasis"><text:span text:style-name="T1">Bab 1: Mimpi Jadi Nyata? Selamat Datang di Era Wisata Antariksa</text:span></text:span><text:span text:style-name="T1"> ini, kita akan melihat bagaimana mimpi paling keren itu perlahan tapi pasti berubah jadi kenyataan yang bisa kita saksikan hari ini!</text:span></text:p>
            <text:p text:style-name="Text_20_body"><text:span text:style-name="T1">Bab ini adalah pintu gerbang pertama kita untuk benar-benar </text:span><text:span text:style-name="Emphasis"><text:span text:style-name="T1">ngeh</text:span></text:span><text:span text:style-name="T1"> (paham) gimana ceritanya ide 'gila' buat jalan-jalan ke bintang itu bisa tumbuh. Kita bakal diajak sedikit bernostalgia, menelusuri jejak imajinasi manusia tentang perjalanan ke bulan dan planet lain sejak zaman dulu – ternyata, kakek-nenek buyut kita pun udah ada yang ngayalin, lho! Lalu, kita akan kupas tuntas: apa sih sebenarnya yang dimaksud dengan 'wisata antariksa'? Sama nggak sih kayak tugasnya para astronaut profesional yang bawa bendera negara dan melakukan penelitian rumit? </text:span><text:span text:style-name="Emphasis"><text:span text:style-name="T1">Spoiler alert</text:span></text:span><text:span text:style-name="T1">: agak beda!</text:span></text:p>
            <text:p text:style-name="Text_20_body"><text:span text:style-name="T1">Nggak cuma itu, kita juga bakal kenalan lho sama beberapa sosok 'turis' pemberani pertama yang sudah berhasil 'check-in' di luar angkasa, membuktikan kalau ini bukan cuma buat astronaut pilihan! Dan yang paling bikin penasaran, kita akan cari tahu bareng-bareng, kenapa sih kok </text:span><text:span text:style-name="Emphasis"><text:span text:style-name="T1">sekarang</text:span></text:span><text:span text:style-name="T1"> banget (sekitar tahun 2020-an ini) momennya wisata antariksa ini mulai </text:span><text:span text:style-name="Emphasis"><text:span text:style-name="T1">booming</text:span></text:span><text:span text:style-name="T1"> dan jadi berita di mana-mana? Apa saja faktor kunci yang bikin era baru yang super seru ini akhirnya tiba?</text:span></text:p>
            <text:p text:style-name="Text_20_body"><text:span text:style-name="T1">Siap-siap menemukan jawaban dan mungkin beberapa fakta mengejutkan (</text:span><text:span text:style-name="Emphasis"><text:span text:style-name="T1">Fun Fact Hint: ada hubungannya dengan kompetisi berhadiah jutaan dolar!</text:span></text:span><text:span text:style-name="T1">) di sepanjang perjalanan bab ini. Yuk, kita buka pintu gerbang ini dan mulai petualangan memahami era baru wisata antariksa!</text:span></text:p>
            <text:p text:style-name="P242"/>
            <text:p text:style-name="Text_20_body"><text:soft-page-break/><text:span text:style-name="Strong_20_Emphasis"><text:span text:style-name="T1">(Prompt untuk Gambar Ilustrasi - Opsional)</text:span></text:span></text:p>
            <text:p text:style-name="P108">"Buat sebuah ilustrasi pembuka Bab 1 yang menarik secara visual untuk remaja. Gambarkan adegan 'split screen' atau kontras: di satu sisi, tampilkan gambar hitam-putih atau gaya retro dari buku fiksi ilmiah lama yang menunjukkan roket cerutu kuno menuju bulan bergaya kartun. Di sisi lain, tampilkan gambar berwarna cerah yang menunjukkan roket wisata antariksa modern (seperti New Shepard atau SpaceShipTwo) yang sedang meluncur atau mengorbit dengan latar belakang Bumi yang indah dilihat dari angkasa. Di tengah-tengah, bisa ada siluet beberapa remaja beragam yang menatap ke arah sisi modern dengan penuh kekaguman dan harapan. Judul Bab 'Mimpi Jadi Nyata?' bisa diletakkan dengan gaya font yang futuristik namun tetap mudah dibaca."</text:p>
            <text:p text:style-name="P242"/>
            <text:p text:style-name="P108">Saya akan menunggu perintah "YAX" dari Anda sebelum melanjutkan ke prompt berikutnya (yaitu prompt untuk isi Sub-bab 1.1).</text:p>
          </text:section>
          <text:section text:style-name="Sect1" text:name="feedback-form-10">
            <text:p text:style-name="P216"/>
          </text:section>
        </text:section>
        <text:section text:style-name="Sect1" text:name="c8f3a1fb7053fdba">
          <text:p text:style-name="P108"/>
          <text:section text:style-name="Sect1" text:name="user-query-content-11">
            <text:p text:style-name="P238">YAX </text:p>
          </text:section>
          <text:p text:style-name="P216">Tampilkan alur berpikir</text:p>
          <text:section text:style-name="Sect2" text:name="model-response-message-contentr_c8f3a1fb7053fdba">
            <text:p text:style-name="Text_20_body"><text:span text:style-name="T1">Oke, saya lanjutkan dengan jawaban untuk prompt </text:span><text:span text:style-name="Strong_20_Emphasis"><text:span text:style-name="T1">isi mendalam Sub-bab 1.1</text:span></text:span><text:span text:style-name="T1">.</text:span></text:p>
            <text:p text:style-name="Text_20_body"><text:span text:style-name="Strong_20_Emphasis"><text:span text:style-name="T1">(Jawaban untuk Prompt Isi Mendalam Sub-bab 1.1)</text:span></text:span></text:p>
            <text:p text:style-name="Text_20_body"><text:span text:style-name="Strong_20_Emphasis"><text:span text:style-name="T1">1.1. Dari Fiksi Ilmiah ke Rencana Bisnis: Menelusuri Jejak Impian</text:span></text:span></text:p>
            <text:p text:style-name="Text_20_body"><text:span text:style-name="T1">Percaya nggak, kalau ide terbang ke Bulan atau planet lain itu udah ada jauuuh sebelum kakek-nenek kita lahir? Jauh sebelum ada internet, apalagi </text:span><text:span text:style-name="Emphasis"><text:span text:style-name="T1">smartphone</text:span></text:span><text:span text:style-name="T1">! Imajinasi manusia memang luar biasa, sudah lebih dulu melayang ke bintang-bintang daripada teknologinya.</text:span></text:p>
            <text:p text:style-name="Text_20_body"><text:span text:style-name="T1">Coba kita kembali ke masa lalu sejenak. Bayangkan, di tahun 1865, saat di Indonesia mungkin masih era tanam paksa, seorang penulis hebat asal Prancis bernama </text:span><text:span text:style-name="Strong_20_Emphasis"><text:span text:style-name="T1">Jules Verne</text:span></text:span><text:span text:style-name="T1"> sudah menulis novel super seru berjudul </text:span><text:span text:style-name="Emphasis"><text:span text:style-name="T1">'From the Earth to the Moon'</text:span></text:span><text:span text:style-name="T1"> (Dari Bumi ke Bulan). Ceritanya tentang sekelompok orang yang nekat pergi ke Bulan dengan cara ditembakkan pakai meriam raksasa! Gila, kan? Tapi idenya itu menginspirasi banyak orang. Nggak lama kemudian, penulis Inggris H.G. Wells juga menulis </text:span><text:span text:style-name="Emphasis"><text:span text:style-name="T1">'The First Men in the Moon'</text:span></text:span><text:span text:style-name="T1">. </text:span><text:soft-page-break/><text:span text:style-name="T1">Sejak itu, buku, komik (ingat petualangan Tintin ke Bulan?), dan pastinya film fiksi ilmiah makin menjamur. Mulai dari yang klasik sampai yang modern seperti </text:span><text:span text:style-name="Emphasis"><text:span text:style-name="T1">Star Wars</text:span></text:span><text:span text:style-name="T1"> atau </text:span><text:span text:style-name="Emphasis"><text:span text:style-name="T1">Star Trek</text:span></text:span><text:span text:style-name="T1"> (walaupun mereka udah level antargalaksi, ya!), semuanya seolah membisikkan pertanyaan di benak kita: 'Kapan ya kita bisa benar-benar melakukan perjalanan seperti itu?' Imajinasi inilah yang menjadi bahan bakar pertama mimpi besar umat manusia untuk menjelajahi angkasa.</text:span></text:p>
            <text:p text:style-name="Text_20_body"><text:span text:style-name="T1">Nah, mimpi itu mulai dapat 'mesin' pendorongnya saat terjadi </text:span><text:span text:style-name="Strong_20_Emphasis"><text:span text:style-name="T1">Perlombaan Antariksa (Space Race)</text:span></text:span><text:span text:style-name="T1"> yang super sengit antara dua negara adidaya saat itu, Amerika Serikat dan Uni Soviet (sekarang Rusia), sekitar tahun 1950-an hingga 1970-an. Dunia dibuat terkejut bukan main ketika Uni Soviet berhasil meluncurkan </text:span><text:span text:style-name="Strong_20_Emphasis"><text:span text:style-name="T1">Sputnik 1</text:span></text:span><text:span text:style-name="T1"> pada tahun 1957 – ini adalah satelit buatan manusia pertama yang berhasil mengorbit Bumi! Perlombaan pun memanas. Puncaknya, tentu saja, adalah momen paling bersejarah yang mungkin pernah kalian lihat di buku atau film: pendaratan manusia pertama di Bulan oleh misi </text:span><text:span text:style-name="Strong_20_Emphasis"><text:span text:style-name="T1">Apollo 11</text:span></text:span><text:span text:style-name="T1"> dari Amerika Serikat pada 20 Juli 1969. Kalian pasti tahu kutipan legendaris Neil Armstrong saat kakinya menjejak permukaan Bulan: </text:span><text:span text:style-name="Emphasis"><text:span text:style-name="T1">"That's one small step for [a] man, one giant leap for mankind."</text:span></text:span><text:span text:style-name="T1"> (Satu langkah kecil bagi seorang manusia, satu lompatan raksasa bagi umat manusia).</text:span></text:p>
            <text:p text:style-name="Text_20_body"><text:span text:style-name="T1">Momen-momen luar biasa ini membuktikan satu hal yang sangat penting: perjalanan ke luar angkasa bukan lagi sekadar khayalan di buku cerita, tapi secara teknologi </text:span><text:span text:style-name="Emphasis"><text:span text:style-name="T1">bisa</text:span></text:span><text:span text:style-name="T1"> dilakukan! Tapi, penting untuk diingat, tujuan utama perlombaan antariksa saat itu bukanlah untuk liburan atau jalan-jalan. Ini adalah tentang persaingan supremasi teknologi dan ideologi antarnegara, pembuktian kekuatan, pencapaian ilmiah, dan kebanggaan nasional. Biayanya pun luar biasa mahal dan ditanggung sepenuhnya oleh pemerintah masing-masing. Belum ada kepikiran sama sekali soal 'jualan tiket' ke Bulan!</text:span></text:p>
            <text:p text:style-name="P108">Namun, jangan remehkan dampak inspirasinya! Keberhasilan era Apollo ini menyulut imajinasi jutaan anak muda di seluruh dunia. Banyak yang jadi bercita-cita menjadi ilmuwan, insinyur, atau bahkan astronaut. Mimpi untuk pergi ke angkasa terasa jauh lebih nyata dan mungkin dicapai. Dan di tengah gelombang inspirasi ini, diam-diam, benih ide baru mulai tumbuh di benak sebagian orang. Mereka mulai bertanya-tanya: 'Kalau astronaut pilihan saja bisa ke sana, dengan teknologi yang terus berkembang, mungkinkah suatu saat nanti orang biasa seperti kita juga bisa merasakan pengalaman itu? Mungkin bukan untuk misi penelitian yang rumit, tapi sekadar untuk <text:soft-page-break/>merasakan sensasi melayang bebas dan melihat Bumi dari ketinggian yang menakjubkan?'</text:p>
            <text:p text:style-name="Text_20_body"><text:span text:style-name="T1">Walaupun masih perlu waktu puluhan tahun lagi untuk teknologi dan biayanya menjadi lebih masuk akal, gagasan 'wisata' ke luar angkasa ini mulai menarik perhatian. Beberapa visioner, termasuk para pengusaha super sukses yang memang sejak kecil tergila-gila dengan antariksa, mulai melihat adanya potensi bisnis di balik mimpi ini. Mereka mulai berpikir, 'Jangan-jangan, ada lho orang-orang yang bersedia membayar sangat mahal demi sebuah pengalaman sekali seumur hidup yang benar-benar tidak ada duanya di Bumi ini.' Dari sinilah, ide yang awalnya hanya hidup di dunia fiksi ilmiah, secara perlahan tapi pasti, mulai bertransformasi menjadi sebuah... </text:span><text:span text:style-name="Strong_20_Emphasis"><text:span text:style-name="T1">rencana bisnis</text:span></text:span><text:span text:style-name="T1">! Dan era baru wisata antariksa pun siap untuk dimulai.</text:span></text:p>
            <text:p text:style-name="P242"/>
            <text:p text:style-name="Text_20_body"><text:span text:style-name="Strong_20_Emphasis"><text:span text:style-name="T1">(Prompt untuk Gambar Ilustrasi - Opsional)</text:span></text:span></text:p>
            <text:p text:style-name="P108">"Buat sebuah ilustrasi yang menggambarkan evolusi mimpi ke antariksa menjadi bisnis. Gunakan gaya panel komik atau infografis sederhana. Panel 1: Tunjukkan sampul buku Jules Verne 'From the Earth to the Moon' dengan gaya gambar retro. Panel 2: Tunjukkan foto ikonik hitam-putih Neil Armstrong di Bulan dengan bendera Amerika. Panel 3: Tunjukkan siluet seorang pengusaha visioner (misalnya, mirip gabungan Bezos/Branson/Musk muda) sedang melihat grafik pasar atau blueprint roket di layar komputer, dengan latar belakang langit berbintang. Panah yang mengalir menghubungkan ketiga panel ini, menunjukkan alur 'Imajinasi -&gt; Pembuktian Teknologi -&gt; Visi Bisnis'."</text:p>
            <text:p text:style-name="P242"/>
            <text:p text:style-name="P108">Saya menunggu perintah "YAX" Anda untuk melanjutkan ke prompt berikutnya (isi Sub-bab 1.2).</text:p>
          </text:section>
          <text:section text:style-name="Sect1" text:name="feedback-form-11">
            <text:p text:style-name="P216"/>
          </text:section>
        </text:section>
        <text:section text:style-name="Sect1" text:name="184127eb62b64efb">
          <text:p text:style-name="P108"/>
          <text:section text:style-name="Sect1" text:name="user-query-content-12">
            <text:p text:style-name="P238">YAX </text:p>
          </text:section>
          <text:p text:style-name="P216">Tampilkan alur berpikir</text:p>
          <text:section text:style-name="Sect2" text:name="model-response-message-contentr_184127eb62b64efb">
            <text:p text:style-name="Text_20_body"><text:span text:style-name="T1">Oke, saya lanjutkan dengan jawaban untuk prompt </text:span><text:span text:style-name="Strong_20_Emphasis"><text:span text:style-name="T1">isi mendalam Sub-bab 1.2</text:span></text:span><text:span text:style-name="T1">.</text:span></text:p>
            <text:p text:style-name="Text_20_body"><text:span text:style-name="Strong_20_Emphasis"><text:span text:style-name="T1">(Jawaban untuk Prompt Isi Mendalam Sub-bab 1.2)</text:span></text:span></text:p>
            <text:p text:style-name="Text_20_body"><text:soft-page-break/><text:span text:style-name="Strong_20_Emphasis"><text:span text:style-name="T1">1.2. Apa Sih Sebenarnya Wisata Antariksa Itu? (Suborbital vs Orbital)</text:span></text:span></text:p>
            <text:p text:style-name="P108">Oke, dari tadi kita ngomongin 'wisata antariksa', 'turis antariksa'. Tapi, sebenarnya apa sih artinya? Biar nggak salah kaprah dan bisa jelasin ke teman-temanmu nanti, yuk kita bedah bareng-bareng!</text:p>
            <text:p text:style-name="Text_20_body"><text:span text:style-name="T1">Gampangnya begini: </text:span><text:span text:style-name="Strong_20_Emphasis"><text:span text:style-name="T1">Wisata Antariksa</text:span></text:span><text:span text:style-name="T1"> (atau </text:span><text:span text:style-name="Emphasis"><text:span text:style-name="T1">Space Tourism</text:span></text:span><text:span text:style-name="T1"> dalam bahasa Inggris) itu adalah ketika seseorang melakukan perjalanan ke luar angkasa dengan tujuan utama untuk </text:span><text:span text:style-name="Strong_20_Emphasis"><text:span text:style-name="T1">rekreasi, liburan, petualangan pribadi, atau sekadar merasakan pengalaman unik yang nggak ada duanya</text:span></text:span><text:span text:style-name="T1">, bukan karena tuntutan pekerjaan atau menjalankan misi ilmiah/militer dari pemerintah atau lembaga antariksa.</text:span></text:p>
            <text:p text:style-name="Text_20_body"><text:span text:style-name="T1">Jadi, ini jelas beda banget sama tugas para </text:span><text:span text:style-name="Strong_20_Emphasis"><text:span text:style-name="T1">astronaut profesional</text:span></text:span><text:span text:style-name="T1">. Mereka itu ibarat 'pegawai negeri' atau 'karyawan khusus' antariksa. Mereka adalah ilmuwan, pilot, insinyur, atau dokter yang dipilih melalui seleksi super ketat dan dilatih secara intensif selama bertahun-tahun untuk menjalankan misi yang spesifik dan seringkali berbahaya. Tugas mereka bisa macam-macam: melakukan penelitian penting di lingkungan tanpa bobot, memperbaiki satelit yang rusak, mengoperasikan dan merawat Stasiun Luar Angkasa Internasional (ISS), atau bahkan (di masa depan) menjadi pionir yang membangun pangkalan di Bulan atau Mars. Mereka bekerja untuk badan antariksa pemerintah (seperti NASA di Amerika, Roscosmos di Rusia, ESA di Eropa, atau BRIN di Indonesia yang terus mengembangkan kapasitasnya) atau bekerja untuk perusahaan antariksa swasta yang punya kontrak misi khusus.</text:span></text:p>
            <text:p text:style-name="Text_20_body"><text:span text:style-name="T1">Nah, kalau </text:span><text:span text:style-name="Strong_20_Emphasis"><text:span text:style-name="T1">turis antariksa</text:span></text:span><text:span text:style-name="T1">? Mereka lebih seperti 'penumpang VIP' atau 'tamu' yang rela merogoh kocek sangat dalam (iya, harganya bakal kita bahas di Bab 5, siap-siap kaget!) untuk bisa merasakan sendiri sensasi dahsyatnya peluncuran roket, melihat langsung keindahan Bumi dari ketinggian yang bikin merinding, dan merasakan asyiknya melayang bebas tanpa bobot. Mirip seperti kita beli tiket pesawat </text:span><text:span text:style-name="Emphasis"><text:span text:style-name="T1">first class</text:span></text:span><text:span text:style-name="T1"> buat liburan keliling dunia atau beli tiket </text:span><text:span text:style-name="Emphasis"><text:span text:style-name="T1">fast track</text:span></text:span><text:span text:style-name="T1"> di taman hiburan biar bisa naik semua wahana paling seru, tapi ini destinasinya... benar-benar di luar Bumi! Tujuannya adalah pengalaman personal yang tak terlupakan.</text:span></text:p>
            <text:p text:style-name="P108">Sekarang, biar makin jelas, 'paket wisata' ke angkasa ini ternyata nggak cuma satu jenis, lho. Ada dua kategori utama yang paling sering dibicarakan dan mulai benar-benar ditawarkan atau dikembangkan secara komersial saat ini (per April 2025):</text:p>
            <text:list xml:id="list7204168220227810700" text:style-name="L31">
              <text:list-item>
                <text:p text:style-name="P21"><text:soft-page-break/><text:span text:style-name="Strong_20_Emphasis"><text:span text:style-name="T1">Wisata Suborbital: Lompatan Singkat ke Tepi Angkasa</text:span></text:span><text:span text:style-name="T1"> Ini adalah 'paket entry-level' kalau bisa dibilang begitu. Bayangkan kamu naik wahana </text:span><text:span text:style-name="Emphasis"><text:span text:style-name="T1">tower drop</text:span></text:span><text:span text:style-name="T1"> di Dufan atau </text:span><text:span text:style-name="Emphasis"><text:span text:style-name="T1">roller coaster</text:span></text:span><text:span text:style-name="T1"> paling gila, tapi ini versi 1000x lebih ekstrem! Kamu akan naik roket atau pesawat roket yang meluncur lurus ke atas dengan kecepatan sangat tinggi, menembus sebagian besar atmosfer hingga mencapai 'tepi' angkasa luar. Kamu akan terbang melewati batas ketinggian yang secara umum diakui sebagai awal mula angkasa luar, yaitu </text:span><text:span text:style-name="Strong_20_Emphasis"><text:span text:style-name="T1">Garis Kármán</text:span></text:span><text:span text:style-name="T1"> (sekitar 100 kilometer di atas permukaan laut).</text:span></text:p>
                <text:list>
                  <text:list-item>
                    <text:p text:style-name="P136"><text:span text:style-name="Emphasis"><text:span text:style-name="Strong_20_Emphasis"><text:span text:style-name="T1">Tahukah Kamu?</text:span></text:span></text:span><text:span text:style-name="T1"> Nama "Kármán" berasal dari Theodore von Kármán, seorang ilmuwan jenius yang menghitung bahwa di sekitar ketinggian ini, udara sudah sangat tipis sehingga sayap pesawat biasa tidak lagi bisa menghasilkan gaya angkat yang cukup. Untuk tetap 'terbang', sebuah wahana harus bergerak dengan kecepatan orbital, atau ya... dia akan jatuh kembali seperti bola yang dilempar ke atas. Makanya, ini dianggap batas 'logis' antara penerbangan atmosferik dan penerbangan antariksa. Di puncak 'lompatan' suborbital ini, mesin biasanya akan dimatikan sesaat. Dan inilah momen emasnya! Kamu akan merasakan sensasi paling ikonik: </text:span><text:span text:style-name="Strong_20_Emphasis"><text:span text:style-name="T1">melayang bebas tanpa bobot (mikrogravitasi)</text:span></text:span><text:span text:style-name="T1"> selama beberapa menit (biasanya sekitar 3-5 menit). Selama melayang itulah, kamu bisa bebas melihat ke luar jendela kabin yang biasanya dirancang sangat besar, menyaksikan pemandangan Bumi yang melengkung dengan lapisan atmosfer birunya yang tipis, kontras dengan kegelapan pekat angkasa di atasnya. Setelah beberapa menit yang berharga itu? Mesin mungkin menyala lagi sebentar untuk persiapan, lalu wahana akan turun kembali dengan cepat, menembus atmosfer lagi, dan mendarat dengan selamat di Bumi. Seluruh pengalaman terbang dari lepas landas sampai mendarat lagi biasanya sangat singkat, totalnya mungkin hanya sekitar </text:span><text:span text:style-name="Strong_20_Emphasis"><text:span text:style-name="T1">10 hingga 20 menit</text:span></text:span><text:span text:style-name="T1"> saja! Ini adalah cara tercepat dan (secara teknis) 'paling mudah' untuk menyentuh batas angkasa. </text:span></text:p>
                  </text:list-item>
                </text:list>
              </text:list-item>
              <text:list-item>
                <text:p text:style-name="P21"><text:span text:style-name="Strong_20_Emphasis"><text:span text:style-name="T1">Wisata Orbital: Mengelilingi Bumi Seperti Satelit</text:span></text:span><text:span text:style-name="T1"> Nah, kalau kamu merasa 'lompatan' suborbital itu terlalu singkat dan pengen pengalaman yang lebih 'mendalam', inilah level berikutnya: wisata </text:span><text:soft-page-break/><text:span text:style-name="T1">orbital! Kalau suborbital cuma 'menyentuh' tepi angkasa lalu balik lagi seperti melempar bola ke atas, wisata orbital berarti kamu benar-benar mencapai kecepatan horizontal yang luar biasa tinggi (sekitar </text:span><text:span text:style-name="Strong_20_Emphasis"><text:span text:style-name="T1">28.000 kilometer per jam</text:span></text:span><text:span text:style-name="T1">!). Kecepatan ini cukup untuk membuat wahanamu terus 'jatuh' mengelilingi Bumi tapi karena Bumi itu bulat dan kamu bergerak sangat cepat ke samping, kamu nggak pernah benar-benar 'kena' permukaan – alias kamu berhasil </text:span><text:span text:style-name="Strong_20_Emphasis"><text:span text:style-name="T1">masuk ke orbit Bumi</text:span></text:span><text:span text:style-name="T1">. Sama persis seperti Bulan yang terus mengelilingi Bumi atau seperti ISS yang melintas di atas kepala kita setiap 90 menit sekali. Karena sudah berhasil masuk dan stabil di orbit, perjalanan ini bisa berlangsung jauh lebih lama dibandingkan suborbital. Durasinya bisa mulai dari </text:span><text:span text:style-name="Strong_20_Emphasis"><text:span text:style-name="T1">beberapa hari hingga satu atau dua minggu</text:span></text:span><text:span text:style-name="T1">, tergantung misi dan berapa banyak uang yang kamu keluarkan! Tujuannya pun bisa lebih spesifik. Di masa lalu (dan baru-baru ini), tujuannya adalah </text:span><text:span text:style-name="Strong_20_Emphasis"><text:span text:style-name="T1">mengunjungi Stasiun Luar Angkasa Internasional (ISS)</text:span></text:span><text:span text:style-name="T1">, di mana turis bisa tinggal bersama para astronaut profesional dan merasakan kehidupan di laboratorium mengorbit itu. Di masa depan, tujuannya mungkin adalah </text:span><text:span text:style-name="Strong_20_Emphasis"><text:span text:style-name="T1">menginap di stasiun luar angkasa komersial atau 'hotel antariksa'</text:span></text:span><text:span text:style-name="T1"> yang khusus dibangun untuk para turis dan peneliti swasta. Ini ibaratnya bukan cuma sekadar naik wahana lalu turun, tapi kamu benar-benar </text:span><text:span text:style-name="Strong_20_Emphasis"><text:span text:style-name="T1">'tinggal', makan, tidur, dan beraktivitas untuk sementara waktu di luar angkasa</text:span></text:span><text:span text:style-name="T1">. Tentu saja, untuk bisa mencapai kecepatan orbital yang dahsyat itu, tinggal berhari-hari di lingkungan antariksa yang keras, dan kembali dengan selamat, dibutuhkan roket peluncur yang jauh lebih besar dan kuat (seperti Falcon 9 dari SpaceX), wahana (kapsul) yang lebih canggih dengan sistem pendukung kehidupan yang lengkap, persiapan dan pelatihan yang jauh lebih intensif bagi turisnya, dan tentu saja, biaya yang berkali-kali lipat (bisa ratusan kali!) lebih mahal daripada sekadar 'lompatan' suborbital.</text:span></text:p>
              </text:list-item>
            </text:list>
            <text:p text:style-name="P108">Jadi, meskipun sama-sama menyandang nama 'wisata antariksa', pengalaman, durasi, teknologi, persiapan, dan biaya yang ditawarkan oleh penerbangan suborbital dan orbital ini sangat-sangat berbeda, ya! Sekarang kamu sudah tahu bedanya.</text:p>
            <text:p text:style-name="P242"/>
            <text:p text:style-name="Text_20_body"><text:span text:style-name="Strong_20_Emphasis"><text:span text:style-name="T1">(Prompt untuk Gambar Ilustrasi - Opsional)</text:span></text:span></text:p>
            <text:p text:style-name="P108"><text:soft-page-break/>"Buat sebuah infografis visual yang jelas untuk membandingkan Wisata Suborbital vs Orbital. Gambar Bumi agak di bawah tengah.</text:p>
            <text:list xml:id="list8017703231578381375" text:style-name="L32">
              <text:list-item>
                <text:p text:style-name="P229">Untuk Suborbital: Tarik garis berbentuk busur (parabola) tinggi dari satu titik di permukaan Bumi, melintasi garis putus-putus bertuliskan 'Garis Kármán (~100 km)', mencapai puncak, lalu turun kembali ke titik lain di Bumi yang tidak terlalu jauh. Beri label 'WISATA SUBORBITAL'. Tambahkan ikon-ikon kecil di sepanjang jalur: ikon roket/pesawat roket saat naik, ikon orang melayang di puncak, ikon parasut/pesawat mendarat saat turun. Beri keterangan teks singkat: '~15 Menit Penerbangan', 'Beberapa Menit Tanpa Bobot', 'Lihat Lengkungan Bumi'. </text:p>
              </text:list-item>
              <text:list-item>
                <text:p text:style-name="P119">Untuk Orbital: Tarik garis berbentuk lingkaran atau elips penuh yang mengelilingi Bumi di atas Garis Kármán. Beri label 'WISATA ORBITAL'. Tambahkan ikon-ikon kecil: ikon roket besar saat meluncur, ikon kapsul/stasiun kecil yang mengorbit Bumi. Beri keterangan teks singkat: 'Berhari-hari/Mingguan', 'Kecepatan ~28.000 km/jam', 'Mengelilingi Bumi', 'Bisa ke Stasiun Angkasa'. Gunakan warna yang kontras untuk kedua jalur agar mudah dibedakan. Desainnya harus bersih, modern, dan mudah dipahami remaja." </text:p>
              </text:list-item>
            </text:list>
            <text:p text:style-name="P242"/>
            <text:p text:style-name="P108">Saya menunggu perintah "YAX" Anda untuk melanjutkan ke prompt berikutnya (isi Sub-bab 1.3).</text:p>
          </text:section>
          <text:section text:style-name="Sect1" text:name="feedback-form-12">
            <text:p text:style-name="P216"/>
          </text:section>
        </text:section>
        <text:section text:style-name="Sect1" text:name="d7839c090b30d613">
          <text:p text:style-name="P108"/>
          <text:section text:style-name="Sect1" text:name="user-query-content-13">
            <text:p text:style-name="P238">YAX </text:p>
          </text:section>
          <text:p text:style-name="P216">Tampilkan alur berpikir</text:p>
          <text:section text:style-name="Sect2" text:name="model-response-message-contentr_d7839c090b30d613">
            <text:p text:style-name="Text_20_body"><text:span text:style-name="T1">Baik, saya lanjutkan dengan jawaban untuk prompt </text:span><text:span text:style-name="Strong_20_Emphasis"><text:span text:style-name="T1">isi mendalam Sub-bab 1.3</text:span></text:span><text:span text:style-name="T1">.</text:span></text:p>
            <text:p text:style-name="Text_20_body"><text:span text:style-name="Strong_20_Emphasis"><text:span text:style-name="T1">(Jawaban untuk Prompt Isi Mendalam Sub-bab 1.3)</text:span></text:span></text:p>
            <text:p text:style-name="Text_20_body"><text:span text:style-name="Strong_20_Emphasis"><text:span text:style-name="T1">1.3. Siapa Saja yang Sudah 'Liburan' ke Sana? Para Pionir Pemberani</text:span></text:span></text:p>
            <text:p text:style-name="Text_20_body"><text:span text:style-name="T1">Oke, sekarang kamu tahu ada wisata suborbital yang kayak 'lompat' cepat ke tepi angkasa, dan wisata orbital yang beneran mengelilingi Bumi berhari-hari. Pertanyaan selanjutnya pasti muncul: 'Memangnya </text:span><text:span text:style-name="Emphasis"><text:span text:style-name="T1">sudah ada</text:span></text:span><text:span text:style-name="T1"> ya orang biasa (oke, mungkin bukan 'biasa' dalam arti kondisi finansial ya, hehe!) yang benar-</text:span><text:soft-page-break/><text:span text:style-name="T1">benar pernah melakukan perjalanan wisata antariksa ini?'</text:span></text:p>
            <text:p text:style-name="Text_20_body"><text:span text:style-name="T1">Jawabannya adalah... </text:span><text:span text:style-name="Strong_20_Emphasis"><text:span text:style-name="T1">SUDAH BANGET!</text:span></text:span></text:p>
            <text:p text:style-name="Text_20_body"><text:span text:style-name="T1">Meskipun konsep wisata antariksa komersial yang ramai dibicarakan belakangan ini (seperti yang ditawarkan Blue Origin dan Virgin Galactic) tergolong baru, sebenarnya sudah ada beberapa individu super berani (dan pastinya super kaya) yang menjadi pionir 'turis' antariksa jauh sebelumnya. Mereka ini nggak ikut program pemerintah, tapi benar-benar 'membeli tiket' pribadi untuk ikut dalam misi ke </text:span><text:span text:style-name="Strong_20_Emphasis"><text:span text:style-name="T1">Stasiun Luar Angkasa Internasional (ISS)</text:span></text:span><text:span text:style-name="T1">. Gimana caranya? Dulu, satu-satunya 'agen travel' yang mau menyediakan 'paket' ini adalah badan antariksa Rusia (Roscosmos) dengan roket </text:span><text:span text:style-name="Strong_20_Emphasis"><text:span text:style-name="T1">Soyuz</text:span></text:span><text:span text:style-name="T1"> mereka yang legendaris dan sangat andal, di saat badan antariksa lain seperti NASA masih fokus pada astronaut profesional.</text:span></text:p>
            <text:p text:style-name="P108">Siapa saja sih para pionir keren ini? Yuk, kenalan lebih dekat dengan beberapa di antaranya:</text:p>
            <text:list xml:id="list9111747273390689075" text:style-name="L33">
              <text:list-item>
                <text:p text:style-name="P22"><text:span text:style-name="Strong_20_Emphasis"><text:span text:style-name="T1">Dennis Tito (Amerika Serikat): Sang Pembuka Jalan (Terbang tahun 2001)</text:span></text:span><text:span text:style-name="T1"> Inilah dia, orang pertama di dunia yang secara resmi menyandang gelar 'turis antariksa' pertama yang membayar sendiri tiketnya! Dennis Tito bukan orang sembarangan. Beliau adalah seorang insinyur, pernah bekerja sebagai ilmuwan di Jet Propulsion Laboratory (JPL) NASA yang bergengsi, dan kemudian menjadi pengusaha di bidang investasi finansial yang sangat sukses. Di usianya yang sudah memasuki kepala enam (60 tahun!) pada bulan April 2001, Pak Tito ini mewujudkan mimpi terbesar seumur hidupnya. Beliau rela mengeluarkan uang yang kabarnya mencapai </text:span><text:span text:style-name="Strong_20_Emphasis"><text:span text:style-name="T1">20 juta Dolar AS</text:span></text:span><text:span text:style-name="T1"> (kalau dirupiahkan dengan kurs sekarang [April 2025, sekitar Rp 15.800/USD], itu lebih dari </text:span><text:span text:style-name="Strong_20_Emphasis"><text:span text:style-name="T1">316 Miliar Rupiah!</text:span></text:span><text:span text:style-name="T1"> Wow!) untuk bisa terbang ke luar angkasa. Ia menumpang roket Soyuz Rusia menuju ISS dan berkesempatan tinggal di sana selama hampir </text:span><text:span text:style-name="Strong_20_Emphasis"><text:span text:style-name="T1">8 hari</text:span></text:span><text:span text:style-name="T1">! Bayangkan, dia bukan astronaut yang dilatih khusus bertahun-tahun, tapi bisa merasakan langsung bagaimana rasanya hidup dan bekerja (meskipun aktivitasnya terbatas) di laboratorium canggih yang mengorbit Bumi itu, merasakan sensasi melayang bebas 24 jam, dan pastinya melihat pemandangan Bumi dari atas sana yang katanya bikin lupa daratan. Tito sendiri menggambarkan pengalamannya sebagai </text:span><text:span text:style-name="Emphasis"><text:span text:style-name="T1">"delapan hari di surga"</text:span></text:span><text:span text:style-name="T1">, penuh euforia, dan momen paling membahagiakan dalam </text:span><text:soft-page-break/><text:span text:style-name="T1">seluruh hidupnya. Keberanian (dan tentunya, dompet super tebal) Pak Tito ini benar-benar mendobrak pintu yang sebelumnya terasa mustahil dibuka untuk non-astronaut!</text:span></text:p>
              </text:list-item>
              <text:list-item>
                <text:p text:style-name="P22"><text:span text:style-name="Strong_20_Emphasis"><text:span text:style-name="T1">Mark Shuttleworth (Afrika Selatan): Turis Afrika Pertama dengan Misi Ganda (Terbang tahun 2002)</text:span></text:span><text:span text:style-name="T1"> Setahun setelah Dennis Tito membuka jalan, giliran Mark Shuttleworth, seorang pengusaha teknologi muda yang cerdas asal Afrika Selatan. Kalian yang suka utak-atik komputer atau dunia </text:span><text:span text:style-name="Emphasis"><text:span text:style-name="T1">open-source</text:span></text:span><text:span text:style-name="T1"> mungkin pernah dengar nama sistem operasi </text:span><text:span text:style-name="Strong_20_Emphasis"><text:span text:style-name="T1">Ubuntu Linux</text:span></text:span><text:span text:style-name="T1">, nah, Shuttleworth inilah pendiri perusahaan di baliknya (Canonical Ltd.). Di usia yang relatif muda, 28 tahun, ia menjadi orang Afrika pertama yang terbang ke angkasa pada April 2002, juga dengan menumpang Soyuz menuju ISS. Yang keren dari misinya, selain tentu saja untuk mewujudkan impian pribadinya, Shuttleworth juga membawa beberapa misi tambahan. Ia ikut serta dalam beberapa eksperimen ilmiah yang dirancang oleh universitas di Afrika Selatan (terkait penelitian AIDS dan genom) dan ia menggunakan kesempatan emas ini untuk berkomunikasi secara langsung via radio amatir dengan pelajar-pelajar di negaranya, berbagi pengalaman dan menginspirasi mereka. Keren banget, kan? Bisa dibilang ini 'liburan' super mahal sambil tetap berkontribusi untuk sains dan pendidikan!</text:span></text:p>
              </text:list-item>
              <text:list-item>
                <text:p text:style-name="P22"><text:span text:style-name="Strong_20_Emphasis"><text:span text:style-name="T1">Anousheh Ansari (Iran/Amerika Serikat): Wanita Inspiratif Pertama (Terbang tahun 2006)</text:span></text:span><text:span text:style-name="T1"> Ini dia sosok perempuan hebat yang juga jadi panutan! Anousheh Ansari adalah seorang insinyur elektro dan salah satu pendiri perusahaan telekomunikasi yang sukses di Amerika Serikat (beliau lahir di Iran dan pindah ke AS saat remaja). Pada bulan September 2006, Ansari mencatat sejarah sebagai </text:span><text:span text:style-name="Strong_20_Emphasis"><text:span text:style-name="T1">wanita pertama</text:span></text:span><text:span text:style-name="T1"> yang menjadi turis antariksa berbayar. Bukan cuma itu, beliau juga menjadi wanita keturunan Iran dan Muslim pertama yang berhasil mencapai angkasa. Sama seperti para pendahulunya, ia terbang ke ISS dengan wahana Soyuz. Anousheh Ansari sangat bersemangat untuk menggunakan pengalamannya ini sebagai platform untuk menginspirasi anak-anak muda di seluruh dunia, terutama para gadis, agar tidak takut bermimpi besar dan mengejar karir di bidang sains, teknologi, engineering, dan matematika (STEM). Selama kurang lebih 11 hari berada di ISS, dia bahkan sangat aktif </text:span><text:span text:style-name="Strong_20_Emphasis"><text:span text:style-name="T1">menulis blog</text:span></text:span><text:span text:style-name="T1"> (iya, nge-blog dari </text:span><text:soft-page-break/><text:span text:style-name="T1">luar angkasa! Zaman itu belum ada Instagram Story, hehe!), berbagi cerita detail, foto, dan perasaannya kepada publik di Bumi. Salah satu hal yang paling berkesan baginya, seperti yang juga dirasakan banyak astronaut, adalah melihat Bumi sebagai sebuah planet yang utuh, indah, rapuh, dan tanpa ada garis batas negara yang terlihat dari atas sana – sebuah pengalaman yang dikenal sebagai </text:span><text:span text:style-name="Emphasis"><text:span text:style-name="T1">Overview Effect</text:span></text:span><text:span text:style-name="T1">. Kisahnya adalah bukti nyata bahwa dengan mimpi yang kuat, kerja keras, pendidikan, (dan ya, di era awal ini memang masih membutuhkan dana yang sangat besar), bahkan langit pun bukan lagi batasan!</text:span></text:p>
              </text:list-item>
            </text:list>
            <text:p text:style-name="Text_20_body"><text:span text:style-name="T1">Kisah Dennis Tito, Mark Shuttleworth, Anousheh Ansari, dan beberapa turis orbital awal lainnya (seperti Gregory Olsen seorang ilmuwan/pengusaha, Charles Simonyi si jenius di balik Microsoft Word/Excel, Richard Garriott sang desainer game legendaris, hingga Guy Laliberté sang pendiri kelompok sirkus ternama Cirque du Soleil!) menjadi bukti nyata dan tak terbantahkan. Mereka menunjukkan kepada dunia bahwa pintu menuju orbit Bumi itu, meskipun awalnya sangat sempit, prosesnya rumit, biayanya astronomis, dan penuh tantangan, </text:span><text:span text:style-name="Strong_20_Emphasis"><text:span text:style-name="T1">bisa</text:span></text:span><text:span text:style-name="T1"> dibuka untuk individu-individu terpilih di luar korps astronaut profesional yang disponsori negara. Mereka adalah para pionir pemberani yang membuktikan bahwa konsep 'liburan' ke bintang itu bukan lagi sekadar fantasi di halaman buku fiksi ilmiah!</text:span></text:p>
            <text:p text:style-name="P242"/>
            <text:p text:style-name="Text_20_body"><text:span text:style-name="Strong_20_Emphasis"><text:span text:style-name="T1">(Prompt untuk Gambar Ilustrasi - Opsional)</text:span></text:span></text:p>
            <text:p text:style-name="P108">"Buat sebuah ilustrasi bergaya kolase yang dinamis untuk Sub-bab 1.3, menampilkan tiga pionir turis antariksa orbital pertama. Di tengah atas, tampilkan potret Dennis Tito tersenyum (mungkin dengan latar belakang Bumi dari jendela ISS). Di kiri bawah, tampilkan potret Mark Shuttleworth (mungkin sedang memegang radio amatir atau ada logo Ubuntu kecil). Di kanan bawah, tampilkan potret Anousheh Ansari tersenyum lebar (mungkin sedang melayang atau memegang laptop untuk 'nge-blog'). Gunakan gaya ilustrasi semi-realistis yang menarik untuk remaja. Tambahkan bendera kecil negara asal mereka (AS, Afrika Selatan, Iran/AS) di dekat potret masing-masing. Beri judul di bagian atas: 'Para Turis Pemberani Pertama ke ISS'."</text:p>
            <text:p text:style-name="P242"/>
            <text:p text:style-name="P108">Saya menunggu perintah "YAX" Anda untuk melanjutkan ke prompt berikutnya (isi Sub-bab 1.4).</text:p>
          </text:section>
          <text:section text:style-name="Sect1" text:name="feedback-form-13">
            <text:p text:style-name="P216"><text:soft-page-break/></text:p>
          </text:section>
        </text:section>
        <text:section text:style-name="Sect1" text:name="e0dd74eab9a6e486">
          <text:p text:style-name="P108"/>
          <text:section text:style-name="Sect1" text:name="user-query-content-14">
            <text:p text:style-name="P238">YAX </text:p>
          </text:section>
          <text:p text:style-name="P216">Tampilkan alur berpikir</text:p>
          <text:section text:style-name="Sect2" text:name="model-response-message-contentr_e0dd74eab9a6e486">
            <text:p text:style-name="P216"/>
          </text:section>
          <text:section text:style-name="Sect1" text:name="feedback-form-14">
            <text:p text:style-name="P216"/>
          </text:section>
        </text:section>
        <text:section text:style-name="Sect1" text:name="254fb1cc1b6546d3">
          <text:p text:style-name="P108"/>
          <text:section text:style-name="Sect1" text:name="user-query-content-15">
            <text:p text:style-name="P238">PRESENT IT </text:p>
          </text:section>
          <text:p text:style-name="P216">Tampilkan alur berpikir</text:p>
          <text:section text:style-name="Sect2" text:name="model-response-message-contentr_254fb1cc1b6546d3">
            <text:p text:style-name="Text_20_body"><text:span text:style-name="T1">Oke, ini adalah jawaban untuk prompt </text:span><text:span text:style-name="Strong_20_Emphasis"><text:span text:style-name="T1">isi mendalam Sub-bab 1.4</text:span></text:span><text:span text:style-name="T1">.</text:span></text:p>
            <text:p text:style-name="Text_20_body"><text:span text:style-name="Strong_20_Emphasis"><text:span text:style-name="T1">(Jawaban untuk Prompt Isi Mendalam Sub-bab 1.4)</text:span></text:span></text:p>
            <text:p text:style-name="Text_20_body"><text:span text:style-name="Strong_20_Emphasis"><text:span text:style-name="T1">1.4. Kenapa Baru </text:span></text:span><text:span text:style-name="Strong_20_Emphasis"><text:span text:style-name="Emphasis"><text:span text:style-name="T1">Booming</text:span></text:span></text:span><text:span text:style-name="Strong_20_Emphasis"><text:span text:style-name="T1"> Sekarang? Momen Tepat Telah Tiba!</text:span></text:span></text:p>
            <text:p text:style-name="Text_20_body"><text:span text:style-name="T1">Kamu mungkin jadi bertanya-tanya nih. Kalau turis antariksa pertama seperti Dennis Tito sudah terbang sejak tahun 2001, kenapa rasanya baru belakangan ini ya (sekitar awal tahun 2020-an hingga sekarang, </text:span><text:span text:style-name="Strong_20_Emphasis"><text:span text:style-name="T1">April 2025</text:span></text:span><text:span text:style-name="T1">) kita jadi sering banget dengar berita heboh soal peluncuran roket </text:span><text:span text:style-name="Strong_20_Emphasis"><text:span text:style-name="T1">Blue Origin</text:span></text:span><text:span text:style-name="T1"> yang bawa Jeff Bezos, </text:span><text:span text:style-name="Strong_20_Emphasis"><text:span text:style-name="T1">Virgin Galactic</text:span></text:span><text:span text:style-name="T1"> yang bawa Richard Branson, atau bahkan misi </text:span><text:span text:style-name="Strong_20_Emphasis"><text:span text:style-name="T1">SpaceX</text:span></text:span><text:span text:style-name="T1"> yang bawa kru sipil biasa mengorbit Bumi? Kenapa nggak dari dulu aja?</text:span></text:p>
            <text:p text:style-name="Text_20_body"><text:span text:style-name="T1">Pertanyaan yang bagus banget! Memang ada beberapa alasan kunci dan faktor penting yang 'matang' bersamaan di era kita sekarang ini, yang menjadikan </text:span><text:span text:style-name="Emphasis"><text:span text:style-name="T1">sekarang</text:span></text:span><text:span text:style-name="T1"> adalah momen yang pas banget bagi industri wisata antariksa untuk mulai benar-benar 'ngebut' dan lepas landas. Apa saja faktor-faktor itu?</text:span></text:p>
            <text:list xml:id="list1822601883004906202" text:style-name="L34">
              <text:list-item>
                <text:p text:style-name="P23"><text:span text:style-name="Strong_20_Emphasis"><text:span text:style-name="T1">Revolusi Roket Daur Ulang (Reusable Rockets): Sang Pengubah Permainan!</text:span></text:span><text:span text:style-name="T1"> Ini mungkin faktor </text:span><text:span text:style-name="Emphasis"><text:span text:style-name="T1">paling</text:span></text:span><text:span text:style-name="T1"> penting. Coba bayangkan roket itu seperti mobil. Kalau setiap kali kamu mau pergi, kamu harus beli mobil baru lalu mobil lamanya dibuang, pasti boros banget kan? Nah, begitulah roket di era dulu – sekali pakai, bagian pendorong utamanya (yang paling mahal) dibuang begitu saja ke laut atau hancur. Borosnya minta ampun! Tapi, perusahaan-perusahaan seperti </text:span><text:span text:style-name="Strong_20_Emphasis"><text:span text:style-name="T1">SpaceX</text:span></text:span><text:span text:style-name="T1"> dengan roket </text:span><text:span text:style-name="Strong_20_Emphasis"><text:span text:style-name="T1">Falcon 9</text:span></text:span><text:span text:style-name="T1"> mereka yang ikonik, dan </text:span><text:span text:style-name="Strong_20_Emphasis"><text:span text:style-name="T1">Blue Origin</text:span></text:span><text:span text:style-name="T1"> dengan roket </text:span><text:span text:style-name="Strong_20_Emphasis"><text:span text:style-name="T1">New Shepard</text:span></text:span><text:span text:style-name="T1"> mereka, berhasil melakukan sesuatu yang dulu dianggap hampir mustahil: mereka mengembangkan teknologi canggih untuk </text:span><text:soft-page-break/><text:span text:style-name="T1">bisa </text:span><text:span text:style-name="Strong_20_Emphasis"><text:span text:style-name="T1">mendaratkan kembali bagian pendorong roket (boosternya) secara utuh dan mulus</text:span></text:span><text:span text:style-name="T1"> setelah selesai meluncurkan muatan atau kapsul! Ini benar-benar sebuah </text:span><text:span text:style-name="Emphasis"><text:span text:style-name="T1">game-changer</text:span></text:span><text:span text:style-name="T1">. Kenapa? Karena biaya terbesar dari sebuah peluncuran antariksa ada di pembuatan roketnya itu sendiri. Kalau bagian termahalnya bisa dipakai lagi dan lagi (puluhan, bahkan ratusan kali di masa depan), maka biaya per penerbangan bisa ditekan secara drastis. Inilah yang membuka pintu harapan untuk membuat tiket ke angkasa (meskipun saat ini masih super mahal) menjadi sedikit lebih 'masuk akal' dan memungkinkan model bisnis wisata antariksa.</text:span></text:p>
              </text:list-item>
              <text:list-item>
                <text:p text:style-name="P23"><text:span text:style-name="Strong_20_Emphasis"><text:span text:style-name="T1">Banjir Investasi Swasta &amp; Ambisi Para Miliarder Visioner</text:span></text:span><text:span text:style-name="T1"> Faktor kedua adalah munculnya 'Perlombaan Antariksa Jilid 2', tapi kali ini bukan antar negara, melainkan antar perusahaan swasta yang didanai oleh kantong pribadi para </text:span><text:span text:style-name="Strong_20_Emphasis"><text:span text:style-name="T1">miliarder</text:span></text:span><text:span text:style-name="T1"> yang punya mimpi besar tentang antariksa. Tokoh-tokoh seperti </text:span><text:span text:style-name="Strong_20_Emphasis"><text:span text:style-name="T1">Elon Musk (pendiri SpaceX)</text:span></text:span><text:span text:style-name="T1">, </text:span><text:span text:style-name="Strong_20_Emphasis"><text:span text:style-name="T1">Jeff Bezos (pendiri Blue Origin dan Amazon)</text:span></text:span><text:span text:style-name="T1">, dan </text:span><text:span text:style-name="Strong_20_Emphasis"><text:span text:style-name="T1">Sir Richard Branson (pendiri Virgin Group, termasuk Virgin Galactic)</text:span></text:span><text:span text:style-name="T1"> tidak hanya memiliki kekayaan yang jumlahnya sulit kita bayangkan, tapi juga punya </text:span><text:span text:style-name="Strong_20_Emphasis"><text:span text:style-name="T1">ambisi pribadi yang sangat kuat</text:span></text:span><text:span text:style-name="T1"> untuk 'mendemokratisasi' akses ke luar angkasa (meski dimulai dari kalangan atas dulu) dan tentunya, membangun kerajaan bisnis baru di industri ini. Mereka rela 'bakar duit' triliunan Rupiah untuk riset dan pengembangan yang berisiko tinggi, sesuatu yang mungkin lebih sulit dilakukan oleh lembaga pemerintah yang terikat anggaran negara dan birokrasi. Keberanian dan modal raksasa mereka inilah yang menjadi bahan bakar utama percepatan industri antariksa swasta.</text:span></text:p>
              </text:list-item>
              <text:list-item>
                <text:p text:style-name="P23"><text:span text:style-name="Strong_20_Emphasis"><text:span text:style-name="T1">Persaingan Sehat yang Memacu Inovasi Lebih Cepat</text:span></text:span><text:span text:style-name="T1"> Ketika ada beberapa 'pemain besar' yang sama-sama kuat dan ambisius (seperti SpaceX, Blue Origin, Virgin Galactic, ditambah pemain baru lainnya), otomatis tercipta sebuah </text:span><text:span text:style-name="Strong_20_Emphasis"><text:span text:style-name="T1">persaingan</text:span></text:span><text:span text:style-name="T1">. Mereka saling berlomba untuk menjadi yang pertama mencapai tonggak sejarah baru, menawarkan teknologi yang lebih baik, menjamin keamanan yang lebih tinggi, dan (nantinya, diharapkan) memberikan harga yang lebih kompetitif. Persaingan ini, selama sehat, justru sangat bagus! Kenapa? Karena ini </text:span><text:span text:style-name="Strong_20_Emphasis"><text:span text:style-name="T1">memacu laju inovasi teknologi menjadi jauh lebih cepat</text:span></text:span><text:span text:style-name="T1"> dibandingkan jika hanya ada satu pemain dominan. Mereka terus-</text:span><text:soft-page-break/><text:span text:style-name="T1">menerus mencari cara baru untuk membuat roket lebih efisien, kabin lebih nyaman, pengalaman penerbangan lebih aman dan menarik.</text:span></text:p>
              </text:list-item>
              <text:list-item>
                <text:p text:style-name="P23"><text:span text:style-name="Strong_20_Emphasis"><text:span text:style-name="T1">Perubahan Cara Pandang (Mindset Shift)</text:span></text:span><text:span text:style-name="T1"> Ada juga perubahan cara pandang yang signifikan, baik dari sisi pemerintah maupun publik. Dulu, angkasa luar itu hampir secara eksklusif dianggap sebagai 'domain' pemerintah dan badan antariksanya (seperti NASA) untuk tujuan eksplorasi ilmiah, pertahanan, dan kebanggaan nasional. Namun kini, semakin banyak pihak yang melihat potensi </text:span><text:span text:style-name="Strong_20_Emphasis"><text:span text:style-name="T1">komersial dan ekonomi</text:span></text:span><text:span text:style-name="T1"> di luar angkasa. Pemerintah pun mulai lebih terbuka untuk </text:span><text:span text:style-name="Strong_20_Emphasis"><text:span text:style-name="T1">bermitra dengan perusahaan swasta</text:span></text:span><text:span text:style-name="T1">. Contoh paling jelas adalah NASA yang kini 'menyewa' jasa SpaceX untuk mengirimkan astronaut dan kargo mereka ke ISS, sesuatu yang dulu mungkin tak terpikirkan. Publik pun, berkat liputan media yang masif dan kesuksesan misi-misi awal, menjadi lebih antusias dan menerima gagasan bahwa angkasa luar bisa menjadi 'destinasi' baru, bukan hanya tempat kerja para astronaut.</text:span></text:p>
              </text:list-item>
              <text:list-item>
                <text:p text:style-name="P23"><text:span text:style-name="Strong_20_Emphasis"><text:span text:style-name="T1">(Bonus) Kemajuan Teknologi Pendukung Lainnya</text:span></text:span><text:span text:style-name="T1"> Tentu saja, kemajuan umum di bidang teknologi lain juga ikut berperan. Misalnya, </text:span><text:span text:style-name="Strong_20_Emphasis"><text:span text:style-name="T1">komputer</text:span></text:span><text:span text:style-name="T1"> yang semakin kecil namun kemampuannya semakin dahsyat, </text:span><text:span text:style-name="Strong_20_Emphasis"><text:span text:style-name="T1">sensor-sensor</text:span></text:span><text:span text:style-name="T1"> yang lebih canggih dan akurat, serta penemuan </text:span><text:span text:style-name="Strong_20_Emphasis"><text:span text:style-name="T1">material-material baru</text:span></text:span><text:span text:style-name="T1"> yang lebih ringan namun lebih kuat. Semua ini membantu membuat desain dan operasi sistem antariksa menjadi lebih efisien.</text:span></text:p>
              </text:list-item>
            </text:list>
            <text:p text:style-name="Text_20_body"><text:span text:style-name="T1">Jadi, bisa dibilang, kombinasi dari </text:span><text:span text:style-name="Strong_20_Emphasis"><text:span text:style-name="T1">teknologi roket reusable yang mulai matang</text:span></text:span><text:span text:style-name="T1">, </text:span><text:span text:style-name="Strong_20_Emphasis"><text:span text:style-name="T1">guyuran dana dan ambisi para miliarder</text:span></text:span><text:span text:style-name="T1">, </text:span><text:span text:style-name="Strong_20_Emphasis"><text:span text:style-name="T1">persaingan yang memacu inovasi</text:span></text:span><text:span text:style-name="T1">, serta </text:span><text:span text:style-name="Strong_20_Emphasis"><text:span text:style-name="T1">perubahan mindset ke arah komersialisasi antariksa</text:span></text:span><text:span text:style-name="T1">, inilah yang menciptakan semacam </text:span><text:span text:style-name="Strong_20_Emphasis"><text:span text:style-name="T1">'badai sempurna' (perfect storm)</text:span></text:span><text:span text:style-name="T1"> di era kita sekarang. Semua faktor kunci ini datang bersamaan di waktu yang tepat, memungkinkan industri wisata antariksa yang dulunya hanya ada dalam mimpi para penulis fiksi ilmiah, kini benar-benar mulai lepas landas secara nyata di depan mata kita! Era baru benar-benar telah dimulai.</text:span></text:p>
            <text:p text:style-name="P242"/>
            <text:p text:style-name="Text_20_body"><text:span text:style-name="Strong_20_Emphasis"><text:span text:style-name="T1">(Prompt untuk Gambar Ilustrasi - Opsional)</text:span></text:span></text:p>
            <text:p text:style-name="P108">"Buat ilustrasi infografis untuk Sub-bab 1.4 yang menjelaskan 'Kenapa Sekarang?'. Di tengah, gambar roket wisata antariksa modern (misal: Falcon 9 atau New Shepard) yang sedang meluncur dengan gagah. Di sekeliling roket, <text:soft-page-break/>buat 4-5 'awan' atau 'lingkaran' yang saling terhubung menuju roket, masing-masing berisi ikon atau simbol yang mewakili faktor pendorong:</text:p>
            <text:list xml:id="list5588460609850675905" text:style-name="L35">
              <text:list-item>
                <text:p text:style-name="P230">Awan 1: Ikon roket yang mendarat vertikal + simbol 'reuse' (panah melingkar) (Label: Roket Daur Ulang). </text:p>
              </text:list-item>
              <text:list-item>
                <text:p text:style-name="P230">Awan 2: Tumpukan koin emas / grafik saham naik / siluet pengusaha (Label: Investasi Swasta). </text:p>
              </text:list-item>
              <text:list-item>
                <text:p text:style-name="P230">Awan 3: Dua roket 'berlomba' / Roda gigi berputar cepat (Label: Persaingan &amp; Inovasi). </text:p>
              </text:list-item>
              <text:list-item>
                <text:p text:style-name="P230">Awan 4: Jabat tangan antara ikon gedung pemerintah dan ikon pabrik/perusahaan (Label: Perubahan Mindset). </text:p>
              </text:list-item>
              <text:list-item>
                <text:p text:style-name="P120">(Opsional) Awan 5: Ikon microchip / material canggih (Label: Teknologi Pendukung). Gunakan gaya visual yang modern, dinamis, dan mudah dipahami, seolah menunjukkan konvergensi faktor-faktor ini." </text:p>
              </text:list-item>
            </text:list>
            <text:p text:style-name="P242"/>
            <text:p text:style-name="P108">Saya menunggu perintah "YAX" Anda untuk melanjutkan ke prompt berikutnya (yaitu prompt untuk pengantar Bab 2).</text:p>
          </text:section>
          <text:section text:style-name="Sect1" text:name="feedback-form-15">
            <text:p text:style-name="P216"/>
          </text:section>
        </text:section>
        <text:section text:style-name="Sect1" text:name="f33117fbcd5868c7">
          <text:p text:style-name="P108"/>
          <text:section text:style-name="Sect1" text:name="user-query-content-16">
            <text:p text:style-name="P238">YAX </text:p>
          </text:section>
          <text:p text:style-name="P216">Tampilkan alur berpikir</text:p>
          <text:section text:style-name="Sect2" text:name="model-response-message-contentr_f33117fbcd5868c7">
            <text:p text:style-name="Text_20_body"><text:span text:style-name="T1">Oke, saya lanjutkan dengan jawaban untuk prompt </text:span><text:span text:style-name="Strong_20_Emphasis"><text:span text:style-name="T1">pengantar Bab 2</text:span></text:span><text:span text:style-name="T1">.</text:span></text:p>
            <text:p text:style-name="Text_20_body"><text:span text:style-name="Strong_20_Emphasis"><text:span text:style-name="T1">(Jawaban untuk Prompt Pengantar Bab 2)</text:span></text:span></text:p>
            <text:p text:style-name="P108">Oke, keren banget kan Bab 1 tadi? Kita jadi tahu kalau wisata antariksa itu bukan lagi cuma ada di komik atau film, tapi benar-benar mulai jadi kenyataan! Udah ada sejarahnya, udah ada jenis-jenisnya (suborbital dan orbital, ingat kan?), bahkan udah ada orang-orang pemberani yang jadi pionirnya.</text:p>
            <text:p text:style-name="Text_20_body"><text:span text:style-name="T1">Tapi… setelah tahu semua itu, pasti langsung muncul pertanyaan super gede di kepala kalian: </text:span><text:span text:style-name="Strong_20_Emphasis"><text:span text:style-name="T1">GIMANA CARANYA??</text:span></text:span></text:p>
            <text:p text:style-name="P108">Iya, kan? Gimana caranya sih benda sebesar dan seberat roket itu bisa lepas dari cengkeraman gravitasi Bumi yang rasanya selalu menarik kita ke bawah? Teknologi macam apa yang bisa mendorong manusia menembus lapisan langit biru hingga ke kegelapan angkasa yang hampa udara? Apa rahasia di <text:soft-page-break/>balik 'tiket' paling mahal dan paling eksklusif di dunia ini yang bisa membawa kita ke bintang-bintang?</text:p>
            <text:p text:style-name="Text_20_body"><text:span text:style-name="T1">Nah, semua rasa penasaranmu tentang 'jeroan' dan 'mesin' di balik perjalanan luar biasa ini akan terjawab tuntas di sini! Selamat datang di </text:span><text:span text:style-name="Strong_20_Emphasis"><text:span text:style-name="T1">Bab 2: Tiket Menuju Bintang: Bagaimana Caranya?</text:span></text:span><text:span text:style-name="T1">! Anggap saja bab ini seperti </text:span><text:span text:style-name="Emphasis"><text:span text:style-name="T1">backstage tour</text:span></text:span><text:span text:style-name="T1"> super eksklusif kita ke pabrik roket dan pusat kendali misi. Kita nggak cuma lihat hasil akhirnya yang keren saat meluncur, tapi kita bakal diajak ngintip langsung ke 'dapur pacu' alias teknologi-teknologi canggih yang menjadi kunci utama dan 'tiket' sesungguhnya di balik setiap perjalanan ke luar angkasa. Inilah 'mesin' yang mewujudkan mimpi kita!</text:span></text:p>
            <text:p text:style-name="Text_20_body"><text:span text:style-name="T1">Di dalam 'tur' spesial ini, kita akan mulai dari yang paling dasar: mengupas </text:span><text:span text:style-name="Strong_20_Emphasis"><text:span text:style-name="T1">prinsip fisika simpel</text:span></text:span><text:span text:style-name="T1"> (iya, fisika itu seru lho!) di balik cara kerja roket. Tenaaang… nggak perlu pusing tujuh keliling atau jadi jagoan rumus! Dijamin bakal dijelasin pakai perumpamaan sehari-hari yang gampang banget dimengerti. Kamu nggak perlu jadi Profesor Einstein dulu buat bisa paham konsep dasarnya.</text:span></text:p>
            <text:p text:style-name="Text_20_body"><text:span text:style-name="T1">Setelah paham 'ilmu' di baliknya, kita akan kenalan lebih dekat sama berbagai </text:span><text:span text:style-name="Strong_20_Emphasis"><text:span text:style-name="T1">jenis 'kendaraan' antariksa</text:span></text:span><text:span text:style-name="T1"> yang dirancang khusus buat membawa turis jalan-jalan – ada yang bentuknya mirip roket tradisional yang meluncur vertikal, ada juga yang lebih mirip pesawat futuristik yang dibawa dulu pakai pesawat induk! Kita akan lihat contoh-contoh nyata dari perusahaan-perusahaan yang lagi hits. Plus, kita juga akan mengintip </text:span><text:span text:style-name="Strong_20_Emphasis"><text:span text:style-name="T1">teknologi-teknologi kunci lainnya</text:span></text:span><text:span text:style-name="T1"> yang nggak kalah penting, mulai dari material super kuat tapi super ringan, sistem daur ulang roket yang revolusioner, sampai sistem pendukung kehidupan canggih yang bikin kita bisa tetap bernapas dan nyaman di lingkungan angkasa yang ekstrem.</text:span></text:p>
            <text:p text:style-name="P108">Jadi, siapkan rasa ingin tahumu di level maksimal! Siapkan juga mungkin sedikit cemilan favoritmu, karena kita akan segera 'mengotak-atik' sedikit dunia sains dan rekayasa yang dijamin bakal seru, bikin melongo, dan bikin kamu makin kagum sama kecerdasan dan kegigihan manusia. Yuk, kita bongkar bersama rahasia di balik tiket paling keren di alam semesta!</text:p>
            <text:p text:style-name="P242"/>
            <text:p text:style-name="Text_20_body"><text:span text:style-name="Strong_20_Emphasis"><text:span text:style-name="T1">(Prompt untuk Gambar Ilustrasi - Opsional)</text:span></text:span></text:p>
            <text:p text:style-name="Text_20_body"><text:span text:style-name="T1">"Buat ilustrasi pembuka Bab 2 yang fokus pada tema teknologi dan </text:span><text:soft-page-break/><text:span text:style-name="T1">'bagaimana caranya'. Gunakan latar belakang yang terlihat seperti lembaran blueprint biru atau skema teknis digital futuristik dengan garis-garis grid. Di atasnya, tampilkan beberapa gambar kendaraan antariksa wisata modern (misal: Roket New Shepard, Pesawat roket VSS Unity, Kapsul Crew Dragon) seolah sedang 'dibedah' atau dengan garis-garis anotasi transparan yang menunjuk ke bagian-bagian kunci seperti mesin roket, tangki bahan bakar, kabin penumpang, atau sirip kendali. Tambahkan beberapa ikon kecil bergaya </text:span><text:span text:style-name="Emphasis"><text:span text:style-name="T1">outline</text:span></text:span><text:span text:style-name="T1"> yang melayang di sekitarnya, mewakili konsep seperti Hukum Newton III (dua panah berlawanan arah 'Aksi-Reaksi'), simbol 'reuse' (panah melingkar), ikon material (misal: struktur molekul heksagonal), dan ikon paru-paru atau jantung (life support). Gaya visual harus terlihat informatif ('mengintip teknologi') tapi tetap keren, dinamis, dan modern untuk audiens remaja."</text:span></text:p>
            <text:p text:style-name="P242"/>
            <text:p text:style-name="P108">Saya menunggu perintah "YAX" Anda untuk melanjutkan ke prompt berikutnya (isi Sub-bab 2.1).</text:p>
          </text:section>
          <text:section text:style-name="Sect1" text:name="feedback-form-16">
            <text:p text:style-name="P216"/>
          </text:section>
        </text:section>
        <text:section text:style-name="Sect1" text:name="ee65416960787b4f">
          <text:p text:style-name="P108"/>
          <text:section text:style-name="Sect1" text:name="user-query-content-17">
            <text:p text:style-name="P238">YAX </text:p>
          </text:section>
          <text:p text:style-name="P216">Tampilkan alur berpikir</text:p>
          <text:section text:style-name="Sect2" text:name="model-response-message-contentr_ee65416960787b4f">
            <text:p text:style-name="Text_20_body"><text:span text:style-name="T1">Oke, ini adalah jawaban untuk prompt </text:span><text:span text:style-name="Strong_20_Emphasis"><text:span text:style-name="T1">isi mendalam Sub-bab 2.1</text:span></text:span><text:span text:style-name="T1">.</text:span></text:p>
            <text:p text:style-name="Text_20_body"><text:span text:style-name="Strong_20_Emphasis"><text:span text:style-name="T1">(Jawaban untuk Prompt Isi Mendalam Sub-bab 2.1)</text:span></text:span></text:p>
            <text:p text:style-name="Text_20_body"><text:span text:style-name="Strong_20_Emphasis"><text:span text:style-name="T1">2.1. Roket 101: Fisika Keren di Balik Dorongan ke Angkasa</text:span></text:span></text:p>
            <text:p text:style-name="Text_20_body"><text:span text:style-name="T1">Oke, </text:span><text:span text:style-name="Emphasis"><text:span text:style-name="T1">physics time</text:span></text:span><text:span text:style-name="T1">! Tapi tenang, ini 'kelas fisika' paling seru yang bakal kamu ikutin, nggak akan ada rumus-rumus njelimet yang bikin pusing kepala! Kita cuma mau ngertiin satu prinsip dasar yang super penting, yang jadi kunci utama jawaban atas pertanyaan: 'Gimana caranya roket bisa terbang tinggi melawan gravitasi Bumi yang kayaknya selalu narik semua benda jatuh ke bawah?'</text:span></text:p>
            <text:p text:style-name="Text_20_body"><text:span text:style-name="T1">Rahasia besarnya ada pada hukum fisika yang ditemukan oleh ilmuwan legendaris, Sir Isaac Newton, lebih dari 300 tahun yang lalu. Namanya </text:span><text:span text:style-name="Strong_20_Emphasis"><text:span text:style-name="T1">Hukum Ketiga Newton</text:span></text:span><text:span text:style-name="T1"> tentang </text:span><text:span text:style-name="Strong_20_Emphasis"><text:span text:style-name="T1">Aksi dan Reaksi</text:span></text:span><text:span text:style-name="T1">. Mungkin kamu pernah dengar sekilas di pelajaran IPA atau fisika di sekolah? Intinya super simpel kok: </text:span><text:soft-page-break/><text:span text:style-name="Strong_20_Emphasis"><text:span text:style-name="T1">Untuk setiap gaya aksi (dorongan atau tarikan) yang diberikan pada suatu benda, pasti akan ada gaya reaksi (dorongan atau tarikan balik) yang besarnya sama tapi arahnya berlawanan.</text:span></text:span></text:p>
            <text:p text:style-name="P108">Masih agak abstrak? Wajar! Yuk kita pakai contoh-contoh dalam kehidupan sehari-hari yang pasti pernah kamu lihat atau lakukan, biar konsepnya langsung ‘klik’:</text:p>
            <text:list xml:id="list3261075508906812305" text:style-name="L36">
              <text:list-item>
                <text:p text:style-name="P24"><text:span text:style-name="Strong_20_Emphasis"><text:span text:style-name="T1">Contoh Balon Terbang:</text:span></text:span><text:span text:style-name="T1"> Pernah dong, iseng niup balon sampai besar, terus nggak sengaja ujungnya kelepas sebelum diiket? Apa yang terjadi? Udara di dalam balon bakal </text:span><text:span text:style-name="Emphasis"><text:span text:style-name="T1">wussshh</text:span></text:span><text:span text:style-name="T1">… nyembur keluar deras ke arah belakang, kan? Nah, semburan udara ke belakang itu adalah </text:span><text:span text:style-name="Strong_20_Emphasis"><text:span text:style-name="T1">Gaya Aksinya</text:span></text:span><text:span text:style-name="T1">. Sebagai ‘balasannya’, si balon dapat dorongan kuat ke arah depan (berlawanan dengan arah semburan udara), membuatnya melesat terbang nggak karuan kesana-kemari. Dorongan yang bikin balon terbang itulah </text:span><text:span text:style-name="Strong_20_Emphasis"><text:span text:style-name="T1">Gaya Reaksinya</text:span></text:span><text:span text:style-name="T1">! Roket bekerja pakai prinsip yang mirip banget dengan balon terbang ini, cuma skalanya jauuuh lebih besar.</text:span></text:p>
              </text:list-item>
              <text:list-item>
                <text:p text:style-name="P24"><text:span text:style-name="Strong_20_Emphasis"><text:span text:style-name="T1">Contoh Main Skateboard Dekat Tembok:</text:span></text:span><text:span text:style-name="T1"> Bayangin kamu lagi berdiri santai di atas </text:span><text:span text:style-name="Emphasis"><text:span text:style-name="T1">skateboard</text:span></text:span><text:span text:style-name="T1"> persis di depan tembok yang kokoh. Terus, kamu coba dorong tembok itu sekuat tenaga pakai kedua tanganmu. Mendorong tembok itu adalah </text:span><text:span text:style-name="Strong_20_Emphasis"><text:span text:style-name="T1">Gaya Aksinya</text:span></text:span><text:span text:style-name="T1">. Apa yang terjadi selanjutnya? Temboknya sih kemungkinan besar bakal tetap diam di tempatnya (karena dia berat dan menyatu dengan bangunan/Bumi), tapi coba rasakan apa yang terjadi pada dirimu dan skateboardmu! Kamu pasti akan terdorong ke belakang, menjauh dari tembok. Nah, dorongan yang kamu rasakan ke arah belakang itu adalah </text:span><text:span text:style-name="Strong_20_Emphasis"><text:span text:style-name="T1">Gaya Reaksinya</text:span></text:span><text:span text:style-name="T1">! Kamu mendorong tembok ke depan, tembok (secara tak langsung) mendorongmu ke belakang.</text:span></text:p>
              </text:list-item>
              <text:list-item>
                <text:p text:style-name="P24"><text:span text:style-name="Strong_20_Emphasis"><text:span text:style-name="T1">(Bonus) Contoh Selang Pemadam Kebakaran:</text:span></text:span><text:span text:style-name="T1"> Pernah lihat petugas pemadam kebakaran lagi beraksi menyemprotkan air pakai selang besar yang tekanannya tinggi? Perhatiin deh, mereka harus pegangan erat-erat pada selangnya, kadang sampai perlu beberapa orang untuk menahannya. Kenapa bisa begitu? Itu karena semburan air yang super kencang ke arah depan (Aksi) menghasilkan dorongan balik (Reaksi) yang juga sangat kuat ke arah belakang pada selang dan orang yang memegangnya!</text:span></text:p>
              </text:list-item>
            </text:list>
            <text:p text:style-name="Text_20_body"><text:soft-page-break/><text:span text:style-name="T1">Nah, sekarang coba terapkan prinsip Aksi-Reaksi ini pada sebuah roket raksasa. Mesin roket itu pada dasarnya adalah sebuah 'pabrik gas super panas bertekanan tinggi'. Dia bekerja dengan cara membakar bahan bakar khusus (yang disebut </text:span><text:span text:style-name="Strong_20_Emphasis"><text:span text:style-name="T1">propelan</text:span></text:span><text:span text:style-name="T1">, biasanya campuran bahan bakar dan oksidator/pembakar) di dalam ruang bakar. Hasil pembakaran ini adalah gas buang yang volumenya sangat besar dan suhunya panaaas banget (bisa ribuan derajat Celsius!). Gas panas bertekanan tinggi ini kemudian 'dilemparkan' atau disemburkan keluar dengan kecepatan luar biasa tinggi (bisa mencapai beberapa kilometer </text:span><text:span text:style-name="Emphasis"><text:span text:style-name="T1">per detik</text:span></text:span><text:span text:style-name="T1">!) melalui bagian ujung bawah roket yang bentuknya seperti corong terbalik (bagian ini disebut </text:span><text:span text:style-name="Emphasis"><text:span text:style-name="Strong_20_Emphasis"><text:span text:style-name="T1">nozzle</text:span></text:span></text:span><text:span text:style-name="T1">). Semburan gas panas berkecepatan super tinggi ke arah bawah inilah </text:span><text:span text:style-name="Strong_20_Emphasis"><text:span text:style-name="T1">GAYA AKSINYA</text:span></text:span><text:span text:style-name="T1">.</text:span></text:p>
            <text:p text:style-name="Text_20_body"><text:span text:style-name="T1">Sesuai Hukum Om Newton yang ketiga tadi, gaya aksi dahsyat ke bawah ini akan menghasilkan </text:span><text:span text:style-name="Strong_20_Emphasis"><text:span text:style-name="T1">GAYA REAKSI</text:span></text:span><text:span text:style-name="T1"> yang sama besarnya tapi arahnya berlawanan, yaitu </text:span><text:span text:style-name="Strong_20_Emphasis"><text:span text:style-name="T1">mendorong seluruh badan roket dengan kuat ke arah ATAS</text:span></text:span><text:span text:style-name="T1">. Gaya dorong ke atas inilah yang secara teknis disebut </text:span><text:span text:style-name="Strong_20_Emphasis"><text:span text:style-name="T1">Thrust</text:span></text:span><text:span text:style-name="T1"> (Gaya Dorong).</text:span></text:p>
            <text:p text:style-name="Text_20_body"><text:span text:style-name="T1">Tentu saja, untuk bisa benar-benar terbang meninggalkan landasan, gaya dorong (Thrust) ke atas yang dihasilkan mesin roket ini harus cukup kuat untuk 'mengalahkan' dua gaya utama yang menahannya: pertama, gaya tarik gravitasi Bumi yang terus-menerus mencoba menarik roket kembali ke bawah (berat roket itu sendiri), dan kedua, gaya gesekan udara (hambatan atmosfer) saat roket mulai bergerak naik. Kalau gaya dorong ke atasnya lebih besar dari total gaya yang menahan ke bawah, maka </text:span><text:span text:style-name="Emphasis"><text:span text:style-name="T1">voila!</text:span></text:span><text:span text:style-name="T1"> Roket pun akan mulai berakselerasi dan meluncur naik menembus langit!</text:span></text:p>
            <text:p text:style-name="Text_20_body"><text:span text:style-name="Strong_20_Emphasis"><text:span text:style-name="T1">PENTING BANGET NIH BUAT DIINGAT:</text:span></text:span><text:span text:style-name="T1"> Banyak orang yang salah kaprah, mereka berpikir kalau roket itu bisa terbang karena gas panas dari mesinnya 'mendorong' landasan peluncuran, tanah, atau udara di bawahnya. </text:span><text:span text:style-name="Strong_20_Emphasis"><text:span text:style-name="T1">Itu SALAH BESAR!</text:span></text:span><text:span text:style-name="T1"> Ingat lagi contoh balon dan skateboard tadi? Mereka bergerak maju atau mundur karena 'membuang' sesuatu ke arah berlawanan (udara dari balon, gaya dorong ke tembok), bukan karena mereka mendorong udara di sekitarnya. Roket bekerja murni berdasarkan prinsip Aksi-Reaksi ini. Dia secara efektif 'melempar' massa (yaitu gas panas hasil pembakaran) ke satu arah (bawah) dengan sangat cepat untuk mendorong dirinya sendiri ke arah sebaliknya (atas). Inilah alasan krusial mengapa roket bisa tetap bekerja dengan sempurna, bahkan bisa berakselerasi lebih cepat, ketika sudah mencapai </text:span><text:span text:style-name="Strong_20_Emphasis"><text:span text:style-name="T1">ruang hampa udara (vakum)</text:span></text:span><text:span text:style-name="T1"> di luar angkasa. Di sana, sama sekali </text:span><text:soft-page-break/><text:span text:style-name="T1">tidak ada udara untuk 'didorong', tapi prinsip Aksi-Reaksi tetap berlaku! Pesawat terbang biasa yang mengandalkan sayap dan udara untuk terbang jelas tidak akan bisa melakukan ini.</text:span></text:p>
            <text:p text:style-name="P108">Jadi, itulah dia rahasia fisika keren di balik kemampuan roket menembus gravitasi dan terbang ke angkasa. Bukan sihir atau trik sulap yang rumit, tapi penerapan cerdas dari hukum alam fundamental yang ditemukan oleh Sir Isaac Newton ratusan tahun lalu. Simpel tapi dahsyat dampaknya, kan?</text:p>
            <text:p text:style-name="P242"/>
            <text:p text:style-name="Text_20_body"><text:span text:style-name="Strong_20_Emphasis"><text:span text:style-name="T1">(Prompt untuk Gambar Ilustrasi - Opsional)</text:span></text:span></text:p>
            <text:p text:style-name="P108">"Buat ilustrasi infografis untuk Sub-bab 2.1 yang menjelaskan Hukum Newton III (Aksi-Reaksi) dalam konteks roket. Bagi ilustrasi menjadi 3 bagian panel yang jelas:</text:p>
            <text:list xml:id="list1410399742412575692" text:style-name="L37">
              <text:list-item>
                <text:p text:style-name="P137"><text:span text:style-name="Strong_20_Emphasis"><text:span text:style-name="T1">Panel 1 (Analogi Balon):</text:span></text:span><text:span text:style-name="T1"> Gambar balon kartun berwarna cerah yang sedang kempis sambil terbang melesat ke kanan. Gambarkan aliran udara keluar dari ujung balon ke arah kiri belakang, beri panah dan label 'AKSI (Udara Keluar)'. Gambarkan panah gaya pada badan balon yang menunjuk ke kanan depan, beri label 'REAKSI (Balon Maju)'. </text:span></text:p>
              </text:list-item>
              <text:list-item>
                <text:p text:style-name="P137"><text:span text:style-name="Strong_20_Emphasis"><text:span text:style-name="T1">Panel 2 (Analogi Skateboard):</text:span></text:span><text:span text:style-name="T1"> Gambar seorang remaja (gaya kartun modern) di atas skateboard yang sedang mendorong dinding kokoh di sebelah kirinya. Gambarkan panah gaya dari tangan remaja ke dinding, beri label 'AKSI (Dorong Dinding)'. Gambarkan panah gaya pada skateboard yang mengarah ke kanan (menjauhi dinding), beri label 'REAKSI (Skateboard Mundur)'. </text:span></text:p>
              </text:list-item>
              <text:list-item>
                <text:p text:style-name="P25"><text:span text:style-name="Strong_20_Emphasis"><text:span text:style-name="T1">Panel 3 (Aplikasi Roket):</text:span></text:span><text:span text:style-name="T1"> Gambar roket bergaya modern yang sedang meluncur vertikal ke atas dari permukaan Bumi yang terlihat di bagian bawah. Tunjukkan semburan api dan gas panas yang sangat besar keluar dari </text:span><text:span text:style-name="Emphasis"><text:span text:style-name="T1">nozzle</text:span></text:span><text:span text:style-name="T1"> di bagian bawah roket. Beri panah besar yang menunjuk ke bawah pada semburan gas, beri label 'AKSI (Semburan Gas Panas Super Cepat)'. Tunjukkan panah REAKSI yang sama besar atau bahkan lebih menonjol pada badan roket yang menunjuk lurus ke atas, beri label 'REAKSI (Gaya Dorong / THRUST Melawan Gravitasi)'. Tambahkan tulisan kecil 'Bekerja di Udara &amp; Ruang Hampa!'. Gunakan gaya visual yang cerah, bersih, dengan label yang jelas dan font yang mudah dibaca, cocok untuk remaja." </text:span></text:p>
              </text:list-item>
            </text:list>
            <text:p text:style-name="P242"/>
            <text:p text:style-name="P108"><text:soft-page-break/>Saya menunggu perintah "YAX" Anda untuk melanjutkan ke prompt berikutnya (isi Sub-bab 2.2).</text:p>
          </text:section>
          <text:section text:style-name="Sect1" text:name="feedback-form-17">
            <text:p text:style-name="P216"/>
          </text:section>
        </text:section>
        <text:section text:style-name="Sect1" text:name="b055ccacbbfca3d0">
          <text:p text:style-name="P108"/>
          <text:section text:style-name="Sect1" text:name="user-query-content-18">
            <text:p text:style-name="P238">YAX </text:p>
          </text:section>
          <text:p text:style-name="P216">Tampilkan alur berpikir</text:p>
          <text:section text:style-name="Sect2" text:name="model-response-message-contentr_b055ccacbbfca3d0">
            <text:p text:style-name="Text_20_body"><text:span text:style-name="T1">Siap! Ini adalah jawaban untuk prompt </text:span><text:span text:style-name="Strong_20_Emphasis"><text:span text:style-name="T1">isi mendalam Sub-bab 2.2</text:span></text:span><text:span text:style-name="T1">.</text:span></text:p>
            <text:p text:style-name="Text_20_body"><text:span text:style-name="Strong_20_Emphasis"><text:span text:style-name="T1">(Jawaban untuk Prompt Isi Mendalam Sub-bab 2.2)</text:span></text:span></text:p>
            <text:p text:style-name="Text_20_body"><text:span text:style-name="Strong_20_Emphasis"><text:span text:style-name="T1">2.2. Mesin Pengantar Impian: Kenalan Sama 'Kendaraan' ke Angkasa!</text:span></text:span></text:p>
            <text:p text:style-name="P108">Nah, kita udah tahu 'mantra' fisika Aksi-Reaksi yang bikin roket bisa terbang (ingat Hukum III Newton?). Tapi, 'kendaraan' atau 'wahana' spesifik yang dipakai buat membawa para turis pemberani (dan kaya raya) itu ternyata nggak cuma satu model atau satu cara kerja, lho! Ada beberapa jenis utama yang lagi dikembangkan atau bahkan sudah beroperasi, masing-masing dengan desain, cara peluncuran, dan 'gaya' terbang yang unik. Yuk, kita kenalan lebih dekat sama 'mobil-mobil super' pengantar mimpi ini!</text:p>
            <text:list xml:id="list5868318811453950931" text:style-name="L38">
              <text:list-item>
                <text:p text:style-name="P26"><text:span text:style-name="Strong_20_Emphasis"><text:span text:style-name="T1">Roket Vertikal + Kapsul: Gaya Klasik yang Modern</text:span></text:span><text:span text:style-name="T1"> Ini mungkin bentuk yang paling sering kita bayangkan kalau dengar kata 'roket'. Sesuai namanya, dia </text:span><text:span text:style-name="Strong_20_Emphasis"><text:span text:style-name="T1">diluncurkan secara vertikal</text:span></text:span><text:span text:style-name="T1"> (tegak lurus ke atas) langsung dari landasan peluncuran di darat. Strukturnya biasanya terdiri dari dua bagian utama:</text:span></text:p>
                <text:list>
                  <text:list-item>
                    <text:p text:style-name="P26"><text:span text:style-name="Strong_20_Emphasis"><text:span text:style-name="T1">Booster (Pendorong):</text:span></text:span><text:span text:style-name="T1"> Ini adalah bagian roket raksasa di bawah yang berisi mesin-mesin utama dan sebagian besar bahan bakar. Tugasnya memberikan dorongan awal yang super kuat untuk lepas dari Bumi.</text:span></text:p>
                  </text:list-item>
                  <text:list-item>
                    <text:p text:style-name="P26"><text:span text:style-name="Strong_20_Emphasis"><text:span text:style-name="T1">Kapsul (Capsule) / Wahana Atas:</text:span></text:span><text:span text:style-name="T1"> Ini 'ruang penumpang' atau tempat muatan yang diletakkan di bagian paling puncak roket. Setelah mencapai ketinggian atau kecepatan yang diinginkan, kapsul ini akan memisahkan diri dari booster.</text:span></text:p>
                  </text:list-item>
                  <text:list-item>
                    <text:p text:style-name="P26"><text:span text:style-name="Strong_20_Emphasis"><text:span text:style-name="T1">Contoh untuk Wisata Suborbital:</text:span></text:span><text:span text:style-name="T1"> Yang paling terkenal saat ini adalah roket </text:span><text:span text:style-name="Strong_20_Emphasis"><text:span text:style-name="T1">New Shepard</text:span></text:span><text:span text:style-name="T1"> dari perusahaan </text:span><text:span text:style-name="Strong_20_Emphasis"><text:span text:style-name="T1">Blue Origin</text:span></text:span><text:span text:style-name="T1"> (didirikan oleh Jeff Bezos, bos besar Amazon). Roket New Shepard ini memang dirancang khusus untuk membawa turis </text:span><text:soft-page-break/><text:span text:style-name="T1">dalam 'lompatan' singkat ke tepi angkasa. Booster-nya akan mendorong kapsul yang bisa memuat hingga 6 penumpang sampai ketinggian lebih dari 100 km (melewati Garis Kármán). Setelah kapsul terpisah, si booster ini punya trik keren: dia bisa </text:span><text:span text:style-name="Strong_20_Emphasis"><text:span text:style-name="T1">mendarat kembali secara vertikal</text:span></text:span><text:span text:style-name="T1"> di dekat landasan pakai mesinnya sendiri! Sementara itu, kapsul penumpangnya akan turun kembali ke Bumi dengan aman menggunakan serangkaian parasut besar.</text:span></text:p>
                  </text:list-item>
                  <text:list-item>
                    <text:p text:style-name="P26"><text:span text:style-name="Strong_20_Emphasis"><text:span text:style-name="T1">Contoh untuk Wisata Orbital:</text:span></text:span><text:span text:style-name="T1"> Meskipun roket </text:span><text:span text:style-name="Strong_20_Emphasis"><text:span text:style-name="T1">Falcon 9</text:span></text:span><text:span text:style-name="T1"> dari </text:span><text:span text:style-name="Strong_20_Emphasis"><text:span text:style-name="T1">SpaceX</text:span></text:span><text:span text:style-name="T1"> (perusahaan milik Elon Musk) lebih dikenal untuk meluncurkan satelit atau misi astronaut NASA ke ISS menggunakan kapsul </text:span><text:span text:style-name="Strong_20_Emphasis"><text:span text:style-name="T1">Crew Dragon</text:span></text:span><text:span text:style-name="T1">, sistem ini juga telah membuktikan kemampuannya untuk wisata orbital. Misi seperti </text:span><text:span text:style-name="Emphasis"><text:span text:style-name="T1">Inspiration4</text:span></text:span><text:span text:style-name="T1"> (2021) membawa empat warga sipil biasa mengelilingi Bumi selama tiga hari menggunakan kapsul Crew Dragon yang diluncurkan Falcon 9. Sama seperti New Shepard (tapi dalam skala jauh lebih besar dan kompleks), booster tingkat pertama Falcon 9 juga terkenal jago </text:span><text:span text:style-name="Strong_20_Emphasis"><text:span text:style-name="T1">mendarat kembali secara otomatis</text:span></text:span><text:span text:style-name="T1"> (bisa di darat atau di kapal tongkang di laut), sebuah kunci utama dalam menekan biaya penerbangan orbital.</text:span></text:p>
                  </text:list-item>
                </text:list>
              </text:list-item>
              <text:list-item>
                <text:p text:style-name="P26"><text:span text:style-name="Strong_20_Emphasis"><text:span text:style-name="T1">Pesawat Roket (Spaceplane): Terbang dari Udara</text:span></text:span><text:span text:style-name="T1"> Kalau jenis ini, bentuk dan cara kerjanya beda banget! Alih-alih roket tabung yang meluncur vertikal, ini lebih mirip </text:span><text:span text:style-name="Strong_20_Emphasis"><text:span text:style-name="T1">pesawat terbang futuristik</text:span></text:span><text:span text:style-name="T1"> yang punya mesin roket sendiri. Cara meluncurkannya pun unik, tidak langsung dari darat:</text:span></text:p>
                <text:list>
                  <text:list-item>
                    <text:p text:style-name="P138"><text:span text:style-name="Strong_20_Emphasis"><text:span text:style-name="T1">Contoh untuk Wisata Suborbital:</text:span></text:span><text:span text:style-name="T1"> Jagoannya adalah </text:span><text:span text:style-name="Strong_20_Emphasis"><text:span text:style-name="T1">VSS Unity</text:span></text:span><text:span text:style-name="T1"> (dan generasi berikutnya seperti VSS Imagine) dari </text:span><text:span text:style-name="Strong_20_Emphasis"><text:span text:style-name="T1">Virgin Galactic</text:span></text:span><text:span text:style-name="T1"> (didirikan oleh Sir Richard Branson). Pesawat roket VSS Unity ini awalnya tidak terbang sendiri. Dia akan </text:span><text:span text:style-name="Strong_20_Emphasis"><text:span text:style-name="T1">'digendong' di bawah sayap pesawat induk super besar</text:span></text:span><text:span text:style-name="T1"> yang bernama </text:span><text:span text:style-name="Strong_20_Emphasis"><text:span text:style-name="T1">WhiteKnightTwo</text:span></text:span><text:span text:style-name="T1"> (bentuknya unik dengan dua badan pesawat). Pesawat induk ini akan terbang seperti pesawat biasa sampai ketinggian sekitar 15 kilometer. Nah, di ketinggian itulah, VSS Unity akan </text:span><text:span text:style-name="Strong_20_Emphasis"><text:span text:style-name="T1">dilepaskan</text:span></text:span><text:span text:style-name="T1">! Seketika setelah lepas, pilot akan menyalakan mesin roketnya sendiri, dan </text:span><text:span text:style-name="Emphasis"><text:span text:style-name="T1">wussshh</text:span></text:span><text:span text:style-name="T1">… pesawat roket ini akan melesat naik dengan sangat cepat menembus atmosfer </text:span><text:soft-page-break/><text:span text:style-name="T1">hingga mencapai ketinggian sekitar 80-90 kilometer (versi Virgin Galactic tentang 'tepi angkasa'). Setelah penumpang menikmati beberapa menit tanpa bobot dan pemandangan Bumi, VSS Unity akan mematikan mesinnya dan </text:span><text:span text:style-name="Strong_20_Emphasis"><text:span text:style-name="T1">turun kembali ke Bumi dengan cara melayang (glide)</text:span></text:span><text:span text:style-name="T1"> seperti pesawat layang, lalu </text:span><text:span text:style-name="Strong_20_Emphasis"><text:span text:style-name="T1">mendarat secara horizontal</text:span></text:span><text:span text:style-name="T1"> di landasan pacu biasa, mirip pesawat komersial. Jadi, pengalamannya terasa lebih mirip 'penerbangan' daripada 'peluncuran roket' murni. </text:span></text:p>
                  </text:list-item>
                </text:list>
              </text:list-item>
              <text:list-item>
                <text:p text:style-name="P26"><text:span text:style-name="Strong_20_Emphasis"><text:span text:style-name="T1">Sistem Angkut Super Berat: Visi Masa Depan yang Ambisius</text:span></text:span><text:span text:style-name="T1"> Jenis ketiga ini adalah 'raksasa' atau 'monster' masa depan yang saat ini sedang dalam tahap pengembangan dan uji coba intensif, dirancang untuk misi yang jauh lebih gila dan lebih jauh dari sekadar 'lompatan' suborbital atau beberapa hari di orbit Bumi:</text:span></text:p>
                <text:list>
                  <text:list-item>
                    <text:p text:style-name="P26"><text:span text:style-name="Strong_20_Emphasis"><text:span text:style-name="T1">Contoh Visi Masa Depan:</text:span></text:span><text:span text:style-name="T1"> Yang paling menyita perhatian dunia saat ini adalah </text:span><text:span text:style-name="Strong_20_Emphasis"><text:span text:style-name="T1">Starship</text:span></text:span><text:span text:style-name="T1"> dari </text:span><text:span text:style-name="Strong_20_Emphasis"><text:span text:style-name="T1">SpaceX</text:span></text:span><text:span text:style-name="T1">. Ini bukan sekadar roket, tapi sebuah sistem transportasi antarplanet raksasa yang dirancang </text:span><text:span text:style-name="Strong_20_Emphasis"><text:span text:style-name="T1">sepenuhnya dapat digunakan kembali</text:span></text:span><text:span text:style-name="T1"> – baik tingkat pertamanya (booster Super Heavy) maupun tingkat keduanya (pesawat Starship itu sendiri). Ukurannya benar-benar masif, tingginya lebih dari 120 meter ketika ditumpuk, dan diklaim mampu membawa lebih dari 100 orang atau ratusan ton kargo. Tujuan utamanya sangat ambisius: bukan hanya untuk melayani orbit Bumi, tapi secara spesifik dirancang untuk memungkinkan perjalanan dan pembangunan koloni manusia di </text:span><text:span text:style-name="Strong_20_Emphasis"><text:span text:style-name="T1">Bulan</text:span></text:span><text:span text:style-name="T1"> dan </text:span><text:span text:style-name="Strong_20_Emphasis"><text:span text:style-name="T1">Mars</text:span></text:span><text:span text:style-name="T1">! Meskipun fokus utamanya adalah eksplorasi dan menjadikan manusia spesies multiplanet, sangat mungkin di masa depan (jika sudah terbukti aman dan andal), Starship ini juga akan digunakan untuk membawa turis dalam jumlah besar ke orbit Bumi, membangun hotel antariksa, wisata ke Bulan, atau bahkan (seperti klaim Elon Musk) untuk perjalanan super cepat antar benua di Bumi via luar angkasa! Saat ini (</text:span><text:span text:style-name="Strong_20_Emphasis"><text:span text:style-name="T1">April 2025</text:span></text:span><text:span text:style-name="T1">), Starship masih terus menjalani serangkaian uji coba penerbangan yang sangat menantang, tapi potensinya benar-benar bisa mengubah aturan main di industri antariksa. </text:span></text:p>
                  </text:list-item>
                </text:list>
              </text:list-item>
            </text:list>
            <text:p text:style-name="P108">Jadi, seperti yang kamu lihat, ada berbagai macam 'kendaraan' dengan 'gaya' yang berbeda untuk mencapai impian ke luar angkasa! Ada yang meluncur <text:soft-page-break/>vertikal dengan kapsul klasik, ada yang terbang dari udara seperti pesawat roket, dan ada visi raksasa untuk masa depan. Masing-masing dikembangkan oleh perusahaan-perusahaan inovatif dengan teknologi dan pendekatan yang unik. Kalau kamu bisa pilih, kamu lebih suka 'gaya' terbang yang mana nih?</text:p>
            <text:p text:style-name="P242"/>
            <text:p text:style-name="Text_20_body"><text:span text:style-name="Strong_20_Emphasis"><text:span text:style-name="T1">(Prompt untuk Gambar Ilustrasi - Opsional)</text:span></text:span></text:p>
            <text:p text:style-name="P108">"Buat ilustrasi infografis untuk Sub-bab 2.2 yang membandingkan tiga jenis utama 'kendaraan' wisata antariksa. Bagi menjadi tiga bagian/panel vertikal atau horizontal yang jelas:</text:p>
            <text:list xml:id="list290100709512867235" text:style-name="L39">
              <text:list-item>
                <text:p text:style-name="P139"><text:span text:style-name="Strong_20_Emphasis"><text:span text:style-name="T1">Panel 1 (Roket Vertikal + Kapsul):</text:span></text:span><text:span text:style-name="T1"> Tampilkan skema singkat peluncuran roket gaya New Shepard/Falcon 9+Dragon. Gambar roket meluncur tegak dari darat, lalu tunjukkan booster terpisah dan mulai turun untuk mendarat, sementara kapsul terus naik lalu turun dengan parasut. Beri label 'Tipe 1: Roket Vertikal + Kapsul' dan contoh 'Blue Origin, SpaceX'. </text:span></text:p>
              </text:list-item>
              <text:list-item>
                <text:p text:style-name="P139"><text:span text:style-name="Strong_20_Emphasis"><text:span text:style-name="T1">Panel 2 (Pesawat Roket):</text:span></text:span><text:span text:style-name="T1"> Tampilkan skema singkat peluncuran gaya Virgin Galactic. Gambar pesawat induk besar terbang tinggi, lalu pesawat roket yang lebih kecil terlepas darinya, menyalakan mesin roketnya sendiri menanjak ke atas, lalu melayang turun untuk mendarat di landasan. Beri label 'Tipe 2: Pesawat Roket (Air Launch)' dan contoh 'Virgin Galactic'. </text:span></text:p>
              </text:list-item>
              <text:list-item>
                <text:p text:style-name="P27"><text:span text:style-name="Strong_20_Emphasis"><text:span text:style-name="T1">Panel 3 (Sistem Super Berat):</text:span></text:span><text:span text:style-name="T1"> Tampilkan gambar siluet roket super besar dan tinggi (gaya Starship) yang sedang meluncur dari darat. Di latar belakang atas, tambahkan ikon kecil Bumi, Bulan, dan Mars untuk menunjukkan jangkauan tujuannya. Beri label 'Tipe 3: Sistem Super Berat Masa Depan' dan contoh 'SpaceX Starship'. Gunakan gaya visual yang konsisten (misalnya flat design atau semi-kartun), modern, dan informatif dengan ikon dan label yang jelas untuk membandingkan ketiga konsep pendekatan ini." </text:span></text:p>
              </text:list-item>
            </text:list>
            <text:p text:style-name="P242"/>
            <text:p text:style-name="P108">Saya menunggu perintah "YAX" Anda untuk melanjutkan ke prompt berikutnya (isi Sub-bab 2.3).</text:p>
          </text:section>
          <text:section text:style-name="Sect1" text:name="feedback-form-18">
            <text:p text:style-name="P216"/>
          </text:section>
        </text:section>
        <text:section text:style-name="Sect1" text:name="65b7730002b34460">
          <text:p text:style-name="P108"/>
          <text:section text:style-name="Sect1" text:name="user-query-content-19">
            <text:p text:style-name="P238"><text:soft-page-break/>YAX </text:p>
          </text:section>
          <text:p text:style-name="P216">Tampilkan alur berpikir</text:p>
          <text:section text:style-name="Sect2" text:name="model-response-message-contentr_65b7730002b34460">
            <text:p text:style-name="Text_20_body"><text:span text:style-name="T1">Siap! Ini adalah jawaban untuk prompt </text:span><text:span text:style-name="Strong_20_Emphasis"><text:span text:style-name="T1">isi mendalam Sub-bab 2.3</text:span></text:span><text:span text:style-name="T1">.</text:span></text:p>
            <text:p text:style-name="Text_20_body"><text:span text:style-name="Strong_20_Emphasis"><text:span text:style-name="T1">(Jawaban untuk Prompt Isi Mendalam Sub-bab 2.3)</text:span></text:span></text:p>
            <text:p text:style-name="Text_20_body"><text:span text:style-name="Strong_20_Emphasis"><text:span text:style-name="T1">2.3. Teknologi Kunci di Balik Layar: Bukan Cuma Mesin Roket!</text:span></text:span></text:p>
            <text:p text:style-name="Text_20_body"><text:span text:style-name="T1">Punya mesin roket super kuat yang bisa menghasilkan gaya dorong dahsyat berdasarkan Hukum Newton III itu memang syarat mutlak untuk bisa lepas dari Bumi. Tapi, kalau cuma modal mesin doang, perjalanan ke angkasa, apalagi yang membawa manusia, nggak akan pernah bisa terwujud! Ibaratnya kayak mau bikin konser K-Pop yang sukses mendunia, nggak cukup cuma punya </text:span><text:span text:style-name="Emphasis"><text:span text:style-name="T1">idol group</text:span></text:span><text:span text:style-name="T1"> yang jago nyanyi dan nari. Butuh juga </text:span><text:span text:style-name="Emphasis"><text:span text:style-name="T1">sound system</text:span></text:span><text:span text:style-name="T1"> yang menggelegar tapi jernih, tata panggung dan lampu yang spektakuler, kostum yang keren, dan tentunya kru di belakang panggung yang super profesional mulai dari </text:span><text:span text:style-name="Emphasis"><text:span text:style-name="T1">manager</text:span></text:span><text:span text:style-name="T1"> sampai </text:span><text:span text:style-name="Emphasis"><text:span text:style-name="T1">makeup artist</text:span></text:span><text:span text:style-name="T1">.</text:span></text:p>
            <text:p text:style-name="P108">Nah, sama persis dengan perjalanan ke luar angkasa! Selain mesin roket sebagai 'bintang utamanya', ada banyak sekali teknologi kunci lain yang bekerja keras 'di balik layar' untuk memastikan seluruh misi berjalan dengan sukses, aman, nyaman bagi penumpangnya, dan (yang juga penting untuk wisata) semakin efisien dari segi biaya. Apa saja sih 'tim sukses' teknologi pendukung ini? Yuk kita intip tiga yang paling krusial:</text:p>
            <text:list xml:id="list3733001655483975342" text:style-name="L40">
              <text:list-item>
                <text:p text:style-name="P28"><text:span text:style-name="Strong_20_Emphasis"><text:span text:style-name="T1">Roket Daur Ulang (Reusability): Kunci Utama Menuju Biaya Lebih Murah!</text:span></text:span><text:span text:style-name="T1"> Teknologi ini sudah kita singgung beberapa kali, tapi saking pentingnya, perlu kita dalami lagi. Kenapa sih </text:span><text:span text:style-name="Emphasis"><text:span text:style-name="T1">reusability</text:span></text:span><text:span text:style-name="T1"> ini disebut-sebut sebagai </text:span><text:span text:style-name="Strong_20_Emphasis"><text:span text:style-name="T1">pengubah permainan (game changer)</text:span></text:span><text:span text:style-name="T1"> terbesar dalam industri antariksa modern? Jawabannya simpel: </text:span><text:span text:style-name="Strong_20_Emphasis"><text:span text:style-name="T1">UANG!</text:span></text:span><text:span text:style-name="T1"> Coba bayangkan, bagian paling mahal dari sebuah roket peluncur itu adalah badan roketnya sendiri, terutama tingkat pertama atau </text:span><text:span text:style-name="Emphasis"><text:span text:style-name="T1">booster</text:span></text:span><text:span text:style-name="T1">-nya yang ukurannya raksasa dan dipenuhi mesin-mesin canggih serta tangki bahan bakar besar. Di era-era sebelumnya (sejak zaman Apollo sampai era Pesawat Ulang Alik/Space Shuttle), bagian booster ini, setelah selesai mendorong muatan atau wahana berawak ke ketinggian tertentu, ya sudah, nasibnya dibuang begitu saja – jatuh tak terkendali ke laut atau hancur di atmosfer. Ini sama saja dengan membuang ratusan miliar, bahkan triliunan Rupiah, setiap kali peluncuran! Jelas boros banget dan bikin biaya ke angkasa jadi selangit. Nah, terobosan </text:span><text:soft-page-break/><text:span text:style-name="T1">luar biasa yang berhasil dicapai oleh perusahaan seperti </text:span><text:span text:style-name="Strong_20_Emphasis"><text:span text:style-name="T1">SpaceX</text:span></text:span><text:span text:style-name="T1"> (dengan roket Falcon 9 &amp; Falcon Heavy) dan </text:span><text:span text:style-name="Strong_20_Emphasis"><text:span text:style-name="T1">Blue Origin</text:span></text:span><text:span text:style-name="T1"> (dengan New Shepard) adalah mengembangkan kemampuan untuk </text:span><text:span text:style-name="Strong_20_Emphasis"><text:span text:style-name="T1">mendaratkan kembali booster roket ini secara utuh, otomatis, dan presisi</text:span></text:span><text:span text:style-name="T1"> setelah ia menyelesaikan tugas utamanya. Bagaimana caranya mereka bisa melakukan 'sihir' ini? Tentu bukan sihir, tapi kombinasi rekayasa canggih:</text:span></text:p>
                <text:list>
                  <text:list-item>
                    <text:p text:style-name="P231">Komputer penerbangan super pintar yang bisa menghitung lintasan turun yang paling efisien. </text:p>
                  </text:list-item>
                  <text:list-item>
                    <text:p text:style-name="P140"><text:span text:style-name="T1">Sirip kendali khusus (seperti </text:span><text:span text:style-name="Emphasis"><text:span text:style-name="T1">grid fins</text:span></text:span><text:span text:style-name="T1"> pada Falcon 9 yang bentuknya mirip parutan wafel raksasa) yang bisa bergerak untuk mengarahkan roket saat jatuh menembus atmosfer. </text:span></text:p>
                  </text:list-item>
                  <text:list-item>
                    <text:p text:style-name="P140"><text:span text:style-name="T1">Kemampuan untuk menyalakan kembali beberapa mesin roketnya di saat-saat terakhir sebelum menyentuh daratan atau kapal tongkang di laut, untuk melakukan pengereman akhir yang terkontrol (</text:span><text:span text:style-name="Emphasis"><text:span text:style-name="T1">propulsive landing</text:span></text:span><text:span text:style-name="T1">). Hasilnya? Booster yang mendarat dengan selamat ini bisa diperiksa kondisinya, diperbaiki atau diganti komponennya jika perlu, diisi bahan bakar lagi, lalu </text:span><text:span text:style-name="Strong_20_Emphasis"><text:span text:style-name="T1">siap dipakai terbang lagi</text:span></text:span><text:span text:style-name="T1"> untuk misi berikutnya! SpaceX bahkan sudah berhasil menerbangkan satu booster Falcon 9 yang sama belasan kali! Kemampuan daur ulang inilah yang </text:span><text:span text:style-name="Strong_20_Emphasis"><text:span text:style-name="T1">memangkas biaya peluncuran secara drastis</text:span></text:span><text:span text:style-name="T1"> (ada yang bilang bisa sampai 70-80% lebih murah dibanding roket sekali pakai untuk komponen boosternya). Tanpa revolusi </text:span><text:span text:style-name="Emphasis"><text:span text:style-name="T1">reusability</text:span></text:span><text:span text:style-name="T1"> ini, sulit membayangkan wisata antariksa, terutama yang orbital, bisa mulai ditawarkan secara komersial seperti sekarang. Ini beneran revolusi besar! </text:span></text:p>
                  </text:list-item>
                </text:list>
              </text:list-item>
              <text:list-item>
                <text:p text:style-name="P28"><text:span text:style-name="Strong_20_Emphasis"><text:span text:style-name="T1">Material Super Canggih: Harus Kuat, Ringan, Sekaligus Tahan Banting!</text:span></text:span><text:span text:style-name="T1"> Tantangan berikutnya adalah memilih bahan atau material untuk membuat 'badan' roket, kapsul penumpang, atau pesawat antariksa. Material ini harus punya kombinasi sifat yang luar biasa, dan seringkali saling bertolak belakang:</text:span></text:p>
                <text:list>
                  <text:list-item>
                    <text:p text:style-name="P140"><text:span text:style-name="Strong_20_Emphasis"><text:span text:style-name="T1">Harus Super Kuat:</text:span></text:span><text:span text:style-name="T1"> Bayangkan getaran hebat dan tekanan luar biasa yang dialami saat roket diluncurkan dengan kecepatan berkali-kali lipat kecepatan suara! Materialnya harus bisa menahan semua itu tanpa bengkok, retak, atau hancur. </text:span></text:p>
                  </text:list-item>
                  <text:list-item>
                    <text:p text:style-name="P140"><text:soft-page-break/><text:span text:style-name="Strong_20_Emphasis"><text:span text:style-name="T1">Harus Super Ringan:</text:span></text:span><text:span text:style-name="T1"> Ini hukum fisika dasar: semakin berat suatu benda, semakin besar gaya (dan bahan bakar) yang dibutuhkan untuk mengangkatnya melawan gravitasi. Setiap kilogram bobot yang bisa dihemat pada struktur wahana berarti penghematan bahan bakar yang signifikan atau kemampuan membawa muatan/penumpang lebih banyak. Jadi, insinyur antariksa nggak bisa sekadar pakai baja tebal seperti untuk membuat jembatan atau kapal laut. Mereka harus terus-menerus mencari dan mengembangkan </text:span><text:span text:style-name="Strong_20_Emphasis"><text:span text:style-name="T1">material inovatif</text:span></text:span><text:span text:style-name="T1"> yang punya rasio kekuatan-terhadap-berat (</text:span><text:span text:style-name="Emphasis"><text:span text:style-name="T1">strength-to-weight ratio</text:span></text:span><text:span text:style-name="T1">) setinggi mungkin. Contohnya termasuk: </text:span></text:p>
                  </text:list-item>
                  <text:list-item>
                    <text:p text:style-name="P140"><text:span text:style-name="Strong_20_Emphasis"><text:span text:style-name="T1">Paduan Logam Canggih:</text:span></text:span><text:span text:style-name="T1"> Seperti paduan (campuran) </text:span><text:span text:style-name="Emphasis"><text:span text:style-name="T1">aluminium-lithium</text:span></text:span><text:span text:style-name="T1">, </text:span><text:span text:style-name="Emphasis"><text:span text:style-name="T1">titanium</text:span></text:span><text:span text:style-name="T1">, atau baja tahan karat (</text:span><text:span text:style-name="Emphasis"><text:span text:style-name="T1">stainless steel</text:span></text:span><text:span text:style-name="T1">) khusus (seperti yang dipakai SpaceX untuk Starship karena relatif murah dan kuat di suhu ekstrem). </text:span></text:p>
                  </text:list-item>
                  <text:list-item>
                    <text:p text:style-name="P140"><text:span text:style-name="Strong_20_Emphasis"><text:span text:style-name="T1">Bahan Komposit:</text:span></text:span><text:span text:style-name="T1"> Terutama yang berbasis </text:span><text:span text:style-name="Strong_20_Emphasis"><text:span text:style-name="T1">serat karbon</text:span></text:span><text:span text:style-name="T1"> (seperti yang banyak dipakai di bodi mobil balap F1, rangka sepeda balap high-end, atau struktur sayap dan badan pesawat terbang modern). Bahan ini terkenal sangat kuat tapi juga sangat ringan. Kapsul Crew Dragon dari SpaceX banyak menggunakan material komposit ini. Tapi tantangannya nggak berhenti di situ! Material ini juga harus bisa </text:span><text:span text:style-name="Strong_20_Emphasis"><text:span text:style-name="T1">bertahan dalam rentang suhu yang super ekstrem</text:span></text:span><text:span text:style-name="T1">. Bayangkan, saat wahana berada di sisi gelap Bumi atau di ruang antarplanet yang jauh dari Matahari, suhu permukaannya bisa anjlok drastis sampai </text:span><text:span text:style-name="Strong_20_Emphasis"><text:span text:style-name="T1">minus ratusan derajat Celsius</text:span></text:span><text:span text:style-name="T1">. Sebaliknya, saat wahana masuk kembali ke atmosfer Bumi dari orbit dengan kecepatan puluhan ribu km/jam, gesekan dengan molekul udara bisa menciptakan panas di permukaan luarnya hingga </text:span><text:span text:style-name="Strong_20_Emphasis"><text:span text:style-name="T1">ribuan derajat Celsius</text:span></text:span><text:span text:style-name="T1"> – cukup panas untuk melelehkan logam biasa! Makanya, bagian bawah kapsul biasanya dilapisi </text:span><text:span text:style-name="Strong_20_Emphasis"><text:span text:style-name="T1">perisai panas (heat shield)</text:span></text:span><text:span text:style-name="T1"> khusus yang dirancang untuk mengikis (ablasi) atau menyerap dan membuang panas ekstrem ini. Kebayang kan betapa rumitnya mencari dan merancang material yang bisa tahan semua 'siksaan' ini? </text:span></text:p>
                  </text:list-item>
                </text:list>
              </text:list-item>
              <text:list-item>
                <text:p text:style-name="P28"><text:span text:style-name="Strong_20_Emphasis"><text:span text:style-name="T1">Sistem Pendukung Kehidupan (Life Support System - LSS): Menciptakan 'Bumi Mini' di Angkasa</text:span></text:span><text:span text:style-name="T1"> Ini adalah teknologi yang paling krusial dan secara langsung berkaitan dengan keselamatan serta </text:span><text:soft-page-break/><text:span text:style-name="T1">kenyamanan para penumpang manusia. Ingat, kondisi alami di luar angkasa itu sangatlah 'tidak ramah' bagi kehidupan seperti kita: tidak ada udara untuk bernapas, tekanannya nol (vakum absolut), suhunya bisa sangat panas atau sangat dingin tergantung terkena sinar matahari atau tidak, dan ada paparan terus-menerus dari partikel radiasi kosmik berenergi tinggi yang berbahaya bagi sel tubuh kita. Oleh karena itu, di dalam kabin kapsul atau pesawat antariksa yang membawa manusia, harus diciptakan sebuah lingkungan buatan yang sebisa mungkin meniru kondisi ideal di Bumi – semacam </text:span><text:span text:style-name="Strong_20_Emphasis"><text:span text:style-name="T1">'Bumi mini' atau 'gelembung kehidupan'</text:span></text:span><text:span text:style-name="T1"> portabel yang melindungi penumpangnya dari kerasnya lingkungan luar. Inilah tugas maha penting dari </text:span><text:span text:style-name="Strong_20_Emphasis"><text:span text:style-name="T1">Sistem Pendukung Kehidupan (Life Support System atau LSS)</text:span></text:span><text:span text:style-name="T1">. Apa saja sih fungsi utamanya?</text:span></text:p>
                <text:list>
                  <text:list-item>
                    <text:p text:style-name="P140"><text:span text:style-name="Strong_20_Emphasis"><text:span text:style-name="T1">Menyediakan Oksigen (O2):</text:span></text:span><text:span text:style-name="T1"> Memastikan pasokan oksigen murni atau campuran udara yang bisa dihirup dengan aman oleh penumpang selama durasi misi. Oksigen ini biasanya dibawa dalam tangki bertekanan tinggi. </text:span></text:p>
                  </text:list-item>
                  <text:list-item>
                    <text:p text:style-name="P140"><text:span text:style-name="Strong_20_Emphasis"><text:span text:style-name="T1">Mengatur Tekanan Udara Kabin:</text:span></text:span><text:span text:style-name="T1"> Menjaga tekanan udara di dalam kabin pada level yang nyaman dan aman bagi fisiologi tubuh manusia (biasanya setara dengan tekanan di permukaan laut atau sedikit lebih rendah). </text:span></text:p>
                  </text:list-item>
                  <text:list-item>
                    <text:p text:style-name="P140"><text:span text:style-name="Strong_20_Emphasis"><text:span text:style-name="T1">Mengontrol Suhu &amp; Kelembaban:</text:span></text:span><text:span text:style-name="T1"> Menjaga suhu udara kabin tetap stabil pada rentang yang nyaman (misalnya antara 18-26 derajat Celsius) dan mengontrol tingkat kelembaban agar tidak terlalu kering atau terlalu lembap. </text:span></text:p>
                  </text:list-item>
                  <text:list-item>
                    <text:p text:style-name="P140"><text:span text:style-name="Strong_20_Emphasis"><text:span text:style-name="T1">Menyaring Karbon Dioksida (CO2):</text:span></text:span><text:span text:style-name="T1"> Manusia mengeluarkan CO2 saat bernapas. Sistem LSS harus punya filter khusus (seperti tabung berisi </text:span><text:span text:style-name="Emphasis"><text:span text:style-name="T1">lithium hydroxide</text:span></text:span><text:span text:style-name="T1">) untuk terus-menerus menyerap CO2 dari udara kabin, karena jika kadarnya terlalu tinggi bisa berbahaya dan menyebabkan sesak napas. </text:span></text:p>
                  </text:list-item>
                  <text:list-item>
                    <text:p text:style-name="P140"><text:span text:style-name="Strong_20_Emphasis"><text:span text:style-name="T1">Menghilangkan Bau &amp; Kontaminan Lain:</text:span></text:span><text:span text:style-name="T1"> Menyaring partikel debu, uap air berlebih, bau badan, dan gas-gas lain yang mungkin timbul dari aktivitas manusia atau peralatan di dalam kabin. </text:span></text:p>
                  </text:list-item>
                  <text:list-item>
                    <text:p text:style-name="P140"><text:span text:style-name="Strong_20_Emphasis"><text:span text:style-name="T1">Menyediakan Air Minum (terutama untuk misi orbital):</text:span></text:span><text:span text:style-name="T1"> Air sangat esensial untuk kehidupan, jadi LSS untuk misi yang lama </text:span><text:soft-page-break/><text:span text:style-name="T1">harus bisa menyediakan atau bahkan mendaur ulang air. </text:span></text:p>
                  </text:list-item>
                  <text:list-item>
                    <text:p text:style-name="P140"><text:span text:style-name="Strong_20_Emphasis"><text:span text:style-name="T1">Mengelola Limbah Manusia (terutama untuk misi orbital):</text:span></text:span><text:span text:style-name="T1"> Termasuk desain toilet khusus yang bisa bekerja di lingkungan tanpa bobot! </text:span></text:p>
                  </text:list-item>
                  <text:list-item>
                    <text:p text:style-name="P28"><text:span text:style-name="Strong_20_Emphasis"><text:span text:style-name="T1">Memberikan Perlindungan dari Radiasi:</text:span></text:span><text:span text:style-name="T1"> Meskipun tidak ada perisai yang bisa 100% memblokir semua radiasi kosmik berenergi tinggi, desain struktur dinding wahana, pemilihan material, dan kadang penempatan tangki air atau peralatan bisa membantu mengurangi tingkat paparan radiasi yang diterima penumpang. Mendesain sistem LSS yang bisa melakukan semua fungsi vital ini secara terus-menerus, andal (tidak boleh gagal!), efisien dalam penggunaan daya dan massa (harus ringan dan tidak boros energi), dan terutama sangat aman adalah salah satu tantangan rekayasa paling kompleks dan paling kritis dalam sejarah penerbangan antariksa berawak. </text:span></text:p>
                  </text:list-item>
                </text:list>
              </text:list-item>
            </text:list>
            <text:p text:style-name="P108">Jadi, sekarang kamu tahu kan? Perjalanan ke luar angkasa itu jauh lebih rumit daripada sekadar punya mesin roket yang paling kuat. Keberhasilan, keselamatan, dan kelayakan (termasuk dari segi biaya) sangat bergantung pada kemajuan pesat di berbagai bidang teknologi pendukung seperti kemampuan revolusioner untuk menggunakan kembali roket, penemuan material-material super baru yang kuat sekaligus ringan, dan pengembangan sistem pendukung kehidupan yang semakin canggih dan andal. Kombinasi dari semua kemajuan inilah yang secara bertahap namun pasti membuat impian wisata antariksa semakin mendekati kenyataan bagi kita semua!</text:p>
            <text:p text:style-name="P242"/>
            <text:p text:style-name="Text_20_body"><text:span text:style-name="Strong_20_Emphasis"><text:span text:style-name="T1">(Prompt untuk Gambar Ilustrasi - Opsional)</text:span></text:span></text:p>
            <text:p text:style-name="P108">"Buat ilustrasi infografis untuk Sub-bab 2.3 yang menjelaskan tiga teknologi kunci pendukung wisata antariksa. Gunakan layout tiga kolom atau tiga bagian yang jelas:</text:p>
            <text:list xml:id="list2561037764526162058" text:style-name="L41">
              <text:list-item>
                <text:p text:style-name="P141"><text:span text:style-name="Strong_20_Emphasis"><text:span text:style-name="T1">Kolom 1 (Reusabilitas):</text:span></text:span><text:span text:style-name="T1"> Tampilkan gambar sekuens sederhana: (a) Roket Falcon 9/New Shepard meluncur ke atas, (b) Booster tingkat pertama terpisah dan mulai turun terkendali menggunakan </text:span><text:span text:style-name="Emphasis"><text:span text:style-name="T1">grid fins</text:span></text:span><text:span text:style-name="T1">, (c) Booster mendarat tegak lurus di landasan/kapal tongkang dengan api dari mesin pendaratan. Beri judul 'REUSABILITY (DAUR ULANG ROKET)' dan teks singkat 'Kunci utama turunkan biaya peluncuran!'. </text:span></text:p>
              </text:list-item>
              <text:list-item>
                <text:p text:style-name="P141"><text:soft-page-break/><text:span text:style-name="Strong_20_Emphasis"><text:span text:style-name="T1">Kolom 2 (Material):</text:span></text:span><text:span text:style-name="T1"> Tampilkan gambar penampang (cross-section) dinding sebuah kapsul antariksa. Tunjukkan beberapa lapisan berbeda (misal: struktur internal, lapisan isolasi, kulit luar, perisai panas). Gunakan ikon-ikon kecil di sampingnya untuk menyoroti properti yang dibutuhkan: ikon otot (Kuat), ikon bulu (Ringan), ikon termometer dengan panah ke atas (Tahan Panas), ikon termometer dengan panah ke bawah (Tahan Dingin). Beri judul 'MATERIAL SUPER CANGGIH'. </text:span></text:p>
              </text:list-item>
              <text:list-item>
                <text:p text:style-name="P29"><text:span text:style-name="Strong_20_Emphasis"><text:span text:style-name="T1">Kolom 3 (Life Support):</text:span></text:span><text:span text:style-name="T1"> Tampilkan gambar ilustrasi interior kabin yang nyaman dengan seorang turis antariksa di dalamnya. Gunakan panah dan ikon untuk menunjukkan fungsi LSS: Ikon O2 masuk ke kabin, ikon CO2 keluar menuju filter, ikon AC/pemanas menjaga suhu (ikon termometer stabil), ikon perisai di dinding luar (proteksi radiasi). Beri judul 'SISTEM PENDUKUNG KEHIDUPAN (LSS)'. Gunakan gaya visual yang bersih, modern, informatif, dengan warna cerah dan ikonografi yang mudah dipahami." </text:span></text:p>
              </text:list-item>
            </text:list>
            <text:p text:style-name="P242"/>
            <text:p text:style-name="P108">Saya menunggu perintah "YAX" Anda untuk melanjutkan ke prompt berikutnya (isi Sub-bab 2.4).</text:p>
          </text:section>
          <text:section text:style-name="Sect1" text:name="feedback-form-19">
            <text:p text:style-name="P216"/>
          </text:section>
        </text:section>
        <text:section text:style-name="Sect1" text:name="c5e1377ca6764985">
          <text:p text:style-name="P108"/>
          <text:section text:style-name="Sect1" text:name="user-query-content-20">
            <text:p text:style-name="P238">yax </text:p>
          </text:section>
          <text:p text:style-name="P216">Tampilkan alur berpikir</text:p>
          <text:section text:style-name="Sect2" text:name="model-response-message-contentr_c5e1377ca6764985">
            <text:p text:style-name="Text_20_body"><text:span text:style-name="T1">Oke, ini adalah jawaban untuk prompt </text:span><text:span text:style-name="Strong_20_Emphasis"><text:span text:style-name="T1">isi mendalam Sub-bab 2.4</text:span></text:span><text:span text:style-name="T1">.</text:span></text:p>
            <text:p text:style-name="Text_20_body"><text:span text:style-name="Strong_20_Emphasis"><text:span text:style-name="T1">(Jawaban untuk Prompt Isi Mendalam Sub-bab 2.4)</text:span></text:span></text:p>
            <text:p text:style-name="Text_20_body"><text:span text:style-name="Strong_20_Emphasis"><text:span text:style-name="T1">2.4. Tantangan Teknologi: 'PR' yang Masih Harus Dikerjakan</text:span></text:span></text:p>
            <text:p text:style-name="P108">Wow, setelah melihat semua kemajuan teknologi roket daur ulang, material canggih, dan sistem pendukung kehidupan, rasanya kita udah siap banget ya buat pesan tiket ke angkasa sekarang juga! Kayaknya semua masalah udah beres dan tinggal terbang aja. Tapi… eits, tahan dulu semangatnya sebentar!</text:p>
            <text:p text:style-name="P108">Meskipun perkembangannya luar biasa pesat dan bikin kita super optimis tentang masa depan, penting banget buat kita tetap berpijak pada kenyataan. Realitanya, industri wisata antariksa ini, apalagi yang melibatkan pengiriman manusia (bukan cuma satelit atau kargo), masih tergolong sangat baru dan <text:soft-page-break/>berada di tahap awal perkembangannya – ibaratnya kayak bayi yang baru bisa merangkak atau berdiri tegak, belum bisa langsung diajak lari maraton keliling dunia.</text:p>
            <text:p text:style-name="Text_20_body"><text:span text:style-name="T1">Masih ada banyak banget 'PR' alias Pekerjaan Rumah berupa tantangan teknologi besar yang harus dipecahkan oleh para insinyur jenius, ilmuwan brilian, dan perusahaan-perusahaan antariksa sebelum perjalanan ke luar angkasa bisa benar-benar jadi serutin, seaman, dan (yang paling penting buat kita semua) semurah naik pesawat terbang komersial seperti sekarang. Apa saja sih tantangan utama yang masih jadi 'pekerjaan rumah' besar saat ini (per </text:span><text:span text:style-name="Strong_20_Emphasis"><text:span text:style-name="T1">April 2025</text:span></text:span><text:span text:style-name="T1">)?</text:span></text:p>
            <text:list xml:id="list8765727004094544122" text:style-name="L42">
              <text:list-item>
                <text:p text:style-name="P30"><text:span text:style-name="Strong_20_Emphasis"><text:span text:style-name="T1">Keamanan (Safety) dan Keandalan (Reliability): Prioritas Utama yang Super Sulit Dicapai Sempurna</text:span></text:span><text:span text:style-name="T1"> Ini adalah tantangan nomor satu, yang paling fundamental, paling krusial, dan sama sekali nggak bisa ditawar-tawar lagi. Kita harus selalu ingat fakta ini: meluncurkan roket raksasa yang pada dasarnya adalah 'bom terkendali' berisi berton-ton bahan bakar super mudah meledak, lalu mengirim manusia ke lingkungan paling ekstrem dan berbahaya yang diketahui (vakum, suhu gila-gilaan, radiasi), itu secara alamiah adalah aktivitas yang </text:span><text:span text:style-name="Strong_20_Emphasis"><text:span text:style-name="T1">sangat-sangat berisiko</text:span></text:span><text:span text:style-name="T1">. Jauh, jauh lebih berisiko daripada sekadar naik pesawat terbang komersial yang sudah punya catatan keamanan luar biasa bagus setelah lebih dari seratus tahun beroperasi, melakukan jutaan penerbangan, dan terus menerus belajar dari setiap insiden. Roket dan wahana antariksa itu adalah mesin super kompleks yang terdiri dari jutaan komponen individual, bekerja di bawah tekanan dan suhu yang di luar batas normal di Bumi, seringkali mendorong batas kemampuan material dan hukum fisika itu sendiri. Sedikit saja ada kesalahan kecil pada satu katup, satu sensor, satu baris kode komputer, atau satu prosedur yang terlewat, akibatnya bisa sangat fatal dan tragis. Meskipun perusahaan-perusahaan antariksa sudah berusaha sekeras mungkin dengan menerapkan desain yang berlapis-lapis sistem keamanannya (konsep redundansi), dan melakukan pengujian yang sangat ekstensif di darat maupun di udara, mencapai tingkat keamanan yang bisa membuat masyarakat umum merasa benar-benar 'nyaman' dan percaya (seperti tingkat kecelakaan pesawat terbang yang angkanya sangat-sangat rendah) itu masih menjadi tantangan teknis dan finansial yang raksasa. Butuh lebih banyak lagi data dari </text:span><text:soft-page-break/><text:span text:style-name="T1">penerbangan-penerbangan nyata (yang berarti butuh waktu), lebih banyak penyempurnaan desain berdasarkan pengalaman pahit maupun manis, dan mungkin standar regulasi keselamatan dari pemerintah yang lebih ketat dan jelas di masa depan untuk penerbangan komersial.</text:span></text:p>
              </text:list-item>
              <text:list-item>
                <text:p text:style-name="P30"><text:span text:style-name="Strong_20_Emphasis"><text:span text:style-name="T1">Biaya yang Masih 'Nggak Ngotak' Mahalnya! (Buat Kebanyakan Orang)</text:span></text:span><text:span text:style-name="T1"> Iya sih, kita udah berulang kali bilang kalau teknologi roket daur ulang (reusable) itu revolusioner dan berhasil bantu menurunkan biaya peluncuran secara signifikan. Itu benar. Tapi, mari kita jujur pada diri sendiri. Harga tiket yang saat ini (perkiraan April 2025) masih ada di kisaran </text:span><text:span text:style-name="Strong_20_Emphasis"><text:span text:style-name="T1">ratusan ribu Dolar AS</text:span></text:span><text:span text:style-name="T1"> (setara </text:span><text:span text:style-name="Strong_20_Emphasis"><text:span text:style-name="T1">miliaran Rupiah!</text:span></text:span><text:span text:style-name="T1">) hanya untuk 'lompatan' suborbital selama beberapa menit, atau bahkan </text:span><text:span text:style-name="Strong_20_Emphasis"><text:span text:style-name="T1">puluhan juta Dolar AS</text:span></text:span><text:span text:style-name="T1"> (setara </text:span><text:span text:style-name="Strong_20_Emphasis"><text:span text:style-name="T1">ratusan miliar Rupiah!</text:span></text:span><text:span text:style-name="T1">) untuk bisa tinggal beberapa hari di orbit Bumi, itu jelas masih jauuuuh banget dari definisi kata 'terjangkau' buat 99.99% penduduk Bumi, termasuk (kemungkinan besar) kita semua yang lagi baca buku ini. Jadi, tantangan besar berikutnya, yang sangat terkait dengan potensi pasar wisata antariksa di masa depan, adalah bagaimana caranya </text:span><text:span text:style-name="Strong_20_Emphasis"><text:span text:style-name="T1">menekan biaya ini lebih dalam lagi, secara lebih signifikan</text:span></text:span><text:span text:style-name="T1">. Ini bukan cuma soal bikin roketnya lebih sering dipakai ulang (meskipun itu penting), tapi juga mencakup tantangan di area lain:</text:span></text:p>
                <text:list>
                  <text:list-item>
                    <text:p text:style-name="P142"><text:span text:style-name="Strong_20_Emphasis"><text:span text:style-name="T1">Biaya Produksi:</text:span></text:span><text:span text:style-name="T1"> Bagaimana cara memproduksi roket, kapsul, dan komponen-komponen canggih lainnya secara lebih efisien dan lebih murah, mungkin dengan teknik manufaktur baru seperti pencetakan 3D skala besar atau otomatisasi pabrik yang lebih tinggi? Bisakah suatu saat nanti roket dibuat 'semassal' mobil? </text:span></text:p>
                  </text:list-item>
                  <text:list-item>
                    <text:p text:style-name="P142"><text:span text:style-name="Strong_20_Emphasis"><text:span text:style-name="T1">Biaya Operasional:</text:span></text:span><text:span text:style-name="T1"> Bagaimana menekan biaya sehari-hari untuk menjalankan misi, termasuk perawatan rutin wahana daur ulang, pelatihan kru darat dan terbang yang sangat terspesialisasi, biaya bahan bakar roket yang masih relatif mahal, biaya operasional pusat kendali misi yang kompleks, biaya logistik pemulihan wahana, dll.? </text:span></text:p>
                  </text:list-item>
                  <text:list-item>
                    <text:p text:style-name="P142"><text:span text:style-name="Strong_20_Emphasis"><text:span text:style-name="T1">Biaya Asuransi:</text:span></text:span><text:span text:style-name="T1"> Bagaimana menurunkan premi asuransi yang masih sangat tinggi karena risikonya yang juga masih dianggap tinggi oleh perusahaan asuransi? Sebelum ada terobosan besar lagi dalam menekan semua komponen biaya ini secara bersamaan, wisata antariksa kemungkinan besar akan tetap </text:span><text:soft-page-break/><text:span text:style-name="T1">menjadi 'klub super eksklusif' untuk kalangan miliarder atau orang-orang yang sangat beruntung disponsori, setidaknya untuk beberapa waktu ke depan. </text:span></text:p>
                  </text:list-item>
                </text:list>
              </text:list-item>
              <text:list-item>
                <text:p text:style-name="P30"><text:span text:style-name="Strong_20_Emphasis"><text:span text:style-name="T1">Laju Pengembangan vs. Kebutuhan Pengujian Super Ketat &amp; Lama</text:span></text:span><text:span text:style-name="T1"> Ada semacam dilema atau tarik-menarik yang menarik di industri antariksa swasta ini. Di satu sisi, sifat kompetitif dan dorongan untuk segera mendapatkan keuntungan membuat perusahaan ingin bergerak </text:span><text:span text:style-name="Strong_20_Emphasis"><text:span text:style-name="T1">secepat mungkin</text:span></text:span><text:span text:style-name="T1">: mengembangkan teknologi baru, melakukan uji coba terbang, dan segera meluncurkan layanan komersial mereka agar tidak kalah start dari pesaing. Tapi di sisi lain, kita bicara soal mengirim nyawa manusia ke lingkungan paling tidak ramah yang bisa dibayangkan. Lingkungan luar angkasa itu ekstrem dalam segala hal: vakum absolut, suhu yang bisa berubah ratusan derajat dalam sekejap dari panas membara ke dingin membeku, hujan partikel radiasi berenergi tinggi yang tak terlihat. Oleh karena itu, setiap komponen baru, setiap pembaruan perangkat lunak sekecil apa pun, setiap perubahan desain pada wahana, idealnya harus </text:span><text:span text:style-name="Strong_20_Emphasis"><text:span text:style-name="T1">diuji secara super teliti, berulang-ulang, dan dalam kondisi yang semirip mungkin dengan kondisi nyata di angkasa</text:span></text:span><text:span text:style-name="T1"> (baik melalui simulasi komputer canggih, pengujian di fasilitas khusus di darat, maupun serangkaian penerbangan uji coba tanpa awak). Proses pengujian yang sangat krusial untuk memastikan keamanan dan keandalan ini seringkali memakan waktu bertahun-tahun dan biaya yang sangat besar. Inilah yang kadang bisa terasa seperti 'rem' bagi kecepatan inovasi yang diinginkan oleh para pendiri perusahaan yang ambisius. Mencari keseimbangan yang tepat antara ambisi untuk bergerak maju dengan cepat dan keharusan untuk memastikan keamanan tanpa kompromi adalah tantangan manajemen dan rekayasa yang terus menerus dihadapi.</text:span></text:p>
              </text:list-item>
              <text:list-item>
                <text:p text:style-name="P30"><text:span text:style-name="Strong_20_Emphasis"><text:span text:style-name="T1">Perjalanan Lebih Jauh &amp; Lebih Lama = Tantangan Berlipat Ganda</text:span></text:span><text:span text:style-name="T1"> Semua tantangan yang sudah kita bahas di atas (keamanan, biaya, pengujian) akan menjadi </text:span><text:span text:style-name="Strong_20_Emphasis"><text:span text:style-name="T1">semakin rumit dan tantangannya berlipat ganda</text:span></text:span><text:span text:style-name="T1"> kalau kita mulai bicara tentang target wisata antariksa yang lebih ambisius di masa depan, seperti tinggal selama seminggu atau lebih di hotel antariksa yang mengorbit Bumi, apalagi kalau kita bermimpi tentang suatu saat nanti bisa ikut dalam perjalanan wisata ke </text:span><text:soft-page-break/><text:span text:style-name="T1">Bulan atau bahkan (jauuuh di masa depan) ke Mars. Masalah teknologinya jadi jauh lebih kompleks dan butuh solusi yang lebih canggih lagi:</text:span></text:p>
                <text:list>
                  <text:list-item>
                    <text:p text:style-name="P142"><text:span text:style-name="Strong_20_Emphasis"><text:span text:style-name="T1">Perlindungan Radiasi Jangka Panjang:</text:span></text:span><text:span text:style-name="T1"> Bagaimana cara melindungi tubuh manusia secara efektif dari paparan radiasi kosmik galaksi dan badai matahari yang terus-menerus selama berhari-hari, berminggu-minggu, atau bahkan berbulan-bulan dalam perjalanan antarplanet? Perisai pasif saja mungkin tidak cukup. </text:span></text:p>
                  </text:list-item>
                  <text:list-item>
                    <text:p text:style-name="P142"><text:span text:style-name="Strong_20_Emphasis"><text:span text:style-name="T1">Sistem Pendukung Kehidupan (LSS) Tertutup Sempurna (Closed-Loop):</text:span></text:span><text:span text:style-name="T1"> Untuk misi yang sangat lama dan jauh dari Bumi, tidak mungkin membawa pasokan oksigen, air, dan makanan yang cukup untuk seluruh perjalanan. Jadi, dibutuhkan teknologi LSS yang benar-benar bisa </text:span><text:span text:style-name="Strong_20_Emphasis"><text:span text:style-name="T1">mendaur ulang hampir 100% udara (menyerap CO2 dan menghasilkan O2 dari tanaman atau proses kimia), air (termasuk dari urin dan keringat!), bahkan mungkin mengolah limbah padat menjadi sesuatu yang berguna</text:span></text:span><text:span text:style-name="T1">. Menciptakan ekosistem mini yang mandiri seperti ini sangatlah sulit. </text:span></text:p>
                  </text:list-item>
                  <text:list-item>
                    <text:p text:style-name="P142"><text:span text:style-name="Strong_20_Emphasis"><text:span text:style-name="T1">Teknologi Pendaratan di Dunia Lain:</text:span></text:span><text:span text:style-name="T1"> Mendaratkan wahana berawak dengan selamat di permukaan Bulan (yang gravitasinya 1/6 Bumi dan tak beratmosfer) atau Mars (yang gravitasinya 1/3 Bumi dan atmosfernya sangat tipis) itu jauh lebih rumit daripada sekadar turun pakai parasut di Bumi. Butuh sistem pendaratan presisi yang sangat canggih, mungkin melibatkan kombinasi roket pengereman, </text:span><text:span text:style-name="Emphasis"><text:span text:style-name="T1">airbag</text:span></text:span><text:span text:style-name="T1">, atau bahkan </text:span><text:span text:style-name="Emphasis"><text:span text:style-name="T1">sky crane</text:span></text:span><text:span text:style-name="T1"> seperti yang dipakai robot penjelajah Mars. </text:span></text:p>
                  </text:list-item>
                  <text:list-item>
                    <text:p text:style-name="P142"><text:span text:style-name="Strong_20_Emphasis"><text:span text:style-name="T1">Menjaga Kesehatan Manusia Jangka Panjang:</text:span></text:span><text:span text:style-name="T1"> Bagaimana mengatasi dampak negatif hidup lama di lingkungan mikrogravitasi terhadap kesehatan tulang (jadi rapuh), otot (jadi lemah), sistem kardiovaskular, keseimbangan, dan bahkan penglihatan? Butuh program olahraga khusus, mungkin obat-obatan, atau bahkan teknologi gravitasi buatan di masa depan. </text:span></text:p>
                  </text:list-item>
                </text:list>
              </text:list-item>
              <text:list-item>
                <text:p text:style-name="P30"><text:span text:style-name="Strong_20_Emphasis"><text:span text:style-name="T1">(Bonus) Isu Lingkungan dan 'Kemacetan' Lalu Lintas di Angkasa</text:span></text:span><text:span text:style-name="T1"> Terakhir, seiring dengan potensi meningkatnya frekuensi peluncuran roket di masa depan (jika wisata antariksa benar-benar </text:span><text:span text:style-name="Emphasis"><text:span text:style-name="T1">booming</text:span></text:span><text:span text:style-name="T1">), </text:span><text:soft-page-break/><text:span text:style-name="T1">muncul juga pertanyaan dan tantangan yang tidak boleh diabaikan terkait </text:span><text:span text:style-name="Strong_20_Emphasis"><text:span text:style-name="T1">dampak lingkungan</text:span></text:span><text:span text:style-name="T1">. Apa efek jangka panjang dari emisi gas buang roket (yang jenisnya berbeda-beda tergantung bahan bakarnya) terhadap lapisan ozon atau perubahan iklim di atmosfer bagian atas? Apakah bisa dikembangkan bahan bakar roket alternatif yang lebih bersih dan ramah lingkungan (seperti hidrogen cair atau metana cair yang pembakarannya relatif lebih bersih)? Dan yang juga semakin menjadi perhatian serius adalah masalah </text:span><text:span text:style-name="Strong_20_Emphasis"><text:span text:style-name="T1">sampah antariksa (space debris)</text:span></text:span><text:span text:style-name="T1">. Orbit Bumi, terutama LEO (Low Earth Orbit) tempat sebagian besar satelit dan stasiun angkasa berada, sudah semakin 'penuh sesak' oleh ribuan satelit aktif maupun yang sudah jadi 'bangkai', ditambah jutaan kepingan sampah berbagai ukuran (mulai dari baut lepas sampai pecahan roket akibat tabrakan atau ledakan di masa lalu) yang melaju dengan kecepatan puluhan ribu km/jam dan bisa membahayakan misi aktif. Bagaimana cara kita meluncurkan lebih banyak wahana tanpa menambah masalah sampah ini secara signifikan? Dan bagaimana cara kita melindungi wahana kita dari risiko tabrakan dengan sampah yang sudah ada? Ini juga membutuhkan solusi teknologi (seperti sistem pelacakan debris yang lebih baik, manuver penghindaran otomatis, atau bahkan teknologi 'pembersih' sampah antariksa) dan kerjasama internasional yang erat.</text:span></text:p>
              </text:list-item>
            </text:list>
            <text:p text:style-name="P108">Wah, ternyata daftar 'PR' buat para ilmuwan dan insinyur antariksa masih panjang dan berat banget ya! Tapi jangan langsung pesimis dan berpikir kalau wisata antariksa itu nggak akan pernah benar-benar terwujud untuk kita. Justru adanya tantangan-tantangan berat inilah yang menjadi bahan bakar semangat bagi para inovator di seluruh dunia untuk terus berpikir kreatif, melakukan riset mendalam, bereksperimen dengan teknologi baru, dan belajar dari setiap keberhasilan maupun kegagalan. Perjalanan untuk mewujudkan wisata antariksa yang benar-benar aman seperti naik pesawat, terjangkau secara luas oleh masyarakat umum, dan rutin dilakukan itu memang masih sangat panjang dan penuh liku-liku. Tapi, langkah-langkah penting ke arah sana terus diambil setiap tahunnya, dan masa depan tetap terlihat sangat menjanjikan dan penuh kemungkinan seru!</text:p>
            <text:p text:style-name="P242"/>
            <text:p text:style-name="Text_20_body"><text:span text:style-name="Strong_20_Emphasis"><text:span text:style-name="T1">(Prompt untuk Gambar Ilustrasi - Opsional)</text:span></text:span></text:p>
            <text:p text:style-name="P108"><text:soft-page-break/>"Buat ilustrasi infografis untuk Sub-bab 2.4 yang secara visual merangkum tantangan teknologi utama dalam wisata antariksa. Gunakan layout melingkar atau seperti 'peta pikiran' dengan 'TANTANGAN TEKNOLOGI' di tengah. Buat 4-5 cabang utama yang mengarah ke ikon atau simbol representatif:</text:p>
            <text:list xml:id="list3550586882466294441" text:style-name="L43">
              <text:list-item>
                <text:p text:style-name="P143"><text:span text:style-name="Strong_20_Emphasis"><text:span text:style-name="T1">Cabang 1 (Keamanan):</text:span></text:span><text:span text:style-name="T1"> Ikon perisai dengan tanda seru (!) atau retakan kecil di atasnya. Teks singkat: 'Keamanan &amp; Keandalan Super Tinggi'. </text:span></text:p>
              </text:list-item>
              <text:list-item>
                <text:p text:style-name="P143"><text:span text:style-name="Strong_20_Emphasis"><text:span text:style-name="T1">Cabang 2 (Biaya):</text:span></text:span><text:span text:style-name="T1"> Ikon label harga besar dengan tanda dolar/rupiah dan panah menukik ke bawah yang tertahan oleh dinding bata. Teks singkat: 'Menekan Biaya Agar Terjangkau'. </text:span></text:p>
              </text:list-item>
              <text:list-item>
                <text:p text:style-name="P143"><text:span text:style-name="Strong_20_Emphasis"><text:span text:style-name="T1">Cabang 3 (Pengujian):</text:span></text:span><text:span text:style-name="T1"> Ikon mikroskop atau kaca pembesar yang mengamati sebuah komponen roket/chip. Teks singkat: 'Pengujian Ekstensif &amp; Validasi'. </text:span></text:p>
              </text:list-item>
              <text:list-item>
                <text:p text:style-name="P143"><text:span text:style-name="Strong_20_Emphasis"><text:span text:style-name="T1">Cabang 4 (Perjalanan Jauh):</text:span></text:span><text:span text:style-name="T1"> Ikon roket kecil terbang dari Bumi menuju Bulan/Mars dengan simbol radiasi (lingkaran dengan tiga kipas) dan simbol daur ulang (untuk LSS) di sepanjang jalur. Teks singkat: 'Misi Jangka Panjang &amp; Kompleks'. </text:span></text:p>
              </text:list-item>
              <text:list-item>
                <text:p text:style-name="P31"><text:span text:style-name="Strong_20_Emphasis"><text:span text:style-name="T1">Cabang 5 (Lingkungan):</text:span></text:span><text:span text:style-name="T1"> Ikon Bumi dengan orbit yang ramai oleh titik-titik sampah dan roket yang mengeluarkan asap. Teks singkat: 'Dampak Lingkungan &amp; Sampah Antariksa'. Gunakan gaya visual yang sedikit 'teknis' namun tetap jelas dan menarik, mungkin dengan palet warna yang lebih kalem (biru tua, abu-abu) tapi dengan aksen warna cerah (merah atau kuning) untuk menyoroti ikon tantangan." </text:span></text:p>
              </text:list-item>
            </text:list>
            <text:p text:style-name="P242"/>
            <text:p text:style-name="P108">Saya menunggu perintah "YAX" Anda untuk melanjutkan ke prompt berikutnya (yaitu prompt untuk pengantar Bab 3).</text:p>
          </text:section>
          <text:section text:style-name="Sect1" text:name="feedback-form-20">
            <text:p text:style-name="P216"/>
          </text:section>
        </text:section>
        <text:section text:style-name="Sect1" text:name="9f4f1e0666db4959">
          <text:p text:style-name="P108"/>
          <text:section text:style-name="Sect1" text:name="user-query-content-21">
            <text:p text:style-name="P238">yax </text:p>
          </text:section>
          <text:p text:style-name="P216">Tampilkan alur berpikir</text:p>
          <text:section text:style-name="Sect2" text:name="model-response-message-contentr_9f4f1e0666db4959">
            <text:p text:style-name="Text_20_body"><text:span text:style-name="T1">Oke, ini adalah jawaban untuk prompt </text:span><text:span text:style-name="Strong_20_Emphasis"><text:span text:style-name="T1">pengantar Bab 3</text:span></text:span><text:span text:style-name="T1">.</text:span></text:p>
            <text:p text:style-name="Text_20_body"><text:span text:style-name="Strong_20_Emphasis"><text:span text:style-name="T1">(Jawaban untuk Prompt Pengantar Bab 3)</text:span></text:span></text:p>
            <text:p text:style-name="P108">Di Bab 2 kemarin, kita sudah puas 'bongkar mesin', kan? Kita udah ngintip bareng-bareng semua teknologi canggih dan fisika keren di balik roket yang bisa menembus langit biru hingga ke hitamnya angkasa. Mulai dari Hukum <text:soft-page-break/>Aksi-Reaksi Om Newton, roket daur ulang yang jago mendarat lagi, material super kuat tapi ringan, sampai sistem pendukung kehidupan yang rumit. Keren banget emang kecerdasan manusia!</text:p>
            <text:p text:style-name="Text_20_body"><text:span text:style-name="T1">Tapi sekarang... siap-siap ganti </text:span><text:span text:style-name="Emphasis"><text:span text:style-name="T1">channel</text:span></text:span><text:span text:style-name="T1">! Di bab ini, kita untuk sementara bakal simpen dulu obrolan detail soal rasio dorong-ke-berat, jenis paduan logam, algoritma sistem kendali, atau diagram sistem pendukung kehidupan. Kenapa? Karena kita mau masuk ke bagian yang mungkin paling bikin kamu penasaran dan paling kamu tunggu-tunggu sejak awal buku ini: kita mau ngebahas habis-habisan soal... </text:span><text:span text:style-name="Strong_20_Emphasis"><text:span text:style-name="T1">RASANYA!</text:span></text:span></text:p>
            <text:p text:style-name="Text_20_body"><text:span text:style-name="T1">Yup, selamat datang di </text:span><text:span text:style-name="Strong_20_Emphasis"><text:span text:style-name="T1">Bab 3: Sensasi Luar Biasa: Seperti Apa Rasanya?</text:span></text:span><text:span text:style-name="T1"> Di sini, kita nggak akan berperan jadi insinyur atau ilmuwan yang menganalisis data, tapi kita akan coba </text:span><text:span text:style-name="Emphasis"><text:span text:style-name="T1">menjadi</text:span></text:span><text:span text:style-name="T1"> turis antariksanya langsung! Kita akan pakai kekuatan imajinasi kita untuk mencoba merasakan setiap detik penting dan setiap sensasi unik dari petualangan paling luar biasa yang bisa dibayangkan oleh manusia ini.</text:span></text:p>
            <text:p text:style-name="Text_20_body"><text:span text:style-name="T1">Siap-siap ya! Kita akan mulai dari momen paling menegangkan yang bikin bulu kuduk berdiri: debaran jantung yang makin kencang nggak karuan pas denger suara hitung mundur </text:span><text:span text:style-name="Emphasis"><text:span text:style-name="T1">'T-minus 10 seconds... 9... 8...'</text:span></text:span><text:span text:style-name="T1"> bergema di helm atau kabin dari pusat kendali misi. Lalu, kita akan 'merasakan' di sekujur tubuh gimana rasanya seperti ada raksasa tak terlihat yang menekanmu kuat banget ke sandaran kursi – itulah sensasi </text:span><text:span text:style-name="Strong_20_Emphasis"><text:span text:style-name="T1">G-force</text:span></text:span><text:span text:style-name="T1"> dahsyat saat roket mulai meraung memekakkan telinga dan meluncur meninggalkan Bumi (</text:span><text:span text:style-name="Emphasis"><text:span text:style-name="T1">sekuat apa sih rasanya? Bikin pingsan nggak ya?</text:span></text:span><text:span text:style-name="T1">). Kemudian, setelah beberapa menit yang intens itu, kita akan sampai pada momen ajaib yang paling ikonik, yang paling sering kamu lihat di film: ketika mesin utama mati dan kamu tiba-tiba </text:span><text:span text:style-name="Strong_20_Emphasis"><text:span text:style-name="T1">melayang bebas tanpa bobot (mikrogravitasi)</text:span></text:span><text:span text:style-name="T1"> di dalam kabin! Gimana rasanya bisa terbang, berputar, dan jungkir balik semudah itu tanpa perlu sayap?</text:span></text:p>
            <text:p text:style-name="Text_20_body"><text:span text:style-name="T1">Nggak cuma sensasi fisik yang bakal kita 'rasakan'. Kita juga bakal 'melihat' lewat jendela wahana antariksa yang katanya punya pemandangan paling spektakuler sejagat raya. Gimana sih cantiknya </text:span><text:span text:style-name="Strong_20_Emphasis"><text:span text:style-name="T1">planet Bumi kita yang terlihat bulat sempurna</text:span></text:span><text:span text:style-name="T1"> dari atas sana, dengan lautan birunya yang luas, daratan hijau coklat yang berkelok, dan pusaran awan putihnya yang seperti lukisan abstrak raksasa? Benarkah pemandangan itu bisa bikin orang yang paling cuek sekalipun menangis terharu dan merasa jadi bagian dari sesuatu </text:span><text:soft-page-break/><text:span text:style-name="T1">yang jauh lebih besar dan rapuh? Dan terakhir, tentu saja, gimana rasanya pas petualangan singkat (untuk suborbital) atau mungkin beberapa hari (untuk orbital) itu harus berakhir? Gimana sensasinya saat kamu 'ditarik' lagi dengan keras oleh gravitasi Bumi saat masuk atmosfer, dan akhirnya </text:span><text:span text:style-name="Strong_20_Emphasis"><text:span text:style-name="T1">mendarat kembali</text:span></text:span><text:span text:style-name="T1"> dengan selamat di planet rumah kita tercinta?</text:span></text:p>
            <text:p text:style-name="P108">Saya akan berusaha keras menggambarkan semua momen dan sensasi ini sehidup mungkin, pakai kata-kata yang semoga bisa bikin kamu ikut merinding membacanya, senyum-senyum sendiri membayangkannya, atau bahkan ikut sedikit nahan napas saking serunya. Anggap saja kamu sekarang lagi duduk manis (atau mungkin lagi deg-degan setengah mati!) di kursi sebelah saya di dalam kapsul antariksa itu, pakai baju penerbangan keren, helm sudah terpasang, siap buat ngalamin semuanya bareng-bareng! Dijamin, ini bakal jadi salah satu bab perjalanan imajinasi paling keren yang pernah kamu rasakan. Siap meluncur dalam duniamu sendiri?</text:p>
            <text:p text:style-name="P242"/>
            <text:p text:style-name="Text_20_body"><text:span text:style-name="Strong_20_Emphasis"><text:span text:style-name="T1">(Prompt untuk Gambar Ilustrasi - Opsional)</text:span></text:span></text:p>
            <text:p text:style-name="Text_20_body"><text:span text:style-name="T1">"Buat ilustrasi pembuka Bab 3 yang benar-benar fokus pada </text:span><text:span text:style-name="Strong_20_Emphasis"><text:span text:style-name="T1">pengalaman manusia</text:span></text:span><text:span text:style-name="T1"> dan </text:span><text:span text:style-name="Strong_20_Emphasis"><text:span text:style-name="T1">sensasi</text:span></text:span><text:span text:style-name="T1"> berada di luar angkasa. Pilih salah satu konsep visual yang kuat:</text:span></text:p>
            <text:list xml:id="list2836486058421267314" text:style-name="L44">
              <text:list-item>
                <text:p text:style-name="P144"><text:span text:style-name="Strong_20_Emphasis"><text:span text:style-name="T1">Konsep 1 (Euforia Mikrogravitasi):</text:span></text:span><text:span text:style-name="T1"> Gambarkan interior kabin wahana antariksa yang terang, mungkin dengan jendela besar yang memperlihatkan Bumi di luar. Fokus utama pada </text:span><text:span text:style-name="Strong_20_Emphasis"><text:span text:style-name="T1">ekspresi wajah close-up</text:span></text:span><text:span text:style-name="T1"> beberapa turis antariksa (remaja beragam) yang sedang melayang. Tangkap ekspresi </text:span><text:span text:style-name="Strong_20_Emphasis"><text:span text:style-name="T1">kegembiraan murni, tawa lebar, mata berbinar penuh kekaguman (awe)</text:span></text:span><text:span text:style-name="T1">. Mungkin ada detail kecil seperti rambut yang mengembang atau bola air yang melayang di dekatnya, tapi fokus utamanya adalah emosi di wajah mereka. </text:span></text:p>
              </text:list-item>
              <text:list-item>
                <text:p text:style-name="P32"><text:span text:style-name="Strong_20_Emphasis"><text:span text:style-name="T1">Konsep 2 (Momen 'Overview Effect'):</text:span></text:span><text:span text:style-name="T1"> Gambarkan siluet seorang turis antariksa dari belakang, berdiri atau melayang di depan jendela Cupola ISS atau jendela besar kapsul lainnya. Tangan mungkin menempel di kaca jendela. Fokus utama adalah </text:span><text:span text:style-name="Strong_20_Emphasis"><text:span text:style-name="T1">pemandangan Bumi yang maha indah dan dominan</text:span></text:span><text:span text:style-name="T1"> memenuhi jendela – lengkungan planet yang jelas, warna biru laut dan putih awan yang cerah, kontras dengan hitamnya angkasa. Meskipun kita tidak melihat wajahnya, postur tubuhnya harus menyiratkan perasaan </text:span><text:span text:style-name="Strong_20_Emphasis"><text:span text:style-name="T1">takjub yang mendalam, keterpesonaan, dan </text:span></text:span><text:soft-page-break/><text:span text:style-name="Strong_20_Emphasis"><text:span text:style-name="T1">mungkin sedikit rasa haru atau refleksi</text:span></text:span><text:span text:style-name="T1">. Gunakan gaya visual yang sinematik, penuh warna (untuk konsep 1) atau lebih kontemplatif (untuk konsep 2), dan mampu membangkitkan emosi pembaca." </text:span></text:p>
              </text:list-item>
            </text:list>
            <text:p text:style-name="P242"/>
            <text:p text:style-name="P108">Saya menunggu perintah "YAX" Anda untuk melanjutkan ke prompt berikutnya (isi Sub-bab 3.1).</text:p>
          </text:section>
          <text:section text:style-name="Sect1" text:name="feedback-form-21">
            <text:p text:style-name="P216"/>
          </text:section>
        </text:section>
        <text:section text:style-name="Sect1" text:name="aff2566c2f70c5c3">
          <text:p text:style-name="P108"/>
          <text:section text:style-name="Sect1" text:name="user-query-content-22">
            <text:p text:style-name="P238">yax </text:p>
          </text:section>
          <text:p text:style-name="P216">Tampilkan alur berpikir</text:p>
          <text:section text:style-name="Sect2" text:name="model-response-message-contentr_aff2566c2f70c5c3">
            <text:p text:style-name="Text_20_body"><text:span text:style-name="T1">Oke, saya lanjutkan dengan jawaban untuk prompt </text:span><text:span text:style-name="Strong_20_Emphasis"><text:span text:style-name="T1">isi mendalam Sub-bab 3.1</text:span></text:span><text:span text:style-name="T1">.</text:span></text:p>
            <text:p text:style-name="Text_20_body"><text:span text:style-name="Strong_20_Emphasis"><text:span text:style-name="T1">(Jawaban untuk Prompt Isi Mendalam Sub-bab 3.1)</text:span></text:span></text:p>
            <text:p text:style-name="Text_20_body"><text:span text:style-name="Strong_20_Emphasis"><text:span text:style-name="T1">3.1. Hitung Mundur Dimulai: Sensasi Gemuruh &amp; Dorongan G-Force!</text:span></text:span></text:p>
            <text:p text:style-name="Text_20_body"><text:span text:style-name="T1">Oke, tarik napas dalam-dalam... hembuskan pelan-pelan... Ini dia momen yang ditunggu-tunggu sekaligus paling bikin perut mules saking tegangnya! Bayangkan sekarang kamu sudah duduk nyaman (atau mungkin nggak bisa diem saking tegangnya!) di dalam kursimu yang dirancang khusus di dalam kapsul atau kabin pesawat antariksa. Sabuk pengaman multi-titik sudah terpasang super kencang mengikat tubuhmu, memastikan kamu nggak akan goyang sedikit pun. Mungkin di depanmu ada beberapa layar yang menampilkan data penerbangan yang mungkin nggak kamu mengerti, atau sebuah jendela kecil yang masih tertutup pelindung luar. Di telingamu, melalui </text:span><text:span text:style-name="Emphasis"><text:span text:style-name="T1">headset</text:span></text:span><text:span text:style-name="T1"> komunikasi yang terpasang di helm atau telingamu, kamu bisa mendengar suara-suara dari kru (jika ada di dalam wahana bersamamu) dan suara tenang namun tegas dari Direktur Peluncuran di Pusat Kendali Misi (Mission Control) yang berada puluhan atau ratusan kilometer jauhnya, sedang memandu rangkaian pemeriksaan akhir yang super teliti.</text:span></text:p>
            <text:p text:style-name="Text_20_body"><text:span text:style-name="T1">Jantungmu? Jangan ditanya! Rasanya mungkin udah kayak genderang mau perang di dalam dada, berdebar kencang banget, </text:span><text:span text:style-name="Emphasis"><text:span text:style-name="T1">dug-dug-dug</text:span></text:span><text:span text:style-name="T1">, sampai mungkin kedengeran jelas di telingamu sendiri! Telapak tanganmu mungkin mulai basah oleh keringat dingin. Ini dia, momen krusial semakin dekat, hitungan mundur terakhir yang paling terkenal sejagat raya dimulai...</text:span></text:p>
            <text:p text:style-name="Text_20_body"><text:soft-page-break/><text:span text:style-name="Emphasis"><text:span text:style-name="T1">"T-minus 60 seconds and counting..."</text:span></text:span><text:span text:style-name="T1"> Suasana di kabin mungkin hening sejenak, kamu bisa mendengar napasmu sendiri dan mungkin napas orang di sebelahmu. Semua sistem penting roket sudah dalam kendali komputer otomatis sepenuhnya. </text:span><text:span text:style-name="Emphasis"><text:span text:style-name="T1">"T-minus 30 seconds... Vehicle is on internal power..."</text:span></text:span><text:span text:style-name="T1"> Kamu mungkin mulai merasakan </text:span><text:span text:style-name="Strong_20_Emphasis"><text:span text:style-name="T1">getaran sangat halus</text:span></text:span><text:span text:style-name="T1"> di bawah kursimu atau di punggungmu, tanda mesin-mesin turbo-pump raksasa mulai berputar bersiap menyemburkan bahan bakar. </text:span><text:span text:style-name="Emphasis"><text:span text:style-name="T1">"T-minus 10... 9... 8... 7... 6... 5... Main engine start sequence initiated... 4... 3... 2... 1... IGNITION!"</text:span></text:span></text:p>
            <text:p text:style-name="Text_20_body"><text:span text:style-name="T1">Dan seketika... </text:span><text:span text:style-name="Strong_20_Emphasis"><text:span text:style-name="T1">BBUUUUMMM!!! WHOOOOOSSSHHHH!!! GROOOOAAAAARRRR!!!</text:span></text:span></text:p>
            <text:p text:style-name="Text_20_body"><text:span text:style-name="T1">Kamu akan mendengar </text:span><text:span text:style-name="Strong_20_Emphasis"><text:span text:style-name="T1">suara gemuruh paling keras, paling dalam, dan paling dahsyat</text:span></text:span><text:span text:style-name="T1"> yang pernah kamu dengar sepanjang hidupmu! Ini bukan suara yang cuma masuk lewat telinga, tapi suara yang kamu </text:span><text:span text:style-name="Strong_20_Emphasis"><text:span text:style-name="T1">RASAKAN</text:span></text:span><text:span text:style-name="T1"> merambat melalui kerangka kursi, lantai kabin, sampai ke tulang-tulang dan organ dalammu. Seluruh wahana akan mulai </text:span><text:span text:style-name="Strong_20_Emphasis"><text:span text:style-name="T1">bergetar hebat</text:span></text:span><text:span text:style-name="T1">, seperti sedang berada di tengah gempa bumi berkekuatan 9 Skala Richter, atau seperti naik mobil di jalanan paling rusak sedunia dengan kecepatan penuh! Ini bukan getaran biasa yang bikin geli, tapi getaran kuat yang mungkin bikin pandanganmu sedikit kabur atau gigimu sedikit bergemeletuk tanpa kamu sadari!</text:span></text:p>
            <text:p text:style-name="Text_20_body"><text:span text:style-name="T1">Beberapa detik setelah komputer di darat dan di roket memastikan semua mesin menyala dengan sempurna dan menghasilkan daya dorong maksimal... Kamu mungkin mendengar konfirmasi </text:span><text:span text:style-name="Emphasis"><text:span text:style-name="T1">'Tower clear!'</text:span></text:span><text:span text:style-name="T1"> atau </text:span><text:span text:style-name="Emphasis"><text:span text:style-name="T1">'Liftoff confirmed!'</text:span></text:span><text:span text:style-name="T1">... </text:span><text:span text:style-name="Strong_20_Emphasis"><text:span text:style-name="T1">LIFTOFF! Kita terbang!</text:span></text:span></text:p>
            <text:p text:style-name="Text_20_body"><text:span text:style-name="T1">Saat itulah kamu akan merasakan sensasi kedua yang luar biasa dan mungkin sedikit mengejutkan: </text:span><text:span text:style-name="Strong_20_Emphasis"><text:span text:style-name="T1">dorongan maha kuat dari arah bawah</text:span></text:span><text:span text:style-name="T1"> saat roket mulai mengangkat dirinya dari landasan peluncuran dan melesat naik melawan tarikan gravitasi Bumi yang kuat. Dan bersamaan dengan dorongan itu, kamu akan berkenalan langsung dengan 'monster' fisika yang paling sering dibicarakan dalam penerbangan kecepatan tinggi: </text:span><text:span text:style-name="Strong_20_Emphasis"><text:span text:style-name="T1">G-force</text:span></text:span><text:span text:style-name="T1"> (Gaya-G atau Gaya Gravitasi Buatan).</text:span></text:p>
            <text:p text:style-name="Text_20_body"><text:span text:style-name="T1">G-force ini bukan monster sungguhan, tapi sensasi yang dirasakan tubuhmu akibat </text:span><text:span text:style-name="Strong_20_Emphasis"><text:span text:style-name="T1">percepatan (perubahan kecepatan) yang sangat cepat</text:span></text:span><text:span text:style-name="T1"> saat roket melaju dari diam menjadi ribuan kilometer per jam hanya dalam beberapa menit. Gimana sih rasanya G-force ini? Coba bayangkan seperti ini: tiba-tiba </text:span><text:soft-page-break/><text:span text:style-name="T1">ada </text:span><text:span text:style-name="Strong_20_Emphasis"><text:span text:style-name="T1">beberapa orang dewasa yang sangat berat (mungkin 3 atau 4 orang sekaligus, atau kalau mau lebih lucu, bayangkan seekor bayi gajah!) melompat dan duduk persis di atas dadamu!</text:span></text:span><text:span text:style-name="T1"> Kamu akan merasa </text:span><text:span text:style-name="Strong_20_Emphasis"><text:span text:style-name="T1">ditekan kuat-kuat ke belakang</text:span></text:span><text:span text:style-name="T1">, menempel erat pada sandaran kursimu yang (untungnya) dirancang empuk namun kokoh. Mengangkat tangan atau bahkan sekadar menolehkan kepala mungkin akan terasa sangat berat dan butuh tenaga ekstra. Bernapas pun mungkin terasa sedikit lebih berat dan pendek-pendek, seolah kamu harus berusaha lebih keras untuk mengembangkan paru-parumu melawan tekanan itu. Kadang, kalau G-force-nya cukup tinggi (misalnya mencapai 3G atau 4G – yang artinya kamu merasakan tekanan setara 3 atau 4 kali berat badan normalmu), penglihatanmu di sudut mata (penglihatan perifer) mungkin akan sedikit menyempit atau menggelap sesaat (fenomena ini disebut </text:span><text:span text:style-name="Emphasis"><text:span text:style-name="T1">tunnel vision</text:span></text:span><text:span text:style-name="T1">).</text:span></text:p>
            <text:p text:style-name="Text_20_body"><text:span text:style-name="T1">Tapi jangan panik atau takut dulu! Meskipun kedengarannya intens dan mungkin sedikit 'menyiksa', sensasi G-force ini adalah hal yang </text:span><text:span text:style-name="Strong_20_Emphasis"><text:span text:style-name="T1">normal, sudah diperkirakan oleh para insinyur, dan relatif aman</text:span></text:span><text:span text:style-name="T1"> (tentu saja, dengan asumsi kamu sudah lolos pemeriksaan kesehatan yang ketat sebelumnya!). Para perancang wahana antariksa sudah memikirkan ini matang-matang. Kursi tempatmu duduk dirancang secara ergonomis, dan posisi dudukmu (biasanya agak telentang menghadap ke atas) adalah posisi optimal untuk membantu tubuh manusia menahan tekanan G-force dari arah dada ke punggung dengan lebih baik dan melindungi organ-organ vitalmu. Sensasi G-force paling kuat biasanya terasa di menit-menit awal peluncuran saat roket harus berakselerasi paling cepat untuk keluar dari lapisan atmosfer bawah yang paling padat, dan mungkin akan terasa lagi (meski mungkin berbeda) saat roket melewati kecepatan suara (transonic).</text:span></text:p>
            <text:p text:style-name="Text_20_body"><text:span text:style-name="T1">Justru, pengalaman diguncang hebat oleh getaran mesin dan ditekan kuat oleh G-force inilah yang menjadi salah satu bagian paling </text:span><text:span text:style-name="Strong_20_Emphasis"><text:span text:style-name="T1">mendebarkan, paling nyata, paling visceral (terasa di badan), dan paling ikonik</text:span></text:span><text:span text:style-name="T1"> dari seluruh pengalaman terbang ke luar angkasa. Ini adalah bukti fisik yang tak terbantahkan dari kekuatan luar biasa yang sedang dilepaskan oleh mesin buatan manusia untuk mendorongmu melawan hukum alam gravitasi Bumi. Banyak turis dan astronaut profesional yang sudah terbang mengatakan, meskipun sangat intens dan mungkin sedikit tidak nyaman, momen peluncuran ini adalah salah satu bagian paling seru, paling memacu adrenalin, dan paling tidak akan pernah terlupakan dari petualangan mereka! Siap </text:span><text:soft-page-break/><text:span text:style-name="T1">merasakannya (dalam imajinasi paling liarmu, tentunya)?</text:span></text:p>
            <text:p text:style-name="P242"/>
            <text:p text:style-name="Text_20_body"><text:span text:style-name="Strong_20_Emphasis"><text:span text:style-name="T1">(Prompt untuk Gambar Ilustrasi - Opsional)</text:span></text:span></text:p>
            <text:p text:style-name="Text_20_body"><text:span text:style-name="T1">"Buat ilustrasi untuk Sub-bab 3.1 yang menangkap </text:span><text:span text:style-name="Strong_20_Emphasis"><text:span text:style-name="T1">intensitas</text:span></text:span><text:span text:style-name="T1"> pengalaman peluncuran dari </text:span><text:span text:style-name="Strong_20_Emphasis"><text:span text:style-name="T1">sudut pandang penumpang</text:span></text:span><text:span text:style-name="T1"> di dalam kabin. Gunakan </text:span><text:span text:style-name="Emphasis"><text:span text:style-name="T1">shot</text:span></text:span><text:span text:style-name="T1"> medium atau </text:span><text:span text:style-name="Emphasis"><text:span text:style-name="T1">close-up</text:span></text:span><text:span text:style-name="T1"> yang fokus pada satu atau dua penumpang remaja (beragam gender/etnis) yang terikat erat di kursi mereka yang futuristik. </text:span><text:span text:style-name="Strong_20_Emphasis"><text:span text:style-name="T1">Ekspresi wajah</text:span></text:span><text:span text:style-name="T1"> adalah kunci: mata mungkin terbelalak lebar (campuran antara tegang, takut, dan takjub), atau sedikit menyipit menahan tekanan. Pipi mungkin terlihat sedikit tertarik ke belakang atau bergetar untuk menunjukkan efek G-force. Gunakan efek visual untuk </text:span><text:span text:style-name="Strong_20_Emphasis"><text:span text:style-name="T1">meningkatkan sensasi</text:span></text:span><text:span text:style-name="T1">: garis-garis getaran halus di sekitar interior kabin, mungkin sedikit efek </text:span><text:span text:style-name="Emphasis"><text:span text:style-name="T1">motion blur</text:span></text:span><text:span text:style-name="T1"> atau distorsi ringan pada kontur wajah/tubuh penumpang untuk menyiratkan tekanan fisik, dan cahaya terang menyilaukan dari luar jendela (jika terlihat). Palet warna di dalam kabin bisa sedikit lebih gelap atau bernuansa teknis (abu-abu, biru tua) untuk menonjolkan ekspresi wajah dan cahaya dari luar. Beri </text:span><text:span text:style-name="Emphasis"><text:span text:style-name="T1">caption</text:span></text:span><text:span text:style-name="T1"> atau judul kecil: 'Rasakan Kekuatan G-Force!'"</text:span></text:p>
            <text:p text:style-name="P242"/>
            <text:p text:style-name="P108">Saya menunggu perintah "YAX" Anda untuk melanjutkan ke prompt berikutnya (isi Sub-bab 3.2).</text:p>
          </text:section>
          <text:section text:style-name="Sect1" text:name="feedback-form-22">
            <text:p text:style-name="P216"/>
          </text:section>
        </text:section>
        <text:section text:style-name="Sect1" text:name="541781b4365b8117">
          <text:p text:style-name="P108"/>
          <text:section text:style-name="Sect1" text:name="user-query-content-23">
            <text:p text:style-name="P238">YAX </text:p>
          </text:section>
          <text:p text:style-name="P216">Tampilkan alur berpikir</text:p>
          <text:section text:style-name="Sect2" text:name="model-response-message-contentr_541781b4365b8117">
            <text:p text:style-name="Text_20_body"><text:span text:style-name="T1">Oke, ini adalah jawaban untuk prompt </text:span><text:span text:style-name="Strong_20_Emphasis"><text:span text:style-name="T1">isi mendalam Sub-bab 3.2</text:span></text:span><text:span text:style-name="T1">.</text:span></text:p>
            <text:p text:style-name="Text_20_body"><text:span text:style-name="Strong_20_Emphasis"><text:span text:style-name="T1">(Jawaban untuk Prompt Isi Mendalam Sub-bab 3.2)</text:span></text:span></text:p>
            <text:p text:style-name="Text_20_body"><text:span text:style-name="Strong_20_Emphasis"><text:span text:style-name="T1">3.2. Melayang Bebas! Asyiknya Main di Nol Gravitasi (Mikrogravitasi)</text:span></text:span></text:p>
            <text:p text:style-name="Text_20_body"><text:span text:style-name="T1">Setelah beberapa menit yang super intens diguncang hebat oleh getaran mesin dan ditekan kuat oleh G-force saat peluncuran, tiba-tiba… </text:span><text:span text:style-name="Emphasis"><text:span text:style-name="T1">sssttt…</text:span></text:span><text:span text:style-name="T1"> hening. Suara gemuruh mesin roket utama yang tadi memekakkan telinga mendadak hilang sama sekali. Getaran hebat yang bikin badanmu kayak diaduk-aduk juga berhenti total. Kamu mungkin mendengar suara tenang dari kru atau Pusat Kendali Misi melalui </text:span><text:span text:style-name="Emphasis"><text:span text:style-name="T1">headset</text:span></text:span><text:span text:style-name="T1">: </text:span><text:span text:style-name="Emphasis"><text:span text:style-name="T1">"MECO confirmed. Main Engine </text:span></text:span><text:soft-page-break/><text:span text:style-name="Emphasis"><text:span text:style-name="T1">Cut Off."</text:span></text:span><text:span text:style-name="T1"> (Mesin Utama Mati Terkonfirmasi). Mesin pendorong utama sudah dimatikan karena kamu sudah mencapai ketinggian atau kecepatan yang dituju. Dan di detik itulah… bersiaplah… karena keajaiban sesungguhnya, sensasi yang paling kamu impikan dari perjalanan ini, akan dimulai!</text:span></text:p>
            <text:p text:style-name="Text_20_body"><text:span text:style-name="T1">Apa yang kamu rasakan pertama kali? Ini agak susah dijelasin pakai kata-kata, karena sensasinya benar-benar nggak ada duanya yang bisa kamu rasakan secara alami di Bumi! Bukan seperti kamu ditarik ke atas atau didorong ke depan dengan kencang, tapi lebih terasa seperti… lantai atau kursi di bawahmu tiba-tiba menghilang begitu saja! Kamu nggak lagi merasakan tekanan berat di punggungmu seperti saat G-force tadi. Sabuk pengaman yang tadi terasa mengikat begitu erat hingga mungkin sedikit sesak, sekarang mungkin terasa agak longgar dan kamu seperti 'mengambang' sedikit dari kursimu. Kamu merasa… </text:span><text:span text:style-name="Strong_20_Emphasis"><text:span text:style-name="T1">RINGAN! Super ringan!</text:span></text:span><text:span text:style-name="T1"> Seolah-olah berat badanmu hilang entah ke mana! Inilah dia, sensasi paling terkenal, paling aneh, sekaligus paling dicari dari perjalanan antariksa: </text:span><text:span text:style-name="Strong_20_Emphasis"><text:span text:style-name="T1">sensasi tanpa bobot</text:span></text:span><text:span text:style-name="T1">!</text:span></text:p>
            <text:p text:style-name="Text_20_body"><text:span text:style-name="T1">Sebenarnya sih, kalau mau pakai istilah yang lebih akurat secara ilmiah, kondisi ini disebut </text:span><text:span text:style-name="Strong_20_Emphasis"><text:span text:style-name="T1">mikrogravitasi</text:span></text:span><text:span text:style-name="T1"> (artinya: gaya gravitasinya super duper kecil, mendekati nol, tapi tidak benar-benar nol). Kenapa disebut mikro, bukan nol? Karena meskipun kamu sudah jauh di atas permukaan Bumi, kamu (dan seluruh wahana antariksa yang kamu tumpangi) sebenarnya </text:span><text:span text:style-name="Strong_20_Emphasis"><text:span text:style-name="T1">masih</text:span></text:span><text:span text:style-name="T1"> berada dalam pengaruh medan gravitasi Bumi dan terus-menerus 'jatuh' kembali ke arah pusat Bumi. Bedanya, kalau kamu berada </text:span><text:span text:style-name="Strong_20_Emphasis"><text:span text:style-name="T1">di orbit</text:span></text:span><text:span text:style-name="T1">, kamu 'jatuhnya' sambil bergerak ke samping (horizontal) dengan kecepatan sangat tinggi (sekitar 28.000 km/jam!), jadi kamu terus 'melenceng' dari permukaan Bumi yang melengkung dan nggak pernah benar-benar jatuh menabraknya – kamu secara efektif terus jatuh </text:span><text:span text:style-name="Emphasis"><text:span text:style-name="T1">mengelilingi</text:span></text:span><text:span text:style-name="T1"> Bumi. Kalau kamu dalam </text:span><text:span text:style-name="Strong_20_Emphasis"><text:span text:style-name="T1">penerbangan suborbital</text:span></text:span><text:span text:style-name="T1">, setelah mencapai puncak lintasan parabolanya, kamu memang benar-benar jatuh kembali ke Bumi. Nah, karena kamu dan seluruh kabin wahana 'jatuh' bersama-sama dengan percepatan yang sama (prinsip ekuivalensi Einstein!), kamu jadi nggak merasakan lagi tarikan gaya gravitasi ke arah 'bawah' (relatif terhadap lantai kabin). Hasilnya ya itu tadi, kamu merasa seperti nggak punya berat sama sekali! Tapi biar gampang diingat dan lebih keren kedengarannya, kita sering sebut aja kondisi ini </text:span><text:span text:style-name="Strong_20_Emphasis"><text:span text:style-name="T1">'nol gravitasi'</text:span></text:span><text:span text:style-name="T1"> atau </text:span><text:span text:style-name="Strong_20_Emphasis"><text:span text:style-name="T1">'melayang bebas'</text:span></text:span><text:span text:style-name="T1"> (</text:span><text:span text:style-name="Emphasis"><text:span text:style-name="T1">weightlessness</text:span></text:span><text:span text:style-name="T1"> atau </text:span><text:span text:style-name="Emphasis"><text:span text:style-name="T1">zero-G</text:span></text:span><text:span text:style-name="T1">) ya!</text:span></text:p>
            <text:p text:style-name="Text_20_body"><text:span text:style-name="T1">Bagi beberapa orang, beberapa detik atau menit pertama merasakan sensasi nol gravitasi ini mungkin terasa sedikit </text:span><text:span text:style-name="Strong_20_Emphasis"><text:span text:style-name="T1">aneh, asing, atau bahkan bikin </text:span></text:span><text:soft-page-break/><text:span text:style-name="Strong_20_Emphasis"><text:span text:style-name="T1">sedikit bingung</text:span></text:span><text:span text:style-name="T1">. Otak kita, yang sudah terbiasa seumur hidup menerima sinyal gravitasi untuk menentukan mana arah 'atas' dan mana arah 'bawah', mungkin jadi sedikit ‘kaget’ atau </text:span><text:span text:style-name="Emphasis"><text:span text:style-name="T1">error</text:span></text:span><text:span text:style-name="T1"> sesaat karena sinyal itu tiba-tiba hilang. Ada yang mungkin merasa sedikit pusing seperti habis naik komidi putar, sedikit mual, atau merasa seperti sedang jatuh terus menerus tapi tidak pernah sampai (gejala ini umum dialami oleh sekitar separuh astronaut pada hari-hari pertama di angkasa dan disebut </text:span><text:span text:style-name="Emphasis"><text:span text:style-name="T1">Space Adaptation Syndrome</text:span></text:span><text:span text:style-name="T1"> atau SAS – semacam mabuk perjalanan atau </text:span><text:span text:style-name="Emphasis"><text:span text:style-name="T1">jetlag</text:span></text:span><text:span text:style-name="T1"> versi luar angkasa).</text:span></text:p>
            <text:p text:style-name="Text_20_body"><text:span text:style-name="T1">Tapi biasanya, perasaan aneh ini hanya sementara dan cepat banget tergantikan oleh sensasi lain yang jauh lebih dominan dan menyenangkan: perasaan </text:span><text:span text:style-name="Strong_20_Emphasis"><text:span text:style-name="T1">SENANG LUAR BIASA! KEGEMBIRAAN MURNI YANG MELEDAK-LEDAK! KEAJAIBAN YANG TAK TERPERIKAN!</text:span></text:span><text:span text:style-name="T1"> Rasanya seperti semua beban hidupmu (secara harfiah!) terangkat begitu saja. Kamu bebas! Rasanya seperti mimpi masa kecilmu jadi kenyataan – kamu bisa terbang bebas seperti Superman, Peter Pan, atau karakter anime favoritmu!</text:span></text:p>
            <text:p text:style-name="P108">Begitu kondisi wahana sudah stabil dan kamu mungkin diizinkan oleh kru atau sistem otomatis untuk melepas sabuk pengamanmu (ini lebih mungkin terjadi di penerbangan orbital yang durasinya lama, tapi mungkin juga diizinkan sedikit mengambang di tempat pada puncak penerbangan suborbital yang singkat), di sinilah keseruan yang sesungguhnya dimulai! Kamu akan menemukan betapa menakjubkannya bergerak di lingkungan tanpa bobot:</text:p>
            <text:list xml:id="list6041157414897182103" text:style-name="L45">
              <text:list-item>
                <text:p text:style-name="P145"><text:span text:style-name="Strong_20_Emphasis"><text:span text:style-name="T1">Melayang dengan Mudah:</text:span></text:span><text:span text:style-name="T1"> Hanya dengan sedikit dorongan lembut ujung jari pada dinding kabin, kamu bisa </text:span><text:span text:style-name="Strong_20_Emphasis"><text:span text:style-name="T1">melayang perlahan</text:span></text:span><text:span text:style-name="T1"> melintasi ruangan menuju sisi lain! Hati-hati jangan sampai mendorong terlalu kencang ya, nanti kamu bisa 'terbang' tak terkendali dan nabrak temanmu atau peralatan penting! Bergerak butuh adaptasi. </text:span></text:p>
              </text:list-item>
              <text:list-item>
                <text:p text:style-name="P145"><text:span text:style-name="Strong_20_Emphasis"><text:span text:style-name="T1">Berputar Tanpa Henti:</text:span></text:span><text:span text:style-name="T1"> Mau </text:span><text:span text:style-name="Strong_20_Emphasis"><text:span text:style-name="T1">berputar</text:span></text:span><text:span text:style-name="T1"> kayak penari balet profesional atau gasing? Gampang banget! Sedikit putaran badan saja dengan bantuan tangan atau kaki bisa bikin kamu berputar terus-menerus di udara sampai kamu menahan diri lagi. </text:span></text:p>
              </text:list-item>
              <text:list-item>
                <text:p text:style-name="P33"><text:span text:style-name="Strong_20_Emphasis"><text:span text:style-name="T1">Jungkir Balik &amp; Salto Seenaknya:</text:span></text:span><text:span text:style-name="T1"> Lupakan hukum gravitasi yang membatasi gerakanmu di Bumi! Di sini, kamu bisa </text:span><text:span text:style-name="Strong_20_Emphasis"><text:span text:style-name="T1">jungkir balik atau melakukan salto</text:span></text:span><text:span text:style-name="T1"> di udara dengan gerakan paling lambat dan anggun sekalipun, tanpa perlu takut jatuh dan kepala kejedot lantai! Ini benar-benar seperti berada di kolam renang raksasa tanpa air yang menghambat gerakanmu, atau taman bermain paling ultimate di mana </text:span><text:soft-page-break/><text:span text:style-name="T1">kamu bisa terbang sesuka hati! </text:span></text:p>
              </text:list-item>
            </text:list>
            <text:p text:style-name="Text_20_body"><text:span text:style-name="T1">Selain kebebasan bergerak yang luar biasa itu, banyak hal </text:span><text:span text:style-name="Strong_20_Emphasis"><text:span text:style-name="T1">aneh tapi super lucu dan menarik</text:span></text:span><text:span text:style-name="T1"> yang hanya bisa terjadi di lingkungan nol gravitasi:</text:span></text:p>
            <text:list xml:id="list7653619488226967341" text:style-name="L46">
              <text:list-item>
                <text:p text:style-name="P146"><text:span text:style-name="Strong_20_Emphasis"><text:span text:style-name="T1">Rambut Berdiri ala Anime:</text:span></text:span><text:span text:style-name="T1"> Kalau kamu (terutama yang cewek nih, atau cowok gondrong!) punya rambut yang agak panjang, siap-siap aja rambutmu jadi pusat perhatian! Rambutmu nggak akan jatuh terurai ke bawah seperti di Bumi, tapi bakal </text:span><text:span text:style-name="Strong_20_Emphasis"><text:span text:style-name="T1">melayang mengembang ke segala arah</text:span></text:span><text:span text:style-name="T1"> mengikuti bentuk kepalamu, membentuk 'mahkota' atau gaya rambut 'anti-gravitasi' yang unik dan pastinya jadi objek foto yang paling seru! Mirip karakter Medusa atau Son Goku pas lagi berubah jadi Super Saiyan! </text:span></text:p>
              </text:list-item>
              <text:list-item>
                <text:p text:style-name="P146"><text:span text:style-name="Strong_20_Emphasis"><text:span text:style-name="T1">Semua Benda Ikut Terbang Bebas:</text:span></text:span><text:span text:style-name="T1"> Hati-hati kalau kamu pegang pulpen, kamera, tablet, atau lagi asyik makan snack! Kalau nggak sengaja terlepas dari tanganmu, benda itu nggak akan jatuh ke lantai seperti di Bumi. Dia bakal </text:span><text:span text:style-name="Strong_20_Emphasis"><text:span text:style-name="T1">melayang-layang pelan</text:span></text:span><text:span text:style-name="T1"> di udara mengikuti aliran udara tipis di kabin sampai akhirnya nabrak dinding atau ditangkap lagi oleh seseorang. Makanya, semua barang di dalam wahana antariksa, sekecil apa pun, biasanya harus ditempel pakai </text:span><text:span text:style-name="Emphasis"><text:span text:style-name="T1">velcro</text:span></text:span><text:span text:style-name="T1"> (perekat kain), diikat pakai tali elastis, atau disimpan rapat-rapat di dalam kantong atau laci khusus. Bahkan remah-remah makanan pun bisa jadi 'polusi' mikro yang beterbangan dan bisa berbahaya kalau terhirup atau masuk ke peralatan elektronik! </text:span></text:p>
              </text:list-item>
              <text:list-item>
                <text:p text:style-name="P34"><text:span text:style-name="Strong_20_Emphasis"><text:span text:style-name="T1">Makan dan Minum Gaya Baru yang Unik:</text:span></text:span><text:span text:style-name="T1"> Aktivitas makan dan minum biasa pun jadi atraksi tersendiri di nol gravitasi! Makanan biasanya harus punya konsistensi yang agak lengket (seperti selai atau pasta) atau dalam bentuk potongan kecil yang bisa langsung masuk mulut, dan seringkali disajikan dalam kemasan khusus (seperti kantong atau kaleng) biar nggak gampang buyar dan beterbangan ke mana-mana saat dibuka atau dimakan. Roti tawar biasa? Wah, bisa repot tuh remahnya! Minum? Lupakan pakai gelas atau cangkir biasa! Air atau minuman lain biasanya disimpan dalam kantong khusus dari plastik atau aluminium foil yang dilengkapi sedotan. Kenapa? Karena kalau kamu coba tuang air dari botol atau gelas, airnya nggak akan ngalir turun, tapi malah akan 'kabur' dan </text:span><text:span text:style-name="Strong_20_Emphasis"><text:span text:style-name="T1">membentuk bola-bola air bulat sempurna yang melayang-layang di udara</text:span></text:span><text:span text:style-name="T1"> karena efek tegangan permukaan cairan! Ini jadi salah satu 'trik sulap sains' favorit para </text:span><text:soft-page-break/><text:span text:style-name="T1">astronaut dan turis buat difoto atau direkam video – keren banget dan bukti nyata fisika bekerja dengan cara berbeda di atas sana! </text:span></text:p>
              </text:list-item>
            </text:list>
            <text:p text:style-name="Text_20_body"><text:span text:style-name="T1">Nggak heran deh, setelah merasakan semua keajaiban, kebebasan, dan keseruan ini, momen merasakan </text:span><text:span text:style-name="Strong_20_Emphasis"><text:span text:style-name="T1">mikrogravitasi dan 'bermain-main' dengan nol gravitasi</text:span></text:span><text:span text:style-name="T1"> ini selalu menjadi </text:span><text:span text:style-name="Strong_20_Emphasis"><text:span text:style-name="T1">salah satu </text:span></text:span><text:span text:style-name="Strong_20_Emphasis"><text:span text:style-name="Emphasis"><text:span text:style-name="T1">highlight</text:span></text:span></text:span><text:span text:style-name="Strong_20_Emphasis"><text:span text:style-name="T1"> utama</text:span></text:span><text:span text:style-name="T1"> yang paling ditunggu-tunggu, paling dinikmati selama mungkin, dan paling dikenang selamanya oleh semua turis antariksa yang pernah merasakan kesempatan langka ini. Ini adalah pengalaman sureal yang benar-benar cuma bisa kamu rasakan kalau kamu sudah berhasil lepas dari 'belenggu' gravitasi planet rumah kita! Mau coba (dalam imajinasimu sekarang juga)?</text:span></text:p>
            <text:p text:style-name="P242"/>
            <text:p text:style-name="Text_20_body"><text:span text:style-name="Strong_20_Emphasis"><text:span text:style-name="T1">(Prompt untuk Gambar Ilustrasi - Opsional)</text:span></text:span></text:p>
            <text:p text:style-name="Text_20_body"><text:span text:style-name="T1">"Buat ilustrasi untuk Sub-bab 3.2 yang ceria dan penuh warna, menggambarkan </text:span><text:span text:style-name="Strong_20_Emphasis"><text:span text:style-name="T1">kegembiraan dan keunikan</text:span></text:span><text:span text:style-name="T1"> berada di lingkungan mikrogravitasi (nol gravitasi). Tampilkan interior kabin wahana antariksa yang cukup terang dan lapang (mungkin dengan jendela besar memperlihatkan Bumi/bintang). Fokus pada </text:span><text:span text:style-name="Strong_20_Emphasis"><text:span text:style-name="T1">aktivitas seru</text:span></text:span><text:span text:style-name="T1"> beberapa turis remaja (beragam etnis/gender) yang sedang melayang bebas:</text:span></text:p>
            <text:list xml:id="list5521646236584249652" text:style-name="L47">
              <text:list-item>
                <text:p text:style-name="P147"><text:span text:style-name="T1">Satu remaja mungkin sedang tertawa lebar sambil melakukan </text:span><text:span text:style-name="Strong_20_Emphasis"><text:span text:style-name="T1">salto pelan</text:span></text:span><text:span text:style-name="T1"> di tengah kabin. </text:span></text:p>
              </text:list-item>
              <text:list-item>
                <text:p text:style-name="P147"><text:span text:style-name="T1">Remaja lain mungkin sedang mengulurkan tangan dengan ekspresi takjub mencoba menyentuh </text:span><text:span text:style-name="Strong_20_Emphasis"><text:span text:style-name="T1">bola air</text:span></text:span><text:span text:style-name="T1"> yang melayang di dekatnya. </text:span></text:p>
              </text:list-item>
              <text:list-item>
                <text:p text:style-name="P147"><text:span text:style-name="T1">Remaja perempuan dengan rambut agak panjang, rambutnya terlihat </text:span><text:span text:style-name="Strong_20_Emphasis"><text:span text:style-name="T1">mengembang ke atas dan ke samping</text:span></text:span><text:span text:style-name="T1"> secara lucu. </text:span></text:p>
              </text:list-item>
              <text:list-item>
                <text:p text:style-name="P35"><text:span text:style-name="T1">Mungkin ada remaja lain yang sedang menempel di langit-langit kabin sambil mengambil foto dengan kamera yang juga melayang (tertambat tali). Tambahkan beberapa detail kecil seperti </text:span><text:span text:style-name="Strong_20_Emphasis"><text:span text:style-name="T1">pulpen atau snack kecil yang melayang</text:span></text:span><text:span text:style-name="T1"> di latar belakang untuk memperkuat suasana nol-G. Pastikan </text:span><text:span text:style-name="Strong_20_Emphasis"><text:span text:style-name="T1">ekspresi wajah</text:span></text:span><text:span text:style-name="T1"> semua karakter menunjukkan rasa senang, kagum, dan kebebasan murni. Gunakan palet warna yang cerah, optimis, dan menyenangkan." </text:span></text:p>
              </text:list-item>
            </text:list>
            <text:p text:style-name="P242"/>
            <text:p text:style-name="P108">Saya menunggu perintah "YAX" Anda untuk melanjutkan ke prompt berikutnya (isi Sub-bab 3.3).</text:p>
          </text:section>
          <text:section text:style-name="Sect1" text:name="feedback-form-23">
            <text:p text:style-name="P216"><text:soft-page-break/></text:p>
          </text:section>
        </text:section>
        <text:section text:style-name="Sect1" text:name="f4ce0410fa770cf2">
          <text:p text:style-name="P108"/>
          <text:section text:style-name="Sect1" text:name="user-query-content-24">
            <text:p text:style-name="P238">YAX </text:p>
          </text:section>
          <text:p text:style-name="P216">Tampilkan alur berpikir</text:p>
          <text:section text:style-name="Sect2" text:name="model-response-message-contentr_f4ce0410fa770cf2">
            <text:p text:style-name="Text_20_body"><text:span text:style-name="T1">Oke, ini adalah jawaban untuk prompt </text:span><text:span text:style-name="Strong_20_Emphasis"><text:span text:style-name="T1">isi mendalam Sub-bab 3.3</text:span></text:span><text:span text:style-name="T1">.</text:span></text:p>
            <text:p text:style-name="Text_20_body"><text:span text:style-name="Strong_20_Emphasis"><text:span text:style-name="T1">(Jawaban untuk Prompt Isi Mendalam Sub-bab 3.3)</text:span></text:span></text:p>
            <text:p text:style-name="Text_20_body"><text:span text:style-name="Strong_20_Emphasis"><text:span text:style-name="T1">3.3. Pemandangan yang Tak Terlupakan: Melihat Bumi dari 'Tribun' Angkasa</text:span></text:span></text:p>
            <text:p text:style-name="Text_20_body"><text:span text:style-name="T1">Selain merasakan sensasi ajaib melayang bebas tanpa bobot yang super seru tadi (seperti di Sub-bab 3.2), ada satu lagi 'hadiah' utama, satu lagi momen puncak, satu lagi </text:span><text:span text:style-name="Emphasis"><text:span text:style-name="T1">highlight</text:span></text:span><text:span text:style-name="T1"> yang dijanjikan oleh perjalanan ke luar angkasa – sebuah pengalaman visual dan emosional yang katanya bisa mengubah cara pandangmu tentang dirimu, tentang sesama manusia, dan tentang planet tempat kita tinggal ini selamanya. Apa itu? Yaitu kesempatan langka dan sangat istimewa untuk </text:span><text:span text:style-name="Strong_20_Emphasis"><text:span text:style-name="T1">melihat 'rumah' kita satu-satunya, planet Bumi, dari sudut pandang yang sama sekali berbeda, dari 'tribun' tertinggi di alam semesta – dari luar angkasa!</text:span></text:span></text:p>
            <text:p text:style-name="P108">Bayangkan sekarang kamu sedang melayang pelan mendekati salah satu jendela besar di kabin wahana antariksamu. Jendela ini dirancang khusus agar kamu bisa melihat keluar dengan leluasa. Kamu mungkin menempelkan kening atau hidungmu ke permukaan kaca akrilik tebal yang mungkin terasa sedikit dingin saat disentuh. Tarik napas dalam-dalam… tahan sebentar… dan lihatlah keluar, ke pemandangan yang terbentang di depan matamu.</text:p>
            <text:p text:style-name="Text_20_body"><text:span text:style-name="T1">Di sana, di tengah kegelapan angkasa yang tak berbatas, yang hitamnya lebih pekat dari malam tergelap sekalipun dan ditaburi oleh miliaran titik cahaya bintang yang tampak stabil tak berkelip, di sanalah ia menggantung dengan anggun dan megahnya: </text:span><text:span text:style-name="Strong_20_Emphasis"><text:span text:style-name="T1">Planet Bumi</text:span></text:span><text:span text:style-name="T1">. Rumah kita. Planet kita. Terlihat begitu indah, begitu damai, begitu hidup. Bentuknya benar-benar bulat sempurna, seperti </text:span><text:span text:style-name="Strong_20_Emphasis"><text:span text:style-name="T1">kelereng biru raksasa yang bercahaya lembut</text:span></text:span><text:span text:style-name="T1"> karena memantulkan sinar Matahari, tampak sendirian namun begitu istimewa di tengah kehampaan kosmik yang maha luas dan dingin.</text:span></text:p>
            <text:p text:style-name="Text_20_body"><text:span text:style-name="T1">Warnanya? Luar biasa! Kamu akan terpana oleh </text:span><text:span text:style-name="Strong_20_Emphasis"><text:span text:style-name="T1">biru kobalt samudra</text:span></text:span><text:span text:style-name="T1"> yang mendominasi lebih dari dua pertiga permukaannya, kadang diselingi oleh guratan-guratan putih buih ombak atau kilauan cahaya matahari yang </text:span><text:soft-page-break/><text:span text:style-name="T1">terpantul di permukaannya. Lalu ada </text:span><text:span text:style-name="Strong_20_Emphasis"><text:span text:style-name="T1">daratan</text:span></text:span><text:span text:style-name="T1"> yang terlihat seperti puzzle raksasa dengan warna yang beragam: </text:span><text:span text:style-name="Strong_20_Emphasis"><text:span text:style-name="T1">coklat</text:span></text:span><text:span text:style-name="T1"> pegunungan atau tanah kering, </text:span><text:span text:style-name="Strong_20_Emphasis"><text:span text:style-name="T1">kuning keemasan</text:span></text:span><text:span text:style-name="T1"> padang pasir yang luas, dan </text:span><text:span text:style-name="Strong_20_Emphasis"><text:span text:style-name="T1">hijau zamrud</text:span></text:span><text:span text:style-name="T1"> hutan tropis yang lebat – mungkin dari ketinggian orbit rendah (sekitar 400 km, setinggi ISS), kamu masih bisa mengenali bentuk familiar dari pulau Sumatera, Jawa, Kalimantan, atau pulau-pulau lain di kepulauan Indonesia yang tampak seperti untaian permata hijau di lautan biru!</text:span></text:p>
            <text:p text:style-name="Text_20_body"><text:span text:style-name="T1">Di atas semua itu, terhampar </text:span><text:span text:style-name="Strong_20_Emphasis"><text:span text:style-name="T1">selimut awan putih bersih</text:span></text:span><text:span text:style-name="T1"> yang bergerak perlahan mengikuti angin di atmosfer, membentuk pola-pola yang unik dan terus berubah – kadang seperti kapas tipis yang lembut, kadang seperti gumpalan tebal yang dramatis, kadang membentuk pusaran siklon raksasa yang terlihat begitu kuat namun indah dari atas. Seperti lukisan abstrak raksasa karya Sang Maha Pencipta.</text:span></text:p>
            <text:p text:style-name="Text_20_body"><text:span text:style-name="T1">Dan yang paling bikin kamu sadar betapa berbedanya sudut pandang ini: kamu bisa melihat dengan sangat jelas </text:span><text:span text:style-name="Strong_20_Emphasis"><text:span text:style-name="T1">lengkungan (kurva) Bumi</text:span></text:span><text:span text:style-name="T1"> di garis cakrawala. Ini bukan lagi gambar ilustrasi di buku pelajaran geografi atau fisika, tapi bukti nyata di depan mata bahwa planet tempat kita berpijak ini memanglah sebuah bola raksasa yang melayang di angkasa! Melihat lengkungan ini dengan mata kepala sendiri seringkali menjadi momen 'Aha!' yang sangat kuat bagi banyak orang.</text:span></text:p>
            <text:p text:style-name="Text_20_body"><text:span text:style-name="T1">Di tepian lengkungan Bumi itu, ada satu detail lagi yang sangat menakjubkan sekaligus membuat kita merenung. Kamu akan melihat sebuah </text:span><text:span text:style-name="Strong_20_Emphasis"><text:span text:style-name="T1">garis tipis berwarna biru muda elektrik yang sangat rapuh tapi bersinar lembut</text:span></text:span><text:span text:style-name="T1">, seolah memisahkan kegelapan angkasa dengan permukaan Bumi. Itulah dia </text:span><text:span text:style-name="Strong_20_Emphasis"><text:span text:style-name="T1">atmosfer</text:span></text:span><text:span text:style-name="T1"> kita! Lapisan gas super tipis inilah (relatif terhadap ukuran Bumi) yang menjadi 'selimut pelindung' kita semua. Atmosfer inilah yang menyediakan oksigen untuk kita bernapas, melindungi kita dari hujan meteoroid dan radiasi kosmik berbahaya, menjaga suhu Bumi tetap layak huni, dan yang membuat langit kita tampak berwarna biru cerah di siang hari. Melihatnya dari luar angkasa seperti ini, kamu mungkin baru benar-benar bisa menghargai betapa tipis, betapa berharga, dan betapa rentannya 'gelembung kehidupan' yang memungkinkan kita semua eksis ini.</text:span></text:p>
            <text:p text:style-name="Text_20_body"><text:span text:style-name="T1">Satu hal lagi yang seringkali memberikan kesan mendalam bagi para astronaut dan turis antariksa saat menatap Bumi dari atas: dari ketinggian ratusan kilometer itu, </text:span><text:span text:style-name="Strong_20_Emphasis"><text:span text:style-name="T1">tidak ada satu pun garis batas politik antar negara</text:span></text:span><text:span text:style-name="T1"> </text:span><text:soft-page-break/><text:span text:style-name="T1">yang terlihat! Kamu tidak bisa melihat mana garis perbatasan antara Indonesia dan Malaysia, antara Amerika dan Meksiko, atau antara negara-negara lain yang seringkali menjadi sumber konflik di Bumi. Yang ada hanyalah satu Bumi yang utuh, satu planet yang indah tanpa pembagian artifisial, satu rumah bersama bagi lebih dari delapan miliar umat manusia dengan segala keragaman suku, bangsa, bahasa, dan agamanya. Pemandangan ini seringkali memberikan perspektif baru yang sangat kuat tentang </text:span><text:span text:style-name="Strong_20_Emphasis"><text:span text:style-name="T1">kesatuan fundamental umat manusia</text:span></text:span><text:span text:style-name="T1">, mengingatkan kita bahwa kita semua adalah 'warga negara Bumi', penumpang di 'wahana antariksa' raksasa yang sama, dan betapa kecil serta tidak pentingnya sebenarnya perbedaan-perbedaan dan konflik-konflik yang sering memecah belah kita di bawah sana dibandingkan dengan takdir bersama kita sebagai penghuni satu-satunya planet yang kita kenal bisa mendukung kehidupan ini.</text:span></text:p>
            <text:p text:style-name="Text_20_body"><text:span text:style-name="Strong_20_Emphasis"><text:span text:style-name="T1">(Khusus buat kamu yang beruntung bisa ikut wisata orbital yang berlangsung beberapa hari atau lebih):</text:span></text:span><text:span text:style-name="T1"> Keajaiban visual tidak berhenti di situ! Saat Bumi terus berputar di bawahmu dan kamu melintasi sisi planet yang sedang mengalami malam hari, pemandangannya berubah total tapi tidak kalah menakjubkannya. Kegelapan daratan dan lautan akan dihiasi oleh </text:span><text:span text:style-name="Strong_20_Emphasis"><text:span text:style-name="T1">kerlipan jutaan lampu kota</text:span></text:span><text:span text:style-name="T1"> yang membentuk pola-pola yang sangat indah dan menarik, seperti jaring laba-laba raksasa yang terbuat dari emas atau taburan berlian yang berkilauan di atas beludru hitam. Kamu bisa melihat gugusan cahaya yang sangat terang dari kota-kota metropolitan besar dunia seperti Tokyo, London, New York, atau bahkan Jakarta, dan mencoba menebak kota mana yang sedang kamu lewati. Kadang, kamu juga bisa menyaksikan fenomena alam malam hari yang spektakuler dari 'atas panggung': kilatan-kilatan cahaya petir yang menyambar di dalam awan badai besar ribuan kilometer di bawahmu (terlihat sangat indah dan tenang dari atas, meskipun mungkin sedang menimbulkan kekacauan di bawah sana!), atau kalau kamu sedang beruntung melintasi daerah dekat kutub utara atau selatan, kamu mungkin bisa melihat tirai cahaya </text:span><text:span text:style-name="Strong_20_Emphasis"><text:span text:style-name="T1">aurora</text:span></text:span><text:span text:style-name="T1"> (borealis di utara, australis di selatan) yang menari-nari dengan anggun di lapisan atmosfer atas dengan warna hijau, ungu, merah muda, dan merah yang magis! Sungguh sebuah pertunjukan cahaya alami paling spektakuler yang tidak akan pernah bisa kamu saksikan seindah itu dari permukaan Bumi.</text:span></text:p>
            <text:p text:style-name="Text_20_body"><text:span text:style-name="T1">Nah, kombinasi luar biasa dari menyaksikan keindahan Bumi yang tiada tara dari kejauhan (baik siang maupun malam), menyadari betapa kecil, unik, dan </text:span><text:soft-page-break/><text:span text:style-name="T1">mungkin rapuhnya planet kita ini di tengah alam semesta yang maha luas, dan merasakan secara mendalam kesatuan umat manusia tanpa batas inilah yang seringkali memicu sebuah pengalaman psikologis, emosional, dan bahkan spiritual yang sangat mendalam. Fenomena ini oleh para ilmuwan dan penulis disebut sebagai </text:span><text:span text:style-name="Strong_20_Emphasis"><text:span text:style-name="T1">'Overview Effect'</text:span></text:span><text:span text:style-name="T1"> (Efek Gambaran Keseluruhan). Ini bukan sekadar perasaan 'Wow, keren banget pemandangannya!', tapi seringkali jauh lebih dalam dari itu. Ini bisa berupa:</text:span></text:p>
            <text:list xml:id="list5400900540792025201" text:style-name="L48">
              <text:list-item>
                <text:p text:style-name="P148"><text:span text:style-name="T1">Perasaan </text:span><text:span text:style-name="Strong_20_Emphasis"><text:span text:style-name="T1">takjub yang meluap-luap (awe)</text:span></text:span><text:span text:style-name="T1"> hingga sulit diungkapkan dengan kata-kata. </text:span></text:p>
              </text:list-item>
              <text:list-item>
                <text:p text:style-name="P148"><text:span text:style-name="T1">Perasaan </text:span><text:span text:style-name="Strong_20_Emphasis"><text:span text:style-name="T1">terhubung secara mendalam dan emosional</text:span></text:span><text:span text:style-name="T1"> dengan seluruh planet Bumi, dengan alam, dan dengan semua makhluk hidup di dalamnya. </text:span></text:p>
              </text:list-item>
              <text:list-item>
                <text:p text:style-name="P36"><text:span text:style-name="T1">Munculnya </text:span><text:span text:style-name="Strong_20_Emphasis"><text:span text:style-name="T1">kesadaran baru yang sangat kuat</text:span></text:span><text:span text:style-name="T1"> akan pentingnya menjaga dan merawat satu-satunya rumah yang kita miliki ini bersama-sama, melampaui kepentingan pribadi, kelompok, atau negara. Banyak astronaut dan beberapa turis antariksa yang sudah terbang mengaku bahwa mengalami </text:span><text:span text:style-name="Emphasis"><text:span text:style-name="T1">Overview Effect</text:span></text:span><text:span text:style-name="T1"> ini benar-benar mengubah cara mereka memandang kehidupan, prioritas hidup mereka, hubungan mereka dengan dunia, dan rasa tanggung jawab mereka terhadap masa depan planet Bumi selamanya setelah mereka kembali. </text:span></text:p>
              </text:list-item>
            </text:list>
            <text:p text:style-name="Text_20_body"><text:span text:style-name="T1">Jadi, jelas ya sekarang? Melihat Bumi dari 'tribun' tertinggi di angkasa itu bukan cuma soal mendapatkan pemandangan paling indah sejagat raya yang pasti bakal dapat jutaan </text:span><text:span text:style-name="Emphasis"><text:span text:style-name="T1">likes</text:span></text:span><text:span text:style-name="T1"> kalau bisa diposting di Instagram (kalaupun nanti ada Wi-Fi super kencang di sana!). Ini adalah sebuah pengalaman yang bisa menyentuh relung jiwamu yang paling dalam, membuka lebar-lebar jendela pikiranmu, dan bahkan mungkin mengubah arah hatimu. Mungkin inilah 'oleh-oleh' paling berharga, paling tak ternilai harganya, dan paling transformatif yang bisa kamu bawa pulang dari sebuah 'liburan' paling luar biasa di alam semesta.</text:span></text:p>
            <text:p text:style-name="P242"/>
            <text:p text:style-name="Text_20_body"><text:span text:style-name="Strong_20_Emphasis"><text:span text:style-name="T1">(Prompt untuk Gambar Ilustrasi - Opsional)</text:span></text:span></text:p>
            <text:p text:style-name="Text_20_body"><text:span text:style-name="T1">"Buat sebuah ilustrasi untuk Sub-bab 3.3 yang benar-benar menangkap </text:span><text:span text:style-name="Strong_20_Emphasis"><text:span text:style-name="T1">kemegahan dan keindahan Bumi dilihat dari luar angkasa</text:span></text:span><text:span text:style-name="T1">, serta mampu membangkitkan </text:span><text:span text:style-name="Strong_20_Emphasis"><text:span text:style-name="T1">perasaan 'Overview Effect'</text:span></text:span><text:span text:style-name="T1">. Fokus utama adalah </text:span><text:span text:style-name="Strong_20_Emphasis"><text:span text:style-name="T1">pemandangan Bumi</text:span></text:span><text:span text:style-name="T1">. Tampilkan </text:span><text:span text:style-name="Strong_20_Emphasis"><text:span text:style-name="T1">lengkungan Bumi yang sangat jelas dan </text:span></text:span><text:soft-page-break/><text:span text:style-name="Strong_20_Emphasis"><text:span text:style-name="T1">dominan</text:span></text:span><text:span text:style-name="T1"> dalam frame, mungkin mengisi dua pertiga bagian bawah ilustrasi. Detail Bumi harus kaya: warna </text:span><text:span text:style-name="Strong_20_Emphasis"><text:span text:style-name="T1">biru lautan yang dalam dan berlapis</text:span></text:span><text:span text:style-name="T1">, </text:span><text:span text:style-name="Strong_20_Emphasis"><text:span text:style-name="T1">pusaran awan putih yang realistis</text:span></text:span><text:span text:style-name="T1">, </text:span><text:span text:style-name="Strong_20_Emphasis"><text:span text:style-name="T1">tekstur daratan</text:span></text:span><text:span text:style-name="T1"> (gurun, hutan, pegunungan) yang terlihat jelas. </text:span><text:span text:style-name="Strong_20_Emphasis"><text:span text:style-name="T1">Garis atmosfer biru muda yang tipis dan bersinar</text:span></text:span><text:span text:style-name="T1"> harus tergambar dengan jelas di sepanjang horizon Bumi, kontras dengan </text:span><text:span text:style-name="Strong_20_Emphasis"><text:span text:style-name="T1">kegelapan angkasa yang pekat</text:span></text:span><text:span text:style-name="T1"> di atasnya yang ditaburi </text:span><text:span text:style-name="Strong_20_Emphasis"><text:span text:style-name="T1">bintang-bintang yang tampak tajam</text:span></text:span><text:span text:style-name="T1">. Untuk memberikan skala dan perspektif manusia, bisa ditambahkan </text:span><text:span text:style-name="Strong_20_Emphasis"><text:span text:style-name="T1">siluet sangat kecil</text:span></text:span><text:span text:style-name="T1"> dari Stasiun Luar Angkasa Internasional (ISS) atau sebuah kapsul antariksa di salah satu sudut atas, atau </text:span><text:span text:style-name="Strong_20_Emphasis"><text:span text:style-name="T1">siluet kecil seorang astronaut/turis yang sedang melayang di luar wahana (EVA)</text:span></text:span><text:span text:style-name="T1"> menatap ke arah Bumi. Keseluruhan </text:span><text:span text:style-name="Emphasis"><text:span text:style-name="T1">mood</text:span></text:span><text:span text:style-name="T1"> ilustrasi harus </text:span><text:span text:style-name="Strong_20_Emphasis"><text:span text:style-name="T1">megah (epic), tenang, indah, dan membangkitkan rasa takjub serta kontemplasi</text:span></text:span><text:span text:style-name="T1">."</text:span></text:p>
            <text:p text:style-name="P242"/>
            <text:p text:style-name="P108">Saya menunggu perintah "YAX" Anda untuk melanjutkan ke prompt berikutnya (isi Sub-bab 3.4).</text:p>
          </text:section>
          <text:section text:style-name="Sect1" text:name="feedback-form-24">
            <text:p text:style-name="P216"/>
          </text:section>
        </text:section>
        <text:section text:style-name="Sect1" text:name="dfdc603657a6d652">
          <text:p text:style-name="P108"/>
          <text:section text:style-name="Sect1" text:name="user-query-content-25">
            <text:p text:style-name="P238">YAX </text:p>
          </text:section>
          <text:p text:style-name="P216">Tampilkan alur berpikir</text:p>
          <text:section text:style-name="Sect2" text:name="model-response-message-contentr_dfdc603657a6d652">
            <text:p text:style-name="Text_20_body"><text:span text:style-name="T1">Oke, ini adalah jawaban untuk prompt </text:span><text:span text:style-name="Strong_20_Emphasis"><text:span text:style-name="T1">isi mendalam Sub-bab 3.4</text:span></text:span><text:span text:style-name="T1">.</text:span></text:p>
            <text:p text:style-name="Text_20_body"><text:span text:style-name="Strong_20_Emphasis"><text:span text:style-name="T1">(Jawaban untuk Prompt Isi Mendalam Sub-bab 3.4)</text:span></text:span></text:p>
            <text:p text:style-name="Text_20_body"><text:span text:style-name="Strong_20_Emphasis"><text:span text:style-name="T1">3.4. Ngapain Aja di 'Hotel' Luar Angkasa? (Rutinitas di Orbit)</text:span></text:span></text:p>
            <text:p text:style-name="Text_20_body"><text:span text:style-name="T1">Melayang-layang bebas seharian penuh sambil memandangi Bumi yang indah dari jendela terus menerus… kedengarannya memang seperti mimpi paling sempurna, ya? Dan itu pasti jadi bagian besar dari pengalaman! Tapi, kalau kamu cukup beruntung (dan punya dana super cukup!) untuk ikut paket </text:span><text:span text:style-name="Strong_20_Emphasis"><text:span text:style-name="T1">wisata orbital</text:span></text:span><text:span text:style-name="T1"> yang durasinya </text:span><text:span text:style-name="Strong_20_Emphasis"><text:span text:style-name="T1">berhari-hari atau bahkan seminggu lebih</text:span></text:span><text:span text:style-name="T1"> – misalnya berkunjung ke Stasiun Luar Angkasa Internasional (ISS) atau mungkin suatu saat nanti menginap di 'hotel antariksa' komersial – pasti ada aktivitas lain dong selain cuma melayang dan melihat pemandangan? Nggak mungkin kan kamu cuma bengong lihatin jendela atau main salto seharian penuh?</text:span></text:p>
            <text:p text:style-name="Text_20_body"><text:span text:style-name="T1">Tentu saja ada! Kehidupan di orbit itu, meskipun sangat unik dan berbeda dari di Bumi, tetap punya semacam </text:span><text:span text:style-name="Strong_20_Emphasis"><text:span text:style-name="T1">rutinitas dan jadwal kegiatan</text:span></text:span><text:span text:style-name="T1">, apalagi kalau </text:span><text:soft-page-break/><text:span text:style-name="T1">kamu 'numpang' di fasilitas operasional seperti ISS yang juga merupakan laboratorium kerja bagi para astronaut profesional. Biasanya sih, jadwal para turis orbital ini lumayan terstruktur, mungkin mirip kayak kamu ikut </text:span><text:span text:style-name="Emphasis"><text:span text:style-name="T1">study tour</text:span></text:span><text:span text:style-name="T1"> atau kamp musim panas yang padat acara, tapi ini versi luar angkasa yang super keren! Ada waktu yang dialokasikan untuk 'tugas' atau aktivitas terencana, ada waktu buat istirahat, makan, tidur (yang caranya juga unik!), dan tentunya ada juga waktu bebas buat kamu nikmatin sensasi mikrogravitasi atau sekadar merenung sambil menatap Bumi.</text:span></text:p>
            <text:p text:style-name="P108">Terus, ngapain aja sih biasanya para turis orbital ini selama 'menginap' di angkasa? Selain dua aktivitas utama tadi (melayang bebas dan memandangi Bumi), ini beberapa contoh kegiatan seru lainnya:</text:p>
            <text:list xml:id="list2317532868979574311" text:style-name="L49">
              <text:list-item>
                <text:p text:style-name="P149"><text:span text:style-name="Strong_20_Emphasis"><text:span text:style-name="T1">Jadi Ilmuwan Dadakan:</text:span></text:span><text:span text:style-name="T1"> Jangan kaget kalau kamu diminta ikut bantu-bantu! Kadang, turis antariksa memang diajak (atau bahkan ini bagian dari paket 'misi' mereka) untuk berpartisipasi dalam </text:span><text:span text:style-name="Strong_20_Emphasis"><text:span text:style-name="T1">melakukan eksperimen sains sederhana</text:span></text:span><text:span text:style-name="T1">. Mungkin mengamati bagaimana tanaman tumbuh berbeda di lingkungan tanpa bobot, membantu menguji coba peralatan baru yang dikirim dari Bumi, atau bahkan menjadi 'kelinci percobaan' sukarela untuk penelitian tentang bagaimana tubuh manusia beradaptasi dengan lingkungan antariksa (tentu dengan persetujuanmu!). Seru kan, liburan sambil bisa sedikit berkontribusi buat kemajuan ilmu pengetahuan? </text:span></text:p>
              </text:list-item>
              <text:list-item>
                <text:p text:style-name="P149"><text:span text:style-name="Strong_20_Emphasis"><text:span text:style-name="T1">Jadi Fotografer &amp; Videografer Antariksa Profesional:</text:span></text:span><text:span text:style-name="T1"> Ini pasti jadi salah satu kegiatan favorit semua orang! Menghabiskan waktu berjam-jam di dekat jendela-jendela besar wahana (terutama di modul </text:span><text:span text:style-name="Strong_20_Emphasis"><text:span text:style-name="T1">Cupola</text:span></text:span><text:span text:style-name="T1"> di ISS yang punya tujuh jendela dengan pemandangan panorama 360 derajat!) untuk </text:span><text:span text:style-name="Strong_20_Emphasis"><text:span text:style-name="T1">mengambil foto-foto atau merekam video Bumi yang spektakuler</text:span></text:span><text:span text:style-name="T1"> dari berbagai sudut pandang saat stasiun melaju mengelilingi Bumi dengan kecepatan 28.000 km/jam. Kamu bisa menangkap momen matahari terbit atau terbenam yang terjadi setiap 45 menit sekali, memotret formasi awan yang unik, atau merekam keindahan aurora. Hasilnya? Dijamin bakal jadi koleksi paling keren sedunia dan bikin </text:span><text:span text:style-name="Emphasis"><text:span text:style-name="T1">feed</text:span></text:span><text:span text:style-name="T1"> media sosialmu (kalau kamu bisa </text:span><text:span text:style-name="Emphasis"><text:span text:style-name="T1">update</text:span></text:span><text:span text:style-name="T1"> dari sana!) paling cetar membahana! </text:span></text:p>
              </text:list-item>
              <text:list-item>
                <text:p text:style-name="P149"><text:span text:style-name="Strong_20_Emphasis"><text:span text:style-name="T1">Tetap Terhubung dengan 'Dunia Bawah':</text:span></text:span><text:span text:style-name="T1"> Khawatir bakal kangen rumah atau pengen pamer ke teman-teman? Tenang! Biasanya ada jadwal atau fasilitas yang memungkinkan para turis untuk </text:span><text:soft-page-break/><text:span text:style-name="Strong_20_Emphasis"><text:span text:style-name="T1">berkomunikasi dengan keluarga, teman, atau kolega di Bumi</text:span></text:span><text:span text:style-name="T1">. Ini bisa melalui panggilan video (meskipun mungkin ada sedikit </text:span><text:span text:style-name="Emphasis"><text:span text:style-name="T1">delay</text:span></text:span><text:span text:style-name="T1"> atau jeda waktu karena jarak dan koneksi satelit), email, atau pesan singkat. Beberapa turis bahkan memanfaatkan kesempatan ini untuk melakukan sesi tanya jawab langsung via radio atau internet dengan sekolah-sekolah atau institusi pendidikan untuk berbagi pengalaman dan menginspirasi generasi muda di kampung halaman mereka. </text:span></text:p>
              </text:list-item>
              <text:list-item>
                <text:p text:style-name="P149"><text:span text:style-name="Strong_20_Emphasis"><text:span text:style-name="T1">Ikut 'Tur' Belajar Operasional Stasiun:</text:span></text:span><text:span text:style-name="T1"> Kalau kamu tipe orang yang penasaran banget gimana sih caranya 'hotel' atau 'laboratorium' raksasa ini bisa berfungsi di tengah lingkungan antariksa yang keras dan berbahaya, kadang ada kesempatan buat dapat 'tur' singkat atau penjelasan dari para kru astronaut profesional yang jadi 'tuan rumah'-mu. Mereka mungkin akan menjelaskan cara kerja sistem-sistem vital di stasiun, mulai dari panel surya raksasa yang menghasilkan listrik dari matahari, sistem daur ulang air dan udara yang canggih (iya, air kencing pun bisa didaur ulang jadi air minum!), hingga bagaimana mereka mengendalikan posisi dan orientasi stasiun agar tidak jatuh atau bertabrakan. Biar kamu makin </text:span><text:span text:style-name="Emphasis"><text:span text:style-name="T1">ngeh</text:span></text:span><text:span text:style-name="T1"> dan makin kagum sama lingkungan canggih tempat kamu sedang 'menginap'. </text:span></text:p>
              </text:list-item>
              <text:list-item>
                <text:p text:style-name="P149"><text:span text:style-name="Strong_20_Emphasis"><text:span text:style-name="T1">Wisata Kuliner Antariksa:</text:span></text:span><text:span text:style-name="T1"> Ini juga pengalaman unik yang nggak boleh dilewatkan: </text:span><text:span text:style-name="Strong_20_Emphasis"><text:span text:style-name="T1">mencicipi makanan antariksa</text:span></text:span><text:span text:style-name="T1">! Oke, jujur saja, mungkin rasanya nggak akan senikmat masakan ibumu atau makanan di restoran bintang lima favoritmu di Bumi. Tapi, pasti jadi cerita seru tersendiri kan? Makanan untuk para penghuni angkasa biasanya sudah disiapkan khusus dalam bentuk kemasan vakum, ada yang dikeringkan (</text:span><text:span text:style-name="Emphasis"><text:span text:style-name="T1">freeze-dried</text:span></text:span><text:span text:style-name="T1">) seperti makanan pendaki gunung, atau dalam bentuk pasta/bubur yang tinggal ditambah air panas. Tujuannya agar awet selama berbulan-bulan, ringan dibawa ke angkasa, dan yang penting, nggak mudah berantakan atau menghasilkan remah saat dimakan di lingkungan nol gravitasi. Kamu mungkin akan makan </text:span><text:span text:style-name="Emphasis"><text:span text:style-name="T1">spaghetti bolognese</text:span></text:span><text:span text:style-name="T1"> dari kantong aluminium, rendang daging sapi (iya, rendang pernah lho lolos seleksi jadi menu astronaut internasional!) dalam kemasan khusus, atau es krim </text:span><text:span text:style-name="Emphasis"><text:span text:style-name="T1">freeze-dried</text:span></text:span><text:span text:style-name="T1"> yang teksturnya unik. Selamat mencoba! </text:span></text:p>
              </text:list-item>
              <text:list-item>
                <text:p text:style-name="P37"><text:span text:style-name="Strong_20_Emphasis"><text:span text:style-name="T1">Ini WAJIB Dilakukan: Olahraga Setiap Hari!</text:span></text:span><text:span text:style-name="T1"> Nah, ini mungkin kedengarannya agak aneh – lagi liburan seru di tempat paling keren sejagat raya kok malah disuruh olahraga rutin? Tapi ini </text:span><text:span text:style-name="Strong_20_Emphasis"><text:span text:style-name="T1">sangat penting </text:span></text:span><text:soft-page-break/><text:span text:style-name="Strong_20_Emphasis"><text:span text:style-name="T1">dan wajib hukumnya</text:span></text:span><text:span text:style-name="T1"> buat siapa saja yang tinggal di lingkungan mikrogravitasi untuk waktu yang lama (lebih dari beberapa hari). Kenapa? Karena tanpa adanya beban konstan dari gaya gravitasi Bumi yang menarik kita ke bawah, otot-otot kita (terutama otot besar di kaki dan punggung yang biasa menopang tubuh) akan cepat 'malas' dan menyusut ukurannya (</text:span><text:span text:style-name="Emphasis"><text:span text:style-name="T1">atrophy</text:span></text:span><text:span text:style-name="T1">). Selain itu, tulang kita juga bisa kehilangan kalsium dan kepadatannya (</text:span><text:span text:style-name="Emphasis"><text:span text:style-name="T1">bone density loss</text:span></text:span><text:span text:style-name="T1">), membuatnya jadi lebih rapuh. Ini bisa jadi masalah serius saat kembali ke Bumi nanti. Untuk melawan efek negatif ini, semua penghuni stasiun luar angkasa, baik astronaut profesional maupun turis orbital, </text:span><text:span text:style-name="Strong_20_Emphasis"><text:span text:style-name="T1">diwajibkan untuk meluangkan waktu setiap hari (biasanya dijadwalkan sekitar 1,5 hingga 2,5 jam!) untuk melakukan program olahraga</text:span></text:span><text:span text:style-name="T1"> menggunakan peralatan </text:span><text:span text:style-name="Emphasis"><text:span text:style-name="T1">fitness</text:span></text:span><text:span text:style-name="T1"> yang sudah dimodifikasi khusus untuk kondisi nol-G. Misalnya, lari di atas </text:span><text:span text:style-name="Emphasis"><text:span text:style-name="T1">treadmill</text:span></text:span><text:span text:style-name="T1"> tapi sambil pakai semacam rompi dan tali elastis yang menarik badanmu ke bawah agar kakimu 'menapak', atau pakai sepeda statis yang memberikan resistensi, atau alat angkat beban khusus yang menggunakan resistensi vakum atau pegas. Ini krusial untuk menjaga kekuatan otot dan kepadatan tulangmu agar tetap bugar selama di angkasa dan bisa beradaptasi lagi dengan gravitasi Bumi saat kembali nanti. Jadi, siap-siap bawa baju olahragamu ya! </text:span></text:p>
              </text:list-item>
            </text:list>
            <text:p text:style-name="Text_20_body"><text:span text:style-name="T1">Jadi, kebayang kan sekarang gambaran kehidupan sehari-hari di orbit? Mungkin paginya dimulai dengan 'sarapan terbang' sambil lihat matahari terbit spektakuler di atas Samudra Pasifik, siangnya ikut bantu sedikit eksperimen biologi atau melakukan sesi video call dengan sekolah di kampung halaman (misalnya, Tapak Tuan!), sorenya wajib 'nge-gym' ala antariksa biar tulang nggak keropos, malamnya mungkin makan malam bersama kru sambil nonton film dengan latar belakang kerlipan lampu kota di benua Eropa yang lewat di bawah jendela, lalu sebelum 'tidur' (yang biasanya dilakukan di dalam semacam </text:span><text:span text:style-name="Emphasis"><text:span text:style-name="T1">sleeping bag</text:span></text:span><text:span text:style-name="T1"> yang ditempel vertikal di dinding biar nggak melayang-layang nabrak sana-sini!), kamu sempatkan dulu memotret keindahan galaksi Bima Sakti yang terlihat sangat jelas dan terang benderang dari angkasa... Sebuah rutinitas harian yang benar-benar nggak biasa, penuh dengan aktivitas unik, dan dijamin nggak akan kamu temukan di paket liburan paling mewah sekalipun di Bumi!</text:span></text:p>
            <text:p text:style-name="P108">Kesimpulannya, 'menginap' di luar angkasa dalam wisata orbital itu bukan <text:soft-page-break/>cuma soal pasif melayang bebas dan menikmati pemandangan spektakuler dari jendela (meskipun itu pasti jadi bagian besar dan paling menyenangkan!). Tapi juga merupakan perpaduan unik antara kegiatan rekreasi yang seru, kesempatan langka untuk belajar hal baru yang luar biasa tentang sains dan teknologi secara langsung, berinteraksi dengan para profesional antariksa dari berbagai negara, dan juga kedisiplinan untuk menjaga kesehatan diri sendiri di lingkungan yang sangat berbeda dan menantang. Pasti bakal jadi pengalaman liburan paling penuh cerita, paling transformatif, dan paling nggak akan terlupakan seumur hidupmu!</text:p>
            <text:p text:style-name="P242"/>
            <text:p text:style-name="Text_20_body"><text:span text:style-name="Strong_20_Emphasis"><text:span text:style-name="T1">(Prompt untuk Gambar Ilustrasi - Opsional)</text:span></text:span></text:p>
            <text:p text:style-name="Text_20_body"><text:span text:style-name="T1">"Buat ilustrasi untuk Sub-bab 3.4 yang menggambarkan </text:span><text:span text:style-name="Strong_20_Emphasis"><text:span text:style-name="T1">keragaman aktivitas turis</text:span></text:span><text:span text:style-name="T1"> selama 'menginap' beberapa hari di stasiun luar angkasa orbital. Tampilkan </text:span><text:span text:style-name="Strong_20_Emphasis"><text:span text:style-name="T1">potongan interior (cutaway view)</text:span></text:span><text:span text:style-name="T1"> sebuah modul stasiun angkasa (bisa ISS atau konsep hotel masa depan yang lebih nyaman) yang menunjukkan beberapa 'area' atau sudut pandang berbeda secara bersamaan dalam satu gambar:</text:span></text:p>
            <text:list xml:id="list7498017167811230107" text:style-name="L50">
              <text:list-item>
                <text:p text:style-name="P150"><text:span text:style-name="T1">Di satu sudut dekat jendela besar (misal Cupola), seorang turis remaja sedang asyik </text:span><text:span text:style-name="Strong_20_Emphasis"><text:span text:style-name="T1">memegang kamera profesional</text:span></text:span><text:span text:style-name="T1">, membidik pemandangan Bumi di luar. </text:span></text:p>
              </text:list-item>
              <text:list-item>
                <text:p text:style-name="P150"><text:span text:style-name="T1">Di area lain yang terlihat sedikit seperti laboratorium mini, turis lain (mungkin memakai kacamata pelindung) sedang </text:span><text:span text:style-name="Strong_20_Emphasis"><text:span text:style-name="T1">mengamati tabung reaksi</text:span></text:span><text:span text:style-name="T1"> atau layar data eksperimen dengan ekspresi tertarik. </text:span></text:p>
              </text:list-item>
              <text:list-item>
                <text:p text:style-name="P150"><text:span text:style-name="T1">Di area 'gym', seorang turis sedang </text:span><text:span text:style-name="Strong_20_Emphasis"><text:span text:style-name="T1">berlari di treadmill vertikal</text:span></text:span><text:span text:style-name="T1"> dengan harness terpasang, menunjukkan aktivitas olahraga wajib. </text:span></text:p>
              </text:list-item>
              <text:list-item>
                <text:p text:style-name="P150"><text:span text:style-name="T1">Di area 'ruang makan' atau santai, seorang turis sedang </text:span><text:span text:style-name="Strong_20_Emphasis"><text:span text:style-name="T1">tersenyum sambil minum dari kantong minuman</text:span></text:span><text:span text:style-name="T1"> khusus antariksa, mungkin sambil melayang santai. </text:span></text:p>
              </text:list-item>
              <text:list-item>
                <text:p text:style-name="P38"><text:span text:style-name="T1">Di dinding, mungkin terlihat sebuah </text:span><text:span text:style-name="Strong_20_Emphasis"><text:span text:style-name="T1">layar besar yang sedang menampilkan video call</text:span></text:span><text:span text:style-name="T1"> dengan gambar keluarga di Bumi. Pastikan semua karakter digambarkan dalam </text:span><text:span text:style-name="Strong_20_Emphasis"><text:span text:style-name="T1">kondisi melayang atau postur nol-G</text:span></text:span><text:span text:style-name="T1"> yang natural. Gunakan gaya visual yang cerah, detail, futuristik namun tetap terasa 'manusiawi' dan mengundang." </text:span></text:p>
              </text:list-item>
            </text:list>
            <text:p text:style-name="P242"/>
            <text:p text:style-name="P108"><text:soft-page-break/>Saya menunggu perintah "YAX" Anda untuk melanjutkan ke prompt berikutnya (isi Sub-bab 3.5).</text:p>
          </text:section>
          <text:section text:style-name="Sect1" text:name="feedback-form-25">
            <text:p text:style-name="P216"/>
          </text:section>
        </text:section>
        <text:section text:style-name="Sect1" text:name="55c5fc22e5c71315">
          <text:p text:style-name="P108"/>
          <text:section text:style-name="Sect1" text:name="user-query-content-26">
            <text:p text:style-name="P238">YAX </text:p>
          </text:section>
          <text:p text:style-name="P216">Tampilkan alur berpikir</text:p>
          <text:section text:style-name="Sect2" text:name="model-response-message-contentr_55c5fc22e5c71315">
            <text:p text:style-name="P216"/>
          </text:section>
          <text:section text:style-name="Sect1" text:name="feedback-form-26">
            <text:p text:style-name="P216"/>
          </text:section>
        </text:section>
        <text:section text:style-name="Sect1" text:name="e381e1d8ef567b7c">
          <text:p text:style-name="P108"/>
          <text:section text:style-name="Sect1" text:name="user-query-content-27">
            <text:p text:style-name="P238">PRESENT IT </text:p>
          </text:section>
          <text:p text:style-name="P216">Tampilkan alur berpikir</text:p>
          <text:section text:style-name="Sect2" text:name="model-response-message-contentr_e381e1d8ef567b7c">
            <text:p text:style-name="Text_20_body"><text:span text:style-name="T1">Oke, ini adalah jawaban untuk prompt </text:span><text:span text:style-name="Strong_20_Emphasis"><text:span text:style-name="T1">isi mendalam Sub-bab 3.5</text:span></text:span><text:span text:style-name="T1">.</text:span></text:p>
            <text:p text:style-name="Text_20_body"><text:span text:style-name="Strong_20_Emphasis"><text:span text:style-name="T1">(Jawaban untuk Prompt Isi Mendalam Sub-bab 3.5)</text:span></text:span></text:p>
            <text:p text:style-name="Text_20_body"><text:span text:style-name="Strong_20_Emphasis"><text:span text:style-name="T1">3.5. Kembali ke Pelukan Bumi: Sensasi Mendarat yang Dramatis!</text:span></text:span></text:p>
            <text:p text:style-name="P108">Semua petualangan luar biasa pasti ada akhirnya, kan? Setelah puas melayang-layang bebas seperti astronaut, melakukan salto di udara tanpa takut jatuh, dan memandangi Bumi yang bulat sempurna dari 'tribun' tertinggi di angkasa, tibalah saatnya bagi para turis antariksa untuk kembali pulang ke pelukan hangat planet rumah kita. Tapi jangan salah sangka, perjalanan pulang ini bukanlah sekadar turun landai yang tenang dan membosankan! Fase kembali ke Bumi ini punya drama, sensasi fisik, dan ketegangannya sendiri, yang nggak kalah seru (dan mungkin sedikit lebih menegangkan bagi sebagian orang!) dibanding saat berangkat meluncur ke atas! Siap-siap buat 'babak terakhir' dari petualangan angkasamu yang cukup mendebarkan ini?</text:p>
            <text:p text:style-name="Text_20_body"><text:span text:style-name="T1">Fase pertama dan mungkin yang paling 'panas' – baik secara harfiah maupun kiasan – adalah saat wahana antariksamu (baik itu kapsul maupun pesawat roket/spaceplane) mulai </text:span><text:span text:style-name="Strong_20_Emphasis"><text:span text:style-name="T1">kembali memasuki lapisan atmosfer Bumi (fase re-entry)</text:span></text:span><text:span text:style-name="T1"> dari kecepatan yang sangat tinggi. Ingat, untuk bisa mengorbit, kecepatannya mencapai 28.000 km/jam! Bahkan untuk suborbital, kecepatannya masih ribuan km/jam saat mulai turun. Nah, saat wahana 'menabrak' lapisan udara Bumi yang semakin lama semakin padat dari kondisi vakum di angkasa, terjadi </text:span><text:span text:style-name="Strong_20_Emphasis"><text:span text:style-name="T1">gesekan yang luar biasa hebat</text:span></text:span><text:span text:style-name="T1"> antara permukaan luar wahana dengan molekul-molekul udara.</text:span></text:p>
            <text:p text:style-name="Text_20_body"><text:soft-page-break/><text:span text:style-name="T1">Gesekan super kuat ini, mirip seperti saat kamu menggosokkan kedua telapak tanganmu dengan cepat tapi ini dalam skala ribuan kali lebih ekstrem, membangkitkan </text:span><text:span text:style-name="Strong_20_Emphasis"><text:span text:style-name="T1">panas yang membara</text:span></text:span><text:span text:style-name="T1"> di bagian luar wahana. Suhunya bisa mencapai </text:span><text:span text:style-name="Strong_20_Emphasis"><text:span text:style-name="T1">ribuan derajat Celsius</text:span></text:span><text:span text:style-name="T1"> – cukup panas untuk melelehkan baja sekalipun! Kalau kamu cukup berani (dan diizinkan oleh sistem wahana) untuk mengintip keluar jendela saat fase puncak re-entry ini (biasanya jendela akan ditutup pelindung khusus atau pandangan keluar akan terhalang oleh efek plasma), kamu mungkin bisa melihat fenomena yang spektakuler sekaligus sedikit bikin ngeri: </text:span><text:span text:style-name="Strong_20_Emphasis"><text:span text:style-name="T1">pijar api berwarna oranye-merah terang</text:span></text:span><text:span text:style-name="T1"> yang menyelimuti seluruh bagian depan wahana! Kamu dan wahanamu akan terlihat seperti </text:span><text:span text:style-name="Strong_20_Emphasis"><text:span text:style-name="T1">bola api raksasa atau meteor</text:span></text:span><text:span text:style-name="T1"> yang sedang jatuh menembus langit malam (atau bahkan pijarnya bisa terlihat di siang hari!). Tapi jangan khawatir! Para insinyur jenius sudah mengantisipasi 'neraka' ini. Bagian bawah kapsul atau bagian depan/bawah pesawat roket dilapisi dengan </text:span><text:span text:style-name="Strong_20_Emphasis"><text:span text:style-name="T1">perisai panas (heat shield)</text:span></text:span><text:span text:style-name="T1"> super canggih yang terbuat dari material keramik khusus atau bahan </text:span><text:span text:style-name="Emphasis"><text:span text:style-name="T1">ablatif</text:span></text:span><text:span text:style-name="T1"> (bahan yang dirancang untuk mengikis atau menguap saat terkena panas ekstrem, sehingga panasnya terbawa pergi bersama material yang terkikis). Perisai inilah yang menjadi 'tameng' pelindung utamamu, menjaga agar panas membara itu tidak sampai merambat masuk dan 'memanggang' kabin beserta kamu di dalamnya.</text:span></text:p>
            <text:p text:style-name="Text_20_body"><text:span text:style-name="T1">Selain sensasi panas (yang sebenarnya lebih terasa sebagai efek visual dari luar daripada panas langsung di dalam kabin yang suhunya tetap terkontrol), kamu juga akan kembali merasakan 'teman lama' dari saat peluncuran: </text:span><text:span text:style-name="Strong_20_Emphasis"><text:span text:style-name="T1">G-force!</text:span></text:span><text:span text:style-name="T1"> Tapi kali ini sensasinya sedikit berbeda. Jika saat peluncuran kamu merasakan G-force karena </text:span><text:span text:style-name="Strong_20_Emphasis"><text:span text:style-name="T1">percepatan</text:span></text:span><text:span text:style-name="T1"> (didorong makin cepat), saat re-entry kamu merasakannya karena </text:span><text:span text:style-name="Strong_20_Emphasis"><text:span text:style-name="T1">perlambatan (deselerasi)</text:span></text:span><text:span text:style-name="T1"> yang sangat kuat saat wahana 'mengerem' lajunya secara drastis akibat gesekan dengan atmosfer yang semakin padat. Kamu akan kembali merasa </text:span><text:span text:style-name="Strong_20_Emphasis"><text:span text:style-name="T1">ditekan ke kursimu</text:span></text:span><text:span text:style-name="T1"> (biasanya ke arah depan atau bawah tergantung orientasi wahana), meskipun intensitas G-force saat re-entry ini umumnya </text:span><text:span text:style-name="Strong_20_Emphasis"><text:span text:style-name="T1">tidak sedahsyat</text:span></text:span><text:span text:style-name="T1"> saat peluncuran (mungkin puncaknya 'hanya' sekitar 1.5G hingga 4G atau 5G untuk kasus tertentu, dibandingkan bisa mencapai 3-6G saat peluncuran). Rasanya mungkin lebih mirip seperti kamu sedang naik mobil atau bus yang ngebut lalu tiba-tiba direm mendadak sampai kamu terdorong ke depan, tapi sensasi pengereman ini berlangsung lebih lama, selama beberapa menit saat wahana melambat dari kecepatan hipersonik menjadi subsonik.</text:span></text:p>
            <text:p text:style-name="P108"><text:soft-page-break/>Setelah wahana berhasil melewati fase re-entry yang paling panas dan paling penuh tekanan, dan kecepatannya sudah jauh berkurang hingga di bawah kecepatan suara (relatif aman di dalam atmosfer bawah), metode penurunan akhir dan pendaratan selanjutnya akan sangat bergantung pada jenis 'kendaraan' antariksa yang kamu tumpangi:</text:p>
            <text:list xml:id="list3698632537868176793" text:style-name="L51">
              <text:list-item>
                <text:p text:style-name="P151"><text:span text:style-name="Strong_20_Emphasis"><text:span text:style-name="T1">Jika kamu naik Kapsul Antariksa (seperti New Shepard, Crew Dragon, Soyuz, Starliner, Orion):</text:span></text:span><text:span text:style-name="T1"> Setelah mencapai ketinggian tertentu (biasanya sekitar 10 km), kamu mungkin akan mendengar atau merasakan beberapa kali dentuman kecil atau sentakan saat tutup pelindung terlepas dan </text:span><text:span text:style-name="Strong_20_Emphasis"><text:span text:style-name="T1">parasut-parasut kecil penstabil (drogue chutes)</text:span></text:span><text:span text:style-name="T1"> keluar pertama kali. Tugas parasut kecil ini adalah untuk memperlambat laju turun sedikit lagi dan mengarahkan orientasi kapsul dengan benar (biasanya bagian bawah yang ada perisai panasnya tetap menghadap ke bawah). Ini akan diikuti beberapa saat kemudian oleh dentuman yang lebih besar dan sentakan yang mungkin lebih terasa saat </text:span><text:span text:style-name="Strong_20_Emphasis"><text:span text:style-name="T1">parasut-parasut utama yang ukurannya raksasa</text:span></text:span><text:span text:style-name="T1"> (biasanya tiga atau empat buah, dengan warna cerah seperti oranye-putih) mengembang sempurna di atas kepalamu. Seketika itu, kecepatan turunmu akan melambat drastis menjadi hanya sekitar 20-30 km/jam, dan kamu akan merasa tergantung dengan relatif stabil di bawah kanopi parasut-parasut besar itu, melayang turun perlahan selama beberapa menit terakhir menuju titik pendaratan yang sudah ditentukan. Pemandangan dari jendela saat ini mungkin mulai terlihat lebih familiar; kamu bisa melihat daratan atau lautan di bawah yang semakin mendekat. </text:span></text:p>
              </text:list-item>
              <text:list-item>
                <text:p text:style-name="P39"><text:span text:style-name="Strong_20_Emphasis"><text:span text:style-name="T1">Jika kamu naik Pesawat Roket / Spaceplane (seperti VSS Unity dari Virgin Galactic):</text:span></text:span><text:span text:style-name="T1"> Setelah melewati fase re-entry dan kecepatannya sudah cukup rendah seperti pesawat biasa, wahana ini akan mulai berfungsi sepenuhnya seperti pesawat terbang biasa, atau lebih tepatnya seperti </text:span><text:span text:style-name="Strong_20_Emphasis"><text:span text:style-name="T1">pesawat layang (glider)</text:span></text:span><text:span text:style-name="T1"> karena mesin roketnya sudah lama mati. Dia akan </text:span><text:span text:style-name="Strong_20_Emphasis"><text:span text:style-name="T1">melayang turun (glide)</text:span></text:span><text:span text:style-name="T1"> menggunakan gaya angkat dari sayapnya untuk mengontrol arah dan ketinggiannya. Pilot (yang ada di dalam wahana bersamamu) akan dengan ahli mengemudikannya, melakukan manuver belokan jika perlu, untuk mengarahkannya menuju landasan pacu di </text:span><text:span text:style-name="Emphasis"><text:span text:style-name="T1">spaceport</text:span></text:span><text:span text:style-name="T1"> tempat kamu berangkat tadi. Penurunan ini biasanya terasa jauh lebih mulus dan tenang dibandingkan dengan </text:span><text:soft-page-break/><text:span text:style-name="T1">penurunan menggunakan parasut. </text:span></text:p>
              </text:list-item>
            </text:list>
            <text:p text:style-name="Text_20_body"><text:span text:style-name="T1">Momen terakhir yang paling ditunggu-tunggu sekaligus mungkin sedikit bikin tegang lagi adalah saat wahana akhirnya </text:span><text:span text:style-name="Strong_20_Emphasis"><text:span text:style-name="T1">menyentuh 'tanah' (atau air!)</text:span></text:span><text:span text:style-name="T1"> lagi:</text:span></text:p>
            <text:list xml:id="list345168847537724762" text:style-name="L52">
              <text:list-item>
                <text:p text:style-name="P152"><text:span text:style-name="Strong_20_Emphasis"><text:span text:style-name="T1">Pendaratan di Air (Splashdown):</text:span></text:span><text:span text:style-name="T1"> Ini adalah metode pendaratan klasik yang digunakan oleh kapsul-kapsul misi Mercury, Gemini, dan Apollo Amerika Serikat saat kembali dari angkasa (termasuk dari Bulan!), dan sekarang diadopsi kembali dengan teknologi modern oleh kapsul Crew Dragon dari SpaceX. Kamu akan merasakan </text:span><text:span text:style-name="Strong_20_Emphasis"><text:span text:style-name="T1">sentakan yang cukup keras tapi biasanya terasa lebih empuk</text:span></text:span><text:span text:style-name="T1"> (karena diredam oleh permukaan air) saat bagian bawah kapsul yang kedap air itu menghantam permukaan laut. Kamu mungkin akan sedikit terombang-ambing oleh ombak di dalam kapsul yang mengapung (karena dilengkapi sistem pelampung otomatis) sambil menunggu tim penjemput datang dengan kapal cepat dan mungkin helikopter untuk mengaitkan kabel dan mengangkat kapsulmu ke atas dek kapal. </text:span></text:p>
              </text:list-item>
              <text:list-item>
                <text:p text:style-name="P40"><text:span text:style-name="Strong_20_Emphasis"><text:span text:style-name="T1">Pendaratan di Darat (Land Landing):</text:span></text:span><text:span text:style-name="T1"> Kapsul seperti New Shepard (Blue Origin) dan Soyuz (Rusia) dirancang untuk mendarat di daratan (biasanya dipilih lokasi yang luas, datar, dan terpencil seperti gurun di Texas atau padang rumput (steppe) di Kazakhstan). Sesaat (hanya sepersekian detik!) sebelum kapsul menyentuh tanah setelah turun dengan parasut, biasanya ada </text:span><text:span text:style-name="Strong_20_Emphasis"><text:span text:style-name="T1">roket kecil pengereman (retrorockets atau </text:span></text:span><text:span text:style-name="Strong_20_Emphasis"><text:span text:style-name="Emphasis"><text:span text:style-name="T1">soft-landing engines</text:span></text:span></text:span><text:span text:style-name="Strong_20_Emphasis"><text:span text:style-name="T1">)</text:span></text:span><text:span text:style-name="T1"> yang menyala di bagian bawah kapsul untuk memberikan dorongan terakhir ke atas dan meredam benturan akhir. Atau pada beberapa desain lain (seperti Starliner dari Boeing), digunakan </text:span><text:span text:style-name="Strong_20_Emphasis"><text:span text:style-name="T1">bantalan udara (airbag) raksasa</text:span></text:span><text:span text:style-name="T1"> yang mengembang di bagian bawah untuk menyerap energi tumbukan. Rasanya mungkin sedikit lebih 'keras' atau 'terbantul' sesaat dibanding </text:span><text:span text:style-name="Emphasis"><text:span text:style-name="T1">splashdown</text:span></text:span><text:span text:style-name="T1"> di air. Kalau kamu naik pesawat roket VSS Unity, dia akan </text:span><text:span text:style-name="Strong_20_Emphasis"><text:span text:style-name="T1">mendarat dengan mulus menggunakan roda pendaratannya</text:span></text:span><text:span text:style-name="T1"> di atas landasan pacu yang panjang, mirip seperti pendaratan pesawat komersial biasa, mungkin ini adalah opsi pendaratan yang terasa paling 'lembut' dan familiar di antara semuanya. </text:span></text:p>
              </text:list-item>
            </text:list>
            <text:p text:style-name="P108">Dan akhirnya... misi selesai! Kamu sudah kembali! Pintu atau palka kabin dibuka oleh tim darat yang bersiaga! Udara segar Bumi (yang mungkin terasa sedikit berbeda atau lebih kaya baunya setelah kamu menghirup udara daur ulang yang sangat terkontrol di dalam kabin) masuk menyapamu. Tim <text:soft-page-break/>penolong akan tersenyum menyambutmu dan membantumu melepaskan sabuk pengaman yang rumit serta keluar dari kursimu yang mungkin terasa agak sempit setelah beberapa saat.</text:p>
            <text:p text:style-name="Text_20_body"><text:span text:style-name="T1">Saat kakimu mencoba menapak lagi di tanah Bumi yang kokoh (atau di dek kapal penjemput yang mungkin sedikit bergoyang), kamu akan langsung merasakan sensasi terakhir yang cukup mengejutkan tapi juga sangat melegakan: </text:span><text:span text:style-name="Strong_20_Emphasis"><text:span text:style-name="T1">SELAMAT DATANG KEMBALI, GRAVITASI!</text:span></text:span></text:p>
            <text:p text:style-name="Text_20_body"><text:span text:style-name="T1">Setelah beberapa menit (untuk penerbangan suborbital) atau bahkan berhari-hari (untuk penerbangan orbital) kamu merasa seringan kapas dan bisa melayang bebas tanpa usaha, tubuhmu tiba-tiba terasa </text:span><text:span text:style-name="Strong_20_Emphasis"><text:span text:style-name="T1">BERAT banget!</text:span></text:span><text:span text:style-name="T1"> Seolah-olah dalam sekejap kamu berubah jadi Hulk atau lagi pakai baju zirah baja seberat ratusan kilogram, atau mungkin seperti lagi bawa ransel </text:span><text:span text:style-name="Emphasis"><text:span text:style-name="T1">carrier</text:span></text:span><text:span text:style-name="T1"> super berat di punggungmu. Mengangkat kaki untuk melangkah saja mungkin terasa butuh usaha ekstra yang tidak biasa. Berdiri tegak atau berjalan beberapa langkah pertama mungkin akan terasa sedikit </text:span><text:span text:style-name="Strong_20_Emphasis"><text:span text:style-name="T1">goyah, limbung, atau sempoyongan</text:span></text:span><text:span text:style-name="T1"> seperti orang yang baru turun dari kapal laut setelah berlayar lama. Ini sangat normal! Otot-ototmu (terutama antigravitasi seperti di kaki dan punggung), tulangmu, cairan di tubuhmu, dan sistem keseimbangan di telinga bagian dalammu perlu waktu beberapa saat (atau bahkan beberapa jam hingga hari untuk mereka yang kembali dari misi orbital yang lama) untuk bisa </text:span><text:span text:style-name="Strong_20_Emphasis"><text:span text:style-name="T1">beradaptasi kembali</text:span></text:span><text:span text:style-name="T1"> dengan tarikan gravitasi Bumi yang 'normal' sebesar 1G, yang selama ini kita anggap biasa saja.</text:span></text:p>
            <text:p text:style-name="Text_20_body"><text:span text:style-name="T1">Tapi, rasa berat dan sedikit limbung di awal itu pasti tidak akan seberapa dibandingkan dengan perasaan </text:span><text:span text:style-name="Strong_20_Emphasis"><text:span text:style-name="T1">lega yang luar biasa</text:span></text:span><text:span text:style-name="T1">, </text:span><text:span text:style-name="Strong_20_Emphasis"><text:span text:style-name="T1">kepuasan yang mendalam karena berhasil menaklukkan tantangan</text:span></text:span><text:span text:style-name="T1">, dan </text:span><text:span text:style-name="Strong_20_Emphasis"><text:span text:style-name="T1">kebahagiaan yang meluap-luap</text:span></text:span><text:span text:style-name="T1"> karena kamu sudah berhasil menyelesaikan sebuah perjalanan paling ekstrem, paling unik, dan mungkin paling berbahaya yang pernah ada, dan kembali lagi ke Bumi dengan selamat dan utuh. Kamu berhasil! Kamu sudah 'menyentuh' batas angkasa, atau bahkan mengelilingi Bumi berkali-kali, dan kembali lagi untuk menceritakan kisahnya. Kenangan akan gemuruh dahsyat peluncuran, keajaiban melayang tanpa bobot, dan keindahan Bumi yang tiada tara dilihat dari atas sana akan menjadi 'oleh-oleh' paling berharga, paling tak ternilai, yang akan kamu bawa pulang, simpan rapat di dalam hati dan pikiranmu, dan mungkin akan kamu ceritakan dengan bangga kepada anak cucumu kelak seumur hidupmu! Selamat datang kembali di Bumi, wahai penjelajah antariksa masa kini!</text:span></text:p>
            <text:p text:style-name="P242"><text:soft-page-break/></text:p>
            <text:p text:style-name="Text_20_body"><text:span text:style-name="Strong_20_Emphasis"><text:span text:style-name="T1">(Prompt untuk Gambar Ilustrasi - Opsional)</text:span></text:span></text:p>
            <text:p text:style-name="P108">"Buat ilustrasi multi-panel (misal 4-5 panel) untuk Sub-bab 3.5 yang secara dramatis namun informatif menceritakan proses kembali ke Bumi dan pendaratan bagi turis antariksa.</text:p>
            <text:list xml:id="list5371086727265946054" text:style-name="L53">
              <text:list-item>
                <text:p text:style-name="P153"><text:span text:style-name="Strong_20_Emphasis"><text:span text:style-name="T1">Panel 1 (Re-entry):</text:span></text:span><text:span text:style-name="T1"> Gambarkan wahana antariksa (bisa kapsul atau spaceplane, pilih salah satu atau buat generik) yang diselimuti </text:span><text:span text:style-name="Strong_20_Emphasis"><text:span text:style-name="T1">api/pijar plasma berwarna oranye-merah terang</text:span></text:span><text:span text:style-name="T1"> saat memasuki lapisan atas atmosfer Bumi dari kegelapan angkasa. Tunjukkan efek panas dan kecepatan tinggi. Beri label 'FASE RE-ENTRY (Gesekan &amp; Panas Ekstrem)'. </text:span></text:p>
              </text:list-item>
              <text:list-item>
                <text:p text:style-name="P153"><text:span text:style-name="Strong_20_Emphasis"><text:span text:style-name="T1">Panel 2 (Penurunan Kapsul):</text:span></text:span><text:span text:style-name="T1"> Tampilkan kapsul antariksa (gaya Crew Dragon/New Shepard) yang sudah berada di atmosfer bawah, turun dengan stabil di bawah </text:span><text:span text:style-name="Strong_20_Emphasis"><text:span text:style-name="T1">3 atau 4 parasut utama</text:span></text:span><text:span text:style-name="T1"> yang besar dan berwarna cerah (misal oranye-putih). Langit terlihat biru cerah. Beri label 'PENURUNAN DENGAN PARASUT (Kapsul)'. </text:span></text:p>
              </text:list-item>
              <text:list-item>
                <text:p text:style-name="P153"><text:span text:style-name="Strong_20_Emphasis"><text:span text:style-name="T1">Panel 3 (Penurunan Spaceplane - Alternatif):</text:span></text:span><text:span text:style-name="T1"> (Bisa digabung atau panel terpisah) Tampilkan pesawat roket (gaya VSS Unity) sedang </text:span><text:span text:style-name="Strong_20_Emphasis"><text:span text:style-name="T1">melayang turun (glide)</text:span></text:span><text:span text:style-name="T1"> dengan sayapnya di langit biru, mengarah ke landasan pacu yang terlihat di kejauhan. Beri label 'PENURUNAN MELAYANG (Pesawat Roket)'. </text:span></text:p>
              </text:list-item>
              <text:list-item>
                <text:p text:style-name="P153"><text:span text:style-name="Strong_20_Emphasis"><text:span text:style-name="T1">Panel 4 (Pendaratan):</text:span></text:span><text:span text:style-name="T1"> Tampilkan </text:span><text:span text:style-name="Strong_20_Emphasis"><text:span text:style-name="T1">dua opsi pendaratan akhir</text:span></text:span><text:span text:style-name="T1"> secara berdampingan atau terpisah: (a) Kapsul melakukan </text:span><text:span text:style-name="Strong_20_Emphasis"><text:span text:style-name="T1">splashdown</text:span></text:span><text:span text:style-name="T1"> di lautan biru dengan percikan air yang terlihat, ada kapal penjemput di dekatnya. (b) Kapsul </text:span><text:span text:style-name="Strong_20_Emphasis"><text:span text:style-name="T1">mendarat di daratan</text:span></text:span><text:span text:style-name="T1"> (gurun/padang rumput) dengan </text:span><text:span text:style-name="Strong_20_Emphasis"><text:span text:style-name="T1">retrorocket menyala sesaat</text:span></text:span><text:span text:style-name="T1"> di bawahnya ATAU pesawat roket </text:span><text:span text:style-name="Strong_20_Emphasis"><text:span text:style-name="T1">mendarat mulus di landasan pacu</text:span></text:span><text:span text:style-name="T1"> dengan roda pendaratannya. Beri label 'MOMEN PENDARATAN (Air/Darat)'. </text:span></text:p>
              </text:list-item>
              <text:list-item>
                <text:p text:style-name="P41"><text:span text:style-name="Strong_20_Emphasis"><text:span text:style-name="T1">Panel 5 (Selamat Kembali):</text:span></text:span><text:span text:style-name="T1"> Gambarkan adegan setelah pendaratan. Seorang turis (remaja, mungkin terlihat sedikit lelah atau rambutnya agak berantakan, tapi </text:span><text:span text:style-name="Strong_20_Emphasis"><text:span text:style-name="T1">tersenyum sangat lebar/terharu</text:span></text:span><text:span text:style-name="T1">) sedang dibantu keluar dari wahana oleh tim darat berseragam di bawah langit Bumi. Mungkin dia melambai atau mengacungkan jempol ke arah 'pembaca'. Beri label 'SELAMAT DATANG KEMBALI DI BUMI!'. Gunakan gaya visual yang konsisten antar panel, dinamis untuk re-entry, tenang </text:span><text:soft-page-break/><text:span text:style-name="T1">untuk penurunan parasut/glide, dan penuh kelegaan/kebahagiaan untuk panel terakhir." </text:span></text:p>
              </text:list-item>
            </text:list>
            <text:p text:style-name="P242"/>
            <text:p text:style-name="P108">Saya menunggu perintah "YAX" Anda untuk melanjutkan ke prompt berikutnya (yaitu prompt untuk pengantar Bab 4).</text:p>
          </text:section>
          <text:section text:style-name="Sect1" text:name="feedback-form-27">
            <text:p text:style-name="P216"/>
          </text:section>
        </text:section>
        <text:section text:style-name="Sect1" text:name="19075cb446d4931b">
          <text:p text:style-name="P108"/>
          <text:section text:style-name="Sect1" text:name="user-query-content-28">
            <text:p text:style-name="P238">YAX </text:p>
          </text:section>
          <text:p text:style-name="P216">Tampilkan alur berpikir</text:p>
          <text:section text:style-name="Sect2" text:name="model-response-message-contentr_19075cb446d4931b">
            <text:p text:style-name="Text_20_body"><text:span text:style-name="T1">Siap! Ini adalah jawaban untuk prompt </text:span><text:span text:style-name="Strong_20_Emphasis"><text:span text:style-name="T1">pengantar Bab 4</text:span></text:span><text:span text:style-name="T1">.</text:span></text:p>
            <text:p text:style-name="Text_20_body"><text:span text:style-name="Strong_20_Emphasis"><text:span text:style-name="T1">(Jawaban untuk Prompt Pengantar Bab 4)</text:span></text:span></text:p>
            <text:p text:style-name="P108">Gimana, gimana Bab 3 tadi? Udah cukup bikin jantung berdebar kencang dan imajinasi melayang setinggi langit? Udah mulai kebayang kan kira-kira gimana serunya ditekan G-force pas roket meluncur, ajaibnya melayang bebas tanpa beban sehelai kapas pun, sampai takjubnya melihat keindahan Bumi kita yang biru bulat dari 'tribun' tertinggi di angkasa? Rasanya jadi makin nggak sabar pengen beneran ke sana suatu hari nanti, kan? Pasti!</text:p>
            <text:p text:style-name="Text_20_body"><text:span text:style-name="T1">Nah, kalau </text:span><text:span text:style-name="Emphasis"><text:span text:style-name="T1">feeling</text:span></text:span><text:span text:style-name="T1"> dan sensasinya udah mulai 'dapet' nih, sekarang saatnya kita melangkah ke tahap berikutnya dalam merencanakan 'liburan paling keren sejagat raya' ini! Ibaratnya kalau kita mau jalan-jalan ke tempat baru yang eksotis, setelah tahu gimana rasanya naik pesawat atau keretanya (yang udah kita bahas di bab-bab sebelumnya), kita tentu perlu tahu dong info paling penting berikutnya: </text:span><text:span text:style-name="Strong_20_Emphasis"><text:span text:style-name="T1">Tujuannya bisa ke mana aja?</text:span></text:span><text:span text:style-name="T1"> Apa saja pilihan 'destinasi' yang tersedia di luar sana yang bisa kita kunjungi?</text:span></text:p>
            <text:p text:style-name="Text_20_body"><text:span text:style-name="T1">Pertanyaan besarnya sekarang: Kalau kita (suatu saat nanti, semoga!) punya kesempatan dan tentunya dana yang cukup fantastis untuk melakukan perjalanan wisata ke luar angkasa, sebenarnya pilihan 'paket tur' atau 'destinasi'-nya apa aja sih yang ada saat ini (per </text:span><text:span text:style-name="Strong_20_Emphasis"><text:span text:style-name="T1">April 2025</text:span></text:span><text:span text:style-name="T1">) atau yang sedang hangat-hangatnya diimpikan untuk masa depan yang tidak terlalu jauh? Apakah pilihannya cuma sekadar 'menyentuh' batas angkasa selama beberapa menit lalu langsung kembali lagi ke Bumi, ataukah ada kemungkinan untuk pergi lebih jauh, tinggal lebih lama di angkasa, dan melihat pemandangan yang lebih beragam lagi?</text:span></text:p>
            <text:p text:style-name="Text_20_body"><text:soft-page-break/><text:span text:style-name="T1">Untuk menjawab semua rasa penasaran itu, selamat datang di </text:span><text:span text:style-name="Strong_20_Emphasis"><text:span text:style-name="T1">Bab 4: Peta Wisata Antariksa: Mau Kemana Kita?</text:span></text:span><text:span text:style-name="T1">! Di bab ini, anggap saja saya sebagai </text:span><text:span text:style-name="Emphasis"><text:span text:style-name="T1">tour guide</text:span></text:span><text:span text:style-name="T1"> atau pemandu wisata antariksa pribadimu yang akan membentangkan sebuah 'peta' besar atau 'brosur wisata' eksklusif berisi berbagai kemungkinan destinasi di luar Bumi. Kita akan menjelajahi bareng-bareng berbagai pilihan 'paket tur' yang mulai ditawarkan oleh perusahaan-perusahaan inovatif atau yang sedang hangat-hangatnya dikembangkan dan direncanakan:</text:span></text:p>
            <text:list xml:id="list7455842087061796140" text:style-name="L54">
              <text:list-item>
                <text:p text:style-name="P154"><text:span text:style-name="T1">Mulai dari 'paket wisata kilat' (tentu 'kilat' dalam konteks durasi, bukan kecepatan roketnya ya!) berupa </text:span><text:span text:style-name="Strong_20_Emphasis"><text:span text:style-name="T1">lompatan singkat nan menegangkan ke tepi atmosfer Bumi</text:span></text:span><text:span text:style-name="T1">. Cukup tinggi untuk bisa disebut 'astronaut' versi komersial, cukup lama untuk merasakan beberapa menit tanpa bobot yang ajaib, dan cukup spektakuler untuk mendapatkan </text:span><text:span text:style-name="Emphasis"><text:span text:style-name="T1">view</text:span></text:span><text:span text:style-name="T1"> Bumi melengkung yang legendaris itu. </text:span></text:p>
              </text:list-item>
              <text:list-item>
                <text:p text:style-name="P154"><text:span text:style-name="T1">Naik level ke 'paket petualangan orbital' yang lebih intensif, di mana kamu bisa benar-benar merasakan hidup di luar angkasa dengan </text:span><text:span text:style-name="Strong_20_Emphasis"><text:span text:style-name="T1">mengelilingi Bumi selama berhari-hari</text:span></text:span><text:span text:style-name="T1"> di dalam wahana canggih, mungkin sambil mengunjungi Stasiun Luar Angkasa Internasional (ISS) atau 'hotel antariksa' masa depan. </text:span></text:p>
              </text:list-item>
              <text:list-item>
                <text:p text:style-name="P42"><text:span text:style-name="T1">Hingga kita akan sedikit 'bermimpi liar' bersama dan mengintip visi jangka panjang yang terdengar seperti fiksi ilmiah tapi sedang diupayakan jadi nyata: gimana kalau suatu saat nanti manusia benar-benar bisa ikut dalam misi wisata untuk berjalan-jalan di permukaan </text:span><text:span text:style-name="Strong_20_Emphasis"><text:span text:style-name="T1">Bulan</text:span></text:span><text:span text:style-name="T1"> atau bahkan menjadi turis pertama yang meninggalkan jejak kaki di tanah merah planet </text:span><text:span text:style-name="Strong_20_Emphasis"><text:span text:style-name="T1">Mars</text:span></text:span><text:span text:style-name="T1">? </text:span></text:p>
              </text:list-item>
            </text:list>
            <text:p text:style-name="Text_20_body"><text:span text:style-name="T1">Selain melihat-lihat 'destinasi'-nya yang keren-keren itu, di bab ini kita juga akan kenalan lebih dekat dengan para </text:span><text:span text:style-name="Strong_20_Emphasis"><text:span text:style-name="T1">'agen travel' super canggih</text:span></text:span><text:span text:style-name="T1"> yang berperan penting dalam menyediakan dan mewujudkan perjalanan impian ini. Siapa lagi kalau bukan </text:span><text:span text:style-name="Strong_20_Emphasis"><text:span text:style-name="T1">perusahaan-perusahaan antariksa swasta</text:span></text:span><text:span text:style-name="T1"> yang inovatif, ambisius, dan sering dipimpin oleh tokoh-tokoh visioner yang namanya mungkin sudah sering kamu dengar. Kita bakal lihat siapa saja pemain utamanya, apa saja 'armada' wahana andalan mereka, dan paket perjalanan seperti apa yang mereka tawarkan atau sedang mereka rencanakan untuk masa depan.</text:span></text:p>
            <text:p text:style-name="P108">Jadi, siapkan 'paspor' imajinasimu, buka pikiranmu lebar-lebar, dan siapkan jiwa petualangmu! Setelah kita menjelajahi semua pilihan yang ada di 'peta <text:soft-page-break/>wisata' antariksa ini nanti, kira-kira destinasi mana nih yang bakal jadi impian terbesarmu untuk dikunjungi suatu hari kelak? Yuk, kita mulai petualangan memilih tujuan di bab ini!</text:p>
            <text:p text:style-name="P242"/>
            <text:p text:style-name="Text_20_body"><text:span text:style-name="Strong_20_Emphasis"><text:span text:style-name="T1">(Prompt untuk Gambar Ilustrasi - Opsional)</text:span></text:span></text:p>
            <text:p text:style-name="Text_20_body"><text:span text:style-name="T1">"Buat ilustrasi pembuka Bab 4 yang bergaya seperti </text:span><text:span text:style-name="Strong_20_Emphasis"><text:span text:style-name="T1">peta petualangan atau brosur wisata futuristik</text:span></text:span><text:span text:style-name="T1"> dengan judul 'PETA WISATA ANTARIKSA'. Gunakan latar belakang gelap yang elegan bertabur bintang atau nebula tipis berwarna-warni.</text:span></text:p>
            <text:list xml:id="list476702452310828085" text:style-name="L55">
              <text:list-item>
                <text:p text:style-name="P155"><text:span text:style-name="T1">Tampilkan </text:span><text:span text:style-name="Strong_20_Emphasis"><text:span text:style-name="T1">planet Bumi</text:span></text:span><text:span text:style-name="T1"> yang cerah di pojok kiri bawah sebagai titik awal. </text:span></text:p>
              </text:list-item>
              <text:list-item>
                <text:p text:style-name="P155"><text:span text:style-name="T1">Dari Bumi, tarik beberapa </text:span><text:span text:style-name="Strong_20_Emphasis"><text:span text:style-name="T1">jalur penerbangan putus-putus</text:span></text:span><text:span text:style-name="T1"> yang artistik menuju ikon-ikon destinasi yang tersebar: </text:span></text:p>
                <text:list>
                  <text:list-item>
                    <text:p text:style-name="P155"><text:span text:style-name="Strong_20_Emphasis"><text:span text:style-name="T1">Jalur 1 (Pendek, melengkung ke atas lalu kembali dekat Bumi):</text:span></text:span><text:span text:style-name="T1"> Menuju ikon kecil </text:span><text:span text:style-name="Strong_20_Emphasis"><text:span text:style-name="T1">roket/pesawat roket di tepi atmosfer</text:span></text:span><text:span text:style-name="T1"> dengan label 'TUJUAN 1: TEPI ANGKASA (Wisata Suborbital - Beberapa Menit)'. Di dekat jalur ini, letakkan logo mini (bisa ikon representatif sederhana) dari </text:span><text:span text:style-name="Strong_20_Emphasis"><text:span text:style-name="T1">Blue Origin</text:span></text:span><text:span text:style-name="T1"> dan </text:span><text:span text:style-name="Strong_20_Emphasis"><text:span text:style-name="T1">Virgin Galactic</text:span></text:span><text:span text:style-name="T1">. </text:span></text:p>
                  </text:list-item>
                  <text:list-item>
                    <text:p text:style-name="P155"><text:span text:style-name="Strong_20_Emphasis"><text:span text:style-name="T1">Jalur 2 (Melingkar mengelilingi Bumi):</text:span></text:span><text:span text:style-name="T1"> Menuju ikon </text:span><text:span text:style-name="Strong_20_Emphasis"><text:span text:style-name="T1">stasiun luar angkasa kecil yang sedang mengorbit Bumi</text:span></text:span><text:span text:style-name="T1">. Beri label 'TUJUAN 2: ORBIT BUMI (Wisata Orbital - Berhari-hari)'. Di dekat jalur ini, letakkan logo mini </text:span><text:span text:style-name="Strong_20_Emphasis"><text:span text:style-name="T1">SpaceX</text:span></text:span><text:span text:style-name="T1"> dan </text:span><text:span text:style-name="Strong_20_Emphasis"><text:span text:style-name="T1">Axiom Space</text:span></text:span><text:span text:style-name="T1">. </text:span></text:p>
                  </text:list-item>
                  <text:list-item>
                    <text:p text:style-name="P155"><text:span text:style-name="Strong_20_Emphasis"><text:span text:style-name="T1">Jalur 3 (Lebih jauh menuju Bulan):</text:span></text:span><text:span text:style-name="T1"> Menuju ikon </text:span><text:span text:style-name="Strong_20_Emphasis"><text:span text:style-name="T1">Bulan</text:span></text:span><text:span text:style-name="T1"> yang terlihat jelas (mungkin dengan detail kawah dan bendera kecil atau modul pendarat mini di permukaannya). Beri label 'TUJUAN 3: BULAN &amp; SEKITARNYA (Visi Masa Depan)'. Letakkan logo mini </text:span><text:span text:style-name="Strong_20_Emphasis"><text:span text:style-name="T1">Starship/SpaceX</text:span></text:span><text:span text:style-name="T1"> atau ikon program </text:span><text:span text:style-name="Strong_20_Emphasis"><text:span text:style-name="T1">Artemis</text:span></text:span><text:span text:style-name="T1"> di dekat jalur ini. </text:span></text:p>
                  </text:list-item>
                  <text:list-item>
                    <text:p text:style-name="P155"><text:span text:style-name="Strong_20_Emphasis"><text:span text:style-name="T1">Jalur 4 (Paling jauh menuju Mars):</text:span></text:span><text:span text:style-name="T1"> Menuju ikon planet </text:span><text:span text:style-name="Strong_20_Emphasis"><text:span text:style-name="T1">Mars</text:span></text:span><text:span text:style-name="T1"> yang berwarna kemerahan. Beri label 'TUJUAN 4: MARS (Mimpi Jangka Panjang)'. </text:span></text:p>
                  </text:list-item>
                </text:list>
              </text:list-item>
              <text:list-item>
                <text:p text:style-name="P43"><text:span text:style-name="T1">Gunakan </text:span><text:span text:style-name="Strong_20_Emphasis"><text:span text:style-name="T1">gaya font</text:span></text:span><text:span text:style-name="T1"> yang menarik, mungkin sedikit bergaya </text:span><text:span text:style-name="Emphasis"><text:span text:style-name="T1">vintage</text:span></text:span><text:span text:style-name="T1"> seperti peta kuno tapi dengan elemen futuristik. Desain keseluruhan harus visual, membangkitkan rasa ingin tahu dan petualangan dalam memilih 'destinasi' impian." </text:span></text:p>
              </text:list-item>
            </text:list>
            <text:p text:style-name="P242"/>
            <text:p text:style-name="P108"><text:soft-page-break/>Saya menunggu perintah "YAX" Anda untuk melanjutkan ke prompt berikutnya (isi Sub-bab 4.1).</text:p>
          </text:section>
          <text:section text:style-name="Sect1" text:name="feedback-form-28">
            <text:p text:style-name="P216"/>
          </text:section>
        </text:section>
        <text:section text:style-name="Sect1" text:name="f9b8d12b8f09e25e">
          <text:p text:style-name="P108"/>
          <text:section text:style-name="Sect1" text:name="user-query-content-29">
            <text:p text:style-name="P238">YAX </text:p>
          </text:section>
          <text:p text:style-name="P216">Tampilkan alur berpikir</text:p>
          <text:section text:style-name="Sect2" text:name="model-response-message-contentr_f9b8d12b8f09e25e">
            <text:p text:style-name="Text_20_body"><text:span text:style-name="T1">Oke, ini adalah jawaban untuk prompt </text:span><text:span text:style-name="Strong_20_Emphasis"><text:span text:style-name="T1">isi mendalam Sub-bab 4.1</text:span></text:span><text:span text:style-name="T1">.</text:span></text:p>
            <text:p text:style-name="Text_20_body"><text:span text:style-name="Strong_20_Emphasis"><text:span text:style-name="T1">(Jawaban untuk Prompt Isi Mendalam Sub-bab 4.1)</text:span></text:span></text:p>
            <text:p text:style-name="Text_20_body"><text:span text:style-name="Strong_20_Emphasis"><text:span text:style-name="T1">4.1. Sekejap di Tepi Angkasa: Wisata Suborbital yang Ngetren</text:span></text:span></text:p>
            <text:p text:style-name="Text_20_body"><text:span text:style-name="T1">Oke, </text:span><text:span text:style-name="Emphasis"><text:span text:style-name="T1">tour guide</text:span></text:span><text:span text:style-name="T1"> antariksamu siap beraksi lagi! Kita mulai jelajahi 'Peta Wisata Antariksa' kita dari destinasi pertama yang bisa dibilang paling 'dekat' dengan Bumi (dibandingkan pilihan lainnya), paling sering jadi berita utama dalam beberapa tahun terakhir ini (terutama sejak tahun 2021), dan dianggap sebagai 'gerbang pembuka' atau 'paket perkenalan' dari era baru wisata antariksa komersial yang sedang kita masuki ini. Destinasi ini adalah: </text:span><text:span text:style-name="Strong_20_Emphasis"><text:span text:style-name="T1">Wisata Suborbital</text:span></text:span><text:span text:style-name="T1">.</text:span></text:p>
            <text:p text:style-name="P108">Anggap saja paket wisata suborbital ini seperti kamu lagi 'mencicipi' hidangan pembuka atau 'mengintip' sedikit cuplikan dari keajaiban luar angkasa, sebelum kamu memutuskan (kalau nanti punya rezeki nomplok triliunan Rupiah, amin!) untuk ikut tur yang lebih lama, lebih jauh, dan tentunya lebih mahal. Ini adalah sebuah lompatan singkat tapi dijamin super spektakuler, memacu adrenalin, dan memberikan pengalaman yang benar-benar berbeda dari apa pun yang pernah kamu rasakan di Bumi!</text:p>
            <text:p text:style-name="Text_20_body"><text:span text:style-name="T1">Seperti yang udah kita bahas sedikit di bab sebelumnya saat membedakan jenis wisata antariksa, penerbangan suborbital ini intinya adalah sebuah </text:span><text:span text:style-name="Strong_20_Emphasis"><text:span text:style-name="T1">'lompatan' vertikal (atau hampir vertikal) yang sangat cepat dan tinggi</text:span></text:span><text:span text:style-name="T1"> menggunakan roket atau pesawat roket khusus. Tujuannya </text:span><text:span text:style-name="Strong_20_Emphasis"><text:span text:style-name="T1">bukan</text:span></text:span><text:span text:style-name="T1"> untuk mencapai kecepatan horizontal yang cukup tinggi agar bisa terus mengelilingi Bumi (itu namanya mengorbit), tapi 'hanya' cukup untuk terbang lurus ke atas dengan energi kinetik yang besar hingga mencapai ketinggian </text:span><text:span text:style-name="Strong_20_Emphasis"><text:span text:style-name="T1">di atas batas atmosfer Bumi</text:span></text:span><text:span text:style-name="T1"> yang diakui secara internasional sebagai awal mula angkasa luar. Batas ini secara umum ada di kisaran ketinggian </text:span><text:span text:style-name="Strong_20_Emphasis"><text:span text:style-name="T1">80 kilometer</text:span></text:span><text:span text:style-name="T1"> (sekitar 50 mil, batas yang sering dipakai oleh Angkatan Udara AS untuk memberikan 'sayap astronaut') hingga </text:span><text:span text:style-name="Strong_20_Emphasis"><text:span text:style-name="T1">100 kilometer</text:span></text:span><text:span text:style-name="T1"> (yang dikenal sebagai </text:span><text:span text:style-name="Strong_20_Emphasis"><text:span text:style-name="T1">Garis Kármán</text:span></text:span><text:span text:style-name="T1">, </text:span><text:soft-page-break/><text:span text:style-name="T1">batas yang lebih umum dipakai secara internasional oleh Fédération Aéronautique Internationale/FAI). Mencapai ketinggian ini, meskipun cuma bertahan beberapa menit di puncaknya sebelum jatuh kembali, secara teknis sudah cukup untuk membuatmu bisa menyandang gelar kehormatan (tidak resmi) sebagai 'astronaut' versi komersial! Keren banget, kan?</text:span></text:p>
            <text:p text:style-name="P108">Walaupun durasi total penerbangannya sangat singkat, pengalaman inti yang ditawarkan oleh paket wisata suborbital ini benar-benar luar biasa dan mencakup beberapa 'menu utama' yang paling dicari orang saat ingin ke angkasa:</text:p>
            <text:list xml:id="list4289461523799730185" text:style-name="L56">
              <text:list-item>
                <text:p text:style-name="P156"><text:span text:style-name="Strong_20_Emphasis"><text:span text:style-name="T1">Sensasi Peluncuran Roket:</text:span></text:span><text:span text:style-name="T1"> Kamu tetap akan merasakan </text:span><text:span text:style-name="Strong_20_Emphasis"><text:span text:style-name="T1">dorongan G-force</text:span></text:span><text:span text:style-name="T1"> yang kuat saat wahana melesat naik dengan kecepatan berkali-kali lipat kecepatan suara menembus lapisan-lapisan atmosfer. Sensasi ditekan ke kursi ini adalah bagian dari petualangannya! </text:span></text:p>
              </text:list-item>
              <text:list-item>
                <text:p text:style-name="P156"><text:span text:style-name="Strong_20_Emphasis"><text:span text:style-name="T1">Beberapa Menit Tanpa Bobot Ajaib:</text:span></text:span><text:span text:style-name="T1"> Di puncak lintasan parabola penerbanganmu, saat mesin utama dimatikan untuk beberapa saat dan wahana hanya bergerak mengikuti gaya lemparannya (sebelum mulai jatuh kembali ditarik gravitasi), inilah dia momen emas yang paling ditunggu-tunggu! Kamu akan merasakan sensasi paling ikonik dan paling 'aneh' dari luar angkasa: </text:span><text:span text:style-name="Strong_20_Emphasis"><text:span text:style-name="T1">melayang bebas tanpa bobot (mikrogravitasi)</text:span></text:span><text:span text:style-name="T1"> selama beberapa menit (biasanya durasinya sekitar </text:span><text:span text:style-name="Strong_20_Emphasis"><text:span text:style-name="T1">3 sampai 5 menit</text:span></text:span><text:span text:style-name="T1">, tergantung pada ketinggian puncak yang dicapai dan profil penerbangan wahananya). Waktu yang terasa singkat tapi sangat berharga ini cukup buat kamu merasakan sensasi terbang seperti superhero, mungkin melakukan salto pelan di dalam kabin jika diizinkan, atau sekadar mengambang rileks sambil menikmati pemandangan. </text:span></text:p>
              </text:list-item>
              <text:list-item>
                <text:p text:style-name="P44"><text:span text:style-name="Strong_20_Emphasis"><text:span text:style-name="T1">Pemandangan Bumi Melengkung &amp; Langit Hitam:</text:span></text:span><text:span text:style-name="T1"> Sambil melayang bebas itu, kamu bisa menempelkan wajahmu ke jendela kabin (yang biasanya dirancang super besar oleh kedua perusahaan utama penyedia layanan ini!) dan menyaksikan pemandangan paling spektakuler yang mungkin pernah kamu lihat: </text:span><text:span text:style-name="Strong_20_Emphasis"><text:span text:style-name="T1">Bumi terlihat jelas melengkung</text:span></text:span><text:span text:style-name="T1"> di bawah sana, sebuah bukti nyata kebulatan planet kita! Kamu bisa melihat kontras antara warna biru Bumi dengan </text:span><text:span text:style-name="Strong_20_Emphasis"><text:span text:style-name="T1">langit yang hitam pekat</text:span></text:span><text:span text:style-name="T1"> di atasnya, bahkan jika kamu terbang di siang hari bolong! Di kegelapan itu, kamu mungkin juga bisa melihat beberapa bintang atau planet terang. Pemandangan yang nggak akan pernah bisa kamu </text:span><text:soft-page-break/><text:span text:style-name="T1">dapatkan bahkan dari jendela pesawat komersial yang terbang paling tinggi sekalipun. </text:span></text:p>
              </text:list-item>
            </text:list>
            <text:p text:style-name="Text_20_body"><text:span text:style-name="T1">Tapi, ada satu hal penting banget yang harus kamu catat dan pahami tentang wisata suborbital ini: pengalamannya memang intens dan luar biasa, tapi </text:span><text:span text:style-name="Strong_20_Emphasis"><text:span text:style-name="T1">sangatlah singkat</text:span></text:span><text:span text:style-name="T1">. Total waktu penerbangan dari saat kamu lepas landas dari darat (atau dari pesawat induk) sampai kamu mendarat kembali dengan selamat di Bumi itu biasanya cuma berlangsung sekitar </text:span><text:span text:style-name="Strong_20_Emphasis"><text:span text:style-name="T1">10 sampai 20 menit</text:span></text:span><text:span text:style-name="T1"> saja! Dan waktu kamu benar-benar merasakan sensasi tanpa bobot dan melihat pemandangan paling puncak dari ketinggian itu bahkan lebih singkat lagi, hanya </text:span><text:span text:style-name="Strong_20_Emphasis"><text:span text:style-name="T1">beberapa menit (3-5 menit)</text:span></text:span><text:span text:style-name="T1"> saja. Jadi, ini beneran cuma seperti 'mencicipi' atau 'mengintip' sekejap mata kondisi di tepi angkasa, sebelum kamu ditarik kembali oleh gravitasi Bumi untuk mendarat. Jangan berharap bisa menginap atau mengelilingi Bumi berkali-kali ya kalau ikut paket ini!</text:span></text:p>
            <text:p text:style-name="Text_20_body"><text:span text:style-name="T1">Nah, siapa sih 'agen travel' super canggih yang nawarin paket wisata suborbital yang lagi ngetren dan sering masuk berita ini? Sampai saat ini (</text:span><text:span text:style-name="Strong_20_Emphasis"><text:span text:style-name="T1">per April 2025</text:span></text:span><text:span text:style-name="T1">), ada dua pemain utama yang sudah berhasil melakukan penerbangan berawak ke tepi angkasa dan sudah mulai (atau bersiap untuk memulai) layanan komersial untuk turis berbayar (meskipun jadwal penerbangannya mungkin belum bisa serutin maskapai penerbangan biasa dan tiketnya tentu saja masih sangat eksklusif dan mahal):</text:span></text:p>
            <text:list xml:id="list8128939759242706891" text:style-name="L57">
              <text:list-item>
                <text:p text:style-name="P157"><text:span text:style-name="Strong_20_Emphasis"><text:span text:style-name="T1">Blue Origin:</text:span></text:span><text:span text:style-name="T1"> Perusahaan antariksa yang didirikan oleh Jeff Bezos (iya, pendiri raksasa e-commerce Amazon itu!) ini menggunakan sistem roket otomatis bernama </text:span><text:span text:style-name="Strong_20_Emphasis"><text:span text:style-name="T1">New Shepard</text:span></text:span><text:span text:style-name="T1">. Cara kerjanya sangat 'klasik' untuk roket, tapi dengan sentuhan teknologi modern yang canggih: sebuah </text:span><text:span text:style-name="Strong_20_Emphasis"><text:span text:style-name="T1">roket booster</text:span></text:span><text:span text:style-name="T1"> (pendorong) yang ditenagai mesin BE-3 (berbahan bakar hidrogen cair dan oksigen cair) meluncurkan </text:span><text:span text:style-name="Strong_20_Emphasis"><text:span text:style-name="T1">kapsul</text:span></text:span><text:span text:style-name="T1"> penumpang secara </text:span><text:span text:style-name="Strong_20_Emphasis"><text:span text:style-name="T1">vertikal</text:span></text:span><text:span text:style-name="T1"> langsung dari landasan peluncuran mereka di gurun Texas Barat. Kapsulnya dirancang aerodinamis dan bisa menampung hingga 6 orang penumpang (tanpa pilot, karena sistemnya otomatis). Yang paling keren dari kapsul ini adalah </text:span><text:span text:style-name="Strong_20_Emphasis"><text:span text:style-name="T1">jendela-jendelanya yang super besar</text:span></text:span><text:span text:style-name="T1"> (katanya jendela terbesar yang pernah diterbangkan ke angkasa!), dirancang agar setiap penumpang bisa mendapatkan pemandangan Bumi yang maksimal saat di puncak ketinggian (biasanya terbang sedikit di atas Garis Kármán 100 km). Setelah kapsul mencapai puncak ketinggian dan terpisah dari booster, si booster roketnya ini punya kemampuan luar biasa: dia bisa kembali ke Bumi dan </text:span><text:span text:style-name="Strong_20_Emphasis"><text:span text:style-name="T1">mendarat </text:span></text:span><text:soft-page-break/><text:span text:style-name="Strong_20_Emphasis"><text:span text:style-name="T1">lagi secara otomatis dan vertikal</text:span></text:span><text:span text:style-name="T1"> tidak jauh dari tempat peluncuran, siap untuk dipakai lagi! Sementara itu, kapsul penumpangnya akan turun kembali ke Bumi dengan lebih lambat menggunakan </text:span><text:span text:style-name="Strong_20_Emphasis"><text:span text:style-name="T1">tiga parasut utama yang besar</text:span></text:span><text:span text:style-name="T1">, dan melakukan pendaratan akhir yang lembut di daratan gurun dibantu oleh semburan roket kecil (</text:span><text:span text:style-name="Emphasis"><text:span text:style-name="T1">retrorocket</text:span></text:span><text:span text:style-name="T1">) sesaat sebelum menyentuh tanah untuk meredam benturan. </text:span></text:p>
              </text:list-item>
              <text:list-item>
                <text:p text:style-name="P45"><text:span text:style-name="Strong_20_Emphasis"><text:span text:style-name="T1">Virgin Galactic:</text:span></text:span><text:span text:style-name="T1"> Perusahaan yang didirikan oleh pengusaha flamboyan asal Inggris, Sir Richard Branson (pendiri Virgin Group yang bisnisnya macam-macam itu) ini, punya pendekatan yang sangat berbeda dan unik. Mereka tidak menggunakan roket vertikal, tapi menggunakan sistem dua tahap yang melibatkan </text:span><text:span text:style-name="Strong_20_Emphasis"><text:span text:style-name="T1">pesawat induk</text:span></text:span><text:span text:style-name="T1"> dan </text:span><text:span text:style-name="Strong_20_Emphasis"><text:span text:style-name="T1">pesawat roket (spaceplane)</text:span></text:span><text:span text:style-name="T1">. Wahana utamanya adalah </text:span><text:span text:style-name="Strong_20_Emphasis"><text:span text:style-name="T1">SpaceShipTwo</text:span></text:span><text:span text:style-name="T1"> (generasi terbarunya diberi nama VSS Unity dan VSS Imagine). Pesawat roket yang ramping dan futuristik ini awalnya tidak terbang sendiri dari darat. Dia akan </text:span><text:span text:style-name="Strong_20_Emphasis"><text:span text:style-name="T1">'digendong' di bawah sayap pesawat induk super besar</text:span></text:span><text:span text:style-name="T1"> yang bernama </text:span><text:span text:style-name="Strong_20_Emphasis"><text:span text:style-name="T1">WhiteKnightTwo</text:span></text:span><text:span text:style-name="T1"> (nama resminya VMS Eve, punya desain unik dengan dua badan pesawat/fuselage kembar). Pesawat induk WhiteKnightTwo ini akan lepas landas dari landasan pacu biasa (di Spaceport America, New Mexico) dan terbang membawa SpaceShipTwo sampai ketinggian sekitar 15 kilometer (mirip ketinggian jelajah pesawat jet komersial). Baru di ketinggian itulah, setelah semua sistem siap, SpaceShipTwo akan </text:span><text:span text:style-name="Strong_20_Emphasis"><text:span text:style-name="T1">dilepaskan</text:span></text:span><text:span text:style-name="T1"> dari pesawat induknya! Seketika setelah lepas dan jatuh beberapa saat, dua pilot yang ada di kokpit SpaceShipTwo akan menyalakan </text:span><text:span text:style-name="Strong_20_Emphasis"><text:span text:style-name="T1">mesin roket hybrid</text:span></text:span><text:span text:style-name="T1">-nya sendiri selama sekitar 60 detik. Dorongan roket inilah yang akan membuat SpaceShipTwo melesat naik dengan sangat cepat menembus atmosfer hingga mencapai ketinggian puncak sekitar 80-90 kilometer (Virgin Galactic menggunakan standar ketinggian AS untuk 'batas angkasa'). Kabinnya juga dirancang untuk menampung hingga 6 orang penumpang (selain 2 pilot yang mengendalikannya). Setelah penumpang menikmati beberapa menit melayang di nol gravitasi dan melihat pemandangan Bumi dari jendela-jendela di samping dan langit-langit kabin, SpaceShipTwo akan mengkonfigurasi ulang sayapnya (disebut </text:span><text:span text:style-name="Emphasis"><text:span text:style-name="T1">feathering system</text:span></text:span><text:span text:style-name="T1">) untuk membantu proses re-entry yang stabil, lalu </text:span><text:span text:style-name="Strong_20_Emphasis"><text:span text:style-name="T1">turun kembali ke Bumi dengan cara melayang (glide)</text:span></text:span><text:span text:style-name="T1"> seperti pesawat layang tanpa mesin, dan akhirnya </text:span><text:span text:style-name="Strong_20_Emphasis"><text:span text:style-name="T1">mendarat secara horizontal</text:span></text:span><text:span text:style-name="T1"> dengan mulus menggunakan roda pendaratannya di atas </text:span><text:soft-page-break/><text:span text:style-name="T1">landasan pacu yang sama tempat ia berangkat tadi, mirip seperti pendaratan pesawat terbang biasa. Pengalaman terbangnya mungkin terasa sedikit lebih 'lembut' di beberapa fase (terutama saat pendaratan) dibandingkan naik roket vertikal. </text:span></text:p>
              </text:list-item>
            </text:list>
            <text:p text:style-name="Text_20_body"><text:span text:style-name="T1">Jadi, kesimpulannya, meskipun sama-sama menawarkan 'paket' wisata suborbital untuk merasakan sensasi berada di tepi angkasa selama beberapa menit yang tak terlupakan, cara mencapainya (peluncuran vertikal roket dari darat vs. peluncuran udara pesawat roket dari pesawat induk), ketinggian puncak yang dicapai (Blue Origin sedikit lebih tinggi, melewati 100 km), dan cara mendaratnya (kapsul turun dengan parasut di darat vs. pesawat roket melayang dan mendarat di landasan) antara </text:span><text:span text:style-name="Strong_20_Emphasis"><text:span text:style-name="T1">Blue Origin</text:span></text:span><text:span text:style-name="T1"> dan </text:span><text:span text:style-name="Strong_20_Emphasis"><text:span text:style-name="T1">Virgin Galactic</text:span></text:span><text:span text:style-name="T1"> ini cukup berbeda ya! Masing-masing menawarkan sensasi dan pengalaman uniknya tersendiri bagi para turis antariksa beruntung yang bisa mencobanya.</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4.1 tentang </text:span><text:span text:style-name="Strong_20_Emphasis"><text:span text:style-name="T1">Wisata Suborbital</text:span></text:span><text:span text:style-name="T1">. Tampilkan </text:span><text:span text:style-name="Strong_20_Emphasis"><text:span text:style-name="T1">lengkungan Bumi</text:span></text:span><text:span text:style-name="T1"> yang terlihat jelas di bagian bawah ilustrasi. Di atasnya, gambar </text:span><text:span text:style-name="Strong_20_Emphasis"><text:span text:style-name="T1">lintasan parabola tinggi</text:span></text:span><text:span text:style-name="T1"> yang dimulai dari Bumi, naik jauh melewati garis putus-putus horizontal bertuliskan 'Batas Angkasa (~80-100 km / Garis Kármán)', mencapai titik puncak (apogee), lalu melengkung turun kembali ke Bumi. Beri label utama pada lintasan ini 'PENERBANGAN SUBORBITAL (Total ~15 Menit)'. Tambahkan </text:span><text:span text:style-name="Strong_20_Emphasis"><text:span text:style-name="T1">ikon-ikon kecil</text:span></text:span><text:span text:style-name="T1"> atau anotasi di titik-titik kunci sepanjang lintasan untuk menjelaskan pengalaman:</text:span></text:p>
            <text:list xml:id="list8966378848115389144" text:style-name="L58">
              <text:list-item>
                <text:p text:style-name="P232">Saat naik: Ikon roket/pesawat roket melesat naik + ikon orang merasakan G-force (misal: wajah tertekan). </text:p>
              </text:list-item>
              <text:list-item>
                <text:p text:style-name="P232">Di puncak lintasan (apogee): Ikon orang melayang gembira di dalam kabin + ikon jendela besar memperlihatkan Bumi melengkung + teks 'Sensasi Tanpa Bobot (~3-5 Menit) &amp; Pemandangan Spektakuler'. </text:p>
              </text:list-item>
              <text:list-item>
                <text:p text:style-name="P158"><text:span text:style-name="T1">Saat turun: Ikon parasut terbuka (untuk metode kapsul) ATAU ikon pesawat melayang (untuk metode spaceplane). Di bagian sudut bawah kiri dan kanan ilustrasi, tampilkan </text:span><text:span text:style-name="Strong_20_Emphasis"><text:span text:style-name="T1">gambar kecil dari dua sistem kendaraan utama</text:span></text:span><text:span text:style-name="T1"> secara terpisah: </text:span></text:p>
              </text:list-item>
              <text:list-item>
                <text:p text:style-name="P158"><text:span text:style-name="T1">Sudut Kiri: Roket </text:span><text:span text:style-name="Strong_20_Emphasis"><text:span text:style-name="T1">New Shepard</text:span></text:span><text:span text:style-name="T1"> (Blue Origin) yang sedang meluncur vertikal dari darat, dengan kapsul di puncaknya. Beri label 'Blue Origin (Roket Vertikal)'. </text:span></text:p>
              </text:list-item>
              <text:list-item>
                <text:p text:style-name="P46"><text:soft-page-break/><text:span text:style-name="T1">Sudut Kanan: Pesawat induk </text:span><text:span text:style-name="Strong_20_Emphasis"><text:span text:style-name="T1">WhiteKnightTwo</text:span></text:span><text:span text:style-name="T1"> yang sedang terbang sambil menggendong pesawat roket </text:span><text:span text:style-name="Strong_20_Emphasis"><text:span text:style-name="T1">VSS Unity/SpaceShipTwo</text:span></text:span><text:span text:style-name="T1"> (Virgin Galactic) di bawahnya. Beri label 'Virgin Galactic (Pesawat Roket - Air Launch)'. Gunakan gaya visual yang cerah, dinamis, jelas, dan informatif, cocok untuk menjelaskan konsep suborbital kepada remaja." </text:span></text:p>
              </text:list-item>
            </text:list>
            <text:p text:style-name="P242"/>
            <text:p text:style-name="P108">Saya menunggu perintah "YAX" Anda untuk melanjutkan ke prompt berikutnya (isi Sub-bab 4.2).</text:p>
          </text:section>
          <text:section text:style-name="Sect1" text:name="feedback-form-29">
            <text:p text:style-name="P216"/>
          </text:section>
        </text:section>
        <text:section text:style-name="Sect1" text:name="0ec1266b6c3e83e3">
          <text:p text:style-name="P108"/>
          <text:section text:style-name="Sect1" text:name="user-query-content-30">
            <text:p text:style-name="P238">YAX </text:p>
          </text:section>
          <text:p text:style-name="P216">Tampilkan alur berpikir</text:p>
          <text:section text:style-name="Sect2" text:name="model-response-message-contentr_0ec1266b6c3e83e3">
            <text:p text:style-name="Text_20_body"><text:span text:style-name="T1">Oke, ini adalah jawaban untuk prompt </text:span><text:span text:style-name="Strong_20_Emphasis"><text:span text:style-name="T1">isi mendalam Sub-bab 4.2</text:span></text:span><text:span text:style-name="T1">.</text:span></text:p>
            <text:p text:style-name="Text_20_body"><text:span text:style-name="Strong_20_Emphasis"><text:span text:style-name="T1">(Jawaban untuk Prompt Isi Mendalam Sub-bab 4.2)</text:span></text:span></text:p>
            <text:p text:style-name="Text_20_body"><text:span text:style-name="Strong_20_Emphasis"><text:span text:style-name="T1">4.2. Mengelilingi Bumi: Wisata Orbital yang Lebih 'Nendang' dan Lebih Lama</text:span></text:span></text:p>
            <text:p text:style-name="Text_20_body"><text:span text:style-name="T1">Kalau 'lompatan' singkat ke tepi angkasa ala wisata suborbital tadi terasa kurang 'nendang' buat jiwa petualangmu, terlalu cepat selesai sensasinya, atau kamu pengen pengalaman yang benar-benar 'total', yang lebih mendalam, dan lebih mirip dengan apa yang dialami para astronaut profesional, jangan khawatir! Ada level berikutnya dalam peta wisata antariksa kita yang jauh lebih 'serius', jauh lebih lama durasinya, butuh teknologi yang lebih canggih, biaya yang berkali-kali lipat lebih mahal, dan pastinya menawarkan pengalaman yang sama sekali berbeda: </text:span><text:span text:style-name="Strong_20_Emphasis"><text:span text:style-name="T1">Wisata Orbital</text:span></text:span><text:span text:style-name="T1">! Ini bukan lagi sekadar 'mencicipi' suasana nol gravitasi selama beberapa menit, tapi ini adalah kesempatan untuk benar-benar </text:span><text:span text:style-name="Emphasis"><text:span text:style-name="T1">hidup</text:span></text:span><text:span text:style-name="T1"> dan </text:span><text:span text:style-name="Emphasis"><text:span text:style-name="T1">tinggal</text:span></text:span><text:span text:style-name="T1"> (meskipun sementara) di luar angkasa, sambil terus menerus mengelilingi planet Bumi kita dengan kecepatan luar biasa!</text:span></text:p>
            <text:p text:style-name="Text_20_body"><text:span text:style-name="T1">Ingat kan beda utamanya dari yang sudah kita bahas di Bab 2? Untuk bisa mencapai kondisi orbital, sebuah wahana antariksa (biasanya berupa kapsul yang diluncurkan oleh roket multi-tingkat yang sangat kuat seperti Falcon 9 dari SpaceX) harus mencapai kecepatan horizontal (sejajar permukaan Bumi) yang luar biasa tinggi, yaitu minimal sekitar </text:span><text:span text:style-name="Strong_20_Emphasis"><text:span text:style-name="T1">7.8 kilometer per detik</text:span></text:span><text:span text:style-name="T1"> atau </text:span><text:soft-page-break/><text:span text:style-name="T1">setara dengan </text:span><text:span text:style-name="Strong_20_Emphasis"><text:span text:style-name="T1">lebih dari 28.000 kilometer per jam</text:span></text:span><text:span text:style-name="T1">! Kecepatan 'gila' inilah (sekitar 10 kali lebih cepat dari peluru senapan!) yang memungkinkan wahana tersebut untuk terus 'jatuh' ke arah Bumi karena gravitasi, tapi karena ia juga bergerak sangat cepat ke samping, ia terus 'melenceng' dari permukaan Bumi yang melengkung dan nggak pernah benar-benar jatuh menabraknya – dia secara efektif 'terjebak' dalam lintasan orbit yang stabil mengelilingi planet kita.</text:span></text:p>
            <text:p text:style-name="Text_20_body"><text:span text:style-name="T1">Karena sudah berhasil masuk dan mempertahankan posisinya di orbit (biasanya di Orbit Rendah Bumi atau </text:span><text:span text:style-name="Emphasis"><text:span text:style-name="T1">Low Earth Orbit</text:span></text:span><text:span text:style-name="T1">/LEO, ketinggian antara 160 hingga 2.000 km), perjalanan wisata orbital ini bisa berlangsung </text:span><text:span text:style-name="Strong_20_Emphasis"><text:span text:style-name="T1">jauh lebih lama</text:span></text:span><text:span text:style-name="T1"> dibandingkan suborbital yang totalnya hanya belasan menit. Durasinya bisa sangat bervariasi, mulai dari </text:span><text:span text:style-name="Strong_20_Emphasis"><text:span text:style-name="T1">beberapa hari</text:span></text:span><text:span text:style-name="T1"> (seperti misi Inspiration4 yang kru sipilnya mengorbit selama 3 hari), hingga </text:span><text:span text:style-name="Strong_20_Emphasis"><text:span text:style-name="T1">seminggu, sepuluh hari, atau bahkan dua minggu lebih</text:span></text:span><text:span text:style-name="T1">, tergantung pada tujuan misi, kapasitas wahana, dan tentu saja 'paket wisata' yang dibeli. Ini berarti kamu punya waktu yang jauh lebih banyak untuk benar-benar beradaptasi dengan kehidupan di lingkungan mikrogravitasi, benar-benar menikmati pemandangan Bumi yang selalu berubah dari berbagai sudut pandang saat kamu melintasinya setiap 90 menit sekali, dan melakukan berbagai macam aktivitas seru lainnya yang akan kita bahas sedikit lagi.</text:span></text:p>
            <text:p text:style-name="Text_20_body"><text:span text:style-name="T1">Terus, kalau udah berhasil sampai di orbit Bumi dan bakal tinggal selama berhari-hari, para turis ini 'menginap'-nya di mana dong? Apakah sudah ada hotel bintang lima 'Marriott Galaxy' atau 'Hilton Orbit' yang melayang di angkasa? Nah, ini dia perkembangannya hingga saat ini (</text:span><text:span text:style-name="Strong_20_Emphasis"><text:span text:style-name="T1">April 2025</text:span></text:span><text:span text:style-name="T1">) dan visi untuk masa depan:</text:span></text:p>
            <text:list xml:id="list4697788527074405324" text:style-name="L59">
              <text:list-item>
                <text:p text:style-name="P47"><text:span text:style-name="Strong_20_Emphasis"><text:span text:style-name="T1">Destinasi Awal (dan Masih Berlanjut Hingga Kini): Stasiun Luar Angkasa Internasional (ISS)</text:span></text:span><text:span text:style-name="T1"> 'Hotel' pertama, atau lebih tepatnya 'rumah singgah' pertama di orbit Bumi yang pernah secara terbatas 'disewa' kamarnya oleh para turis miliarder pionir (seperti Dennis Tito, Anousheh Ansari, dan kawan-kawan yang sudah kita bahas di Bab 1.3) adalah </text:span><text:span text:style-name="Strong_20_Emphasis"><text:span text:style-name="T1">Stasiun Luar Angkasa Internasional (International Space Station atau ISS)</text:span></text:span><text:span text:style-name="T1">. ISS ini bukanlah hotel, melainkan sebuah </text:span><text:span text:style-name="Strong_20_Emphasis"><text:span text:style-name="T1">laboratorium penelitian raksasa</text:span></text:span><text:span text:style-name="T1"> yang sangat kompleks dan merupakan proyek kolaborasi internasional terbesar yang pernah ada, melibatkan banyak negara (terutama Amerika Serikat via NASA, Rusia via Roscosmos, Eropa via ESA, Jepang via JAXA, dan Kanada via CSA). </text:span><text:soft-page-break/><text:span text:style-name="T1">Stasiun ini ukurannya sebesar lapangan sepak bola, sudah terus menerus dihuni oleh para astronaut profesional dari berbagai negara sejak tahun 2000, dan mengorbit Bumi di ketinggian sekitar 400 km. Dulu, di awal tahun 2000-an, satu-satunya cara bagi seorang warga sipil untuk bisa 'berwisata' ke ISS adalah dengan membeli kursi di wahana antariksa </text:span><text:span text:style-name="Strong_20_Emphasis"><text:span text:style-name="T1">Soyuz</text:span></text:span><text:span text:style-name="T1"> milik Rusia (yang rutin terbang ke ISS) melalui perusahaan perantara, dengan biaya yang sangat fantastis (dilaporkan antara 20 hingga 40 juta Dolar AS pada waktu itu!) dan tentu saja harus lolos seleksi kesehatan serta menjalani pelatihan yang sangat intensif selama berbulan-bulan di Rusia. Setelah beberapa tahun sempat terhenti karena berbagai alasan (termasuk pensiunnya Pesawat Ulang Alik AS yang membuat Soyuz jadi satu-satunya 'taksi' ke ISS untuk sementara waktu), belakangan ini pintu ISS kembali terbuka (meskipun tetap sangat terbatas dan eksklusif) untuk turis dan misi swasta lainnya. Perusahaan swasta Amerika bernama </text:span><text:span text:style-name="Strong_20_Emphasis"><text:span text:style-name="T1">Axiom Space</text:span></text:span><text:span text:style-name="T1"> telah berhasil menjadi semacam 'agen travel' baru yang mengorganisir beberapa misi komersial ke ISS (dimulai tahun 2022) menggunakan wahana </text:span><text:span text:style-name="Strong_20_Emphasis"><text:span text:style-name="T1">Crew Dragon</text:span></text:span><text:span text:style-name="T1"> yang disewa dari </text:span><text:span text:style-name="Strong_20_Emphasis"><text:span text:style-name="T1">SpaceX</text:span></text:span><text:span text:style-name="T1">. Misi-misi Axiom ini membawa kru campuran yang terdiri dari mantan astronaut profesional sebagai komandan misi, dan beberapa 'penumpang' yang merupakan turis super kaya, peneliti swasta, atau bahkan perwakilan negara yang ingin merasakan pengalaman atau melakukan riset singkat di ISS. Jadi, kesimpulannya, ISS masih menjadi 'destinasi' wisata orbital yang </text:span><text:span text:style-name="Strong_20_Emphasis"><text:span text:style-name="T1">nyata dan paling bergengsi</text:span></text:span><text:span text:style-name="T1"> saat ini. Namun, aksesnya tetap </text:span><text:span text:style-name="Strong_20_Emphasis"><text:span text:style-name="T1">sangat terbatas</text:span></text:span><text:span text:style-name="T1"> (hanya beberapa misi per tahun), </text:span><text:span text:style-name="Strong_20_Emphasis"><text:span text:style-name="T1">super mahal</text:span></text:span><text:span text:style-name="T1">, dan butuh perencanaan misi serta persetujuan dari semua negara mitra ISS yang sangat kompleks. Ini bukanlah destinasi yang bisa kamu pesan mendadak seperti tiket pesawat!</text:span></text:p>
              </text:list-item>
              <text:list-item>
                <text:p text:style-name="P47"><text:span text:style-name="Strong_20_Emphasis"><text:span text:style-name="T1">Destinasi Masa Depan yang Paling Dinantikan: 'Hotel' &amp; Stasiun Luar Angkasa Komersial</text:span></text:span><text:span text:style-name="T1"> Kita semua setuju, ISS itu keren banget, tapi fungsinya utamanya adalah sebagai laboratorium kerja para ilmuwan dan astronaut, bukan dirancang dari awal sebagai tempat liburan yang nyaman untuk turis. Ruangnya terbatas, fasilitasnya sangat fungsional fokus pada riset, dan tentu ada banyak aturan serta jadwal kerja ketat yang harus diikuti. Makanya, </text:span><text:span text:style-name="Strong_20_Emphasis"><text:span text:style-name="T1">visi besar yang paling seru dan paling dinantikan</text:span></text:span><text:span text:style-name="T1"> untuk masa depan wisata orbital adalah pembangunan </text:span><text:soft-page-break/><text:span text:style-name="Strong_20_Emphasis"><text:span text:style-name="T1">stasiun luar angkasa komersial</text:span></text:span><text:span text:style-name="T1"> yang memang dari awal dirancang khusus untuk melayani berbagai macam 'tamu' dari sektor swasta – bisa jadi turis kaya raya yang ingin liburan paling unik, perusahaan farmasi yang ingin melakukan riset obat di mikrogravitasi, perusahaan teknologi yang ingin melakukan manufaktur material canggih, atau bahkan studio film Hollywood yang ingin syuting adegan laga dengan latar belakang Bumi asli tanpa perlu </text:span><text:span text:style-name="Emphasis"><text:span text:style-name="T1">green screen</text:span></text:span><text:span text:style-name="T1">! Bisa dibilang, inilah konsep </text:span><text:span text:style-name="Strong_20_Emphasis"><text:span text:style-name="T1">'hotel antariksa'</text:span></text:span><text:span text:style-name="T1"> pertama di dunia yang sesungguhnya, atau mungkin lebih tepatnya </text:span><text:span text:style-name="Strong_20_Emphasis"><text:span text:style-name="T1">'kompleks bisnis dan wisata serbaguna'</text:span></text:span><text:span text:style-name="T1"> di orbit. Beberapa perusahaan swasta terkemuka saat ini sedang berlomba-lomba dengan sangat serius untuk merancang dan (semoga dalam beberapa tahun ke depan, mungkin sebelum akhir dekade 2020-an atau awal 2030-an) mulai membangun 'properti' paling keren, paling tinggi (secara harfiah!), dan paling futuristik di tata surya ini. Beberapa proyek ambisius yang patut kita pantau terus perkembangannya antara lain:</text:span></text:p>
                <text:list>
                  <text:list-item>
                    <text:p text:style-name="P159"><text:span text:style-name="Strong_20_Emphasis"><text:span text:style-name="T1">Stasiun Axiom:</text:span></text:span><text:span text:style-name="T1"> Seperti yang sudah disebut tadi, perusahaan </text:span><text:span text:style-name="Strong_20_Emphasis"><text:span text:style-name="T1">Axiom Space</text:span></text:span><text:span text:style-name="T1"> tidak hanya puas menjadi 'agen travel' ke ISS. Mereka punya rencana bisnis jangka panjang yang sangat cerdas. Mereka sedang dalam proses membangun </text:span><text:span text:style-name="Strong_20_Emphasis"><text:span text:style-name="T1">modul-modul komersial</text:span></text:span><text:span text:style-name="T1"> besar mereka sendiri di darat, yang rencananya akan diluncurkan satu per satu mulai sekitar tahun 2026 atau 2027 untuk </text:span><text:span text:style-name="Strong_20_Emphasis"><text:span text:style-name="T1">ditempelkan terlebih dahulu ke salah satu port docking di ISS</text:span></text:span><text:span text:style-name="T1">. Modul Axiom ini akan menyediakan akomodasi yang lebih modern dan nyaman, serta fasilitas riset dan manufaktur khusus untuk klien komersial. Nantinya, ketika ISS sudah mendekati masa pensiunnya (diperkirakan sekitar tahun 2030 atau sedikit setelahnya), kumpulan modul Axiom yang sudah terpasang ini direncanakan bisa </text:span><text:span text:style-name="Strong_20_Emphasis"><text:span text:style-name="T1">memisahkan diri secara mandiri dan menjadi stasiun luar angkasa komersial pertama yang berdiri sendiri</text:span></text:span><text:span text:style-name="T1"> di orbit Bumi! </text:span></text:p>
                  </text:list-item>
                  <text:list-item>
                    <text:p text:style-name="P159"><text:span text:style-name="Strong_20_Emphasis"><text:span text:style-name="T1">Orbital Reef:</text:span></text:span><text:span text:style-name="T1"> Ini adalah proyek kolaborasi super ambisius yang dipimpin oleh </text:span><text:span text:style-name="Strong_20_Emphasis"><text:span text:style-name="T1">Blue Origin</text:span></text:span><text:span text:style-name="T1"> (iya, perusahaan Jeff Bezos lagi!) bersama dengan </text:span><text:span text:style-name="Strong_20_Emphasis"><text:span text:style-name="T1">Sierra Space</text:span></text:span><text:span text:style-name="T1"> (perusahaan yang membuat pesawat antariksa mini bernama Dream Chaser), raksasa dirgantara </text:span><text:span text:style-name="Strong_20_Emphasis"><text:span text:style-name="T1">Boeing</text:span></text:span><text:span text:style-name="T1">, dan beberapa perusahaan serta universitas terkemuka lainnya. Mereka merencanakan sebuah 'kawasan </text:span><text:soft-page-break/><text:span text:style-name="T1">bisnis serbaguna' (</text:span><text:span text:style-name="Emphasis"><text:span text:style-name="T1">mixed-use business park</text:span></text:span><text:span text:style-name="T1">) di orbit rendah Bumi yang skalanya cukup besar. Konsep desainnya terlihat sangat keren dan futuristik, seperti kota kecil modular di angkasa, dengan modul-modul berbeda yang didedikasikan untuk tempat tinggal (akomodasi), laboratorium riset canggih, fasilitas manufaktur unik, dan tentunya... </text:span><text:span text:style-name="Strong_20_Emphasis"><text:span text:style-name="T1">pariwisata kelas atas</text:span></text:span><text:span text:style-name="T1">! Mereka menargetkan stasiun Orbital Reef ini bisa mulai beroperasi secara bertahap sebelum akhir dekade 2020-an. </text:span></text:p>
                  </text:list-item>
                  <text:list-item>
                    <text:p text:style-name="P47"><text:span text:style-name="Strong_20_Emphasis"><text:span text:style-name="T1">Konsep Lain:</text:span></text:span><text:span text:style-name="T1"> Ada juga beberapa perusahaan lain yang ikut dalam 'perlombaan' membangun 'real estate' pertama di orbit Bumi ini, seringkali juga didukung oleh pendanaan dari NASA yang memang ingin mendorong tumbuhnya ekosistem komersial di LEO sebagai pengganti ISS nantinya. Misalnya, perusahaan </text:span><text:span text:style-name="Strong_20_Emphasis"><text:span text:style-name="T1">Nanoracks</text:span></text:span><text:span text:style-name="T1"> (yang bekerja sama dengan Voyager Space dan raksasa pertahanan Lockheed Martin untuk mengembangkan konsep stasiun bernama 'Starlab') atau </text:span><text:span text:style-name="Strong_20_Emphasis"><text:span text:style-name="T1">Northrop Grumman</text:span></text:span><text:span text:style-name="T1"> (salah satu kontraktor pertahanan dan dirgantara terbesar AS yang juga punya desain stasiun komersial berbasis modul kargo Cygnus mereka). </text:span></text:p>
                  </text:list-item>
                </text:list>
                <text:p text:style-name="P47"><text:span text:style-name="T1">Coba deh kamu pakai kekuatan imajinasimu sejenak: bayangkan suatu hari nanti (mungkin saat kamu sudah kuliah atau bekerja?) kamu berhasil menabung cukup banyak atau memenangkan lotere super besar, lalu kamu bisa memesan satu 'kamar suite' di salah satu 'hotel' atau stasiun antariksa komersial ini untuk liburan seminggu. Kamu bangun tidur di pagi hari (yang sebenarnya terjadi setiap 90 menit sekali karena stasiunmu mengelilingi Bumi secepat itu!), kamu tidak perlu beranjak dari tempat tidurmu yang mungkin menempel di dinding, kamu cukup melayang santai menuju jendela kamarmu yang super besar (bayangkan jendela dari lantai ke langit-langit!), dan di luar sana terbentang pemandangan planet Bumi yang biru, putih, hijau, dan coklat, yang hidup dan terus bergerak lewat di bawahmu dengan kecepatan 8 kilometer per detik! Kamu sarapan pagi (mungkin makanan lezat yang dicetak 3D?) sambil nonton matahari terbit spektakuler di atas benua Australia. Siangnya kamu mungkin ikut kelas yoga nol-G, atau tur </text:span><text:span text:style-name="Emphasis"><text:span text:style-name="T1">virtual reality</text:span></text:span><text:span text:style-name="T1"> ke permukaan Mars yang disediakan di </text:span><text:span text:style-name="Emphasis"><text:span text:style-name="T1">lounge</text:span></text:span><text:span text:style-name="T1"> hotel, atau membantu merawat tanaman selada di modul </text:span><text:soft-page-break/><text:span text:style-name="T1">hidroponik antariksa hotel. Sorenya kamu wajib 'nge-gym' di pusat kebugaran khusus nol-G yang punya pemandangan Bumi biar tulang dan ototmu tetap kuat. Malamnya kamu bisa menikmati makan malam romantis (kalau kamu liburannya bareng pasangan impianmu!) di restoran hotel yang atapnya mungkin terbuat dari kaca transparan, sambil melihat kerlipan lampu kota di Bumi atau keindahan galaksi Bima Sakti yang terlihat sangat jelas tanpa terganggu polusi cahaya. Pasti bakal jadi pengalaman </text:span><text:span text:style-name="Emphasis"><text:span text:style-name="T1">'staycation'</text:span></text:span><text:span text:style-name="T1"> paling nggak biasa, paling futuristik, dan paling tak terlupakan sejagat raya!</text:span></text:p>
              </text:list-item>
            </text:list>
            <text:p text:style-name="P108">Jadi, kesimpulannya, meskipun saat ini wisata orbital masih sangat terbatas tujuannya (praktis hanya ke ISS) dan biayanya masih sangat mahal hanya untuk segelintir orang, masa depannya terlihat sangat menjanjikan dengan adanya rencana-rencana ambisius pembangunan 'hotel-hotel' dan stasiun komersial baru di angkasa oleh berbagai perusahaan swasta. Siapa tahu, beberapa dekade dari sekarang, perjalanan mengelilingi Bumi selama beberapa hari ini bisa menjadi pilihan destinasi liburan yang (semoga saja) sedikit lebih 'membumi' harganya? Kita tunggu saja perkembangan seru selanjutnya!</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4.2 yang secara visual menjelaskan konsep </text:span><text:span text:style-name="Strong_20_Emphasis"><text:span text:style-name="T1">Wisata Orbital</text:span></text:span><text:span text:style-name="T1">. Tampilkan </text:span><text:span text:style-name="Strong_20_Emphasis"><text:span text:style-name="T1">planet Bumi</text:span></text:span><text:span text:style-name="T1"> yang besar dan detail di satu sisi ilustrasi. Gambar </text:span><text:span text:style-name="Strong_20_Emphasis"><text:span text:style-name="T1">lintasan orbit melingkar yang jelas</text:span></text:span><text:span text:style-name="T1"> mengelilingi Bumi di Low Earth Orbit (LEO). Di sepanjang lintasan orbit ini, tempatkan </text:span><text:span text:style-name="Strong_20_Emphasis"><text:span text:style-name="T1">dua ikon destinasi utama</text:span></text:span><text:span text:style-name="T1">:</text:span></text:p>
            <text:list xml:id="list2020587639616256421" text:style-name="L60">
              <text:list-item>
                <text:p text:style-name="P160"><text:span text:style-name="Strong_20_Emphasis"><text:span text:style-name="T1">Ikon 1:</text:span></text:span><text:span text:style-name="T1"> Gambar </text:span><text:span text:style-name="Strong_20_Emphasis"><text:span text:style-name="T1">Stasiun Luar Angkasa Internasional (ISS)</text:span></text:span><text:span text:style-name="T1"> yang bentuknya khas dan cukup detail. Beri label 'DESTINASI SAAT INI (Terbatas): ISS'. Mungkin tambahkan gambar kecil </text:span><text:span text:style-name="Strong_20_Emphasis"><text:span text:style-name="T1">kapsul Crew Dragon</text:span></text:span><text:span text:style-name="T1"> yang sedang terbang mendekati ISS. </text:span></text:p>
              </text:list-item>
              <text:list-item>
                <text:p text:style-name="P48"><text:span text:style-name="Strong_20_Emphasis"><text:span text:style-name="T1">Ikon 2:</text:span></text:span><text:span text:style-name="T1"> Gambar </text:span><text:span text:style-name="Strong_20_Emphasis"><text:span text:style-name="T1">stasiun luar angkasa komersial yang terlihat futuristik dan modern</text:span></text:span><text:span text:style-name="T1"> (bisa modular, dengan jendela besar, mungkin panel surya yang berbeda dari ISS). Beri label 'DESTINASI MASA DEPAN: Stasiun/Hotel Komersial (Contoh: Axiom, Orbital Reef)'. Tambahkan </text:span><text:span text:style-name="Strong_20_Emphasis"><text:span text:style-name="T1">teks keterangan</text:span></text:span><text:span text:style-name="T1"> di dekat jalur orbit untuk menyoroti karakteristik utama: '</text:span><text:span text:style-name="Strong_20_Emphasis"><text:span text:style-name="T1">Mengelilingi Bumi</text:span></text:span><text:span text:style-name="T1">', '</text:span><text:span text:style-name="Strong_20_Emphasis"><text:span text:style-name="T1">Kecepatan ~28.000 </text:span></text:span><text:soft-page-break/><text:span text:style-name="Strong_20_Emphasis"><text:span text:style-name="T1">km/jam</text:span></text:span><text:span text:style-name="T1">', '</text:span><text:span text:style-name="Strong_20_Emphasis"><text:span text:style-name="T1">Durasi: Berhari-hari / Mingguan</text:span></text:span><text:span text:style-name="T1">'. Bandingkan secara visual dengan lintasan suborbital (mungkin digambarkan sebagai busur kecil di bawah orbit) untuk menekankan perbedaan skala dan durasi. Gunakan gaya visual yang bersih, informatif, dengan nuansa sedikit futuristik dan optimistis." </text:span></text:p>
              </text:list-item>
            </text:list>
            <text:p text:style-name="P242"/>
            <text:p text:style-name="P108">Saya menunggu perintah "YAX" Anda untuk melanjutkan ke prompt berikutnya (isi Sub-bab 4.3).</text:p>
          </text:section>
          <text:section text:style-name="Sect1" text:name="feedback-form-30">
            <text:p text:style-name="P216"/>
          </text:section>
        </text:section>
        <text:section text:style-name="Sect1" text:name="9e4655a338ceae02">
          <text:p text:style-name="P108"/>
          <text:section text:style-name="Sect1" text:name="user-query-content-31">
            <text:p text:style-name="P238">YAX </text:p>
          </text:section>
          <text:p text:style-name="P216">Tampilkan alur berpikir</text:p>
          <text:section text:style-name="Sect2" text:name="model-response-message-contentr_9e4655a338ceae02">
            <text:p text:style-name="P216"/>
          </text:section>
          <text:section text:style-name="Sect1" text:name="feedback-form-31">
            <text:p text:style-name="P216"/>
          </text:section>
        </text:section>
        <text:section text:style-name="Sect1" text:name="3cfe3dfe3b8a4351">
          <text:p text:style-name="P108"/>
          <text:section text:style-name="Sect1" text:name="user-query-content-32">
            <text:p text:style-name="P238">PRESENT IT </text:p>
          </text:section>
          <text:p text:style-name="P216">Tampilkan alur berpikir</text:p>
          <text:section text:style-name="Sect2" text:name="model-response-message-contentr_3cfe3dfe3b8a4351">
            <text:p text:style-name="Text_20_body"><text:span text:style-name="T1">Oke, ini adalah jawaban untuk prompt </text:span><text:span text:style-name="Strong_20_Emphasis"><text:span text:style-name="T1">isi mendalam Sub-bab 4.3</text:span></text:span><text:span text:style-name="T1">.</text:span></text:p>
            <text:p text:style-name="Text_20_body"><text:span text:style-name="Strong_20_Emphasis"><text:span text:style-name="T1">(Jawaban untuk Prompt Isi Mendalam Sub-bab 4.3)</text:span></text:span></text:p>
            <text:p text:style-name="Text_20_body"><text:span text:style-name="Strong_20_Emphasis"><text:span text:style-name="T1">4.3. Lebih Jauh Lagi? Mimpi Wisata ke Bulan dan Mars (Visi Jangka Panjang)</text:span></text:span></text:p>
            <text:p text:style-name="P108">Puas rasanya ya membayangkan bisa mengelilingi Bumi dari orbit, melihat pemandangan spektakuler setiap 90 menit sekali, dan mungkin 'menginap' di stasiun antariksa canggih? Tapi, tunggu dulu! Kalau kamu pikir itu sudah puncak dari impian perjalanan dan wisata antariksa, kamu mungkin perlu memperluas lagi cakrawala imajinasimu! Para visioner sejati, ilmuwan pemberani, dan insinyur paling ambisius di planet ini nggak berhenti bermimpi cuma sampai 'halaman belakang' Bumi (orbit rendah) saja, lho. Sekarang, ayo kita pakai teleskop imajinasi kita untuk melihat jauh lebih ke depan, melampaui orbit Bumi yang sudah terasa 'dekat' itu!</text:p>
            <text:p text:style-name="Text_20_body"><text:span text:style-name="T1">Ada 'destinasi' lain di lingkungan kosmik tata surya kita yang sudah sejak lama menjadi target besar berikutnya dalam tangga eksplorasi manusia, dan tentunya, juga menjadi impian tertinggi, semacam 'paket wisata ultimate', bagi </text:span><text:soft-page-break/><text:span text:style-name="T1">konsep wisata antariksa di masa depan. Kalau destinasi-destinasi ini berhasil dicapai secara rutin dan aman oleh manusia, ini bakal jadi lompatan raksasa lagi dalam sejarah peradaban kita, membuka era baru yang sesungguhnya. Ke mana sih tujuan paling ambisius yang sedang diincar itu? Jawabannya ada dua kandidat utama: pertama, tetangga kosmik terdekat kita yang setia mengelilingi Bumi dan menemani malam-malam kita dengan cahayanya, yaitu </text:span><text:span text:style-name="Strong_20_Emphasis"><text:span text:style-name="T1">Bulan</text:span></text:span><text:span text:style-name="T1">; dan kedua, si planet tetangga yang berwarna merah, penuh misteri, dan selalu memicu rasa ingin tahu serta imajinasi kita tentang kehidupan di luar Bumi, yaitu </text:span><text:span text:style-name="Strong_20_Emphasis"><text:span text:style-name="T1">Mars</text:span></text:span><text:span text:style-name="T1">!</text:span></text:p>
            <text:p text:style-name="Text_20_body"><text:span text:style-name="T1">Tapi, </text:span><text:span text:style-name="Emphasis"><text:span text:style-name="T1">hold your horses</text:span></text:span><text:span text:style-name="T1"> dulu ya! Atau kalau di sini mungkin, tahan dulu kerbaumu! ? Sebelum kamu buru-buru cari di Google "paket wisata murah ke Kawah Copernicus di Bulan" atau "promo trekking seru di Valles Marineris Mars", penting banget untuk kita sama-sama pahami: perjalanan wisata ke Bulan, apalagi ke Mars, itu </text:span><text:span text:style-name="Strong_20_Emphasis"><text:span text:style-name="T1">masih masuk kategori visi jangka sangat panjang</text:span></text:span><text:span text:style-name="T1">. Kita mungkin sedang bicara soal </text:span><text:span text:style-name="Strong_20_Emphasis"><text:span text:style-name="T1">beberapa dekade</text:span></text:span><text:span text:style-name="T1"> lagi – bisa jadi 20 tahun, 30 tahun, atau bahkan 50 tahun dari sekarang (</text:span><text:span text:style-name="Strong_20_Emphasis"><text:span text:style-name="T1">April 2025</text:span></text:span><text:span text:style-name="T1">) – sebelum benar-benar ada 'paket tur' komersial yang relatif aman dan (mungkin sedikit) terjangkau untuk bisa pergi ke sana sebagai turis biasa. Kenapa kok lama banget? Karena tantangan teknologi (mulai dari roketnya, sistem pendukung kehidupan, perlindungan radiasi, pendaratan, dll.), tantangan logistik (membawa semua perbekalan), tantangan biaya (yang pasti akan berkali-kali lipat lebih mahal dari ke orbit Bumi), dan terutama tantangan risiko keselamatan jiwanya benar-benar berkali-kali lipat lebih besar dan lebih kompleks dibandingkan sekadar terbang 'pulang-pergi' ke orbit Bumi yang 'cuma' berjarak sekitar 400 km di atas kepala kita. Jarak ke Bulan itu sekitar 384.000 km, dan jarak ke Mars bisa puluhan hingga ratusan juta km!</text:span></text:p>
            <text:p text:style-name="Text_20_body"><text:span text:style-name="T1">Terus, kalau memang sangat sulit dan masih lama, gimana caranya manusia bisa bermimpi ke sana, apalagi buat tujuan wisata? Nah, di sinilah peran krusial dari pengembangan roket generasi baru yang ukurannya super besar, daya angkutnya super kuat, dan (ini kuncinya untuk menekan biaya di masa depan) sepenuhnya dapat digunakan kembali. Contoh paling nyata dan paling ambisius saat ini adalah sistem </text:span><text:span text:style-name="Strong_20_Emphasis"><text:span text:style-name="T1">Starship</text:span></text:span><text:span text:style-name="T1"> yang sedang dikembangkan habis-habisan oleh perusahaan </text:span><text:span text:style-name="Strong_20_Emphasis"><text:span text:style-name="T1">SpaceX</text:span></text:span><text:span text:style-name="T1">. Starship ini dari awal konsepnya memang </text:span><text:span text:style-name="Strong_20_Emphasis"><text:span text:style-name="T1">dirancang secara eksplisit</text:span></text:span><text:span text:style-name="T1"> oleh Elon Musk bukan hanya sekadar untuk menggantikan roket Falcon 9 dalam mengangkut satelit atau orang ke orbit Bumi, tapi sebagai </text:span><text:span text:style-name="Strong_20_Emphasis"><text:span text:style-name="T1">sistem transportasi antarplanet revolusioner</text:span></text:span><text:span text:style-name="T1"> pertama di </text:span><text:soft-page-break/><text:span text:style-name="T1">dunia! Tujuan utamanya sangat jelas dan sering diulang-ulang: untuk memungkinkan pengiriman manusia dan kargo dalam jumlah sangat besar (ratusan ton muatan atau 100+ orang per penerbangan!) guna membangun pangkalan permanen di Bulan dan akhirnya mendirikan koloni manusia yang mandiri dan berkelanjutan di Mars. Kalau sistem Starship ini nantinya terbukti berhasil terbang secara rutin, aman, dan biayanya bisa ditekan serendah mungkin (sesuai klaim ambisius SpaceX yang ingin membuat biaya per penerbangan jauh lebih murah dari misi-misi sebelumnya), maka inilah 'kapal feri' atau 'pesawat antarplanet' utama yang kemungkinan besar akan membuka jalan bagi era perjalanan antarplanet komersial, termasuk potensi untuk wisata di kemudian hari.</text:span></text:p>
            <text:p text:style-name="Text_20_body"><text:span text:style-name="T1">Selain upaya dari sektor swasta yang sangat gencar seperti SpaceX, jangan lupakan juga peran penting dari badan antariksa pemerintah seperti </text:span><text:span text:style-name="Strong_20_Emphasis"><text:span text:style-name="T1">NASA</text:span></text:span><text:span text:style-name="T1"> (Amerika Serikat) dengan program besar mereka yang sedang berjalan bernama </text:span><text:span text:style-name="Strong_20_Emphasis"><text:span text:style-name="T1">Artemis</text:span></text:span><text:span text:style-name="T1">. Nama Artemis ini diambil dari nama dewi Bulan dalam mitologi Yunani, saudara kembar Apollo (nama misi pendaratan di Bulan pertama kali). Program Artemis ini punya tujuan ganda yang sangat ambisius dan saling terkait: pertama, </text:span><text:span text:style-name="Strong_20_Emphasis"><text:span text:style-name="T1">membawa kembali astronaut Amerika ke permukaan Bulan</text:span></text:span><text:span text:style-name="T1"> (termasuk mengirimkan wanita pertama dan orang kulit berwarna pertama ke Bulan) dalam dekade ini. (</text:span><text:span text:style-name="Strong_20_Emphasis"><text:span text:style-name="T1">Per April 2025</text:span></text:span><text:span text:style-name="T1">, setelah sukses dengan misi Artemis I tanpa awak mengelilingi Bulan di akhir 2022, misi Artemis II yang akan membawa empat astronaut terbang mengelilingi Bulan tanpa mendarat dijadwalkan akan terbang dalam beberapa tahun ke depan, yang kemudian akan diikuti oleh misi pendaratan manusia pertama sejak 1972, yaitu Artemis III, beberapa tahun setelahnya). Tujuan kedua, dan ini yang lebih penting untuk jangka panjang serta relevan dengan potensi wisata, program Artemis bertujuan untuk </text:span><text:span text:style-name="Strong_20_Emphasis"><text:span text:style-name="T1">membangun kehadiran manusia yang berkelanjutan (sustainable presence)</text:span></text:span><text:span text:style-name="T1"> di Bulan. Artinya, bukan cuma sekadar 'datang-tancap bendera-pulang sebentar' seperti era Apollo dulu, tapi benar-benar membangun infrastruktur dasar seperti pangkalan di permukaan Bulan (kemungkinan besar di daerah kutub selatan yang kaya akan potensi es air) dan sebuah stasiun luar angkasa kecil bernama </text:span><text:span text:style-name="Strong_20_Emphasis"><text:span text:style-name="T1">'Lunar Gateway'</text:span></text:span><text:span text:style-name="T1"> yang akan mengorbit Bulan sebagai pos transit dan laboratorium. Nah, kalau NASA dan mitra-mitra internasionalnya (seperti ESA, JAXA, CSA) berhasil membangun infrastruktur awal di Bulan dan sekitarnya ini, sangat mungkin di masa depan infrastruktur tersebut bisa dimanfaatkan juga (misalnya disewa) </text:span><text:soft-page-break/><text:span text:style-name="T1">oleh perusahaan-perusahaan swasta untuk mulai menawarkan 'paket wisata' premium ke Bulan – entah itu sekadar terbang mengelilingi Bulan (seperti rencana misi #dearMoon yang didanai miliarder Jepang Yusaku Maezawa menggunakan Starship), mengorbit Bulan dan mungkin singgah sebentar di stasiun Gateway, atau bahkan (ini puncaknya!) mendarat di permukaan Bulan dan berjalan-jalan sebentar di pangkalan Artemis!</text:span></text:p>
            <text:p text:style-name="P108">Terus, kalau suatu saat nanti kita benar-benar bisa ikut 'paket tur' wisata ke Bulan atau Mars, kira-kira ngapain aja ya di sana? Apa sih yang bikin tempat-tempat itu menarik banget untuk dikunjungi (selain faktor 'keren'-nya yang pasti)?</text:p>
            <text:list xml:id="list6191781848407473522" text:style-name="L61">
              <text:list-item>
                <text:p text:style-name="P161"><text:span text:style-name="Strong_20_Emphasis"><text:span text:style-name="T1">Wisata Bulan:</text:span></text:span><text:span text:style-name="T1"> Bayangkan sensasi yang benar-benar berbeda ini! Kamu bisa </text:span><text:span text:style-name="Strong_20_Emphasis"><text:span text:style-name="T1">berjalan (atau lebih tepatnya melompat-lompat kecil dengan gaya lucu!) di permukaan Bulan</text:span></text:span><text:span text:style-name="T1"> yang tertutup lapisan debu halus berwarna abu-abu yang disebut </text:span><text:span text:style-name="Emphasis"><text:span text:style-name="T1">regolith</text:span></text:span><text:span text:style-name="T1">, merasakan tarikan gravitasi yang hanya seperenam Bumi – pasti rasanya super ringan dan seru banget! Kamu bisa melihat langsung dari dekat kawah-kawah bekas tumbukan meteor raksasa yang usianya miliaran tahun, mungkin mengunjungi lokasi pendaratan misi Apollo yang bersejarah dan melihat jejak kaki pertama manusia yang masih awet di sana (karena tidak ada angin atau erosi di Bulan), atau bahkan ikut tur naik kendaraan </text:span><text:span text:style-name="Emphasis"><text:span text:style-name="T1">rover</text:span></text:span><text:span text:style-name="T1"> khusus Bulan untuk menjelajahi area yang lebih luas. Dan tentu saja, </text:span><text:span text:style-name="Emphasis"><text:span text:style-name="T1">highlight</text:span></text:span><text:span text:style-name="T1"> visual utamanya yang mungkin paling bikin merinding: </text:span><text:span text:style-name="Strong_20_Emphasis"><text:span text:style-name="T1">memandang keindahan planet Bumi</text:span></text:span><text:span text:style-name="T1"> yang terlihat seperti bola marmer biru-putih yang terang dan jauh lebih besar (sekitar 4 kali lebih besar dari penampakan Bulan dari Bumi!) menggantung dengan anggun di langit Bulan yang hitam pekat tanpa atmosfer! Pasti bakal jadi </text:span><text:span text:style-name="Emphasis"><text:span text:style-name="T1">spot selfie</text:span></text:span><text:span text:style-name="T1"> atau </text:span><text:span text:style-name="Emphasis"><text:span text:style-name="T1">wefie</text:span></text:span><text:span text:style-name="T1"> paling epik, paling keren, dan paling tidak biasa sejagat raya! </text:span></text:p>
              </text:list-item>
              <text:list-item>
                <text:p text:style-name="P49"><text:span text:style-name="Strong_20_Emphasis"><text:span text:style-name="T1">Wisata Mars (Jangka Super Panjang):</text:span></text:span><text:span text:style-name="T1"> Kalau Bulan mungkin terasa seperti 'pulau' terdekat dari 'benua' Bumi, maka Mars adalah 'benua baru' yang benar-benar asing, penuh tantangan, tapi juga penuh pesona misterius. Ini adalah petualangan untuk jiwa-jiwa pionir sejati yang mencari pengalaman ekstrem! Mungkin suatu saat nanti (setelah ada koloni manusia yang mapan dan teknologinya memungkinkan), turis bisa ikut dalam </text:span><text:span text:style-name="Strong_20_Emphasis"><text:span text:style-name="T1">ekspedisi terbatas dan sangat terkontrol untuk menjelajahi beberapa keajaiban geologi Mars</text:span></text:span><text:span text:style-name="T1"> yang skalanya jauh </text:span><text:soft-page-break/><text:span text:style-name="T1">lebih besar dari di Bumi: melihat langsung ngarai raksasa Valles Marineris yang panjangnya setara dengan jarak dari ujung barat ke ujung timur Amerika Serikat dan dalamnya berkilo-kilometer, atau mungkin mendaki (sebagian kecil saja dari kaki gunungnya mungkin ya!) gunung api perisai raksasa Olympus Mons yang puncaknya tiga kali lebih tinggi dari Gunung Everest dan luas dasarnya sebesar negara Prancis! Atau mungkin, sekadar merasakan </text:span><text:span text:style-name="Strong_20_Emphasis"><text:span text:style-name="T1">tantangan dan keunikan hidup sehari-hari di bawah kubah habitat buatan</text:span></text:span><text:span text:style-name="T1"> yang melindungi dari radiasi dan atmosfer tipis Mars, sambil melihat lanskap Mars yang berwarna merah karat, dingin, kering, berdebu, dan sunyi di luar kubah. Melihat matahari terbit atau terbenam yang berwarna kebiruan (karena efek hamburan cahaya oleh debu halus di atmosfer tipisnya), atau mengamati dua bulan kecil Mars yang bentuknya aneh seperti kentang (Phobos dan Deimos) melintas cepat di langit malamnya. Sebuah pengalaman yang benar-benar 'alien' dan pasti akan mengubah perspektifmu tentang apa artinya 'hidup' dan betapa istimewanya Bumi kita! </text:span></text:p>
              </text:list-item>
            </text:list>
            <text:p text:style-name="Text_20_body"><text:span text:style-name="T1">Sekali lagi, perlu ditekankan ya, ini semua (terutama wisata ke Mars) </text:span><text:span text:style-name="Strong_20_Emphasis"><text:span text:style-name="T1">masih merupakan mimpi besar</text:span></text:span><text:span text:style-name="T1"> untuk beberapa dekade ke depan. Tantangan teknologinya (seperti perlindungan radiasi untuk perjalanan berbulan-bulan, sistem pendukung kehidupan tertutup sempurna, teknologi pendaratan dan peluncuran kembali dari planet lain, dll., seperti yang sudah kita singgung sedikit di Bab 2.4) masih sangat besar dan butuh banyak terobosan baru. Biayanya? Jangan ditanya! Pasti bakal jauuuh lebih mahal lagi dari sekadar wisata orbital ke ISS saat ini, setidaknya di awal-awal era perjalanan antarplanet nanti. Mungkin hanya untuk segelintir miliarder paling nekat atau pemenang undian paling beruntung sedunia!</text:span></text:p>
            <text:p text:style-name="Text_20_body"><text:span text:style-name="T1">Tapi, kabar baiknya dan yang perlu kita ingat adalah: umat manusia, baik melalui lembaga pemerintah seperti NASA dan badan antariksa negara lain, maupun melalui dorongan sektor swasta yang sangat dinamis dan ambisius seperti SpaceX dan lainnya, sedang </text:span><text:span text:style-name="Strong_20_Emphasis"><text:span text:style-name="T1">aktif bekerja keras HARI INI</text:span></text:span><text:span text:style-name="T1"> untuk mewujudkan langkah-langkah pertama menuju visi besar antarplanet ini. Roket Starship terus diuji coba terbang semakin tinggi dan semakin kompleks. Misi-misi robotik canggih terus dikirim ke Bulan dan Mars untuk memetakan sumber daya, menguji teknologi, dan mencari tanda-tanda kehidupan. Teknologi baru untuk mendukung kehidupan manusia di luar Bumi terus </text:span><text:soft-page-break/><text:span text:style-name="T1">dikembangkan di laboratorium-laboratorium di seluruh dunia.</text:span></text:p>
            <text:p text:style-name="Text_20_body"><text:span text:style-name="T1">Jadi, meskipun mungkin bukan generasi kita, atau bahkan mungkin baru generasi anak atau cucu kita nanti yang benar-benar bisa dengan 'mudah' (relatif) membeli tiket wisata ke Bulan atau Mars, </text:span><text:span text:style-name="Strong_20_Emphasis"><text:span text:style-name="T1">fondasi untuk mimpi besar itu sedang dibangun dengan gigih saat ini juga!</text:span></text:span><text:span text:style-name="T1"> Dan partisipasi kita semua, termasuk kamu para remaja di Tapak Tuan atau di mana pun di Indonesia, dalam mempelajari sains, mendukung eksplorasi, dan mungkin suatu hari nanti ikut berkontribusi dalam bidang ini, adalah bagian penting dari perjalanan panjang umat manusia menuju bintang-bintang. Mimpi itu sedang dalam proses dibangun, dan itu saja sudah cukup jadi alasan buat kita untuk terus optimis dan bersemangat tentang masa depan, kan?</text:span></text:p>
            <text:p text:style-name="P242"/>
            <text:p text:style-name="Text_20_body"><text:span text:style-name="Strong_20_Emphasis"><text:span text:style-name="T1">(Prompt untuk Gambar Ilustrasi - Opsional)</text:span></text:span></text:p>
            <text:p text:style-name="Text_20_body"><text:span text:style-name="T1">"Buat ilustrasi (bisa 1 gambar utama atau 2 gambar terpisah yang kontras) untuk Sub-bab 4.3 yang secara </text:span><text:span text:style-name="Strong_20_Emphasis"><text:span text:style-name="T1">inspiratif dan visioner</text:span></text:span><text:span text:style-name="T1"> menggambarkan potensi wisata masa depan ke Bulan dan Mars.</text:span></text:p>
            <text:list xml:id="list6668186740248672943" text:style-name="L62">
              <text:list-item>
                <text:p text:style-name="P162"><text:span text:style-name="Strong_20_Emphasis"><text:span text:style-name="T1">Konsep Bulan:</text:span></text:span><text:span text:style-name="T1"> Tampilkan pemandangan permukaan Bulan yang ikonik (lanskap abu-abu, berdebu, mungkin dengan beberapa kawah halus). Di latar depan, gambar </text:span><text:span text:style-name="Strong_20_Emphasis"><text:span text:style-name="T1">2-3 turis</text:span></text:span><text:span text:style-name="T1"> mengenakan </text:span><text:span text:style-name="Strong_20_Emphasis"><text:span text:style-name="T1">baju antariksa yang terlihat lebih modern, ramping, dan mungkin berwarna cerah</text:span></text:span><text:span text:style-name="T1"> (bukan putih bulky seperti era Apollo). Satu turis mungkin sedang mengambil foto/video, satu lagi mungkin sedang melompat rendah dengan gembira. Fokus visual utama adalah </text:span><text:span text:style-name="Strong_20_Emphasis"><text:span text:style-name="T1">pemandangan Bumi yang terlihat besar, terang, dan indah</text:span></text:span><text:span text:style-name="T1"> (dengan detail awan dan benua) menggantung megah di langit Bulan yang hitam pekat dan penuh bintang. Mungkin tambahkan detail siluet </text:span><text:span text:style-name="Strong_20_Emphasis"><text:span text:style-name="T1">pangkalan Bulan kecil yang futuristik</text:span></text:span><text:span text:style-name="T1"> dengan kubah atau panel surya di kejauhan untuk menunjukkan kehadiran manusia. </text:span></text:p>
              </text:list-item>
              <text:list-item>
                <text:p text:style-name="P50"><text:span text:style-name="Strong_20_Emphasis"><text:span text:style-name="T1">Konsep Mars (Alternatif/Panel Kedua):</text:span></text:span><text:span text:style-name="T1"> Tampilkan pemandangan lanskap Mars yang khas dengan </text:span><text:span text:style-name="Strong_20_Emphasis"><text:span text:style-name="T1">tanah berwarna merah/oranye</text:span></text:span><text:span text:style-name="T1">, bebatuan, dan mungkin siluet gunung atau ngarai besar di cakrawala yang jauh di bawah langit berwarna kekuningan/merah muda. Di latar depan, gambar beberapa turis di dalam </text:span><text:span text:style-name="Strong_20_Emphasis"><text:span text:style-name="T1">kubah habitat transparan</text:span></text:span><text:span text:style-name="T1"> yang modern dan terang, sedang melihat keluar dengan takjub ke arah lanskap Mars. Atau, gambar mereka sedang berada di luar dekat </text:span><text:soft-page-break/><text:span text:style-name="Strong_20_Emphasis"><text:span text:style-name="T1">kendaraan rover Mars yang terlihat canggih dan futuristik</text:span></text:span><text:span text:style-name="T1">, mengenakan baju antariksa, mungkin sedang mengambil sampel batuan atau sekadar mengamati lingkungan. Kesan yang ingin ditimbulkan adalah </text:span><text:span text:style-name="Strong_20_Emphasis"><text:span text:style-name="T1">petualangan pionir di dunia baru yang asing namun memukau</text:span></text:span><text:span text:style-name="T1">. Gunakan gaya visual yang sinematik, sedikit </text:span><text:span text:style-name="Emphasis"><text:span text:style-name="T1">dreamy</text:span></text:span><text:span text:style-name="T1"> atau penuh harapan, dengan pencahayaan yang dramatis, untuk menekankan keindahan dan keagungan destinasi masa depan ini." </text:span></text:p>
              </text:list-item>
            </text:list>
            <text:p text:style-name="P242"/>
            <text:p text:style-name="P108">Saya menunggu perintah "YAX" Anda untuk melanjutkan ke prompt berikutnya (isi Sub-bab 4.4).</text:p>
          </text:section>
          <text:section text:style-name="Sect1" text:name="feedback-form-32">
            <text:p text:style-name="P216"/>
          </text:section>
        </text:section>
        <text:section text:style-name="Sect1" text:name="136d2aa02dd44513">
          <text:p text:style-name="P108"/>
          <text:section text:style-name="Sect1" text:name="user-query-content-33">
            <text:p text:style-name="P238">YAX </text:p>
          </text:section>
          <text:p text:style-name="P216">Tampilkan alur berpikir</text:p>
          <text:section text:style-name="Sect2" text:name="model-response-message-contentr_136d2aa02dd44513">
            <text:p text:style-name="Text_20_body"><text:span text:style-name="T1">Siap! Ini adalah jawaban untuk prompt </text:span><text:span text:style-name="Strong_20_Emphasis"><text:span text:style-name="T1">isi mendalam Sub-bab 4.4</text:span></text:span><text:span text:style-name="T1">.</text:span></text:p>
            <text:p text:style-name="Text_20_body"><text:span text:style-name="Strong_20_Emphasis"><text:span text:style-name="T1">(Jawaban untuk Prompt Isi Mendalam Sub-bab 4.4)</text:span></text:span></text:p>
            <text:p text:style-name="Text_20_body"><text:span text:style-name="Strong_20_Emphasis"><text:span text:style-name="T1">4.4. Perusahaan Pelopor: Kenalan Sama 'Agen Travel' Antariksa Keren Ini!</text:span></text:span></text:p>
            <text:p text:style-name="P108">Udah lihat kan pilihan destinasinya di 'Peta Wisata Antariksa' kita, mulai dari yang 'deket' banget cuma buat 'say hello' ke tepi angkasa (suborbital), yang lebih lama buat keliling Bumi (orbital), sampai yang jauuuh banget buat mimpi jangka panjang ke Bulan dan Mars? Keren-keren semua ya! Nah, sekarang pasti kamu penasaran, siapa sih perusahaan-perusahaan hebat di balik layar yang 'jualan tiket' dan menyelenggarakan tur-tur super canggih, super mahal, dan super berisiko ini?</text:p>
            <text:p text:style-name="Text_20_body"><text:span text:style-name="T1">Mereka ini jelas bukan agen travel biasa yang kantornya ada di ruko pinggir jalan ya! Mereka adalah </text:span><text:span text:style-name="Strong_20_Emphasis"><text:span text:style-name="T1">perusahaan-perusahaan teknologi tinggi (high-tech)</text:span></text:span><text:span text:style-name="T1"> yang isinya ribuan (bahkan puluhan ribu!) insinyur paling jenius, ilmuwan paling brilian, teknisi paling terampil di planet ini. Perusahaan-perusahaan ini seringkali didirikan dan dipimpin oleh tokoh-tokoh visioner yang punya mimpi setinggi langit (secara harfiah!), punya kantong super tebal (karena modalnya triliunan!), dan punya keberanian luar biasa untuk mengambil risiko besar demi mewujudkan mimpi umat manusia (dan tentu saja, membangun kerajaan </text:span><text:soft-page-break/><text:span text:style-name="T1">bisnis baru mereka!) untuk menaklukkan 'final frontier' alias luar angkasa.</text:span></text:p>
            <text:p text:style-name="Text_20_body"><text:span text:style-name="T1">Yuk, kita kenalan lebih dekat sama beberapa 'agen travel antariksa' paling top, paling inovatif, dan paling sering dibicarakan di seluruh dunia saat ini (</text:span><text:span text:style-name="Strong_20_Emphasis"><text:span text:style-name="T1">per April 2025</text:span></text:span><text:span text:style-name="T1">)!</text:span></text:p>
            <text:list xml:id="list5128957106992404235" text:style-name="L63">
              <text:list-item>
                <text:p text:style-name="P51"><text:span text:style-name="Strong_20_Emphasis"><text:span text:style-name="T1">Blue Origin: Si Biru Ambisius dari Bos Amazon</text:span></text:span></text:p>
                <text:list>
                  <text:list-item>
                    <text:p text:style-name="P163"><text:span text:style-name="Strong_20_Emphasis"><text:span text:style-name="T1">Pendiri Ikonik:</text:span></text:span><text:span text:style-name="T1"> Siapa sih yang nggak kenal </text:span><text:span text:style-name="Strong_20_Emphasis"><text:span text:style-name="T1">Jeff Bezos</text:span></text:span><text:span text:style-name="T1">? Beliau adalah pendiri dan mantan CEO raksasa </text:span><text:span text:style-name="Emphasis"><text:span text:style-name="T1">e-commerce</text:span></text:span><text:span text:style-name="T1"> global, Amazon.com, dan sempat jadi orang terkaya di dunia. Sejak tahun 2000, Bezos diam-diam mendirikan Blue Origin sebagai 'proyek passion' pribadinya untuk mewujudkan mimpi masa kecilnya tentang antariksa. </text:span></text:p>
                  </text:list-item>
                  <text:list-item>
                    <text:p text:style-name="P163"><text:span text:style-name="Strong_20_Emphasis"><text:span text:style-name="T1">Visi Jangka Panjang:</text:span></text:span><text:span text:style-name="T1"> Blue Origin punya visi yang cukup filosofis dan jangka panjang banget! Motonya adalah </text:span><text:span text:style-name="Emphasis"><text:span text:style-name="T1">'Gradatim Ferociter'</text:span></text:span><text:span text:style-name="T1"> (yang artinya 'Langkah demi Langkah, dengan Ganas' dalam bahasa Latin). Visi utamanya adalah melihat </text:span><text:span text:style-name="Strong_20_Emphasis"><text:span text:style-name="T1">"jutaan orang suatu hari nanti bisa hidup dan bekerja dengan aman di luar angkasa demi keuntungan atau kelestarian Bumi"</text:span></text:span><text:span text:style-name="T1">. Mereka percaya bahwa masa depan jangka panjang umat manusia ada di luar angkasa untuk mengurangi tekanan populasi dan industri di planet kita satu-satunya ini. </text:span></text:p>
                  </text:list-item>
                  <text:list-item>
                    <text:p text:style-name="P163"><text:span text:style-name="Strong_20_Emphasis"><text:span text:style-name="T1">Fokus Saat Ini &amp; Kendaraan Utama (untuk Wisata):</text:span></text:span><text:span text:style-name="T1"> Meskipun visinya jangka panjang, langkah pertama Blue Origin yang sudah beroperasi secara komersial di sektor pariwisata adalah </text:span><text:span text:style-name="Strong_20_Emphasis"><text:span text:style-name="T1">wisata suborbital</text:span></text:span><text:span text:style-name="T1">. Mereka menggunakan sistem roket dan kapsul otomatis bernama </text:span><text:span text:style-name="Strong_20_Emphasis"><text:span text:style-name="T1">New Shepard</text:span></text:span><text:span text:style-name="T1"> (dinamai dari Alan Shepard, astronaut Amerika pertama). Roket booster New Shepard (yang ditenagai mesin BE-3 berbahan bakar hidrogen cair - dianggap lebih ramah lingkungan) meluncurkan kapsul penumpang secara </text:span><text:span text:style-name="Strong_20_Emphasis"><text:span text:style-name="T1">vertikal</text:span></text:span><text:span text:style-name="T1"> dari fasilitas mereka di Texas Barat. Kapsulnya bisa menampung 6 penumpang (tanpa perlu pilot karena otomatis) dan terkenal punya </text:span><text:span text:style-name="Strong_20_Emphasis"><text:span text:style-name="T1">jendela-jendela paling besar</text:span></text:span><text:span text:style-name="T1"> yang pernah diterbangkan ke angkasa, memberikan pemandangan Bumi yang tak tertandingi dari ketinggian puncak di atas 100 km (melewati Garis Kármán). Setelah beberapa menit melayang, booster roketnya akan </text:span><text:span text:style-name="Strong_20_Emphasis"><text:span text:style-name="T1">mendarat kembali secara vertikal</text:span></text:span><text:span text:style-name="T1"> dengan presisi tinggi (teknologi daur ulang andalan mereka!), sementara </text:span><text:soft-page-break/><text:span text:style-name="T1">kapsulnya turun dengan lembut menggunakan tiga parasut besar dan mendarat di daratan gurun dengan bantuan roket pengerem kecil sesaat sebelum menyentuh tanah. Penjualan tiketnya sangat eksklusif dan harganya tidak dipublikasikan secara umum. </text:span></text:p>
                  </text:list-item>
                  <text:list-item>
                    <text:p text:style-name="P163"><text:span text:style-name="Strong_20_Emphasis"><text:span text:style-name="T1">Rencana Masa Depan yang Besar:</text:span></text:span><text:span text:style-name="T1"> Jangan anggap Blue Origin hanya main di 'liga' suborbital! Mereka punya ambisi orbital yang sangat besar. Saat ini mereka sedang dalam tahap akhir pengembangan roket raksasa generasi berikutnya bernama </text:span><text:span text:style-name="Strong_20_Emphasis"><text:span text:style-name="T1">New Glenn</text:span></text:span><text:span text:style-name="T1"> (dinamai dari John Glenn, astronaut Amerika pertama yang mengorbit Bumi). New Glenn ini dirancang untuk bersaing langsung dengan roket kelas berat lainnya dalam meluncurkan satelit besar, misi ke Bulan, dan bahkan mungkin misi berawak di masa depan. Selain itu, Blue Origin juga menjadi </text:span><text:span text:style-name="Strong_20_Emphasis"><text:span text:style-name="T1">pemimpin konsorsium</text:span></text:span><text:span text:style-name="T1"> industri untuk membangun salah satu konsep stasiun luar angkasa komersial pertama, yaitu </text:span><text:span text:style-name="Strong_20_Emphasis"><text:span text:style-name="T1">Orbital Reef</text:span></text:span><text:span text:style-name="T1">. Jadi, jelas Blue Origin membidik untuk menjadi pemain utama di semua lini bisnis antariksa masa depan! </text:span></text:p>
                  </text:list-item>
                </text:list>
              </text:list-item>
              <text:list-item>
                <text:p text:style-name="P51"><text:span text:style-name="Strong_20_Emphasis"><text:span text:style-name="T1">Virgin Galactic: Gaya, Pengalaman 'Fun', dan Terbang dari Udara</text:span></text:span></text:p>
                <text:list>
                  <text:list-item>
                    <text:p text:style-name="P163"><text:span text:style-name="Strong_20_Emphasis"><text:span text:style-name="T1">Pendiri Ikonik:</text:span></text:span><text:span text:style-name="T1"> Kalau perusahaan yang satu ini sangat identik dengan citra pendirinya yang flamboyan, eksentrik, dan sangat menyukai petualangan serta publisitas: </text:span><text:span text:style-name="Strong_20_Emphasis"><text:span text:style-name="T1">Sir Richard Branson</text:span></text:span><text:span text:style-name="T1">. Beliau adalah pendiri Virgin Group yang bisnisnya merambah ke mana-mana (dari maskapai penerbangan Virgin Atlantic, label musik Virgin Records, sampai kereta api dan telekomunikasi). Antariksa adalah salah satu 'mainan' favoritnya. </text:span></text:p>
                  </text:list-item>
                  <text:list-item>
                    <text:p text:style-name="P163"><text:span text:style-name="Strong_20_Emphasis"><text:span text:style-name="T1">Visi Jangka Panjang:</text:span></text:span><text:span text:style-name="T1"> Visi Virgin Galactic mungkin terdengar lebih 'membumi' dan lebih fokus pada aspek </text:span><text:span text:style-name="Strong_20_Emphasis"><text:span text:style-name="T1">pengalaman personal</text:span></text:span><text:span text:style-name="T1"> dibandingkan visi filosofis Blue Origin atau SpaceX. Visinya adalah </text:span><text:span text:style-name="Strong_20_Emphasis"><text:span text:style-name="T1">"membuka akses ke luar angkasa untuk semua orang"</text:span></text:span><text:span text:style-name="T1"> (meskipun 'semua orang' di sini tentu saja dimulai dari mereka yang mampu membayar tiket seharga ratusan ribu dolar dulu!). Mereka ingin menjadikan perjalanan antariksa sebagai pengalaman yang </text:span><text:span text:style-name="Strong_20_Emphasis"><text:span text:style-name="T1">mengubah hidup, inspiratif, dan dapat diakses</text:span></text:span><text:span text:style-name="T1"> oleh lebih banyak individu di masa depan. </text:span></text:p>
                  </text:list-item>
                  <text:list-item>
                    <text:p text:style-name="P163"><text:span text:style-name="Strong_20_Emphasis"><text:span text:style-name="T1">Fokus Saat Ini &amp; Kendaraan Unik:</text:span></text:span><text:span text:style-name="T1"> Keunikan utama Virgin Galactic terletak pada </text:span><text:span text:style-name="Strong_20_Emphasis"><text:span text:style-name="T1">pendekatan teknologi</text:span></text:span><text:span text:style-name="T1"> mereka yang </text:span><text:soft-page-break/><text:span text:style-name="T1">sangat berbeda dari yang lain untuk pasar </text:span><text:span text:style-name="Strong_20_Emphasis"><text:span text:style-name="T1">wisata suborbital</text:span></text:span><text:span text:style-name="T1">. Mereka tidak menggunakan roket vertikal, melainkan sistem dua tahap yang melibatkan: </text:span></text:p>
                    <text:list>
                      <text:list-item>
                        <text:p text:style-name="P163"><text:span text:style-name="Strong_20_Emphasis"><text:span text:style-name="T1">Pesawat induk (mothership)</text:span></text:span><text:span text:style-name="T1"> super besar bernama </text:span><text:span text:style-name="Strong_20_Emphasis"><text:span text:style-name="T1">WhiteKnightTwo</text:span></text:span><text:span text:style-name="T1"> (nama resminya VMS Eve, didedikasikan untuk ibu Richard Branson). Pesawat ini punya desain unik dengan dua badan pesawat kembar dan empat mesin jet, lepas landas seperti pesawat biasa dari landasan pacu Spaceport America di New Mexico. </text:span></text:p>
                      </text:list-item>
                      <text:list-item>
                        <text:p text:style-name="P163"><text:span text:style-name="Strong_20_Emphasis"><text:span text:style-name="T1">Pesawat roket (spaceplane)</text:span></text:span><text:span text:style-name="T1"> yang lebih kecil bernama </text:span><text:span text:style-name="Strong_20_Emphasis"><text:span text:style-name="T1">SpaceShipTwo</text:span></text:span><text:span text:style-name="T1"> (generasi saat ini diberi nama VSS Unity, generasi berikutnya sedang dibuat bernama VSS Imagine dan VSS Inspire). SpaceShipTwo ini awalnya </text:span><text:span text:style-name="Strong_20_Emphasis"><text:span text:style-name="T1">'digendong' di bawah sayap tengah WhiteKnightTwo</text:span></text:span><text:span text:style-name="T1"> dan dibawa terbang hingga ketinggian sekitar 15 kilometer. Di ketinggian itulah, setelah semua pemeriksaan siap, SpaceShipTwo akan </text:span><text:span text:style-name="Strong_20_Emphasis"><text:span text:style-name="T1">dilepaskan</text:span></text:span><text:span text:style-name="T1"> dari pesawat induknya! Sesaat setelah lepas dan jatuh sedikit, dua pilot yang ada di kokpit SpaceShipTwo akan menyalakan </text:span><text:span text:style-name="Strong_20_Emphasis"><text:span text:style-name="T1">mesin roket hybrid</text:span></text:span><text:span text:style-name="T1">-nya sendiri selama sekitar 60 detik. Dorongan roket inilah yang akan membuat SpaceShipTwo melesat naik dengan sangat cepat menembus atmosfer hingga mencapai ketinggian puncak sekitar 80-90 kilometer (Virgin Galactic menggunakan standar ketinggian AS sekitar 80 km untuk batas angkasa). </text:span></text:p>
                      </text:list-item>
                    </text:list>
                  </text:list-item>
                  <text:list-item>
                    <text:p text:style-name="P163"><text:span text:style-name="Strong_20_Emphasis"><text:span text:style-name="T1">Target Pasar &amp; Pengalaman:</text:span></text:span><text:span text:style-name="T1"> Kabin SpaceShipTwo dirancang untuk menampung hingga 6 orang penumpang (selain 2 pilot yang mengendalikannya) dan dilengkapi banyak jendela di samping serta di langit-langit agar penumpang bisa menikmati pemandangan saat melayang tanpa bobot selama beberapa menit. Setelah mencapai puncak, SpaceShipTwo akan mengkonfigurasi ulang sayapnya (menggunakan sistem unik bernama </text:span><text:span text:style-name="Emphasis"><text:span text:style-name="T1">feathering</text:span></text:span><text:span text:style-name="T1">) untuk membantu proses re-entry yang stabil, lalu </text:span><text:span text:style-name="Strong_20_Emphasis"><text:span text:style-name="T1">turun kembali ke Bumi dengan cara melayang (glide)</text:span></text:span><text:span text:style-name="T1"> seperti pesawat layang tanpa mesin, dan akhirnya </text:span><text:span text:style-name="Strong_20_Emphasis"><text:span text:style-name="T1">mendarat secara horizontal</text:span></text:span><text:span text:style-name="T1"> dengan mulus menggunakan roda pendaratannya di atas landasan pacu yang sama tempat ia </text:span><text:soft-page-break/><text:span text:style-name="T1">berangkat tadi, mirip seperti pendaratan pesawat terbang biasa. Virgin Galactic sangat menekankan aspek </text:span><text:span text:style-name="Strong_20_Emphasis"><text:span text:style-name="T1">pengalaman keseluruhan</text:span></text:span><text:span text:style-name="T1"> yang premium, 'gaya', dan terasa lebih mirip penerbangan VIP yang ekstrem daripada sekadar naik roket. </text:span></text:p>
                  </text:list-item>
                </text:list>
              </text:list-item>
              <text:list-item>
                <text:p text:style-name="P51"><text:span text:style-name="Strong_20_Emphasis"><text:span text:style-name="T1">SpaceX (Space Exploration Technologies Corp.): Sang Raksasa Revolusioner dengan Misi ke Mars!</text:span></text:span></text:p>
                <text:list>
                  <text:list-item>
                    <text:p text:style-name="P163"><text:span text:style-name="Strong_20_Emphasis"><text:span text:style-name="T1">Pendiri Ikonik:</text:span></text:span><text:span text:style-name="T1"> Siapa yang nggak kenal </text:span><text:span text:style-name="Strong_20_Emphasis"><text:span text:style-name="T1">Elon Musk</text:span></text:span><text:span text:style-name="T1"> di zaman sekarang? Sosok pengusaha teknologi kelahiran Afrika Selatan yang jenius, sangat ambisius, seringkali kontroversial, dan seolah punya energi tak terbatas. Beliau adalah pendiri dan/atau CEO dari perusahaan-perusahaan yang mengubah dunia seperti Tesla (mobil listrik), SpaceX (antariksa), Neuralink (antarmuka otak-komputer), The Boring Company (terowongan transportasi), dan juga pemilik platform media sosial X (yang dulu dikenal sebagai Twitter). </text:span></text:p>
                  </text:list-item>
                  <text:list-item>
                    <text:p text:style-name="P163"><text:span text:style-name="Strong_20_Emphasis"><text:span text:style-name="T1">Visi Jangka Panjang:</text:span></text:span><text:span text:style-name="T1"> Visi SpaceX adalah yang paling 'gila', paling jauh ke depan, dan paling ambisius dari semua pemain utama saat ini! Visi utama Musk yang selalu ia gaungkan adalah </text:span><text:span text:style-name="Strong_20_Emphasis"><text:span text:style-name="T1">menjadikan umat manusia sebagai spesies multiplanet (a multiplanetary species)</text:span></text:span><text:span text:style-name="T1">. Bagaimana caranya? Yaitu dengan cara membangun </text:span><text:span text:style-name="Strong_20_Emphasis"><text:span text:style-name="T1">koloni manusia yang mandiri dan berkelanjutan di planet Mars</text:span></text:span><text:span text:style-name="T1"> sesegera mungkin, sebagai 'asuransi' bagi kelangsungan hidup spesies kita jika terjadi bencana katastropik global di Bumi (misalnya tabrakan asteroid besar atau perang nuklir). Hampir semua teknologi roket dan wahana antariksa yang dikembangkan oleh SpaceX pada dasarnya diarahkan untuk mendukung tujuan akhir yang sangat besar ini. </text:span></text:p>
                  </text:list-item>
                  <text:list-item>
                    <text:p text:style-name="P163"><text:span text:style-name="Strong_20_Emphasis"><text:span text:style-name="T1">Fokus Saat Ini &amp; Kendaraan Andal:</text:span></text:span><text:span text:style-name="T1"> SpaceX saat ini (April 2025) adalah </text:span><text:span text:style-name="Strong_20_Emphasis"><text:span text:style-name="T1">pemimpin pasar global</text:span></text:span><text:span text:style-name="T1"> yang tak terbantahkan dalam industri </text:span><text:span text:style-name="Strong_20_Emphasis"><text:span text:style-name="T1">peluncuran komersial</text:span></text:span><text:span text:style-name="T1">. 'Kuda kerja' andalan mereka adalah roket </text:span><text:span text:style-name="Strong_20_Emphasis"><text:span text:style-name="T1">Falcon 9</text:span></text:span><text:span text:style-name="T1"> (dan versi lebih besarnya, Falcon Heavy) yang terkenal sangat andal dan </text:span><text:span text:style-name="Strong_20_Emphasis"><text:span text:style-name="T1">tingkat pertamanya (booster) bisa didaur ulang</text:span></text:span><text:span text:style-name="T1"> berkali-kali (sudah ada booster yang terbang lebih dari 20 kali!), yang secara dramatis telah menurunkan biaya peluncuran satelit ke orbit. Mereka juga punya </text:span><text:soft-page-break/><text:span text:style-name="T1">kapsul </text:span><text:span text:style-name="Strong_20_Emphasis"><text:span text:style-name="T1">Crew Dragon</text:span></text:span><text:span text:style-name="T1"> yang saat ini dikontrak oleh NASA untuk secara rutin mengirimkan astronaut Amerika dan internasional ke dan dari ISS (mengakhiri ketergantungan pada Soyuz Rusia). Nah, kapsul Crew Dragon inilah yang juga disewa oleh perusahaan lain (seperti Axiom Space) untuk digunakan dalam </text:span><text:span text:style-name="Strong_20_Emphasis"><text:span text:style-name="T1">misi-misi pribadi atau wisata orbital</text:span></text:span><text:span text:style-name="T1">. Jadi, meskipun SpaceX </text:span><text:span text:style-name="Strong_20_Emphasis"><text:span text:style-name="T1">tidak secara langsung 'menjual tiket wisata'</text:span></text:span><text:span text:style-name="T1"> kepada publik seperti Blue Origin atau Virgin Galactic, mereka adalah </text:span><text:span text:style-name="Strong_20_Emphasis"><text:span text:style-name="T1">penyedia 'transportasi' atau 'taksi ke orbit' yang paling krusial dan paling terbukti</text:span></text:span><text:span text:style-name="T1"> saat ini, yang memungkinkan terjadinya wisata orbital komersial. Mereka juga sudah pernah menjalankan misi orbital 100% sipil pertama (Inspiration4) yang didanai oleh miliarder Jared Isaacman. </text:span></text:p>
                  </text:list-item>
                  <text:list-item>
                    <text:p text:style-name="P163"><text:span text:style-name="Strong_20_Emphasis"><text:span text:style-name="T1">Rencana Masa Depan (Starship):</text:span></text:span><text:span text:style-name="T1"> Semua mata penggemar antariksa saat ini tertuju pada pengembangan 'senjata pamungkas' masa depan SpaceX: sistem roket dan wahana antariksa raksasa bernama </text:span><text:span text:style-name="Strong_20_Emphasis"><text:span text:style-name="T1">Starship</text:span></text:span><text:span text:style-name="T1">. Sistem ini terdiri dari booster super berat (Super Heavy) dan wahana tingkat atas (Starship itu sendiri), keduanya dirancang untuk </text:span><text:span text:style-name="Strong_20_Emphasis"><text:span text:style-name="T1">sepenuhnya dapat digunakan kembali</text:span></text:span><text:span text:style-name="T1">. Starship inilah yang diharapkan oleh Musk bisa membawa ratusan ton kargo atau lebih dari 100 orang dalam satu kali penerbangan ke orbit Bumi, Bulan, Mars, dan bahkan mungkin lebih jauh lagi. Selain untuk misi kolonisasi Mars, Starship juga direncanakan untuk digunakan dalam program Artemis NASA untuk mendaratkan manusia di Bulan (sebagai </text:span><text:span text:style-name="Emphasis"><text:span text:style-name="T1">Human Landing System</text:span></text:span><text:span text:style-name="T1">), meluncurkan satelit generasi berikutnya (Starlink V2), dan bahkan mungkin untuk perjalanan super cepat antar titik di Bumi via luar angkasa (konsep </text:span><text:span text:style-name="Emphasis"><text:span text:style-name="T1">point-to-point travel</text:span></text:span><text:span text:style-name="T1">). Jika Starship ini berhasil beroperasi secara penuh dan biayanya benar-benar bisa ditekan serendah mungkin, ini akan benar-benar merevolusi akses manusia ke seluruh tata surya, termasuk potensi untuk wisata massal di masa depan. (</text:span><text:span text:style-name="Strong_20_Emphasis"><text:span text:style-name="T1">Per April 2025</text:span></text:span><text:span text:style-name="T1">, Starship masih dalam fase uji coba terbang orbital yang sangat menantang dan penuh ledakan spektakuler, tapi terus menunjukkan kemajuan). Fokus SpaceX sangat luas: dari konstelasi internet satelit Starlink, layanan peluncuran komersial, misi kargo dan kru untuk NASA, hingga tujuan akhir kolonisasi </text:span><text:soft-page-break/><text:span text:style-name="T1">Mars! </text:span></text:p>
                  </text:list-item>
                </text:list>
              </text:list-item>
              <text:list-item>
                <text:p text:style-name="P51"><text:span text:style-name="Strong_20_Emphasis"><text:span text:style-name="T1">Axiom Space: 'Agen Travel' Spesialis ke ISS &amp; Calon 'Pengelola Hotel' di Orbit</text:span></text:span></text:p>
                <text:list>
                  <text:list-item>
                    <text:p text:style-name="P163"><text:span text:style-name="Strong_20_Emphasis"><text:span text:style-name="T1">Pendiri/Pimpinan:</text:span></text:span><text:span text:style-name="T1"> Perusahaan ini mungkin namanya belum setenar tiga raksasa di atas bagi orang awam, tapi perannya sangat penting dalam perkembangan </text:span><text:span text:style-name="Strong_20_Emphasis"><text:span text:style-name="T1">wisata orbital saat ini</text:span></text:span><text:span text:style-name="T1">. Axiom Space didirikan dan dipimpin oleh </text:span><text:span text:style-name="Strong_20_Emphasis"><text:span text:style-name="T1">Michael Suffredini</text:span></text:span><text:span text:style-name="T1">, seorang insinyur yang punya pengalaman sangat panjang dan mendalam sebagai </text:span><text:span text:style-name="Strong_20_Emphasis"><text:span text:style-name="T1">mantan manajer program Stasiun Luar Angkasa Internasional (ISS) di NASA</text:span></text:span><text:span text:style-name="T1"> selama satu dekade. Tim intinya juga banyak diisi oleh para veteran industri antariksa dan mantan astronaut berpengalaman. </text:span></text:p>
                  </text:list-item>
                  <text:list-item>
                    <text:p text:style-name="P163"><text:span text:style-name="Strong_20_Emphasis"><text:span text:style-name="T1">Visi Jangka Panjang:</text:span></text:span><text:span text:style-name="T1"> Menjadi </text:span><text:span text:style-name="Strong_20_Emphasis"><text:span text:style-name="T1">penyedia utama infrastruktur dan layanan komersial di orbit rendah Bumi (LEO)</text:span></text:span><text:span text:style-name="T1">, terutama setelah ISS pensiun nanti. Mereka bercita-cita membangun dan mengoperasikan </text:span><text:span text:style-name="Strong_20_Emphasis"><text:span text:style-name="T1">stasiun luar angkasa komersial pertama</text:span></text:span><text:span text:style-name="T1"> di dunia yang bisa melayani berbagai macam klien, termasuk turis, peneliti, dan manufaktur. </text:span></text:p>
                  </text:list-item>
                  <text:list-item>
                    <text:p text:style-name="P163"><text:span text:style-name="Strong_20_Emphasis"><text:span text:style-name="T1">Fokus Saat Ini:</text:span></text:span><text:span text:style-name="T1"> Untuk saat ini, Axiom Space berperan sebagai </text:span><text:span text:style-name="Strong_20_Emphasis"><text:span text:style-name="T1">'fasilitator' atau 'penyelenggara tur' (</text:span></text:span><text:span text:style-name="Strong_20_Emphasis"><text:span text:style-name="Emphasis"><text:span text:style-name="T1">mission integrator</text:span></text:span></text:span><text:span text:style-name="Strong_20_Emphasis"><text:span text:style-name="T1">) khusus untuk misi-misi pribadi berawak ke ISS</text:span></text:span><text:span text:style-name="T1">. Mereka yang mengurus semua kerumitan A sampai Z: mulai dari mencari klien (bisa turis miliarder, peneliti swasta, astronaut dari negara yang belum punya program antariksa sendiri), menegosiasikan dan mengatur kontrak peluncuran dengan </text:span><text:span text:style-name="Strong_20_Emphasis"><text:span text:style-name="T1">SpaceX</text:span></text:span><text:span text:style-name="T1"> (menggunakan roket Falcon 9 dan kapsul Crew Dragon), menyediakan program pelatihan intensif (berbulan-bulan) bagi para kru misi swasta tersebut, hingga melakukan koordinasi yang sangat rumit dengan NASA dan semua badan antariksa internasional mitra ISS lainnya agar misi kunjungan ke stasiun bisa berjalan dengan aman dan lancar. Beberapa misi Axiom (seperti Ax-1 di tahun 2022, Ax-2 di 2023, Ax-3 di 2024) sudah berhasil membawa kru swasta internasional untuk tinggal dan bekerja (termasuk melakukan riset) selama sekitar 1-2 minggu di ISS. </text:span></text:p>
                  </text:list-item>
                  <text:list-item>
                    <text:p text:style-name="P51"><text:span text:style-name="Strong_20_Emphasis"><text:span text:style-name="T1">Rencana Masa Depan:</text:span></text:span><text:span text:style-name="T1"> Seperti yang sudah kita bahas di Sub-bab 4.2, Axiom Space tidak hanya puas menjadi 'agen travel' ke </text:span><text:soft-page-break/><text:span text:style-name="T1">ISS. Mereka sedang dalam proses </text:span><text:span text:style-name="Strong_20_Emphasis"><text:span text:style-name="T1">membangun modul-modul stasiun luar angkasa komersial besar mereka sendiri</text:span></text:span><text:span text:style-name="T1"> di fasilitas darat. Modul pertama rencananya akan diluncurkan sekitar tahun 2026 atau 2027 untuk </text:span><text:span text:style-name="Strong_20_Emphasis"><text:span text:style-name="T1">dipasang terlebih dahulu ke salah satu </text:span></text:span><text:span text:style-name="Strong_20_Emphasis"><text:span text:style-name="Emphasis"><text:span text:style-name="T1">port docking</text:span></text:span></text:span><text:span text:style-name="Strong_20_Emphasis"><text:span text:style-name="T1"> di ISS</text:span></text:span><text:span text:style-name="T1">. Beberapa modul berikutnya akan menyusul. Modul-modul Axiom ini akan menyediakan akomodasi yang lebih modern dan nyaman, serta fasilitas laboratorium dan manufaktur khusus untuk klien komersial. Nantinya, ketika ISS sudah mendekati masa pensiunnya (diperkirakan sekitar tahun 2030), kumpulan modul Axiom yang sudah terpasang ini direncanakan bisa </text:span><text:span text:style-name="Strong_20_Emphasis"><text:span text:style-name="T1">memisahkan diri secara mandiri dari ISS dan menjadi stasiun luar angkasa komersial pertama yang berdiri sendiri</text:span></text:span><text:span text:style-name="T1"> dan beroperasi penuh di orbit Bumi! Mereka bersiap menjadi 'tuan rumah' dan 'pengelola hotel' antariksa pertama di era baru ini. </text:span></text:p>
                  </text:list-item>
                </text:list>
              </text:list-item>
            </text:list>
            <text:list xml:id="list7435845357602320403" text:style-name="L64">
              <text:list-item>
                <text:p text:style-name="P164"><text:span text:style-name="Strong_20_Emphasis"><text:span text:style-name="T1">Pemain Lain yang Patut Disebut (Calon 'Agen Travel' Berikutnya?):</text:span></text:span><text:span text:style-name="T1"> Selain empat nama besar di atas yang saat ini paling dominan atau paling sering dibicarakan dalam konteks wisata antariksa (langsung maupun tidak langsung), ada juga beberapa perusahaan lain yang patut kita perhatikan perkembangannya karena mereka juga punya potensi untuk ikut meramaikan dunia antariksa komersial berawak di masa depan, termasuk mungkin di sektor wisata atau layanan pendukungnya: </text:span></text:p>
                <text:list>
                  <text:list-item>
                    <text:p text:style-name="P164"><text:span text:style-name="Strong_20_Emphasis"><text:span text:style-name="T1">Sierra Space:</text:span></text:span><text:span text:style-name="T1"> Perusahaan ini sedang mengembangkan </text:span><text:span text:style-name="Strong_20_Emphasis"><text:span text:style-name="T1">Dream Chaser</text:span></text:span><text:span text:style-name="T1">, sebuah pesawat antariksa mini mirip versi modern dari Space Shuttle yang bisa dipakai ulang berkali-kali. Awalnya Dream Chaser akan digunakan untuk mengirimkan kargo ke ISS (misi pertamanya diharapkan terbang dalam waktu dekat per April 2025), tapi versi berawaknya juga sedang direncanakan. Keunikannya, ia bisa mendarat di landasan pacu biasa di berbagai bandara di dunia, membuatnya lebih fleksibel. Sierra Space juga merupakan mitra utama Blue Origin dalam proyek stasiun komersial </text:span><text:span text:style-name="Strong_20_Emphasis"><text:span text:style-name="T1">Orbital Reef</text:span></text:span><text:span text:style-name="T1">. </text:span></text:p>
                  </text:list-item>
                  <text:list-item>
                    <text:p text:style-name="P52"><text:span text:style-name="Strong_20_Emphasis"><text:span text:style-name="T1">Boeing:</text:span></text:span><text:span text:style-name="T1"> Sebagai salah satu raksasa dirgantara dan pertahanan tertua dan terbesar di dunia, Boeing juga ikut dalam program Commercial Crew NASA (selain SpaceX) dengan mengembangkan kapsul antariksa bernama </text:span><text:span text:style-name="Strong_20_Emphasis"><text:span text:style-name="T1">CST-100 Starliner</text:span></text:span><text:span text:style-name="T1">. </text:span><text:soft-page-break/><text:span text:style-name="T1">Kapsul ini juga dirancang untuk bisa membawa hingga 7 astronaut ke ISS atau stasiun lain di LEO. Namun, pengembangannya menghadapi banyak sekali penundaan dan masalah teknis selama bertahun-tahun (</text:span><text:span text:style-name="Strong_20_Emphasis"><text:span text:style-name="T1">per April 2025</text:span></text:span><text:span text:style-name="T1">, penerbangan uji berawak pertamanya ke ISS masih terus ditunda dan ditunggu-tunggu). Jika Starliner akhirnya berhasil beroperasi dengan aman dan andal, ia juga berpotensi digunakan untuk misi komersial atau wisata orbital di masa depan, bersaing dengan Crew Dragon. </text:span></text:p>
                  </text:list-item>
                </text:list>
              </text:list-item>
            </text:list>
            <text:p text:style-name="P108">Wah, ternyata banyak ya 'agen travel', 'maskapai', bahkan calon 'pengembang properti' di luar angkasa ini! Seru banget melihat bagaimana persaingan sengit, inovasi teknologi yang gila-gilaan, dan visi yang berbeda-beda dari perusahaan-perusahaan ini (seringkali didorong oleh ego dan ambisi pribadi para pendirinya juga!) saling mendorong industri antariksa maju dengan kecepatan yang belum pernah terjadi sebelumnya dalam sejarah. Persaingan mereka inilah yang menjadi 'bahan bakar' utama yang (semoga) pada akhirnya akan membuat mimpi kita semua, termasuk kamu yang ada di Tapak Tuan, untuk bisa suatu hari nanti jalan-jalan ke luar angkasa semakin dekat untuk menjadi kenyata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4.4 yang memperkenalkan </text:span><text:span text:style-name="Strong_20_Emphasis"><text:span text:style-name="T1">empat perusahaan pelopor utama</text:span></text:span><text:span text:style-name="T1"> dalam wisata atau penerbangan antariksa komersial berawak. Gunakan layout grid </text:span><text:span text:style-name="Strong_20_Emphasis"><text:span text:style-name="T1">2x2</text:span></text:span><text:span text:style-name="T1"> yang bersih dan modern. Setiap kotak dalam grid mewakili satu perusahaan dan berisi elemen-elemen berikut:</text:span></text:p>
            <text:list xml:id="list1675300905148920843" text:style-name="L65">
              <text:list-item>
                <text:p text:style-name="P165"><text:span text:style-name="Strong_20_Emphasis"><text:span text:style-name="T1">Kotak 1 (Blue Origin):</text:span></text:span><text:span text:style-name="T1"> Logo Blue Origin (bulu biru), potret ilustrasi mini </text:span><text:span text:style-name="Strong_20_Emphasis"><text:span text:style-name="T1">Jeff Bezos</text:span></text:span><text:span text:style-name="T1">, gambar roket </text:span><text:span text:style-name="Strong_20_Emphasis"><text:span text:style-name="T1">New Shepard</text:span></text:span><text:span text:style-name="T1"> yang sedang mendarat vertikal, label singkat 'Fokus Utama Saat Ini: </text:span><text:span text:style-name="Strong_20_Emphasis"><text:span text:style-name="T1">Wisata Suborbital</text:span></text:span><text:span text:style-name="T1">'. </text:span></text:p>
              </text:list-item>
              <text:list-item>
                <text:p text:style-name="P165"><text:span text:style-name="Strong_20_Emphasis"><text:span text:style-name="T1">Kotak 2 (Virgin Galactic):</text:span></text:span><text:span text:style-name="T1"> Logo Virgin Galactic (mata merah), potret ilustrasi mini </text:span><text:span text:style-name="Strong_20_Emphasis"><text:span text:style-name="T1">Richard Branson</text:span></text:span><text:span text:style-name="T1">, gambar sistem </text:span><text:span text:style-name="Strong_20_Emphasis"><text:span text:style-name="T1">WhiteKnightTwo + SpaceShipTwo</text:span></text:span><text:span text:style-name="T1"> saat pelepasan di udara, label singkat 'Fokus Utama Saat Ini: </text:span><text:span text:style-name="Strong_20_Emphasis"><text:span text:style-name="T1">Wisata Suborbital</text:span></text:span><text:span text:style-name="T1"> (Pesawat Roket)'. </text:span></text:p>
              </text:list-item>
              <text:list-item>
                <text:p text:style-name="P165"><text:span text:style-name="Strong_20_Emphasis"><text:span text:style-name="T1">Kotak 3 (SpaceX):</text:span></text:span><text:span text:style-name="T1"> Logo SpaceX (huruf X), potret ilustrasi mini </text:span><text:span text:style-name="Strong_20_Emphasis"><text:span text:style-name="T1">Elon Musk</text:span></text:span><text:span text:style-name="T1">, gambar roket </text:span><text:span text:style-name="Strong_20_Emphasis"><text:span text:style-name="T1">Falcon 9</text:span></text:span><text:span text:style-name="T1"> yang sedang mendarat dan kapsul </text:span><text:span text:style-name="Strong_20_Emphasis"><text:span text:style-name="T1">Crew Dragon</text:span></text:span><text:span text:style-name="T1"> di orbit (mungkin juga siluet kecil </text:span><text:span text:style-name="Strong_20_Emphasis"><text:span text:style-name="T1">Starship</text:span></text:span><text:span text:style-name="T1"> di latar), label </text:span><text:soft-page-break/><text:span text:style-name="T1">singkat 'Fokus Utama Saat Ini: </text:span><text:span text:style-name="Strong_20_Emphasis"><text:span text:style-name="T1">Transportasi Orbital</text:span></text:span><text:span text:style-name="T1"> (NASA &amp; Misi Swasta/Wisata via Mitra)'. </text:span></text:p>
              </text:list-item>
              <text:list-item>
                <text:p text:style-name="P53"><text:span text:style-name="Strong_20_Emphasis"><text:span text:style-name="T1">Kotak 4 (Axiom Space):</text:span></text:span><text:span text:style-name="T1"> Logo Axiom Space, (mungkin tanpa potret pendiri, atau siluet generik insinyur), gambar </text:span><text:span text:style-name="Strong_20_Emphasis"><text:span text:style-name="T1">konsep modul Axiom</text:span></text:span><text:span text:style-name="T1"> yang terpasang di </text:span><text:span text:style-name="Strong_20_Emphasis"><text:span text:style-name="T1">ISS</text:span></text:span><text:span text:style-name="T1"> atau kapsul Crew Dragon mendekati ISS, label singkat 'Fokus Utama Saat Ini: </text:span><text:span text:style-name="Strong_20_Emphasis"><text:span text:style-name="T1">Misi Swasta ke ISS</text:span></text:span><text:span text:style-name="T1"> &amp; Pembangunan </text:span><text:span text:style-name="Strong_20_Emphasis"><text:span text:style-name="T1">Stasiun Komersial</text:span></text:span><text:span text:style-name="T1">'. Gunakan gaya ilustrasi yang konsisten (misalnya flat design atau ikonografi modern), palet warna yang menarik, dan font yang jelas dan mudah dibaca. Tujuan ilustrasi ini adalah memberikan gambaran visual cepat tentang siapa pemain utama dan apa fokus mereka." </text:span></text:p>
              </text:list-item>
            </text:list>
            <text:p text:style-name="P242"/>
            <text:p text:style-name="P108">Saya menunggu perintah "YAX" Anda untuk melanjutkan ke prompt berikutnya (yaitu prompt untuk pengantar Bab 5).</text:p>
          </text:section>
          <text:section text:style-name="Sect1" text:name="feedback-form-33">
            <text:p text:style-name="P216"/>
          </text:section>
        </text:section>
        <text:section text:style-name="Sect1" text:name="700a45e7631d1e8a">
          <text:p text:style-name="P108"/>
          <text:section text:style-name="Sect1" text:name="user-query-content-34">
            <text:p text:style-name="P238">YAX </text:p>
          </text:section>
          <text:p text:style-name="P216">Tampilkan alur berpikir</text:p>
          <text:section text:style-name="Sect2" text:name="model-response-message-contentr_700a45e7631d1e8a">
            <text:p text:style-name="Text_20_body"><text:span text:style-name="T1">Siap! Ini adalah jawaban untuk prompt </text:span><text:span text:style-name="Strong_20_Emphasis"><text:span text:style-name="T1">pengantar Bab 5</text:span></text:span><text:span text:style-name="T1">.</text:span></text:p>
            <text:p text:style-name="Text_20_body"><text:span text:style-name="Strong_20_Emphasis"><text:span text:style-name="T1">(Jawaban untuk Prompt Pengantar Bab 5)</text:span></text:span></text:p>
            <text:p text:style-name="P108">Oke, kita sudah jalan-jalan lumayan jauh ya di buku ini! Rasanya seru banget kan? Mulai dari melihat bagaimana mimpi fiksi ilmiah tentang perjalanan antariksa itu perlahan tapi pasti mulai jadi kenyataan di depan mata kita (Bab 1), lalu kita sudah 'bongkar mesin' bareng-bareng buat ngintip teknologi roket dan sistem pendukungnya yang super canggih (Bab 2), terus kita sudah pakai kekuatan imajinasi kita buat mencoba merasakan sensasi luar biasa dari G-force peluncuran sampai ajaibnya melayang bebas tanpa bobot (Bab 3), dan terakhir kita sudah buka 'peta wisata' buat lihat pilihan destinasinya yang keren-keren, dari yang cuma 'lompat' sebentar ke tepi angkasa sampai mimpi gila buat napak tilas di Bulan dan Mars (Bab 4)! Keren semua kan kedengarannya? Dijamin bikin kita semua jadi makin pengen!</text:p>
            <text:p text:style-name="Text_20_body"><text:span text:style-name="T1">Tapi… ayo kita jujur sama diri sendiri sejenak. Di antara semua kekaguman dan antusiasme itu, pasti ada satu pertanyaan super gede, super penting, dan mungkin paling bikin penasaran sekaligus paling bikin </text:span><text:span text:style-name="Emphasis"><text:span text:style-name="T1">jiper</text:span></text:span><text:span text:style-name="T1"> (minder) yang dari </text:span><text:soft-page-break/><text:span text:style-name="T1">tadi ngeganjel di pikiranmu, kan? Pertanyaan paling krusial sedunia buat kita-kita yang (kemungkinan besar) bukan anak sultan atau menang lotre miliaran ini:</text:span></text:p>
            <text:p text:style-name="Text_20_body"><text:span text:style-name="Strong_20_Emphasis"><text:span text:style-name="T1">'Itu semua keren banget sih, TAPI... BUTUH DUIT BERAPA BUAT IKUTAN??? '</text:span></text:span></text:p>
            <text:p text:style-name="Text_20_body"><text:span text:style-name="T1">Iya kan? Ngaku aja deh! ? Pertanyaan ini wajar banget muncul. Bisa nggak sih, kita mulai nabung dari sekarang pakai uang jajan mingguan yang mungkin pas-pasan, hasil kerja sampingan jadi admin online shop, atau mungkin ngumpulin THR Lebaran selama puluhan tahun, buat suatu hari nanti bisa beli tiket terbang ke angkasa? Misalnya pas kita udah lulus kuliah, udah sukses kerja, gitu? Atau... jangan-jangan, petualangan paling luar biasa ini memang ditakdirkan cuma bakal jadi 'mainan' atau </text:span><text:span text:style-name="Emphasis"><text:span text:style-name="T1">privilege</text:span></text:span><text:span text:style-name="T1"> eksklusif buat para miliarder dunia macam Jeff Bezos atau Elon Musk, para sultan dari negeri antah berantah, atau selebriti papan atas Hollywood selamanya, dan kita rakyat jelata ini cuma bisa nonton dari siaran langsung di YouTube atau baca beritanya aja dari jauh?</text:span></text:p>
            <text:p text:style-name="Text_20_body"><text:span text:style-name="T1">Nah, di bab inilah kita akan menghadapi pertanyaan krusial (dan mungkin sedikit menyakitkan bagi dompet kita!) tersebut secara langsung! Siap-siap ya, karena kita akan masuk ke </text:span><text:span text:style-name="Strong_20_Emphasis"><text:span text:style-name="T1">Bab 5: Mahal atau Terjangkau? Biaya Liburan ke Angkasa</text:span></text:span><text:span text:style-name="T1">. Di sini, kita bakal </text:span><text:span text:style-name="Strong_20_Emphasis"><text:span text:style-name="T1">buka-bukaan</text:span></text:span><text:span text:style-name="T1"> dan ngobrolin aspek yang mungkin paling sensitif tapi juga paling menentukan apakah mimpi ini bisa jadi nyata buat lebih banyak orang atau tidak: </text:span><text:span text:style-name="Strong_20_Emphasis"><text:span text:style-name="T1">UANG!</text:span></text:span><text:span text:style-name="T1"> Anggap saja di bab ini kita semua jadi 'akuntan' atau 'konsultan finansial' dadakan untuk merencanakan perjalanan paling mahal di (dan ke luar dari) planet Bumi ini.</text:span></text:p>
            <text:p text:style-name="P108">Di dalam bab ini, kita akan coba kupas tuntas bareng-bareng beberapa hal penting:</text:p>
            <text:list xml:id="list3091440834400996867" text:style-name="L66">
              <text:list-item>
                <text:p text:style-name="P166"><text:span text:style-name="Strong_20_Emphasis"><text:span text:style-name="T1">Kenapa sih harga 'tiket ke bintang' itu bisa selangit banget?</text:span></text:span><text:span text:style-name="T1"> Kita akan lihat faktor-faktor apa saja yang bikin biayanya bisa mencapai angka yang fantastis, yang mungkin bisa bikin harga </text:span><text:span text:style-name="Emphasis"><text:span text:style-name="T1">smartphone flagship</text:span></text:span><text:span text:style-name="T1"> terbaru incaranmu atau bahkan harga mobil sport mewah impianmu itu kelihatan kayak uang recehan jajan cilok! </text:span></text:p>
              </text:list-item>
              <text:list-item>
                <text:p text:style-name="P166"><text:span text:style-name="Strong_20_Emphasis"><text:span text:style-name="T1">Berapa sih perkiraan biayanya saat ini (per April 2025)?</text:span></text:span><text:span text:style-name="T1"> Kita akan coba intip bocoran atau laporan harga tiket wisata suborbital dan orbital yang beredar saat ini dalam mata uang Dolar AS, dan (yang lebih penting biar kita benar-benar kebayang skala angkanya) kita coba </text:span><text:soft-page-break/><text:span text:style-name="Strong_20_Emphasis"><text:span text:style-name="T1">konversikan ke mata uang kita, Rupiah</text:span></text:span><text:span text:style-name="T1">. Siap-siap pegangan ya lihat deretan angka nol-nya nanti, tapi ingat, angka ini sifatnya hanya perkiraan kasar dan bisa berubah-ubah setiap saat! </text:span></text:p>
              </text:list-item>
              <text:list-item>
                <text:p text:style-name="P166"><text:span text:style-name="Strong_20_Emphasis"><text:span text:style-name="T1">Apakah selamanya wisata antariksa ini hanya untuk orang super kaya?</text:span></text:span><text:span text:style-name="T1"> Kita akan coba berpikir kritis dan melihat ke depan bersama-sama: apakah ada </text:span><text:span text:style-name="Strong_20_Emphasis"><text:span text:style-name="T1">harapan yang realistis bahwa biaya perjalanan ini bisa turun drastis</text:span></text:span><text:span text:style-name="T1"> di masa depan seiring dengan semakin majunya teknologi (terutama roket daur ulang) dan semakin ketatnya persaingan antar perusahaan? Atau ini akan tetap jadi 'klub eksklusif' untuk kaum </text:span><text:span text:style-name="Emphasis"><text:span text:style-name="T1">the haves</text:span></text:span><text:span text:style-name="T1"> selamanya? </text:span></text:p>
              </text:list-item>
              <text:list-item>
                <text:p text:style-name="P54"><text:span text:style-name="Strong_20_Emphasis"><text:span text:style-name="T1">Terus, kalau nggak bisa ke angkasa (setidaknya dalam waktu dekat), gimana dong?</text:span></text:span><text:span text:style-name="T1"> Nah, biar kita nggak langsung patah hati, putus asa, dan merasa mimpi kita tentang antariksa itu pupus begitu saja hanya karena masalah biaya, kita juga akan lihat beberapa </text:span><text:span text:style-name="Strong_20_Emphasis"><text:span text:style-name="T1">alternatif 'liburan', kegiatan, atau pengalaman seru lainnya yang bertema antariksa</text:span></text:span><text:span text:style-name="T1"> yang jauh lebih realistis, lebih mudah diakses, dan pastinya </text:span><text:span text:style-name="Strong_20_Emphasis"><text:span text:style-name="T1">jauh lebih ramah di kantong</text:span></text:span><text:span text:style-name="T1"> kita sebagai pelajar atau remaja biasa, entah kamu tinggal di pesisir pantai seperti Tapak Tuan, di kota besar seperti Jakarta, atau di mana pun di seluruh pelosok Indonesia! Ternyata, ada banyak cara kok untuk tetap terhubung dengan keajaiban alam semesta tanpa harus mengeluarkan miliaran Rupiah! </text:span></text:p>
              </text:list-item>
            </text:list>
            <text:p text:style-name="P108">Jadi, siapkan kalkulatormu (atau mungkin cukup siapkan mental baja aja ya untuk melihat angka-angkanya nanti! ?) karena kita akan segera menyelami pembahasan paling membumi, paling finansial, dari petualangan paling luar angkasa yang bisa dibayangkan ini. Siap bicara soal biaya? Yuk, kita mulai hitung-hitungannya!</text:p>
            <text:p text:style-name="P242"/>
            <text:p text:style-name="Text_20_body"><text:span text:style-name="Strong_20_Emphasis"><text:span text:style-name="T1">(Prompt untuk Gambar Ilustrasi - Opsional)</text:span></text:span></text:p>
            <text:p text:style-name="Text_20_body"><text:span text:style-name="T1">"Buat ilustrasi pembuka Bab 5 yang secara </text:span><text:span text:style-name="Strong_20_Emphasis"><text:span text:style-name="T1">kuat dan langsung</text:span></text:span><text:span text:style-name="T1"> menyampaikan tema utama tentang </text:span><text:span text:style-name="Strong_20_Emphasis"><text:span text:style-name="T1">biaya tinggi</text:span></text:span><text:span text:style-name="T1"> wisata antariksa. Pilih salah satu konsep visual yang menohok:</text:span></text:p>
            <text:list xml:id="list680538014665195829" text:style-name="L67">
              <text:list-item>
                <text:p text:style-name="P167"><text:span text:style-name="Strong_20_Emphasis"><text:span text:style-name="T1">Konsep 1 (Roket Mahal):</text:span></text:span><text:span text:style-name="T1"> Gambar sebuah roket wisata antariksa modern (misal New Shepard atau Starship) yang sedang berdiri tegak di landasan peluncuran. Di badan roket tersebut, tempelkan </text:span><text:span text:style-name="Strong_20_Emphasis"><text:span text:style-name="T1">label harga (price tag) raksasa</text:span></text:span><text:span text:style-name="T1"> yang menjuntai ke bawah. Di label harga itu, tulis </text:span><text:soft-page-break/><text:span text:style-name="T1">angka yang sangat besar dan fantastis dengan banyak angka nol dan simbol mata uang, misalnya: </text:span><text:span text:style-name="Strong_20_Emphasis"><text:span text:style-name="T1">'$ 500.000+++'</text:span></text:span><text:span text:style-name="T1"> (untuk suborbital) atau </text:span><text:span text:style-name="Strong_20_Emphasis"><text:span text:style-name="T1">'$ 55.000.000+++'</text:span></text:span><text:span text:style-name="T1"> (untuk orbital), atau bisa juga ditulis dalam Rupiah </text:span><text:span text:style-name="Strong_20_Emphasis"><text:span text:style-name="T1">'MILIARAN RUPIAH!'</text:span></text:span><text:span text:style-name="T1"> dengan beberapa tanda seru dan font yang tebal. Fokus utama adalah kontras antara kemegahan teknologi roket dan label harga yang 'tidak masuk akal' bagi kebanyakan orang. </text:span></text:p>
              </text:list-item>
              <text:list-item>
                <text:p text:style-name="P167"><text:span text:style-name="Strong_20_Emphasis"><text:span text:style-name="T1">Konsep 2 (Kesenjangan Mimpi &amp; Realita):</text:span></text:span><text:span text:style-name="T1"> Buat gambar </text:span><text:span text:style-name="Emphasis"><text:span text:style-name="T1">split screen</text:span></text:span><text:span text:style-name="T1"> atau dua panel berdampingan. Panel kiri menunjukkan adegan impian: pemandangan indah Bumi dari jendela wahana antariksa, atau turis yang sedang melayang gembira di nol gravitasi. Panel kanan menunjukkan realita: siluet seorang remaja (bisa laki-laki atau perempuan) yang sedang melihat ke arah panel kiri dengan tatapan penuh harap, namun di tangannya ia memegang </text:span><text:span text:style-name="Strong_20_Emphasis"><text:span text:style-name="T1">dompet yang terbuka dan terlihat kosong</text:span></text:span><text:span text:style-name="T1"> atau </text:span><text:span text:style-name="Strong_20_Emphasis"><text:span text:style-name="T1">celengan ayam tanah liat kecil</text:span></text:span><text:span text:style-name="T1"> dengan beberapa koin receh di sampingnya. Di atas kepalanya ada </text:span><text:span text:style-name="Strong_20_Emphasis"><text:span text:style-name="T1">gelembung pikiran (thought bubble) berisi tanda tanya besar (?)</text:span></text:span><text:span text:style-name="T1">. Ilustrasi ini menggambarkan kesenjangan antara mimpi indah wisata antariksa dan kenyataan pahit tentang biayanya. </text:span></text:p>
              </text:list-item>
              <text:list-item>
                <text:p text:style-name="P55"><text:span text:style-name="Strong_20_Emphasis"><text:span text:style-name="T1">Konsep 3 (Timbangan Biaya):</text:span></text:span><text:span text:style-name="T1"> Gambar sebuah </text:span><text:span text:style-name="Strong_20_Emphasis"><text:span text:style-name="T1">timbangan keadilan klasik</text:span></text:span><text:span text:style-name="T1"> (neraca dua lengan). Di salah satu lengan timbangan, letakkan miniatur </text:span><text:span text:style-name="Strong_20_Emphasis"><text:span text:style-name="T1">roket antariksa</text:span></text:span><text:span text:style-name="T1"> yang terlihat ringan. Di lengan timbangan yang lain, letakkan </text:span><text:span text:style-name="Strong_20_Emphasis"><text:span text:style-name="T1">tumpukan koin emas atau gepokan uang kertas yang sangat tinggi dan berat</text:span></text:span><text:span text:style-name="T1"> hingga membuat sisi timbangan itu turun drastis dan sisi roket terangkat jauh ke atas. Ilustrasi ini secara simbolis menunjukkan betapa 'berat' atau mahalnya biaya untuk bisa 'mengangkat' roket tersebut. Gunakan gaya visual yang jelas, komunikatif, mudah dipahami pesannya, dan mungkin dengan sedikit sentuhan ironi atau pertanyaan untuk memancing pemikiran pembaca tentang isu biaya ini." </text:span></text:p>
              </text:list-item>
            </text:list>
            <text:p text:style-name="P242"/>
            <text:p text:style-name="P108">Saya menunggu perintah "YAX" Anda untuk melanjutkan ke prompt berikutnya (isi Sub-bab 5.1).</text:p>
          </text:section>
          <text:section text:style-name="Sect1" text:name="feedback-form-34">
            <text:p text:style-name="P216"/>
          </text:section>
        </text:section>
        <text:section text:style-name="Sect1" text:name="de4131cc585a8769">
          <text:p text:style-name="P108"/>
          <text:section text:style-name="Sect1" text:name="user-query-content-35">
            <text:p text:style-name="P238">YAX </text:p>
          </text:section>
          <text:p text:style-name="P216"><text:soft-page-break/>Tampilkan alur berpikir</text:p>
          <text:section text:style-name="Sect2" text:name="model-response-message-contentr_de4131cc585a8769">
            <text:p text:style-name="Text_20_body"><text:span text:style-name="T1">Siap! Ini adalah jawaban untuk prompt </text:span><text:span text:style-name="Strong_20_Emphasis"><text:span text:style-name="T1">isi mendalam Sub-bab 5.1</text:span></text:span><text:span text:style-name="T1">.</text:span></text:p>
            <text:p text:style-name="Text_20_body"><text:span text:style-name="Strong_20_Emphasis"><text:span text:style-name="T1">(Jawaban untuk Prompt Isi Mendalam Sub-bab 5.1)</text:span></text:span></text:p>
            <text:p text:style-name="Text_20_body"><text:span text:style-name="Strong_20_Emphasis"><text:span text:style-name="T1">5.1. Kenapa Sih Harganya Bisa Selangit? Membongkar Faktor Biaya</text:span></text:span></text:p>
            <text:p text:style-name="Text_20_body"><text:span text:style-name="T1">Oke, kita udah sama-sama sepakat kan di pengantar bab tadi kalau harga tiket buat 'liburan' ke luar angkasa itu mahal banget, bahkan mungkin bisa dibilang 'gila' harganya kalau dibandingkan dengan biaya liburan paling mewah sekalipun di Bumi. Tapi, pernah nggak sih kamu berhenti sejenak dan benar-benar kepikiran, </text:span><text:span text:style-name="Emphasis"><text:span text:style-name="T1">kenapa</text:span></text:span><text:span text:style-name="T1"> ya kok bisa semahal itu? Apa sih yang bikin biayanya beda banget sama tiket pesawat pulang-pergi ke Eropa atau Amerika, misalnya, padahal jaraknya mungkin lebih jauh? Apa roketnya itu dilapisi emas murni atau berlian? Atau bahan bakarnya dicampur bubuk meteor langka?</text:span></text:p>
            <text:p text:style-name="Text_20_body"><text:span text:style-name="T1">Tentu saja nggak dong! Harga tiket yang fantastis itu bukan tanpa alasan yang jelas. Ada banyak banget faktor super kompleks, super canggih, butuh presisi tingkat tinggi, berisiko besar, dan tentunya super mahal yang terlibat dalam setiap persiapan dan pelaksanaan satu kali saja penerbangan ke luar angkasa, apalagi kalau misi itu membawa nyawa manusia. Yuk, kita coba 'bongkar' dan lihat beberapa faktor utama penyebabnya, kenapa 'ongkos naik roket' itu bisa bikin kantong jebol banget (berdasarkan kondisi industri saat ini, </text:span><text:span text:style-name="Strong_20_Emphasis"><text:span text:style-name="T1">per April 2025</text:span></text:span><text:span text:style-name="T1">):</text:span></text:p>
            <text:list xml:id="list1291444047289647553" text:style-name="L68">
              <text:list-item>
                <text:p text:style-name="P56"><text:span text:style-name="Strong_20_Emphasis"><text:span text:style-name="T1">Biaya Riset &amp; Pengembangan (R&amp;D) Awal yang 'Gak Ada Obat' Mahalnya:</text:span></text:span><text:span text:style-name="T1"> Ini adalah 'modal awal' yang harus dikeluarkan oleh perusahaan antariksa sebelum mereka bisa bermimpi untuk menjual satu tiket pun. Bayangkan saja, untuk merancang dari nol, membangun prototipe, melakukan ribuan kali simulasi komputer, menguji coba komponen satu per satu, merakit keseluruhan roket dan wahana antariksa, lalu melakukan serangkaian uji coba terbang yang sangat berisiko (seringkali disertai kegagalan dan ledakan spektakuler yang viral di berita!), dan akhirnya mendapatkan sertifikasi atau izin terbang untuk satu jenis sistem baru yang dianggap aman dan andal untuk membawa manusia – itu semua butuh proses yang makan waktu </text:span><text:span text:style-name="Strong_20_Emphasis"><text:span text:style-name="T1">bertahun-tahun</text:span></text:span><text:span text:style-name="T1"> (bisa 5, 10, bahkan lebih dari 15 tahun!) dan menelan biaya riset dan pengembangan (R&amp;D) yang jumlahnya </text:span><text:span text:style-name="Strong_20_Emphasis"><text:span text:style-name="T1">miliaran Dolar AS</text:span></text:span><text:span text:style-name="T1"> (setara dengan </text:span><text:span text:style-name="Strong_20_Emphasis"><text:span text:style-name="T1">puluhan hingga ratusan triliun Rupiah</text:span></text:span><text:span text:style-name="T1">!). Pikirkan saja, biaya riset untuk bikin satu model mobil listrik baru aja udah </text:span><text:soft-page-break/><text:span text:style-name="T1">mahal banget, apalagi ini bikin 'mesin terbang' super kompleks yang harus bisa beroperasi sempurna di lingkungan paling ekstrem di alam semesta dan membawa pulang penumpangnya dengan selamat! Semua biaya R&amp;D awal yang super gede ini tentu saja harus bisa 'balik modal' atau </text:span><text:span text:style-name="Emphasis"><text:span text:style-name="T1">break-even</text:span></text:span><text:span text:style-name="T1"> dari pendapatan penjualan tiket atau layanan peluncuran mereka di masa depan, yang berarti sebagian biayanya 'dibebankan' ke setiap tiket yang terjual.</text:span></text:p>
              </text:list-item>
              <text:list-item>
                <text:p text:style-name="P56"><text:span text:style-name="Strong_20_Emphasis"><text:span text:style-name="T1">Teknologi dan Material yang Dipakai Itu 'Level Sultan', Bukan Kaleng-kaleng:</text:span></text:span><text:span text:style-name="T1"> Seperti yang sudah kita bahas lebih detail di Bab 2, wahana antariksa itu nggak bisa dibuat dari besi galvanis atau aluminium biasa seperti buat bikin pagar rumah atau rangka sepeda murah. Mereka harus menggunakan </text:span><text:span text:style-name="Strong_20_Emphasis"><text:span text:style-name="T1">teknologi super canggih</text:span></text:span><text:span text:style-name="T1"> di setiap bagiannya dan </text:span><text:span text:style-name="Strong_20_Emphasis"><text:span text:style-name="T1">material 'eksotis'</text:span></text:span><text:span text:style-name="T1"> yang punya sifat-sifat luar biasa: harus super kuat tapi juga super ringan (rasio kekuatan-terhadap-berat tinggi), harus tahan suhu panas ribuan derajat saat re-entry tapi juga tahan suhu dingin ratusan derajat di bawah nol saat di angkasa, harus tahan getaran hebat, harus tahan radiasi, dan sebagainya. Misalnya, butuh </text:span><text:span text:style-name="Strong_20_Emphasis"><text:span text:style-name="T1">mesin roket</text:span></text:span><text:span text:style-name="T1"> yang sangat kompleks dengan </text:span><text:span text:style-name="Emphasis"><text:span text:style-name="T1">turbo-pump</text:span></text:span><text:span text:style-name="T1"> berputar puluhan ribu RPM dan ruang bakar yang tahan tekanan super tinggi. Butuh </text:span><text:span text:style-name="Strong_20_Emphasis"><text:span text:style-name="T1">sistem navigasi, pemandu, dan kontrol (GNC)</text:span></text:span><text:span text:style-name="T1"> yang super akurat menggunakan sensor bintang, giroskop laser, dan komputer penerbangan canggih. Butuh </text:span><text:span text:style-name="Strong_20_Emphasis"><text:span text:style-name="T1">sistem pendukung kehidupan (LSS)</text:span></text:span><text:span text:style-name="T1"> yang rumit dan 100% andal. Dan materialnya pun harus kelas atas, seperti </text:span><text:span text:style-name="Strong_20_Emphasis"><text:span text:style-name="T1">paduan titanium, Inconel (paduan nikel-kromium super kuat), komposit serat karbon canggih</text:span></text:span><text:span text:style-name="T1">, atau </text:span><text:span text:style-name="Strong_20_Emphasis"><text:span text:style-name="T1">keramik khusus</text:span></text:span><text:span text:style-name="T1"> untuk perisai panas. Semua komponen dan material 'level sultan' ini teknologinya sangat tinggi, proses pembuatannya rumit dan butuh presisi tinggi, jumlah produksinya juga belum bisa semassal komponen mobil atau pesawat terbang biasa, jadi </text:span><text:span text:style-name="Strong_20_Emphasis"><text:span text:style-name="T1">harganya per unitnya masih mahal banget</text:span></text:span><text:span text:style-name="T1">.</text:span></text:p>
              </text:list-item>
              <text:list-item>
                <text:p text:style-name="P56"><text:span text:style-name="Strong_20_Emphasis"><text:span text:style-name="T1">Roketnya Sendiri dan 'Bensin' Roketnya yang Spesial dan Rakus:</text:span></text:span><text:span text:style-name="T1"> Meskipun udah ada teknologi </text:span><text:span text:style-name="Strong_20_Emphasis"><text:span text:style-name="T1">roket daur ulang (reusable)</text:span></text:span><text:span text:style-name="T1"> yang hebat dan bisa dipakai berkali-kali untuk menekan biaya (terutama untuk </text:span><text:span text:style-name="Emphasis"><text:span text:style-name="T1">booster</text:span></text:span><text:span text:style-name="T1"> tingkat pertamanya, seperti pada Falcon 9 atau New Shepard), tapi </text:span><text:span text:style-name="Strong_20_Emphasis"><text:span text:style-name="T1">membuat dan merakit awal</text:span></text:span><text:span text:style-name="T1"> satu unit roket baru itu tetap saja butuh biaya triliunan Rupiah. Dan bahkan untuk roket yang sudah </text:span><text:soft-page-break/><text:span text:style-name="T1">dipakai ulang pun, proses </text:span><text:span text:style-name="Strong_20_Emphasis"><text:span text:style-name="T1">inspeksi mendalam, perawatan, penggantian komponen yang aus, pengujian ulang, dan penyiapan kembali</text:span></text:span><text:span text:style-name="T1"> untuk penerbangan berikutnya itu </text:span><text:span text:style-name="Strong_20_Emphasis"><text:span text:style-name="T1">tetap saja butuh biaya operasional yang signifikan</text:span></text:span><text:span text:style-name="T1"> dan melibatkan banyak tenaga ahli. Selain itu, jangan lupakan 'bensin' roketnya (yang disebut </text:span><text:span text:style-name="Strong_20_Emphasis"><text:span text:style-name="T1">propelan</text:span></text:span><text:span text:style-name="T1">). Ini bukan bensin Pertamax atau solar yang bisa kamu beli di SPBU! Roket modern biasanya pakai kombinasi bahan bakar dan oksidator (pembakar) khusus seperti </text:span><text:span text:style-name="Strong_20_Emphasis"><text:span text:style-name="T1">Hidrogen Cair (LH2)</text:span></text:span><text:span text:style-name="T1"> yang super dingin (sekitar -253°C!) dan </text:span><text:span text:style-name="Strong_20_Emphasis"><text:span text:style-name="T1">Oksigen Cair (LOX)</text:span></text:span><text:span text:style-name="T1"> sebagai pembakarnya (juga super dingin, sekitar -183°C!) – kombinasi ini sangat efisien tapi sangat sulit dan mahal untuk diproduksi dan disimpan. Atau ada juga yang pakai </text:span><text:span text:style-name="Strong_20_Emphasis"><text:span text:style-name="T1">Kerosen khusus roket (RP-1)</text:span></text:span><text:span text:style-name="T1"> yang lebih mudah ditangani tapi efisiensinya sedikit di bawah hidrogen, biasanya dipasangkan dengan LOX. Ada juga roket berbahan bakar padat atau </text:span><text:span text:style-name="Emphasis"><text:span text:style-name="T1">hypergolic</text:span></text:span><text:span text:style-name="T1"> (yang bisa menyala sendiri saat bercampur). Proses memproduksi, memurnikan, menyimpan (harus dalam tangki kriogenik super terisolasi untuk LH2/LOX!), dan menangani bahan bakar super dingin, kadang beracun, atau mudah meledak ini </text:span><text:span text:style-name="Strong_20_Emphasis"><text:span text:style-name="T1">jauh lebih rumit, berbahaya, dan mahal</text:span></text:span><text:span text:style-name="T1"> dibanding menangani bensin biasa. Dan jangan lupa, roket itu 'minumnya' banyak banget! Satu kali peluncuran roket besar seperti Falcon 9 bisa menghabiskan </text:span><text:span text:style-name="Strong_20_Emphasis"><text:span text:style-name="T1">ratusan ton</text:span></text:span><text:span text:style-name="T1"> propelan ini hanya dalam beberapa menit!</text:span></text:p>
              </text:list-item>
              <text:list-item>
                <text:p text:style-name="P56"><text:span text:style-name="Strong_20_Emphasis"><text:span text:style-name="T1">Operasional Peluncuran yang Super Ribet, Butuh 'Sekampung' Ahli:</text:span></text:span><text:span text:style-name="T1"> Meluncurkan satu roket ke angkasa itu bukan pekerjaan simpel kayak nerbangin layangan atau drone mainan. Ini adalah sebuah 'upacara' teknologi yang sangat kompleks dan melibatkan koordinasi dari </text:span><text:span text:style-name="Strong_20_Emphasis"><text:span text:style-name="T1">ratusan, bahkan ribuan orang</text:span></text:span><text:span text:style-name="T1"> tenaga ahli dari berbagai disiplin ilmu! Coba bayangkan:</text:span></text:p>
                <text:list>
                  <text:list-item>
                    <text:p text:style-name="P233">Ada tim besar insinyur dan teknisi yang bekerja berhari-hari atau berminggu-minggu sebelum peluncuran untuk merakit, mengintegrasikan, memeriksa ulang setiap sambungan kabel dan pipa, mengisi bahan bakar, dan menyiapkan roket serta wahana antariksanya di landasan peluncuran. </text:p>
                  </text:list-item>
                  <text:list-item>
                    <text:p text:style-name="P168"><text:span text:style-name="T1">Ada tim besar lainnya yang duduk 24/7 di depan puluhan layar komputer canggih di </text:span><text:span text:style-name="Strong_20_Emphasis"><text:span text:style-name="T1">Pusat Kendali Misi (Mission Control)</text:span></text:span><text:span text:style-name="T1">, yang memantau ribuan data telemetri dari roket dan wahana, </text:span><text:soft-page-break/><text:span text:style-name="T1">menjalankan simulasi, membuat keputusan kritis Go/No-Go, dan mengendalikan jalannya misi dari detik ke detik. </text:span></text:p>
                  </text:list-item>
                  <text:list-item>
                    <text:p text:style-name="P233">Ada tim spesialis keamanan yang harus memastikan area peluncuran steril dan aman dari gangguan. </text:p>
                  </text:list-item>
                  <text:list-item>
                    <text:p text:style-name="P233">Ada tim ahli meteorologi yang terus memantau kondisi cuaca (angin, awan, petir) karena peluncuran sangat sensitif terhadap cuaca buruk dan sering ditunda karenanya. </text:p>
                  </text:list-item>
                  <text:list-item>
                    <text:p text:style-name="P233">Ada tim komunikasi yang memastikan jaringan satelit dan stasiun bumi siap menerima dan mengirim sinyal. </text:p>
                  </text:list-item>
                  <text:list-item>
                    <text:p text:style-name="P233">Ada tim medis yang siaga jika terjadi keadaan darurat pada kru atau penumpang. </text:p>
                  </text:list-item>
                  <text:list-item>
                    <text:p text:style-name="P168"><text:span text:style-name="T1">Hingga tim pemulihan wahana setelah mendarat (yang mungkin melibatkan kapal laut canggih, helikopter, dan penyelam jika mendarat di air). Belum lagi biaya untuk membangun, merawat, dan mengoperasikan </text:span><text:span text:style-name="Strong_20_Emphasis"><text:span text:style-name="T1">fasilitas peluncuran (spaceport)</text:span></text:span><text:span text:style-name="T1"> itu sendiri yang juga sangat mahal (tanah luas, bangunan khusus, sistem keamanan, dll.). Semua </text:span><text:span text:style-name="Strong_20_Emphasis"><text:span text:style-name="T1">prosedur operasional dan keamanannya berlapis-lapis</text:span></text:span><text:span text:style-name="T1"> dan super ketat, tidak boleh ada kesalahan sekecil apa pun yang terlewat. Ini semua membutuhkan biaya operasional (terutama gaji pegawai ahli yang mahal, konsumsi listrik fasilitas, biaya perawatan rutin, biaya logistik, dll.) yang sangat besar untuk setiap satu kali penerbangan. </text:span></text:p>
                  </text:list-item>
                </text:list>
              </text:list-item>
              <text:list-item>
                <text:p text:style-name="P56"><text:span text:style-name="Strong_20_Emphasis"><text:span text:style-name="T1">Asuransi 'Anti Bangkrut' yang Premi-nya Bikin Merinding:</text:span></text:span><text:span text:style-name="T1"> Seperti yang sudah kita bahas, terbang ke angkasa itu, jujur saja, sampai saat ini masih dianggap sebagai aktivitas yang </text:span><text:span text:style-name="Strong_20_Emphasis"><text:span text:style-name="T1">berisiko sangat tinggi</text:span></text:span><text:span text:style-name="T1"> secara statistik dibandingkan transportasi massal lainnya. Meskipun teknologinya semakin canggih dan tingkat keberhasilan misi semakin tinggi, kemungkinan terjadinya kegagalan katastropik atau kecelakaan fatal (yang bisa menghancurkan roket dan wahana senilai triliunan Rupiah, dan lebih parah lagi, membahayakan nyawa penumpang) itu </text:span><text:span text:style-name="Strong_20_Emphasis"><text:span text:style-name="T1">masih ada</text:span></text:span><text:span text:style-name="T1"> dan tidak bisa diabaikan begitu saja oleh para investor dan operator. Oleh karena itu, perusahaan-perusahaan antariksa ini biasanya harus membayar premi </text:span><text:span text:style-name="Strong_20_Emphasis"><text:span text:style-name="T1">asuransi</text:span></text:span><text:span text:style-name="T1"> yang super duper mahal kepada perusahaan-perusahaan asuransi khusus (yang jumlahnya juga tidak banyak di dunia) untuk bisa melindungi aset berharga mereka (roket dan wahana) dari kerugian total jika terjadi kegagalan, dan juga </text:span><text:soft-page-break/><text:span text:style-name="T1">(yang lebih penting lagi) untuk menutupi potensi tuntutan hukum ganti rugi atau kompensasi jika (amit-amit jabang bayi!) terjadi kecelakaan yang melibatkan cedera atau kematian penumpang atau kerusakan pada properti pihak ketiga di Bumi. Biaya premi asuransi yang sangat tinggi karena tingkat risikonya yang juga masih dianggap tinggi ini tentu saja menjadi salah satu komponen biaya operasional signifikan yang ikut dimasukkan dalam perhitungan harga jual tiket wisata antariksa.</text:span></text:p>
              </text:list-item>
              <text:list-item>
                <text:p text:style-name="P56"><text:span text:style-name="Strong_20_Emphasis"><text:span text:style-name="T1">Pelatihan Khusus Penumpang (dan Kru Penerbangan) Itu Butuh Biaya dan Waktu:</text:span></text:span><text:span text:style-name="T1"> Seperti yang akan kita bahas lebih detail di Bab 6 nanti, para turis antariksa itu nggak bisa cuma datang bawa koper di hari H, nonton video tutorial 5 menit di YouTube, terus langsung naik roket dan terbang begitu saja. Ini bukan naik angkot! Mereka harus menjalani </text:span><text:span text:style-name="Strong_20_Emphasis"><text:span text:style-name="T1">program pelatihan khusus</text:span></text:span><text:span text:style-name="T1"> terlebih dahulu selama beberapa hari (untuk penerbangan suborbital yang relatif singkat dan sederhana) atau bahkan bisa berminggu-minggu hingga berbulan-bulan (untuk penerbangan orbital yang lebih kompleks dan berdurasi lama). Pelatihan ini mencakup banyak hal penting, mulai dari pemahaman mendalam tentang wahana dan profil misi yang akan dijalani, latihan prosedur keselamatan dan darurat (cara pakai masker oksigen, prosedur evakuasi darat, dll.), cara menghadapi tekanan G-force saat peluncuran dan re-entry (mungkin termasuk latihan di </text:span><text:span text:style-name="Emphasis"><text:span text:style-name="T1">centrifuge</text:span></text:span><text:span text:style-name="T1">), cara beradaptasi dan bergerak di lingkungan mikrogravitasi agar tidak mabuk atau menabrak sana-sini, hingga cara menggunakan peralatan penting di dalam kabin (seperti sistem komunikasi atau toilet antariksa). Penyelenggaraan program pelatihan yang komprehensif ini tentu saja membutuhkan biaya yang tidak sedikit, mencakup biaya untuk fasilitas pelatihan khusus (seperti simulator penerbangan, </text:span><text:span text:style-name="Emphasis"><text:span text:style-name="T1">centrifuge</text:span></text:span><text:span text:style-name="T1">, mockup kabin, mungkin kolam latihan bawah air), biaya untuk instruktur-instruktur ahli (seringkali mantan astronaut atau profesional antariksa berpengalaman), pengembangan materi pelatihan, akomodasi dan konsumsi peserta selama pelatihan, dan juga biaya waktu para peserta itu sendiri. Semua biaya pelatihan ini juga menjadi bagian dari 'paket' harga total yang harus dibayar oleh setiap turis antariksa.</text:span></text:p>
              </text:list-item>
              <text:list-item>
                <text:p text:style-name="P56"><text:span text:style-name="Strong_20_Emphasis"><text:span text:style-name="T1">'Penumpang' Masih Sangat Sedikit, Jadi Biaya Harus Dibagi ke Sedikit Orang (Belum Skala Ekonomi):</text:span></text:span><text:span text:style-name="T1"> Ini mungkin salah satu faktor ekonomi yang paling mudah dipahami mengapa harga per tiketnya </text:span><text:soft-page-break/><text:span text:style-name="T1">masih sangat mahal. Bayangkan sebuah perusahaan bus pariwisata baru saja membeli satu unit bus tingkat super mewah dan super canggih yang terbaru seharga 5 miliar Rupiah. Tentu biaya operasional per harinya juga mahal (sopir, solar, perawatan, dll.). Nah, kalau dalam setahun pertama operasinya, ternyata bus mewah itu cuma berhasil mendapatkan total 10 orang penumpang saja yang mau menyewa jasanya (karena harganya mahal atau belum banyak yang tahu), maka agar perusahaan itu tidak rugi besar (atau setidaknya bisa balik modal investasi awal busnya dalam beberapa tahun), si pemilik bus tentu harus menetapkan harga sewa atau harga tiket yang mahal banget kan kepada 10 orang penumpang itu? Beda ceritanya kalau dalam setahun ternyata ada 10.000 orang yang naik bus itu, maka semua biaya tetap (seperti cicilan bus) dan biaya variabelnya bisa dibagi ke jauh lebih banyak orang, sehingga harga tiket per orangnya bisa dibuat jauh lebih murah dan tetap menguntungkan. Nah, industri wisata antariksa komersial ini masih ada di fase sangat awal banget, mirip seperti bus baru yang penumpangnya masih 10 orang tadi. Jumlah penerbangan berawak komersialnya masih sangat terbatas (hitungan jari atau puluhan saja per tahun untuk semua perusahaan, belum ribuan atau jutaan seperti penerbangan komersial biasa). Jumlah 'kursi' yang dijual di setiap penerbangan juga sangat sedikit (biasanya hanya sekitar 4 sampai 6 kursi saja per penerbangan, karena kapasitas wahananya memang terbatas). Akibatnya, semua biaya raksasa yang sudah kita bahas dari poin 1 sampai 6 tadi (biaya R&amp;D awal yang triliunan, biaya pembuatan roket yang mahal, biaya operasional per penerbangan yang besar, biaya asuransi yang tinggi, biaya pelatihan) harus 'dibebankan' atau dibagi ke jumlah penumpang yang masih sangat-sangat sedikit itu. Makanya, nggak heran kalau harga per kursinya jadi selangit! Ini yang dalam ilmu ekonomi disebut </text:span><text:span text:style-name="Strong_20_Emphasis"><text:span text:style-name="T1">belum tercapainya 'skala ekonomi' (economies of scale)</text:span></text:span><text:span text:style-name="T1">, sebuah keuntungan efisiensi biaya yang baru bisa didapatkan jika volume produksi atau layanan sudah sangat tinggi, seperti yang sudah dinikmati oleh industri penerbangan komersial biasa selama puluhan tahun.</text:span></text:p>
              </text:list-item>
            </text:list>
            <text:p text:style-name="Text_20_body"><text:span text:style-name="T1">Jadi, itulah dia beberapa alasan utama di balik misteri kenapa tiket untuk bisa merasakan sensasi liburan paling keren di (luar) Bumi itu harganya benar-benar bikin kita melongo dan mungkin cuma bisa jadi angan-angan bagi </text:span><text:soft-page-break/><text:span text:style-name="T1">kebanyakan dari kita saat ini (</text:span><text:span text:style-name="Strong_20_Emphasis"><text:span text:style-name="T1">per April 2025</text:span></text:span><text:span text:style-name="T1">). Bukan karena roketnya terbuat dari emas murni atau bahan bakarnya dicampur bubuk batu Bulan, tapi karena kombinasi rumit dari: modal awal riset dan pengembangan yang gila-gilaan mahalnya, penggunaan teknologi dan material super canggih yang ongkos produksinya tinggi, biaya pembuatan dan operasional roket serta bahan bakar khususnya yang tidak murah sama sekali, kerumitan logistik dan prosedur operasional peluncuran yang melibatkan ribuan tenaga ahli, tingkat risiko yang masih dianggap sangat tinggi yang membuat biaya asuransi ikut melambung, adanya biaya pelatihan khusus yang wajib diikuti oleh setiap penumpang, dan yang terakhir (tapi sangat penting dari sisi ekonomi), jumlah 'penumpang' atau frekuensi penerbangan yang masih sangat sedikit sehingga belum tercapai skala ekonomi yang bisa menekan harga per kursi secara signifikan. Semua faktor ini menumpuk jadi satu, membuat harga tiketnya jadi... ya, benar-benar </text:span><text:span text:style-name="Strong_20_Emphasis"><text:span text:style-name="T1">astronomis</text:span></text:span><text:span text:style-name="T1">!</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5.1 yang secara visual memecah </text:span><text:span text:style-name="Strong_20_Emphasis"><text:span text:style-name="T1">faktor-faktor utama penyebab tingginya biaya wisata antariksa</text:span></text:span><text:span text:style-name="T1">. Gunakan satu gambar pusat yang dominan, misalnya </text:span><text:span text:style-name="Strong_20_Emphasis"><text:span text:style-name="T1">siluet sebuah roket besar yang sedang meluncur ke atas, atau sebuah label harga (price tag) raksasa</text:span></text:span><text:span text:style-name="T1"> yang menggantung dari roket/kapsul. Bagilah siluet roket atau label harga tersebut menjadi </text:span><text:span text:style-name="Strong_20_Emphasis"><text:span text:style-name="T1">beberapa segmen atau irisan pie chart</text:span></text:span><text:span text:style-name="T1"> yang ukurannya mungkin tidak proporsional secara akurat tapi bisa menunjukkan kontribusi relatif (misalnya R&amp;D dan Biaya Roket mungkin dibuat lebih besar). Setiap segmen diberi </text:span><text:span text:style-name="Strong_20_Emphasis"><text:span text:style-name="T1">warna berbeda</text:span></text:span><text:span text:style-name="T1"> dan berisi </text:span><text:span text:style-name="Strong_20_Emphasis"><text:span text:style-name="T1">ikon sederhana</text:span></text:span><text:span text:style-name="T1"> serta </text:span><text:span text:style-name="Strong_20_Emphasis"><text:span text:style-name="T1">label teks singkat</text:span></text:span><text:span text:style-name="T1"> yang mewakili satu faktor biaya utama:</text:span></text:p>
            <text:list xml:id="list6105187778043729210" text:style-name="L69">
              <text:list-item>
                <text:p text:style-name="P169"><text:span text:style-name="Strong_20_Emphasis"><text:span text:style-name="T1">Segmen 1:</text:span></text:span><text:span text:style-name="T1"> Ikon otak berpikir / grafik investasi awal yang tinggi (Label: </text:span><text:span text:style-name="Strong_20_Emphasis"><text:span text:style-name="T1">Riset &amp; Pengembangan Awal</text:span></text:span><text:span text:style-name="T1">). </text:span></text:p>
              </text:list-item>
              <text:list-item>
                <text:p text:style-name="P169"><text:span text:style-name="Strong_20_Emphasis"><text:span text:style-name="T1">Segmen 2:</text:span></text:span><text:span text:style-name="T1"> Ikon microchip / struktur material atom (Label: </text:span><text:span text:style-name="Strong_20_Emphasis"><text:span text:style-name="T1">Teknologi &amp; Material Canggih</text:span></text:span><text:span text:style-name="T1">). </text:span></text:p>
              </text:list-item>
              <text:list-item>
                <text:p text:style-name="P169"><text:span text:style-name="Strong_20_Emphasis"><text:span text:style-name="T1">Segmen 3:</text:span></text:span><text:span text:style-name="T1"> Ikon roket itu sendiri / ikon tangki bahan bakar (Label: </text:span><text:span text:style-name="Strong_20_Emphasis"><text:span text:style-name="T1">Biaya Roket &amp; Propelan Khusus</text:span></text:span><text:span text:style-name="T1">). </text:span></text:p>
              </text:list-item>
              <text:list-item>
                <text:p text:style-name="P169"><text:span text:style-name="Strong_20_Emphasis"><text:span text:style-name="T1">Segmen 4:</text:span></text:span><text:span text:style-name="T1"> Ikon orang banyak bekerja / ikon gedung pusat kendali misi (Label: </text:span><text:span text:style-name="Strong_20_Emphasis"><text:span text:style-name="T1">Operasional Peluncuran Kompleks</text:span></text:span><text:span text:style-name="T1">). </text:span></text:p>
              </text:list-item>
              <text:list-item>
                <text:p text:style-name="P169"><text:span text:style-name="Strong_20_Emphasis"><text:span text:style-name="T1">Segmen 5:</text:span></text:span><text:span text:style-name="T1"> Ikon perisai dengan simbol dolar ($) di atasnya / ikon </text:span><text:soft-page-break/><text:span text:style-name="T1">dokumen asuransi (Label: </text:span><text:span text:style-name="Strong_20_Emphasis"><text:span text:style-name="T1">Asuransi Risiko Tinggi</text:span></text:span><text:span text:style-name="T1">). </text:span></text:p>
              </text:list-item>
              <text:list-item>
                <text:p text:style-name="P169"><text:span text:style-name="Strong_20_Emphasis"><text:span text:style-name="T1">Segmen 6:</text:span></text:span><text:span text:style-name="T1"> Ikon orang sedang berlatih di simulator atau </text:span><text:span text:style-name="Emphasis"><text:span text:style-name="T1">centrifuge</text:span></text:span><text:span text:style-name="T1"> (Label: </text:span><text:span text:style-name="Strong_20_Emphasis"><text:span text:style-name="T1">Pelatihan Khusus Penumpang</text:span></text:span><text:span text:style-name="T1">). </text:span></text:p>
              </text:list-item>
              <text:list-item>
                <text:p text:style-name="P57"><text:span text:style-name="Strong_20_Emphasis"><text:span text:style-name="T1">Segmen 7:</text:span></text:span><text:span text:style-name="T1"> Ikon beberapa kursi roket yang sebagian besar kosong (Label: </text:span><text:span text:style-name="Strong_20_Emphasis"><text:span text:style-name="T1">Volume Penerbangan Rendah</text:span></text:span><text:span text:style-name="T1">). Pastikan desainnya bersih, modern, informatif, dan mudah dipahami secara visual mengapa total biayanya menjadi sangat tinggi." </text:span></text:p>
              </text:list-item>
            </text:list>
            <text:p text:style-name="P242"/>
            <text:p text:style-name="P108">Saya menunggu perintah "YAX" Anda untuk melanjutkan ke prompt berikutnya (isi Sub-bab 5.2).</text:p>
          </text:section>
          <text:section text:style-name="Sect1" text:name="feedback-form-35">
            <text:p text:style-name="P216"/>
          </text:section>
        </text:section>
        <text:section text:style-name="Sect1" text:name="8ae312ddab3bf613">
          <text:p text:style-name="P108"/>
          <text:section text:style-name="Sect1" text:name="user-query-content-36">
            <text:p text:style-name="P238">YAX </text:p>
          </text:section>
          <text:p text:style-name="P216">Tampilkan alur berpikir</text:p>
          <text:section text:style-name="Sect2" text:name="model-response-message-contentr_8ae312ddab3bf613">
            <text:p text:style-name="Text_20_body"><text:span text:style-name="T1">Siap! Ini adalah jawaban untuk prompt </text:span><text:span text:style-name="Strong_20_Emphasis"><text:span text:style-name="T1">isi mendalam Sub-bab 5.2</text:span></text:span><text:span text:style-name="T1">.</text:span></text:p>
            <text:p text:style-name="Text_20_body"><text:span text:style-name="Strong_20_Emphasis"><text:span text:style-name="T1">(Jawaban untuk Prompt Isi Mendalam Sub-bab 5.2)</text:span></text:span></text:p>
            <text:p text:style-name="Text_20_body"><text:span text:style-name="Strong_20_Emphasis"><text:span text:style-name="T1">5.2. Berapa Rupiah (atau Dolar) yang Harus Disiapkan? Mengintip Label Harganya!</text:span></text:span></text:p>
            <text:p text:style-name="Text_20_body"><text:span text:style-name="T1">Oke, setelah kita tahu </text:span><text:span text:style-name="Emphasis"><text:span text:style-name="T1">kenapa</text:span></text:span><text:span text:style-name="T1"> tiket wisata antariksa itu mahal banget karena banyak faktor kompleks yang terlibat (seperti biaya R&amp;D triliunan, teknologi canggih, operasional ribet, risiko tinggi, dll.), sekarang saatnya kita masuk ke bagian yang mungkin paling bikin penasaran sekaligus paling bikin 'sakit hati' dompet kita semua: </text:span><text:span text:style-name="Strong_20_Emphasis"><text:span text:style-name="T1">berapa sih sebenarnya angka pasti (atau setidaknya perkiraan kasar) harga tiketnya?</text:span></text:span><text:span text:style-name="T1"> Berapa Dolar Amerika Serikat (USD) yang harus dikeluarkan oleh para miliarder atau selebriti itu untuk bisa merasakan sensasi luar biasa ini? Dan yang lebih penting lagi buat kita biar benar-benar kebayang skalanya, kalau dikonversikan ke mata uang kita, berapa </text:span><text:span text:style-name="Strong_20_Emphasis"><text:span text:style-name="T1">Rupiah</text:span></text:span><text:span text:style-name="T1"> (Rp) yang harus disiapkan? Siap-siap pegangan ya, karena angka-angkanya benar-benar fantastis!</text:span></text:p>
            <text:p text:style-name="Text_20_body"><text:span text:style-name="Strong_20_Emphasis"><text:span text:style-name="T1">PENTING BANGET DIINGAT SEBELUM LANJUT:</text:span></text:span><text:span text:style-name="T1"> Sekali lagi saya tekankan, angka-angka yang akan disebutkan di bawah ini adalah </text:span><text:span text:style-name="Strong_20_Emphasis"><text:span text:style-name="T1">PERKIRAAN</text:span></text:span><text:span text:style-name="T1"> berdasarkan informasi yang beredar di publik, laporan media, wawancara, atau pengumuman resmi (jika memang ada) sekitar </text:span><text:span text:style-name="Strong_20_Emphasis"><text:span text:style-name="T1">pertengahan tahun 2024 </text:span></text:span><text:soft-page-break/><text:span text:style-name="Strong_20_Emphasis"><text:span text:style-name="T1">hingga kondisi saat ini, yaitu April 2025</text:span></text:span><text:span text:style-name="T1">. Harga tiket antariksa ini sifatnya </text:span><text:span text:style-name="Strong_20_Emphasis"><text:span text:style-name="T1">sangat dinamis</text:span></text:span><text:span text:style-name="T1">, bisa berubah sewaktu-waktu tergantung banyak faktor (seperti permintaan pasar, biaya operasional terbaru, strategi pemasaran perusahaan, dll.). Selain itu, </text:span><text:span text:style-name="Strong_20_Emphasis"><text:span text:style-name="T1">tidak semua perusahaan mau mempublikasikan harga tiket mereka secara terbuka</text:span></text:span><text:span text:style-name="T1"> dan gamblang kepada umum (terutama Blue Origin yang cenderung lebih tertutup soal harga komersialnya). Jadi, mohon anggap angka-angka ini sebagai </text:span><text:span text:style-name="Strong_20_Emphasis"><text:span text:style-name="T1">gambaran kasar atau </text:span></text:span><text:span text:style-name="Strong_20_Emphasis"><text:span text:style-name="Emphasis"><text:span text:style-name="T1">ballpark figure</text:span></text:span></text:span><text:span text:style-name="T1"> untuk memberi kita skala perbandingan saja ya, bukan harga pasti yang bisa kamu temukan di katalog atau website pemesanan tiket seperti kalau mau beli tiket pesawat atau kereta api!</text:span></text:p>
            <text:p text:style-name="P108">Mari kita lihat perkiraan harga untuk dua jenis wisata utama yang sudah mulai beroperasi secara komersial:</text:p>
            <text:p text:style-name="Text_20_body"><text:span text:style-name="Strong_20_Emphasis"><text:span text:style-name="T1">1. Harga Tiket Wisata Suborbital (Sekejap ke Tepi Angkasa)</text:span></text:span><text:span text:style-name="T1"> Ini adalah opsi yang (secara teori) 'paling terjangkau' di antara pilihan wisata antariksa lainnya, meskipun kata 'terjangkau' di sini tentu saja harus diberi tanda kutip yang super tebal! ?</text:span></text:p>
            <text:list xml:id="list4606985591281346990" text:style-name="L70">
              <text:list-item>
                <text:p text:style-name="P58"><text:span text:style-name="Strong_20_Emphasis"><text:span text:style-name="T1">Virgin Galactic (dengan pesawat roket SpaceShipTwo, misal VSS Unity):</text:span></text:span><text:span text:style-name="T1"> Perusahaan ini termasuk yang lebih awal dan lebih terbuka dalam mengumumkan harga tiketnya. Mereka sudah menjual ratusan tiket kepada pelanggan awal mereka (yang mereka sebut sebagai 'Future Astronauts') sejak beberapa tahun yang lalu dengan harga sekitar $200.000 - $250.000 USD. Namun, setelah penerbangan sukses pendirinya, Sir Richard Branson, pada Juli 2021 dan dimulainya layanan komersial, mereka membuka kembali penjualan tiket untuk publik (meski dengan daftar tunggu) dengan harga yang </text:span><text:span text:style-name="Strong_20_Emphasis"><text:span text:style-name="T1">dimulai dari $450.000 USD</text:span></text:span><text:span text:style-name="T1"> (sekitar </text:span><text:span text:style-name="Strong_20_Emphasis"><text:span text:style-name="T1">Empat Ratus Lima Puluh Ribu Dolar Amerika Serikat</text:span></text:span><text:span text:style-name="T1">) per kursi. Harga ini untuk sebuah penerbangan yang totalnya sekitar 90 menit (termasuk waktu naik dan turun dengan pesawat induk WhiteKnightTwo) dan memberikan pengalaman sekitar 3-4 menit dalam kondisi tanpa bobot (mikrogravitasi) di ketinggian puncak sekitar 80-90 km. Ada kemungkinan harga ini bisa naik lagi di masa depan seiring dengan permintaan atau penambahan fitur layanan.</text:span></text:p>
              </text:list-item>
              <text:list-item>
                <text:p text:style-name="P58"><text:span text:style-name="Strong_20_Emphasis"><text:span text:style-name="T1">Blue Origin (dengan roket dan kapsul New Shepard):</text:span></text:span><text:span text:style-name="T1"> Perusahaan milik Jeff Bezos ini cenderung </text:span><text:span text:style-name="Strong_20_Emphasis"><text:span text:style-name="T1">lebih tertutup</text:span></text:span><text:span text:style-name="T1"> soal harga tiket reguler mereka untuk penerbangan otomatis New Shepard. Mereka pernah </text:span><text:soft-page-break/><text:span text:style-name="T1">melelang satu kursi pertama untuk penerbangan perdana berawaknya pada Juli 2021, dan laku dengan harga fantastis $28 juta USD! Tapi hasil lelang itu disumbangkan untuk amal, jadi jelas itu bukan harga pasar yang sebenarnya. Beberapa penumpang awal lainnya (seperti aktor legendaris William Shatner 'Captain Kirk' atau anak SMA asal Belanda, Oliver Daemen) terbang sebagai 'tamu undangan' kehormatan atau pemenang program khusus, jadi tidak membayar harga penuh. Namun, berdasarkan perkiraan para analis industri antariksa dan laporan-laporan tidak resmi dari orang dalam atau calon penumpang, harga satu kursi di kapsul New Shepard untuk penerbangan sekitar 10-11 menit yang mencapai ketinggian sedikit di atas Garis Kármán (100 km) ini diperkirakan berada di kisaran yang </text:span><text:span text:style-name="Strong_20_Emphasis"><text:span text:style-name="T1">mirip atau mungkin sedikit lebih mahal</text:span></text:span><text:span text:style-name="T1"> dari Virgin Galactic. Perkiraan kasarnya ada di rentang antara </text:span><text:span text:style-name="Strong_20_Emphasis"><text:span text:style-name="T1">$500.000 USD hingga mungkin $1 juta USD</text:span></text:span><text:span text:style-name="T1"> (Satu Juta Dolar Amerika Serikat) atau bahkan bisa lebih per kursi, tergantung pada permintaan pasar dan siapa penumpangnya (mungkin ada harga 'premium' untuk selebriti atau tokoh penting?).</text:span></text:p>
                <text:list>
                  <text:list-item>
                    <text:p text:style-name="P170"><text:span text:style-name="Strong_20_Emphasis"><text:span text:style-name="T1">Konversi ke Rupiah (Biar Kebayang):</text:span></text:span><text:span text:style-name="T1"> Oke, sekarang mari kita coba hitung pakai kurs Dolar AS terhadap Rupiah yang berlaku saat ini (misalnya, kita pakai kurs acuan perkiraan </text:span><text:span text:style-name="Strong_20_Emphasis"><text:span text:style-name="T1">1 USD = Rp 15.800</text:span></text:span><text:span text:style-name="T1"> - </text:span><text:span text:style-name="Emphasis"><text:span text:style-name="T1">angka ini bisa berubah setiap hari ya, cek kurs terbaru saat kamu membaca ini!</text:span></text:span><text:span text:style-name="T1">). Maka, perkiraan harga tiket suborbital itu kalau dirupiahkan menjadi: </text:span></text:p>
                    <text:list>
                      <text:list-item>
                        <text:p text:style-name="P170"><text:span text:style-name="T1">Harga awal Virgin Galactic ($450.000 USD) = 450.000 x 15.800 = </text:span><text:span text:style-name="Strong_20_Emphasis"><text:span text:style-name="T1">Rp 7.110.000.000</text:span></text:span><text:span text:style-name="T1"> (Tujuh Miliar Seratus Sepuluh Juta Rupiah!) </text:span></text:p>
                      </text:list-item>
                      <text:list-item>
                        <text:p text:style-name="P58"><text:span text:style-name="T1">Perkiraan atas Blue Origin ($1.000.000 USD) = 1.000.000 x 15.800 = </text:span><text:span text:style-name="Strong_20_Emphasis"><text:span text:style-name="T1">Rp 15.800.000.000</text:span></text:span><text:span text:style-name="T1"> (Lima Belas Miliar Delapan Ratus Juta Rupiah!) Jadi, untuk sebuah 'lompatan' super singkat yang totalnya hanya sekitar 15 menit ke tepi angkasa dan merasakan sensasi nol gravitasi cuma 3-5 menit saja, kita butuh menyiapkan uang </text:span><text:span text:style-name="Strong_20_Emphasis"><text:span text:style-name="T1">minimal sekitar 7 Miliar Rupiah!</text:span></text:span><text:span text:style-name="T1"> Itu baru harga tiketnya saja lho, biasanya belum termasuk biaya perjalanan kamu dari rumah (misalnya dari Tapak Tuan!) ke lokasi peluncuran di Amerika Serikat, biaya akomodasi selama beberapa hari </text:span><text:soft-page-break/><text:span text:style-name="T1">sebelum dan sesudah penerbangan, dll. Wow! </text:span></text:p>
                      </text:list-item>
                    </text:list>
                  </text:list-item>
                </text:list>
              </text:list-item>
            </text:list>
            <text:p text:style-name="Text_20_body"><text:span text:style-name="Strong_20_Emphasis"><text:span text:style-name="T1">2. Harga Tiket Wisata Orbital (Mengelilingi Bumi / ke ISS)</text:span></text:span><text:span text:style-name="T1"> Kalau harga suborbital saja sudah bikin pusing kepala dan tabungan seumur hidup terasa nggak ada artinya, siap-siap buat angka yang jauuuuuh lebih fantastis lagi untuk bisa benar-benar 'menginap' di orbit Bumi selama beberapa hari!</text:span></text:p>
            <text:list xml:id="list5450827760431019190" text:style-name="L71">
              <text:list-item>
                <text:p text:style-name="P171"><text:span text:style-name="Strong_20_Emphasis"><text:span text:style-name="T1">Misi Pribadi ke ISS (via Axiom Space / SpaceX):</text:span></text:span><text:span text:style-name="T1"> Untuk bisa ikut dalam misi perjalanan pribadi selama sekitar </text:span><text:span text:style-name="Strong_20_Emphasis"><text:span text:style-name="T1">8 hingga 14 hari ke Stasiun Luar Angkasa Internasional (ISS)</text:span></text:span><text:span text:style-name="T1">, yang saat ini diatur oleh perusahaan </text:span><text:span text:style-name="Strong_20_Emphasis"><text:span text:style-name="T1">Axiom Space</text:span></text:span><text:span text:style-name="T1"> dengan menggunakan 'taksi' roket </text:span><text:span text:style-name="Strong_20_Emphasis"><text:span text:style-name="T1">Falcon 9</text:span></text:span><text:span text:style-name="T1"> dan kapsul </text:span><text:span text:style-name="Strong_20_Emphasis"><text:span text:style-name="T1">Crew Dragon</text:span></text:span><text:span text:style-name="T1"> yang disewa dari </text:span><text:span text:style-name="Strong_20_Emphasis"><text:span text:style-name="T1">SpaceX</text:span></text:span><text:span text:style-name="T1">, harga per kursinya dilaporkan secara luas (meskipun tidak pernah dikonfirmasi secara resmi oleh Axiom atau SpaceX) berada di kisaran </text:span><text:span text:style-name="Strong_20_Emphasis"><text:span text:style-name="T1">minimal $55 juta USD</text:span></text:span><text:span text:style-name="T1"> (Lima Puluh Lima Juta Dolar Amerika Serikat!), bahkan ada beberapa sumber yang menyebut angka mendekati </text:span><text:span text:style-name="Strong_20_Emphasis"><text:span text:style-name="T1">$60 juta USD</text:span></text:span><text:span text:style-name="T1"> (Enam Puluh Juta Dolar Amerika Serikat) atau mungkin lebih, tergantung pada durasi misi yang diinginkan, jenis aktivitas atau riset spesifik yang ingin dilakukan penumpang selama di ISS, dan hasil negosiasi lainnya. Harga ini biasanya sudah mencakup biaya peluncuran, sewa wahana, pelatihan intensif selama berbulan-bulan, akomodasi dan makanan selama di angkasa, serta biaya koordinasi misi yang rumit. </text:span></text:p>
                <text:list>
                  <text:list-item>
                    <text:p text:style-name="P171"><text:span text:style-name="Strong_20_Emphasis"><text:span text:style-name="T1">Konversi ke Rupiah (Pegang Jantung!):</text:span></text:span><text:span text:style-name="T1"> Mari kita hitung lagi pakai kurs yang sama (1 USD = Rp 15.800): </text:span></text:p>
                    <text:list>
                      <text:list-item>
                        <text:p text:style-name="P171"><text:span text:style-name="T1">$55.000.000 USD = 55.000.000 x 15.800 = </text:span><text:span text:style-name="Strong_20_Emphasis"><text:span text:style-name="T1">Rp 869.000.000.000</text:span></text:span><text:span text:style-name="T1"> (Delapan Ratus Enam Puluh Sembilan </text:span><text:span text:style-name="Strong_20_Emphasis"><text:span text:style-name="T1">Miliar</text:span></text:span><text:span text:style-name="T1"> Rupiah!) </text:span></text:p>
                      </text:list-item>
                      <text:list-item>
                        <text:p text:style-name="P59"><text:span text:style-name="T1">$60.000.000 USD = 60.000.000 x 15.800 = </text:span><text:span text:style-name="Strong_20_Emphasis"><text:span text:style-name="T1">Rp 948.000.000.000</text:span></text:span><text:span text:style-name="T1"> (Sembilan Ratus Empat Puluh Delapan </text:span><text:span text:style-name="Strong_20_Emphasis"><text:span text:style-name="T1">Miliar</text:span></text:span><text:span text:style-name="T1"> Rupiah!) Betul sekali, kamu tidak salah baca dan saya tidak salah ketik! Angkanya sudah mencapai </text:span><text:span text:style-name="Strong_20_Emphasis"><text:span text:style-name="T1">hampir SATU TRILIUN RUPIAH</text:span></text:span><text:span text:style-name="T1"> (Rp 1.000.000.000.000 itu satu triliun) hanya untuk biaya </text:span><text:span text:style-name="Strong_20_Emphasis"><text:span text:style-name="T1">satu orang saja</text:span></text:span><text:span text:style-name="T1"> bisa merasakan pengalaman 'liburan' selama kurang lebih 10 hari di orbit Bumi sambil mengunjungi ISS! Ini benar-benar harga yang berada di level 'stratosfer' yang sama sekali berbeda, yang saat ini (dan mungkin untuk waktu yang sangat lama </text:span><text:soft-page-break/><text:span text:style-name="T1">ke depan) hanya bisa dijangkau oleh segelintir individu super ultra kaya di planet ini (miliarder dengan kekayaan bersih puluhan atau ratusan triliun Rupiah), atau mungkin oleh pemerintah suatu negara yang ingin mengirim astronautnya ke ISS lewat jalur komersial ini. </text:span></text:p>
                      </text:list-item>
                    </text:list>
                  </text:list-item>
                </text:list>
              </text:list-item>
            </text:list>
            <text:p text:style-name="Text_20_body"><text:span text:style-name="Strong_20_Emphasis"><text:span text:style-name="T1">Biar Lebih Kebayang Seberapa Mahal Itu:</text:span></text:span><text:span text:style-name="T1"> Coba deh kita pakai perbandingan biar skala angka fantastis tadi lebih terasa 'nyata' dalam konteks kehidupan kita sehari-hari di Indonesia, khususnya mungkin buat teman-teman yang tinggal di daerah seperti Tapak Tuan, Aceh:</text:span></text:p>
            <text:list xml:id="list4426348642546159068" text:style-name="L72">
              <text:list-item>
                <text:p text:style-name="P172"><text:span text:style-name="T1">Dengan uang </text:span><text:span text:style-name="Strong_20_Emphasis"><text:span text:style-name="T1">7 Miliar Rupiah</text:span></text:span><text:span text:style-name="T1"> (harga tiket suborbital termurah), kamu mungkin bisa membeli </text:span><text:span text:style-name="Strong_20_Emphasis"><text:span text:style-name="T1">puluhan unit rumah tipe menengah yang bagus dan luas</text:span></text:span><text:span text:style-name="T1"> di kota kabupatenmu, atau membeli </text:span><text:span text:style-name="Strong_20_Emphasis"><text:span text:style-name="T1">beberapa unit mobil SUV mewah terbaru</text:span></text:span><text:span text:style-name="T1"> sekaligus (misalnya Toyota Land Cruiser atau Lexus LX) tanpa perlu kredit, atau mungkin </text:span><text:span text:style-name="Strong_20_Emphasis"><text:span text:style-name="T1">membangun dan melengkapi beberapa gedung sekolah dasar atau puskesmas</text:span></text:span><text:span text:style-name="T1"> yang sangat dibutuhkan di daerah terpencil! </text:span></text:p>
              </text:list-item>
              <text:list-item>
                <text:p text:style-name="P60"><text:span text:style-name="T1">Dengan uang </text:span><text:span text:style-name="Strong_20_Emphasis"><text:span text:style-name="T1">869 Miliar Rupiah</text:span></text:span><text:span text:style-name="T1"> (harga tiket orbital termurah), wah ini skalanya sudah benar-benar berbeda! Kamu mungkin bisa membeli </text:span><text:span text:style-name="Strong_20_Emphasis"><text:span text:style-name="T1">satu atau dua unit pesawat jet pribadi super mewah</text:span></text:span><text:span text:style-name="T1"> seperti Gulfstream G650 atau Bombardier Global 7500 yang biasa dipakai oleh para pejabat tinggi atau pengusaha terkaya di dunia. Atau, kamu bisa </text:span><text:span text:style-name="Strong_20_Emphasis"><text:span text:style-name="T1">membangun sebuah hotel bintang lima yang megah</text:span></text:span><text:span text:style-name="T1"> di pusat kota. Atau, kamu bisa </text:span><text:span text:style-name="Strong_20_Emphasis"><text:span text:style-name="T1">mendirikan sebuah yayasan pendidikan dan memberikan beasiswa penuh sampai lulus sarjana kepada ribuan anak kurang mampu</text:span></text:span><text:span text:style-name="T1"> di seluruh provinsi Aceh atau bahkan di seluruh Indonesia! </text:span></text:p>
              </text:list-item>
            </text:list>
            <text:p text:style-name="P108">Perbandingan ini bukan untuk bikin kita jadi sinis ya, tapi sekadar untuk memberikan gambaran dan konteks betapa luar biasanya sumber daya finansial yang dibutuhkan hanya untuk bisa 'jalan-jalan' sebentar ke luar angkasa pada saat ini. Ini benar-benar bukan aktivitas 'biasa'!</text:p>
            <text:p text:style-name="Text_20_body"><text:span text:style-name="T1">Jadi, sekarang terjawab sudah ya rasa penasaran kita soal label harga 'liburan ke bintang' ini. Kesimpulannya untuk saat ini (</text:span><text:span text:style-name="Strong_20_Emphasis"><text:span text:style-name="T1">April 2025</text:span></text:span><text:span text:style-name="T1">): </text:span><text:span text:style-name="Strong_20_Emphasis"><text:span text:style-name="T1">sangat, sangat, sangat mahal!</text:span></text:span><text:span text:style-name="T1"> Jauh di luar jangkauan kita semua sebagai masyarakat biasa. Tapi, apakah ini berarti mimpi kita harus pupus? Apakah akan selamanya seperti ini? Jangan langsung patah semangat dulu! Di sub-bab berikutnya, kita </text:span><text:soft-page-break/><text:span text:style-name="T1">akan coba lihat apakah ada secercah harapan bahwa harga tiket ini suatu saat nanti bisa menjadi lebih 'manusiawi' dan lebih terjangkau. Yuk kita lanjut ke sana!</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5.2 yang secara visual </text:span><text:span text:style-name="Strong_20_Emphasis"><text:span text:style-name="T1">membandingkan skala biaya</text:span></text:span><text:span text:style-name="T1"> antara Wisata Suborbital dan Wisata Orbital dengan cara yang mudah dipahami dan </text:span><text:span text:style-name="Emphasis"><text:span text:style-name="T1">relatable</text:span></text:span><text:span text:style-name="T1"> bagi remaja Indonesia. Pilih salah satu konsep:</text:span></text:p>
            <text:list xml:id="list1216156729017919775" text:style-name="L73">
              <text:list-item>
                <text:p text:style-name="P173"><text:span text:style-name="Strong_20_Emphasis"><text:span text:style-name="T1">Konsep 1 (Timbangan Uang vs Benda):</text:span></text:span><text:span text:style-name="T1"> Gambar sebuah timbangan besar. Di sisi kiri, letakkan miniatur roket suborbital (misal New Shepard) di atas tumpukan uang/koin bertuliskan '</text:span><text:span text:style-name="Strong_20_Emphasis"><text:span text:style-name="T1">~Rp 7 Miliar</text:span></text:span><text:span text:style-name="T1">'. Di sisi kanan timbangan itu, gambar ikon </text:span><text:span text:style-name="Strong_20_Emphasis"><text:span text:style-name="T1">beberapa mobil mewah</text:span></text:span><text:span text:style-name="T1">. Di bawahnya, gambar timbangan kedua. Di sisi kiri, letakkan miniatur kapsul orbital (misal Crew Dragon) di atas tumpukan uang/koin yang jauuuh lebih besar bertuliskan '</text:span><text:span text:style-name="Strong_20_Emphasis"><text:span text:style-name="T1">~Rp 869 Miliar</text:span></text:span><text:span text:style-name="T1">'. Di sisi kanan timbangan kedua ini, gambar ikon </text:span><text:span text:style-name="Strong_20_Emphasis"><text:span text:style-name="T1">pesawat jet pribadi</text:span></text:span><text:span text:style-name="T1"> atau </text:span><text:span text:style-name="Strong_20_Emphasis"><text:span text:style-name="T1">gedung universitas/hotel megah</text:span></text:span><text:span text:style-name="T1">. Ini menunjukkan nilai setara barang yang bisa dibeli. </text:span></text:p>
              </text:list-item>
              <text:list-item>
                <text:p text:style-name="P173"><text:span text:style-name="Strong_20_Emphasis"><text:span text:style-name="T1">Konsep 2 (Grafik Batang dengan Perbandingan):</text:span></text:span><text:span text:style-name="T1"> Buat dua grafik batang vertikal yang menunjukkan biaya. Batang kiri (pendek) untuk 'Suborbital (~Rp 7 Miliar)', beri ikon mobil mewah di sampingnya. Batang kanan (sangat tinggi, mungkin terpotong) untuk 'Orbital (~Rp 869 Miliar)', beri ikon pesawat jet pribadi atau gedung besar di sampingnya. Beri judul 'Perkiraan Biaya Wisata Antariksa (April 2025) &amp; Perbandingannya'. </text:span></text:p>
              </text:list-item>
              <text:list-item>
                <text:p text:style-name="P61"><text:span text:style-name="Strong_20_Emphasis"><text:span text:style-name="T1">Konsep 3 (Visualisasi Angka Nol):</text:span></text:span><text:span text:style-name="T1"> Tulis angka '</text:span><text:span text:style-name="Strong_20_Emphasis"><text:span text:style-name="T1">Rp 7.110.000.000</text:span></text:span><text:span text:style-name="T1">' dengan ukuran besar untuk Suborbital, lalu di bawahnya tulis '</text:span><text:span text:style-name="Strong_20_Emphasis"><text:span text:style-name="T1">(Setara ~ Puluhan Rumah)</text:span></text:span><text:span text:style-name="T1">'. Kemudian tulis angka '</text:span><text:span text:style-name="Strong_20_Emphasis"><text:span text:style-name="T1">Rp 869.000.000.000</text:span></text:span><text:span text:style-name="T1">' dengan ukuran lebih besar lagi untuk Orbital, lalu di bawahnya tulis '</text:span><text:span text:style-name="Strong_20_Emphasis"><text:span text:style-name="T1">(Setara ~ Ratusan Rumah / 1 Jet Pribadi)</text:span></text:span><text:span text:style-name="T1">'. Gunakan visualisasi angka nol yang banyak itu sebagai elemen desain utama yang menonjol. Gunakan gaya visual yang jelas, fokus pada perbandingan skala yang dramatis, dan menggunakan Rupiah serta perbandingan benda yang familiar di Indonesia." </text:span></text:p>
              </text:list-item>
            </text:list>
            <text:p text:style-name="P242"><text:soft-page-break/></text:p>
            <text:p text:style-name="P108">Saya menunggu perintah "YAX" Anda untuk melanjutkan ke prompt berikutnya (isi Sub-bab 5.3).</text:p>
          </text:section>
          <text:section text:style-name="Sect1" text:name="feedback-form-36">
            <text:p text:style-name="P216"/>
          </text:section>
        </text:section>
        <text:section text:style-name="Sect1" text:name="1ad74ca9d0b518c1">
          <text:p text:style-name="P108"/>
          <text:section text:style-name="Sect1" text:name="user-query-content-37">
            <text:p text:style-name="P238">YAX </text:p>
          </text:section>
          <text:p text:style-name="P216">Tampilkan alur berpikir</text:p>
          <text:section text:style-name="Sect2" text:name="model-response-message-contentr_1ad74ca9d0b518c1">
            <text:p text:style-name="Text_20_body"><text:span text:style-name="T1">Oke, ini adalah jawaban untuk prompt </text:span><text:span text:style-name="Strong_20_Emphasis"><text:span text:style-name="T1">isi mendalam Sub-bab 5.3</text:span></text:span><text:span text:style-name="T1">.</text:span></text:p>
            <text:p text:style-name="Text_20_body"><text:span text:style-name="Strong_20_Emphasis"><text:span text:style-name="T1">(Jawaban untuk Prompt Isi Mendalam Sub-bab 5.3)</text:span></text:span></text:p>
            <text:p text:style-name="Text_20_body"><text:span text:style-name="Strong_20_Emphasis"><text:span text:style-name="T1">5.3. Hanya Untuk Orang Kaya Selamanya? Prospek Biaya di Masa Depan (Akankah Lebih Murah?)</text:span></text:span></text:p>
            <text:p text:style-name="Text_20_body"><text:span text:style-name="T1">Oke, oke, setelah melihat angka-angka biaya tiket di sub-bab sebelumnya yang bikin kita langsung auto-miskin membayangkannya (miliaran sampai ratusan miliar Rupiah!), rasanya sangat wajar kalau kita jadi sedikit (atau mungkin banyak!) pesimis ya tentang kemungkinan kita bisa ikut jalan-jalan ke angkasa. Pertanyaan besar yang pasti menggantung dan mungkin bikin sedikit galau di benak kita semua adalah: apakah wisata antariksa ini memang ditakdirkan untuk </text:span><text:span text:style-name="Strong_20_Emphasis"><text:span text:style-name="T1">selamanya menjadi 'mainan', hobi, atau privilise eksklusif</text:span></text:span><text:span text:style-name="T1"> buat segelintir orang super kaya di dunia – para miliarder teknologi, sultan minyak dari Timur Tengah, pewaris tahta kerajaan, atau mungkin bintang film Hollywood papan atas saja? Apakah mimpi kita, sebagai remaja biasa dari Tapak Tuan, Aceh, atau dari kota dan desa lain di Indonesia, untuk suatu hari nanti bisa merasakan sendiri sensasi terbang ke luar angkasa itu cuma bakal jadi angan-angan kosong belaka yang nggak akan pernah terwujud karena terhalang tembok biaya yang menjulang tinggi?</text:span></text:p>
            <text:p text:style-name="Text_20_body"><text:span text:style-name="T1">Atau… adakah secercah harapan di ujung terowongan gelap finansial ini? Mungkinkah suatu saat nanti, entah itu 10, 20, 30 tahun dari sekarang (</text:span><text:span text:style-name="Strong_20_Emphasis"><text:span text:style-name="T1">April 2025</text:span></text:span><text:span text:style-name="T1"> ini), atau mungkin saat kita sudah dewasa mapan dengan karir yang bagus, atau bahkan mungkin baru di era anak atau cucu kita nanti, </text:span><text:span text:style-name="Strong_20_Emphasis"><text:span text:style-name="T1">harga tiket wisata antariksa ini bisa turun drastis</text:span></text:span><text:span text:style-name="T1"> menjadi lebih 'masuk akal', lebih 'manusiawi', dan lebih 'membumi' sehingga lebih banyak orang dari berbagai kalangan (meskipun mungkin tetap bukan semua orang) bisa ikut merasakan pengalaman luar biasa ini?</text:span></text:p>
            <text:p text:style-name="Text_20_body"><text:soft-page-break/><text:span text:style-name="T1">Ini adalah pertanyaan yang sangat penting dan jawabannya, seperti banyak hal tentang masa depan, tentu saja tidak ada yang tahu pasti dan tidak hitam-putih. Tapi, kabar baiknya, banyak ahli di bidang antariksa, analis industri teknologi, dan bahkan para pendiri perusahaan antariksa itu sendiri yang </text:span><text:span text:style-name="Strong_20_Emphasis"><text:span text:style-name="T1">cukup optimis</text:span></text:span><text:span text:style-name="T1"> bahwa biaya perjalanan ke luar angkasa ini </text:span><text:span text:style-name="Strong_20_Emphasis"><text:span text:style-name="T1">punya potensi besar untuk turun</text:span></text:span><text:span text:style-name="T1"> di masa depan, bahkan mungkin turun secara sangat signifikan dari level 'gila' yang kita lihat pada saat ini. Kenapa mereka bisa seyakin itu? Ada beberapa alasan kuat dan tren yang sedang berjalan di balik optimisme ini:</text:span></text:p>
            <text:p text:style-name="Text_20_body"><text:span text:style-name="Strong_20_Emphasis"><text:span text:style-name="T1">Alasan Optimis (Kenapa Harga Tiket Bisa Turun Drastis di Masa Depan):</text:span></text:span></text:p>
            <text:list xml:id="list7655162598198622829" text:style-name="L74">
              <text:list-item>
                <text:p text:style-name="P174"><text:span text:style-name="Strong_20_Emphasis"><text:span text:style-name="T1">Teknologi Roket Daur Ulang (Reusable) Semakin Matang, Andal, &amp; Efisien:</text:span></text:span><text:span text:style-name="T1"> Ingat kan 'jurus andalan' SpaceX dan Blue Origin yang bisa mendaratkan kembali roketnya? Nah, teknologi ini masih tergolong relatif baru dalam skala operasional yang sebenarnya. Sama seperti teknologi baru lainnya (coba ingat bagaimana harga </text:span><text:span text:style-name="Emphasis"><text:span text:style-name="T1">handphone</text:span></text:span><text:span text:style-name="T1"> atau laptop dulu saat pertama kali keluar dibandingkan sekarang?), semakin sering teknologi </text:span><text:span text:style-name="Emphasis"><text:span text:style-name="T1">reusability</text:span></text:span><text:span text:style-name="T1"> ini digunakan, semakin banyak data penerbangan yang terkumpul, semakin banyak pelajaran yang dipetik dari setiap keberhasilan dan kegagalan kecil, maka proses operasionalnya akan menjadi </text:span><text:span text:style-name="Strong_20_Emphasis"><text:span text:style-name="T1">semakin matang, semakin andal (tingkat keberhasilannya makin tinggi), dan semakin efisien</text:span></text:span><text:span text:style-name="T1">. Para insinyur akan menemukan cara untuk membuat proses inspeksi, perbaikan, dan persiapan antar penerbangan menjadi lebih cepat dan lebih murah. Bayangkan kalau 10 atau 20 tahun lagi, satu booster roket benar-benar bisa dipakai ulang puluhan bahkan mungkin ratusan kali dengan waktu persiapan antar penerbangan yang hanya hitungan hari atau minggu (bukan bulan seperti sekarang), ini pasti akan sangat signifikan dalam menurunkan biaya variabel per satu kali penerbangan. </text:span></text:p>
              </text:list-item>
              <text:list-item>
                <text:p text:style-name="P174"><text:span text:style-name="Strong_20_Emphasis"><text:span text:style-name="T1">Persaingan Pasar yang Diprediksi Akan Semakin Ketat:</text:span></text:span><text:span text:style-name="T1"> Saat ini (April 2025), pemain utama di pasar wisata antariksa komersial berawak mungkin baru bisa dihitung dengan jari (terutama Blue Origin dan Virgin Galactic untuk suborbital, serta SpaceX sebagai penyedia transport utama untuk orbital via mitra seperti Axiom). Tapi, lihat saja betapa pesatnya perkembangan industri antariksa swasta di seluruh dunia! Sangat mungkin dalam 5, 10, atau 15 tahun ke depan, akan muncul </text:span><text:span text:style-name="Strong_20_Emphasis"><text:span text:style-name="T1">lebih banyak lagi perusahaan baru</text:span></text:span><text:span text:style-name="T1"> yang ikut bermain dan bersaing di </text:span><text:soft-page-break/><text:span text:style-name="T1">pasar ini, baik dari Amerika Serikat, Eropa, Tiongkok, India, Jepang, atau bahkan mungkin dari negara-negara lain yang punya ambisi antariksa. Hukum dasar ekonomi biasanya mengatakan: </text:span><text:span text:style-name="Strong_20_Emphasis"><text:span text:style-name="T1">semakin banyak pemain yang menawarkan produk atau layanan serupa di pasar yang sama, maka persaingan akan semakin ketat</text:span></text:span><text:span text:style-name="T1">. Untuk bisa merebut hati (dan dompet) pelanggan, perusahaan-perusahaan ini mungkin akan terdorong untuk tidak hanya menawarkan layanan yang lebih baik atau lebih unik, tapi juga </text:span><text:span text:style-name="Strong_20_Emphasis"><text:span text:style-name="T1">harga yang lebih kompetitif</text:span></text:span><text:span text:style-name="T1"> dibandingkan pesaingnya. Persaingan inilah yang diharapkan bisa ikut menekan rata-rata harga tiket wisata antariksa turun seiring berjalannya waktu. </text:span></text:p>
              </text:list-item>
              <text:list-item>
                <text:p text:style-name="P174"><text:span text:style-name="Strong_20_Emphasis"><text:span text:style-name="T1">Tercapainya Skala Ekonomi (Economies of Scale) Seiring Meningkatnya Frekuensi Penerbangan:</text:span></text:span><text:span text:style-name="T1"> Ini adalah faktor kunci lain yang sangat berkaitan erat dengan dua poin sebelumnya. Jika teknologi semakin matang dan terbukti aman, serta harga tiket mulai sedikit turun karena adanya persaingan, maka diharapkan </text:span><text:span text:style-name="Strong_20_Emphasis"><text:span text:style-name="T1">jumlah peminat atau calon pelanggan wisata antariksa akan semakin banyak</text:span></text:span><text:span text:style-name="T1">. Kalau peminatnya semakin banyak (misalnya dari kalangan multi-jutawan, bukan hanya miliarder), maka </text:span><text:span text:style-name="Strong_20_Emphasis"><text:span text:style-name="T1">frekuensi penerbangan</text:span></text:span><text:span text:style-name="T1"> bisa ditingkatkan secara signifikan – misalnya dari yang tadinya mungkin hanya beberapa kali dalam setahun untuk satu perusahaan, menjadi sebulan sekali, lalu mungkin seminggu sekali, atau bahkan (ini mimpi liarnya!) beberapa kali dalam sehari seperti jadwal maskapai penerbangan! Nah, kalau jumlah total penerbangan dan jumlah total penumpang per tahunnya meningkat drastis secara global, maka semua </text:span><text:span text:style-name="Strong_20_Emphasis"><text:span text:style-name="T1">biaya tetap (fixed cost)</text:span></text:span><text:span text:style-name="T1"> yang sangat besar yang harus dikeluarkan oleh perusahaan (seperti biaya riset awal miliaran dolar, biaya pembangunan pabrik roket dan fasilitas peluncuran, biaya operasional pusat kendali misi yang berjalan terus menerus, gaji ribuan karyawan tetap) bisa </text:span><text:span text:style-name="Strong_20_Emphasis"><text:span text:style-name="T1">dibagi rata ke jumlah penumpang yang jauh lebih banyak</text:span></text:span><text:span text:style-name="T1">. Akibatnya? </text:span><text:span text:style-name="Strong_20_Emphasis"><text:span text:style-name="T1">Harga per tiket bisa ditekan menjadi jauh lebih murah</text:span></text:span><text:span text:style-name="T1"> tanpa membuat perusahaan rugi. Ini persis seperti prinsip kerja maskapai penerbangan berbiaya rendah (LCC - </text:span><text:span text:style-name="Emphasis"><text:span text:style-name="T1">Low Cost Carrier</text:span></text:span><text:span text:style-name="T1">) seperti AirAsia, Lion Air, atau Southwest Airlines di AS yang bisa jual tiket sangat murah (dibanding maskapai </text:span><text:span text:style-name="Emphasis"><text:span text:style-name="T1">full-service</text:span></text:span><text:span text:style-name="T1">) karena mereka terbang sangat sering, menggunakan jenis pesawat yang seragam untuk efisiensi perawatan, dan berusaha mengisi penuh hampir setiap </text:span><text:soft-page-break/><text:span text:style-name="T1">kursi di setiap penerbangannya. Industri antariksa berharap bisa mencapai skala ekonomi seperti ini di masa depan, meskipun mungkin dalam skala yang berbeda. </text:span></text:p>
              </text:list-item>
              <text:list-item>
                <text:p text:style-name="P62"><text:span text:style-name="Strong_20_Emphasis"><text:span text:style-name="T1">Inovasi Berkelanjutan dalam Manufaktur &amp; Teknologi Baru Lainnya:</text:span></text:span><text:span text:style-name="T1"> Jangan lupakan juga kekuatan dari </text:span><text:span text:style-name="Strong_20_Emphasis"><text:span text:style-name="T1">inovasi teknologi</text:span></text:span><text:span text:style-name="T1"> yang terus berjalan di berbagai bidang pendukung. Mungkin saja di masa depan ditemukan </text:span><text:span text:style-name="Strong_20_Emphasis"><text:span text:style-name="T1">jenis bahan bakar roket baru</text:span></text:span><text:span text:style-name="T1"> yang punya performa tinggi tapi jauh lebih murah diproduksi, lebih mudah disimpan, dan lebih ramah lingkungan? Mungkin ada pengembangan </text:span><text:span text:style-name="Strong_20_Emphasis"><text:span text:style-name="T1">material komposit atau paduan logam baru</text:span></text:span><text:span text:style-name="T1"> yang punya kekuatan sama tapi bisa dibuat dengan biaya jauh lebih murah? Atau mungkin ada terobosan besar dalam </text:span><text:span text:style-name="Strong_20_Emphasis"><text:span text:style-name="T1">teknik manufaktur roket dan wahana antariksa</text:span></text:span><text:span text:style-name="T1"> menggunakan robotika canggih, otomatisasi penuh, atau </text:span><text:span text:style-name="Strong_20_Emphasis"><text:span text:style-name="T1">teknologi pencetakan 3D (additive manufacturing)</text:span></text:span><text:span text:style-name="T1"> skala besar yang bisa memangkas waktu produksi, jumlah komponen, dan biaya perakitan secara signifikan? Sejarah perkembangan teknologi sudah sering membuktikan bahwa inovasi bisa datang dari arah yang tidak terduga dan secara drastis mengubah lanskap biaya suatu industri. </text:span></text:p>
              </text:list-item>
            </text:list>
            <text:p text:style-name="Text_20_body"><text:span text:style-name="Strong_20_Emphasis"><text:span text:style-name="T1">Alasan Realistis (Kenapa Mungkin Nggak Akan Pernah 'Murah Meriah'):</text:span></text:span></text:p>
            <text:p text:style-name="Text_20_body"><text:span text:style-name="T1">Tapi, sebelum kita terlalu gembira dan mulai berandai-andai bisa pesan tiket ke Bulan pakai cicilan KPR rumah 20 tahun lagi, kita juga harus tetap berpijak pada bumi (secara harfiah!) dan melihat sisi realistisnya. Ada juga beberapa alasan kuat mengapa biaya perjalanan ke luar angkasa itu mungkin </text:span><text:span text:style-name="Strong_20_Emphasis"><text:span text:style-name="T1">tidak akan pernah bisa menjadi 'semurah'</text:span></text:span><text:span text:style-name="T1"> tiket pesawat liburan dari Jakarta ke Singapura atau bahkan ke Jepang:</text:span></text:p>
            <text:list xml:id="list6491516984133407452" text:style-name="L75">
              <text:list-item>
                <text:p text:style-name="P175"><text:span text:style-name="Strong_20_Emphasis"><text:span text:style-name="T1">Biaya Dasar Fisika &amp; Energi yang Memang Sangat Tinggi dan Tak Terhindarkan:</text:span></text:span><text:span text:style-name="T1"> Hukum fisika itu absolut dan nggak bisa ditawar! Untuk bisa lepas dari 'sumur gravitasi' Bumi yang dalam (mencapai </text:span><text:span text:style-name="Emphasis"><text:span text:style-name="T1">escape velocity</text:span></text:span><text:span text:style-name="T1"> sekitar 11.2 km/detik untuk benar-benar lepas, atau 7.8 km/detik untuk mencapai orbit rendah), dibutuhkan </text:span><text:span text:style-name="Strong_20_Emphasis"><text:span text:style-name="T1">energi yang luar biasa besar</text:span></text:span><text:span text:style-name="T1">. Ini berarti butuh roket yang sangat kuat dan harus membawa </text:span><text:span text:style-name="Strong_20_Emphasis"><text:span text:style-name="T1">bahan bakar (propelan) dalam jumlah yang sangat banyak</text:span></text:span><text:span text:style-name="T1"> (mayoritas massa roket saat diluncurkan itu adalah bahan bakarnya!). Ini secara fundamental sangat berbeda dengan pesawat terbang yang hanya perlu mencapai kecepatan dan ketinggian yang jauh lebih rendah di dalam atmosfer dan bisa memanfaatkan gaya </text:span><text:soft-page-break/><text:span text:style-name="T1">angkat dari sayapnya. Kebutuhan energi dasar yang sangat tinggi untuk mencapai angkasa ini akan selalu menjadi semacam </text:span><text:span text:style-name="Strong_20_Emphasis"><text:span text:style-name="T1">'lantai batas bawah' (cost floor)</text:span></text:span><text:span text:style-name="T1"> yang membuat biaya perjalanan ke angkasa secara inheren akan selalu jauh lebih mahal dibandingkan hampir semua moda transportasi lain di Bumi. </text:span></text:p>
              </text:list-item>
              <text:list-item>
                <text:p text:style-name="P175"><text:span text:style-name="Strong_20_Emphasis"><text:span text:style-name="T1">Keselamatan Adalah Segalanya (dan Keselamatan Itu Butuh Biaya Ekstra!):</text:span></text:span><text:span text:style-name="T1"> Seperti yang sudah kita bahas berulang kali di bab ini dan bab sebelumnya, perjalanan ke luar angkasa itu </text:span><text:span text:style-name="Strong_20_Emphasis"><text:span text:style-name="T1">sangat berisiko</text:span></text:span><text:span text:style-name="T1">. Nyawa manusia adalah taruhannya dalam setiap misi. Oleh karena itu, </text:span><text:span text:style-name="Strong_20_Emphasis"><text:span text:style-name="T1">prioritas nomor satu dan tanpa kompromi</text:span></text:span><text:span text:style-name="T1"> bagi semua perusahaan antariksa yang bertanggung jawab dan badan regulator pemerintah (seperti FAA di AS yang mengatur penerbangan komersial antariksa) pastilah </text:span><text:span text:style-name="Strong_20_Emphasis"><text:span text:style-name="T1">keselamatan penumpang dan kru</text:span></text:span><text:span text:style-name="T1">. Artinya apa? Artinya mereka </text:span><text:span text:style-name="Strong_20_Emphasis"><text:span text:style-name="T1">tidak bisa sembarangan 'memotong biaya'</text:span></text:span><text:span text:style-name="T1"> di area-area yang kritis bagi keselamatan, hanya demi mengejar target harga tiket yang lebih murah. Proses pengujian komponen harus super ketat dan berlapis. Material yang digunakan harus kualitas nomor satu dan terverifikasi. Sistem-sistem vital (seperti LSS, navigasi, atau sistem penyelamatan darurat/LAS) harus punya banyak lapisan cadangan (redundansi). Prosedur operasional harus sangat disiplin. Semua standar keselamatan yang sangat tinggi ini (yang bahkan mungkin akan semakin diperketat seiring dengan semakin banyaknya penerbangan komersial) tentu saja membutuhkan </text:span><text:span text:style-name="Strong_20_Emphasis"><text:span text:style-name="T1">biaya ekstra yang tidak sedikit</text:span></text:span><text:span text:style-name="T1">, baik dalam tahap desain, produksi, maupun operasi, yang mungkin akan membatasi seberapa jauh atau seberapa cepat harga tiket bisa diturunkan di masa depan. Keselamatan akan selalu lebih diutamakan daripada sekadar harga murah. </text:span></text:p>
              </text:list-item>
              <text:list-item>
                <text:p text:style-name="P63"><text:span text:style-name="Strong_20_Emphasis"><text:span text:style-name="T1">Kompleksitas Operasional yang Akan Selalu Lebih Tinggi:</text:span></text:span><text:span text:style-name="T1"> Meskipun mungkin di masa depan operasinya bisa jauh lebih efisien berkat otomatisasi yang lebih canggih, pengalaman yang terakumulasi, dan mungkin standarisasi prosedur yang lebih baik, </text:span><text:span text:style-name="Strong_20_Emphasis"><text:span text:style-name="T1">mengoperasikan peluncuran roket raksasa</text:span></text:span><text:span text:style-name="T1"> dari sebuah </text:span><text:span text:style-name="Emphasis"><text:span text:style-name="T1">spaceport</text:span></text:span><text:span text:style-name="T1">, mengelola </text:span><text:span text:style-name="Strong_20_Emphasis"><text:span text:style-name="T1">pusat kendali misi (Mission Control)</text:span></text:span><text:span text:style-name="T1"> yang memantau ribuan parameter secara </text:span><text:span text:style-name="Emphasis"><text:span text:style-name="T1">real-time</text:span></text:span><text:span text:style-name="T1">, melatih </text:span><text:span text:style-name="Strong_20_Emphasis"><text:span text:style-name="T1">kru penerbangan dan darat</text:span></text:span><text:span text:style-name="T1"> yang sangat terspesialisasi, dan menjalankan </text:span><text:span text:style-name="Strong_20_Emphasis"><text:span text:style-name="T1">sistem pendukung kehidupan</text:span></text:span><text:span text:style-name="T1"> yang kompleks di lingkungan antariksa yang keras akan </text:span><text:span text:style-name="Strong_20_Emphasis"><text:span text:style-name="T1">selalu menjadi aktivitas yang secara fundamental jauh lebih kompleks</text:span></text:span><text:span text:style-name="T1"> dan </text:span><text:soft-page-break/><text:span text:style-name="T1">membutuhkan tingkat keahlian, presisi, serta disiplin yang jauh lebih tinggi dibandingkan sekadar mengoperasikan bandara atau maskapai penerbangan komersial biasa yang sudah sangat matang industrinya. Kompleksitas operasional yang inheren ini juga kemungkinan akan selalu tercermin pada struktur biayanya. </text:span></text:p>
              </text:list-item>
            </text:list>
            <text:p text:style-name="Text_20_body"><text:span text:style-name="Strong_20_Emphasis"><text:span text:style-name="T1">Jadi, Gimana Kesimpulannya? Apakah Mimpi Ini Cuma Buat Sultan Selamanya?</text:span></text:span></text:p>
            <text:p text:style-name="P108">Setelah kita menimbang sisi optimis (harga bisa turun!) dan sisi realistisnya (tapi mungkin nggak akan pernah murah banget!), apa kesimpulan yang bisa kita tarik untuk menjawab pertanyaan di judul sub-bab ini? Apakah wisata antariksa ini selamanya hanya untuk orang super kaya?</text:p>
            <text:p text:style-name="Text_20_body"><text:span text:style-name="T1">Jawabannya mungkin sedikit rumit dan berada di area abu-abu: </text:span><text:span text:style-name="Strong_20_Emphasis"><text:span text:style-name="T1">iya dan tidak</text:span></text:span><text:span text:style-name="T1">.</text:span></text:p>
            <text:list xml:id="list1070499368194122780" text:style-name="L76">
              <text:list-item>
                <text:p text:style-name="P176"><text:span text:style-name="Strong_20_Emphasis"><text:span text:style-name="T1">Iya</text:span></text:span><text:span text:style-name="T1">, dalam arti bahwa untuk bisa mencapai level harga yang benar-benar 'terjangkau' oleh masyarakat umum secara luas – misalnya, sekelas harga tiket pesawat kelas bisnis untuk penerbangan jarak jauh keliling dunia, atau bahkan 'semurah' harga mobil keluarga kelas menengah di Indonesia – itu sepertinya masih </text:span><text:span text:style-name="Strong_20_Emphasis"><text:span text:style-name="T1">sangat-sangat jauh di masa depan</text:span></text:span><text:span text:style-name="T1">. Mungkin butuh waktu </text:span><text:span text:style-name="Strong_20_Emphasis"><text:span text:style-name="T1">puluhan tahun lagi (beberapa dekade)</text:span></text:span><text:span text:style-name="T1">, atau bahkan mungkin baru di abad berikutnya, kalaupun memang suatu saat nanti bisa tercapai level harga seperti itu (yang mana tidak ada jaminan juga). Jadi, untuk saat ini dan mungkin dalam 10-20 tahun ke depan, lupakan dulu mimpi bisa beli tiket wisata antariksa pakai uang hasil nabung dari gaji bulanan biasa ya! ? </text:span></text:p>
              </text:list-item>
              <text:list-item>
                <text:p text:style-name="P64"><text:span text:style-name="T1">Tapi, </text:span><text:span text:style-name="Strong_20_Emphasis"><text:span text:style-name="T1">tidak</text:span></text:span><text:span text:style-name="T1"> juga, dalam arti bahwa ada </text:span><text:span text:style-name="Strong_20_Emphasis"><text:span text:style-name="T1">harapan besar yang sangat realistis</text:span></text:span><text:span text:style-name="T1"> kalau biaya wisata antariksa ini akan </text:span><text:span text:style-name="Strong_20_Emphasis"><text:span text:style-name="T1">TURUN SECARA SIGNIFIKAN</text:span></text:span><text:span text:style-name="T1"> dari level triliunan atau miliaran Rupiah per kursi yang kita lihat pada saat ini. Penurunan harga ini kemungkinan akan paling terasa dampaknya dan paling cepat terjadi untuk </text:span><text:span text:style-name="Strong_20_Emphasis"><text:span text:style-name="T1">paket wisata suborbital</text:span></text:span><text:span text:style-name="T1"> terlebih dahulu, karena teknologinya relatif lebih sederhana dan durasinya sangat singkat. Sangat mungkin dalam 10-20 tahun ke depan, seiring dengan semakin matangnya teknologi roket </text:span><text:span text:style-name="Emphasis"><text:span text:style-name="T1">reusable</text:span></text:span><text:span text:style-name="T1">, meningkatnya frekuensi penerbangan, dan ketatnya persaingan antara Blue Origin, Virgin Galactic, dan mungkin pemain baru lainnya, harga tiket suborbital bisa 'turun kelas' dari level 'hanya untuk miliarder' menjadi mungkin setara dengan harga mobil sport mewah atau harga </text:span><text:soft-page-break/><text:span text:style-name="T1">sebuah apartemen bagus di kota besar (misalnya, di kisaran beberapa ratus juta hingga satu atau dua miliar Rupiah?). Masih sangat mahal memang bagi kebanyakan kita, tapi setidaknya sudah tidak se-'mustahil' dan se-'eksklusif' hanya untuk 0.001% orang terkaya di dunia seperti sekarang. Untuk wisata orbital, penurunannya mungkin akan lebih lambat, tapi juga diharapkan terjadi seiring dengan beroperasinya stasiun komersial dan mungkin suksesnya Starship. </text:span></text:p>
              </text:list-item>
            </text:list>
            <text:p text:style-name="Text_20_body"><text:span text:style-name="T1">Ini mirip seperti sejarah awal </text:span><text:span text:style-name="Strong_20_Emphasis"><text:span text:style-name="T1">penerbangan komersial</text:span></text:span><text:span text:style-name="T1"> di awal abad ke-20. Dulu, terbang naik pesawat itu adalah barang super mewah yang harganya luar biasa mahal (setara harga rumah!) dan hanya bisa dinikmati oleh segelintir orang kaya raya atau pejabat penting. Tapi lihat sekarang? Berkat kemajuan teknologi pesawat jet, produksi massal pesawat, deregulasi industri, dan munculnya maskapai berbiaya rendah selama puluhan tahun, hampir semua orang dari berbagai kalangan (termasuk kita!) bisa merasakan terbang naik pesawat, bahkan untuk liburan ke luar negeri. Contoh lain adalah </text:span><text:span text:style-name="Strong_20_Emphasis"><text:span text:style-name="T1">komputer pribadi</text:span></text:span><text:span text:style-name="T1">. Di awal tahun 1970-an atau 1980-an, punya komputer pribadi di rumah itu adalah hal yang sangat langka dan harganya setara mobil baru! Tapi sekarang, hampir semua orang punya laptop atau bahkan </text:span><text:span text:style-name="Emphasis"><text:span text:style-name="T1">smartphone</text:span></text:span><text:span text:style-name="T1"> yang kemampuannya jauh melampaui komputer raksasa zaman dulu dengan harga yang jauh lebih terjangkau.</text:span></text:p>
            <text:p text:style-name="Text_20_body"><text:span text:style-name="T1">Jadi, </text:span><text:span text:style-name="Strong_20_Emphasis"><text:span text:style-name="T1">jangan langsung putus asa</text:span></text:span><text:span text:style-name="T1"> melihat label harga tiket antariksa yang fantastis saat ini! Sangat mungkin (bahkan hampir pasti) bahwa akses ke luar angkasa akan </text:span><text:span text:style-name="Strong_20_Emphasis"><text:span text:style-name="T1">semakin meluas dan semakin 'terdemokratisasi'</text:span></text:span><text:span text:style-name="T1"> seiring dengan berjalannya waktu di masa depan, didorong oleh kombinasi kekuatan inovasi teknologi dan dinamika pasar. Mungkin memang bukan buat kita untuk bisa langsung liburan ke sana besok pagi atau tahun depan. Tapi peluangnya akan terus terbuka semakin lebar untuk generasi-generasi mendatang. Dan siapa tahu, dengan kerja keras, kecerdasan, penguasaan ilmu pengetahuan dan teknologi, serta mungkin sedikit keberuntungan, kamu bisa jadi salah satu orang Indonesia pertama yang merasakan sensasi luar biasa itu suatu hari nanti – entah sebagai turis yang akhirnya mampu membeli tiketnya, atau mungkin (dan ini jalur yang lebih mungkin!) sebagai seorang ilmuwan, insinyur, dokter, atau profesional lain yang bekerja di industri antariksa masa depan dan terbang sebagai bagian dari pekerjaanmu! Mimpi itu tetap layak untuk dikejar dan diwujudkan dengan caramu sendiri!</text:span></text:p>
            <text:p text:style-name="P242"/>
            <text:p text:style-name="Text_20_body"><text:soft-page-break/><text:span text:style-name="Strong_20_Emphasis"><text:span text:style-name="T1">(Prompt untuk Gambar Ilustrasi - Opsional)</text:span></text:span></text:p>
            <text:p text:style-name="Text_20_body"><text:span text:style-name="T1">"Buat ilustrasi infografis untuk Sub-bab 5.3 yang secara visual menggambarkan </text:span><text:span text:style-name="Strong_20_Emphasis"><text:span text:style-name="T1">prospek biaya wisata antariksa di masa depan secara seimbang (harapan vs realita)</text:span></text:span><text:span text:style-name="T1">. Pilih salah satu konsep:</text:span></text:p>
            <text:list xml:id="list1817439180980104796" text:style-name="L77">
              <text:list-item>
                <text:p text:style-name="P177"><text:span text:style-name="Strong_20_Emphasis"><text:span text:style-name="T1">Konsep 1 (Grafik Tren Biaya dengan Penjelasan):</text:span></text:span><text:span text:style-name="T1"> Gambar sebuah grafik garis dengan sumbu X 'Waktu (Tahun ke Depan)' dan sumbu Y 'Perkiraan Biaya Tiket (Rp - Skala Logaritmik mungkin?)'. Tarik garis yang dimulai dari titik sangat tinggi di kiri atas (label: '</text:span><text:span text:style-name="Strong_20_Emphasis"><text:span text:style-name="T1">Saat Ini: Sangat Mahal</text:span></text:span><text:span text:style-name="T1">'). Buat garis itu </text:span><text:span text:style-name="Strong_20_Emphasis"><text:span text:style-name="T1">turun cukup curam di bagian awal hingga pertengahan</text:span></text:span><text:span text:style-name="T1">, beri keterangan di area ini dengan ikon-ikon kecil: '</text:span><text:span text:style-name="Strong_20_Emphasis"><text:span text:style-name="T1">Potensi Turun Karena:</text:span></text:span><text:span text:style-name="T1"> [ikon roket reusable], [ikon orang banyak/persaingan], [ikon pabrik/skala ekonomi], [ikon bola lampu/inovasi]'. Namun, setelah itu buat garisnya </text:span><text:span text:style-name="Strong_20_Emphasis"><text:span text:style-name="T1">melandai secara signifikan dan menjadi relatif datar (membentuk plateau)</text:span></text:span><text:span text:style-name="T1"> di tingkat biaya yang masih terlihat cukup tinggi di sumbu Y (meskipun jauh lebih rendah dari titik awal). Beri keterangan di area datar ini: '</text:span><text:span text:style-name="Strong_20_Emphasis"><text:span text:style-name="T1">Batasan Penurunan:</text:span></text:span><text:span text:style-name="T1"> [ikon petir/energi fisika], [ikon perisai/keselamatan]'. Beri judul 'Prospek Biaya Wisata Antariksa: Akankah Lebih Murah?'. </text:span></text:p>
              </text:list-item>
              <text:list-item>
                <text:p text:style-name="P65"><text:span text:style-name="Strong_20_Emphasis"><text:span text:style-name="T1">Konsep 2 (Jalan Menuju Keterjangkauan):</text:span></text:span><text:span text:style-name="T1"> Gambar sebuah </text:span><text:span text:style-name="Strong_20_Emphasis"><text:span text:style-name="T1">jalan raya lebar yang berkelok-kelok</text:span></text:span><text:span text:style-name="T1"> menuju cakrawala yang cerah (melambangkan masa depan). Jalan ini diberi nama 'Jalan Menuju Wisata Antariksa Lebih Terjangkau'. Di sepanjang sisi jalan, pasang </text:span><text:span text:style-name="Strong_20_Emphasis"><text:span text:style-name="T1">'rambu-rambu pendorong'</text:span></text:span><text:span text:style-name="T1"> berwarna hijau: 'Roket Makin Efisien!', 'Persaingan Makin Ketat!', 'Penerbangan Makin Sering!', 'Inovasi Baru!'. Tapi di tengah jalan, pasang juga beberapa </text:span><text:span text:style-name="Strong_20_Emphasis"><text:span text:style-name="T1">'rambu peringatan' atau 'penghalang'</text:span></text:span><text:span text:style-name="T1"> berwarna merah/kuning: 'Energi Dasar Tetap Mahal!', 'Keselamatan Tetap No. 1!', 'Operasi Tetap Rumit!'. Di ujung jalan yang jauh di cakrawala, letakkan </text:span><text:span text:style-name="Strong_20_Emphasis"><text:span text:style-name="T1">ikon tiket antariksa</text:span></text:span><text:span text:style-name="T1"> dengan label harga yang lebih rendah dari sekarang (misal: 'Rp XXX Juta?') tapi dengan </text:span><text:span text:style-name="Strong_20_Emphasis"><text:span text:style-name="T1">tanda tanya besar</text:span></text:span><text:span text:style-name="T1"> di sampingnya. Gunakan gaya visual yang jelas, informatif, mudah dipahami pesannya tentang adanya harapan penurunan biaya namun juga ada batasan realistisnya." </text:span></text:p>
              </text:list-item>
            </text:list>
            <text:p text:style-name="P242"/>
            <text:p text:style-name="P108">Saya menunggu perintah "YAX" Anda untuk melanjutkan ke prompt berikutnya (isi Sub-bab 5.4).</text:p>
          </text:section>
          <text:section text:style-name="Sect1" text:name="feedback-form-37">
            <text:p text:style-name="P216"><text:soft-page-break/></text:p>
          </text:section>
        </text:section>
        <text:section text:style-name="Sect1" text:name="1f9c925a568dfc3f">
          <text:p text:style-name="P108"/>
          <text:section text:style-name="Sect1" text:name="user-query-content-38">
            <text:p text:style-name="P238">YAX </text:p>
          </text:section>
          <text:p text:style-name="P216">Tampilkan alur berpikir</text:p>
          <text:section text:style-name="Sect2" text:name="model-response-message-contentr_1f9c925a568dfc3f">
            <text:p text:style-name="Text_20_body"><text:span text:style-name="T1">Siap! Ini adalah jawaban untuk prompt </text:span><text:span text:style-name="Strong_20_Emphasis"><text:span text:style-name="T1">isi mendalam Sub-bab 5.4</text:span></text:span><text:span text:style-name="T1">.</text:span></text:p>
            <text:p text:style-name="Text_20_body"><text:span text:style-name="Strong_20_Emphasis"><text:span text:style-name="T1">(Jawaban untuk Prompt Isi Mendalam Sub-bab 5.4)</text:span></text:span></text:p>
            <text:p text:style-name="Text_20_body"><text:span text:style-name="Strong_20_Emphasis"><text:span text:style-name="T1">5.4. Alternatif 'Hemat': Wisata Antariksa dari Bumi Aja! (Tetap Seru Kok!)</text:span></text:span></text:p>
            <text:p text:style-name="P108">Oke, oke, setelah kita lihat bareng-bareng label harga tiket wisata antariksa yang angkanya bikin pusing tujuh keliling (miliaran sampai ratusan miliar Rupiah!), rasanya wajar banget kalau kita jadi sedikit (atau mungkin banyak!) merasa 'Wah, kayaknya mustahil deh buat aku bisa ikut dalam waktu dekat ini'. Apalagi kalau dibandingkan dengan uang jajan mingguan atau bulanan kita, ya kan? Rasanya seperti jarak Bumi ke bintang itu sendiri, jauh banget!</text:p>
            <text:p text:style-name="Text_20_body"><text:span text:style-name="T1">Eits, tapi jangan biarkan angka-angka fantastis itu langsung bikin kamu sedih, patah hati, atau merasa mimpi dan ketertarikanmu pada dunia antariksa itu jadi sia-sia ya! Ingat kata pepatah, 'Tak ada rotan, akar pun jadi'? Nah, sama juga dalam hal ini! Ada seribu satu jalan lain menuju Roma, dan ada </text:span><text:span text:style-name="Strong_20_Emphasis"><text:span text:style-name="T1">banyak banget cara seru, menarik, edukatif, dan pastinya jauh lebih ramah di kantong</text:span></text:span><text:span text:style-name="T1"> buat kamu tetap bisa merasakan 'keajaiban' antariksa, memuaskan rasa ingin tahumu yang besar tentang bintang, planet, galaksi, dan roket, atau bahkan sekadar mendapatkan sedikit 'sensasi' petualangan antariksa </text:span><text:span text:style-name="Strong_20_Emphasis"><text:span text:style-name="T1">tanpa harus benar-benar terbang keluar dari planet Bumi</text:span></text:span><text:span text:style-name="T1"> tercinta ini, dan tanpa perlu menjual rumah atau ginjal! ?</text:span></text:p>
            <text:p text:style-name="Text_20_body"><text:span text:style-name="T1">Jadi, kalau tiket miliaran Rupiah itu masih terasa seperti mimpi di siang bolong (dan memang iya untuk saat ini bagi kebanyakan kita!), jangan khawatir! Yuk, kita lihat beberapa </text:span><text:span text:style-name="Strong_20_Emphasis"><text:span text:style-name="T1">alternatif 'wisata antariksa versi hemat'</text:span></text:span><text:span text:style-name="T1"> atau kegiatan terkait antariksa yang bisa kamu coba lakukan sekarang atau rencanakan untuk masa depan, yang dijamin tetap bisa memberikan pengalaman berkesan dan memupuk kecintaanmu pada alam semesta:</text:span></text:p>
            <text:list xml:id="list839223561137029827" text:style-name="L78">
              <text:list-item>
                <text:p text:style-name="P66"><text:span text:style-name="Strong_20_Emphasis"><text:span text:style-name="T1">Merasakan Sensasi Nol Gravitasi (Mikrogravitasi) di Pesawat Parabola:</text:span></text:span><text:span text:style-name="T1"> Ini mungkin cara paling 'dekat' dan paling 'realistis' saat ini untuk bisa merasakan sensasi paling ikonik dan paling 'aneh' dari luar angkasa – yaitu melayang bebas tanpa bobot – tanpa harus benar-benar naik roket. Ada beberapa perusahaan swasta khusus di dunia </text:span><text:soft-page-break/><text:span text:style-name="T1">(yang paling terkenal adalah Zero Gravity Corporation atau 'ZERO-G' yang beroperasi di Amerika Serikat, tapi ada juga beberapa di Eropa atau Rusia) yang menawarkan pengalaman unik ini melalui </text:span><text:span text:style-name="Strong_20_Emphasis"><text:span text:style-name="T1">penerbangan parabola</text:span></text:span><text:span text:style-name="T1">. Gimana caranya? Kamu akan naik pesawat jet komersial biasa (seperti Boeing 727 atau Airbus A310) yang interiornya sudah dikosongkan dan dilapisi bantalan empuk. Kemudian, pilot khusus akan menerbangkan pesawat ini dengan manuver naik-turun yang ekstrem membentuk lintasan seperti </text:span><text:span text:style-name="Strong_20_Emphasis"><text:span text:style-name="T1">parabola</text:span></text:span><text:span text:style-name="T1"> (mirip gerakan roller coaster tapi jauh lebih tinggi dan lebih lama). Nah, saat pesawat berada di </text:span><text:span text:style-name="Strong_20_Emphasis"><text:span text:style-name="T1">puncak lintasan parabola</text:span></text:span><text:span text:style-name="T1"> dan mulai menukik turun dengan sudut tertentu (mengikuti lintasan jatuh bebas), selama sekitar </text:span><text:span text:style-name="Strong_20_Emphasis"><text:span text:style-name="T1">20 hingga 30 detik</text:span></text:span><text:span text:style-name="T1">, semua orang dan benda di dalam kabin akan merasakan kondisi </text:span><text:span text:style-name="Strong_20_Emphasis"><text:span text:style-name="T1">mikrogravitasi</text:span></text:span><text:span text:style-name="T1"> yang hampir sama persis seperti di luar angkasa! Kamu bisa melayang, berputar, salto, atau bermain dengan benda-benda melayang. Manuver parabola ini biasanya diulang sekitar 15-20 kali dalam satu sesi penerbangan (yang totalnya sekitar 90 menit), jadi kamu bisa merasakan nol-G secara akumulatif selama beberapa menit. Memang sih, biayanya </text:span><text:span text:style-name="Strong_20_Emphasis"><text:span text:style-name="T1">masih tergolong mahal</text:span></text:span><text:span text:style-name="T1"> (biasanya di kisaran beberapa ribu Dolar AS per orang, setara puluhan atau mungkin sudah masuk ratusan juta Rupiah kalau termasuk tiket pesawat ke lokasinya), tapi jelas ini jauuuuuh lebih 'murah' dan lebih mudah diakses daripada harus bayar tiket roket suborbital yang harganya miliaran Rupiah! Ini adalah cara 'paling dekat' untuk merasakan sensasi nol-G.</text:span></text:p>
              </text:list-item>
              <text:list-item>
                <text:p text:style-name="P66"><text:span text:style-name="Strong_20_Emphasis"><text:span text:style-name="T1">Jadi Pilot Roket atau Astronaut... di Dalam Simulator Canggih!</text:span></text:span><text:span text:style-name="T1"> Pengen banget ngerasain gimana rasanya duduk di kokpit pesawat antariksa, mengendalikan tuas-tuasnya saat peluncuran, melakukan manuver </text:span><text:span text:style-name="Emphasis"><text:span text:style-name="T1">docking</text:span></text:span><text:span text:style-name="T1"> (merapat) yang presisi ke stasiun angkasa, atau bahkan mencoba mendaratkan wahana di permukaan Bulan atau Mars? Kamu bisa cari pengalaman ini di wahana </text:span><text:span text:style-name="Strong_20_Emphasis"><text:span text:style-name="T1">simulator penerbangan antariksa</text:span></text:span><text:span text:style-name="T1">! Banyak </text:span><text:span text:style-name="Strong_20_Emphasis"><text:span text:style-name="T1">pusat sains modern, museum dirgantara (penerbangan dan antariksa), atau bahkan beberapa taman hiburan</text:span></text:span><text:span text:style-name="T1"> canggih di berbagai negara (dan mungkin beberapa juga sudah mulai ada di kota-kota besar di Indonesia, coba cari infonya!) yang punya wahana simulator seperti ini. Tingkat kecanggihannya bervariasi, ada yang cuma seperti </text:span><text:span text:style-name="Emphasis"><text:span text:style-name="T1">video game</text:span></text:span><text:span text:style-name="T1"> biasa dengan layar dan joystick, tapi ada </text:span><text:soft-page-break/><text:span text:style-name="T1">juga yang sangat </text:span><text:span text:style-name="Strong_20_Emphasis"><text:span text:style-name="T1">imersif dan realistis</text:span></text:span><text:span text:style-name="T1">, menggunakan replika kokpit yang mirip asli, kursi yang bisa bergerak mengikuti simulasi (disebut </text:span><text:span text:style-name="Emphasis"><text:span text:style-name="T1">motion simulator</text:span></text:span><text:span text:style-name="T1">), layar panorama super lebar atau bahkan kacamata </text:span><text:span text:style-name="Emphasis"><text:span text:style-name="T1">virtual reality</text:span></text:span><text:span text:style-name="T1"> (VR) yang membuatmu seolah benar-benar ada di sana, lengkap dengan suara dan getaran yang mirip! Ini cara yang super seru dan aman buat merasakan sedikit 'ketegangan', tantangan, dan kompleksitas dari sebuah misi antariksa secara virtual!</text:span></text:p>
              </text:list-item>
              <text:list-item>
                <text:p text:style-name="P66"><text:span text:style-name="Strong_20_Emphasis"><text:span text:style-name="T1">Ikut 'Space Camp' atau Workshop Sains Bertema Antariksa yang Edukatif:</text:span></text:span><text:span text:style-name="T1"> Kalau kamu tipe orang yang nggak cuma pengen main dan seru-seruan, tapi juga pengen </text:span><text:span text:style-name="Strong_20_Emphasis"><text:span text:style-name="T1">belajar lebih dalam tentang sains dan teknologi antariksa sambil praktik langsung</text:span></text:span><text:span text:style-name="T1">, maka ikut program edukasi khusus bisa jadi pilihan yang sangat keren! Di luar negeri, terutama di Amerika Serikat (biasanya berlokasi dekat dengan pusat-pusat NASA seperti di Huntsville, Alabama atau Cape Canaveral, Florida), ada program yang sangat terkenal bernama </text:span><text:span text:style-name="Strong_20_Emphasis"><text:span text:style-name="T1">'Space Camp'</text:span></text:span><text:span text:style-name="T1">. Di sini, pelajar dari berbagai tingkatan usia (SD, SMP, SMA) bisa ikut program selama beberapa hari atau bahkan seminggu penuh untuk merasakan pengalaman seperti menjadi calon astronaut sungguhan: mereka akan ikut dalam simulasi misi menggunakan replika kokpit Pesawat Ulang Alik atau modul stasiun angkasa, belajar tentang prinsip dasar roket dan mekanika orbital, merakit dan meluncurkan model roket kecil, belajar tentang sejarah eksplorasi antariksa, dan bahkan kadang punya kesempatan langka untuk bertemu dan bertanya jawab langsung dengan astronaut asli! Nah, kalau ke Space Camp di AS mungkin masih terasa jauh dan mahal, coba deh kamu </text:span><text:span text:style-name="Strong_20_Emphasis"><text:span text:style-name="T1">aktif cari informasi tentang kegiatan serupa di Indonesia</text:span></text:span><text:span text:style-name="T1">. Siapa tahu ada </text:span><text:span text:style-name="Strong_20_Emphasis"><text:span text:style-name="T1">workshop sains liburan, program olimpiade sains (seperti OSN bidang astronomi atau kebumian), seminar publik, atau program pengenalan antariksa</text:span></text:span><text:span text:style-name="T1"> lainnya yang kadang diadakan oleh perguruan tinggi (seperti ITB yang punya program studi Astronomi dan Teknik Penerbangan), komunitas-komunitas astronomi amatir lokal (seperti HAAJ di Jakarta, atau mungkin ada di kotamu?), atau lembaga pemerintah terkait seperti BRIN (Badan Riset dan Inovasi Nasional). Ikut kegiatan seperti ini bisa jadi pengalaman belajar yang sangat berharga, menyenangkan, dan bisa jadi membuka jalan untuk minatmu di masa depan!</text:span></text:p>
              </text:list-item>
              <text:list-item>
                <text:p text:style-name="P66"><text:span text:style-name="Strong_20_Emphasis"><text:span text:style-name="T1">Jelajahi Keajaiban dan Sejarah Antariksa di Museum Sains &amp; </text:span></text:span><text:soft-page-break/><text:span text:style-name="Strong_20_Emphasis"><text:span text:style-name="T1">Planetarium Terdekat:</text:span></text:span><text:span text:style-name="T1"> Ini mungkin cara yang </text:span><text:span text:style-name="Strong_20_Emphasis"><text:span text:style-name="T1">paling gampang diakses oleh hampir semua orang</text:span></text:span><text:span text:style-name="T1">, paling sering ada di kota-kota besar atau ibu kota provinsi, dan biasanya </text:span><text:span text:style-name="Strong_20_Emphasis"><text:span text:style-name="T1">biaya tiket masuknya paling terjangkau</text:span></text:span><text:span text:style-name="T1"> (bahkan kadang ada hari gratis!). Coba cari </text:span><text:span text:style-name="Strong_20_Emphasis"><text:span text:style-name="T1">Pusat Peragaan Ilmu Pengetahuan dan Teknologi (PP-IPTEK)</text:span></text:span><text:span text:style-name="T1"> di TMII Jakarta, atau </text:span><text:span text:style-name="Strong_20_Emphasis"><text:span text:style-name="T1">Taman Pintar</text:span></text:span><text:span text:style-name="T1"> di Yogyakarta, atau </text:span><text:span text:style-name="Strong_20_Emphasis"><text:span text:style-name="T1">museum sains dan teknologi</text:span></text:span><text:span text:style-name="T1"> lainnya di kotamu atau di kota besar terdekat yang punya </text:span><text:span text:style-name="Strong_20_Emphasis"><text:span text:style-name="T1">pameran atau galeri khusus tentang antariksa, astronomi, atau penerbangan</text:span></text:span><text:span text:style-name="T1">. Di sana kamu seringkali bisa melihat dari dekat replika roket atau satelit dalam ukuran asli, baju astronaut yang pernah dipakai dalam misi sungguhan, contoh batu meteorit yang jatuh ke Bumi, model tata surya yang besar, atau berbagai pameran interaktif lainnya yang menjelaskan konsep-konsep sains antariksa dengan cara yang mudah dipahami dan menyenangkan. Jangan lupa juga untuk mengunjungi </text:span><text:span text:style-name="Strong_20_Emphasis"><text:span text:style-name="T1">Planetarium</text:span></text:span><text:span text:style-name="T1">! Di dalam gedung teaternya yang punya atap berbentuk kubah setengah lingkaran itu, kamu akan diajak dalam 'perjalanan' virtual melintasi alam semesta melalui </text:span><text:span text:style-name="Strong_20_Emphasis"><text:span text:style-name="T1">pertunjukan simulasi langit malam yang super keren</text:span></text:span><text:span text:style-name="T1"> menggunakan proyektor bintang canggih. Kamu bisa belajar mengenali rasi-rasi bintang (konstelasi), melihat posisi planet-planet di tata surya kita pada malam itu, menyaksikan simulasi gerhana atau hujan meteor, dan seolah-olah terbang mengunjungi galaksi lain – semuanya sambil duduk nyaman di kursi empuk di dalam ruangan gelap yang sejuk! Di Jakarta ada </text:span><text:span text:style-name="Strong_20_Emphasis"><text:span text:style-name="T1">Planetarium dan Observatorium Jakarta</text:span></text:span><text:span text:style-name="T1"> yang berlokasi di Taman Ismail Marzuki (tapi pastikan kamu cek status operasionalnya ya, karena tempat ini kadang sedang dalam tahap renovasi atau punya jadwal pertunjukan tertentu). Mungkin di beberapa kota besar lain di Indonesia juga ada planetarium mini di lingkungan universitas atau pusat kebudayaan.</text:span></text:p>
              </text:list-item>
              <text:list-item>
                <text:p text:style-name="P66"><text:span text:style-name="Strong_20_Emphasis"><text:span text:style-name="T1">Mengintip Langsung Keindahan Langit Malam Lewat Teleskop di Observatorium:</text:span></text:span><text:span text:style-name="T1"> Kalau kamu nggak puas cuma lihat simulasi bintang di planetarium dan pengen banget lihat cincin Planet Saturnus yang terkenal itu, permukaan kawah-kawah di Bulan yang detail, atau gugusan bintang yang indah secara </text:span><text:span text:style-name="Strong_20_Emphasis"><text:span text:style-name="T1">langsung pakai mata kepala sendiri</text:span></text:span><text:span text:style-name="T1"> (tentunya dibantu oleh alat optik ya!), maka kamu harus coba berkunjung ke </text:span><text:span text:style-name="Strong_20_Emphasis"><text:span text:style-name="T1">observatorium (tempat peneropongan bintang)</text:span></text:span><text:span text:style-name="T1">. Coba cari tahu apakah ada observatorium umum di daerahmu atau di kota </text:span><text:soft-page-break/><text:span text:style-name="T1">terdekat yang membuka pintunya untuk kunjungan publik, terutama saat mereka mengadakan acara khusus seperti </text:span><text:span text:style-name="Strong_20_Emphasis"><text:span text:style-name="T1">'malam peneropongan bintang bersama'</text:span></text:span><text:span text:style-name="T1"> atau </text:span><text:span text:style-name="Emphasis"><text:span text:style-name="T1">star party</text:span></text:span><text:span text:style-name="T1"> (acara seperti ini sering diadakan saat ada fenomena langit yang menarik seperti gerhana bulan, oposisi planet Mars atau Jupiter, atau saat puncak hujan meteor). </text:span><text:span text:style-name="Strong_20_Emphasis"><text:span text:style-name="T1">Observatorium Bosscha</text:span></text:span><text:span text:style-name="T1"> di Lembang, dekat Bandung, adalah observatorium astronomi tertua dan paling terkenal di Indonesia, dan mereka biasanya punya jadwal kunjungan malam tertentu untuk umum (tapi biasanya perlu reservasi jauh-jauh hari karena peminatnya banyak, cek website resmi mereka untuk info terbaru). Selain Bosscha yang legendaris itu, mungkin ada juga observatorium yang lebih kecil yang dimiliki oleh beberapa kampus universitas yang punya program studi astronomi atau fisika (seperti di ITB sendiri, UGM, ITERA di Lampung, dll.), atau mungkin ada juga yang dikelola oleh komunitas astronomi amatir di daerahmu yang kadang membuka acara untuk publik. Mengintip lewat lensa okuler teleskop besar dan melihat benda-benda langit yang jaraknya jutaan atau miliaran kilometer secara langsung itu sensasinya beda banget lho dibandingkan cuma lihat fotonya di internet!</text:span></text:p>
              </text:list-item>
              <text:list-item>
                <text:p text:style-name="P66"><text:span text:style-name="Strong_20_Emphasis"><text:span text:style-name="T1">Berburu Keindahan Langit Gelap di Dekat Rumahmu (Wisata Langit Gelap / </text:span></text:span><text:span text:style-name="Strong_20_Emphasis"><text:span text:style-name="Emphasis"><text:span text:style-name="T1">Dark Sky Tourism</text:span></text:span></text:span><text:span text:style-name="Strong_20_Emphasis"><text:span text:style-name="T1">):</text:span></text:span><text:span text:style-name="T1"> Kamu tinggal di daerah seperti </text:span><text:span text:style-name="Strong_20_Emphasis"><text:span text:style-name="T1">Tapak Tuan, Aceh</text:span></text:span><text:span text:style-name="T1">, atau di desa-desa, pinggir kota, atau pulau-pulau lain di Indonesia yang </text:span><text:span text:style-name="Strong_20_Emphasis"><text:span text:style-name="T1">jauh dari silaunya lampu-lampu kota besar</text:span></text:span><text:span text:style-name="T1">? Selamat! Kamu sebenarnya punya 'aset' alam yang sangat berharga dan semakin langka di dunia modern ini, yaitu akses mudah ke </text:span><text:span text:style-name="Strong_20_Emphasis"><text:span text:style-name="T1">langit malam yang gelap gulita dan bersih dari polusi cahaya!</text:span></text:span><text:span text:style-name="T1"> Ini adalah 'tiket gratis' kamu menuju pemandangan alam semesta paling spektakuler yang bisa kamu nikmati hampir setiap malam saat cuaca cerah. Coba deh sekali-kali, saat cuaca lagi bagus (tidak mendung) dan tidak ada cahaya bulan purnama yang terlalu terang (cari fase bulan baru atau bulan sabit), ajak teman atau keluargamu pergi ke tempat terbuka yang agak jauh dari lampu jalan atau pemukiman (misalnya ke </text:span><text:span text:style-name="Strong_20_Emphasis"><text:span text:style-name="T1">pantai yang sepi di malam hari, ke puncak bukit terdekat, ke tengah sawah atau kebun yang lapang</text:span></text:span><text:span text:style-name="T1">, atau ke area perkemahan). Bawa tikar atau alas duduk, matikan semua lampu senter atau layar </text:span><text:span text:style-name="Emphasis"><text:span text:style-name="T1">handphone</text:span></text:span><text:span text:style-name="T1"> (biarkan matamu beradaptasi dengan kegelapan selama </text:span><text:soft-page-break/><text:span text:style-name="T1">minimal 15-20 menit), lalu cukup rebahan santai dan pandangi hamparan langit di atasmu. Kamu mungkin akan dibuat terkagum-kagum oleh apa yang kamu lihat! Kamu bisa menyaksikan </text:span><text:span text:style-name="Strong_20_Emphasis"><text:span text:style-name="T1">ribuan (bahkan mungkin jutaan!) bintang berkelip</text:span></text:span><text:span text:style-name="T1"> yang biasanya 'tenggelam' oleh polusi cahaya di langit kota. Kamu mungkin juga bisa melihat dengan mata telanjang sebuah </text:span><text:span text:style-name="Strong_20_Emphasis"><text:span text:style-name="T1">pita kabut susu samar yang membentang melintasi langit</text:span></text:span><text:span text:style-name="T1"> – itulah lengan </text:span><text:span text:style-name="Strong_20_Emphasis"><text:span text:style-name="T1">galaksi Bima Sakti</text:span></text:span><text:span text:style-name="T1"> kita sendiri, tempat tata surya kita berada! Kamu bisa belajar mengenali beberapa rasi bintang terkenal atau mencoba mencari beberapa planet terang seperti Jupiter, Saturnus, Mars, atau Venus yang terlihat seperti bintang sangat terang yang tidak berkelip. Dan kalau kamu sedang beruntung atau pas lagi musimnya (cek kalender astronomi!), kamu mungkin bisa melihat beberapa </text:span><text:span text:style-name="Strong_20_Emphasis"><text:span text:style-name="T1">meteor (bintang jatuh)</text:span></text:span><text:span text:style-name="T1"> melintas cepat di langit! Ini adalah bentuk 'wisata antariksa' yang paling murah (gratis!), paling alami, paling damai, paling mudah dilakukan, dan bisa bikin kamu merasa sangat kecil di hadapan kebesaran alam semesta sekaligus sangat terhubung dengannya. Kalau kamu punya </text:span><text:span text:style-name="Strong_20_Emphasis"><text:span text:style-name="T1">teropong kecil (binokular)</text:span></text:span><text:span text:style-name="T1"> atau </text:span><text:span text:style-name="Strong_20_Emphasis"><text:span text:style-name="T1">teleskop portabel</text:span></text:span><text:span text:style-name="T1"> sederhana, jangan lupa dibawa ya, pasti pengalamannya bakal berkali-kali lipat lebih seru dan detail! Di Indonesia sudah mulai ada beberapa lokasi yang dikembangkan sebagai 'Taman Langit Gelap' lho.</text:span></text:p>
              </text:list-item>
              <text:list-item>
                <text:p text:style-name="P66"><text:span text:style-name="Strong_20_Emphasis"><text:span text:style-name="T1">Nonton Ketegangan dan Kemegahan Peluncuran Roket (Langsung di YouTube Aja!):</text:span></text:span><text:span text:style-name="T1"> Memang sih, impian banyak penggemar antariksa adalah bisa nonton peluncuran roket raksasa seperti Falcon Heavy atau Starship secara langsung dari jarak aman di lokasi peluncuran seperti Cape Canaveral di Florida atau Starbase di Texas, Amerika Serikat. Katanya, bisa merasakan getaran tanahnya dan mendengar suara gemuruhnya yang menggelegar sampai ke dada itu adalah pengalaman sekali seumur hidup yang luar biasa banget! Tapi, tentu saja itu butuh biaya perjalanan yang sangat mahal dan kesempatan yang sangat langka bagi kita yang tinggal di Indonesia. Nah, jangan khawatir! Alternatif terbaiknya yang bisa kita nikmati dengan mudah dari rumah adalah dengan menonton </text:span><text:span text:style-name="Strong_20_Emphasis"><text:span text:style-name="T1">siaran langsung (livestream)</text:span></text:span><text:span text:style-name="T1"> peluncuran roket-roket canggih dari SpaceX, NASA, Blue Origin, ULA, Rocket Lab, dan perusahaan atau badan antariksa lainnya, yang sekarang </text:span><text:span text:style-name="Strong_20_Emphasis"><text:span text:style-name="T1">sangat mudah diakses secara gratis melalui platform seperti YouTube</text:span></text:span><text:span text:style-name="T1"> </text:span><text:soft-page-break/><text:span text:style-name="T1">atau website resmi mereka. Kamu bisa ikut merasakan ketegangan saat hitung mundur terakhir, melihat visual roket yang meluncur naik dengan api dan asapnya yang spektakuler dari berbagai sudut kamera (termasuk kadang dari kamera yang dipasang di roketnya sendiri!), mendengar komunikasi audio antara pusat kendali misi dan para astronaut (jika misi berawak), dan ikut bersorak merayakan keberhasilan pendaratan booster atau pencapaian misi lainnya bersama jutaan penonton lain dari seluruh penjuru dunia secara </text:span><text:span text:style-name="Emphasis"><text:span text:style-name="T1">real-time</text:span></text:span><text:span text:style-name="T1">! Rasanya tetap seru, menegangkan, dan edukatif kok, meskipun cuma lewat layar gadgetmu!</text:span></text:p>
              </text:list-item>
            </text:list>
            <text:list xml:id="list2539705698614071273" text:style-name="L79">
              <text:list-item>
                <text:p text:style-name="P67"><text:span text:style-name="Strong_20_Emphasis"><text:span text:style-name="T1">(Bonus Tambahan Lainnya):</text:span></text:span><text:span text:style-name="T1"> Jangan lupakan juga sumber daya luar biasa yang ada di ujung jarimu setiap saat dan kebanyakan gratis: </text:span><text:span text:style-name="Strong_20_Emphasis"><text:span text:style-name="T1">internet!</text:span></text:span><text:span text:style-name="T1"> Kamu bisa habiskan waktu luangmu untuk nonton </text:span><text:span text:style-name="Strong_20_Emphasis"><text:span text:style-name="T1">film-film dokumenter antariksa keren</text:span></text:span><text:span text:style-name="T1"> yang banyak tersedia di layanan </text:span><text:span text:style-name="Emphasis"><text:span text:style-name="T1">streaming</text:span></text:span><text:span text:style-name="T1"> seperti Netflix, Disney+, atau YouTube. Kamu bisa </text:span><text:span text:style-name="Strong_20_Emphasis"><text:span text:style-name="Emphasis"><text:span text:style-name="T1">follow</text:span></text:span></text:span><text:span text:style-name="Strong_20_Emphasis"><text:span text:style-name="T1"> akun media sosial resmi</text:span></text:span><text:span text:style-name="T1"> NASA, ESA, SpaceX, atau bahkan para astronaut favoritmu untuk dapat </text:span><text:span text:style-name="Emphasis"><text:span text:style-name="T1">update</text:span></text:span><text:span text:style-name="T1"> berita terbaru, foto-foto menakjubkan dari angkasa, atau video keseharian mereka. Kamu bisa </text:span><text:span text:style-name="Strong_20_Emphasis"><text:span text:style-name="T1">baca artikel-artikel menarik dan mendalam</text:span></text:span><text:span text:style-name="T1"> tentang penemuan terbaru di bidang astronomi dan eksplorasi antariksa di website sains populer (baik internasional maupun yang berbahasa Indonesia seperti InfoAstronomy.co). Atau kamu bahkan bisa </text:span><text:span text:style-name="Strong_20_Emphasis"><text:span text:style-name="T1">gabung di forum diskusi atau komunitas online</text:span></text:span><text:span text:style-name="T1"> para pecinta astronomi dan antariksa di Indonesia untuk berbagi pengetahuan, bertanya, atau sekadar ngobrol seru dengan orang-orang yang punya minat sama! </text:span></text:p>
              </text:list-item>
            </text:list>
            <text:p text:style-name="Text_20_body"><text:span text:style-name="T1">Tuh kan, banyak banget kan caranya buat kita tetap bisa 'terhubung' dengan dunia antariksa yang sangat luas dan menakjubkan itu meskipun kita masih harus tetap berpijak di Bumi dan kondisi dompet mungkin lagi tipis atau belum memungkinkan untuk beli tiket miliaran Rupiah? Yang paling penting itu adalah bagaimana kamu terus menjaga </text:span><text:span text:style-name="Strong_20_Emphasis"><text:span text:style-name="T1">rasa ingin tahu (curiosity)</text:span></text:span><text:span text:style-name="T1">, </text:span><text:span text:style-name="Strong_20_Emphasis"><text:span text:style-name="T1">imajinasi</text:span></text:span><text:span text:style-name="T1">, dan </text:span><text:span text:style-name="Strong_20_Emphasis"><text:span text:style-name="T1">semangat belajarmu</text:span></text:span><text:span text:style-name="T1"> tentang alam semesta ini tetap menyala terang. Siapa tahu, justru dari pengalaman-pengalaman 'wisata antariksa versi hemat' inilah kamu nantinya menemukan </text:span><text:span text:style-name="Emphasis"><text:span text:style-name="T1">passion</text:span></text:span><text:span text:style-name="T1">-mu yang sesungguhnya, yang kemudian akan membawamu untuk lebih serius menekuni pendidikan di bidang STEM (Sains, Teknologi, </text:span><text:span text:style-name="Emphasis"><text:span text:style-name="T1">Engineering</text:span></text:span><text:span text:style-name="T1">, Matematika), dan akhirnya meraih karir hebat di industri antariksa masa depan nanti! Semangat terus ya!</text:span></text:p>
            <text:p text:style-name="P242"><text:soft-page-break/></text:p>
            <text:p text:style-name="Text_20_body"><text:span text:style-name="Strong_20_Emphasis"><text:span text:style-name="T1">(Prompt untuk Gambar Ilustrasi - Opsional)</text:span></text:span></text:p>
            <text:p text:style-name="Text_20_body"><text:span text:style-name="T1">"Buat ilustrasi </text:span><text:span text:style-name="Strong_20_Emphasis"><text:span text:style-name="T1">kolase yang ceria dan penuh warna</text:span></text:span><text:span text:style-name="T1"> untuk Sub-bab 5.4, menampilkan </text:span><text:span text:style-name="Strong_20_Emphasis"><text:span text:style-name="T1">berbagai macam alternatif kegiatan bertema antariksa yang bisa dilakukan di Bumi</text:span></text:span><text:span text:style-name="T1">. Gunakan layout grid (misal 3x2 + 1 di tengah) atau </text:span><text:span text:style-name="Emphasis"><text:span text:style-name="T1">free-form collage</text:span></text:span><text:span text:style-name="T1"> yang menarik. Setiap elemen/panel kecil dalam kolase menunjukkan satu aktivitas berbeda dengan gaya visual yang </text:span><text:span text:style-name="Emphasis"><text:span text:style-name="T1">fun</text:span></text:span><text:span text:style-name="T1"> dan inspiratif untuk remaja:</text:span></text:p>
            <text:list xml:id="list6212241143089036320" text:style-name="L80">
              <text:list-item>
                <text:p text:style-name="P178"><text:span text:style-name="Strong_20_Emphasis"><text:span text:style-name="T1">Panel 1:</text:span></text:span><text:span text:style-name="T1"> Beberapa orang terlihat </text:span><text:span text:style-name="Strong_20_Emphasis"><text:span text:style-name="T1">melayang gembira</text:span></text:span><text:span text:style-name="T1"> di dalam kabin pesawat dengan lintasan parabola terlihat di luar jendela (Penerbangan Zero-G). </text:span></text:p>
              </text:list-item>
              <text:list-item>
                <text:p text:style-name="P178"><text:span text:style-name="Strong_20_Emphasis"><text:span text:style-name="T1">Panel 2:</text:span></text:span><text:span text:style-name="T1"> Seorang remaja memakai headset VR atau duduk di kursi simulator sedang </text:span><text:span text:style-name="Strong_20_Emphasis"><text:span text:style-name="T1">terlihat fokus dan seru</text:span></text:span><text:span text:style-name="T1"> mengendalikan wahana antariksa di layar depannya. </text:span></text:p>
              </text:list-item>
              <text:list-item>
                <text:p text:style-name="P178"><text:span text:style-name="Strong_20_Emphasis"><text:span text:style-name="T1">Panel 3:</text:span></text:span><text:span text:style-name="T1"> Sekelompok remaja sedang </text:span><text:span text:style-name="Strong_20_Emphasis"><text:span text:style-name="T1">tertawa sambil merakit model roket</text:span></text:span><text:span text:style-name="T1"> kecil di sebuah meja workshop (Space Camp/Workshop Sains). </text:span></text:p>
              </text:list-item>
              <text:list-item>
                <text:p text:style-name="P178"><text:span text:style-name="Strong_20_Emphasis"><text:span text:style-name="T1">Panel 4:</text:span></text:span><text:span text:style-name="T1"> Interior </text:span><text:span text:style-name="Strong_20_Emphasis"><text:span text:style-name="T1">planetarium</text:span></text:span><text:span text:style-name="T1"> yang gelap dengan proyeksi </text:span><text:span text:style-name="Strong_20_Emphasis"><text:span text:style-name="T1">galaksi Bima Sakti atau tata surya</text:span></text:span><text:span text:style-name="T1"> di kubah atasnya, beberapa siluet penonton menengadah takjub. </text:span></text:p>
              </text:list-item>
              <text:list-item>
                <text:p text:style-name="P178"><text:span text:style-name="Strong_20_Emphasis"><text:span text:style-name="T1">Panel 5:</text:span></text:span><text:span text:style-name="T1"> Siluet beberapa orang di malam hari sedang </text:span><text:span text:style-name="Strong_20_Emphasis"><text:span text:style-name="T1">melihat melalui teleskop</text:span></text:span><text:span text:style-name="T1"> ke arah langit berbintang di sebuah observatorium. </text:span></text:p>
              </text:list-item>
              <text:list-item>
                <text:p text:style-name="P178"><text:span text:style-name="Strong_20_Emphasis"><text:span text:style-name="T1">Panel 6:</text:span></text:span><text:span text:style-name="T1"> Pemandangan indah </text:span><text:span text:style-name="Strong_20_Emphasis"><text:span text:style-name="T1">langit malam yang sangat gelap di alam terbuka</text:span></text:span><text:span text:style-name="T1"> (misal pantai atau bukit) dengan </text:span><text:span text:style-name="Strong_20_Emphasis"><text:span text:style-name="T1">pita galaksi Bima Sakti</text:span></text:span><text:span text:style-name="T1"> terlihat jelas, ada siluet beberapa orang sedang rebahan menatap langit. (Wisata Langit Gelap). </text:span></text:p>
              </text:list-item>
              <text:list-item>
                <text:p text:style-name="P68"><text:span text:style-name="Strong_20_Emphasis"><text:span text:style-name="T1">Panel 7 (Mungkin di tengah atau sebagai ikon kecil):</text:span></text:span><text:span text:style-name="T1"> Tampilan layar </text:span><text:span text:style-name="Strong_20_Emphasis"><text:span text:style-name="T1">laptop atau tablet</text:span></text:span><text:span text:style-name="T1"> yang sedang menayangkan </text:span><text:span text:style-name="Strong_20_Emphasis"><text:span text:style-name="T1">siaran langsung peluncuran roket</text:span></text:span><text:span text:style-name="T1"> dengan logo YouTube atau NASA/SpaceX. Gunakan gaya ilustrasi yang konsisten (misalnya kartun modern atau </text:span><text:span text:style-name="Emphasis"><text:span text:style-name="T1">flat design</text:span></text:span><text:span text:style-name="T1">), penuh warna cerah, dan fokus pada ekspresi kegembiraan, rasa ingin tahu, dan kekaguman dalam setiap aktivitas untuk menunjukkan bahwa belajar dan menikmati antariksa dari Bumi juga bisa sangat menyenangkan." </text:span></text:p>
              </text:list-item>
            </text:list>
            <text:p text:style-name="P242"/>
            <text:p text:style-name="P108">Saya menunggu perintah "YAX" Anda untuk melanjutkan ke prompt berikutnya <text:soft-page-break/>(yaitu prompt untuk pengantar Bab 6).</text:p>
          </text:section>
          <text:section text:style-name="Sect1" text:name="feedback-form-38">
            <text:p text:style-name="P216"/>
          </text:section>
        </text:section>
        <text:section text:style-name="Sect1" text:name="45e345e8d7b857b7">
          <text:p text:style-name="P108"/>
          <text:section text:style-name="Sect1" text:name="user-query-content-39">
            <text:p text:style-name="P238">YAX </text:p>
          </text:section>
          <text:p text:style-name="P216">Tampilkan alur berpikir</text:p>
          <text:section text:style-name="Sect2" text:name="model-response-message-contentr_45e345e8d7b857b7">
            <text:p text:style-name="Text_20_body"><text:span text:style-name="T1">Oke, ini adalah jawaban untuk prompt </text:span><text:span text:style-name="Strong_20_Emphasis"><text:span text:style-name="T1">pengantar Bab 6</text:span></text:span><text:span text:style-name="T1">.</text:span></text:p>
            <text:p text:style-name="Text_20_body"><text:span text:style-name="Strong_20_Emphasis"><text:span text:style-name="T1">(Jawaban untuk Prompt Pengantar Bab 6)</text:span></text:span></text:p>
            <text:p text:style-name="Text_20_body"><text:span text:style-name="T1">Oke, petualangan kita menjelajahi dunia wisata antariksa di buku ini sudah makin seru dan makin dalam aja ya! Kita udah kayak calon turis antariksa beneran nih, udah </text:span><text:span text:style-name="Emphasis"><text:span text:style-name="T1">khatam</text:span></text:span><text:span text:style-name="T1"> rasanya:</text:span></text:p>
            <text:list xml:id="list4447476060001923999" text:style-name="L81">
              <text:list-item>
                <text:p text:style-name="P234">Udah 'bongkar mesin' dan tahu sedikit banyak soal teknologi roket canggih di baliknya (Bab 2). </text:p>
              </text:list-item>
              <text:list-item>
                <text:p text:style-name="P234">Udah pakai kekuatan imajinasi buat mencoba merasakan sensasi G-force yang dahsyat, ajaibnya melayang bebas tanpa bobot, dan melihat Bumi yang spektakuler dari atas (Bab 3). </text:p>
              </text:list-item>
              <text:list-item>
                <text:p text:style-name="P234">Udah buka 'peta wisata' dan lihat pilihan destinasinya yang keren-keren, dari yang cuma 'mampir' sebentar di tepi angkasa sampai mimpi gila buat napak tilas di Bulan dan Mars suatu hari nanti (Bab 4). </text:p>
              </text:list-item>
              <text:list-item>
                <text:p text:style-name="P121">Bahkan kita udah cukup berani buat ngintip label harganya yang fantastis dan mungkin bikin kita langsung istighfar sambil elus dada (Bab 5)! ? </text:p>
              </text:list-item>
            </text:list>
            <text:p text:style-name="P108">Rasanya semua informasi penting udah di tangan, checklist imajiner kita udah hampir penuh, dan kita udah siap banget nih buat teriak 'Aku mau ikut!' dan langsung pesan tiket buat berangkat ke bintang-bintang?</text:p>
            <text:p text:style-name="P108">Eits, tunggu dulu, teman-teman! Sabar sebentar… ? Tahan dulu euforianya!</text:p>
            <text:p text:style-name="Text_20_body"><text:span text:style-name="T1">Sebelum kita benar-benar bisa mengikat sabuk pengaman di kursi roket dan mendengar hitungan mundur terakhir sambil berteriak </text:span><text:span text:style-name="Strong_20_Emphasis"><text:span text:style-name="T1">'SIAP MELUNCUR!'</text:span></text:span><text:span text:style-name="T1"> dengan percaya diri, ternyata masih ada satu tahap lagi yang super duper penting, yang nggak boleh banget dianggap remeh, disepelekan, atau dilewatkan dalam setiap rencana perjalanan ke luar angkasa, apalagi kalau perjalanan itu membawa nyawa manusia yang berharga. Tahap apakah itu?</text:span></text:p>
            <text:p text:style-name="Text_20_body"><text:span text:style-name="T1">Jawabannya ada di bab yang akan kita masuki sekarang ini! Selamat datang di </text:span><text:span text:style-name="Strong_20_Emphasis"><text:span text:style-name="T1">Bab 6: Siap Meluncur! Persiapan dan Keamanan</text:span></text:span><text:span text:style-name="T1">. Nah, dari judulnya saja </text:span><text:soft-page-break/><text:span text:style-name="T1">sudah kelihatan kan fokus utama kita kali ini? Bab ini akan membahas dua sisi mata uang yang sangat krusial, sangat fundamental, dan saling berkaitan erat dalam setiap misi penerbangan antariksa, terutama yang melibatkan manusia: yaitu sisi </text:span><text:span text:style-name="Strong_20_Emphasis"><text:span text:style-name="T1">PERSIAPAN</text:span></text:span><text:span text:style-name="T1"> yang matang dan menyeluruh yang harus dilakukan oleh setiap calon 'turis' atau penumpang antariksa, dan sisi </text:span><text:span text:style-name="Strong_20_Emphasis"><text:span text:style-name="T1">KEAMANAN (SAFETY)</text:span></text:span><text:span text:style-name="T1"> yang selalu dan mutlak harus menjadi prioritas nomor satu, di atas segala pertimbangan lainnya, termasuk biaya ataupun jadwal!</text:span></text:p>
            <text:p text:style-name="Text_20_body"><text:span text:style-name="T1">Kenapa sih perlu ada persiapan khusus segala? Kan kita cuma mau 'liburan', bukan mau ikut perang bintang? Nah, di sinilah bedanya antara liburan ke luar angkasa dengan liburan biasa ke pantai di Lhok Nga atau ke puncak gunung Geurutee yang mungkin tinggal </text:span><text:span text:style-name="Emphasis"><text:span text:style-name="T1">packing</text:span></text:span><text:span text:style-name="T1"> baju renang, jaket tebal, kamera, sama cemilan favorit! Terbang ke luar angkasa itu, seperti yang sudah kita bahas, memberikan </text:span><text:span text:style-name="Strong_20_Emphasis"><text:span text:style-name="T1">tekanan fisik dan mental yang luar biasa ekstrem</text:span></text:span><text:span text:style-name="T1"> pada tubuh manusia – mulai dari G-force yang bisa bikin orang biasa pingsan kalau tidak siap, kondisi tanpa bobot yang bisa bikin disorientasi dan mabuk, hingga stres berada di lingkungan kabin yang sempit, terisolasi, dan penuh teknologi canggih yang mungkin terasa asing. Makanya, sebelum terbang, penting banget buat kita tahu:</text:span></text:p>
            <text:list xml:id="list8422421430721910015" text:style-name="L82">
              <text:list-item>
                <text:p text:style-name="P179"><text:span text:style-name="T1">Apa saja sih </text:span><text:span text:style-name="Strong_20_Emphasis"><text:span text:style-name="T1">syarat-syarat kesehatan</text:span></text:span><text:span text:style-name="T1"> fisik (jantung, paru-paru, tekanan darah, dll.) dan juga kesehatan mental yang harus dipenuhi oleh calon penumpang? Kenapa ada syarat-syarat seketat itu? </text:span></text:p>
              </text:list-item>
              <text:list-item>
                <text:p text:style-name="P69"><text:span text:style-name="Strong_20_Emphasis"><text:span text:style-name="T1">Latihan fisik atau simulasi</text:span></text:span><text:span text:style-name="T1"> apa saja yang biasanya wajib diikuti oleh para turis antariksa sebelum mereka diizinkan terbang? Sepenting apa sih latihan itu untuk keselamatan dan kenyamanan mereka? </text:span></text:p>
              </text:list-item>
            </text:list>
            <text:p text:style-name="Text_20_body"><text:span text:style-name="T1">Kemudian, sisi mata uang yang kedua, dan ini yang paling utama: soal keamanan. Kita sudah lihat betapa kerennya teknologi antariksa, tapi kita juga harus jujur dan berani melihat sisi lainnya. Di bab ini kita akan membahas secara </text:span><text:span text:style-name="Strong_20_Emphasis"><text:span text:style-name="T1">terbuka dan apa adanya</text:span></text:span><text:span text:style-name="T1"> (berdasarkan informasi dan data publik yang tersedia hingga saat ini, </text:span><text:span text:style-name="Strong_20_Emphasis"><text:span text:style-name="T1">April 2025</text:span></text:span><text:span text:style-name="T1">):</text:span></text:p>
            <text:list xml:id="list6321050138561970220" text:style-name="L83">
              <text:list-item>
                <text:p text:style-name="P180"><text:span text:style-name="Strong_20_Emphasis"><text:span text:style-name="T1">Seberapa aman sih sebenarnya</text:span></text:span><text:span text:style-name="T1"> perjalanan wisata antariksa komersial yang baru mulai marak ini jika dibandingkan, misalnya, dengan naik pesawat terbang komersial yang sudah kita anggap sangat aman? </text:span></text:p>
              </text:list-item>
              <text:list-item>
                <text:p text:style-name="P180"><text:span text:style-name="Strong_20_Emphasis"><text:span text:style-name="T1">Risiko-risiko</text:span></text:span><text:span text:style-name="T1"> apa saja yang secara inheren (melekat secara alami) masih ada dalam setiap penerbangan ke luar angkasa (mulai dari kemungkinan kegagalan teknis pada roket atau wahananya saat </text:span><text:soft-page-break/><text:span text:style-name="T1">peluncuran atau di angkasa, hingga bahaya dari lingkungan luar angkasa itu sendiri seperti ancaman tabrakan dengan sampah antariksa atau paparan radiasi kosmik)? </text:span></text:p>
              </text:list-item>
              <text:list-item>
                <text:p text:style-name="P180"><text:span text:style-name="T1">Dan yang paling penting untuk memberi kita sedikit ketenangan, </text:span><text:span text:style-name="Strong_20_Emphasis"><text:span text:style-name="T1">upaya apa saja yang sudah dan terus dilakukan</text:span></text:span><text:span text:style-name="T1"> oleh para insinyur jenius, perusahaan antariksa yang bertanggung jawab, dan badan regulator pemerintah untuk </text:span><text:span text:style-name="Strong_20_Emphasis"><text:span text:style-name="T1">meminimalkan risiko-risiko tersebut (proses mitigasi risiko)</text:span></text:span><text:span text:style-name="T1"> semaksimal mungkin melalui desain yang canggih, pengujian yang ketat, dan prosedur operasional yang berlapis? </text:span></text:p>
              </text:list-item>
              <text:list-item>
                <text:p text:style-name="P70"><text:span text:style-name="T1">Kita juga akan intip sedikit tentang </text:span><text:span text:style-name="Strong_20_Emphasis"><text:span text:style-name="T1">prosedur darurat</text:span></text:span><text:span text:style-name="T1"> spesifik apa saja yang sudah dirancang dan disiapkan kalau-kalau (amit-amit, jangan sampai terjadi ya!) ada sesuatu yang berjalan tidak sesuai rencana selama misi berlangsung, untuk memaksimalkan peluang keselamatan penumpang dan kru. </text:span></text:p>
              </text:list-item>
            </text:list>
            <text:p text:style-name="Text_20_body"><text:span text:style-name="T1">Jadi, meskipun bayangan bisa melayang bebas di angkasa atau melihat Bumi bulat yang indah dari jendela wahana itu sangat menggiurkan dan menjadi mimpi bagi banyak orang (termasuk saya dan mungkin kamu!), kita harus selalu ingat dan sadar: perjalanan ke luar angkasa adalah sebuah </text:span><text:span text:style-name="Strong_20_Emphasis"><text:span text:style-name="T1">aktivitas yang sangat serius, sangat kompleks secara teknologi, dan secara statistik masih memiliki tingkat risiko yang lebih tinggi</text:span></text:span><text:span text:style-name="T1"> dibandingkan sebagian besar aktivitas kita sehari-hari di Bumi. Bab ini menjadi sangat penting untuk memberikan kita pemahaman yang lebih utuh dan seimbang, bahwa di balik semua kemewahan, keseruan, dan kecanggihan teknologi yang ditawarkan oleh wisata antariksa, ada kerja keras luar biasa, kedisiplinan tinggi, dan sumber daya besar yang didedikasikan untuk memastikan </text:span><text:span text:style-name="Strong_20_Emphasis"><text:span text:style-name="T1">persiapan yang paling matang</text:span></text:span><text:span text:style-name="T1"> dan </text:span><text:span text:style-name="Strong_20_Emphasis"><text:span text:style-name="T1">tingkat keselamatan yang paling maksimal</text:span></text:span><text:span text:style-name="T1"> bagi setiap jiwa pemberani yang memutuskan untuk terbang menuju bintang. Karena dalam petualangan ke 'final frontier' ini, tidak ada ruang untuk kesalahan, dan keselamatan harus selalu menjadi yang utama – </text:span><text:span text:style-name="Emphasis"><text:span text:style-name="T1">safety always comes first</text:span></text:span><text:span text:style-name="T1">! Yuk, kita pelajari lebih lanjut aspek krusial ini bersama-sama!</text:span></text:p>
            <text:p text:style-name="P242"/>
            <text:p text:style-name="Text_20_body"><text:span text:style-name="Strong_20_Emphasis"><text:span text:style-name="T1">(Prompt untuk Gambar Ilustrasi - Opsional)</text:span></text:span></text:p>
            <text:p text:style-name="Text_20_body"><text:span text:style-name="T1">"Buat ilustrasi pembuka Bab 6 yang secara visual langsung menyampaikan dua tema utama bab ini: </text:span><text:span text:style-name="Strong_20_Emphasis"><text:span text:style-name="T1">Persiapan Matang</text:span></text:span><text:span text:style-name="T1"> dan </text:span><text:span text:style-name="Strong_20_Emphasis"><text:span text:style-name="T1">Prioritas Keamanan</text:span></text:span><text:span text:style-name="T1"> dalam </text:span><text:soft-page-break/><text:span text:style-name="T1">wisata antariksa. Pilih salah satu konsep visual yang kuat:</text:span></text:p>
            <text:list xml:id="list7286002718718229756" text:style-name="L84">
              <text:list-item>
                <text:p text:style-name="P181"><text:span text:style-name="Strong_20_Emphasis"><text:span text:style-name="T1">Konsep 1 (Checklist Raksasa):</text:span></text:span><text:span text:style-name="T1"> Tampilkan sebuah </text:span><text:span text:style-name="Strong_20_Emphasis"><text:span text:style-name="T1">checklist digital raksasa</text:span></text:span><text:span text:style-name="T1"> di layar tablet atau </text:span><text:span text:style-name="Emphasis"><text:span text:style-name="T1">heads-up display</text:span></text:span><text:span text:style-name="T1"> futuristik. Checklist ini berjudul 'PERSIAPAN &amp; KEAMANAN PENERBANGAN ANTARIKSA'. Beberapa item sudah tercentang (misal: 'Cek Kesehatan Fisik', 'Latihan G-Force', 'Simulasi Kabin'), sementara beberapa item lain (misal: 'Pengecekan Akhir Sistem', 'Prosedur Darurat', 'Status Cuaca') masih dalam proses atau menunggu centang. Di latar belakang, terlihat siluet roket yang siap meluncur. Pesan visualnya adalah proses yang detail dan berlapis sebelum peluncuran. </text:span></text:p>
              </text:list-item>
              <text:list-item>
                <text:p text:style-name="P181"><text:span text:style-name="Strong_20_Emphasis"><text:span text:style-name="T1">Konsep 2 (Perisai Pelindung):</text:span></text:span><text:span text:style-name="T1"> Gambar sebuah </text:span><text:span text:style-name="Strong_20_Emphasis"><text:span text:style-name="T1">kapsul antariksa</text:span></text:span><text:span text:style-name="T1"> yang sedang terbang menuju angkasa (dengan Bumi terlihat di bawah). Kapsul ini </text:span><text:span text:style-name="Strong_20_Emphasis"><text:span text:style-name="T1">dikelilingi oleh beberapa lapisan perisai transparan</text:span></text:span><text:span text:style-name="T1"> yang bersinar. Setiap lapisan perisai bisa diberi label atau ikon kecil yang mewakili aspek persiapan dan keamanan: lapisan pertama mungkin ikon hati/stetoskop (Kesehatan), lapisan kedua ikon orang berlatih/simulator (Pelatihan), lapisan ketiga ikon perisai fisik/teknologi (Keamanan Wahana), lapisan keempat ikon buku/prosedur (Prosedur Darurat). Pesan visualnya adalah perlindungan berlapis. </text:span></text:p>
              </text:list-item>
              <text:list-item>
                <text:p text:style-name="P71"><text:span text:style-name="Strong_20_Emphasis"><text:span text:style-name="T1">Konsep 3 (Simbol Yin-Yang Antariksa):</text:span></text:span><text:span text:style-name="T1"> Buat simbol </text:span><text:span text:style-name="Strong_20_Emphasis"><text:span text:style-name="T1">Yin-Yang</text:span></text:span><text:span text:style-name="T1"> yang dimodifikasi. Sisi 'Yin' (misalnya berwarna biru/tenang) berisi ikon-ikon persiapan (orang meditasi/belajar, stetoskop, buku panduan). Sisi 'Yang' (misalnya berwarna merah/waspada) berisi ikon-ikon keamanan/risiko (perisai, tanda seru, parasut, roket penyelamat). Di tengahnya mungkin ada siluet roket atau astronaut. Pesan visualnya adalah keseimbangan antara persiapan diri dan kesadaran akan risiko/keamanan. Gunakan gaya visual yang jelas, informatif, mungkin dengan nuansa sedikit lebih 'serius' atau 'teknis' dibanding bab-bab sebelumnya untuk mencerminkan topik, tapi tetap menarik dan modern untuk remaja." </text:span></text:p>
              </text:list-item>
            </text:list>
            <text:p text:style-name="P242"/>
            <text:p text:style-name="P108">Saya menunggu perintah "YAX" Anda untuk melanjutkan ke prompt berikutnya (isi Sub-bab 6.1).</text:p>
          </text:section>
          <text:section text:style-name="Sect1" text:name="feedback-form-39">
            <text:p text:style-name="P216"/>
          </text:section>
        </text:section>
        <text:section text:style-name="Sect1" text:name="59b0477a3d4e0361">
          <text:p text:style-name="P108"/>
          <text:section text:style-name="Sect1" text:name="user-query-content-40">
            <text:p text:style-name="P238">YAX </text:p>
          </text:section>
          <text:p text:style-name="P216"><text:soft-page-break/>Tampilkan alur berpikir</text:p>
          <text:section text:style-name="Sect2" text:name="model-response-message-contentr_59b0477a3d4e0361">
            <text:p text:style-name="P216"/>
          </text:section>
          <text:section text:style-name="Sect1" text:name="feedback-form-40">
            <text:p text:style-name="P216"/>
          </text:section>
        </text:section>
        <text:section text:style-name="Sect1" text:name="f27dc270ca755b4d">
          <text:p text:style-name="P108"/>
          <text:section text:style-name="Sect1" text:name="user-query-content-41">
            <text:p text:style-name="P238">PRESENT IT </text:p>
          </text:section>
          <text:p text:style-name="P216">Tampilkan alur berpikir</text:p>
          <text:section text:style-name="Sect2" text:name="model-response-message-contentr_f27dc270ca755b4d">
            <text:p text:style-name="Text_20_body"><text:span text:style-name="T1">Oke, ini adalah jawaban untuk prompt </text:span><text:span text:style-name="Strong_20_Emphasis"><text:span text:style-name="T1">isi mendalam Sub-bab 6.1</text:span></text:span><text:span text:style-name="T1">.</text:span></text:p>
            <text:p text:style-name="Text_20_body"><text:span text:style-name="Strong_20_Emphasis"><text:span text:style-name="T1">(Jawaban untuk Prompt Isi Mendalam Sub-bab 6.1)</text:span></text:span></text:p>
            <text:p text:style-name="Text_20_body"><text:span text:style-name="Strong_20_Emphasis"><text:span text:style-name="T1">6.1. Bukan Liburan Biasa: Cek Dulu Kesiapan Fisik &amp; Mentalmu!</text:span></text:span></text:p>
            <text:p text:style-name="Text_20_body"><text:span text:style-name="T1">Jadi, kamu udah punya duit miliaran Rupiah (anggap saja kita semua lagi berandai-andai jadi pemenang undian super besar ya! ?), udah mantap pilih destinasi mau 'lompat' suborbital atau keliling orbit, dan udah nggak sabar pengen segera berangkat merasakan petualangan paling keren sejagat raya? Eits, nanti dulu! Seperti yang udah kita singgung di pengantar bab ini, jadi turis antariksa itu persiapannya beda banget sama mau liburan ke pantai di Lhok Nga, Sabang, atau ke gunung di Takengon yang mungkin tinggal </text:span><text:span text:style-name="Emphasis"><text:span text:style-name="T1">booking</text:span></text:span><text:span text:style-name="T1"> tiket, </text:span><text:span text:style-name="Emphasis"><text:span text:style-name="T1">packing</text:span></text:span><text:span text:style-name="T1"> koper isi baju pantai atau jaket tebal, siapkan kamera, bawa cemilan favorit, terus cusss berangkat H-1.</text:span></text:p>
            <text:p text:style-name="Text_20_body"><text:span text:style-name="T1">Persiapan paling pertama, paling fundamental, dan paling penting sebelum kamu bahkan diizinkan untuk ikut program pelatihan apalagi benar-benar naik dan duduk di dalam roket atau wahana antariksa adalah memastikan </text:span><text:span text:style-name="Strong_20_Emphasis"><text:span text:style-name="T1">kondisi dirimu sendiri</text:span></text:span><text:span text:style-name="T1">, baik kondisi </text:span><text:span text:style-name="Strong_20_Emphasis"><text:span text:style-name="T1">kesehatan fisik</text:span></text:span><text:span text:style-name="T1"> maupun kondisi </text:span><text:span text:style-name="Strong_20_Emphasis"><text:span text:style-name="T1">kesiapan mental</text:span></text:span><text:span text:style-name="T1"> (psikologis), benar-benar </text:span><text:span text:style-name="Strong_20_Emphasis"><text:span text:style-name="T1">SIAP</text:span></text:span><text:span text:style-name="T1"> dan </text:span><text:span text:style-name="Strong_20_Emphasis"><text:span text:style-name="T1">MEMENUHI SYARAT</text:span></text:span><text:span text:style-name="T1"> untuk menghadapi tantangan perjalanan paling ekstrem yang pernah ada dalam sejarah umat manusia ini! Kenapa sih harus ada syarat-syarat segala? Kan kita bayar mahal? Yuk kita bahas satu per satu alasannya yang sangat logis dan penting demi keselamatanmu sendiri:</text:span></text:p>
            <text:p text:style-name="Text_20_body"><text:span text:style-name="Strong_20_Emphasis"><text:span text:style-name="T1">1. Siap Secara Fisik: Tubuhmu Harus Cukup Tangguh Menghadapi 'Siksaan'!</text:span></text:span></text:p>
            <text:p text:style-name="P108">Kenapa sih harus ribet-ribet pakai acara cek kesehatan segala macam? Kan nanti di dalam kapsul atau pesawat antariksa yang canggih itu kita cuma duduk manis aja sambil lihat pemandangan indah? Atau paling banter cuma melayang-layang lucu sebentar? Kenyataannya, nggak sesimpel itu, teman-teman! Ingat kan pembahasan kita di Bab 3 tentang berbagai sensasi fisik <text:soft-page-break/>yang akan kamu alami selama penerbangan?</text:p>
            <text:list xml:id="list4053233562836456193" text:style-name="L85">
              <text:list-item>
                <text:p text:style-name="P182"><text:span text:style-name="Strong_20_Emphasis"><text:span text:style-name="T1">Tekanan G-force yang Dahsyat:</text:span></text:span><text:span text:style-name="T1"> Saat peluncuran roket untuk lepas dari Bumi dan saat kembali memasuki atmosfer Bumi (re-entry) untuk mendarat, tubuhmu akan mengalami tekanan </text:span><text:span text:style-name="Strong_20_Emphasis"><text:span text:style-name="T1">G-force</text:span></text:span><text:span text:style-name="T1"> (Gaya Gravitasi Buatan akibat percepatan atau perlambatan ekstrem) yang dahsyat, bisa mencapai 3 hingga 6 kali lipat berat badan normalmu! Tekanan sekuat ini memberikan </text:span><text:span text:style-name="Strong_20_Emphasis"><text:span text:style-name="T1">beban kerja yang luar biasa berat</text:span></text:span><text:span text:style-name="T1"> pada </text:span><text:span text:style-name="Strong_20_Emphasis"><text:span text:style-name="T1">jantungmu</text:span></text:span><text:span text:style-name="T1"> (harus bekerja ekstra keras memompa darah ke seluruh tubuh, terutama ke otak agar kamu tidak pingsan/blackout) dan pada </text:span><text:span text:style-name="Strong_20_Emphasis"><text:span text:style-name="T1">paru-paru</text:span></text:span><text:span text:style-name="T1">mu (harus bisa mengambil oksigen yang cukup saat dadamu terasa seperti ditekan). Kalau jantung atau paru-parumu punya masalah atau kelemahan sebelumnya, G-force ini bisa sangat berbahaya atau bahkan fatal. </text:span></text:p>
              </text:list-item>
              <text:list-item>
                <text:p text:style-name="P182"><text:span text:style-name="Strong_20_Emphasis"><text:span text:style-name="T1">Adaptasi Terhadap Lingkungan Mikrogravitasi:</text:span></text:span><text:span text:style-name="T1"> Meskipun melayang bebas tanpa bobot itu kelihatannya super seru dan menyenangkan (dan memang iya!), tubuh kita sebenarnya akan mengalami </text:span><text:span text:style-name="Strong_20_Emphasis"><text:span text:style-name="T1">perubahan fisiologis</text:span></text:span><text:span text:style-name="T1"> yang cukup signifikan saat berada di lingkungan tanpa bobot tersebut, bahkan meskipun hanya untuk beberapa menit dalam penerbangan suborbital. Cairan di dalam tubuh kita akan cenderung berpindah dari bagian bawah (kaki) ke bagian atas (dada dan kepala), yang bisa menyebabkan sensasi muka agak bengkak, hidung tersumbat, atau sakit kepala ringan. Selain itu, sistem keseimbangan kita yang ada di telinga bagian dalam bisa 'bingung' karena tidak lagi merasakan tarikan gravitasi yang jelas, dan ini bisa memicu rasa </text:span><text:span text:style-name="Strong_20_Emphasis"><text:span text:style-name="T1">mual, pusing, atau disorientasi</text:span></text:span><text:span text:style-name="T1"> yang dikenal sebagai </text:span><text:span text:style-name="Emphasis"><text:span text:style-name="T1">Space Adaptation Syndrome</text:span></text:span><text:span text:style-name="T1"> (SAS) atau 'mabuk antariksa' pada sebagian orang. Untuk penerbangan orbital yang lebih lama, efeknya lebih parah lagi pada otot dan tulang. Tubuhmu harus punya kemampuan dasar untuk bisa beradaptasi dengan perubahan-perubahan mendadak ini tanpa mengalami gangguan kesehatan yang serius. </text:span></text:p>
              </text:list-item>
              <text:list-item>
                <text:p text:style-name="P72"><text:span text:style-name="Strong_20_Emphasis"><text:span text:style-name="T1">Risiko Kondisi Medis yang Sudah Ada Bisa Memburuk (dan Tidak Ada UGD di Angkasa!):</text:span></text:span><text:span text:style-name="T1"> Ini mungkin alasan yang paling penting. Terbang ke luar angkasa berarti kamu akan berada di lingkungan yang </text:span><text:span text:style-name="Strong_20_Emphasis"><text:span text:style-name="T1">sangat terisolasi</text:span></text:span><text:span text:style-name="T1">, sangat jauh dari fasilitas medis canggih yang ada di Bumi. Jika kamu punya </text:span><text:span text:style-name="Strong_20_Emphasis"><text:span text:style-name="T1">kondisi medis serius yang sudah ada sebelumnya</text:span></text:span><text:span text:style-name="T1"> (misalnya, riwayat penyakit jantung koroner, gangguan </text:span><text:soft-page-break/><text:span text:style-name="T1">irama jantung, tekanan darah tinggi yang tidak terkontrol dengan baik oleh obat, diabetes parah yang rentan </text:span><text:span text:style-name="Emphasis"><text:span text:style-name="T1">drop</text:span></text:span><text:span text:style-name="T1">, riwayat stroke atau kejang/epilepsi, masalah pembekuan darah yang bisa memicu emboli, penyakit paru obstruktif kronis (PPOK), atau kondisi kronis lainnya yang bisa tiba-tiba memburuk atau membutuhkan penanganan darurat segera), maka kondisi itu bisa menjadi </text:span><text:span text:style-name="Strong_20_Emphasis"><text:span text:style-name="T1">sangat berbahaya</text:span></text:span><text:span text:style-name="T1"> jika kambuh saat kamu sedang berada ratusan atau ribuan kilometer di atas Bumi. </text:span><text:span text:style-name="Strong_20_Emphasis"><text:span text:style-name="T1">Tidak ada rumah sakit</text:span></text:span><text:span text:style-name="T1"> di orbit, </text:span><text:span text:style-name="Strong_20_Emphasis"><text:span text:style-name="T1">tidak ada Unit Gawat Darurat (UGD)</text:span></text:span><text:span text:style-name="T1">, dan meskipun mungkin ada sedikit peralatan medis dasar atau kru yang terlatih pertolongan pertama, mereka jelas </text:span><text:span text:style-name="Strong_20_Emphasis"><text:span text:style-name="T1">bukan dokter spesialis</text:span></text:span><text:span text:style-name="T1"> yang bisa melakukan tindakan medis kompleks. Proses evakuasi darurat kembali ke Bumi (jika memang memungkinkan secara teknis pada saat itu) pun akan butuh waktu berjam-jam atau bahkan berhari-hari, yang mungkin sudah terlambat untuk kondisi darurat medis tertentu. </text:span></text:p>
              </text:list-item>
            </text:list>
            <text:p text:style-name="Text_20_body"><text:span text:style-name="T1">Karena alasan-alasan krusial inilah, semua calon turis antariksa </text:span><text:span text:style-name="Strong_20_Emphasis"><text:span text:style-name="T1">wajib hukumnya</text:span></text:span><text:span text:style-name="T1"> untuk menjalani serangkaian </text:span><text:span text:style-name="Strong_20_Emphasis"><text:span text:style-name="T1">pemeriksaan medis (medical check-up) yang super lengkap, menyeluruh, dan teliti</text:span></text:span><text:span text:style-name="T1"> oleh tim dokter khusus yang memahami kedokteran penerbangan dan antariksa (</text:span><text:span text:style-name="Emphasis"><text:span text:style-name="T1">aerospace medicine</text:span></text:span><text:span text:style-name="T1">). Dokter akan memeriksa secara detail riwayat kesehatanmu dan keluargamu, kondisi jantungmu (termasuk rekam jantung EKG saat istirahat dan mungkin saat beraktivitas/stres test), tekanan darahmu, fungsi paru-parumu, hasil tes darah dan urin lengkap, kondisi mata dan telinga (termasuk fungsi keseimbangan), kesehatan gigi dan mulut, serta ada atau tidaknya kondisi medis lain yang oleh standar kedokteran penerbangan dianggap berisiko tinggi untuk penerbangan antariksa.</text:span></text:p>
            <text:p text:style-name="Text_20_body"><text:span text:style-name="T1">Apakah standar kesehatannya harus seketat kalau mau jadi astronaut profesional NASA atau Roscosmos yang persaingannya ribuan banding satu dan latihannya bertahun-tahun itu? Umumnya sih, untuk turis komersial (terutama yang suborbital), standarnya </text:span><text:span text:style-name="Strong_20_Emphasis"><text:span text:style-name="T1">tidak akan seketat itu</text:span></text:span><text:span text:style-name="T1">. Kamu tidak perlu punya fisik selevel atlet Olimpiade, punya penglihatan sempurna 20/20 tanpa kacamata, atau lolos tes fisik super berat lainnya. Tapi, </text:span><text:span text:style-name="Strong_20_Emphasis"><text:span text:style-name="T1">kebugaran dasar dan kondisi kesehatan umum yang baik dan stabil</text:span></text:span><text:span text:style-name="T1"> itu tetap menjadi syarat penting yang tidak bisa ditawar. Kamu harus dianggap cukup sehat oleh tim medis untuk bisa 'bertahan hidup' dari stres fisik perjalanan ini dan bisa menikmati pengalaman tersebut tanpa membahayakan dirimu sendiri, penumpang lain, kru penerbangan (jika ada), atau kelancaran misi secara </text:span><text:soft-page-break/><text:span text:style-name="T1">keseluruhan. Intinya, kamu harus mendapatkan 'surat keterangan layak terbang' ke lingkungan paling ekstrem ini dari dokter ahli.</text:span></text:p>
            <text:p text:style-name="Text_20_body"><text:span text:style-name="Strong_20_Emphasis"><text:span text:style-name="T1">2. Siap Secara Mental: Pikiran dan Emosimu Juga Harus Kuat dan Stabil!</text:span></text:span></text:p>
            <text:p text:style-name="Text_20_body"><text:span text:style-name="T1">Selain punya badan yang fit dan sehat secara fisik, kondisi </text:span><text:span text:style-name="Strong_20_Emphasis"><text:span text:style-name="T1">mental atau psikologis</text:span></text:span><text:span text:style-name="T1">mu juga harus benar-benar siap tempur! Kenapa kesiapan mental ini sama pentingnya (bahkan mungkin lebih penting dalam beberapa situasi) dibandingkan kesehatan fisik? Karena perjalanan ke luar angkasa itu, selain super keren, menakjubkan, dan mungkin jadi pengalaman spiritual bagi sebagian orang, juga bisa menjadi pengalaman yang </text:span><text:span text:style-name="Strong_20_Emphasis"><text:span text:style-name="T1">sangat intens, sangat tidak biasa, dan berpotensi menimbulkan stres secara psikologis</text:span></text:span><text:span text:style-name="T1">. Bayangkan saja kondisi yang akan kamu hadapi:</text:span></text:p>
            <text:list xml:id="list2749769048483058536" text:style-name="L86">
              <text:list-item>
                <text:p text:style-name="P183"><text:span text:style-name="T1">Kamu akan berada di </text:span><text:span text:style-name="Strong_20_Emphasis"><text:span text:style-name="T1">lingkungan yang sama sekali baru dan asing</text:span></text:span><text:span text:style-name="T1">, di dalam kabin wahana antariksa yang mungkin terasa sempit dan terbatas ruang geraknya (terutama di kapsul), bersama beberapa orang lain (yang mungkin baru kamu kenal saat pelatihan) untuk durasi tertentu. </text:span></text:p>
              </text:list-item>
              <text:list-item>
                <text:p text:style-name="P183"><text:span text:style-name="T1">Kamu akan </text:span><text:span text:style-name="Strong_20_Emphasis"><text:span text:style-name="T1">terisolasi secara fisik</text:span></text:span><text:span text:style-name="T1"> sangat jauh dari Bumi, dari keluarga, dari teman-teman, dari semua hal yang familiar dan memberikan rasa aman bagimu. </text:span></text:p>
              </text:list-item>
              <text:list-item>
                <text:p text:style-name="P183"><text:span text:style-name="T1">Kamu akan mengalami </text:span><text:span text:style-name="Strong_20_Emphasis"><text:span text:style-name="T1">sensasi fisik yang sangat tidak biasa</text:span></text:span><text:span text:style-name="T1"> dan mungkin belum pernah kamu rasakan sebelumnya (G-force yang menekan dada saat meluncur dan mendarat, getaran hebat, sensasi melayang tanpa bobot yang awalnya mungkin membingungkan atau bikin mual, dll.). </text:span></text:p>
              </text:list-item>
              <text:list-item>
                <text:p text:style-name="P73"><text:span text:style-name="T1">Selalu ada </text:span><text:span text:style-name="Strong_20_Emphasis"><text:span text:style-name="T1">kemungkinan (meskipun diharapkan sangat kecil)</text:span></text:span><text:span text:style-name="T1"> terjadinya </text:span><text:span text:style-name="Strong_20_Emphasis"><text:span text:style-name="T1">situasi darurat, anomali teknis</text:span></text:span><text:span text:style-name="T1">, atau sesuatu yang berjalan tidak sesuai rencana selama penerbangan (misalnya, penundaan pendaratan, alarm palsu, dll.), yang bisa memicu rasa takut atau panik jika tidak siap secara mental. </text:span></text:p>
              </text:list-item>
            </text:list>
            <text:p text:style-name="P108">Makanya, selain sehat secara fisik, calon turis antariksa juga diharapkan punya beberapa kualitas mental dan psikologis penting agar bisa menjalani penerbangan dengan baik dan aman:</text:p>
            <text:list xml:id="list8507085324471376716" text:style-name="L87">
              <text:list-item>
                <text:p text:style-name="P184"><text:span text:style-name="Strong_20_Emphasis"><text:span text:style-name="T1">Kondisi Mental yang Stabil Secara Umum:</text:span></text:span><text:span text:style-name="T1"> Tidak sedang mengalami gangguan kecemasan (anxiety disorder) yang parah dan tidak terkontrol, tidak punya klaustrofobia (rasa takut berlebihan pada ruang </text:span><text:soft-page-break/><text:span text:style-name="T1">sempit) yang ekstrem, atau tidak punya kondisi psikologis serius lainnya yang bisa memburuk secara signifikan di bawah tekanan atau dalam kondisi isolasi. </text:span></text:p>
              </text:list-item>
              <text:list-item>
                <text:p text:style-name="P184"><text:span text:style-name="Strong_20_Emphasis"><text:span text:style-name="T1">Kemampuan Mengelola Stres &amp; Tidak Mudah Panik:</text:span></text:span><text:span text:style-name="T1"> Harus bisa tetap relatif tenang, rasional, dan berpikir jernih jika menghadapi situasi yang tidak biasa, menegangkan, atau bahkan darurat. Kepanikan bisa menular, membahayakan diri sendiri, dan mengganggu kemampuan untuk mengikuti instruksi keselamatan. </text:span></text:p>
              </text:list-item>
              <text:list-item>
                <text:p text:style-name="P184"><text:span text:style-name="Strong_20_Emphasis"><text:span text:style-name="T1">Kemampuan Mengikuti Instruksi dengan Baik:</text:span></text:span><text:span text:style-name="T1"> Ini sangat penting! Dalam situasi normal maupun darurat, turis harus bisa mendengarkan dengan cermat, memahami, dan </text:span><text:span text:style-name="Strong_20_Emphasis"><text:span text:style-name="T1">mengikuti instruksi</text:span></text:span><text:span text:style-name="T1"> yang diberikan oleh kru penerbangan (jika ada di dalam wahana) atau dari pusat kendali misi di Bumi dengan cepat dan tepat demi keselamatan diri sendiri dan seluruh misi. Tidak boleh ada tindakan impulsif atau membangkang instruksi. </text:span></text:p>
              </text:list-item>
              <text:list-item>
                <text:p text:style-name="P184"><text:span text:style-name="Strong_20_Emphasis"><text:span text:style-name="T1">Motivasi yang Positif dan Ekspektasi yang Realistis:</text:span></text:span><text:span text:style-name="T1"> Penting bagi calon turis untuk punya alasan yang jelas dan positif mengapa mereka ingin melakukan perjalanan ini (misalnya, mewujudkan mimpi seumur hidup, inspirasi, dll.), serta memiliki pemahaman yang realistis tentang apa yang akan mereka alami, termasuk ketidaknyamanan dan risiko yang ada. Bukan sekadar ikut-ikutan tren, mencari sensasi berbahaya, atau pamer kekayaan semata. </text:span></text:p>
              </text:list-item>
              <text:list-item>
                <text:p text:style-name="P184"><text:span text:style-name="Strong_20_Emphasis"><text:span text:style-name="T1">Kemampuan Bekerja Sama dalam Tim (jika terbang dalam grup):</text:span></text:span><text:span text:style-name="T1"> Harus bisa berinteraksi dengan baik, menghargai privasi orang lain, dan bersikap kooperatif dengan sesama penumpang atau kru dalam lingkungan kabin yang terbatas dan terisolasi selama durasi penerbangan. </text:span></text:p>
              </text:list-item>
              <text:list-item>
                <text:p text:style-name="P74"><text:span text:style-name="Strong_20_Emphasis"><text:span text:style-name="T1">Kesiapan Mental untuk Menghadapi Sensasi Fisik yang Tidak Biasa:</text:span></text:span><text:span text:style-name="T1"> Harus siap secara mental dan emosional untuk merasakan tekanan G-force, sensasi melayang (termasuk kemungkinan mual atau disorientasi awal), dan perubahan fisiologis lainnya tanpa menjadi ketakutan berlebihan yang bisa mengganggu jalannya misi atau pengalaman positifnya. </text:span></text:p>
              </text:list-item>
            </text:list>
            <text:p text:style-name="Text_20_body"><text:span text:style-name="T1">Untuk memastikan kesiapan mental ini, selain melalui proses wawancara mendalam dengan tim seleksi atau psikolog, kadang perusahaan antariksa juga melakukan semacam </text:span><text:span text:style-name="Strong_20_Emphasis"><text:span text:style-name="T1">evaluasi psikologis</text:span></text:span><text:span text:style-name="T1"> sederhana atau meminta calon </text:span><text:soft-page-break/><text:span text:style-name="T1">penumpang untuk mengisi kuesioner khusus yang dirancang untuk menilai stabilitas emosi, kemampuan mengatasi stres, dan kesiapan mereka secara keseluruhan untuk menghadapi pengalaman unik ini. Sekali lagi, tujuannya bukanlah untuk mencari 'manusia super' yang tanpa rasa takut, tapi lebih untuk memastikan bahwa pengalaman yang seharusnya luar biasa dan indah ini tidak berubah menjadi mimpi buruk atau trauma psikologis bagi si penumpang karena ketidaksiapan mentalnya.</text:span></text:p>
            <text:p text:style-name="Text_20_body"><text:span text:style-name="T1">Jadi, jelas ya sekarang kesimpulannya? Sebelum kamu benar-benar bisa melangkah masuk dan duduk manis di kursi roket yang akan membawamu ke bintang-bintang itu, kamu harus 'lulus' dulu dari serangkaian 'ujian' kesehatan fisik dan mental yang cukup ketat dan komprehensif! Ini semua dilakukan bukan untuk mempersulit atau mendiskriminasi, tapi justru semata-mata untuk </text:span><text:span text:style-name="Strong_20_Emphasis"><text:span text:style-name="T1">melindungi dirimu sendiri</text:span></text:span><text:span text:style-name="T1"> dan memastikan bahwa perjalananmu yang sangat mahal dan penuh risiko ini bukan cuma seru dan penuh petualangan tak terlupakan, tapi juga </text:span><text:span text:style-name="Strong_20_Emphasis"><text:span text:style-name="T1">berakhir dengan aman dan bisa kamu nikmati sepenuhnya</text:span></text:span><text:span text:style-name="T1"> dari awal keberangkatan hingga kamu kembali lagi menginjakkan kaki dengan selamat di Bumi pertiwi. Kesehatan dan kesiapan diri adalah kunci pertama menuju gerbang angkasa!</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6.1 yang secara visual menjelaskan </text:span><text:span text:style-name="Strong_20_Emphasis"><text:span text:style-name="T1">dua pilar utama persiapan turis antariksa: Kesehatan Fisik dan Kesiapan Mental</text:span></text:span><text:span text:style-name="T1">. Gunakan layout </text:span><text:span text:style-name="Strong_20_Emphasis"><text:span text:style-name="T1">dua kolom berdampingan</text:span></text:span><text:span text:style-name="T1"> yang jelas atau </text:span><text:span text:style-name="Strong_20_Emphasis"><text:span text:style-name="T1">split image</text:span></text:span><text:span text:style-name="T1"> (kiri-kanan atau atas-bawah).</text:span></text:p>
            <text:list xml:id="list6911527243097346637" text:style-name="L88">
              <text:list-item>
                <text:p text:style-name="P185"><text:span text:style-name="Strong_20_Emphasis"><text:span text:style-name="T1">Kolom/Bagian Kiri (Kesehatan Fisik):</text:span></text:span><text:span text:style-name="T1"> Beri judul 'CEK FISIK: Tubuh Harus Siap!'. Tampilkan ikon-ikon yang mewakili pemeriksaan medis penting: </text:span><text:span text:style-name="Strong_20_Emphasis"><text:span text:style-name="T1">ikon hati dengan grafik EKG</text:span></text:span><text:span text:style-name="T1"> yang stabil, </text:span><text:span text:style-name="Strong_20_Emphasis"><text:span text:style-name="T1">ikon paru-paru</text:span></text:span><text:span text:style-name="T1"> yang sehat, </text:span><text:span text:style-name="Strong_20_Emphasis"><text:span text:style-name="T1">ikon tensimeter</text:span></text:span><text:span text:style-name="T1"> dengan angka normal, mungkin </text:span><text:span text:style-name="Strong_20_Emphasis"><text:span text:style-name="T1">ikon orang sedang di-rontgen atau MRI</text:span></text:span><text:span text:style-name="T1">, dan </text:span><text:span text:style-name="Strong_20_Emphasis"><text:span text:style-name="T1">ikon stetoskop</text:span></text:span><text:span text:style-name="T1">. Di bawahnya beri teks singkat: 'Tahan G-Force &amp; Adaptasi Mikrogravitasi, Tidak Ada Kondisi Medis Berisiko'. Gunakan nuansa warna yang agak klinis atau netral (misal: biru muda, putih, abu-abu). </text:span></text:p>
              </text:list-item>
              <text:list-item>
                <text:p text:style-name="P75"><text:span text:style-name="Strong_20_Emphasis"><text:span text:style-name="T1">Kolom/Bagian Kanan (Kesiapan Mental):</text:span></text:span><text:span text:style-name="T1"> Beri judul 'CEK MENTAL: Pikiran Harus Kuat!'. Tampilkan ikon-ikon yang mewakili kualitas mental yang dibutuhkan: </text:span><text:span text:style-name="Strong_20_Emphasis"><text:span text:style-name="T1">ikon siluet kepala manusia dengan otak yang </text:span></text:span><text:soft-page-break/><text:span text:style-name="Strong_20_Emphasis"><text:span text:style-name="T1">tenang atau roda gigi yang berputar teratur</text:span></text:span><text:span text:style-name="T1"> (stabilitas/berpikir jernih), </text:span><text:span text:style-name="Strong_20_Emphasis"><text:span text:style-name="T1">ikon perisai mental</text:span></text:span><text:span text:style-name="T1"> atau </text:span><text:span text:style-name="Strong_20_Emphasis"><text:span text:style-name="T1">ikon orang bermeditasi</text:span></text:span><text:span text:style-name="T1"> (ketahanan stres/tidak panik), </text:span><text:span text:style-name="Strong_20_Emphasis"><text:span text:style-name="T1">ikon telinga dengan panah masuk</text:span></text:span><text:span text:style-name="T1"> (mendengarkan &amp; mengikuti instruksi), </text:span><text:span text:style-name="Strong_20_Emphasis"><text:span text:style-name="T1">ikon jempol ke atas</text:span></text:span><text:span text:style-name="T1"> atau </text:span><text:span text:style-name="Strong_20_Emphasis"><text:span text:style-name="T1">ikon bintang/roket</text:span></text:span><text:span text:style-name="T1"> (motivasi positif &amp; ekspektasi realistis). Di bawahnya beri teks singkat: 'Stabil, Tenang di Bawah Tekanan, Kooperatif, Siap Hadapi Sensasi Baru'. Gunakan nuansa warna yang lebih menenangkan atau positif (misal: hijau, biru tua, ungu muda). Di bagian bawah ilustrasi (melintasi kedua kolom), mungkin tambahkan sebuah </text:span><text:span text:style-name="Strong_20_Emphasis"><text:span text:style-name="T1">checklist besar</text:span></text:span><text:span text:style-name="T1"> dengan kedua poin ('Lolos Cek Fisik', 'Lolos Cek Mental') sudah diberi tanda centang (✓), dan di sampingnya ada </text:span><text:span text:style-name="Strong_20_Emphasis"><text:span text:style-name="T1">ikon roket siap meluncur</text:span></text:span><text:span text:style-name="T1"> dengan teks 'Baru Siap Terbang!'. Gaya visual harus jelas, informatif, mudah dipahami, dan menekankan pentingnya kedua aspek ini." </text:span></text:p>
              </text:list-item>
            </text:list>
            <text:p text:style-name="P242"/>
            <text:p text:style-name="P108">Saya menunggu perintah "YAX" Anda untuk melanjutkan ke prompt berikutnya (isi Sub-bab 6.2).</text:p>
          </text:section>
          <text:section text:style-name="Sect1" text:name="feedback-form-41">
            <text:p text:style-name="P216"/>
          </text:section>
        </text:section>
        <text:section text:style-name="Sect1" text:name="627a0e93971cebd7">
          <text:p text:style-name="P108"/>
          <text:section text:style-name="Sect1" text:name="user-query-content-42">
            <text:p text:style-name="P238">YAX </text:p>
          </text:section>
          <text:p text:style-name="P216">Tampilkan alur berpikir</text:p>
          <text:section text:style-name="Sect2" text:name="model-response-message-contentr_627a0e93971cebd7">
            <text:p text:style-name="Text_20_body"><text:span text:style-name="T1">Oke, ini adalah jawaban untuk prompt </text:span><text:span text:style-name="Strong_20_Emphasis"><text:span text:style-name="T1">isi mendalam Sub-bab 6.2</text:span></text:span><text:span text:style-name="T1">.</text:span></text:p>
            <text:p text:style-name="Text_20_body"><text:span text:style-name="Strong_20_Emphasis"><text:span text:style-name="T1">(Jawaban untuk Prompt Isi Mendalam Sub-bab 6.2)</text:span></text:span></text:p>
            <text:p text:style-name="Text_20_body"><text:span text:style-name="Strong_20_Emphasis"><text:span text:style-name="T1">6.2. Latihan Wajib: Simulasi &amp; Pembekalan Sebelum Terbang (Nggak Bisa Langsung Cus!)</text:span></text:span></text:p>
            <text:p text:style-name="Text_20_body"><text:span text:style-name="T1">Oke, jadi kamu udah dinyatakan sehat walafiat secara fisik dan mental di Sub-bab 6.1 tadi untuk ikut petualangan ke luar angkasa. Selamat ya! Itu langkah awal yang penting banget dan pasti bikin kamu makin semangat. Tapi, perjalananmu menuju kursi roket atau pesawat antariksa itu belum selesai sampai di situ. Masih ada satu tahap persiapan lagi yang nggak kalah penting dan </text:span><text:span text:style-name="Strong_20_Emphasis"><text:span text:style-name="T1">wajib hukumnya</text:span></text:span><text:span text:style-name="T1"> diikuti oleh semua calon turis antariksa sebelum mereka benar-benar 'diizinkan' untuk terbang: </text:span><text:span text:style-name="Strong_20_Emphasis"><text:span text:style-name="T1">Latihan!</text:span></text:span></text:p>
            <text:p text:style-name="Text_20_body"><text:span text:style-name="T1">Yup, kamu nggak bisa dong, meskipun sudah bayar tiket miliaran Rupiah, langsung datang di hari H bawa koper ransel, pakai kaos band favoritmu, terus </text:span><text:soft-page-break/><text:span text:style-name="T1">'nebeng' naik roket gitu aja tanpa persiapan dan pengetahuan apa-apa? Tentu tidak bisa! Ingat sekali lagi, ini bukan mau naik bus antar kota atau pesawat komersial biasa di mana penumpang bisa dibilang cenderung pasif dan hanya perlu tahu prosedur keselamatan dasar saja. Terbang ke luar angkasa itu adalah pengalaman yang sangat unik, sangat ekstrem, dan punya tantangan serta potensi bahaya tersendiri. Oleh karena itu, semua perusahaan penyedia wisata antariksa yang bertanggung jawab pasti akan mewajibkan calon penumpangnya untuk mengikuti serangkaian </text:span><text:span text:style-name="Strong_20_Emphasis"><text:span text:style-name="T1">program pembekalan (briefing), pelatihan, dan simulasi</text:span></text:span><text:span text:style-name="T1"> terlebih dahulu. Tujuannya sangat jelas: biar kamu benar-benar </text:span><text:span text:style-name="Strong_20_Emphasis"><text:span text:style-name="T1">siap lahir dan batin</text:span></text:span><text:span text:style-name="T1"> menghadapi semua fase penerbangan yang akan kamu lalui, dan bisa menikmati pengalaman luar biasa ini dengan </text:span><text:span text:style-name="Strong_20_Emphasis"><text:span text:style-name="T1">maksimal</text:span></text:span><text:span text:style-name="T1"> sambil tetap </text:span><text:span text:style-name="Strong_20_Emphasis"><text:span text:style-name="T1">menjaga keselamatan diri sendiri, penumpang lain, kru (jika ada), dan misi secara keseluruhan</text:span></text:span><text:span text:style-name="T1">.</text:span></text:p>
            <text:p text:style-name="Text_20_body"><text:span text:style-name="T1">Durasi dan tingkat kerumitan atau intensitas latihannya tentu saja </text:span><text:span text:style-name="Strong_20_Emphasis"><text:span text:style-name="T1">akan berbeda-beda</text:span></text:span><text:span text:style-name="T1">, sangat tergantung pada jenis 'paket wisata' yang kamu ambil:</text:span></text:p>
            <text:list xml:id="list8157197144043659433" text:style-name="L89">
              <text:list-item>
                <text:p text:style-name="P186"><text:span text:style-name="T1">Untuk </text:span><text:span text:style-name="Strong_20_Emphasis"><text:span text:style-name="T1">wisata suborbital</text:span></text:span><text:span text:style-name="T1"> (ala Blue Origin atau Virgin Galactic) yang total penerbangannya sangat singkat (hanya belasan menit) dan tidak sampai mengorbit Bumi, latihannya mungkin relatif </text:span><text:span text:style-name="Strong_20_Emphasis"><text:span text:style-name="T1">lebih singkat dan lebih fokus ke hal-hal paling esensial</text:span></text:span><text:span text:style-name="T1"> yang berkaitan langsung dengan keselamatan dan kenyamanan selama penerbangan singkat tersebut. Biasanya program pelatihannya hanya berlangsung selama </text:span><text:span text:style-name="Strong_20_Emphasis"><text:span text:style-name="T1">beberapa hari</text:span></text:span><text:span text:style-name="T1"> saja (misalnya 2 sampai 4 hari) yang dilakukan di fasilitas pelatihan khusus yang biasanya berlokasi tidak jauh dari tempat peluncuran (</text:span><text:span text:style-name="Emphasis"><text:span text:style-name="T1">spaceport</text:span></text:span><text:span text:style-name="T1">). </text:span></text:p>
              </text:list-item>
              <text:list-item>
                <text:p text:style-name="P76"><text:span text:style-name="T1">Tapi, kalau kamu mau ikut paket </text:span><text:span text:style-name="Strong_20_Emphasis"><text:span text:style-name="T1">wisata orbital</text:span></text:span><text:span text:style-name="T1"> (misalnya misi ke ISS via Axiom Space/SpaceX) yang durasinya bisa </text:span><text:span text:style-name="Strong_20_Emphasis"><text:span text:style-name="T1">berhari-hari atau bahkan berminggu-minggu</text:span></text:span><text:span text:style-name="T1"> tinggal di luar angkasa dalam lingkungan mikrogravitasi, maka latihannya akan </text:span><text:span text:style-name="Strong_20_Emphasis"><text:span text:style-name="T1">jauh lebih lama, jauh lebih mendalam, dan jauh lebih intensif</text:span></text:span><text:span text:style-name="T1">. Durasinya bisa </text:span><text:span text:style-name="Strong_20_Emphasis"><text:span text:style-name="T1">berminggu-minggu atau bahkan beberapa bulan</text:span></text:span><text:span text:style-name="T1">, dan mungkin melibatkan perjalanan ke beberapa pusat pelatihan berbeda (misalnya di fasilitas NASA, SpaceX, atau bahkan di Star City Rusia jika melibatkan kerjasama dengan Roscosmos). Pelatihannya akan lebih mirip (meskipun mungkin tetap tidak akan seketat dan selama) program pelatihan yang harus dijalani oleh para astronaut profesional! </text:span></text:p>
              </text:list-item>
            </text:list>
            <text:p text:style-name="P108">Terus, apa saja sih materi atau komponen utama yang biasanya diajarkan dan <text:soft-page-break/>dilatihkan kepada para 'siswa' turis antariksa ini selama program pembekalan dan simulasi tersebut? Secara umum, ini beberapa di antaranya:</text:p>
            <text:list xml:id="list6195624906270645525" text:style-name="L90">
              <text:list-item>
                <text:p text:style-name="P77"><text:span text:style-name="Strong_20_Emphasis"><text:span text:style-name="T1">Pembekalan Teori &amp; Pemahaman Misi:</text:span></text:span><text:span text:style-name="T1"> Ini seperti sesi 'orientasi studi' atau </text:span><text:span text:style-name="Emphasis"><text:span text:style-name="T1">briefing</text:span></text:span><text:span text:style-name="T1"> penting sebelum kamu melakukan sebuah ekspedisi atau proyek yang kompleks. Kamu akan duduk di ruang kelas (atau ruang pertemuan yang nyaman) dan mendapatkan penjelasan lengkap serta kesempatan bertanya jawab dengan para instruktur ahli (seringkali mereka adalah mantan astronaut, insinyur senior, atau dokter penerbangan). Materi yang dibahas biasanya mencakup:</text:span></text:p>
                <text:list>
                  <text:list-item>
                    <text:p text:style-name="P187"><text:span text:style-name="Strong_20_Emphasis"><text:span text:style-name="T1">Pengenalan wahana antariksa</text:span></text:span><text:span text:style-name="T1"> yang akan kamu naiki (baik roket peluncurnya maupun kapsul/pesawatnya): Bagaimana sistem utamanya bekerja secara umum? Apa saja fitur keselamatan kuncinya? Bagaimana tata letak kabinnya? </text:span></text:p>
                  </text:list-item>
                  <text:list-item>
                    <text:p text:style-name="P187"><text:span text:style-name="Strong_20_Emphasis"><text:span text:style-name="T1">Penjelasan detail tentang tahapan-tahapan penerbangan (profil misi)</text:span></text:span><text:span text:style-name="T1"> yang akan kamu lalui, mulai dari persiapan akhir di landasan, proses hitung mundur dan peluncuran, fase pendakian menembus atmosfer, momen mencapai puncak ketinggian (untuk suborbital) atau masuk ke orbit (untuk orbital), aktivitas selama di angkasa (jika ada), hingga proses kembali ke Bumi (re-entry) dan pendaratan. </text:span></text:p>
                  </text:list-item>
                  <text:list-item>
                    <text:p text:style-name="P187"><text:span text:style-name="Strong_20_Emphasis"><text:span text:style-name="T1">Gambaran tentang apa saja yang diharapkan akan kamu lihat dan rasakan</text:span></text:span><text:span text:style-name="T1"> secara fisik maupun psikologis di setiap fase penerbangan tersebut (misalnya kapan G-force akan terasa paling kuat dan berapa lama, kapan kamu akan mulai merasakan sensasi melayang, pemandangan apa yang bisa diharapkan terlihat dari jendela, dll.). Ini penting agar kamu tidak kaget, tidak takut berlebihan, atau salah menginterpretasikan sensasi normal. </text:span></text:p>
                  </text:list-item>
                  <text:list-item>
                    <text:p text:style-name="P187"><text:span text:style-name="Strong_20_Emphasis"><text:span text:style-name="T1">Penjelasan tentang peran, tanggung jawab, dan batasanmu</text:span></text:span><text:span text:style-name="T1"> sebagai penumpang atau partisipan misi (kapan kamu harus tetap duduk tenang di kursi dengan sabuk terpasang erat, kapan kamu mungkin diizinkan untuk bergerak di dalam kabin (terutama untuk orbital), apa saja yang boleh dan sama sekali tidak boleh dilakukan demi keselamatan pribadi dan misi – misalnya, jangan sembarangan pencet tombol merah!). </text:span></text:p>
                  </text:list-item>
                </text:list>
              </text:list-item>
              <text:list-item>
                <text:p text:style-name="P77"><text:span text:style-name="Strong_20_Emphasis"><text:span text:style-name="T1">Simulasi G-Force (Biar Nggak Kaget 'Ditekan Gajah'!):</text:span></text:span><text:span text:style-name="T1"> Untuk beberapa program pelatihan, terutama yang melibatkan potensi </text:span><text:soft-page-break/><text:span text:style-name="T1">tekanan G-force cukup tinggi atau durasinya agak lama (ini lebih relevan untuk </text:span><text:span text:style-name="Strong_20_Emphasis"><text:span text:style-name="T1">misi orbital</text:span></text:span><text:span text:style-name="T1"> atau mungkin beberapa misi suborbital yang profil peluncurannya lebih agresif), kamu mungkin akan diajak untuk mencoba sebuah alat simulasi yang kelihatannya keren tapi sekaligus bisa bikin perut sedikit mual dan kepala pusing: yaitu </text:span><text:span text:style-name="Strong_20_Emphasis"><text:span text:style-name="T1">mesin </text:span></text:span><text:span text:style-name="Strong_20_Emphasis"><text:span text:style-name="Emphasis"><text:span text:style-name="T1">centrifuge</text:span></text:span></text:span><text:span text:style-name="T1">. Ini pada dasarnya adalah sebuah ruangan atau kabin kecil tempat kamu duduk yang dipasang di ujung lengan mekanik raksasa yang bisa berputar horizontal dengan kecepatan sangat tinggi. Dengan mengatur kecepatan putarannya, alat ini bisa menciptakan sensasi tekanan G-force yang mirip (meskipun tidak akan pernah bisa sama persis 100%) seperti yang akan kamu rasakan saat roket diluncurkan dengan percepatan tinggi atau saat wahana melakukan pengereman keras saat re-entry nanti. Semua ini dilakukan dalam lingkungan yang aman dan terkontrol di darat. Tujuannya apa? Pertama, biar kamu bisa </text:span><text:span text:style-name="Strong_20_Emphasis"><text:span text:style-name="T1">membiasakan tubuh dan pikiranmu dengan sensasi ditekan kuat oleh G-force</text:span></text:span><text:span text:style-name="T1"> itu, jadi kamu nggak kaget atau panik saat merasakannya sungguhan nanti. Kedua, dan ini yang lebih penting, kamu juga akan diajari oleh instruktur </text:span><text:span text:style-name="Strong_20_Emphasis"><text:span text:style-name="T1">teknik pernapasan dan pengencangan otot perut khusus</text:span></text:span><text:span text:style-name="T1"> (yang biasa dipakai oleh pilot pesawat tempur atau astronaut, namanya </text:span><text:span text:style-name="Emphasis"><text:span text:style-name="T1">Anti-G Straining Maneuver</text:span></text:span><text:span text:style-name="T1"> atau AGSM) untuk membantu menjaga aliran darah tetap lancar ke otak sehingga kamu tidak mudah pingsan (</text:span><text:span text:style-name="Emphasis"><text:span text:style-name="T1">G-LOC, G-induced Loss Of Consciousness</text:span></text:span><text:span text:style-name="T1">) saat mengalami tekanan G-force tinggi nanti. Untuk wisata suborbital yang durasi G-force puncaknya relatif singkat, latihan </text:span><text:span text:style-name="Emphasis"><text:span text:style-name="T1">centrifuge</text:span></text:span><text:span text:style-name="T1"> ini mungkin tidak selalu ada atau tidak seintensif seperti yang diperlukan untuk misi orbital.</text:span></text:p>
              </text:list-item>
              <text:list-item>
                <text:p text:style-name="P77"><text:span text:style-name="Strong_20_Emphasis"><text:span text:style-name="T1">Simulasi di Dalam Kabin Replika (Biar Nggak Kagok dan Familiar):</text:span></text:span><text:span text:style-name="T1"> Biar kamu nggak merasa asing, bingung, atau 'kagok' pas udah benar-benar berada di dalam wahana antariksa yang asli nanti (yang mungkin interiornya terasa berbeda, lebih sempit, dan penuh dengan peralatan yang tidak familiar dibandingkan kabin pesawat biasa), kamu akan banyak menghabiskan waktu latihan di dalam </text:span><text:span text:style-name="Strong_20_Emphasis"><text:span text:style-name="T1">replika kabin (mockup)</text:span></text:span><text:span text:style-name="T1">. Mockup ini adalah model tiruan kabin wahana yang dibuat semirip mungkin dengan aslinya, baik dari segi ukuran, tata letak kursi, posisi jendela, hingga bentuk panel kontrol dan tombol-tombolnya (meskipun mungkin tidak semuanya berfungsi). Di dalam mockup inilah kamu akan </text:span><text:soft-page-break/><text:span text:style-name="T1">berlatih hal-hal praktis seperti:</text:span></text:p>
                <text:list>
                  <text:list-item>
                    <text:p text:style-name="P187"><text:span text:style-name="Strong_20_Emphasis"><text:span text:style-name="T1">Familiarisasi dengan lingkungan kabin:</text:span></text:span><text:span text:style-name="T1"> Membiasakan diri dengan di mana letak kursimu, bagaimana cara melihat keluar jendela dari posisimu, di mana letak kamera untuk mendokumentasikan perjalananmu, di mana letak peralatan darurat seperti masker oksigen atau alat pemadam api, bagaimana tata letak umum kabin tempat kamu akan menghabiskan waktu. </text:span></text:p>
                  </text:list-item>
                  <text:list-item>
                    <text:p text:style-name="P187"><text:span text:style-name="Strong_20_Emphasis"><text:span text:style-name="T1">Prosedur masuk dan keluar kursi:</text:span></text:span><text:span text:style-name="T1"> Latihan cara duduk yang benar di kursimu yang dirancang khusus itu (biasanya posisinya agak telentang untuk membantu menahan G-force), cara mengencangkan sistem sabuk pengaman multi-titik yang mungkin cukup rumit dengan benar dan aman, dan juga yang tak kalah penting, cara melepaskannya dengan cepat dan benar jika diperlukan (misalnya saat akan bergerak bebas di nol-G, saat evakuasi darat, atau setelah wahana mendarat dengan selamat). </text:span></text:p>
                  </text:list-item>
                  <text:list-item>
                    <text:p text:style-name="P187"><text:span text:style-name="Strong_20_Emphasis"><text:span text:style-name="T1">Latihan bergerak di mikrogravitasi (terutama untuk misi orbital):</text:span></text:span><text:span text:style-name="T1"> Kalau kamu ikut misi orbital yang akan merasakan nol-G selama berhari-hari, kemungkinan besar akan ada sesi latihan khusus untuk belajar </text:span><text:span text:style-name="Strong_20_Emphasis"><text:span text:style-name="T1">teknik dasar bergerak secara efisien, aman, dan terkontrol</text:span></text:span><text:span text:style-name="T1"> di lingkungan tanpa bobot. Latihan ini mungkin menggunakan fasilitas </text:span><text:span text:style-name="Emphasis"><text:span text:style-name="T1">virtual reality</text:span></text:span><text:span text:style-name="T1"> (VR) yang canggih, atau bahkan dilakukan di dalam </text:span><text:span text:style-name="Strong_20_Emphasis"><text:span text:style-name="T1">kolam renang besar (Neutral Buoyancy Laboratory)</text:span></text:span><text:span text:style-name="T1"> sambil memakai replika baju antariksa yang sudah disetting agar memiliki daya apung netral (tidak tenggelam, tidak mengapung) sehingga gerakannya mirip seperti melayang di angkasa. Tujuannya biar kamu nggak 'terbang' tak tentu arah seperti balon lepas, nggak gampang menabrak dinding atau peralatan sensitif di dalam stasiun, dan bisa bergerak dari satu modul ke modul lain tanpa bikin pusing diri sendiri atau merepotkan astronaut lain! </text:span></text:p>
                  </text:list-item>
                </text:list>
              </text:list-item>
              <text:list-item>
                <text:p text:style-name="P77"><text:span text:style-name="Strong_20_Emphasis"><text:span text:style-name="T1">Latihan Prosedur Darurat (Ini Bagian Paling Penting dan Paling Serius!):</text:span></text:span><text:span text:style-name="T1"> Nah, ini dia bagian dari pelatihan yang mungkin kedengarannya paling tidak 'menyenangkan' tapi justru </text:span><text:span text:style-name="Strong_20_Emphasis"><text:span text:style-name="T1">paling krusial, paling serius, dan paling wajib kamu kuasai</text:span></text:span><text:span text:style-name="T1"> dengan baik sebelum diizinkan terbang! Meskipun semua orang berharap dan semua sistem </text:span><text:soft-page-break/><text:span text:style-name="T1">dirancang dengan standar keamanan tertinggi agar penerbangan berjalan 100% mulus dan aman sesuai rencana, kita tidak boleh naif. Kemungkinan terjadinya </text:span><text:span text:style-name="Strong_20_Emphasis"><text:span text:style-name="T1">skenario terburuk atau situasi darurat</text:span></text:span><text:span text:style-name="T1"> itu selalu ada (meskipun sangat kecil), dan persiapan untuk menghadapinya adalah </text:span><text:span text:style-name="Strong_20_Emphasis"><text:span text:style-name="T1">mutlak diperlukan</text:span></text:span><text:span text:style-name="T1">. Dalam sesi latihan prosedur darurat ini, kamu akan diajarkan dan biasanya akan dipraktikkan secara langsung (dalam simulasi di mockup kabin) tentang hal-hal kritis seperti:</text:span></text:p>
                <text:list>
                  <text:list-item>
                    <text:p text:style-name="P187"><text:span text:style-name="Strong_20_Emphasis"><text:span text:style-name="T1">Bagaimana cara menggunakan peralatan keselamatan darurat</text:span></text:span><text:span text:style-name="T1"> yang ada di dalam kabin dengan cepat dan benar? Misalnya, gimana cara cepat menarik dan memakai </text:span><text:span text:style-name="Strong_20_Emphasis"><text:span text:style-name="T1">masker oksigen darurat</text:span></text:span><text:span text:style-name="T1"> jika terjadi penurunan tekanan kabin secara tiba-tiba (</text:span><text:span text:style-name="Emphasis"><text:span text:style-name="T1">cabin decompression</text:span></text:span><text:span text:style-name="T1">)? Bagaimana cara menggunakan </text:span><text:span text:style-name="Strong_20_Emphasis"><text:span text:style-name="T1">alat pemadam api ringan</text:span></text:span><text:span text:style-name="T1"> jika (amit-amit) terdeteksi adanya percikan api kecil di dalam kabin? Di mana letak kotak P3K? </text:span></text:p>
                  </text:list-item>
                  <text:list-item>
                    <text:p text:style-name="P187"><text:span text:style-name="Strong_20_Emphasis"><text:span text:style-name="T1">Bagaimana prosedur evakuasi darat?</text:span></text:span><text:span text:style-name="T1"> Jika misalnya terdeteksi ada masalah serius pada roket (misalnya indikasi kebakaran atau kebocoran bahan bakar) saat masih berada di landasan peluncuran beberapa saat sebelum jadwal meluncur, bagaimana cara kamu dan penumpang lain bisa </text:span><text:span text:style-name="Strong_20_Emphasis"><text:span text:style-name="T1">keluar dari wahana dengan cepat dan aman</text:span></text:span><text:span text:style-name="T1"> melalui jalur evakuasi darurat yang sudah disiapkan (mungkin berupa lengan ayun khusus seperti di bandara, jembatan darurat, atau bahkan </text:span><text:span text:style-name="Emphasis"><text:span text:style-name="T1">zip line</text:span></text:span><text:span text:style-name="T1">!) menuju bunker penyelamatan terdekat. </text:span></text:p>
                  </text:list-item>
                  <text:list-item>
                    <text:p text:style-name="P187"><text:span text:style-name="Strong_20_Emphasis"><text:span text:style-name="T1">Bagaimana cara merespons berbagai jenis alarm atau instruksi darurat</text:span></text:span><text:span text:style-name="T1"> yang mungkin kamu dengar dari sistem peringatan di wahana atau dari instruksi langsung kru penerbangan (jika ada) atau dari Pusat Kendali Misi di Bumi? Kamu akan diajarkan untuk bisa mengenali arti dari beberapa bunyi alarm penting (misalnya alarm kebakaran, alarm penurunan tekanan, dll.) dan apa tindakan pertama yang harus kamu lakukan sesuai dengan prosedur standar yang sudah ditetapkan. Kunci utama dalam semua potensi situasi darurat adalah: </text:span><text:span text:style-name="Strong_20_Emphasis"><text:span text:style-name="T1">Tetap tenang sebisa mungkin (jangan panik!), dengarkan instruksi dengan cermat, dan ikuti perintah dari pihak yang berwenang (kru atau Mission Control) tanpa </text:span></text:span><text:soft-page-break/><text:span text:style-name="Strong_20_Emphasis"><text:span text:style-name="T1">ragu-ragu dan tanpa mencoba bertindak sok tahu sendiri!</text:span></text:span><text:span text:style-name="T1"> </text:span></text:p>
                  </text:list-item>
                </text:list>
              </text:list-item>
              <text:list-item>
                <text:p text:style-name="P77"><text:span text:style-name="Strong_20_Emphasis"><text:span text:style-name="T1">Familiarisasi dengan Peralatan Sehari-hari (Khusus Untuk Misi Orbital yang Lama):</text:span></text:span><text:span text:style-name="T1"> Khusus untuk kamu yang akan ikut misi orbital yang durasinya lama (berhari-hari atau berminggu-minggu) dan akan tinggal di lingkungan stasiun luar angkasa (seperti ISS atau stasiun komersial masa depan), tentu saja kamu juga perlu mendapatkan pembekalan dan latihan tentang cara menggunakan berbagai </text:span><text:span text:style-name="Strong_20_Emphasis"><text:span text:style-name="T1">peralatan pendukung kehidupan sehari-hari</text:span></text:span><text:span text:style-name="T1"> di sana. Misalnya: cara menggunakan </text:span><text:span text:style-name="Strong_20_Emphasis"><text:span text:style-name="T1">sistem komunikasi radio atau video</text:span></text:span><text:span text:style-name="T1"> untuk berbicara dengan tim di Bumi atau dengan kru lain di modul yang berbeda, cara menggunakan </text:span><text:span text:style-name="Strong_20_Emphasis"><text:span text:style-name="T1">toilet antariksa</text:span></text:span><text:span text:style-name="T1"> khusus (yang menggunakan sistem vakum untuk 'menyedot' kotoran dan katanya perlu sedikit teknik serta latihan biar 'tepat sasaran' dan nggak jadi 'insiden' memalukan di nol-G!), cara menyiapkan dan mengonsumsi </text:span><text:span text:style-name="Strong_20_Emphasis"><text:span text:style-name="T1">makanan dan minuman antariksa</text:span></text:span><text:span text:style-name="T1"> dari kemasan khususnya, cara menggunakan kamera atau peralatan dokumentasi lainnya dengan benar, cara menyimpan barang-barang pribadi agar tidak melayang dan hilang, hingga cara menggunakan fasilitas tidur (</text:span><text:span text:style-name="Emphasis"><text:span text:style-name="T1">sleeping bag</text:span></text:span><text:span text:style-name="T1"> yang biasanya ditempel vertikal di dinding agar kamu tidak melayang-layang saat tidur!).</text:span></text:p>
              </text:list-item>
            </text:list>
            <text:p text:style-name="Text_20_body"><text:span text:style-name="T1">Jadi, bisa disimpulkan bahwa program pelatihan wajib sebelum terbang ini tujuannya bukan untuk bikin kamu jadi astronaut super yang bisa mengendalikan roket atau memperbaiki panel surya ya! ? Tujuannya adalah lebih untuk </text:span><text:span text:style-name="Strong_20_Emphasis"><text:span text:style-name="T1">membekali kamu dengan pengetahuan dasar yang cukup, keterampilan minimal yang relevan (terutama terkait keselamatan), dan kesiapan mental yang memadai</text:span></text:span><text:span text:style-name="T1"> biar kamu bisa menjalani pengalaman penerbangan antariksa yang sangat unik dan ekstrem ini dengan </text:span><text:span text:style-name="Strong_20_Emphasis"><text:span text:style-name="T1">lebih aman, lebih nyaman, lebih paham apa yang sedang terjadi di sekitarmu, dan akhirnya bisa lebih menikmati</text:span></text:span><text:span text:style-name="T1"> setiap momen dari petualangan luar biasa ini tanpa rasa panik, kebingungan, atau ketidaktahuan yang berlebihan. Anggap saja ini seperti ikut kursus singkat atau </text:span><text:span text:style-name="Emphasis"><text:span text:style-name="T1">safety briefing</text:span></text:span><text:span text:style-name="T1"> yang sangat penting dan sangat mendalam sebelum kamu diizinkan melakukan aktivitas ekstrem lainnya seperti menyelam di laut dalam dengan peralatan scuba, mendaki gunung es yang berbahaya, atau terjun payung dari pesawat! Persiapan matang adalah kunci utama menuju petualangan yang sukses dan tak terlupakan!</text:span></text:p>
            <text:p text:style-name="P242"/>
            <text:p text:style-name="Text_20_body"><text:soft-page-break/><text:span text:style-name="Strong_20_Emphasis"><text:span text:style-name="T1">(Prompt untuk Gambar Ilustrasi - Opsional)</text:span></text:span></text:p>
            <text:p text:style-name="Text_20_body"><text:span text:style-name="T1">"Buat ilustrasi infografis untuk Sub-bab 6.2 yang menampilkan </text:span><text:span text:style-name="Strong_20_Emphasis"><text:span text:style-name="T1">berbagai jenis latihan dan simulasi</text:span></text:span><text:span text:style-name="T1"> penting yang dijalani oleh turis antariksa sebelum terbang. Gunakan layout </text:span><text:span text:style-name="Strong_20_Emphasis"><text:span text:style-name="T1">multi-panel</text:span></text:span><text:span text:style-name="T1"> (misalnya 2x2 dengan satu panel ekstra, atau 5 ikon kunci yang disusun menarik) yang menunjukkan aktivitas pelatihan yang berbeda:</text:span></text:p>
            <text:list xml:id="list679835436755117466" text:style-name="L91">
              <text:list-item>
                <text:p text:style-name="P188"><text:span text:style-name="Strong_20_Emphasis"><text:span text:style-name="T1">Panel/Ikon 1 (Pembekalan Teori):</text:span></text:span><text:span text:style-name="T1"> Gambarkan suasana ruang kelas modern dengan layar besar menampilkan </text:span><text:span text:style-name="Strong_20_Emphasis"><text:span text:style-name="T1">diagram roket atau fase misi</text:span></text:span><text:span text:style-name="T1">. Beberapa orang (turis) terlihat duduk mendengarkan instruktur yang sedang menjelaskan. </text:span></text:p>
              </text:list-item>
              <text:list-item>
                <text:p text:style-name="P188"><text:span text:style-name="Strong_20_Emphasis"><text:span text:style-name="T1">Panel/Ikon 2 (Simulasi G-Force):</text:span></text:span><text:span text:style-name="T1"> Gambarkan </text:span><text:span text:style-name="Strong_20_Emphasis"><text:span text:style-name="T1">mesin </text:span></text:span><text:span text:style-name="Strong_20_Emphasis"><text:span text:style-name="Emphasis"><text:span text:style-name="T1">centrifuge</text:span></text:span></text:span><text:span text:style-name="T1"> yang sedang berputar dengan kabin di ujungnya. Fokus pada ekspresi orang di dalam kabin yang sedang menahan tekanan G-force (bisa sedikit kartunis). </text:span></text:p>
              </text:list-item>
              <text:list-item>
                <text:p text:style-name="P188"><text:span text:style-name="Strong_20_Emphasis"><text:span text:style-name="T1">Panel/Ikon 3 (Simulasi Kabin):</text:span></text:span><text:span text:style-name="T1"> Gambarkan interior </text:span><text:span text:style-name="Strong_20_Emphasis"><text:span text:style-name="T1">replika kabin (mockup)</text:span></text:span><text:span text:style-name="T1"> wahana antariksa (misal kapsul). Di dalamnya, beberapa orang sedang berlatih </text:span><text:span text:style-name="Strong_20_Emphasis"><text:span text:style-name="T1">duduk di kursi</text:span></text:span><text:span text:style-name="T1">, mengencangkan sabuk pengaman, atau mungkin mencoba </text:span><text:span text:style-name="Strong_20_Emphasis"><text:span text:style-name="T1">bergerak/melayang</text:span></text:span><text:span text:style-name="T1"> (jika orbital). </text:span></text:p>
              </text:list-item>
              <text:list-item>
                <text:p text:style-name="P188"><text:span text:style-name="Strong_20_Emphasis"><text:span text:style-name="T1">Panel/Ikon 4 (Latihan Prosedur Darurat):</text:span></text:span><text:span text:style-name="T1"> Gambarkan beberapa orang sedang </text:span><text:span text:style-name="Strong_20_Emphasis"><text:span text:style-name="T1">serius berlatih memakai masker oksigen darurat</text:span></text:span><text:span text:style-name="T1"> di dalam mockup kabin, atau sedang mengikuti instruktur menuju </text:span><text:span text:style-name="Strong_20_Emphasis"><text:span text:style-name="T1">jalur evakuasi darat</text:span></text:span><text:span text:style-name="T1"> dari replika wahana. Beri aksen warna merah atau kuning dan mungkin ikon tanda seru (!) untuk menekankan aspek darurat/keselamatan. </text:span></text:p>
              </text:list-item>
              <text:list-item>
                <text:p text:style-name="P78"><text:span text:style-name="Strong_20_Emphasis"><text:span text:style-name="T1">Panel/Ikon 5 (Familiarisasi Alat - jika orbital):</text:span></text:span><text:span text:style-name="T1"> Gambarkan orang sedang melihat </text:span><text:span text:style-name="Strong_20_Emphasis"><text:span text:style-name="T1">toilet antariksa</text:span></text:span><text:span text:style-name="T1"> dengan ekspresi bingung tapi tertarik, atau sedang memegang </text:span><text:span text:style-name="Strong_20_Emphasis"><text:span text:style-name="T1">kemasan makanan antariksa</text:span></text:span><text:span text:style-name="T1">. Beri judul keseluruhan seperti 'LATIHAN WAJIB SEBELUM KE ANGKASA'. Gunakan gaya visual yang jelas, informatif, modern, dan mampu menyampaikan keseriusan sekaligus kecanggihan dari proses pelatihan ini." </text:span></text:p>
              </text:list-item>
            </text:list>
            <text:p text:style-name="P242"/>
            <text:p text:style-name="P108">Saya menunggu perintah "YAX" Anda untuk melanjutkan ke prompt berikutnya (isi Sub-bab 6.3).</text:p>
          </text:section>
          <text:section text:style-name="Sect1" text:name="feedback-form-42">
            <text:p text:style-name="P216"/>
          </text:section>
        </text:section>
        <text:section text:style-name="Sect1" text:name="b88d9f14257d6c58">
          <text:p text:style-name="P108"><text:soft-page-break/></text:p>
          <text:section text:style-name="Sect1" text:name="user-query-content-43">
            <text:p text:style-name="P238">YAX </text:p>
          </text:section>
          <text:p text:style-name="P216">Tampilkan alur berpikir</text:p>
          <text:section text:style-name="Sect2" text:name="model-response-message-contentr_b88d9f14257d6c58">
            <text:p text:style-name="Text_20_body"><text:span text:style-name="T1">Oke, ini adalah jawaban untuk prompt </text:span><text:span text:style-name="Strong_20_Emphasis"><text:span text:style-name="T1">isi mendalam Sub-bab 6.3</text:span></text:span><text:span text:style-name="T1">.</text:span></text:p>
            <text:p text:style-name="Text_20_body"><text:span text:style-name="Strong_20_Emphasis"><text:span text:style-name="T1">(Jawaban untuk Prompt Isi Mendalam Sub-bab 6.3)</text:span></text:span></text:p>
            <text:p text:style-name="Text_20_body"><text:span text:style-name="Strong_20_Emphasis"><text:span text:style-name="T1">6.3. Seberapa Aman Perjalanan Ini? Risiko &amp; Upaya Mengatasinya</text:span></text:span></text:p>
            <text:p text:style-name="Text_20_body"><text:span text:style-name="T1">Setelah tahu kalau kita harus sehat fisik, mental, dan ikut latihan khusus sebelum terbang, pertanyaan super penting berikutnya yang pasti muncul (dan mungkin bikin orang tua kita paling khawatir!) adalah: </text:span><text:span text:style-name="Strong_20_Emphasis"><text:span text:style-name="T1">Seberapa aman sih sebenarnya</text:span></text:span><text:span text:style-name="T1"> ikut 'liburan' ke luar angkasa pakai roket atau pesawat komersial ini, terutama di era yang teknologinya masih tergolong baru banget ini (</text:span><text:span text:style-name="Strong_20_Emphasis"><text:span text:style-name="T1">per April 2025</text:span></text:span><text:span text:style-name="T1">)? Apakah ini seaman kita naik pesawat Garuda Indonesia atau Citilink dari Banda Aceh ke Jakarta pulang pergi?</text:span></text:p>
            <text:p text:style-name="Text_20_body"><text:span text:style-name="T1">Jawabannya, secara </text:span><text:span text:style-name="Strong_20_Emphasis"><text:span text:style-name="T1">jujur dan objektif</text:span></text:span><text:span text:style-name="T1">, adalah: </text:span><text:span text:style-name="Strong_20_Emphasis"><text:span text:style-name="T1">BELUM SEAMAN ITU</text:span></text:span><text:span text:style-name="T1">. Kita harus akui dan sadari bersama bahwa perjalanan antariksa berawak, bahkan yang 'hanya' suborbital sekalipun, </text:span><text:span text:style-name="Strong_20_Emphasis"><text:span text:style-name="T1">secara inheren (melekat secara alami) MASIH membawa tingkat risiko yang secara statistik lebih tinggi</text:span></text:span><text:span text:style-name="T1"> dibandingkan dengan moda transportasi massal yang sudah sangat matang teknologinya dan punya rekor catatan keamanan yang luar biasa bagus selama puluhan tahun seperti industri penerbangan komersial biasa. Jadi, kalau kamu atau keluargamu mencari jaminan keamanan 100% bebas risiko seperti saat kamu jalan kaki di taman kota atau naik sepeda di komplek perumahan, wisata antariksa mungkin belum cocok untukmu pada saat ini.</text:span></text:p>
            <text:p text:style-name="P108">Kenapa sih kok masih lebih berisiko? Coba kita pikirkan logikanya bersama:</text:p>
            <text:list xml:id="list2022639832313604130" text:style-name="L92">
              <text:list-item>
                <text:p text:style-name="P235">Kita bicara soal meluncurkan sebuah 'proyektil' raksasa seberat ratusan ton (roket) yang pada dasarnya adalah sebuah 'bom terkendali' karena berisi berton-ton bahan bakar super mudah meledak, lalu mendorongnya dengan kekuatan jutaan tenaga kuda untuk melawan gaya gravitasi Bumi yang sangat kuat. </text:p>
              </text:list-item>
              <text:list-item>
                <text:p text:style-name="P235">Kita bicara soal mengirim manusia ke lingkungan paling ekstrem dan paling tidak ramah bagi kehidupan yang diketahui oleh sains: ruang hampa udara (vakum absolut), suhu yang bisa berayun ratusan derajat dari super dingin membeku ke super panas membara dalam hitungan menit, dan paparan terus-menerus dari partikel radiasi kosmik <text:soft-page-break/>berenergi tinggi yang bisa merusak sel tubuh. </text:p>
              </text:list-item>
              <text:list-item>
                <text:p text:style-name="P122">Kita bicara soal teknologi (roket, wahana antariksa, sistem pendukung kehidupan) yang meskipun sudah sangat canggih, sebagian besarnya masih tergolong relatif baru dalam hal operasional rutin membawa penumpang komersial (non-astronaut profesional) dan terus menerus mendorong batas kemampuan rekayasa dan material yang kita miliki saat ini. </text:p>
              </text:list-item>
            </text:list>
            <text:p text:style-name="Text_20_body"><text:span text:style-name="T1">Ini mirip seperti era-era awal penjelajahan besar dalam sejarah umat manusia. Coba bayangkan zaman ketika para pelaut pemberani seperti Christopher Columbus atau Vasco da Gama pertama kali mencoba mengarungi samudra luas yang tak dikenal dengan kapal layar kayu sederhana – risikonya sangat besar, banyak yang tidak pernah kembali! Atau bayangkan zaman ketika para perintis penerbangan seperti Wright Bersaudara atau Amelia Earhart pertama kali mencoba terbang dengan pesawat kayu dan kain yang rapuh – tingkat kecelakaannya sangat tinggi di awal-awal. Selalu ada </text:span><text:span text:style-name="Strong_20_Emphasis"><text:span text:style-name="T1">risiko inheren yang lebih tinggi</text:span></text:span><text:span text:style-name="T1"> ketika kita melakukan sesuatu yang baru, yang berada di </text:span><text:span text:style-name="Strong_20_Emphasis"><text:span text:style-name="T1">ujung tombak (frontier)</text:span></text:span><text:span text:style-name="T1"> kemampuan teknologi, pengetahuan, dan pengalaman kita sebagai manusia. Eksplorasi antariksa, termasuk wisatanya, saat ini masih berada di fase 'frontier' tersebut.</text:span></text:p>
            <text:p text:style-name="Text_20_body"><text:span text:style-name="T1">Terus, apa saja sih </text:span><text:span text:style-name="Strong_20_Emphasis"><text:span text:style-name="T1">risiko-risiko utama</text:span></text:span><text:span text:style-name="T1"> yang secara spesifik masih dihadapi dan terus diupayakan untuk diminimalkan dalam setiap penerbangan antariksa berawak komersial saat ini? Secara umum, bisa dikategorikan menjadi beberapa hal utama:</text:span></text:p>
            <text:list xml:id="list8319020938786282462" text:style-name="L93">
              <text:list-item>
                <text:p text:style-name="P79"><text:span text:style-name="Strong_20_Emphasis"><text:span text:style-name="T1">Risiko Kegagalan Kendaraan (Roket/Pesawat/Kapsul):</text:span></text:span><text:span text:style-name="T1"> Ini mungkin risiko yang paling dramatis, paling terlihat dampaknya jika terjadi, dan paling ditakuti oleh semua orang. Roket dan wahana antariksa adalah mesin super kompleks yang terdiri dari jutaan bagian individual yang harus bekerja bersama dengan sempurna dalam kondisi ekstrem. Meskipun sudah dirancang dengan standar keamanan tertinggi dan diuji berkali-kali, selalu ada kemungkinan (meskipun diharapkan sangat kecil kemungkinannya dan terus diupayakan untuk diminimalkan hingga mendekati nol) terjadinya kegagalan pada salah satu komponen atau sistem kritis, yang bisa berakibat fatal. Kegagalan ini bisa terjadi di berbagai fase kunci misi:</text:span></text:p>
                <text:list>
                  <text:list-item>
                    <text:p text:style-name="P189"><text:span text:style-name="Strong_20_Emphasis"><text:span text:style-name="T1">Saat Peluncuran:</text:span></text:span><text:span text:style-name="T1"> Ini adalah fase yang paling penuh energi dan </text:span><text:soft-page-break/><text:span text:style-name="T1">paling berbahaya. Bisa terjadi ledakan katastropik di landasan atau beberapa saat setelah lepas landas jika ada masalah serius pada mesin utama, struktur roket (misalnya tangki bahan bakar bocor), sistem pemandu, atau perangkat lunak kontrol. Sejarah penerbangan antariksa (termasuk tragedi Challenger dan Columbia) menjadi pengingat pahit akan risiko ini. </text:span></text:p>
                  </text:list-item>
                  <text:list-item>
                    <text:p text:style-name="P189"><text:span text:style-name="Strong_20_Emphasis"><text:span text:style-name="T1">Saat Berada di Angkasa (terutama untuk Misi Orbital yang Lama):</text:span></text:span><text:span text:style-name="T1"> Meskipun sudah berhasil mencapai angkasa, bukan berarti aman 100%. Sistem-sistem vital yang menjaga wahana tetap berfungsi dan penumpang tetap hidup – seperti sistem pendukung kehidupan (pasokan oksigen, tekanan kabin, suhu), sistem daya listrik (baterai, panel surya), sistem navigasi dan kontrol orientasi, atau sistem pendingin – bisa saja mengalami kerusakan atau malfungsi yang tidak terduga (misalnya akibat hantaman mikrometeoroid, kegagalan komponen, atau kesalahan perangkat lunak) yang bisa membahayakan kelanjutan misi atau bahkan nyawa penumpangnya jika tidak bisa diatasi. </text:span></text:p>
                  </text:list-item>
                  <text:list-item>
                    <text:p text:style-name="P189"><text:span text:style-name="Strong_20_Emphasis"><text:span text:style-name="T1">Saat Kembali ke Bumi &amp; Mendarat (Fase Re-entry &amp; Landing):</text:span></text:span><text:span text:style-name="T1"> Fase kembali memasuki atmosfer Bumi juga sangat kritis karena wahana harus menahan panas ekstrem akibat gesekan. Perisai panas bisa saja mengalami kerusakan atau gagal berfungsi secara optimal. Parasut (yang vital untuk kapsul) bisa saja gagal mengembang dengan sempurna atau talinya putus. Atau bisa juga terjadi masalah teknis saat proses pendaratan akhir (misalnya pendaratan terlalu keras, salah lokasi pendaratan yang berbahaya, atau masalah pada roda pendarat/retrorocket pengerem). </text:span></text:p>
                  </text:list-item>
                </text:list>
              </text:list-item>
              <text:list-item>
                <text:p text:style-name="P79"><text:span text:style-name="Strong_20_Emphasis"><text:span text:style-name="T1">Bahaya dari Lingkungan Luar Angkasa Itu Sendiri:</text:span></text:span><text:span text:style-name="T1"> Angkasa luar itu bukan tempat yang kosong, tenang, dan ramah seperti yang mungkin terlihat di foto-foto indah. Ada bahaya-bahaya laten yang tak terlihat namun nyata mengintai setiap wahana dan penumpangnya:</text:span></text:p>
                <text:list>
                  <text:list-item>
                    <text:p text:style-name="P189"><text:span text:style-name="Strong_20_Emphasis"><text:span text:style-name="T1">Sampah Antariksa (Space Debris):</text:span></text:span><text:span text:style-name="T1"> Ini adalah masalah yang semakin hari semakin serius dan mengkhawatirkan bagi semua operator misi antariksa. Orbit Bumi, terutama Orbit Rendah Bumi (LEO) yang paling 'ramai', kini semakin 'kotor' oleh jutaan kepingan sampah buatan manusia yang berasal dari misi-misi </text:span><text:soft-page-break/><text:span text:style-name="T1">antariksa selama lebih dari 60 tahun terakhir – mulai dari satelit tua yang sudah mati dan tidak terkendali, pecahan-pecahan roket bekas peluncuran, alat-alat yang mungkin terjatuh dari tangan astronaut saat melakukan </text:span><text:span text:style-name="Emphasis"><text:span text:style-name="T1">spacewalk</text:span></text:span><text:span text:style-name="T1"> (EVA), bahkan hingga serpihan cat yang terkelupas! Meskipun ukurannya mungkin kecil (dari seukuran pasir hingga seukuran bola basket atau bahkan lebih besar), benda-benda ini melaju mengelilingi Bumi dengan kecepatan relatif yang sangat tinggi (puluhan ribu kilometer per jam!). Tabrakan antara wahana antariksa berawak dengan sampah antariksa sekecil kerikil atau kelereng pun bisa menyebabkan kerusakan yang sangat serius, bahkan bisa menembus dinding kabin dan menyebabkan dekompresi yang fatal. Semakin banyak satelit dan misi yang diluncurkan, risiko tabrakan ini semakin meningkat. </text:span></text:p>
                  </text:list-item>
                  <text:list-item>
                    <text:p text:style-name="P189"><text:span text:style-name="Strong_20_Emphasis"><text:span text:style-name="T1">Radiasi Kosmik:</text:span></text:span><text:span text:style-name="T1"> Di luar 'perisai' pelindung atmosfer dan medan magnet Bumi, astronaut dan turis antariksa akan terpapar tingkat </text:span><text:span text:style-name="Strong_20_Emphasis"><text:span text:style-name="T1">radiasi pengion (ionizing radiation)</text:span></text:span><text:span text:style-name="T1"> yang jauh lebih tinggi daripada yang kita terima sehari-hari di permukaan Bumi. Radiasi berbahaya ini datang dari dua sumber utama: </text:span><text:span text:style-name="Strong_20_Emphasis"><text:span text:style-name="T1">Sinar Kosmik Galaksi (Galactic Cosmic Rays atau GCR)</text:span></text:span><text:span text:style-name="T1">, yaitu partikel-partikel subatomik berenergi sangat tinggi (kebanyakan proton dan inti atom berat) yang berasal dari ledakan bintang (supernova) atau fenomena energetik lainnya di luar tata surya kita dan terus menerus menghujani tata surya kita dari segala arah; dan </text:span><text:span text:style-name="Strong_20_Emphasis"><text:span text:style-name="T1">Partikel Energi Matahari (Solar Energetic Particles atau SEP)</text:span></text:span><text:span text:style-name="T1">, yaitu semburan proton dan elektron berenergi tinggi yang dilepaskan oleh Matahari kita sendiri, terutama saat terjadi aktivitas matahari yang kuat seperti </text:span><text:span text:style-name="Strong_20_Emphasis"><text:span text:style-name="T1">semburan matahari (solar flare)</text:span></text:span><text:span text:style-name="T1"> atau </text:span><text:span text:style-name="Strong_20_Emphasis"><text:span text:style-name="T1">lontaran massa korona (Coronal Mass Ejection/CME)</text:span></text:span><text:span text:style-name="T1"> yang sering disebut sebagai </text:span><text:span text:style-name="Strong_20_Emphasis"><text:span text:style-name="T1">badai matahari</text:span></text:span><text:span text:style-name="T1">. Paparan radiasi pengion ini, terutama GCR yang energinya sangat tinggi dan sulit untuk ditangkal sepenuhnya bahkan oleh dinding wahana antariksa yang tebal sekalipun, bisa merusak sel dan DNA di dalam tubuh kita, serta meningkatkan risiko kesehatan jangka panjang seperti katarak pada mata atau berbagai jenis kanker di kemudian hari. Risiko akibat paparan radiasi ini menjadi semakin signifikan untuk misi orbital yang </text:span><text:soft-page-break/><text:span text:style-name="T1">berlangsung lama (berhari-hari, berminggu-minggu, atau berbulan-bulan) dan terutama untuk perjalanan di luar medan magnet pelindung Bumi seperti misi ke Bulan atau Mars nanti. Untuk penerbangan suborbital yang durasinya sangat singkat dan ketinggiannya relatif lebih rendah, tingkat paparan radiasi tambahannya biasanya dianggap tidak terlalu signifikan. </text:span></text:p>
                  </text:list-item>
                </text:list>
              </text:list-item>
              <text:list-item>
                <text:p text:style-name="P79"><text:span text:style-name="Strong_20_Emphasis"><text:span text:style-name="T1">Masalah yang Bisa Timbul di Dalam Kabin:</text:span></text:span><text:span text:style-name="T1"> Lingkungan kabin wahana antariksa yang tertutup rapat dan berisi manusia serta banyak peralatan elektronik juga punya potensi risikonya sendiri:</text:span></text:p>
                <text:list>
                  <text:list-item>
                    <text:p text:style-name="P189"><text:span text:style-name="Strong_20_Emphasis"><text:span text:style-name="T1">Dekompresi (Kehilangan Tekanan Udara):</text:span></text:span><text:span text:style-name="T1"> Jika terjadi kebocoran pada dinding kabin, segel pintu/palka, atau jendela (misalnya karena retakan kecil atau tertabrak mikrometeoroid/debris kecil yang berhasil menembus), tekanan udara di dalam kabin bisa hilang secara perlahan atau bahkan secara tiba-tiba. Kehilangan tekanan ini bisa sangat fatal karena menyebabkan kekurangan oksigen (</text:span><text:span text:style-name="Emphasis"><text:span text:style-name="T1">hypoxia</text:span></text:span><text:span text:style-name="T1">) yang bisa membuat orang pingsan dalam hitungan detik atau menit. Makanya ketersediaan sistem deteksi kebocoran, masker oksigen darurat yang bisa langsung dipakai, dan (untuk misi orbital yang lebih panjang dan berisiko) penggunaan baju antariksa di dalam kabin saat fase-fase kritis menjadi sangat penting. </text:span></text:p>
                  </text:list-item>
                  <text:list-item>
                    <text:p text:style-name="P79"><text:span text:style-name="Strong_20_Emphasis"><text:span text:style-name="T1">Kebakaran:</text:span></text:span><text:span text:style-name="T1"> Api adalah salah satu musuh paling berbahaya dan paling ditakuti di lingkungan yang tertutup rapat, mungkin memiliki kadar oksigen sedikit lebih tinggi dari udara normal (untuk mengkompensasi tekanan yang lebih rendah), dan penuh dengan peralatan elektronik seperti kabin wahana antariksa. Percikan api kecil yang mungkin timbul dari korsleting listrik, baterai yang terlalu panas, atau sumber lain bisa menyebar dengan sangat cepat di lingkungan mikrogravitasi (karena api berperilaku berbeda tanpa gravitasi) dan asap yang dihasilkannya bisa sangat beracun serta memenuhi kabin dengan cepat. Oleh karena itu, semua material yang digunakan di dalam kabin (kain kursi, panel dinding, kabel, dll.) harus dipilih yang bersifat tahan api (flame retardant) atau tidak mudah terbakar, dan harus ada sistem deteksi asap serta alat pemadam api khusus (biasanya menggunakan gas seperti CO2 atau Halon) </text:span><text:soft-page-break/><text:span text:style-name="T1">yang efektif bekerja di lingkungan nol gravitasi dan aman bagi manusia. </text:span></text:p>
                  </text:list-item>
                </text:list>
              </text:list-item>
            </text:list>
            <text:p text:style-name="Text_20_body"><text:span text:style-name="Strong_20_Emphasis"><text:span text:style-name="T1">Upaya Mitigasi Risiko: Membangun 'Benteng' Keselamatan Berlapis-lapis</text:span></text:span></text:p>
            <text:p text:style-name="Text_20_body"><text:span text:style-name="T1">Wah, setelah mendengar semua daftar risiko tadi, kok jadi makin serem ya membayangkan terbang ke angkasa? Rasanya jadi pengen batalin mimpi aja? Tenang dulu, jangan langsung ciut nyalinya! Penting untuk kita tahu risiko-risiko itu memang nyata dan tidak bisa dianggap enteng. Tapi, yang jauh lebih penting lagi untuk kita tahu adalah bahwa para insinyur jenius, ilmuwan brilian, manajer misi yang berpengalaman, dan perusahaan-perusahaan antariksa yang bertanggung jawab </text:span><text:span text:style-name="Strong_20_Emphasis"><text:span text:style-name="T1">tidak tinggal diam</text:span></text:span><text:span text:style-name="T1"> dan sangat menyadari semua potensi bahaya ini sejak awal perancangan. Mereka bekerja super keras siang dan malam, dan menginvestasikan sumber daya (pikiran, waktu, tenaga, dan uang) yang luar biasa besar untuk menerapkan berbagai strategi, teknologi canggih, dan prosedur operasional yang sangat ketat guna </text:span><text:span text:style-name="Strong_20_Emphasis"><text:span text:style-name="T1">meminimalkan kemungkinan terjadinya risiko-risiko tersebut (mitigasi risiko)</text:span></text:span><text:span text:style-name="T1"> semaksimal mungkin. Ini seperti membangun sebuah benteng pertahanan yang sangat kokoh dengan banyak lapisan pelindung:</text:span></text:p>
            <text:list xml:id="list7200888934458877617" text:style-name="L94">
              <text:list-item>
                <text:p text:style-name="P190"><text:span text:style-name="Strong_20_Emphasis"><text:span text:style-name="T1">Desain dengan Redundansi (Sistem Cadangan Berlapis):</text:span></text:span><text:span text:style-name="T1"> Ini adalah prinsip dasar paling penting dalam merancang sistem apa pun yang taruhannya nyawa manusia, termasuk pesawat terbang dan wahana antariksa. Untuk sistem-sistem yang paling kritis dan kegagalannya bisa berakibat fatal (seperti komputer penerbangan utama, sistem navigasi, sistem kontrol orientasi, sistem daya listrik, katup-katup penting pada sistem propulsi atau sistem pendukung kehidupan), biasanya </text:span><text:span text:style-name="Strong_20_Emphasis"><text:span text:style-name="T1">selalu dirancang untuk memiliki sistem cadangan (backup)</text:span></text:span><text:span text:style-name="T1"> atau bahkan </text:span><text:span text:style-name="Strong_20_Emphasis"><text:span text:style-name="T1">cadangan dari cadangan (triple redundancy atau lebih!)</text:span></text:span><text:span text:style-name="T1">. Sistem cadangan ini biasanya identik dengan sistem utama dan selalu dalam kondisi siaga. Jadi, kalau (amit-amit) satu sistem utama tiba-tiba mengalami kerusakan atau malfungsi, sistem cadangannya bisa langsung mengambil alih fungsinya secara otomatis atau melalui perintah dari darat, sehingga misi masih bisa dilanjutkan dengan aman atau setidaknya bisa melakukan prosedur pembatalan misi darurat dengan selamat. Redundansi ini memang menambah berat dan biaya wahana, tapi sangat krusial untuk meningkatkan keandalan sistem secara keseluruhan. </text:span></text:p>
              </text:list-item>
              <text:list-item>
                <text:p text:style-name="P190"><text:span text:style-name="Strong_20_Emphasis"><text:span text:style-name="T1">Pengujian Gila-gilaan di Darat &amp; Uji Coba Terbang Tanpa Henti:</text:span></text:span><text:span text:style-name="T1"> </text:span><text:soft-page-break/><text:span text:style-name="T1">Sebelum sebuah komponen baru, apalagi keseluruhan sistem roket atau wahana antariksa, diizinkan terbang membawa manusia untuk pertama kalinya, ia harus melalui </text:span><text:span text:style-name="Strong_20_Emphasis"><text:span text:style-name="T1">proses pengujian (testing) dan validasi yang sangat panjang, sangat ketat, sangat melelahkan, dan sangat mahal</text:span></text:span><text:span text:style-name="T1">. Setiap komponen individual (seperti mesin roket, tangki bahan bakar, komputer, sensor, katup, parasut, dll.) akan diuji ribuan kali di laboratorium dalam berbagai kondisi ekstrem yang disimulasikan (getaran super kuat, suhu super panas &amp; dingin, kondisi vakum, paparan radiasi, dll.) untuk memastikan ia bekerja sesuai spesifikasi dan tahan banting. Setelah itu, keseluruhan sistem dirakit dan diuji lagi secara terintegrasi di darat (</text:span><text:span text:style-name="Emphasis"><text:span text:style-name="T1">ground testing</text:span></text:span><text:span text:style-name="T1">). Dan yang paling penting, biasanya akan dilakukan </text:span><text:span text:style-name="Strong_20_Emphasis"><text:span text:style-name="T1">banyak penerbangan uji coba TANPA AWAK</text:span></text:span><text:span text:style-name="T1"> terlebih dahulu ke angkasa untuk membuktikan kinerja, keandalan, dan keamanan sistem secara keseluruhan di kondisi penerbangan nyata sebelum benar-benar dipercayakan untuk membawa nyawa manusia. Kegagalan atau ledakan yang sering kita lihat dalam uji coba roket baru (seperti pada Starship) justru seringkali dianggap sebagai 'data berharga' oleh para insinyur untuk menemukan kelemahan desain dan melakukan perbaikan sebelum mencoba lagi. Proses pengujian iteratif inilah kunci untuk membangun kepercayaan pada teknologi baru. </text:span></text:p>
              </text:list-item>
              <text:list-item>
                <text:p text:style-name="P190"><text:span text:style-name="Strong_20_Emphasis"><text:span text:style-name="T1">Penggunaan Material Kuat &amp; Perisai Pelindung Canggih:</text:span></text:span><text:span text:style-name="T1"> Seperti yang sudah kita bahas sebelumnya, pemilihan </text:span><text:span text:style-name="Strong_20_Emphasis"><text:span text:style-name="T1">material super kuat, ringan, dan tahan kondisi ekstrem</text:span></text:span><text:span text:style-name="T1"> adalah salah satu kunci desain wahana antariksa. Selain itu, wahana juga dilengkapi dengan berbagai </text:span><text:span text:style-name="Strong_20_Emphasis"><text:span text:style-name="T1">lapisan perisai pelindung (shielding)</text:span></text:span><text:span text:style-name="T1"> khusus untuk menangkal bahaya dari lingkungan luar: </text:span><text:span text:style-name="Strong_20_Emphasis"><text:span text:style-name="T1">perisai panas (heat shield)</text:span></text:span><text:span text:style-name="T1"> tebal di bagian bawah atau depan untuk menahan panas ribuan derajat saat re-entry, lapisan pelindung khusus (seperti </text:span><text:span text:style-name="Emphasis"><text:span text:style-name="T1">Whipple shield</text:span></text:span><text:span text:style-name="T1"> yang berlapis-lapis) untuk </text:span><text:span text:style-name="Strong_20_Emphasis"><text:span text:style-name="T1">mengurangi dampak atau memecah energi dari tabrakan mikrometeoroid atau debris kecil</text:span></text:span><text:span text:style-name="T1"> agar tidak sampai menembus dinding utama kabin, dan desain dinding wahana itu sendiri (kadang dengan lapisan tambahan atau penempatan tangki air/bahan bakar di lokasi strategis) juga dirancang untuk setidaknya sedikit </text:span><text:span text:style-name="Strong_20_Emphasis"><text:span text:style-name="T1">meredam paparan radiasi</text:span></text:span><text:span text:style-name="T1"> dari luar angkasa (meskipun perlindungan total terhadap radiasi GCR berenergi tinggi masih jadi tantangan teknologi terbesar untuk misi jangka panjang). </text:span></text:p>
              </text:list-item>
              <text:list-item>
                <text:p text:style-name="P190"><text:soft-page-break/><text:span text:style-name="Strong_20_Emphasis"><text:span text:style-name="T1">Pemantauan Aktif Sampah Antariksa &amp; Manuver Penghindaran:</text:span></text:span><text:span text:style-name="T1"> Untuk mengatasi risiko tabrakan dengan sampah antariksa yang semakin meningkat (terutama di orbit LEO), saat ini sudah ada </text:span><text:span text:style-name="Strong_20_Emphasis"><text:span text:style-name="T1">jaringan radar dan teleskop global</text:span></text:span><text:span text:style-name="T1"> (yang utama dioperasikan oleh Komando Antariksa AS atau US Space Command, yaitu </text:span><text:span text:style-name="Emphasis"><text:span text:style-name="T1">Space Surveillance Network</text:span></text:span><text:span text:style-name="T1">) yang terus menerus melacak puluhan ribu objek sampah antariksa yang ukurannya cukup besar (sebesar bola softball atau lebih besar) dan bisa memprediksi lintasan orbitnya. Jika data pelacakan ini menunjukkan ada potensi jalur wahana antariksa berawak (seperti ISS atau kapsul Crew Dragon) akan berpapasan terlalu dekat (dalam jarak beberapa kilometer) dengan salah satu objek sampah terlacak ini, pusat kendali misi bisa dan akan memerintahkan wahana untuk melakukan </text:span><text:span text:style-name="Strong_20_Emphasis"><text:span text:style-name="T1">manuver kecil menggunakan pendorongnya (collision avoidance maneuver)</text:span></text:span><text:span text:style-name="T1"> beberapa jam atau hari sebelumnya untuk sedikit mengubah orbitnya dan menghindari potensi tabrakan tersebut. Tentu saja, sistem ini belum bisa melacak sampah yang ukurannya sangat kecil, tapi setidaknya bisa mengurangi risiko dari objek yang lebih besar. </text:span></text:p>
              </text:list-item>
              <text:list-item>
                <text:p text:style-name="P80"><text:span text:style-name="Strong_20_Emphasis"><text:span text:style-name="T1">Prosedur Operasional Super Ketat &amp; Kedisiplinan Tinggi:</text:span></text:span><text:span text:style-name="T1"> Keselamatan penerbangan antariksa juga sangat bergantung pada faktor manusia dan kedisiplinan dalam menjalankan operasi. Setiap misi antariksa yang melibatkan manusia pasti punya </text:span><text:span text:style-name="Strong_20_Emphasis"><text:span text:style-name="T1">buku prosedur operasional standar (Standard Operating Procedure - SOP) dan checklist</text:span></text:span><text:span text:style-name="T1"> yang super tebal, super detail, dan super panjang untuk setiap fase penerbangan, mulai dari persiapan di darat hingga pemulihan setelah mendarat. Semua prosedur ini harus diikuti حرفياً (harfiah) oleh semua tim yang terlibat (baik kru di wahana maupun ribuan orang di tim darat). Ada </text:span><text:span text:style-name="Strong_20_Emphasis"><text:span text:style-name="T1">aturan keselamatan (safety rules)</text:span></text:span><text:span text:style-name="T1"> yang sangat ketat mengenai apa yang boleh dan tidak boleh dilakukan oleh siapa pun yang terlibat dalam misi. Dan ada </text:span><text:span text:style-name="Strong_20_Emphasis"><text:span text:style-name="T1">kriteria Go/No-Go (Lanjut/Batal)</text:span></text:span><text:span text:style-name="T1"> yang sangat jelas dan objektif yang harus terpenuhi di setiap fase kritis misi (misalnya sebelum menutup palka, sebelum mulai mengisi bahan bakar, sebelum hitung mundur terakhir, sebelum melakukan manuver penting di orbit, sebelum memulai proses re-entry, dll.). Kalau ada satu saja parameter teknis penting yang berada di luar batas aman yang ditentukan, atau jika kondisi cuaca di lokasi peluncuran atau pendaratan tidak mendukung, maka peluncuran atau </text:span><text:soft-page-break/><text:span text:style-name="T1">tahapan misi berikutnya bisa dan akan </text:span><text:span text:style-name="Strong_20_Emphasis"><text:span text:style-name="T1">ditunda (scrubbed)</text:span></text:span><text:span text:style-name="T1"> berjam-jam, berhari-hari, atau bahkan dibatalkan sama sekali demi mengutamakan keselamatan di atas segalanya. Tidak ada ruang untuk kompromi atau mengambil jalan pintas dalam hal keselamatan di industri ini. </text:span></text:p>
              </text:list-item>
            </text:list>
            <text:p text:style-name="Text_20_body"><text:span text:style-name="Strong_20_Emphasis"><text:span text:style-name="T1">Kesimpulan: Risiko Itu Ada, Tapi Dikelola dengan Sangat Serius</text:span></text:span></text:p>
            <text:p text:style-name="Text_20_body"><text:span text:style-name="T1">Jadi, kembali ke pertanyaan awal kita: seberapa aman perjalanan wisata antariksa ini? Jawaban yang paling jujur dan berimbang adalah: </text:span><text:span text:style-name="Strong_20_Emphasis"><text:span text:style-name="T1">Tidak ada aktivitas manusia, apalagi aktivitas yang melibatkan teknologi sekompleks dan lingkungan seekstrem ini, yang risikonya bisa benar-benar nol persen.</text:span></text:span><text:span text:style-name="T1"> Risiko kegagalan teknis atau kecelakaan fatal itu akan selalu ada sebagai kemungkinan, meskipun diharapkan probabilitasnya sangat kecil dan terus ditekan serendah mungkin seiring dengan kemajuan teknologi dan bertambahnya pengalaman operasional.</text:span></text:p>
            <text:p text:style-name="Text_20_body"><text:span text:style-name="T1">Tapi, yang perlu kita pahami dan mungkin bisa memberikan sedikit rasa tenang adalah bahwa semua pihak yang terlibat dalam industri penerbangan antariksa berawak ini – mulai dari para insinyur perancang di balik layar, perusahaan pembuat roket dan wahana, operator penerbangannya, hingga badan regulator pemerintah yang mengawasinya (seperti FAA di AS) – menempatkan </text:span><text:span text:style-name="Strong_20_Emphasis"><text:span text:style-name="T1">keselamatan (safety) sebagai prioritas tertinggi dan paling utama di atas segala pertimbangan lainnya</text:span></text:span><text:span text:style-name="T1">, termasuk pertimbangan biaya ataupun jadwal. Mereka menginvestasikan waktu, pikiran, tenaga ahli, dan sumber daya finansial yang luar biasa besar untuk terus-menerus berusaha memahami semua potensi risiko yang ada, merancang sistem mitigasi dan perlindungan yang berlapis-lapis dan seandal mungkin, serta menjalankan setiap operasi penerbangan dengan tingkat kehati-hatian, kedisiplinan, dan profesionalisme setinggi mungkin. Tujuannya adalah untuk membuat risiko yang ada menjadi </text:span><text:span text:style-name="Strong_20_Emphasis"><text:span text:style-name="T1">sekecil mungkin yang bisa dicapai secara wajar (mengikuti prinsip ALARP - As Low As Reasonably Practicable)</text:span></text:span><text:span text:style-name="T1"> dalam batas-batas teknologi, pengetahuan, dan sumber daya kita saat ini.</text:span></text:p>
            <text:p text:style-name="P108">Jadi, meskipun kamu harus sadar dan menerima bahwa selalu ada tingkat risiko tertentu jika suatu saat nanti kamu memutuskan untuk ikut terbang ke luar angkasa (sama seperti saat kamu memutuskan naik motor di jalan raya atau naik pesawat terbang), kamu juga bisa cukup yakin bahwa ada banyak sekali orang pintar dan sistem canggih yang bekerja keras di balik layar, siang dan malam, untuk berusaha semaksimal mungkin melindungi keselamatanmu <text:soft-page-break/>dan memastikan kamu bisa berangkat menuju bintang lalu kembali lagi ke Bumi dengan selamat untuk menceritakan pengalamanmu yang luar biasa!</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6.3 yang secara visual menjelaskan </text:span><text:span text:style-name="Strong_20_Emphasis"><text:span text:style-name="T1">keseimbangan antara risiko inheren dan upaya mitigasi</text:span></text:span><text:span text:style-name="T1"> dalam wisata antariksa. Gunakan konsep </text:span><text:span text:style-name="Strong_20_Emphasis"><text:span text:style-name="T1">perisai berlapis</text:span></text:span><text:span text:style-name="T1"> yang melindungi wahana antariksa:</text:span></text:p>
            <text:list xml:id="list6035814428581186684" text:style-name="L95">
              <text:list-item>
                <text:p text:style-name="P191"><text:span text:style-name="T1">Di </text:span><text:span text:style-name="Strong_20_Emphasis"><text:span text:style-name="T1">pusat</text:span></text:span><text:span text:style-name="T1"> ilustrasi, gambar sebuah </text:span><text:span text:style-name="Strong_20_Emphasis"><text:span text:style-name="T1">wahana antariksa berawak</text:span></text:span><text:span text:style-name="T1"> (bisa kapsul atau spaceplane) yang terlihat modern dan aman. </text:span></text:p>
              </text:list-item>
              <text:list-item>
                <text:p text:style-name="P191"><text:span text:style-name="T1">Di </text:span><text:span text:style-name="Strong_20_Emphasis"><text:span text:style-name="T1">luar</text:span></text:span><text:span text:style-name="T1"> wahana, gambarkan </text:span><text:span text:style-name="Strong_20_Emphasis"><text:span text:style-name="T1">ikon-ikon yang mewakili ancaman atau risiko</text:span></text:span><text:span text:style-name="T1"> dari lingkungan luar dan internal: panah bergelombang (radiasi), titik-titik kecil cepat (debris/mikrometeoroid), simbol petir/ledakan (kegagalan teknis), ikon api, ikon penurunan tekanan. </text:span></text:p>
              </text:list-item>
              <text:list-item>
                <text:p text:style-name="P191"><text:span text:style-name="T1">Di </text:span><text:span text:style-name="Strong_20_Emphasis"><text:span text:style-name="T1">antara</text:span></text:span><text:span text:style-name="T1"> wahana dan ikon-ikon risiko tersebut, gambar </text:span><text:span text:style-name="Strong_20_Emphasis"><text:span text:style-name="T1">beberapa lapisan perisai transparan</text:span></text:span><text:span text:style-name="T1"> yang seolah melindungi wahana. Setiap lapisan perisai bisa diberi label atau ikon kecil yang mewakili </text:span><text:span text:style-name="Strong_20_Emphasis"><text:span text:style-name="T1">upaya mitigasi</text:span></text:span><text:span text:style-name="T1">: </text:span></text:p>
                <text:list>
                  <text:list-item>
                    <text:p text:style-name="P191"><text:span text:style-name="Strong_20_Emphasis"><text:span text:style-name="T1">Lapisan terluar:</text:span></text:span><text:span text:style-name="T1"> Mungkin ikon radar/pelacakan (Pemantauan Debris), ikon perisai fisik (Material Kuat &amp; Shielding). </text:span></text:p>
                  </text:list-item>
                  <text:list-item>
                    <text:p text:style-name="P191"><text:span text:style-name="Strong_20_Emphasis"><text:span text:style-name="T1">Lapisan tengah:</text:span></text:span><text:span text:style-name="T1"> Ikon roda gigi ganda/tiga (Desain Redundan), ikon kaca pembesar/grafik pengujian (Pengujian Ekstensif). </text:span></text:p>
                  </text:list-item>
                  <text:list-item>
                    <text:p text:style-name="P81"><text:span text:style-name="Strong_20_Emphasis"><text:span text:style-name="T1">Lapisan terdalam (paling dekat wahana):</text:span></text:span><text:span text:style-name="T1"> Ikon buku prosedur/checklist, ikon orang/tim bekerja (Prosedur Ketat &amp; Kru Terlatih). Gunakan gaya visual yang jelas dan komunikatif. Ikon risiko mungkin berwarna merah/kuning, sementara ikon mitigasi dan perisai berwarna biru/hijau/putih untuk menunjukkan perlindungan. Beri judul seperti 'Mengelola Risiko: Upaya Menuju Penerbangan Antariksa yang Lebih Aman'." </text:span></text:p>
                  </text:list-item>
                </text:list>
              </text:list-item>
            </text:list>
            <text:p text:style-name="P242"/>
            <text:p text:style-name="P108">Saya menunggu perintah "YAX" Anda untuk melanjutkan ke prompt berikutnya (isi Sub-bab 6.4).</text:p>
          </text:section>
          <text:section text:style-name="Sect1" text:name="feedback-form-43">
            <text:p text:style-name="P216"/>
          </text:section>
        </text:section>
        <text:section text:style-name="Sect1" text:name="331e8c46ce0050d2">
          <text:p text:style-name="P108"/>
          <text:section text:style-name="Sect1" text:name="user-query-content-44">
            <text:p text:style-name="P238"><text:soft-page-break/>YAX </text:p>
          </text:section>
          <text:p text:style-name="P216">Tampilkan alur berpikir</text:p>
          <text:section text:style-name="Sect2" text:name="model-response-message-contentr_331e8c46ce0050d2">
            <text:p text:style-name="P216"/>
          </text:section>
          <text:section text:style-name="Sect1" text:name="feedback-form-44">
            <text:p text:style-name="P216"/>
          </text:section>
        </text:section>
        <text:section text:style-name="Sect1" text:name="c31024713d7d68ad">
          <text:p text:style-name="P108"/>
          <text:section text:style-name="Sect1" text:name="user-query-content-45">
            <text:p text:style-name="P238">present it </text:p>
          </text:section>
          <text:p text:style-name="P216">Tampilkan alur berpikir</text:p>
          <text:section text:style-name="Sect2" text:name="model-response-message-contentr_c31024713d7d68ad">
            <text:p text:style-name="Text_20_body"><text:span text:style-name="T1">Oke, ini adalah jawaban untuk prompt </text:span><text:span text:style-name="Strong_20_Emphasis"><text:span text:style-name="T1">isi mendalam Sub-bab 6.4</text:span></text:span><text:span text:style-name="T1">.</text:span></text:p>
            <text:p text:style-name="Text_20_body"><text:span text:style-name="Strong_20_Emphasis"><text:span text:style-name="T1">(Jawaban untuk Prompt Isi Mendalam Sub-bab 6.4)</text:span></text:span></text:p>
            <text:p text:style-name="Text_20_body"><text:span text:style-name="Strong_20_Emphasis"><text:span text:style-name="T1">6.4. Jika Terjadi Sesuatu... Rencana Darurat Selalu Siap! ('Plan B' di Antariksa)</text:span></text:span></text:p>
            <text:p text:style-name="Text_20_body"><text:span text:style-name="T1">Kita sudah membahas panjang lebar tentang berbagai risiko yang (meskipun kemungkinannya kecil) bisa saja terjadi dalam sebuah penerbangan antariksa di Sub-bab 6.3. Kita juga sudah tahu bahwa para insinyur dan operator misi sudah melakukan berbagai upaya mitigasi untuk mencegah risiko itu terjadi. Tapi, pertanyaan penting berikutnya yang sangat wajar muncul di benak kita adalah: </text:span><text:span text:style-name="Strong_20_Emphasis"><text:span text:style-name="T1">Gimana kalau (amit-amit banget, jangan sampai ya!) skenario terburuk itu benar-benar terjadi?</text:span></text:span><text:span text:style-name="T1"> Gimana kalau roketnya benar-benar mengalami masalah serius saat meluncur? Gimana kalau ada kerusakan sistem vital saat sudah di orbit? Apakah itu berarti otomatis menjadi 'tamat riwayatnya' bagi para penumpang dan kru di dalamnya? Apakah kita cuma bisa pasrah saja pada nasib?</text:span></text:p>
            <text:p text:style-name="Text_20_body"><text:span text:style-name="T1">Atau… adakah </text:span><text:span text:style-name="Strong_20_Emphasis"><text:span text:style-name="T1">rencana cadangan (Plan B)</text:span></text:span><text:span text:style-name="T1">? Adakah 'tombol penyelamat' atau prosedur khusus yang bisa dilakukan untuk </text:span><text:span text:style-name="Strong_20_Emphasis"><text:span text:style-name="T1">menyelamatkan nyawa</text:span></text:span><text:span text:style-name="T1"> mereka jika terjadi kondisi darurat yang mengancam jiwa?</text:span></text:p>
            <text:p text:style-name="Text_20_body"><text:span text:style-name="T1">Jawabannya, dengan sangat melegakan, adalah: </text:span><text:span text:style-name="Strong_20_Emphasis"><text:span text:style-name="T1">ADA!</text:span></text:span><text:span text:style-name="T1"> Tentu saja ada! Para perancang roket dan wahana antariksa berawak itu (yang pastinya sangat pintar dan sangat peduli pada keselamatan nyawa manusia) nggak cuma mikirin gimana caranya misi bisa sukses mencapai tujuannya, tapi mereka juga (bahkan mungkin menghabiskan lebih banyak waktu dan pikiran untuk ini!) memikirkan secara sangat mendalam tentang </text:span><text:span text:style-name="Strong_20_Emphasis"><text:span text:style-name="T1">semua skenario terburuk apa saja yang mungkin bisa terjadi</text:span></text:span><text:span text:style-name="T1"> di setiap fase misi, dan yang lebih penting lagi, bagaimana caranya merancang </text:span><text:span text:style-name="Strong_20_Emphasis"><text:span text:style-name="T1">sistem dan prosedur darurat</text:span></text:span><text:span text:style-name="T1"> yang bisa memberikan </text:span><text:span text:style-name="Strong_20_Emphasis"><text:span text:style-name="T1">peluang terbaik bagi kru dan penumpang untuk bisa selamat</text:span></text:span><text:span text:style-name="T1"> </text:span><text:soft-page-break/><text:span text:style-name="T1">jika salah satu dari skenario buruk itu (yang disebut </text:span><text:span text:style-name="Emphasis"><text:span text:style-name="T1">failure modes</text:span></text:span><text:span text:style-name="T1">) benar-benar menjadi kenyataan. Merancang sistem keselamatan dan prosedur darurat yang andal, teruji, dan bisa diaktifkan dengan cepat adalah bagian paling integral, paling fundamental, dan paling penting dari keseluruhan proses desain dan operasi misi antariksa berawak.</text:span></text:p>
            <text:p text:style-name="P108">Apa saja sih contoh sistem dan prosedur darurat utama yang sudah dirancang dan disiapkan dalam penerbangan antariksa modern (termasuk untuk misi wisata)? Ini beberapa di antaranya yang paling penting untuk kita ketahui:</text:p>
            <text:list xml:id="list1014993222566990100" text:style-name="L96">
              <text:list-item>
                <text:p text:style-name="P82"><text:span text:style-name="Strong_20_Emphasis"><text:span text:style-name="T1">Sistem Pelontar Kapsul Penyelamat (Launch Abort System - LAS): 'Kursi Lontar' Raksasa untuk Kabin!</text:span></text:span><text:span text:style-name="T1"> Ini adalah salah satu fitur keselamatan paling keren, paling canggih, paling dramatis (kalau sampai dipakai!), dan paling vital, yang secara khusus dirancang untuk melindungi nyawa penumpang selama </text:span><text:span text:style-name="Strong_20_Emphasis"><text:span text:style-name="T1">fase peluncuran</text:span></text:span><text:span text:style-name="T1"> – yaitu beberapa menit pertama setelah roket lepas landas, yang secara statistik dianggap sebagai fase paling berbahaya dalam sebuah misi karena energi yang dilepaskan sangat besar dan roket sedang berakselerasi menembus atmosfer yang padat. Sistem LAS ini biasanya hanya ada pada </text:span><text:span text:style-name="Strong_20_Emphasis"><text:span text:style-name="T1">wahana antariksa yang berbentuk kapsul</text:span></text:span><text:span text:style-name="T1"> (seperti kapsul Crew Dragon dari SpaceX, Starliner dari Boeing, Orion dari NASA untuk misi Artemis ke Bulan, dan juga kapsul New Shepard dari Blue Origin untuk wisata suborbital). Kamu bisa bayangin LAS ini seperti </text:span><text:span text:style-name="Strong_20_Emphasis"><text:span text:style-name="T1">kursi lontar super canggih yang ada di pesawat tempur, tapi ini bukan buat ngelontarin pilotnya sendirian, melainkan buat ngelontarin seluruh kabin kapsul yang berisi penumpang</text:span></text:span><text:span text:style-name="T1"> menjauh dari roket pendorong utama yang sedang mengalami masalah serius! Biasanya, sistem LAS ini berupa </text:span><text:span text:style-name="Strong_20_Emphasis"><text:span text:style-name="T1">menara kecil ramping yang dipasang di bagian paling puncak kapsul</text:span></text:span><text:span text:style-name="T1"> (seperti pada Crew Dragon atau Orion). Di dalam menara ini ada </text:span><text:span text:style-name="Strong_20_Emphasis"><text:span text:style-name="T1">roket-roket berbahan bakar padat yang sangat kuat</text:span></text:span><text:span text:style-name="T1">. Atau, pada desain lain (seperti Starliner atau New Shepard), sistem pendorong daruratnya (</text:span><text:span text:style-name="Emphasis"><text:span text:style-name="T1">pusher system</text:span></text:span><text:span text:style-name="T1">) terintegrasi di bagian bawah atau samping modul servis/kapsul. Nah, kalau sensor-sensor canggih yang ada di roket atau di darat mendeteksi ada </text:span><text:span text:style-name="Strong_20_Emphasis"><text:span text:style-name="T1">masalah super serius dan katastropik</text:span></text:span><text:span text:style-name="T1"> pada roket pendorong utama saat masih berada di landasan peluncuran atau beberapa saat setelah meluncur (misalnya, roketnya kehilangan kendali dan mau jatuh, ada indikasi kuat akan meledak, atau gagal menghasilkan daya dorong yang </text:span><text:soft-page-break/><text:span text:style-name="T1">cukup), sistem LAS ini bisa </text:span><text:span text:style-name="Strong_20_Emphasis"><text:span text:style-name="T1">diaktifkan seketika</text:span></text:span><text:span text:style-name="T1"> (baik secara otomatis oleh komputer dalam hitungan milidetik, atau secara manual oleh kru di dalam kapsul atau oleh tim di darat). Seketika diaktifkan, roket-roket kecil LAS ini akan menyala dengan daya dorong yang luar biasa dahsyat (bisa ratusan ribu pon!), </text:span><text:span text:style-name="Strong_20_Emphasis"><text:span text:style-name="T1">menarik (jika pakai menara) atau mendorong (jika pakai </text:span></text:span><text:span text:style-name="Strong_20_Emphasis"><text:span text:style-name="Emphasis"><text:span text:style-name="T1">pusher system</text:span></text:span></text:span><text:span text:style-name="Strong_20_Emphasis"><text:span text:style-name="T1">) kapsul penumpang menjauh</text:span></text:span><text:span text:style-name="T1"> dengan percepatan sangat tinggi (bisa mencapai G-force belasan G sesaat!) dari roket utama yang sedang mengalami kegagalan. Setelah kapsul mencapai ketinggian dan jarak yang aman dari bahaya, sistem LAS-nya akan dilepaskan (jika berupa menara), lalu kapsul akan mengeluarkan serangkaian parasut untuk bisa mendarat kembali dengan selamat di darat atau di laut, tergantung desainnya. Sistem LAS ini sudah </text:span><text:span text:style-name="Strong_20_Emphasis"><text:span text:style-name="T1">berhasil diuji coba secara spektakuler di dunia nyata</text:span></text:span><text:span text:style-name="T1"> oleh SpaceX (untuk Crew Dragon) dan NASA (untuk Orion), membuktikan kemampuannya untuk menyelamatkan nyawa kru dalam skenario kegagalan peluncuran terburuk sekalipun. Ini adalah jaring pengaman terakhir yang sangat vital di fase paling kritis misi!</text:span></text:p>
              </text:list-item>
              <text:list-item>
                <text:p text:style-name="P82"><text:span text:style-name="Strong_20_Emphasis"><text:span text:style-name="T1">Berbagai Skenario Pembatalan Misi di Tengah Jalan (Mission Abort Modes): Rencana Pulang Lebih Cepat!</text:span></text:span><text:span text:style-name="T1"> Bagaimana kalau masalahnya baru muncul ketika wahana sudah berhasil mencapai luar angkasa, misalnya saat sedang dalam perjalanan menuju orbit, sudah berada di orbit, atau bahkan saat sedang dalam perjalanan menuju Bulan atau Mars di masa depan? Misalnya, salah satu sistem penting (tapi tidak langsung mengancam nyawa seketika) mengalami malfungsi dan tidak bisa diperbaiki oleh kru (misalnya, salah satu dari dua panel surya utama tidak mau terbuka sehingga pasokan listrik terbatas, atau sistem pendingin utama mengalami kebocoran kecil), atau mungkin (amit-amit) ada masalah kesehatan darurat yang dialami oleh salah satu penumpang atau kru yang membutuhkan penanganan medis segera di Bumi? Untuk situasi-situasi seperti ini, tim perencana misi di darat biasanya sudah menyiapkan berbagai </text:span><text:span text:style-name="Strong_20_Emphasis"><text:span text:style-name="T1">rencana atau mode pembatalan misi (abort modes)</text:span></text:span><text:span text:style-name="T1"> yang sudah dipikirkan dan disimulasikan secara matang sebelumnya. Pilihan mode </text:span><text:span text:style-name="Emphasis"><text:span text:style-name="T1">abort</text:span></text:span><text:span text:style-name="T1"> yang akan diambil akan sangat tergantung pada kapan masalah terjadi dalam linimasa misi, di mana posisi wahana antariksa saat itu (ketinggian, kecepatan, lokasi di atas Bumi), dan seberapa serius tingkat </text:span><text:soft-page-break/><text:span text:style-name="T1">kedaruratannya. Pusat Kendali Misi (Mission Control) di Bumi, setelah berdiskusi dengan kru di wahana (jika memungkinkan), akan membuat keputusan kritis untuk mengaktifkan salah satu skenario </text:span><text:span text:style-name="Emphasis"><text:span text:style-name="T1">abort</text:span></text:span><text:span text:style-name="T1"> ini. Pilihannya bisa beragam, misalnya:</text:span></text:p>
                <text:list>
                  <text:list-item>
                    <text:p text:style-name="P192"><text:span text:style-name="Emphasis"><text:span text:style-name="Strong_20_Emphasis"><text:span text:style-name="T1">Abort To Orbit (ATO):</text:span></text:span></text:span><text:span text:style-name="T1"> Jika masalah terjadi saat fase akhir pendakian ke orbit tapi roket tingkat atas masih punya cukup tenaga, misi mungkin bisa dibatalkan untuk mencapai orbit yang lebih rendah atau berbeda dari rencana awal, lalu segera bersiap untuk kembali ke Bumi. </text:span></text:p>
                  </text:list-item>
                  <text:list-item>
                    <text:p text:style-name="P192"><text:span text:style-name="Emphasis"><text:span text:style-name="Strong_20_Emphasis"><text:span text:style-name="T1">Once Around Abort:</text:span></text:span></text:span><text:span text:style-name="T1"> Jika masalah terjadi sesaat setelah mencapai orbit, mungkin diputuskan untuk hanya mengelilingi Bumi satu kali saja lalu langsung melakukan manuver pengereman (deorbit burn) untuk kembali. </text:span></text:p>
                  </text:list-item>
                  <text:list-item>
                    <text:p text:style-name="P192"><text:span text:style-name="Emphasis"><text:span text:style-name="Strong_20_Emphasis"><text:span text:style-name="T1">Early Return:</text:span></text:span></text:span><text:span text:style-name="T1"> Jika masalah terjadi saat sudah beberapa hari di orbit atau di stasiun angkasa, bisa diputuskan untuk mempersingkat durasi misi dan kembali ke Bumi lebih cepat dari jadwal semula. </text:span></text:p>
                  </text:list-item>
                  <text:list-item>
                    <text:p text:style-name="P192"><text:span text:style-name="Strong_20_Emphasis"><text:span text:style-name="T1">Pemilihan Lokasi Pendaratan Darurat:</text:span></text:span><text:span text:style-name="T1"> Jika kembali ke lokasi pendaratan utama tidak memungkinkan karena waktu atau lintasan orbit, sudah ada daftar </text:span><text:span text:style-name="Strong_20_Emphasis"><text:span text:style-name="T1">lokasi pendaratan darurat (contingency landing zones)</text:span></text:span><text:span text:style-name="T1"> yang sudah ditentukan sebelumnya dan tersebar di berbagai belahan dunia (biasanya di area lautan luas atau daratan terpencil yang aman dan sudah disurvei) tempat wahana bisa mendarat dan tim penyelamat bisa menjangkau. Tujuan utama dari semua </text:span><text:span text:style-name="Emphasis"><text:span text:style-name="T1">abort modes</text:span></text:span><text:span text:style-name="T1"> ini adalah untuk bisa membawa pulang kru dan penumpang dengan </text:span><text:span text:style-name="Strong_20_Emphasis"><text:span text:style-name="T1">selamat sesegera mungkin</text:span></text:span><text:span text:style-name="T1"> jika kondisi di luar angkasa dianggap sudah tidak aman atau tidak memungkinkan lagi untuk melanjutkan misi sesuai dengan rencana awal. </text:span></text:p>
                  </text:list-item>
                </text:list>
              </text:list-item>
              <text:list-item>
                <text:p text:style-name="P82"><text:span text:style-name="Strong_20_Emphasis"><text:span text:style-name="T1">Prosedur Evakuasi Cepat di Landasan Peluncuran (Sebelum Roket Menyala):</text:span></text:span><text:span text:style-name="T1"> Risiko terjadinya keadaan darurat itu nggak cuma ada pas wahana sudah terbang di angkasa atau saat mesin roket sudah menyala. Masalah serius juga bisa saja terjadi pada saat-saat terakhir persiapan di landasan peluncuran, misalnya ketika roket raksasa itu sudah berdiri tegak, sudah diisi penuh dengan berton-ton bahan bakar kriogenik yang super dingin dan mudah meledak, dan kru serta </text:span><text:soft-page-break/><text:span text:style-name="T1">penumpang sudah berada di dalam kapsul di puncaknya, beberapa saat sebelum jadwal meluncur. Misalnya, tiba-tiba terdeteksi ada kebocoran bahan bakar yang parah di tangki roket, atau muncul percikan api di dekat area mesin. Kalau situasinya dianggap sangat genting dan tidak ada cukup waktu untuk menguras kembali bahan bakar atau memperbaiki masalah dengan aman, maka harus ada cara bagi </text:span><text:span text:style-name="Strong_20_Emphasis"><text:span text:style-name="T1">kru dan penumpang untuk bisa keluar dari puncak menara peluncuran (yang tingginya bisa puluhan meter!) itu secepat dan seaman mungkin</text:span></text:span><text:span text:style-name="T1"> menjauh dari potensi ledakan roket di landasan. Makanya, menara peluncuran modern untuk misi berawak biasanya dilengkapi dengan </text:span><text:span text:style-name="Strong_20_Emphasis"><text:span text:style-name="T1">sistem dan jalur evakuasi darurat</text:span></text:span><text:span text:style-name="T1"> khusus. Ini bisa berupa </text:span><text:span text:style-name="Strong_20_Emphasis"><text:span text:style-name="T1">lengan ayun akses kru (crew access arm)</text:span></text:span><text:span text:style-name="T1"> yang biasanya dipakai untuk masuk ke wahana, yang dirancang agar bisa ditarik menjauh dari roket dengan sangat cepat. Atau bahkan ada sistem </text:span><text:span text:style-name="Strong_20_Emphasis"><text:span text:style-name="T1">kabel luncur darurat (emergency egress system / zip lines)</text:span></text:span><text:span text:style-name="T1"> yang terpasang dari level akses kru di puncak menara menuju bunker perlindungan bawah tanah yang terletak beberapa ratus meter jauhnya dari landasan. Jika alarm evakuasi darat berbunyi, kru dan penumpang harus bisa bergerak cepat menuju sistem evakuasi ini dan meluncur turun ke tempat aman. Latihan untuk melakukan prosedur evakuasi darat ini juga biasanya menjadi bagian penting dari persiapan akhir para kru dan penumpang sebelum hari-H peluncuran.</text:span></text:p>
              </text:list-item>
              <text:list-item>
                <text:p text:style-name="P82"><text:span text:style-name="Strong_20_Emphasis"><text:span text:style-name="T1">Peralatan Keselamatan Pribadi di Dalam Kabin:</text:span></text:span><text:span text:style-name="T1"> Jangan lupakan juga lapisan perlindungan terakhir yang sifatnya lebih personal, yaitu peralatan keselamatan yang melekat pada dirimu atau tersedia langsung di dalam kabin tempat kamu berada selama penerbangan:</text:span></text:p>
                <text:list>
                  <text:list-item>
                    <text:p text:style-name="P192"><text:span text:style-name="Strong_20_Emphasis"><text:span text:style-name="T1">Masker Oksigen Darurat:</text:span></text:span><text:span text:style-name="T1"> Seperti yang sudah dibahas sebelumnya, ini adalah perangkat vital yang harus selalu siap sedia di dekat setiap kursi penumpang dan harus bisa kamu pakai dengan cepat dan benar dalam hitungan detik jika terjadi penurunan tekanan udara kabin secara tiba-tiba. </text:span></text:p>
                  </text:list-item>
                  <text:list-item>
                    <text:p text:style-name="P192"><text:span text:style-name="Strong_20_Emphasis"><text:span text:style-name="T1">Baju Antariksa (Spacesuit):</text:span></text:span><text:span text:style-name="T1"> Khususnya untuk misi orbital yang menggunakan wahana seperti Crew Dragon atau Starliner, para kru dan penumpang biasanya diwajibkan memakai </text:span><text:span text:style-name="Strong_20_Emphasis"><text:span text:style-name="T1">baju antariksa bertekanan (pressurized suit)</text:span></text:span><text:span text:style-name="T1"> di dalam kabin selama fase-fase paling dinamis dan berisiko dalam penerbangan (yaitu </text:span><text:soft-page-break/><text:span text:style-name="T1">saat peluncuran, saat melakukan manuver </text:span><text:span text:style-name="Emphasis"><text:span text:style-name="T1">docking</text:span></text:span><text:span text:style-name="T1"> atau </text:span><text:span text:style-name="Emphasis"><text:span text:style-name="T1">undocking</text:span></text:span><text:span text:style-name="T1"> dengan stasiun angkasa, dan saat proses re-entry/pendaratan). Selain berfungsi utama untuk aktivitas di luar wahana (</text:span><text:span text:style-name="Emphasis"><text:span text:style-name="T1">spacewalk</text:span></text:span><text:span text:style-name="T1">/EVA) jika diperlukan (meskipun turis biasanya tidak melakukan EVA), baju ini juga berfungsi sebagai </text:span><text:span text:style-name="Strong_20_Emphasis"><text:span text:style-name="T1">lapisan pelindung terakhir atau semacam 'sekoci pribadi'</text:span></text:span><text:span text:style-name="T1"> jika terjadi dekompresi kabin total. Baju ini bisa menjaga tekanan lingkungan yang aman di sekitar tubuh pemakainya dan menyediakan pasokan oksigen darurat selama beberapa waktu hingga bantuan datang atau situasi bisa diatasi. </text:span></text:p>
                  </text:list-item>
                </text:list>
              </text:list-item>
              <text:list-item>
                <text:p text:style-name="P82"><text:span text:style-name="Strong_20_Emphasis"><text:span text:style-name="T1">Peran Krusial Kru Penerbangan yang Terlatih dan Tim Raksasa di Pusat Kendali Misi:</text:span></text:span><text:span text:style-name="T1"> Di balik semua teknologi canggih dan prosedur otomatis yang ada, faktor </text:span><text:span text:style-name="Strong_20_Emphasis"><text:span text:style-name="T1">manusia yang terlatih, kompeten, dan bisa mengambil keputusan tepat di bawah tekanan</text:span></text:span><text:span text:style-name="T1"> juga memegang peranan yang sangat krusial dalam memastikan keselamatan sebuah misi antariksa. Jika ada </text:span><text:span text:style-name="Strong_20_Emphasis"><text:span text:style-name="T1">kru pilot profesional</text:span></text:span><text:span text:style-name="T1"> yang ikut terbang di dalam wahanamu (seperti di SpaceShipTwo Virgin Galactic yang selalu diterbangkan manual oleh 2 pilot, atau di Crew Dragon/Starliner yang biasanya ada komandan dan pilot astronaut), mereka sudah menjalani pelatihan yang sangat intensif selama bertahun-tahun untuk bisa menerbangkan wahana, menganalisis data penerbangan secara </text:span><text:span text:style-name="Emphasis"><text:span text:style-name="T1">real-time</text:span></text:span><text:span text:style-name="T1">, mendeteksi masalah sejak dini, dan siap mengambil alih kendali secara manual serta menjalankan prosedur darurat jika diperlukan. Dan jangan pernah lupakan </text:span><text:span text:style-name="Strong_20_Emphasis"><text:span text:style-name="T1">ratusan pasang mata dan otak-otak paling jenius</text:span></text:span><text:span text:style-name="T1"> yang bekerja tanpa henti selama 24/7 di </text:span><text:span text:style-name="Strong_20_Emphasis"><text:span text:style-name="T1">Pusat Kendali Misi (Mission Control)</text:span></text:span><text:span text:style-name="T1"> di Bumi! Mereka adalah 'malaikat pelindung'mu yang sesungguhnya, yang terus menerus memantau kondisi wahana antariksa dan bahkan kadang kondisi kesehatanmu melalui ribuan data telemetri yang dikirimkan dari angkasa setiap detiknya. Mereka punya akses ke informasi dan kemampuan analisis data yang jauh lebih lengkap daripada kru yang ada di dalam wahana. Dan merekalah yang biasanya akan membuat keputusan-keputusan kritis serta memberikan instruksi dan panduan langkah demi langkah kepada kru atau penumpang jika terjadi situasi darurat. Mereka sudah menyiapkan dan melatih diri berkali-kali untuk menghadapi berbagai macam </text:span><text:span text:style-name="Strong_20_Emphasis"><text:span text:style-name="T1">rencana kontingensi</text:span></text:span><text:span text:style-name="T1"> (rencana cadangan atau </text:span><text:span text:style-name="Emphasis"><text:span text:style-name="T1">Plan B, C, D,...</text:span></text:span><text:span text:style-name="T1">) untuk hampir semua skenario buruk yang mungkin bisa dibayangkan (ini bagian dari </text:span><text:soft-page-break/><text:span text:style-name="T1">proses yang disebut </text:span><text:span text:style-name="Emphasis"><text:span text:style-name="T1">'what-if analysis'</text:span></text:span><text:span text:style-name="T1"> atau </text:span><text:span text:style-name="Emphasis"><text:span text:style-name="T1">'failure modes and effects analysis'</text:span></text:span><text:span text:style-name="T1">).</text:span></text:p>
              </text:list-item>
            </text:list>
            <text:p text:style-name="Text_20_body"><text:span text:style-name="Strong_20_Emphasis"><text:span text:style-name="T1">Kesimpulan: Banyak Lapisan Pengaman Demi Peluang Selamat Terbaik</text:span></text:span></text:p>
            <text:p text:style-name="Text_20_body"><text:span text:style-name="T1">Jadi, meskipun kita harus tetap sadar dan rendah hati mengakui bahwa terbang ke luar angkasa itu </text:span><text:span text:style-name="Strong_20_Emphasis"><text:span text:style-name="T1">tidak akan pernah bisa 100% bebas risiko</text:span></text:span><text:span text:style-name="T1"> (sama seperti tidak ada aktivitas manusia lainnya yang benar-benar bebas risiko), kamu bisa lihat kan sekarang betapa banyaknya </text:span><text:span text:style-name="Strong_20_Emphasis"><text:span text:style-name="T1">lapisan-lapisan sistem keselamatan dan prosedur darurat</text:span></text:span><text:span text:style-name="T1"> yang sudah dipikirkan, dirancang, diuji coba, dan disiapkan oleh para ahli di industri ini? Mulai dari sistem pelontar kapsul otomatis yang super cepat saat peluncuran, berbagai skenario pembatalan misi yang sudah direncanakan jika ada masalah di angkasa, jalur evakuasi darurat yang siap digunakan di landasan, peralatan keselamatan pribadi yang ada di dalam kabin, hingga dukungan penuh dari tim manusia yang super terlatih dan super berdedikasi baik di dalam wahana (jika ada kru) maupun di Pusat Kendali Misi di Bumi.</text:span></text:p>
            <text:p text:style-name="Text_20_body"><text:span text:style-name="T1">Semua lapisan pertahanan dan rencana cadangan ini dirancang dan diimplementasikan dengan satu tujuan utama: untuk </text:span><text:span text:style-name="Strong_20_Emphasis"><text:span text:style-name="T1">memaksimalkan peluang keselamatan dan kelangsungan hidup</text:span></text:span><text:span text:style-name="T1"> para penumpang dan kru jika (sekali lagi, amit-amit jabang bayi, semoga tidak pernah perlu dipakai!) suatu saat nanti terjadi hal yang tidak diinginkan atau kondisi darurat selama misi berlangsung. Ini semua adalah bagian dari filosofi dasar yang selalu dipegang teguh dalam setiap misi eksplorasi yang berisiko tinggi: </text:span><text:span text:style-name="Strong_20_Emphasis"><text:span text:style-name="T1">'Berharaplah untuk yang terbaik, tapi selalu bersiaplah untuk menghadapi yang terburuk' (</text:span></text:span><text:span text:style-name="Strong_20_Emphasis"><text:span text:style-name="Emphasis"><text:span text:style-name="T1">Hope for the best, but prepare for the worst</text:span></text:span></text:span><text:span text:style-name="Strong_20_Emphasis"><text:span text:style-name="T1">)</text:span></text:span><text:span text:style-name="T1">. Jadi, meskipun rasa khawatir itu wajar adanya, kamu bisa sedikit lebih tenang dan percaya diri mengetahui bahwa banyak sekali upaya dan pemikiran yang sudah dan terus dilakukan untuk melindungimu dalam petualangan paling luar biasa ini.</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6.4 yang secara visual menjelaskan </text:span><text:span text:style-name="Strong_20_Emphasis"><text:span text:style-name="T1">contoh-contoh sistem dan prosedur darurat utama</text:span></text:span><text:span text:style-name="T1"> dalam penerbangan antariksa berawak, untuk memberikan kesan adanya 'jaring pengaman'. Gunakan </text:span><text:span text:style-name="Strong_20_Emphasis"><text:span text:style-name="T1">layout multi-panel</text:span></text:span><text:span text:style-name="T1"> (misalnya 5 panel kunci) atau </text:span><text:span text:style-name="Strong_20_Emphasis"><text:span text:style-name="T1">diagram alir</text:span></text:span><text:span text:style-name="T1"> yang menunjukkan respons terhadap potensi masalah:</text:span></text:p>
            <text:list xml:id="list820992647919643102" text:style-name="L97">
              <text:list-item>
                <text:p text:style-name="P193"><text:soft-page-break/><text:span text:style-name="Strong_20_Emphasis"><text:span text:style-name="T1">Panel/Bagian 1 (Launch Abort System - LAS):</text:span></text:span><text:span text:style-name="T1"> Gambarkan secara dramatis (tapi jelas) </text:span><text:span text:style-name="Strong_20_Emphasis"><text:span text:style-name="T1">kapsul penumpang yang sedang 'ditarik' ke atas dengan roket LAS menyala terang</text:span></text:span><text:span text:style-name="T1">, menjauh dari roket pendorong utama yang terlihat berasap atau mulai meledak di bawahnya di landasan atau saat baru naik sedikit. Beri label '</text:span><text:span text:style-name="Strong_20_Emphasis"><text:span text:style-name="T1">Sistem Pelontar Darurat (LAS)</text:span></text:span><text:span text:style-name="T1">: Menyelamatkan saat Peluncuran Gagal'. </text:span></text:p>
              </text:list-item>
              <text:list-item>
                <text:p text:style-name="P193"><text:span text:style-name="Strong_20_Emphasis"><text:span text:style-name="T1">Panel/Bagian 2 (Mission Abort Options):</text:span></text:span><text:span text:style-name="T1"> Gambarkan wahana antariksa yang sedang berada di orbit Bumi, lalu ada panah menunjukkan </text:span><text:span text:style-name="Strong_20_Emphasis"><text:span text:style-name="T1">lintasan kembali ke Bumi lebih awal</text:span></text:span><text:span text:style-name="T1"> menuju lokasi pendaratan darurat. Beri label '</text:span><text:span text:style-name="Strong_20_Emphasis"><text:span text:style-name="T1">Pembatalan Misi di Angkasa (Abort Modes)</text:span></text:span><text:span text:style-name="T1">: Pulang Cepat Jika Perlu'. </text:span></text:p>
              </text:list-item>
              <text:list-item>
                <text:p text:style-name="P193"><text:span text:style-name="Strong_20_Emphasis"><text:span text:style-name="T1">Panel/Bagian 3 (Ground Evacuation):</text:span></text:span><text:span text:style-name="T1"> Gambarkan </text:span><text:span text:style-name="Strong_20_Emphasis"><text:span text:style-name="T1">menara peluncuran</text:span></text:span><text:span text:style-name="T1"> dengan roket di atasnya. Tunjukkan beberapa </text:span><text:span text:style-name="Strong_20_Emphasis"><text:span text:style-name="T1">figur orang (astronaut/turis) sedang meluncur turun menggunakan kabel (zip line)</text:span></text:span><text:span text:style-name="T1"> dari puncak menara menuju bunker perlindungan di bawah. Beri label '</text:span><text:span text:style-name="Strong_20_Emphasis"><text:span text:style-name="T1">Evakuasi Cepat di Landasan</text:span></text:span><text:span text:style-name="T1">'. </text:span></text:p>
              </text:list-item>
              <text:list-item>
                <text:p text:style-name="P193"><text:span text:style-name="Strong_20_Emphasis"><text:span text:style-name="T1">Panel/Bagian 4 (Personal Safety Equipment):</text:span></text:span><text:span text:style-name="T1"> Tampilkan ikon-ikon close-up yang jelas dari </text:span><text:span text:style-name="Strong_20_Emphasis"><text:span text:style-name="T1">masker oksigen darurat</text:span></text:span><text:span text:style-name="T1"> yang sedang dipakai, </text:span><text:span text:style-name="Strong_20_Emphasis"><text:span text:style-name="T1">helm dan baju antariksa bertekanan</text:span></text:span><text:span text:style-name="T1"> (jika relevan untuk misi orbital), serta </text:span><text:span text:style-name="Strong_20_Emphasis"><text:span text:style-name="T1">alat pemadam api</text:span></text:span><text:span text:style-name="T1"> khusus antariksa. Beri label '</text:span><text:span text:style-name="Strong_20_Emphasis"><text:span text:style-name="T1">Peralatan Keselamatan Pribadi</text:span></text:span><text:span text:style-name="T1">'. </text:span></text:p>
              </text:list-item>
              <text:list-item>
                <text:p text:style-name="P83"><text:span text:style-name="Strong_20_Emphasis"><text:span text:style-name="T1">Panel/Bagian 5 (Mission Control Support):</text:span></text:span><text:span text:style-name="T1"> Tampilkan suasana </text:span><text:span text:style-name="Strong_20_Emphasis"><text:span text:style-name="T1">ruang Pusat Kendali Misi (Mission Control)</text:span></text:span><text:span text:style-name="T1"> dengan banyak layar data dan beberapa orang (</text:span><text:span text:style-name="Emphasis"><text:span text:style-name="T1">flight controllers</text:span></text:span><text:span text:style-name="T1">) yang terlihat fokus bekerja dan berkomunikasi melalui headset. Beri label '</text:span><text:span text:style-name="Strong_20_Emphasis"><text:span text:style-name="T1">Dukungan Penuh Kru &amp; Kontrol Misi 24/7</text:span></text:span><text:span text:style-name="T1">'. Gunakan gaya visual yang informatif, jelas, mungkin dengan sedikit elemen 'teknis' tapi tetap mudah dipahami. Tujuannya adalah untuk menunjukkan adanya berbagai lapisan pengaman dan rencana cadangan yang disiapkan." </text:span></text:p>
              </text:list-item>
            </text:list>
            <text:p text:style-name="P242"/>
            <text:p text:style-name="P108">Saya menunggu perintah "YAX" Anda untuk melanjutkan ke prompt berikutnya (yaitu prompt untuk pengantar Bab 7).</text:p>
          </text:section>
          <text:section text:style-name="Sect1" text:name="feedback-form-45">
            <text:p text:style-name="P216"/>
          </text:section>
        </text:section>
        <text:section text:style-name="Sect1" text:name="b7bd3f3efa158d5e">
          <text:p text:style-name="P108"/>
          <text:section text:style-name="Sect1" text:name="user-query-content-46">
            <text:p text:style-name="P238">yax </text:p>
          </text:section>
          <text:p text:style-name="P216"><text:soft-page-break/>Tampilkan alur berpikir</text:p>
          <text:section text:style-name="Sect2" text:name="model-response-message-contentr_b7bd3f3efa158d5e">
            <text:p text:style-name="P216"/>
          </text:section>
          <text:section text:style-name="Sect1" text:name="feedback-form-46">
            <text:p text:style-name="P216"/>
          </text:section>
        </text:section>
        <text:section text:style-name="Sect1" text:name="6a22986d32ae54cc">
          <text:p text:style-name="P108"/>
          <text:section text:style-name="Sect1" text:name="user-query-content-47">
            <text:p text:style-name="P238">present it </text:p>
          </text:section>
          <text:p text:style-name="P216">Tampilkan alur berpikir</text:p>
          <text:section text:style-name="Sect2" text:name="model-response-message-contentr_6a22986d32ae54cc">
            <text:p text:style-name="Text_20_body"><text:span text:style-name="T1">Oke, ini adalah jawaban untuk prompt </text:span><text:span text:style-name="Strong_20_Emphasis"><text:span text:style-name="T1">pengantar Bab 7</text:span></text:span><text:span text:style-name="T1">.</text:span></text:p>
            <text:p text:style-name="Text_20_body"><text:span text:style-name="Strong_20_Emphasis"><text:span text:style-name="T1">(Jawaban untuk Prompt Pengantar Bab 7)</text:span></text:span></text:p>
            <text:p text:style-name="P108">Wow, nggak kerasa ya, teman-teman petualang, kita sudah sampai di bab terakhir dari perjalanan seru kita menjelajahi dunia wisata antariksa yang penuh keajaiban dan tantangan ini! Rasanya baru kemarin kita mulai dari sekadar bermimpi dan bertanya-tanya apakah liburan ke luar angkasa itu mungkin (Bab 1), lalu kita sudah 'bongkar mesin' bareng-bareng buat mengerti sedikit rahasia teknologi roket dan sistem pendukungnya yang super canggih (Bab 2). Kita sudah pakai kekuatan imajinasi kita untuk mencoba 'merasakan' sensasi G-force yang menekan dada hingga ajaibnya melayang bebas tanpa bobot di nol gravitasi (Bab 3). Kita juga sudah membuka 'peta wisata' dan melihat pilihan destinasinya yang mulai tersedia atau sedang diimpikan, dari yang cuma 'mampir' sebentar di tepi angkasa hingga visi jangka panjang ke Bulan dan planet Mars (Bab 4). Kita bahkan sudah cukup berani untuk mengintip label harganya yang fantastis dan mungkin bikin kita langsung berpikir ulang soal cara menabung yang benar (Bab 5). Dan terakhir, kita sudah menyadari betapa pentingnya persiapan fisik, mental, serta aspek keamanan yang jadi prioritas utama sebelum benar-benar siap meluncur (Bab 6).</text:p>
            <text:p text:style-name="Text_20_body"><text:span text:style-name="T1">Rasanya kita sudah mendapatkan gambaran yang cukup lengkap ya tentang kondisi dunia wisata antariksa pada </text:span><text:span text:style-name="Strong_20_Emphasis"><text:span text:style-name="T1">saat ini (di tahun 2025 ini)</text:span></text:span><text:span text:style-name="T1">. Tapi... apakah ceritanya berhenti sampai di sini saja? Tentu saja tidak! Petualangan umat manusia menuju bintang-bintang itu, bisa dibilang, baru saja dimulai babak barunya yang sangat menarik! Sekarang, saatnya kita arahkan 'teleskop' imajinasi kita bukan hanya ke galaksi-galaksi jauh di langit malam, tapi juga ke </text:span><text:span text:style-name="Strong_20_Emphasis"><text:span text:style-name="T1">masa depan</text:span></text:span><text:span text:style-name="T1"> yang mungkin sebenarnya tidak sejauh yang kita kira, yang ada tepat di depan mata kita, menunggu untuk dijelajahi dan diciptakan!</text:span></text:p>
            <text:p text:style-name="Text_20_body"><text:span text:style-name="T1">Selamat datang di bab penutup kita yang paling penting, paling relevan buatmu, dan mungkin paling personal: </text:span><text:span text:style-name="Strong_20_Emphasis"><text:span text:style-name="T1">Bab 7: Masa Depan di Depan Mata: </text:span></text:span><text:soft-page-break/><text:span text:style-name="Strong_20_Emphasis"><text:span text:style-name="T1">Kapan Giliran Kita?</text:span></text:span></text:p>
            <text:p text:style-name="P108">Di bab terakhir ini, kita akan coba berperan jadi 'peramal teknologi' sekaligus 'pengamat sosial' dadakan! Kita akan mencoba meneropong bersama-sama apa saja sih yang kemungkinan besar akan terjadi selanjutnya di dunia antariksa komersial yang sedang berkembang pesat ini, dan mencoba menjawab pertanyaan-pertanyaan besar yang mungkin masih menggantung dan bikin kamu penasaran setelah membaca bab-bab sebelumnya:</text:p>
            <text:list xml:id="list7354822062116414580" text:style-name="L98">
              <text:list-item>
                <text:p text:style-name="P236">Inovasi teknologi 'gila' apalagi sih yang sedang dirancang dan diuji coba oleh para insinyur jenius sekarang, yang punya potensi untuk mengubah total cara kita pergi ke luar angkasa dan mungkin beraktivitas di sana di masa depan? (Apakah roket akan jadi semakin cepat, semakin murah, dan semakin ramah lingkungan?) </text:p>
              </text:list-item>
              <text:list-item>
                <text:p text:style-name="P236">Akankah pilihan 'destinasi' wisata antariksa menjadi lebih banyak, lebih beragam, dan lebih seru lagi dalam 10-20 tahun ke depan? (Setelah ISS mungkin pensiun di tahun 2030-an, ke mana kita bisa 'menginap' di orbit? Kapan kira-kira wisata komersial ke Bulan benar-benar bisa jadi kenyataan?) </text:p>
              </text:list-item>
              <text:list-item>
                <text:p text:style-name="P194"><text:span text:style-name="T1">Lalu, apa sih sebenarnya </text:span><text:span text:style-name="Strong_20_Emphasis"><text:span text:style-name="T1">dampak</text:span></text:span><text:span text:style-name="T1"> (baik dampak positif maupun dampak negatif yang perlu kita waspadai) dari semakin berkembangnya industri wisata dan berbagai aktivitas komersial lainnya di luar angkasa ini bagi perekonomian global, bagi kelestarian lingkungan planet Bumi kita tercinta, dan juga bagi cara kita memandang diri kita sendiri sebagai sebuah masyarakat dunia? </text:span></text:p>
              </text:list-item>
              <text:list-item>
                <text:p text:style-name="P84"><text:span text:style-name="T1">Dan yang mungkin paling penting dan paling relevan buat kamu semua yang sedang membaca buku ini, di mana pun kamu berada, termasuk teman-teman di </text:span><text:span text:style-name="Strong_20_Emphasis"><text:span text:style-name="T1">Banda Aceh</text:span></text:span><text:span text:style-name="T1"> dan seluruh </text:span><text:span text:style-name="Strong_20_Emphasis"><text:span text:style-name="T1">Indonesia</text:span></text:span><text:span text:style-name="T1">: bagaimana caranya </text:span><text:span text:style-name="Strong_20_Emphasis"><text:span text:style-name="T1">KAMU</text:span></text:span><text:span text:style-name="T1">, sebagai </text:span><text:span text:style-name="Strong_20_Emphasis"><text:span text:style-name="T1">generasi muda Indonesia</text:span></text:span><text:span text:style-name="T1"> yang cerdas, kreatif, penuh semangat, dan punya potensi luar biasa, bisa </text:span><text:span text:style-name="Strong_20_Emphasis"><text:span text:style-name="T1">ikut ambil bagian</text:span></text:span><text:span text:style-name="T1"> dalam era baru eksplorasi dan pemanfaatan antariksa yang sangat menarik ini? Apakah kesempatan itu nantinya hanya akan terbatas pada menjadi penonton setia dari jauh saja, atau adakah celah dan peluang bagi kalian untuk suatu hari nanti bisa menjadi 'pemain' – entah itu sebagai </text:span><text:span text:style-name="Strong_20_Emphasis"><text:span text:style-name="T1">turis</text:span></text:span><text:span text:style-name="T1"> jika biayanya sudah jauh lebih terjangkau (semoga!), atau (dan ini yang mungkin lebih realistis dan lebih membanggakan!) sebagai </text:span><text:span text:style-name="Strong_20_Emphasis"><text:span text:style-name="T1">pelaku industri</text:span></text:span><text:span text:style-name="T1"> yang ikut serta dalam membangun roket masa depan, merancang misi antariksa yang inovatif, melakukan penelitian </text:span><text:soft-page-break/><text:span text:style-name="T1">ilmiah yang penting, atau mengisi berbagai profesi keren lainnya di bidang antariksa yang terus berkembang? </text:span></text:p>
              </text:list-item>
            </text:list>
            <text:p text:style-name="Text_20_body"><text:span text:style-name="T1">Dan tentu saja, seperti judulnya, bab ini akan mencoba memberikan jawaban (atau setidaknya memberikan arah pemikiran dan bahan perenungan untuk mencari jawaban bersama) atas pertanyaan paling mendasar yang telah menemani kita sepanjang buku ini: </text:span><text:span text:style-name="Strong_20_Emphasis"><text:span text:style-name="T1">Kapan sih kira-kira giliran kita?</text:span></text:span><text:span text:style-name="T1"> Kapan kesempatan emas untuk terbang ke luar angkasa itu menjadi lebih terbuka, lebih adil, dan lebih memungkinkan bagi orang-orang biasa dari berbagai latar belakang dan berbagai belahan dunia, termasuk dari negara kita tercinta, Indonesia?</text:span></text:p>
            <text:p text:style-name="Text_20_body"><text:span text:style-name="T1">Jadi, siapkan pikiranmu sekali lagi untuk melihat visi-visi masa depan yang mungkin sebagian terdengar seperti cerita fiksi ilmiah lagi. Tapi ingat selalu pesan dari bab-bab awal: apa yang dianggap fiksi dan mustahil hari ini, dengan adanya kemauan keras, inovasi teknologi yang terus berjalan, dan keberanian untuk bermimpi besar, sangat mungkin bisa menjadi kenyataan sehari-hari di masa depan! Mari kita bersama-sama melihat ke depan, memahami tren-tren penting yang sedang terjadi, dan mencoba mencari tahu di mana posisi kita – dan terutama, di mana posisi </text:span><text:span text:style-name="Strong_20_Emphasis"><text:span text:style-name="T1">kamu</text:span></text:span><text:span text:style-name="T1"> – dalam kelanjutan babak baru petualangan besar umat manusia berikutnya menuju bintang-bintang! Masa depan ada di tanganmu!</text:span></text:p>
            <text:p text:style-name="P242"/>
            <text:p text:style-name="Text_20_body"><text:span text:style-name="Strong_20_Emphasis"><text:span text:style-name="T1">(Prompt untuk Gambar Ilustrasi - Opsional)</text:span></text:span></text:p>
            <text:p text:style-name="Text_20_body"><text:span text:style-name="T1">"Buat ilustrasi pembuka Bab 7 yang </text:span><text:span text:style-name="Strong_20_Emphasis"><text:span text:style-name="T1">inspiratif, penuh harapan, dan memandang ke depan</text:span></text:span><text:span text:style-name="T1">, merangkum tema masa depan antariksa, dampak, karir, dan pertanyaan personal 'Kapan Giliran Kita?'.</text:span></text:p>
            <text:list xml:id="list2368100937511319261" text:style-name="L99">
              <text:list-item>
                <text:p text:style-name="P195"><text:span text:style-name="Strong_20_Emphasis"><text:span text:style-name="T1">Fokus Utama:</text:span></text:span><text:span text:style-name="T1"> Tampilkan sekelompok </text:span><text:span text:style-name="Strong_20_Emphasis"><text:span text:style-name="T1">remaja yang terlihat beragam etnis dan gender</text:span></text:span><text:span text:style-name="T1"> (sebagai representasi pembaca global, mungkin bisa diselipkan satu atau dua yang berwajah khas Indonesia/Asia Tenggara) sedang berdiri di Bumi (misalnya di atas sebuah bukit hijau atau di dek observasi sebuah gedung modern) dan </text:span><text:span text:style-name="Strong_20_Emphasis"><text:span text:style-name="T1">menatap ke langit dengan ekspresi penuh harapan, rasa ingin tahu, dan optimisme</text:span></text:span><text:span text:style-name="T1">. Tatapan mereka mengarah ke atas, ke arah bintang atau visi masa depan. </text:span></text:p>
              </text:list-item>
              <text:list-item>
                <text:p text:style-name="P195"><text:span text:style-name="Strong_20_Emphasis"><text:span text:style-name="T1">Visi di Langit:</text:span></text:span><text:span text:style-name="T1"> Di langit di atas mereka (mungkin di bagian sepertiga atas ilustrasi), gambarkan secara </text:span><text:span text:style-name="Strong_20_Emphasis"><text:span text:style-name="T1">artistik, sedikit transparan atau </text:span></text:span><text:span text:style-name="Strong_20_Emphasis"><text:span text:style-name="Emphasis"><text:span text:style-name="T1">dreamy</text:span></text:span></text:span><text:span text:style-name="Strong_20_Emphasis"><text:span text:style-name="T1"> (tidak harus super detail)</text:span></text:span><text:span text:style-name="T1"> visi masa depan aktivitas manusia </text:span><text:soft-page-break/><text:span text:style-name="T1">di luar angkasa: mungkin siluet </text:span><text:span text:style-name="Strong_20_Emphasis"><text:span text:style-name="T1">roket Starship</text:span></text:span><text:span text:style-name="T1"> yang sedang terbang anggun menuju </text:span><text:span text:style-name="Strong_20_Emphasis"><text:span text:style-name="T1">planet Mars</text:span></text:span><text:span text:style-name="T1"> yang kemerahan di kejauhan, sebuah </text:span><text:span text:style-name="Strong_20_Emphasis"><text:span text:style-name="T1">stasiun luar angkasa/hotel orbital</text:span></text:span><text:span text:style-name="T1"> yang terlihat modern dan elegan sedang mengelilingi Bumi (Bumi bisa terlihat sebagian di sudut), atau mungkin </text:span><text:span text:style-name="Strong_20_Emphasis"><text:span text:style-name="T1">kubah-kubah pangkalan di permukaan Bulan</text:span></text:span><text:span text:style-name="T1"> yang diterangi cahaya Matahari. </text:span></text:p>
              </text:list-item>
              <text:list-item>
                <text:p text:style-name="P195"><text:span text:style-name="Strong_20_Emphasis"><text:span text:style-name="T1">Ikon Pendukung (Kecil &amp; Halus):</text:span></text:span><text:span text:style-name="T1"> Di sekitar para remaja atau di langit (tapi jangan terlalu ramai), tambahkan beberapa </text:span><text:span text:style-name="Strong_20_Emphasis"><text:span text:style-name="T1">ikon kecil atau simbol halus</text:span></text:span><text:span text:style-name="T1"> yang mewakili topik-topik yang akan dibahas di bab ini: mungkin ikon </text:span><text:span text:style-name="Strong_20_Emphasis"><text:span text:style-name="T1">roda gigi yang berputar atau simbol AI</text:span></text:span><text:span text:style-name="T1"> (teknologi masa depan), ikon </text:span><text:span text:style-name="Strong_20_Emphasis"><text:span text:style-name="T1">grafik naik atau ikon pabrik ramah lingkungan</text:span></text:span><text:span text:style-name="T1"> (dampak ekonomi/lingkungan), ikon </text:span><text:span text:style-name="Strong_20_Emphasis"><text:span text:style-name="T1">topi toga atau jas/baju kerja</text:span></text:span><text:span text:style-name="T1"> (peluang karir). </text:span></text:p>
              </text:list-item>
              <text:list-item>
                <text:p text:style-name="P85"><text:span text:style-name="Strong_20_Emphasis"><text:span text:style-name="T1">Judul Bab (Opsional):</text:span></text:span><text:span text:style-name="T1"> Jika memungkinkan, integrasikan judul bab </text:span><text:span text:style-name="Strong_20_Emphasis"><text:span text:style-name="T1">'Masa Depan di Depan Mata: Kapan Giliran Kita?'</text:span></text:span><text:span text:style-name="T1"> dengan gaya font yang futuristik namun tetap jelas, inspiratif, dan membangkitkan semangat di bagian atas atau bawah ilustrasi. Gunakan </text:span><text:span text:style-name="Strong_20_Emphasis"><text:span text:style-name="T1">palet warna yang cerah, optimis, dan penuh harapan</text:span></text:span><text:span text:style-name="T1"> (misalnya kombinasi biru langit, putih awan, hijau bumi, dengan sentuhan warna emas atau perak untuk elemen futuristiknya). Keseluruhan </text:span><text:span text:style-name="Emphasis"><text:span text:style-name="T1">mood</text:span></text:span><text:span text:style-name="T1"> ilustrasi harus </text:span><text:span text:style-name="Strong_20_Emphasis"><text:span text:style-name="T1">menginspirasi pembaca untuk melihat diri mereka sebagai bagian aktif dari masa depan eksplorasi dan pemanfaatan antariksa ini</text:span></text:span><text:span text:style-name="T1">, bukan hanya sebagai penonton pasif." </text:span></text:p>
              </text:list-item>
            </text:list>
            <text:p text:style-name="P242"/>
            <text:p text:style-name="P108">Saya menunggu perintah "YAX" Anda untuk melanjutkan ke prompt berikutnya (isi Sub-bab 7.1).</text:p>
          </text:section>
          <text:section text:style-name="Sect1" text:name="feedback-form-47">
            <text:p text:style-name="P216"/>
          </text:section>
        </text:section>
        <text:section text:style-name="Sect1" text:name="263b9264bd79de0a">
          <text:p text:style-name="P108"/>
          <text:section text:style-name="Sect1" text:name="user-query-content-48">
            <text:p text:style-name="P238">YAX </text:p>
          </text:section>
          <text:p text:style-name="P216">Tampilkan alur berpikir</text:p>
          <text:section text:style-name="Sect2" text:name="model-response-message-contentr_263b9264bd79de0a">
            <text:p text:style-name="Text_20_body"><text:span text:style-name="T1">Oke, ini adalah jawaban untuk prompt </text:span><text:span text:style-name="Strong_20_Emphasis"><text:span text:style-name="T1">isi mendalam Sub-bab 7.1</text:span></text:span><text:span text:style-name="T1">.</text:span></text:p>
            <text:p text:style-name="Text_20_body"><text:span text:style-name="Strong_20_Emphasis"><text:span text:style-name="T1">(Jawaban untuk Prompt Isi Mendalam Sub-bab 7.1)</text:span></text:span></text:p>
            <text:p text:style-name="Text_20_body"><text:span text:style-name="Strong_20_Emphasis"><text:span text:style-name="T1">7.1. Teknologi Semakin Maju: Inovasi yang Akan Mengubah Permainan!</text:span></text:span></text:p>
            <text:p text:style-name="Text_20_body"><text:span text:style-name="T1">Kalau kamu pikir teknologi roket daur ulang seperti Falcon 9 dari SpaceX atau </text:span><text:soft-page-break/><text:span text:style-name="T1">New Shepard dari Blue Origin yang bisa mendarat kembali dengan mulus setelah terbang ke angkasa itu sudah merupakan puncak dari kecanggihan teknologi antariksa saat ini (</text:span><text:span text:style-name="Strong_20_Emphasis"><text:span text:style-name="T1">per April 2025</text:span></text:span><text:span text:style-name="T1">), siap-siap deh buat lebih melongo lagi! Karena para insinyur paling brilian, ilmuwan paling visioner, dan pengusaha paling ambisius di dunia ini nggak pernah berhenti berpikir dan bekerja keras siang malam mencari cara untuk membuat perjalanan ke luar angkasa menjadi </text:span><text:span text:style-name="Strong_20_Emphasis"><text:span text:style-name="T1">lebih baik, lebih cepat, lebih murah, lebih aman, dan bisa mencapai tujuan yang lebih jauh lagi!</text:span></text:span><text:span text:style-name="T1"> Dunia teknologi antariksa itu terus bergerak maju dengan kecepatan yang luar biasa!</text:span></text:p>
            <text:p text:style-name="Text_20_body"><text:span text:style-name="T1">Ada beberapa tren dan inovasi teknologi kunci yang sedang dikembangkan dengan sangat gencar saat ini dan punya potensi besar untuk menjadi </text:span><text:span text:style-name="Strong_20_Emphasis"><text:span text:style-name="T1">pengubah permainan (game-changer)</text:span></text:span><text:span text:style-name="T1"> sejati di masa depan. Inovasi-inovasi inilah yang diharapkan bisa benar-benar merevolusi cara kita pergi dan beraktivitas di luar angkasa dalam beberapa dekade mendatang, termasuk tentunya membuka peluang baru yang jauh lebih luas untuk konsep wisata antariksa itu sendiri. Apa saja sih teknologi masa depan yang paling ditunggu-tunggu dan punya potensi mengubah segalanya itu? Yuk kita intip beberapa yang paling utama:</text:span></text:p>
            <text:list xml:id="list7749133444431503951" text:style-name="L100">
              <text:list-item>
                <text:p text:style-name="P86"><text:span text:style-name="Strong_20_Emphasis"><text:span text:style-name="T1">Roket Super Besar yang 100% Bisa Dipakai Ulang (Kayak Pesawat Terbang!):</text:span></text:span><text:span text:style-name="T1"> Ini mungkin adalah lompatan teknologi paling signifikan dan paling ditunggu-tunggu dalam dunia peroketan saat ini. Kita sudah lihat betapa hebatnya roket Falcon 9 dari SpaceX atau New Shepard dari Blue Origin karena tingkat pertamanya (</text:span><text:span text:style-name="Emphasis"><text:span text:style-name="T1">booster</text:span></text:span><text:span text:style-name="T1">) bisa mendarat lagi dan dipakai ulang berkali-kali, yang berhasil menekan biaya peluncuran. Tapi, tingkat keduanya (bagian atas roket yang membawa muatan atau kapsul penumpang sampai ke orbit atau ketinggian akhir) dari roket-roket ini umumnya masih bersifat </text:span><text:span text:style-name="Strong_20_Emphasis"><text:span text:style-name="T1">sekali pakai</text:span></text:span><text:span text:style-name="T1"> – artinya setelah tugasnya selesai, bagian mahal ini akan jatuh kembali ke Bumi dan biasanya hancur terbakar di atmosfer atau tenggelam di laut, menjadi sampah. Nah, 'Cawan Suci' (</text:span><text:span text:style-name="Emphasis"><text:span text:style-name="T1">Holy Grail</text:span></text:span><text:span text:style-name="T1">) atau impian tertinggi di dunia roket saat ini adalah menciptakan sebuah sistem peluncuran raksasa yang </text:span><text:span text:style-name="Strong_20_Emphasis"><text:span text:style-name="T1">kedua tingkatannya – baik booster pendorong tingkat pertamanya maupun wahana antariksa tingkat atasnya (yang membawa kru dan kargo) – bisa mendarat kembali dengan selamat di Bumi dan bisa dipakai ulang berkali-kali</text:span></text:span><text:span text:style-name="T1"> dengan cepat dan dengan biaya perbaikan minimal, persis seperti pesawat terbang </text:span><text:soft-page-break/><text:span text:style-name="T1">komersial yang bisa terbang berkali-kali dalam sehari atau seminggu setelah mendarat! Contoh paling nyata dan paling ambisius dari konsep </text:span><text:span text:style-name="Strong_20_Emphasis"><text:span text:style-name="T1">reusabilitas penuh (full reusability)</text:span></text:span><text:span text:style-name="T1"> ini yang sedang diuji coba gila-gilaan oleh </text:span><text:span text:style-name="Strong_20_Emphasis"><text:span text:style-name="T1">SpaceX</text:span></text:span><text:span text:style-name="T1"> saat ini adalah sistem transportasi antarplanet mereka yang bernama </text:span><text:span text:style-name="Strong_20_Emphasis"><text:span text:style-name="T1">Starship</text:span></text:span><text:span text:style-name="T1">. Starship ini terdiri dari dua bagian raksasa: </text:span><text:span text:style-name="Emphasis"><text:span text:style-name="T1">booster</text:span></text:span><text:span text:style-name="T1"> tingkat pertama bernama </text:span><text:span text:style-name="Strong_20_Emphasis"><text:span text:style-name="T1">Super Heavy</text:span></text:span><text:span text:style-name="T1"> (yang ditenagai oleh lebih dari 30 mesin Raptor berbahan bakar metana cair dan oksigen cair) dan wahana antariksa tingkat atas yang juga bernama </text:span><text:span text:style-name="Strong_20_Emphasis"><text:span text:style-name="T1">Starship</text:span></text:span><text:span text:style-name="T1"> (yang juga punya mesin Raptor sendiri dan bisa membawa lebih dari 100 orang atau ratusan ton kargo). Keduanya, baik Super Heavy maupun Starship, dirancang untuk bisa melakukan </text:span><text:span text:style-name="Strong_20_Emphasis"><text:span text:style-name="T1">pendaratan vertikal terkontrol</text:span></text:span><text:span text:style-name="T1"> menggunakan mesinnya sendiri setelah menyelesaikan tugasnya di setiap fase penerbangan. </text:span><text:span text:style-name="Strong_20_Emphasis"><text:span text:style-name="T1">Jika sistem ini benar-benar berhasil</text:span></text:span><text:span text:style-name="T1"> beroperasi sesuai rencana dan terbukti andal serta aman, dampaknya akan luar biasa besar dan revolusioner: biaya untuk meluncurkan satu kilogram massa ke orbit Bumi diperkirakan bisa </text:span><text:span text:style-name="Strong_20_Emphasis"><text:span text:style-name="T1">turun secara drastis</text:span></text:span><text:span text:style-name="T1">, mungkin </text:span><text:span text:style-name="Strong_20_Emphasis"><text:span text:style-name="T1">10 kali atau bahkan 100 kali lebih murah</text:span></text:span><text:span text:style-name="T1"> dibandingkan menggunakan roket tercanggih yang ada saat ini! Penurunan biaya sedramatis ini (jika terwujud) akan membuka pintu lebar-lebar untuk berbagai macam misi dan aktivitas di luar angkasa yang sebelumnya dianggap terlalu mahal atau tidak mungkin secara ekonomi, termasuk potensi </text:span><text:span text:style-name="Strong_20_Emphasis"><text:span text:style-name="T1">wisata antariksa massal</text:span></text:span><text:span text:style-name="T1"> (ratusan orang sekali terbang!) ke orbit Bumi, pembangunan hotel antariksa atau stasiun komersial yang jauh lebih besar dan lebih murah, misi reguler bolak-balik ke Bulan untuk membangun pangkalan, dan tentu saja, langkah pertama yang paling krusial menuju kolonisasi Mars! (</text:span><text:span text:style-name="Strong_20_Emphasis"><text:span text:style-name="T1">Per April 2025</text:span></text:span><text:span text:style-name="T1">, sistem Starship ini masih dalam tahap uji coba terbang orbital yang sangat menantang dan seringkali diwarnai ledakan spektakuler, tapi terus menunjukkan kemajuan yang signifikan di setiap uji cobanya). Keberhasilan Starship dianggap sebagai kunci utama menuju era baru eksplorasi dan pemanfaatan antariksa.</text:span></text:p>
              </text:list-item>
              <text:list-item>
                <text:p text:style-name="P86"><text:span text:style-name="Strong_20_Emphasis"><text:span text:style-name="T1">Terbang Jakarta-New York Cuma 1 Jam (via Luar Angkasa? Konsep Point-to-Point):</text:span></text:span><text:span text:style-name="T1"> Ini adalah salah satu visi 'sampingan' tapi super keren yang mungkin bisa jadi kenyataan di masa depan sebagai 'produk turunan' dari pengembangan roket raksasa yang sepenuhnya reusable seperti Starship. Elon Musk dan beberapa pihak lain pernah menggagas </text:span><text:soft-page-break/><text:span text:style-name="T1">ide menggunakan roket super cepat ini bukan hanya untuk pergi ke planet lain, tapi juga untuk digunakan sebagai moda </text:span><text:span text:style-name="Strong_20_Emphasis"><text:span text:style-name="T1">transportasi super cepat antar titik di Bumi (Point-to-Point / P2P earth transportation)</text:span></text:span><text:span text:style-name="T1">! Bagaimana konsepnya? Bayangkan kamu naik wahana Starship dari sebuah </text:span><text:span text:style-name="Emphasis"><text:span text:style-name="T1">spaceport</text:span></text:span><text:span text:style-name="T1"> (pelabuhan antariksa) terapung di laut dekat Jakarta. Starship kemudian diluncurkan vertikal keluar dari atmosfer Bumi, lalu terbang melayang dengan kecepatan hipersonik (mungkin bisa mencapai Mach 20 atau lebih dari 25.000 km/jam!) di lapisan atas atmosfer atau ruang suborbital, melintasi separuh planet Bumi hanya dalam hitungan menit, lalu melakukan manuver pengereman atmosferik (re-entry) dan mendarat vertikal lagi di </text:span><text:span text:style-name="Emphasis"><text:span text:style-name="T1">spaceport</text:span></text:span><text:span text:style-name="T1"> terapung lain yang berada di dekat kota tujuanmu, misalnya New York. Seluruh perjalanan antar benua yang biasanya membutuhkan waktu lebih dari 20 jam nonstop naik pesawat jet komersial biasa, secara teori bisa ditempuh hanya dalam waktu </text:span><text:span text:style-name="Strong_20_Emphasis"><text:span text:style-name="T1">kurang dari 1 jam</text:span></text:span><text:span text:style-name="T1">! Gila banget kan membayangkannya? Kamu bisa sarapan lontong di Jakarta, lalu makan siang </text:span><text:span text:style-name="Emphasis"><text:span text:style-name="T1">hotdog</text:span></text:span><text:span text:style-name="T1"> di New York pada hari yang sama! Apakah konsep P2P ini benar-benar akan menjadi kenyataan dalam waktu dekat? Masih banyak sekali </text:span><text:span text:style-name="Strong_20_Emphasis"><text:span text:style-name="T1">tantangan besar</text:span></text:span><text:span text:style-name="T1"> yang harus diatasi sebelum ini bisa jadi moda transportasi umum. Mulai dari masalah </text:span><text:span text:style-name="Strong_20_Emphasis"><text:span text:style-name="T1">keamanan dan keandalan</text:span></text:span><text:span text:style-name="T1"> (bagaimana jika terjadi kegagalan roket saat terbang di atas wilayah padat penduduk?), </text:span><text:span text:style-name="Strong_20_Emphasis"><text:span text:style-name="T1">kenyamanan penumpang</text:span></text:span><text:span text:style-name="T1"> (apakah orang mau menahan tekanan G-force tinggi hanya untuk perjalanan cepat?), </text:span><text:span text:style-name="Strong_20_Emphasis"><text:span text:style-name="T1">kebisingan</text:span></text:span><text:span text:style-name="T1"> super dahsyat saat peluncuran roket raksasa di dekat area perkotaan, </text:span><text:span text:style-name="Strong_20_Emphasis"><text:span text:style-name="T1">biaya</text:span></text:span><text:span text:style-name="T1"> tiketnya (apakah bisa bersaing dengan pesawat supersonik generasi baru atau tiket pesawat kelas bisnis/utama?), hingga kebutuhan membangun </text:span><text:span text:style-name="Strong_20_Emphasis"><text:span text:style-name="T1">infrastruktur </text:span></text:span><text:span text:style-name="Strong_20_Emphasis"><text:span text:style-name="Emphasis"><text:span text:style-name="T1">spaceport</text:span></text:span></text:span><text:span text:style-name="T1"> baru yang sangat mahal di banyak lokasi strategis di seluruh dunia. Tapi, ini tetap merupakan sebuah potensi aplikasi masa depan yang sangat menarik dari teknologi antariksa yang bisa merevolusi cara kita melakukan perjalanan jarak jauh antar benua di planet Bumi ini suatu hari nanti.</text:span></text:p>
              </text:list-item>
              <text:list-item>
                <text:p text:style-name="P86"><text:span text:style-name="Strong_20_Emphasis"><text:span text:style-name="T1">Mesin Pendorong Baru yang Lebih Ngebut &amp; Efisien (Bukan Cuma Roket Kimia!):</text:span></text:span><text:span text:style-name="T1"> Roket kimia (yang bekerja dengan cara membakar bahan bakar cair seperti hidrogen, kerosen, metana, atau bahan bakar padat untuk menghasilkan gas panas berkecepatan tinggi sebagai </text:span><text:soft-page-break/><text:span text:style-name="T1">pendorong) memang terbukti sangat hebat dan tak tertandingi dalam menghasilkan </text:span><text:span text:style-name="Strong_20_Emphasis"><text:span text:style-name="T1">daya dorong (thrust)</text:span></text:span><text:span text:style-name="T1"> raksasa yang dibutuhkan untuk bisa lepas dari sumur gravitasi Bumi yang dalam dalam waktu cepat. Tapi, roket kimia ini punya keterbatasan fundamental dalam hal </text:span><text:span text:style-name="Strong_20_Emphasis"><text:span text:style-name="T1">efisiensi penggunaan bahan bakar (yang diukur dengan </text:span></text:span><text:span text:style-name="Strong_20_Emphasis"><text:span text:style-name="Emphasis"><text:span text:style-name="T1">specific impulse</text:span></text:span></text:span><text:span text:style-name="Strong_20_Emphasis"><text:span text:style-name="T1"> atau Isp)</text:span></text:span><text:span text:style-name="T1"> dan </text:span><text:span text:style-name="Strong_20_Emphasis"><text:span text:style-name="T1">kecepatan jelajah maksimum</text:span></text:span><text:span text:style-name="T1"> yang bisa dicapainya di ruang hampa. Kalau kita bicara soal perjalanan </text:span><text:span text:style-name="Strong_20_Emphasis"><text:span text:style-name="T1">jauuuh banget di dalam tata surya</text:span></text:span><text:span text:style-name="T1"> (misalnya misi berawak ke Mars yang butuh waktu 6-9 bulan sekali jalan dengan roket kimia, apalagi misi robotik ke planet-planet luar seperti Jupiter atau Saturnus yang butuh waktu bertahun-tahun, atau bahkan mimpi mengirim wahana ke bintang terdekat yang butuh puluhan ribu tahun!), roket kimia ini terasa </text:span><text:span text:style-name="Strong_20_Emphasis"><text:span text:style-name="T1">kurang efisien</text:span></text:span><text:span text:style-name="T1"> (harus bawa berton-ton bahan bakar hanya untuk sedikit perubahan kecepatan) dan </text:span><text:span text:style-name="Strong_20_Emphasis"><text:span text:style-name="T1">kecepatannya relatif 'lemot'</text:span></text:span><text:span text:style-name="T1"> dalam skala kosmik. Makanya, para ilmuwan dan insinyur di berbagai badan antariksa (seperti NASA) dan pusat riset di seluruh dunia saat ini sedang giat melakukan riset dan pengembangan berbagai </text:span><text:span text:style-name="Strong_20_Emphasis"><text:span text:style-name="T1">konsep sistem pendorong (propulsion system) baru</text:span></text:span><text:span text:style-name="T1"> yang diharapkan bisa jauh lebih efisien dalam penggunaan bahan bakar atau bisa menghasilkan kecepatan jelajah yang jauh lebih tinggi di ruang hampa udara, sehingga bisa memangkas waktu perjalanan antarplanet secara signifikan atau memungkinkan misi-misi yang sebelumnya tidak mungkin dilakukan dengan roket kimia. Beberapa konsep propulsi masa depan yang paling menjanjikan (meskipun tingkat kematangannya berbeda-beda dan mungkin masih butuh waktu bertahun-tahun atau dekade untuk benar-benar bisa dipakai dalam misi nyata, terutama misi berawak) antara lain:</text:span></text:p>
                <text:list>
                  <text:list-item>
                    <text:p text:style-name="P196"><text:span text:style-name="Strong_20_Emphasis"><text:span text:style-name="T1">Propulsi Nuklir (Thermal / Listrik):</text:span></text:span><text:span text:style-name="T1"> Konsep ini memanfaatkan energi luar biasa besar yang tersimpan dalam inti atom melalui </text:span><text:span text:style-name="Strong_20_Emphasis"><text:span text:style-name="T1">reaksi fisi nuklir</text:span></text:span><text:span text:style-name="T1"> (seperti di PLTN) sebagai sumber tenaga utama, bukan pembakaran kimia. Ada dua jenis utama yang sedang dikembangkan: </text:span></text:p>
                    <text:list>
                      <text:list-item>
                        <text:p text:style-name="P196"><text:span text:style-name="Strong_20_Emphasis"><text:span text:style-name="T1">NTP (Nuclear Thermal Propulsion):</text:span></text:span><text:span text:style-name="T1"> Panas yang dihasilkan dari reaktor fisi nuklir kecil dan kompak dipakai untuk memanaskan bahan pendorong ringan (biasanya hidrogen cair) hingga suhu sangat tinggi (ribuan derajat </text:span><text:soft-page-break/><text:span text:style-name="T1">Celsius), lalu gas hidrogen super panas ini disemburkan keluar </text:span><text:span text:style-name="Emphasis"><text:span text:style-name="T1">nozzle</text:span></text:span><text:span text:style-name="T1"> untuk menghasilkan gaya dorong. NTP bisa menghasilkan gaya dorong yang cukup besar (meski tidak sebesar roket kimia awal) dengan </text:span><text:span text:style-name="Strong_20_Emphasis"><text:span text:style-name="T1">efisiensi bahan bakar (Isp) bisa 2 hingga 3 kali lebih baik</text:span></text:span><text:span text:style-name="T1"> daripada roket kimia terbaik saat ini. Ini berarti bisa memangkas waktu perjalanan ke Mars menjadi mungkin </text:span><text:span text:style-name="Strong_20_Emphasis"><text:span text:style-name="T1">hanya sekitar 3-4 bulan</text:span></text:span><text:span text:style-name="T1"> saja sekali jalan! NASA dan DARPA (badan riset militer AS) saat ini sedang cukup serius mengembangkan dan berencana menguji coba teknologi NTP di orbit dalam beberapa tahun ke depan. </text:span></text:p>
                      </text:list-item>
                      <text:list-item>
                        <text:p text:style-name="P196"><text:span text:style-name="Strong_20_Emphasis"><text:span text:style-name="T1">NEP (Nuclear Electric Propulsion):</text:span></text:span><text:span text:style-name="T1"> Listrik dalam jumlah sangat besar yang dihasilkan dari reaktor fisi nuklir dipakai untuk memberi daya pada </text:span><text:span text:style-name="Strong_20_Emphasis"><text:span text:style-name="T1">sistem pendorong listrik canggih</text:span></text:span><text:span text:style-name="T1"> (seperti </text:span><text:span text:style-name="Emphasis"><text:span text:style-name="T1">ion thruster</text:span></text:span><text:span text:style-name="T1"> atau </text:span><text:span text:style-name="Emphasis"><text:span text:style-name="T1">plasma thruster</text:span></text:span><text:span text:style-name="T1"> jenis Hall atau VASIMR) yang bekerja dengan cara mempercepat partikel bermuatan (ion atau plasma) menggunakan medan listrik atau magnet hingga kecepatan semburan yang luar biasa tinggi (jauh lebih tinggi dari roket kimia atau NTP). Akibatnya, </text:span><text:span text:style-name="Strong_20_Emphasis"><text:span text:style-name="T1">efisiensi bahan bakarnya bisa 10 hingga 20 kali lipat lebih baik</text:span></text:span><text:span text:style-name="T1"> dari roket kimia! Namun, kelemahannya, gaya dorong (thrust) yang dihasilkan sangat-sangat kecil (mungkin setara dengan berat selembar kertas atau hembusan angin sepoi-sepoi saja!). Jadi, NEP tidak bisa dipakai untuk lepas landas dari Bumi, tapi sangat cocok untuk misi di ruang angkasa yang butuh perubahan kecepatan besar secara bertahap namun sangat irit bahan bakar. NEP bisa bekerja terus menerus selama berbulan-bulan atau bertahun-tahun. Sangat potensial untuk misi kargo berat ke Bulan atau Mars, atau untuk misi robotik jangka panjang ke planet-planet luar atau asteroid. </text:span></text:p>
                      </text:list-item>
                    </text:list>
                  </text:list-item>
                  <text:list-item>
                    <text:p text:style-name="P196"><text:span text:style-name="Strong_20_Emphasis"><text:span text:style-name="T1">Layar Surya (Solar Sail):</text:span></text:span><text:span text:style-name="T1"> Ini konsep yang paling 'elegan', paling 'puitis', dan paling hemat energi (karena tidak butuh bawa bahan bakar sama sekali!). Bayangkan sebuah 'kapal layar' raksasa tapi berlayarnya di lautan kosmik antarplanet. Wahana antariksa ini menggunakan </text:span><text:span text:style-name="Strong_20_Emphasis"><text:span text:style-name="T1">layar super besar (ukurannya bisa seluas </text:span></text:span><text:soft-page-break/><text:span text:style-name="Strong_20_Emphasis"><text:span text:style-name="T1">lapangan sepak bola atau lebih!) tapi super tipis dan super ringan</text:span></text:span><text:span text:style-name="T1"> (terbuat dari material reflektif seperti Mylar berlapis aluminium setipis rambut manusia) untuk 'menangkap' tekanan radiasi dari partikel cahaya (foton) yang terus menerus dipancarkan oleh Matahari kita. Dorongan yang diberikan oleh foton ini memang sangat-sangat kecil (jauh lebih kecil dari NEP!), tapi karena Matahari bersinar terus menerus dan dorongannya konstan (selama layar menghadap Matahari) serta tidak butuh bawa bahan bakar, maka dalam waktu yang lama di ruang hampa udara yang nyaris tanpa gesekan, wahana layar surya ini bisa terus menerus dipercepat hingga mencapai kecepatan jelajah yang sangat tinggi! Teknologi layar surya ini sudah berhasil diuji coba dalam beberapa misi kecil (termasuk oleh badan antariksa Jepang JAXA dengan wahana IKAROS dan oleh organisasi non-profit The Planetary Society dengan wahana LightSail 2) dan dianggap sangat potensial untuk misi pengiriman kargo antarplanet berbiaya rendah di masa depan, atau bahkan untuk misi pengiriman wahana mini antar bintang (misalnya ke bintang terdekat Alpha Centauri dalam proyek </text:span><text:span text:style-name="Emphasis"><text:span text:style-name="T1">Breakthrough Starshot</text:span></text:span><text:span text:style-name="T1">, meskipun butuh didorong pakai laser super kuat dari Bumi dan butuh waktu perjalanan puluhan tahun!). </text:span></text:p>
                  </text:list-item>
                  <text:list-item>
                    <text:p text:style-name="P86"><text:span text:style-name="Strong_20_Emphasis"><text:span text:style-name="T1">Konsep Propulsi Masa Depan yang Lebih 'Gila' (Masih Jauh):</text:span></text:span><text:span text:style-name="T1"> Kalau kita mau bermimpi lebih jauh lagi ke masa depan (mungkin untuk abad ke-22 atau setelahnya?), para fisikawan teoritis juga sudah punya ide-ide konsep propulsi yang masih sangat spekulatif tapi secara teori punya potensi energi dan kecepatan yang jauh lebih dahsyat lagi. Misalnya, </text:span><text:span text:style-name="Strong_20_Emphasis"><text:span text:style-name="T1">propulsi fusi nuklir</text:span></text:span><text:span text:style-name="T1"> (menggunakan energi dari reaksi fusi inti atom ringan seperti deuterium dan tritium, seperti yang terjadi di inti Matahari, yang jauh lebih efisien dan lebih bersih dari fisi nuklir), atau bahkan </text:span><text:span text:style-name="Strong_20_Emphasis"><text:span text:style-name="T1">propulsi antimateri</text:span></text:span><text:span text:style-name="T1"> (menggunakan reaksi antara materi biasa dengan antimateri yang bisa mengubah 100% massa menjadi energi murni sesuai rumus E=mc² Einstein – sumber energi paling dahsyat yang bisa dibayangkan!). Tentu saja, tantangan teknologi untuk bisa mewujudkan dan mengendalikan reaksi fusi atau apalagi memproduksi dan menyimpan antimateri dalam jumlah cukup itu masih luar biasa </text:span><text:soft-page-break/><text:span text:style-name="T1">besar dan mungkin masih berada di ranah fiksi ilmiah untuk beberapa generasi ke depan. </text:span></text:p>
                  </text:list-item>
                </text:list>
                <text:p text:style-name="P86"><text:span text:style-name="T1">Yang jelas, pengembangan sistem propulsi baru yang lebih cepat dan lebih efisien di luar roket kimia konvensional ini akan menjadi </text:span><text:span text:style-name="Strong_20_Emphasis"><text:span text:style-name="T1">kunci penting</text:span></text:span><text:span text:style-name="T1"> jika umat manusia benar-benar ingin serius untuk menjadi spesies antarplanet yang bisa menjelajahi dan mungkin suatu hari nanti tinggal di Bulan, Mars, atau bahkan lebih jauh lagi, atau jika kita bermimpi suatu saat nanti bisa mengirimkan wahana (atau bahkan manusia?) untuk mengunjungi bintang-bintang lain di galaksi Bima Sakti kita!</text:span></text:p>
                <text:p text:style-name="P123">Jadi, bisa kamu lihat kan? Masa depan teknologi antariksa itu nggak kalah seru dan nggak kalah penuh imajinasi dibandingkan cerita-cerita di film fiksi ilmiah favoritmu! Dengan potensi hadirnya roket raksasa yang sepenuhnya bisa dipakai ulang seperti pesawat terbang biasa, kemungkinan adanya perjalanan super cepat antar kota di Bumi via jalur luar angkasa, dan pengembangan mesin-mesin pendorong baru yang bisa membawa kita lebih cepat dan lebih jauh ke sudut-sudut tata surya (atau bahkan lebih!), cara kita berinteraksi dengan, menjelajahi, dan mungkin suatu hari nanti berwisata di luar angkasa pasti akan mengalami perubahan total di dekade-dekade mendatang! Kita benar-benar hidup di zaman yang sangat menarik dan penuh kemungkinan!</text:p>
              </text:list-item>
            </text:list>
            <text:p text:style-name="P242"/>
            <text:p text:style-name="Text_20_body"><text:span text:style-name="Strong_20_Emphasis"><text:span text:style-name="T1">(Prompt untuk Gambar Ilustrasi - Opsional)</text:span></text:span></text:p>
            <text:p text:style-name="Text_20_body"><text:span text:style-name="T1">"Buat ilustrasi infografis untuk Sub-bab 7.1 yang secara visual menampilkan </text:span><text:span text:style-name="Strong_20_Emphasis"><text:span text:style-name="T1">tiga inovasi teknologi kunci masa depan</text:span></text:span><text:span text:style-name="T1"> yang berpotensi merevolusi perjalanan antariksa. Gunakan layout </text:span><text:span text:style-name="Strong_20_Emphasis"><text:span text:style-name="T1">tiga panel horizontal atau vertikal</text:span></text:span><text:span text:style-name="T1"> yang jelas dan futuristik:</text:span></text:p>
            <text:list xml:id="list682301090051167196" text:style-name="L101">
              <text:list-item>
                <text:p text:style-name="P197"><text:span text:style-name="Strong_20_Emphasis"><text:span text:style-name="T1">Panel 1 (Reusabilitas Penuh):</text:span></text:span><text:span text:style-name="T1"> Gambarkan sistem roket raksasa (gaya Starship) dengan </text:span><text:span text:style-name="Strong_20_Emphasis"><text:span text:style-name="T1">booster Super Heavy DAN wahana Starship tingkat atas sedang melakukan pendaratan vertikal berdampingan</text:span></text:span><text:span text:style-name="T1"> di landasan peluncuran setelah kembali dari misi. Beri label '</text:span><text:span text:style-name="Strong_20_Emphasis"><text:span text:style-name="T1">Roket 100% Dapat Dipakai Ulang</text:span></text:span><text:span text:style-name="T1">' dan tambahkan ikon </text:span><text:span text:style-name="Strong_20_Emphasis"><text:span text:style-name="T1">grafik biaya ($) yang menukik tajam ke bawah</text:span></text:span><text:span text:style-name="T1">. Tekankan efisiensi dan potensi penurunan biaya drastis. </text:span></text:p>
              </text:list-item>
              <text:list-item>
                <text:p text:style-name="P197"><text:span text:style-name="Strong_20_Emphasis"><text:span text:style-name="T1">Panel 2 (Point-to-Point Travel):</text:span></text:span><text:span text:style-name="T1"> Gambarkan </text:span><text:span text:style-name="Strong_20_Emphasis"><text:span text:style-name="T1">globe Bumi</text:span></text:span><text:span text:style-name="T1"> dengan </text:span><text:soft-page-break/><text:span text:style-name="T1">beberapa kota besar ditandai. Tarik </text:span><text:span text:style-name="Strong_20_Emphasis"><text:span text:style-name="T1">garis lintasan busur tinggi berwarna cerah</text:span></text:span><text:span text:style-name="T1"> yang menghubungkan dua kota di benua yang sangat berjauhan (misalnya Jakarta dan New York). Letakkan </text:span><text:span text:style-name="Strong_20_Emphasis"><text:span text:style-name="T1">siluet wahana Starship</text:span></text:span><text:span text:style-name="T1"> yang sedang melaju cepat di lintasan busur tersebut di atas atmosfer. Beri label '</text:span><text:span text:style-name="Strong_20_Emphasis"><text:span text:style-name="T1">Perjalanan Bumi Super Cepat (via Angkasa &lt; 1 Jam?)</text:span></text:span><text:span text:style-name="T1">'. </text:span></text:p>
              </text:list-item>
              <text:list-item>
                <text:p text:style-name="P87"><text:span text:style-name="Strong_20_Emphasis"><text:span text:style-name="T1">Panel 3 (Propulsi Baru):</text:span></text:span><text:span text:style-name="T1"> Tampilkan </text:span><text:span text:style-name="Strong_20_Emphasis"><text:span text:style-name="T1">beberapa ikon atau diagram konseptual sederhana</text:span></text:span><text:span text:style-name="T1"> yang mewakili berbagai jenis sistem pendorong masa depan yang lebih maju dari roket kimia. Misalnya: </text:span><text:span text:style-name="Strong_20_Emphasis"><text:span text:style-name="T1">simbol atom/nuklir dengan vektor dorong kuat</text:span></text:span><text:span text:style-name="T1"> (untuk Propulsi Nuklir - NTP/NEP), </text:span><text:span text:style-name="Strong_20_Emphasis"><text:span text:style-name="T1">ikon layar surya besar</text:span></text:span><text:span text:style-name="T1"> yang sedang memantulkan cahaya matahari dengan panah dorongan kecil tapi konstan (Solar Sail), dan mungkin </text:span><text:span text:style-name="Strong_20_Emphasis"><text:span text:style-name="T1">ikon api fusi atau simbol antimateri</text:span></text:span><text:span text:style-name="T1"> dengan tanda tanya (Konsep Futuristik). Beri judul panel ini '</text:span><text:span text:style-name="Strong_20_Emphasis"><text:span text:style-name="T1">Mesin Pendorong Baru (Menuju Antariksa Jauh Lebih Cepat &amp; Efisien)</text:span></text:span><text:span text:style-name="T1">'. Gunakan gaya visual yang </text:span><text:span text:style-name="Strong_20_Emphasis"><text:span text:style-name="T1">bersih, modern, sedikit </text:span></text:span><text:span text:style-name="Strong_20_Emphasis"><text:span text:style-name="Emphasis"><text:span text:style-name="T1">sci-fi</text:span></text:span></text:span><text:span text:style-name="T1">, mungkin dengan efek </text:span><text:span text:style-name="Emphasis"><text:span text:style-name="T1">glow</text:span></text:span><text:span text:style-name="T1"> atau garis-garis energi dinamis untuk menunjukkan kecanggihan teknologi dan potensi kecepatan masa depan. Pastikan label jelas dan mudah dibaca." </text:span></text:p>
              </text:list-item>
            </text:list>
            <text:p text:style-name="P242"/>
            <text:p text:style-name="P108">Saya menunggu perintah "YAX" Anda untuk melanjutkan ke prompt berikutnya (isi Sub-bab 7.2).</text:p>
          </text:section>
          <text:section text:style-name="Sect1" text:name="feedback-form-48">
            <text:p text:style-name="P216"/>
          </text:section>
        </text:section>
        <text:section text:style-name="Sect1" text:name="b0a05a10fd51ea18">
          <text:p text:style-name="P108"/>
          <text:section text:style-name="Sect1" text:name="user-query-content-49">
            <text:p text:style-name="P238">YAX </text:p>
          </text:section>
          <text:p text:style-name="P216">Tampilkan alur berpikir</text:p>
          <text:section text:style-name="Sect2" text:name="model-response-message-contentr_b0a05a10fd51ea18">
            <text:p text:style-name="P216"/>
          </text:section>
          <text:section text:style-name="Sect1" text:name="feedback-form-49">
            <text:p text:style-name="P216"/>
          </text:section>
        </text:section>
        <text:section text:style-name="Sect1" text:name="4ed51871a568e018">
          <text:p text:style-name="P108"/>
          <text:section text:style-name="Sect1" text:name="user-query-content-50">
            <text:p text:style-name="P238">present it </text:p>
          </text:section>
          <text:p text:style-name="P216">Tampilkan alur berpikir</text:p>
          <text:section text:style-name="Sect2" text:name="model-response-message-contentr_4ed51871a568e018">
            <text:p text:style-name="Text_20_body"><text:span text:style-name="T1">Oke, ini adalah jawaban untuk prompt </text:span><text:span text:style-name="Strong_20_Emphasis"><text:span text:style-name="T1">isi mendalam Sub-bab 7.2</text:span></text:span><text:span text:style-name="T1">.</text:span></text:p>
            <text:p text:style-name="Text_20_body"><text:span text:style-name="Strong_20_Emphasis"><text:span text:style-name="T1">(Jawaban untuk Prompt Isi Mendalam Sub-bab 7.2)</text:span></text:span></text:p>
            <text:p text:style-name="Text_20_body"><text:soft-page-break/><text:span text:style-name="Strong_20_Emphasis"><text:span text:style-name="T1">7.2. Lebih Banyak Tujuan, Lebih Banyak Pilihan? Peta Wisata Makin Luas!</text:span></text:span></text:p>
            <text:p text:style-name="Text_20_body"><text:span text:style-name="T1">Kalau di Sub-bab 7.1 tadi kita sudah lihat betapa pesatnya potensi kemajuan teknologi transportasi antariksanya – dari roket yang 100% bisa dipakai ulang, kemungkinan perjalanan super cepat di Bumi, sampai mesin pendorong baru yang lebih ngebut – logis dong kalau kita juga berharap bahwa pilihan </text:span><text:span text:style-name="Strong_20_Emphasis"><text:span text:style-name="T1">'destinasi' atau tujuan wisatanya juga bakal makin banyak, makin jauh, dan makin beragam</text:span></text:span><text:span text:style-name="T1"> di masa depan? Tentu saja! 'Peta Wisata Antariksa' yang kita buka di Bab 4 tadi, yang saat ini (</text:span><text:span text:style-name="Strong_20_Emphasis"><text:span text:style-name="T1">April 2025</text:span></text:span><text:span text:style-name="T1">) mungkin baru berisi titik 'lompatan' suborbital di tepi angkasa, kunjungan super eksklusif ke ISS di orbit Bumi, dan mimpi jangka panjang ke Bulan serta Mars, di masa depan diharapkan akan menjadi </text:span><text:span text:style-name="Strong_20_Emphasis"><text:span text:style-name="T1">jauh lebih ramai, lebih detail, dan lebih berwarna!</text:span></text:span></text:p>
            <text:p text:style-name="P108">Yuk, kita coba pakai 'kacamata masa depan' kita lagi dan coba proyeksikan, berdasarkan tren teknologi dan visi jangka panjang yang ada saat ini, ke mana lagi sih kira-kira kita (atau mungkin generasi setelah kita) bisa merencanakan 'liburan' atau petualangan di era antariksa beberapa dekade mendatang? Peta wisata kita bakal berkembang ke arah mana saja?</text:p>
            <text:p text:style-name="Text_20_body"><text:span text:style-name="Strong_20_Emphasis"><text:span text:style-name="T1">1. Orbit Bumi (LEO) Jadi Makin 'Hidup' dan Beragam Fasilitasnya! (Bukan Cuma Numpang di ISS Lagi!)</text:span></text:span><text:span text:style-name="T1"> Saat ini, Orbit Rendah Bumi (LEO – Low Earth Orbit) mungkin terasa relatif 'sepi' kalau bicara soal tempat tinggal manusia, hanya 'dihuni' oleh Stasiun Luar Angkasa Internasional (ISS) yang sudah mulai menua (direncanakan pensiun sekitar tahun 2030), beberapa modul stasiun kecil milik Tiongkok (Tiangong), dan tentu saja ribuan satelit berbagai ukuran yang lalu lalang.</text:span></text:p>
            <text:p text:style-name="Text_20_body"><text:span text:style-name="T1">Tapi di masa depan, dengan semakin murahnya biaya peluncuran ke LEO (terutama jika roket seperti Starship berhasil beroperasi secara rutin) dan adanya kebutuhan pasar yang nyata (baik untuk riset unik di mikrogravitasi, manufaktur material canggih, maupun pariwisata), sangat mungkin LEO akan berubah menjadi semacam </text:span><text:span text:style-name="Strong_20_Emphasis"><text:span text:style-name="T1">'kawasan metropolitan' baru yang sibuk, dinamis, dan penuh dengan aktivitas komersial manusia!</text:span></text:span><text:span text:style-name="T1"> Kita mungkin tidak hanya akan melihat satu atau dua </text:span><text:span text:style-name="Strong_20_Emphasis"><text:span text:style-name="T1">stasiun luar angkasa komersial</text:span></text:span><text:span text:style-name="T1"> pengganti ISS saja (seperti Stasiun Axiom atau Orbital Reef yang sedang dalam tahap pengembangan serius saat ini), tapi bisa jadi akan ada </text:span><text:span text:style-name="Strong_20_Emphasis"><text:span text:style-name="T1">jaringan stasiun-stasiun luar angkasa swasta</text:span></text:span><text:span text:style-name="T1"> yang lebih banyak lagi di berbagai ketinggian dan inklinasi orbit, masing-masing mungkin punya fokus, fasilitas, </text:span><text:soft-page-break/><text:span text:style-name="T1">target pasar, dan 'gaya' arsitektur yang berbeda:</text:span></text:p>
            <text:list xml:id="list6378054807598272593" text:style-name="L102">
              <text:list-item>
                <text:p text:style-name="P198"><text:span text:style-name="Strong_20_Emphasis"><text:span text:style-name="T1">'Hotel' Antariksa Mewah (Luxury Space Hotels):</text:span></text:span><text:span text:style-name="T1"> Bisa jadi akan ada stasiun yang memang dari awal dirancang khusus untuk memanjakan para turis super kaya yang mencari pengalaman liburan paling eksklusif dan paling nyaman di alam semesta. Bayangkan </text:span><text:span text:style-name="Strong_20_Emphasis"><text:span text:style-name="T1">kamar suite pribadi dengan dinding atau langit-langit kaca</text:span></text:span><text:span text:style-name="T1"> yang memberikan pemandangan panorama Bumi 24/7, </text:span><text:span text:style-name="Strong_20_Emphasis"><text:span text:style-name="T1">restoran </text:span></text:span><text:span text:style-name="Strong_20_Emphasis"><text:span text:style-name="Emphasis"><text:span text:style-name="T1">fine dining</text:span></text:span></text:span><text:span text:style-name="Strong_20_Emphasis"><text:span text:style-name="T1"> nol-G</text:span></text:span><text:span text:style-name="T1"> dengan menu buatan koki selebriti (disajikan dengan cara khusus tentunya!), </text:span><text:span text:style-name="Strong_20_Emphasis"><text:span text:style-name="T1">area observasi dengan teleskop canggih</text:span></text:span><text:span text:style-name="T1"> untuk melihat bintang dan planet lain, mungkin </text:span><text:span text:style-name="Strong_20_Emphasis"><text:span text:style-name="T1">fasilitas spa atau relaksasi</text:span></text:span><text:span text:style-name="T1"> unik lainnya yang memanfaatkan kondisi mikrogravitasi, atau bahkan </text:span><text:span text:style-name="Strong_20_Emphasis"><text:span text:style-name="T1">modul khusus untuk </text:span></text:span><text:span text:style-name="Strong_20_Emphasis"><text:span text:style-name="Emphasis"><text:span text:style-name="T1">spacewalk</text:span></text:span></text:span><text:span text:style-name="Strong_20_Emphasis"><text:span text:style-name="T1"> (jalan-jalan di luar angkasa)</text:span></text:span><text:span text:style-name="T1"> bagi para turis yang berani dan terlatih! Ini bakal jadi liburan paling mewah sejagat raya! </text:span></text:p>
              </text:list-item>
              <text:list-item>
                <text:p text:style-name="P198"><text:span text:style-name="Strong_20_Emphasis"><text:span text:style-name="T1">Laboratorium &amp; 'Pabrik' Komersial di Orbit:</text:span></text:span><text:span text:style-name="T1"> Stasiun lain mungkin fokus utamanya adalah untuk disewakan sebagai </text:span><text:span text:style-name="Strong_20_Emphasis"><text:span text:style-name="T1">fasilitas riset dan pengembangan (R&amp;D)</text:span></text:span><text:span text:style-name="T1"> atau bahkan </text:span><text:span text:style-name="Strong_20_Emphasis"><text:span text:style-name="T1">manufaktur skala kecil</text:span></text:span><text:span text:style-name="T1"> bagi perusahaan-perusahaan di Bumi yang membutuhkan kondisi mikrogravitasi unik yang tidak bisa ditiru di darat. Misalnya, perusahaan farmasi bisa menumbuhkan kristal protein yang lebih sempurna untuk desain obat baru, perusahaan material bisa membuat paduan logam eksotis atau serat optik super murni, perusahaan bioteknologi bisa melakukan riset sel punca atau bahkan mencetak organ 3D. Mungkin turis bisa ikut 'tur pabrik' atau bahkan menyewa laboratorium mini untuk melakukan eksperimen pribadi di stasiun jenis ini? </text:span></text:p>
              </text:list-item>
              <text:list-item>
                <text:p text:style-name="P88"><text:span text:style-name="Strong_20_Emphasis"><text:span text:style-name="T1">Arena Hiburan &amp; Olahraga Nol-G? Studio Film Antariksa?:</text:span></text:span><text:span text:style-name="T1"> Kalau mau bermimpi sedikit lebih 'liar' lagi, siapa tahu di masa depan ada pengusaha visioner (atau sedikit gila!) yang membangun </text:span><text:span text:style-name="Strong_20_Emphasis"><text:span text:style-name="T1">'taman hiburan' atau pusat hiburan pertama di orbit</text:span></text:span><text:span text:style-name="T1">? Mungkin dengan </text:span><text:span text:style-name="Strong_20_Emphasis"><text:span text:style-name="T1">arena olahraga khusus nol-G</text:span></text:span><text:span text:style-name="T1"> (bayangkan serunya main basket, dodgeball, atau bahkan olahraga fiksi seperti Quidditch sambil melayang bebas!), atau wahana simulasi VR/AR yang super canggih, atau bahkan </text:span><text:span text:style-name="Strong_20_Emphasis"><text:span text:style-name="T1">studio film dan musik pertama di luar angkasa</text:span></text:span><text:span text:style-name="T1"> untuk menciptakan karya seni dengan latar belakang pemandangan Bumi asli yang paling otentik dan menakjubkan? Kenapa tidak? Langit (secara harfiah) adalah batasnya! </text:span></text:p>
              </text:list-item>
            </text:list>
            <text:p text:style-name="P108"><text:soft-page-break/>Intinya, Orbit Rendah Bumi (LEO) di masa depan sangat berpotensi untuk menjadi jauh lebih 'hidup', lebih beragam aktivitasnya, dan menawarkan berbagai macam fasilitas serta pilihan 'penginapan'. Mungkin akan ada stasiun yang super mewah dan mahal, tapi mungkin juga ada yang lebih fungsional dan (relatif) lebih terjangkau. Kita tunggu saja perkembangannya!</text:p>
            <text:p text:style-name="Text_20_body"><text:span text:style-name="Strong_20_Emphasis"><text:span text:style-name="T1">2. Bulan: Dari Tempat Bersejarah Astronaut Jadi Tujuan Wisata Berikutnya?</text:span></text:span><text:span text:style-name="T1"> Setelah LEO berhasil 'dikuasai' oleh aktivitas komersial, target logis berikutnya yang paling dekat secara jarak (hanya sekitar 3 hari perjalanan dengan roket modern), paling ikonik secara sejarah, dan paling mungkin dicapai dalam jangka menengah adalah satelit alami kita sendiri: </text:span><text:span text:style-name="Strong_20_Emphasis"><text:span text:style-name="T1">Bulan</text:span></text:span><text:span text:style-name="T1">. Dengan adanya program </text:span><text:span text:style-name="Strong_20_Emphasis"><text:span text:style-name="T1">Artemis</text:span></text:span><text:span text:style-name="T1"> dari NASA yang bertujuan bukan hanya untuk kembali ke Bulan tapi untuk </text:span><text:span text:style-name="Strong_20_Emphasis"><text:span text:style-name="T1">membangun kehadiran manusia yang berkelanjutan (sustainable presence)</text:span></text:span><text:span text:style-name="T1"> di sana – termasuk rencana membangun stasiun </text:span><text:span text:style-name="Strong_20_Emphasis"><text:span text:style-name="T1">Lunar Gateway</text:span></text:span><text:span text:style-name="T1"> yang akan mengorbit Bulan sebagai pos transit dan </text:span><text:span text:style-name="Strong_20_Emphasis"><text:span text:style-name="T1">pangkalan Artemis Base Camp</text:span></text:span><text:span text:style-name="T1"> di permukaan (kemungkinan besar di wilayah kutub selatan Bulan yang kaya akan potensi sumber daya es air) – maka pintu menuju </text:span><text:span text:style-name="Strong_20_Emphasis"><text:span text:style-name="T1">wisata komersial ke Bulan</text:span></text:span><text:span text:style-name="T1"> kemungkinan besar akan mulai terbuka secara bertahap di masa depan, meskipun mungkin awalnya akan sangat terbatas, sangat mahal, dan tentunya punya risiko yang lebih tinggi dibanding sekadar ke LEO:</text:span></text:p>
            <text:list xml:id="list5952462975032869605" text:style-name="L103">
              <text:list-item>
                <text:p text:style-name="P199"><text:span text:style-name="Strong_20_Emphasis"><text:span text:style-name="T1">Terbang Mengelilingi Bulan (Lunar Flyby / Orbital Tour):</text:span></text:span><text:span text:style-name="T1"> Mungkin 'paket tur' Bulan paling awal yang akan tersedia secara komersial adalah terbang </text:span><text:span text:style-name="Strong_20_Emphasis"><text:span text:style-name="T1">mengelilingi Bulan tanpa perlu mendarat</text:span></text:span><text:span text:style-name="T1">. Penumpang akan dibawa oleh wahana antariksa canggih (seperti Starship atau wahana lain yang mampu melakukan perjalanan antarplanet) dalam sebuah misi selama beberapa hari (mungkin seminggu atau lebih) untuk bisa melihat sisi dekat Bulan (yang selalu menghadap Bumi) dan sisi jauh Bulan (yang misterius dan penuh kawah) dari jarak yang relatif dekat, serta tentunya mendapatkan kesempatan langka untuk menyaksikan fenomena </text:span><text:span text:style-name="Emphasis"><text:span text:style-name="T1">Earthrise</text:span></text:span><text:span text:style-name="T1"> (Bumi yang terlihat 'terbit' di atas cakrawala Bulan) yang legendaris itu dengan mata kepala sendiri. Misi #dearMoon yang direncanakan oleh SpaceX (meskipun statusnya masih belum pasti per April 2025) adalah contoh dari konsep wisata </text:span><text:span text:style-name="Emphasis"><text:span text:style-name="T1">circumlunar</text:span></text:span><text:span text:style-name="T1"> ini. </text:span></text:p>
              </text:list-item>
              <text:list-item>
                <text:p text:style-name="P199"><text:span text:style-name="Strong_20_Emphasis"><text:span text:style-name="T1">Singgah Sebentar di 'Gerbang Bulan' (Stasiun Lunar Gateway):</text:span></text:span><text:span text:style-name="T1"> Jika stasiun Lunar Gateway jadi dibangun sesuai rencana NASA dan mitra </text:span><text:soft-page-break/><text:span text:style-name="T1">internasionalnya sebagai pos transit atau laboratorium di orbit Bulan, mungkin suatu saat nanti turis bisa terbang ke sana menggunakan wahana antarplanet, </text:span><text:span text:style-name="Strong_20_Emphasis"><text:span text:style-name="T1">menginap beberapa hari</text:span></text:span><text:span text:style-name="T1"> di stasiun kecil ini sambil menikmati pemandangan Bumi yang terlihat seperti kelereng biru kecil dari kejauhan dan permukaan Bulan yang terhampar di bawahnya, sebelum kembali lagi ke Bumi. Ini bisa jadi semacam 'hotel transit' sebelum melanjutkan (jika mungkin) ke permukaan Bulan. </text:span></text:p>
              </text:list-item>
              <text:list-item>
                <text:p text:style-name="P89"><text:span text:style-name="Strong_20_Emphasis"><text:span text:style-name="T1">Mendarat dan 'Piknik' Singkat di Permukaan Bulan!:</text:span></text:span><text:span text:style-name="T1"> Ini tentu saja adalah impian tertinggi dan paling seru dari wisata Bulan! Mungkin suatu saat nanti, setelah pangkalan Artemis Base Camp sudah cukup mapan, aman, dan punya infrastruktur pendukung kehidupan yang memadai di permukaan Bulan, perusahaan swasta bisa mulai menawarkan paket super eksklusif bagi para turis untuk </text:span><text:span text:style-name="Strong_20_Emphasis"><text:span text:style-name="T1">ikut mendarat di permukaan Bulan</text:span></text:span><text:span text:style-name="T1"> menggunakan pendarat khusus (seperti Starship versi </text:span><text:span text:style-name="Emphasis"><text:span text:style-name="T1">Human Landing System</text:span></text:span><text:span text:style-name="T1">/HLS atau pendarat komersial lainnya). Para turis ini mungkin bisa </text:span><text:span text:style-name="Strong_20_Emphasis"><text:span text:style-name="T1">menginap satu atau dua malam di dalam sebuah habitat atau 'hotel' mini</text:span></text:span><text:span text:style-name="T1"> yang ada di pangkalan tersebut, lalu mendapatkan kesempatan emas untuk </text:span><text:span text:style-name="Strong_20_Emphasis"><text:span text:style-name="T1">keluar sebentar mengenakan baju antariksa dan berjalan-jalan (atau melompat-lompat!) di permukaan Bulan</text:span></text:span><text:span text:style-name="T1"> yang ikonik dan berdebu itu, merasakan sensasi gravitasi yang hanya seperenam Bumi, melihat langsung kawah atau batuan Bulan dari dekat, mungkin ikut tur naik kendaraan </text:span><text:span text:style-name="Emphasis"><text:span text:style-name="T1">rover</text:span></text:span><text:span text:style-name="T1"> khusus Bulan, dan tentunya mengambil foto paling epik seumur hidup dengan Bumi yang menggantung indah di langit Bulan yang hitam pekat sebagai latar belakang! Ini mungkin masih butuh waktu </text:span><text:span text:style-name="Strong_20_Emphasis"><text:span text:style-name="T1">20-30 tahun lagi atau lebih</text:span></text:span><text:span text:style-name="T1"> dari sekarang (April 2025) untuk menjadi kenyataan komersial, tapi potensinya sangat nyata dan sedang diupayakan oleh banyak pihak! </text:span></text:p>
              </text:list-item>
            </text:list>
            <text:p text:style-name="Text_20_body"><text:span text:style-name="Strong_20_Emphasis"><text:span text:style-name="T1">3. Mars: Destinasi Wisata Ultimat (Tapi Sabar Dulu Ya... Ini Jangka Super Panjang!)</text:span></text:span><text:span text:style-name="T1"> Kalau Bulan mungkin bisa kita anggap sebagai 'pulau wisata' berikutnya yang relatif 'dekat' setelah 'pantai' LEO, maka </text:span><text:span text:style-name="Strong_20_Emphasis"><text:span text:style-name="T1">Mars</text:span></text:span><text:span text:style-name="T1"> adalah 'benua baru' yang menjadi tujuan ultimat, impian terbesar, tapi juga paling jauh dan paling menantang dalam peta eksplorasi (dan suatu hari nanti, mungkin wisata) antariksa kita. Seperti yang sudah kita bahas di Bab 4.3, perjalanan ke Mars saja butuh waktu </text:span><text:span text:style-name="Strong_20_Emphasis"><text:span text:style-name="T1">6 hingga 9 bulan sekali jalan</text:span></text:span><text:span text:style-name="T1"> dengan teknologi propulsi saat ini atau dalam waktu dekat. Lingkungannya juga jauh lebih keras </text:span><text:soft-page-break/><text:span text:style-name="T1">dan berbahaya daripada Bulan: atmosfernya sangat tipis dan mayoritas terdiri dari Karbon Dioksida (CO2), suhunya super dingin (rata-rata -60°C), sering terjadi badai debu global yang dahsyat yang bisa menutupi seluruh planet, tingkat radiasinya lebih tinggi karena lebih jauh dari Matahari dan tidak punya medan magnet global yang kuat seperti Bumi, dan jaraknya dari Bumi sangat jauh sehingga komunikasi radio punya jeda waktu belasan hingga puluhan menit dan misi penyelamatan darurat dari Bumi hampir tidak mungkin dilakukan jika terjadi masalah serius di sana. Oleh karena itu, kemungkinan besar, </text:span><text:span text:style-name="Strong_20_Emphasis"><text:span text:style-name="T1">wisata komersial ke Mars itu baru akan menjadi kenyataan </text:span></text:span><text:span text:style-name="Strong_20_Emphasis"><text:span text:style-name="Emphasis"><text:span text:style-name="T1">setelah</text:span></text:span></text:span><text:span text:style-name="Strong_20_Emphasis"><text:span text:style-name="T1"> umat manusia (mungkin dipelopori oleh SpaceX dengan Starship atau misi internasional gabungan) berhasil mendirikan pangkalan atau koloni awal yang relatif mapan, bisa mandiri (setidaknya sebagian dalam hal sumber daya seperti air, oksigen, dan energi), dan terbukti aman untuk ditinggali manusia secara permanen di sana</text:span></text:span><text:span text:style-name="T1">. Proses kolonisasi Mars ini sendiri diperkirakan baru akan dimulai secara serius (jika Starship berhasil) mungkin di dekade 2030-an atau 2040-an, dan kemungkinan besar butuh waktu </text:span><text:span text:style-name="Strong_20_Emphasis"><text:span text:style-name="T1">puluhan tahun lagi (mungkin 50 tahun atau bahkan satu abad dari sekarang, April 2025!)</text:span></text:span><text:span text:style-name="T1"> sebelum koloni itu cukup besar, cukup aman, dan punya infrastruktur yang memadai untuk bisa mulai menerima 'turis' dari Bumi. Jadi, untuk generasi kita saat ini, Mars lebih tepat kita pandang sebagai </text:span><text:span text:style-name="Strong_20_Emphasis"><text:span text:style-name="T1">objek eksplorasi ilmiah yang sangat menarik</text:span></text:span><text:span text:style-name="T1"> (melalui misi-misi robotik canggih seperti robot penjelajah Perseverance dan helikopter Ingenuity yang sedang beraksi di sana sekarang) dan sebagai </text:span><text:span text:style-name="Strong_20_Emphasis"><text:span text:style-name="T1">sumber inspirasi besar</text:span></text:span><text:span text:style-name="T1"> untuk mendorong batas teknologi dan imajinasi kita, bukan sebagai destinasi liburan yang bisa kita rencanakan dalam waktu dekat. Mungkin nanti cucu atau cicit kitalah yang beruntung bisa menjadi rombongan 'turis Mars' pertama dalam sejarah! Sabar ya... ?</text:span></text:p>
            <text:p text:style-name="Text_20_body"><text:span text:style-name="Strong_20_Emphasis"><text:span text:style-name="T1">4. (Bonus Mimpi Sedikit Lebih Liar) 'Island Hopping' ke Asteroid Terdekat?</text:span></text:span><text:span text:style-name="T1"> Kalau kita mau bermimpi sedikit lebih jauh lagi ke masa depan yang lebih jauh, ketika teknologi propulsi baru (seperti propulsi listrik nuklir atau layar surya yang efisien) sudah benar-benar matang dan terbukti andal, dan biaya perjalanan antarplanet sudah turun drastis, mungkinkah suatu saat nanti akan ada 'paket tur petualangan' yang lebih ekstrem dan lebih unik lagi? Misalnya, </text:span><text:span text:style-name="Strong_20_Emphasis"><text:span text:style-name="T1">mengunjungi salah satu dari ribuan asteroid dekat Bumi (Near-Earth Asteroid atau NEA)?</text:span></text:span><text:span text:style-name="T1"> Asteroid ini adalah sisa-sisa batuan purba dari masa pembentukan tata surya kita sekitar 4,5 miliar tahun lalu, seperti 'kapsul </text:span><text:soft-page-break/><text:span text:style-name="T1">waktu' kosmik. Mungkin turis petualang masa depan bisa ikut dalam misi ilmiah untuk terbang mendekati atau bahkan 'mendarat' (meskipun gravitasinya sangat kecil) di permukaan asteroid untuk melihat dari dekat komposisi dan bentuknya yang aneh, atau bahkan (jika suatu saat nanti benar-benar ada industri </text:span><text:span text:style-name="Strong_20_Emphasis"><text:span text:style-name="T1">penambangan antariksa / asteroid mining</text:span></text:span><text:span text:style-name="T1">) bisa menyaksikan secara langsung proses penambangan logam-logam berharga (seperti platina, emas, atau logam tanah jarang) dari asteroid tersebut? Ini memang masih sangat spekulatif ya untuk saat ini, dan tantangan teknologinya juga sangat besar, tapi siapa tahu apa yang akan terjadi 50 atau 100 tahun lagi kan? Imajinasi manusia tidak terbatas!</text:span></text:p>
            <text:p text:style-name="Text_20_body"><text:span text:style-name="Strong_20_Emphasis"><text:span text:style-name="T1">Kesimpulan: Pilihan Destinasi Akan Semakin Kaya dan Beragam!</text:span></text:span><text:span text:style-name="T1"> Intinya adalah, seiring dengan kemajuan teknologi transportasi antariksa dan semakin luasnya jangkauan serta kehadiran permanen manusia di luar Bumi (dimulai dari LEO, lalu mungkin ke Bulan, dan seterusnya), 'peta wisata antariksa' kita di masa depan diharapkan akan menjadi </text:span><text:span text:style-name="Strong_20_Emphasis"><text:span text:style-name="T1">jauh lebih kaya, lebih menarik, dan lebih beragam</text:span></text:span><text:span text:style-name="T1"> pilihannya dibandingkan dengan apa yang baru mulai kita lihat saat ini. Akan ada lebih banyak pilihan tujuan (dari yang 'dekat' di orbit Bumi sampai yang 'jauh' di Bulan atau bahkan mungkin lebih), akan ada lebih banyak jenis pengalaman yang ditawarkan (dari liburan santai super mewah di hotel orbital sampai petualangan eksplorasi ekstrem di dunia lain), dan (semoga saja!) juga akan ada lebih banyak variasi tingkat harga yang bisa dipilih (meskipun mungkin 'murah' dalam konteks antariksa akan tetap terasa mahal bagi kita ya!). Masa depan wisata antariksa benar-benar terlihat sangat menarik dan penuh dengan kemungkinan yang tak terbatas, menunggu untuk dijelajahi oleh generasi-generasi mendatang!</text:span></text:p>
            <text:p text:style-name="P242"/>
            <text:p text:style-name="Text_20_body"><text:span text:style-name="Strong_20_Emphasis"><text:span text:style-name="T1">(Prompt untuk Gambar Ilustrasi - Opsional)</text:span></text:span></text:p>
            <text:p text:style-name="Text_20_body"><text:span text:style-name="T1">"Buat ilustrasi infografis untuk Sub-bab 7.2 yang secara visual menggambarkan </text:span><text:span text:style-name="Strong_20_Emphasis"><text:span text:style-name="T1">peta destinasi wisata antariksa masa depan yang lebih luas dan beragam</text:span></text:span><text:span text:style-name="T1">. Gunakan layout yang menunjukkan </text:span><text:span text:style-name="Strong_20_Emphasis"><text:span text:style-name="T1">progresi atau perluasan jangkauan</text:span></text:span><text:span text:style-name="T1"> dari Bumi.</text:span></text:p>
            <text:list xml:id="list8822945484773206441" text:style-name="L104">
              <text:list-item>
                <text:p text:style-name="P200"><text:span text:style-name="Strong_20_Emphasis"><text:span text:style-name="T1">Area 1 (Dekat Bumi):</text:span></text:span><text:span text:style-name="T1"> Tampilkan </text:span><text:span text:style-name="Strong_20_Emphasis"><text:span text:style-name="T1">planet Bumi</text:span></text:span><text:span text:style-name="T1"> dengan </text:span><text:span text:style-name="Strong_20_Emphasis"><text:span text:style-name="T1">cincin orbit LEO</text:span></text:span><text:span text:style-name="T1"> di sekelilingnya. Di cincin LEO ini, tempatkan </text:span><text:span text:style-name="Strong_20_Emphasis"><text:span text:style-name="T1">beberapa ikon stasiun luar angkasa komersial yang berbeda-beda bentuk dan ukurannya</text:span></text:span><text:span text:style-name="T1"> (misalnya, ada yang terlihat seperti hotel mewah, ada yang </text:span><text:soft-page-break/><text:span text:style-name="T1">seperti laboratorium). Beri label area ini '</text:span><text:span text:style-name="Strong_20_Emphasis"><text:span text:style-name="T1">ORBIT BUMI: Jaringan Stasiun &amp; Hotel Komersial</text:span></text:span><text:span text:style-name="T1">'. </text:span></text:p>
              </text:list-item>
              <text:list-item>
                <text:p text:style-name="P200"><text:span text:style-name="Strong_20_Emphasis"><text:span text:style-name="T1">Area 2 (Menuju &amp; di Bulan):</text:span></text:span><text:span text:style-name="T1"> Tarik </text:span><text:span text:style-name="Strong_20_Emphasis"><text:span text:style-name="T1">jalur penerbangan yang jelas</text:span></text:span><text:span text:style-name="T1"> dari area Orbit Bumi menuju </text:span><text:span text:style-name="Strong_20_Emphasis"><text:span text:style-name="T1">ikon Bulan</text:span></text:span><text:span text:style-name="T1"> yang cukup besar. Di orbit sekitar Bulan, letakkan ikon kecil </text:span><text:span text:style-name="Strong_20_Emphasis"><text:span text:style-name="T1">stasiun Lunar Gateway</text:span></text:span><text:span text:style-name="T1">. Di permukaan Bulan, letakkan ikon </text:span><text:span text:style-name="Strong_20_Emphasis"><text:span text:style-name="T1">beberapa kubah pangkalan (base camp) kecil</text:span></text:span><text:span text:style-name="T1"> dengan mungkin </text:span><text:span text:style-name="Strong_20_Emphasis"><text:span text:style-name="T1">rover dan figur astronaut/turis</text:span></text:span><text:span text:style-name="T1"> di dekatnya. Beri label area ini '</text:span><text:span text:style-name="Strong_20_Emphasis"><text:span text:style-name="T1">BULAN: Wisata Mengorbit &amp; Mungkin Mendarat di Pangkalan</text:span></text:span><text:span text:style-name="T1">'. </text:span></text:p>
              </text:list-item>
              <text:list-item>
                <text:p text:style-name="P200"><text:span text:style-name="Strong_20_Emphasis"><text:span text:style-name="T1">Area 3 (Menuju &amp; di Mars):</text:span></text:span><text:span text:style-name="T1"> Tarik </text:span><text:span text:style-name="Strong_20_Emphasis"><text:span text:style-name="T1">jalur penerbangan yang lebih panjang dan mungkin ditandai 'Perjalanan Berbulan-bulan'</text:span></text:span><text:span text:style-name="T1"> dari area Bumi/Bulan menuju </text:span><text:span text:style-name="Strong_20_Emphasis"><text:span text:style-name="T1">ikon planet Mars</text:span></text:span><text:span text:style-name="T1"> yang berwarna merah. Di permukaan Mars, letakkan ikon </text:span><text:span text:style-name="Strong_20_Emphasis"><text:span text:style-name="T1">kompleks kubah habitat yang lebih besar (koloni awal)</text:span></text:span><text:span text:style-name="T1"> dengan mungkin panel surya atau rumah kaca. Beri label area ini '</text:span><text:span text:style-name="Strong_20_Emphasis"><text:span text:style-name="T1">MARS: Tujuan Jangka Sangat Panjang (Setelah Kolonisasi)</text:span></text:span><text:span text:style-name="T1">'. </text:span></text:p>
              </text:list-item>
              <text:list-item>
                <text:p text:style-name="P90"><text:span text:style-name="Strong_20_Emphasis"><text:span text:style-name="T1">Area 4 (Bonus Spekulatif - Kecil):</text:span></text:span><text:span text:style-name="T1"> Di ruang antara Mars atau di sudut lain, letakkan </text:span><text:span text:style-name="Strong_20_Emphasis"><text:span text:style-name="T1">ikon asteroid</text:span></text:span><text:span text:style-name="T1"> kecil dengan </text:span><text:span text:style-name="Strong_20_Emphasis"><text:span text:style-name="T1">wahana antariksa mini</text:span></text:span><text:span text:style-name="T1"> di dekatnya. Beri label '</text:span><text:span text:style-name="Strong_20_Emphasis"><text:span text:style-name="T1">Asteroid? (Mimpi Lebih Jauh Lagi)</text:span></text:span><text:span text:style-name="T1">'. Gunakan gaya visual yang </text:span><text:span text:style-name="Strong_20_Emphasis"><text:span text:style-name="T1">futuristik, bersih, dan menarik</text:span></text:span><text:span text:style-name="T1">, seperti melihat peta galaksi atau rencana ekspansi antarplanet. Gunakan panah atau garis hubung yang jelas antar destinasi untuk menunjukkan potensi alur perjalanan masa depan." </text:span></text:p>
              </text:list-item>
            </text:list>
            <text:p text:style-name="P242"/>
            <text:p text:style-name="P108">Saya menunggu perintah "YAX" Anda untuk melanjutkan ke prompt berikutnya (isi Sub-bab 7.3).</text:p>
          </text:section>
          <text:section text:style-name="Sect1" text:name="feedback-form-50">
            <text:p text:style-name="P216"/>
          </text:section>
        </text:section>
        <text:section text:style-name="Sect1" text:name="6644f19c7e298d1a">
          <text:p text:style-name="P108"/>
          <text:section text:style-name="Sect1" text:name="user-query-content-51">
            <text:p text:style-name="P238">YAX </text:p>
          </text:section>
          <text:p text:style-name="P216">Tampilkan alur berpikir</text:p>
          <text:section text:style-name="Sect2" text:name="model-response-message-contentr_6644f19c7e298d1a">
            <text:p text:style-name="P216"/>
          </text:section>
          <text:section text:style-name="Sect1" text:name="feedback-form-51">
            <text:p text:style-name="P216"/>
          </text:section>
        </text:section>
        <text:section text:style-name="Sect1" text:name="136b318559fa35f7">
          <text:p text:style-name="P108"/>
          <text:section text:style-name="Sect1" text:name="user-query-content-52">
            <text:p text:style-name="P238">YAX </text:p>
          </text:section>
          <text:p text:style-name="P216">Tampilkan alur berpikir</text:p>
          <text:section text:style-name="Sect2" text:name="model-response-message-contentr_136b318559fa35f7">
            <text:p text:style-name="Text_20_body"><text:soft-page-break/><text:span text:style-name="T1">Siap! Ini adalah jawaban untuk prompt </text:span><text:span text:style-name="Strong_20_Emphasis"><text:span text:style-name="T1">isi mendalam Sub-bab 7.4</text:span></text:span><text:span text:style-name="T1">.</text:span></text:p>
            <text:p text:style-name="Text_20_body"><text:span text:style-name="Strong_20_Emphasis"><text:span text:style-name="T1">(Jawaban untuk Prompt Isi Mendalam Sub-bab 7.4)</text:span></text:span></text:p>
            <text:p text:style-name="Text_20_body"><text:span text:style-name="Strong_20_Emphasis"><text:span text:style-name="T1">7.4. Kamu Tertarik? Peluang Karir Keren di Industri Antariksa Masa Depan!</text:span></text:span></text:p>
            <text:p text:style-name="P108">Gimana, teman-teman? Setelah kita sama-sama menjelajahi semua hal keren tentang wisata antariksa, mulai dari teknologinya yang bikin melongo, sensasinya yang luar biasa, destinasi impiannya yang makin jauh, sampai tantangan biaya dan keamanannya yang bikin kita berpikir keras, apakah rasa ketertarikanmu pada dunia luar angkasa jadi semakin besar? Apakah ada bagian dari dirimu yang sekarang berpikir, 'Wah, keren banget! Aku pengen banget bisa jadi bagian dari petualangan besar umat manusia ini suatu hari nanti!'?</text:p>
            <text:p text:style-name="P108">Kalau iya, itu bagus banget! Tapi mungkin kemudian kamu teringat lagi soal harga tiketnya yang selangit itu (yang baru kita bahas di awal Bab 5), atau betapa super sulit dan kompetitifnya proses seleksi untuk bisa terpilih jadi astronaut profesional seperti yang sering kita lihat di film-film atau berita... Jadi langsung merasa pesimis lagi deh, 'Ah, mana mungkin aku bisa? Itu kan cuma buat orang super pintar, super kuat, super kaya, atau super beruntung aja...'</text:p>
            <text:p text:style-name="Text_20_body"><text:span text:style-name="T1">Eits, tunggu dulu! Jangan buru-buru memupus harapan atau merasa mimpimu itu terlalu tinggi untuk digapai! Ada kabar super bagus dan super penting yang perlu kamu tahu: </text:span><text:span text:style-name="Strong_20_Emphasis"><text:span text:style-name="T1">terlibat secara aktif dan memberikan kontribusi nyata dalam kemajuan dan petualangan di dunia antariksa itu nggak harus selalu berarti menjadi turis super kaya yang mampu beli tiket miliaran Rupiah, atau menjadi salah satu dari segelintir astronaut terpilih yang berkesempatan terbang ke Stasiun Luar Angkasa Internasional (ISS)!</text:span></text:span></text:p>
            <text:p text:style-name="Text_20_body"><text:span text:style-name="T1">Kenapa begitu? Karena </text:span><text:span text:style-name="Strong_20_Emphasis"><text:span text:style-name="T1">industri antariksa</text:span></text:span><text:span text:style-name="T1"> itu sendiri – yang cakupannya sangat luas, termasuk di dalamnya sektor perancangan, pembuatan, dan peluncuran satelit untuk berbagai keperluan (komunikasi, internet, pemantauan cuaca, navigasi GPS, pemetaan Bumi, pertahanan, dll.), sektor eksplorasi planet lain menggunakan wahana robotik canggih, sektor penelitian ilmiah fundamental tentang alam semesta, hingga sektor pariwisata antariksa komersial yang sedang mulai tumbuh dan kita bahas di buku ini, bahkan mungkin sektor pertambangan sumber daya antariksa di masa depan! – adalah sebuah industri yang lagi </text:span><text:span text:style-name="Strong_20_Emphasis"><text:span text:style-name="T1">berkembang pesat banget</text:span></text:span><text:span text:style-name="T1"> di seluruh dunia </text:span><text:soft-page-break/><text:span text:style-name="T1">saat ini! Ini adalah salah satu industri teknologi tinggi (</text:span><text:span text:style-name="Emphasis"><text:span text:style-name="T1">high-tech</text:span></text:span><text:span text:style-name="T1">) yang paling dinamis dan paling menjanjikan untuk masa depan.</text:span></text:p>
            <text:p text:style-name="Text_20_body"><text:span text:style-name="T1">Bahkan di </text:span><text:span text:style-name="Strong_20_Emphasis"><text:span text:style-name="T1">Indonesia</text:span></text:span><text:span text:style-name="T1"> sendiri, minat dan kegiatan terkait keantariksaan juga terus menunjukkan perkembangan yang positif lho. Kita punya lembaga riset pemerintah seperti </text:span><text:span text:style-name="Strong_20_Emphasis"><text:span text:style-name="T1">BRIN (Badan Riset dan Inovasi Nasional)</text:span></text:span><text:span text:style-name="T1"> yang mewarisi tugas dan fungsi dari LAPAN (Lembaga Penerbangan dan Antariksa Nasional) sebelumnya, yang terus melakukan riset dan pengembangan teknologi roket, satelit (seperti seri Satelit LAPAN A), penginderaan jauh, dan sains antariksa. Selain itu, dengan semakin terbukanya akses ke teknologi dan data antariksa, bukan tidak mungkin nantinya akan muncul juga perusahaan-perusahaan rintisan (</text:span><text:span text:style-name="Emphasis"><text:span text:style-name="T1">startup</text:span></text:span><text:span text:style-name="T1">) swasta di Indonesia yang bergerak di bidang layanan berbasis satelit atau teknologi antariksa lainnya.</text:span></text:p>
            <text:p text:style-name="Text_20_body"><text:span text:style-name="T1">Nah, kabar baiknya lagi adalah: industri antariksa yang sedang tumbuh pesat ini </text:span><text:span text:style-name="Strong_20_Emphasis"><text:span text:style-name="T1">membutuhkan berbagai macam keahlian, berbagai macam talenta, dan berbagai macam profesi</text:span></text:span><text:span text:style-name="T1"> untuk bisa terus maju dan berkembang. Kebutuhannya sangat luas dan beragam, </text:span><text:span text:style-name="Strong_20_Emphasis"><text:span text:style-name="T1">bukan cuma orang yang jago fisika kuantum atau ahli rekayasa mesin roket saja</text:span></text:span><text:span text:style-name="T1"> yang dibutuhkan!</text:span></text:p>
            <text:p text:style-name="Text_20_body"><text:span text:style-name="T1">Jadi, apapun minat dan bakatmu saat ini, apapun mata pelajaran favoritmu di sekolah, kemungkinan besar </text:span><text:span text:style-name="Strong_20_Emphasis"><text:span text:style-name="T1">ada tempatnya dan ada peluangnya</text:span></text:span><text:span text:style-name="T1"> lho di industri antariksa masa depan yang sangat luas dan multi-disiplin ini! Coba deh lihat beberapa contoh bidang pekerjaan dan profesi keren yang dibutuhkan (dan akan semakin dibutuhkan) di industri antariksa global (dan mungkin juga di Indonesia nantinya). Siapa tahu salah satunya cocok banget sama </text:span><text:span text:style-name="Emphasis"><text:span text:style-name="T1">passion</text:span></text:span><text:span text:style-name="T1"> dan kemampuanmu?</text:span></text:p>
            <text:list xml:id="list1101662075158527012" text:style-name="L105">
              <text:list-item>
                <text:p text:style-name="P91"><text:span text:style-name="Strong_20_Emphasis"><text:span text:style-name="T1">Kalau Kamu Suka Banget Sama Matematika, Fisika, Kimia, dan Kamu Suka Merancang Sesuatu, Bongkar Pasang Barang, atau Memecahkan Masalah Teknis yang Rumit? Mungkin Kamu Cocok Jadi Insinyur (Engineer) Antariksa!</text:span></text:span><text:span text:style-name="T1"> Ini adalah 'tulang punggung' utama dari semua pengembangan teknologi antariksa. Pilihannya banyak banget, kamu bisa spesialisasi di:</text:span></text:p>
                <text:list>
                  <text:list-item>
                    <text:p text:style-name="P201"><text:span text:style-name="Strong_20_Emphasis"><text:span text:style-name="T1">Insinyur Dirgantara / Teknik Penerbangan (Aerospace Engineer):</text:span></text:span><text:span text:style-name="T1"> Mereka inilah arsitek utama di balik wahana antariksa! Tugasnya merancang bentuk dan struktur roket, pesawat antariksa, satelit, atau bahkan hotel antariksa biar bisa terbang secara aerodinamis (saat di atmosfer), kuat menahan </text:span><text:soft-page-break/><text:span text:style-name="T1">beban, efisien dalam penggunaan bahan bakar, dan tentu saja aman. </text:span></text:p>
                  </text:list-item>
                  <text:list-item>
                    <text:p text:style-name="P201"><text:span text:style-name="Strong_20_Emphasis"><text:span text:style-name="T1">Insinyur Mesin (Mechanical Engineer):</text:span></text:span><text:span text:style-name="T1"> Fokusnya lebih ke detail 'jeroan' mekaniknya, seperti merancang mesin roket yang kompleks, struktur internal wahana yang kuat tapi ringan, sistem aktuator dan mekanisme bergerak (seperti lengan robotik atau mekanisme pembukaan panel surya), sistem termal (mengatur suhu wahana), dll. </text:span></text:p>
                  </text:list-item>
                  <text:list-item>
                    <text:p text:style-name="P201"><text:span text:style-name="Strong_20_Emphasis"><text:span text:style-name="T1">Insinyur Listrik &amp; Elektronika (Electrical Engineer):</text:span></text:span><text:span text:style-name="T1"> Wahana antariksa itu penuh dengan sistem listrik dan elektronik! Insinyur di bidang ini merancang semua sistem kelistrikan wahana, mulai dari sumber dayanya (panel surya, baterai khusus), sistem distribusi daya, sistem komunikasi radio antar wahana dan ke Bumi, jaringan sensor-sensor canggih, hingga sistem komputer penerbangan utama (avionik). </text:span></text:p>
                  </text:list-item>
                  <text:list-item>
                    <text:p text:style-name="P201"><text:span text:style-name="Strong_20_Emphasis"><text:span text:style-name="T1">Insinyur Material (Materials Engineer):</text:span></text:span><text:span text:style-name="T1"> Mereka adalah 'alkemis' modern yang terus mencari, mengembangkan, menguji, dan memilih material-material baru super canggih yang punya sifat-sifat luar biasa (kuat, ringan, tahan suhu ekstrem, tahan radiasi) untuk bisa dipakai dalam pembuatan komponen roket atau wahana antariksa. </text:span></text:p>
                  </text:list-item>
                  <text:list-item>
                    <text:p text:style-name="P201"><text:span text:style-name="Strong_20_Emphasis"><text:span text:style-name="T1">Insinyur Perangkat Lunak (Software Engineer / Computer Scientist):</text:span></text:span><text:span text:style-name="T1"> Di era digital ini, peran mereka super penting! Mereka yang menulis jutaan (bahkan miliaran!) baris </text:span><text:span text:style-name="Emphasis"><text:span text:style-name="T1">kode</text:span></text:span><text:span text:style-name="T1"> komputer yang menjadi 'otak' dari semua sistem antariksa: mulai dari perangkat lunak untuk sistem kendali otomatis roket saat peluncuran dan pendaratan, perangkat lunak untuk simulasi penerbangan dan analisis data misi yang kompleks, perangkat lunak untuk mengoperasikan instrumen ilmiah di satelit atau robot penjelajah, hingga perangkat lunak untuk antarmuka pengguna (UI/UX) yang dipakai astronaut atau turis di dalam kokpit atau stasiun angkasa. Kamu jago </text:span><text:span text:style-name="Emphasis"><text:span text:style-name="T1">coding</text:span></text:span><text:span text:style-name="T1"> dan suka tantangan logika? Peluang karirmu di industri antariksa sangat besar! </text:span></text:p>
                  </text:list-item>
                </text:list>
              </text:list-item>
              <text:list-item>
                <text:p text:style-name="P91"><text:span text:style-name="Strong_20_Emphasis"><text:span text:style-name="T1">Kalau Kamu Punya Rasa Ingin Tahu yang Super Besar Sama Rahasia Alam Semesta, Suka Melakukan Riset dan Eksperimen? Mungkin Kamu Cocok Jadi Ilmuwan (Scientist) Antariksa!</text:span></text:span></text:p>
                <text:list>
                  <text:list-item>
                    <text:p text:style-name="P201"><text:soft-page-break/><text:span text:style-name="Strong_20_Emphasis"><text:span text:style-name="T1">Ahli Astronomi / Astrofisika (Astronomer/Astrophysicist):</text:span></text:span><text:span text:style-name="T1"> Mereka yang mendedikasikan hidupnya untuk mempelajari bintang-bintang, planet-planet di tata surya lain (</text:span><text:span text:style-name="Emphasis"><text:span text:style-name="T1">exoplanet</text:span></text:span><text:span text:style-name="T1">), galaksi-galaksi jauh, lubang hitam, materi gelap, energi gelap, dan mencoba memahami asal-usul serta evolusi alam semesta kita. Mereka bekerja menggunakan data dari teleskop-teleskop raksasa di Bumi maupun teleskop luar angkasa yang canggih seperti Hubble atau James Webb Space Telescope. </text:span></text:p>
                  </text:list-item>
                  <text:list-item>
                    <text:p text:style-name="P201"><text:span text:style-name="Strong_20_Emphasis"><text:span text:style-name="T1">Ahli Geologi Planet (Planetary Scientist/Geologist):</text:span></text:span><text:span text:style-name="T1"> Mereka yang mempelajari komposisi batuan, struktur permukaan, proses geologi (seperti vulkanisme atau pergerakan lempeng tektonik di planet lain), sejarah iklim, dan potensi sumber daya (seperti air atau mineral) di Bulan, Mars, asteroid, atau benda langit lainnya, seringkali menggunakan data dari misi-misi wahana robotik pengorbit atau pendarat. </text:span></text:p>
                  </text:list-item>
                  <text:list-item>
                    <text:p text:style-name="P201"><text:span text:style-name="Strong_20_Emphasis"><text:span text:style-name="T1">Ahli Astrobiologi (Astrobiologist):</text:span></text:span><text:span text:style-name="T1"> Ini bidang yang super keren dan multidisiplin! Mereka adalah ilmuwan (bisa berlatar belakang biologi, kimia, geologi, atau astronomi) yang fokus pada pertanyaan fundamental: Adakah kehidupan di luar Bumi? Mereka mencari tanda-tanda atau kemungkinan adanya kehidupan mikroba (atau bahkan yang lebih kompleks!) di tempat-tempat lain di tata surya kita (misalnya di bawah permukaan Mars, di lautan bawah permukaan bulan-bulan es seperti Europa atau Enceladus), atau di exoplanet yang jauh. Super menantang dan misterius! </text:span></text:p>
                  </text:list-item>
                  <text:list-item>
                    <text:p text:style-name="P201"><text:span text:style-name="Strong_20_Emphasis"><text:span text:style-name="T1">Peneliti Material Antariksa:</text:span></text:span><text:span text:style-name="T1"> Mereka yang melakukan eksperimen (seringkali di fasilitas seperti ISS) untuk menciptakan material baru yang unik atau untuk memahami bagaimana perilaku material yang sudah ada berubah di kondisi unik mikrogravitasi, vakum tinggi, atau radiasi tinggi di luar angkasa. </text:span></text:p>
                  </text:list-item>
                  <text:list-item>
                    <text:p text:style-name="P201"><text:span text:style-name="Strong_20_Emphasis"><text:span text:style-name="T1">Dokter Penerbangan Antariksa (Flight Surgeon / Space Medicine Specialist):</text:span></text:span><text:span text:style-name="T1"> Dokter dengan spesialisasi khusus yang mempelajari bagaimana tubuh manusia bereaksi dan beradaptasi terhadap lingkungan penerbangan dan antariksa yang ekstrem, serta bertugas menjaga kesehatan fisik dan mental para astronaut atau turis sebelum, selama, dan sesudah </text:span><text:soft-page-break/><text:span text:style-name="T1">mereka melakukan misi penerbangan antariksa. </text:span></text:p>
                  </text:list-item>
                </text:list>
              </text:list-item>
              <text:list-item>
                <text:p text:style-name="P91"><text:span text:style-name="Strong_20_Emphasis"><text:span text:style-name="T1">Kalau Kamu Suka Kerja Pakai Tangan dengan Teliti, Terampil Mengoperasikan Alat, dan Bisa Memecahkan Masalah Teknis di Lapangan? Mungkin Kamu Cocok Jadi Teknisi Ahli!</text:span></text:span><text:span text:style-name="T1"> Industri antariksa juga sangat bergantung pada ribuan teknisi terampil yang memastikan semua perangkat kerasnya berfungsi dengan baik:</text:span></text:p>
                <text:list>
                  <text:list-item>
                    <text:p text:style-name="P201"><text:span text:style-name="Strong_20_Emphasis"><text:span text:style-name="T1">Teknisi Perakitan &amp; Integrasi Roket/Satelit:</text:span></text:span><text:span text:style-name="T1"> Mereka yang dengan sangat teliti dan presisi tinggi merakit bagian-bagian roket atau satelit di dalam pabrik atau </text:span><text:span text:style-name="Emphasis"><text:span text:style-name="T1">clean room</text:span></text:span><text:span text:style-name="T1">. </text:span></text:p>
                  </text:list-item>
                  <text:list-item>
                    <text:p text:style-name="P201"><text:span text:style-name="Strong_20_Emphasis"><text:span text:style-name="T1">Teknisi Operasional Landasan Peluncuran:</text:span></text:span><text:span text:style-name="T1"> Mereka yang bekerja langsung di </text:span><text:span text:style-name="Emphasis"><text:span text:style-name="T1">launchpad</text:span></text:span><text:span text:style-name="T1"> untuk menyiapkan roket sebelum peluncuran, melakukan pengisian bahan bakar kriogenik yang rumit, melakukan pengecekan akhir sistem, dan memastikan semua siap untuk </text:span><text:span text:style-name="Emphasis"><text:span text:style-name="T1">liftoff</text:span></text:span><text:span text:style-name="T1">. </text:span></text:p>
                  </text:list-item>
                  <text:list-item>
                    <text:p text:style-name="P201"><text:span text:style-name="Strong_20_Emphasis"><text:span text:style-name="T1">Teknisi Pusat Kendali Misi atau Stasiun Bumi:</text:span></text:span><text:span text:style-name="T1"> Mereka yang membantu para </text:span><text:span text:style-name="Emphasis"><text:span text:style-name="T1">flight controller</text:span></text:span><text:span text:style-name="T1"> dalam memantau data telemetri, mengoperasikan sistem komunikasi satelit, atau sistem pendukung teknis lainnya. </text:span></text:p>
                  </text:list-item>
                </text:list>
              </text:list-item>
              <text:list-item>
                <text:p text:style-name="P91"><text:span text:style-name="Strong_20_Emphasis"><text:span text:style-name="T1">Kalau Kamu Jago dalam Organisasi, Komunikasi, Manajemen Proyek, atau Bikin Strategi? Banyak Peran Penting Lainnya yang Non-Teknis!</text:span></text:span></text:p>
                <text:list>
                  <text:list-item>
                    <text:p text:style-name="P201"><text:span text:style-name="Strong_20_Emphasis"><text:span text:style-name="T1">Staf Pusat Kendali Misi (Flight Controller):</text:span></text:span><text:span text:style-name="T1"> Mereka adalah 'otak' dan 'mata' di balik layar yang 'menyetir' jalannya sebuah misi antariksa dari Bumi. Mereka bekerja dalam tim, masing-masing punya peran spesifik (misalnya Capcom yang berkomunikasi langsung dengan astronaut, FIDO yang mengurus lintasan/navigasi, EECOM yang mengurus sistem lingkungan &amp; pendukung kehidupan, dll.), memantau ribuan parameter secara </text:span><text:span text:style-name="Emphasis"><text:span text:style-name="T1">real-time</text:span></text:span><text:span text:style-name="T1">, dan harus bisa membuat keputusan penting dengan cepat dan tepat jika terjadi masalah. Posisi ini butuh ketenangan, ketelitian, kemampuan analisis, dan komunikasi yang sangat tinggi! </text:span></text:p>
                  </text:list-item>
                  <text:list-item>
                    <text:p text:style-name="P201"><text:span text:style-name="Strong_20_Emphasis"><text:span text:style-name="T1">Manajer Proyek Antariksa (Space Project Manager):</text:span></text:span><text:span text:style-name="T1"> Orang yang bertanggung jawab untuk mengelola keseluruhan proyek pembuatan roket, satelit, atau penyelenggaraan sebuah misi dari tahap konsep awal hingga selesai, termasuk mengelola jadwal, </text:span><text:soft-page-break/><text:span text:style-name="T1">anggaran (yang biasanya sangat besar!), sumber daya manusia, dan koordinasi antar berbagai tim. </text:span></text:p>
                  </text:list-item>
                  <text:list-item>
                    <text:p text:style-name="P201"><text:span text:style-name="Strong_20_Emphasis"><text:span text:style-name="T1">Spesialis Logistik Antariksa:</text:span></text:span><text:span text:style-name="T1"> Mengatur pengiriman komponen-komponen roket atau satelit antar pabrik atau ke lokasi peluncuran, atau merencanakan pengiriman perbekalan rutin (makanan, air, oksigen, suku cadang) ke stasiun luar angkasa. </text:span></text:p>
                  </text:list-item>
                </text:list>
              </text:list-item>
              <text:list-item>
                <text:p text:style-name="P91"><text:span text:style-name="Strong_20_Emphasis"><text:span text:style-name="T1">Punya Jiwa Seni, Kreatifitas Tinggi, dan Suka Mendesain Sesuatu yang Keren dan Fungsional? Bisa Juga Kok Terlibat!</text:span></text:span><text:span text:style-name="T1"> Jangan salah, industri antariksa yang sering dianggap sangat 'teknis' ini juga butuh banyak sentuhan kreativitas dan keindahan!</text:span></text:p>
                <text:list>
                  <text:list-item>
                    <text:p text:style-name="P201"><text:span text:style-name="Strong_20_Emphasis"><text:span text:style-name="T1">Desainer Industri / Produk:</text:span></text:span><text:span text:style-name="T1"> Mereka yang merancang bentuk luar roket atau wahana antariksa agar tidak hanya fungsional tapi juga mungkin terlihat keren dan futuristik. Atau merancang interior kabin penumpang agar terasa nyaman, ergonomis, dan fungsional di lingkungan nol-G. </text:span></text:p>
                  </text:list-item>
                  <text:list-item>
                    <text:p text:style-name="P201"><text:span text:style-name="Strong_20_Emphasis"><text:span text:style-name="T1">Desainer Grafis / Multimedia / UI/UX:</text:span></text:span><text:span text:style-name="T1"> Mereka yang membuat visualisasi konsep misi yang menarik untuk presentasi atau publikasi, membuat materi promosi yang keren untuk perusahaan antariksa, infografis edukatif tentang sains antariksa, atau merancang antarmuka pengguna (UI/UX) yang intuitif dan mudah digunakan untuk perangkat lunak kontrol misi atau layar informasi di dalam wahana. </text:span></text:p>
                  </text:list-item>
                  <text:list-item>
                    <text:p text:style-name="P201"><text:span text:style-name="Strong_20_Emphasis"><text:span text:style-name="T1">Desainer Pakaian Antariksa (Spacesuit Designer):</text:span></text:span><text:span text:style-name="T1"> Merancang baju astronaut generasi baru yang lebih fleksibel, lebih ringan, lebih aman, lebih nyaman dipakai berjam-jam, atau mungkin merancang pakaian khusus yang tetap gaya tapi fungsional untuk dipakai oleh para turis antariksa di dalam kabin. </text:span></text:p>
                  </text:list-item>
                  <text:list-item>
                    <text:p text:style-name="P201"><text:span text:style-name="Strong_20_Emphasis"><text:span text:style-name="T1">Arsitek Antariksa (Space Architect):</text:span></text:span><text:span text:style-name="T1"> Ini adalah profesi masa depan yang sangat menarik! Mereka yang menggunakan prinsip arsitektur dan desain untuk merancang tata letak dan struktur bangunan atau habitat permanen di Bulan atau Mars nanti, dengan mempertimbangkan kondisi lingkungan yang ekstrem dan kebutuhan psikologis manusia yang akan tinggal di sana. </text:span></text:p>
                  </text:list-item>
                </text:list>
              </text:list-item>
              <text:list-item>
                <text:p text:style-name="P91"><text:span text:style-name="Strong_20_Emphasis"><text:span text:style-name="T1">Minatmu di Bidang Hukum, Bisnis, Jurnalistik, atau Pendidikan? Tenang, Ada Juga Tempatnya!</text:span></text:span><text:span text:style-name="T1"> Industri antariksa juga butuh banyak dukungan dari berbagai profesi non-teknis lainnya untuk bisa berjalan </text:span><text:soft-page-break/><text:span text:style-name="T1">dan berkembang:</text:span></text:p>
                <text:list>
                  <text:list-item>
                    <text:p text:style-name="P201"><text:span text:style-name="Strong_20_Emphasis"><text:span text:style-name="T1">Pengacara Hukum Antariksa (Space Lawyer):</text:span></text:span><text:span text:style-name="T1"> Dengan semakin ramainya aktivitas manusia dan komersial di luar angkasa, dibutuhkan para ahli hukum yang paham seluk-beluk perjanjian internasional tentang antariksa (seperti Outer Space Treaty 1967 dan turunannya) dan bisa membantu membuat kontrak bisnis antar perusahaan antariksa, menyelesaikan sengketa (misalnya soal hak orbit satelit atau tanggung jawab jika terjadi tabrakan), atau bahkan membantu merumuskan regulasi nasional dan internasional baru untuk mengatur aktivitas masa depan seperti penambangan asteroid atau pariwisata Bulan. </text:span></text:p>
                  </text:list-item>
                  <text:list-item>
                    <text:p text:style-name="P201"><text:span text:style-name="Strong_20_Emphasis"><text:span text:style-name="T1">Spesialis Pemasaran &amp; Pengembangan Bisnis Antariksa:</text:span></text:span><text:span text:style-name="T1"> Mereka yang bertugas untuk 'menjual' layanan peluncuran satelit kepada pelanggan, mencari klien untuk misi riset komersial di stasiun angkasa, atau memasarkan paket wisata antariksa kepada calon-calon turis kaya raya di seluruh dunia. </text:span></text:p>
                  </text:list-item>
                  <text:list-item>
                    <text:p text:style-name="P201"><text:span text:style-name="Strong_20_Emphasis"><text:span text:style-name="T1">Staf Operasional 'Agen Travel' Antariksa:</text:span></text:span><text:span text:style-name="T1"> Seperti yang dilakukan oleh Axiom Space, dibutuhkan orang-orang yang bisa mengurus semua aspek logistik, pelatihan, pelayanan pelanggan, dan manajemen misi untuk para turis antariksa dari awal pendaftaran hingga mereka kembali dengan selamat ke Bumi. </text:span></text:p>
                  </text:list-item>
                  <text:list-item>
                    <text:p text:style-name="P201"><text:span text:style-name="Strong_20_Emphasis"><text:span text:style-name="T1">Jurnalis Sains / Antariksa:</text:span></text:span><text:span text:style-name="T1"> Mereka yang punya </text:span><text:span text:style-name="Emphasis"><text:span text:style-name="T1">passion</text:span></text:span><text:span text:style-name="T1"> di bidang antariksa dan kemampuan komunikasi yang baik untuk bisa meliput semua perkembangan terbaru di dunia antariksa dan menceritakannya dengan cara yang akurat, menarik, dan mudah dipahami oleh publik luas melalui berbagai media (berita online, majalah, TV, podcast, dll.). (Seperti yang coba dilakukan penulis buku ini! ?) </text:span></text:p>
                  </text:list-item>
                  <text:list-item>
                    <text:p text:style-name="P91"><text:span text:style-name="Strong_20_Emphasis"><text:span text:style-name="T1">Pendidik / Guru STEM:</text:span></text:span><text:span text:style-name="T1"> Ini adalah peran yang paling mulia dan paling fundamental! Mereka yang mendedikasikan diri untuk menginspirasi dan mengajar generasi berikutnya (seperti kamu!) tentang keajaiban ilmu pengetahuan (sains), teknologi, rekayasa (engineering), dan matematika (STEM), termasuk di dalamnya tentang astronomi dan eksplorasi antariksa, agar semakin banyak anak muda Indonesia yang tertarik, termotivasi, dan siap untuk mengejar karir di bidang-bidang strategis ini di masa </text:span><text:soft-page-break/><text:span text:style-name="T1">depan. </text:span></text:p>
                  </text:list-item>
                </text:list>
              </text:list-item>
            </text:list>
            <text:p text:style-name="P108">Gimana? Banyak banget kan ternyata pilihannya? Nggak melulu harus jadi astronaut yang terbang atau insinyur yang bikin roket kan untuk bisa ikut terlibat di dunia antariksa? Coba deh sekarang kamu luangkan waktu sejenak untuk merenung dan berpikir:</text:p>
            <text:list xml:id="list7017970102229246447" text:style-name="L106">
              <text:list-item>
                <text:p text:style-name="P237">Apa sih mata pelajaran yang paling kamu sukai (atau paling kamu kuasai) di sekolah saat ini? Apakah itu Matematika? Fisika? Kimia? Biologi? Bahasa Inggris? Sejarah? Geografi? Seni Rupa? Teknologi Informasi dan Komunikasi (TIK)? Ekonomi? Hukum? </text:p>
              </text:list-item>
              <text:list-item>
                <text:p text:style-name="P92"><text:span text:style-name="T1">Apa hobimu di luar jam sekolah? Kamu suka main </text:span><text:span text:style-name="Emphasis"><text:span text:style-name="T1">game</text:span></text:span><text:span text:style-name="T1"> strategi atau simulasi? Suka bongkar pasang barang elektronik atau mainan? Suka membaca buku atau menulis cerita (terutama fiksi ilmiah)? Suka menggambar, melukis, atau mendesain sesuatu? Suka ikut debat atau aktif di organisasi? Suka menjelaskan sesuatu ke temanmu atau adikmu? Suka mengamati bintang atau fenomena alam di malam hari? </text:span></text:p>
              </text:list-item>
            </text:list>
            <text:p text:style-name="P108">Hampir semua minat, bakat, dan keahlian itu, jika kamu tekuni, asah dengan baik, dan arahkan dengan benar, bisa lho punya relevansi dan bisa menjadi modal awalmu untuk mengejar salah satu dari sekian banyak karir keren di industri antariksa masa depan!</text:p>
            <text:p text:style-name="P108">Kunci utamanya sekarang adalah:</text:p>
            <text:list xml:id="list2809988152275471262" text:style-name="L107">
              <text:list-item>
                <text:p text:style-name="P202"><text:span text:style-name="Strong_20_Emphasis"><text:span text:style-name="T1">Terus belajar dengan giat dan sungguh-sungguh</text:span></text:span><text:span text:style-name="T1">, terutama berusaha untuk menguasai dasar-dasar ilmu </text:span><text:span text:style-name="Strong_20_Emphasis"><text:span text:style-name="T1">Sains (Fisika itu penting banget untuk memahami cara kerja alam semesta dan teknologi!, Kimia, Biologi juga relevan untuk astrobiologi atau life support), Matematika (ini adalah 'bahasa' universal yang dipakai dalam semua sains dan rekayasa!), dan Teknologi/Komputer (karena hampir semua hal di dunia modern, apalagi di antariksa, butuh komputer dan </text:span></text:span><text:span text:style-name="Strong_20_Emphasis"><text:span text:style-name="Emphasis"><text:span text:style-name="T1">coding</text:span></text:span></text:span><text:span text:style-name="Strong_20_Emphasis"><text:span text:style-name="T1">!).</text:span></text:span><text:span text:style-name="T1"> </text:span></text:p>
              </text:list-item>
              <text:list-item>
                <text:p text:style-name="P202"><text:span text:style-name="T1">Jangan lupakan juga kemampuan </text:span><text:span text:style-name="Strong_20_Emphasis"><text:span text:style-name="T1">Bahasa Inggris</text:span></text:span><text:span text:style-name="T1">, karena ini adalah bahasa komunikasi internasional utama dalam dunia sains, teknologi, riset, dan industri antariksa global. Hampir semua buku teks, jurnal ilmiah, konferensi, dan dokumentasi teknis penting menggunakan Bahasa Inggris. </text:span></text:p>
              </text:list-item>
              <text:list-item>
                <text:p text:style-name="P202"><text:span text:style-name="Strong_20_Emphasis"><text:span text:style-name="T1">Terus pupuk dan kembangkan rasa ingin tahu (curiosity)</text:span></text:span><text:span text:style-name="T1"> kamu tentang alam semesta dan bagaimana segala sesuatu bekerja. Jangan </text:span><text:soft-page-break/><text:span text:style-name="T1">pernah berhenti bertanya 'kenapa?' dan 'bagaimana?'. Banyak baca buku non-fiksi yang berkualitas, artikel sains populer di internet, nonton film dokumenter yang inspiratif, ikuti perkembangan berita antariksa terbaru (misalnya lewat website resmi NASA, ESA, SpaceX, atau media sains terpercaya lainnya). </text:span></text:p>
              </text:list-item>
              <text:list-item>
                <text:p text:style-name="P93"><text:span text:style-name="Strong_20_Emphasis"><text:span text:style-name="T1">Jangan takut untuk bermimpi besar!</text:span></text:span><text:span text:style-name="T1"> Jangan biarkan keterbatasan atau pandangan orang lain menghalangimu untuk bercita-cita setinggi langit (atau bahkan melampauinya!). Sejarah sudah membuktikan bahwa pencapaian-pencapaian terbesar umat manusia seringkali dimulai dari mimpi 'gila' seseorang yang berani berpikir berbeda. </text:span></text:p>
              </text:list-item>
            </text:list>
            <text:p text:style-name="P108">Siapa tahu, dengan kerja keras, ketekunan, dan persiapan yang baik mulai dari sekarang, kamulah yang nanti akan ikut berperan penting dalam merancang satelit komunikasi generasi baru untuk Indonesia! Atau kamulah yang akan menemukan metode baru yang efisien untuk mendaur ulang air di stasiun luar angkasa! Atau kamulah yang akan menjadi pengacara antariksa pertama dari Aceh yang membantu merumuskan aturan main untuk penambangan di Bulan! Masa depan industri antariksa sangatlah luas, dan ada tempat untuk berbagai talenta. Masa depan itu ada di tangan generasi kalian, dan antariksa menyimpan begitu banyak misteri dan peluang yang menunggu untuk diungkap dan diraih! Jadi, teruslah bermimpi dan berusaha!</text:p>
            <text:p text:style-name="P242"/>
            <text:p text:style-name="Text_20_body"><text:span text:style-name="Strong_20_Emphasis"><text:span text:style-name="T1">(Prompt untuk Gambar Ilustrasi - Opsional)</text:span></text:span></text:p>
            <text:p text:style-name="Text_20_body"><text:span text:style-name="T1">"Buat ilustrasi infografis yang </text:span><text:span text:style-name="Strong_20_Emphasis"><text:span text:style-name="T1">ceria, penuh warna, dan inspiratif</text:span></text:span><text:span text:style-name="T1"> untuk Sub-bab 7.4, yang menampilkan </text:span><text:span text:style-name="Strong_20_Emphasis"><text:span text:style-name="T1">keragaman peluang karir di industri antariksa</text:span></text:span><text:span text:style-name="T1"> dan ditujukan untuk memotivasi remaja.</text:span></text:p>
            <text:list xml:id="list2671995895755268665" text:style-name="L108">
              <text:list-item>
                <text:p text:style-name="P203"><text:span text:style-name="Strong_20_Emphasis"><text:span text:style-name="T1">Elemen Pusat:</text:span></text:span><text:span text:style-name="T1"> Di tengah ilustrasi, gambar sebuah </text:span><text:span text:style-name="Strong_20_Emphasis"><text:span text:style-name="T1">roket modern yang sedang meluncur naik dengan latar belakang Bumi dan bintang-bintang</text:span></text:span><text:span text:style-name="T1">, atau </text:span><text:span text:style-name="Strong_20_Emphasis"><text:span text:style-name="T1">sebuah stasiun luar angkasa futuristik yang mengorbit Bumi</text:span></text:span><text:span text:style-name="T1">. Ini melambangkan industri antariksa itu sendiri. </text:span></text:p>
              </text:list-item>
              <text:list-item>
                <text:p text:style-name="P203"><text:span text:style-name="Strong_20_Emphasis"><text:span text:style-name="T1">Karakter/Ikon Karir yang Beragam:</text:span></text:span><text:span text:style-name="T1"> Di sekeliling elemen pusat tersebut (mungkin melayang atau dalam gelembung-gelembung pikiran), sebarkan secara artistik </text:span><text:span text:style-name="Strong_20_Emphasis"><text:span text:style-name="T1">berbagai macam ikon atau figur karakter kecil yang mewakili beragam profesi</text:span></text:span><text:span text:style-name="T1"> yang dibutuhkan di industri antariksa. </text:span><text:span text:style-name="Strong_20_Emphasis"><text:span text:style-name="T1">Pastikan karakternya sangat beragam</text:span></text:span><text:span text:style-name="T1"> dalam hal gender, etnis (mungkin ada yang berkerudung atau berwajah Asia </text:span><text:soft-page-break/><text:span text:style-name="T1">Tenggara/Indonesia), dan jenis pekerjaan yang digambarkan. Contoh ikon/karakter: </text:span></text:p>
                <text:list>
                  <text:list-item>
                    <text:p text:style-name="P203"><text:span text:style-name="Strong_20_Emphasis"><text:span text:style-name="T1">Insinyur:</text:span></text:span><text:span text:style-name="T1"> Memegang blueprint atau laptop dengan kode/diagram. </text:span></text:p>
                  </text:list-item>
                  <text:list-item>
                    <text:p text:style-name="P203"><text:span text:style-name="Strong_20_Emphasis"><text:span text:style-name="T1">Ilmuwan:</text:span></text:span><text:span text:style-name="T1"> Memakai jas lab, melihat melalui mikroskop atau teleskop. </text:span></text:p>
                  </text:list-item>
                  <text:list-item>
                    <text:p text:style-name="P203"><text:span text:style-name="Strong_20_Emphasis"><text:span text:style-name="T1">Teknisi:</text:span></text:span><text:span text:style-name="T1"> Memakai seragam kerja, memegang kunci pas atau obeng, bekerja pada panel mesin. </text:span></text:p>
                  </text:list-item>
                  <text:list-item>
                    <text:p text:style-name="P203"><text:span text:style-name="Strong_20_Emphasis"><text:span text:style-name="T1">Kontrol Misi:</text:span></text:span><text:span text:style-name="T1"> Memakai headset, duduk fokus di depan layar data yang kompleks. </text:span></text:p>
                  </text:list-item>
                  <text:list-item>
                    <text:p text:style-name="P203"><text:span text:style-name="Strong_20_Emphasis"><text:span text:style-name="T1">Desainer:</text:span></text:span><text:span text:style-name="T1"> Menggambar di tablet digital (misal menggambar baju antariksa atau habitat). </text:span></text:p>
                  </text:list-item>
                  <text:list-item>
                    <text:p text:style-name="P203"><text:span text:style-name="Strong_20_Emphasis"><text:span text:style-name="T1">Dokter:</text:span></text:span><text:span text:style-name="T1"> Memakai stetoskop, mungkin ada simbol palang merah. </text:span></text:p>
                  </text:list-item>
                  <text:list-item>
                    <text:p text:style-name="P203"><text:span text:style-name="Strong_20_Emphasis"><text:span text:style-name="T1">Pengacara:</text:span></text:span><text:span text:style-name="T1"> Membawa tas kerja dan buku tebal bertuliskan 'Space Law'. </text:span></text:p>
                  </text:list-item>
                  <text:list-item>
                    <text:p text:style-name="P203"><text:span text:style-name="Strong_20_Emphasis"><text:span text:style-name="T1">Pemasar/Bisnis:</text:span></text:span><text:span text:style-name="T1"> Menunjuk ke grafik presentasi yang naik. </text:span></text:p>
                  </text:list-item>
                  <text:list-item>
                    <text:p text:style-name="P203"><text:span text:style-name="Strong_20_Emphasis"><text:span text:style-name="T1">Jurnalis/Pendidik:</text:span></text:span><text:span text:style-name="T1"> Memegang mikrofon/kamera atau berdiri di depan papan tulis dengan rumus/gambar planet. </text:span></text:p>
                  </text:list-item>
                  <text:list-item>
                    <text:p text:style-name="P203"><text:span text:style-name="Strong_20_Emphasis"><text:span text:style-name="T1">Pilot/Astronaut:</text:span></text:span><text:span text:style-name="T1"> (Boleh dimasukkan tapi jangan terlalu dominan, untuk menunjukkan ini hanya salah satu dari banyak pilihan). </text:span></text:p>
                  </text:list-item>
                </text:list>
              </text:list-item>
              <text:list-item>
                <text:p text:style-name="P94"><text:span text:style-name="Strong_20_Emphasis"><text:span text:style-name="T1">Hubungan Visual &amp; Judul:</text:span></text:span><text:span text:style-name="T1"> Gunakan garis-garis tipis atau jalur bintang yang menghubungkan setiap ikon/figur karir ke elemen pusat untuk menunjukkan bahwa semua profesi ini adalah bagian dari ekosistem industri antariksa. Tambahkan judul besar yang </text:span><text:span text:style-name="Strong_20_Emphasis"><text:span text:style-name="T1">memotivasi</text:span></text:span><text:span text:style-name="T1"> di bagian atas atau bawah, seperti: '</text:span><text:span text:style-name="Strong_20_Emphasis"><text:span text:style-name="T1">Dunia Antariksa Butuh Kamu! Banyak Jalan Menuju Bintang!</text:span></text:span><text:span text:style-name="T1">' atau '</text:span><text:span text:style-name="Strong_20_Emphasis"><text:span text:style-name="T1">Temukan Karir Impianmu di Industri Antariksa!</text:span></text:span><text:span text:style-name="T1">'. Gunakan gaya visual yang </text:span><text:span text:style-name="Strong_20_Emphasis"><text:span text:style-name="T1">modern, optimis, penuh warna cerah</text:span></text:span><text:span text:style-name="T1">, dan secara keseluruhan memberikan pesan bahwa ada </text:span><text:span text:style-name="Strong_20_Emphasis"><text:span text:style-name="T1">banyak cara berbeda</text:span></text:span><text:span text:style-name="T1"> bagi remaja dengan berbagai minat dan bakat untuk bisa terlibat dan berkontribusi di masa depan antariksa." </text:span></text:p>
              </text:list-item>
            </text:list>
            <text:p text:style-name="P242"/>
            <text:p text:style-name="P108">Saya menunggu perintah "YAX" Anda untuk melanjutkan ke prompt berikutnya (isi Sub-bab 7.5).</text:p>
          </text:section>
          <text:section text:style-name="Sect1" text:name="feedback-form-52">
            <text:p text:style-name="P216"/>
          </text:section>
        </text:section>
        <text:section text:style-name="Sect1" text:name="1128cf88f7d247ec">
          <text:p text:style-name="P108"/>
          <text:section text:style-name="Sect1" text:name="user-query-content-53">
            <text:p text:style-name="P238"><text:soft-page-break/>YAX </text:p>
          </text:section>
          <text:p text:style-name="P216">Tampilkan alur berpikir</text:p>
          <text:section text:style-name="Sect2" text:name="model-response-message-contentr_1128cf88f7d247ec">
            <text:p text:style-name="Text_20_body"><text:span text:style-name="T1">Oke, ini adalah jawaban untuk prompt </text:span><text:span text:style-name="Strong_20_Emphasis"><text:span text:style-name="T1">isi mendalam Sub-bab 7.5</text:span></text:span><text:span text:style-name="T1">, bagian penutup dari bab utama buku ini.</text:span></text:p>
            <text:p text:style-name="Text_20_body"><text:span text:style-name="Strong_20_Emphasis"><text:span text:style-name="T1">(Jawaban untuk Prompt Isi Mendalam Sub-bab 7.5)</text:span></text:span></text:p>
            <text:p text:style-name="Text_20_body"><text:span text:style-name="Strong_20_Emphasis"><text:span text:style-name="T1">7.5. Jadi, Kapan Giliran Kita (Remaja Indonesia) Bisa Ikut Terbang?</text:span></text:span></text:p>
            <text:p text:style-name="P108">Kita sudah sampai di penghujung perjalanan panjang kita menjelajahi dunia wisata antariksa yang menakjubkan ini, teman-teman. Kita sudah membahas hampir semuanya, mulai dari bagaimana mimpi itu lahir dari fiksi ilmiah, teknologi apa saja yang mewujudkannya, bagaimana rasanya sensasi terbang hingga melayang bebas, ke mana saja tujuannya dari tepi angkasa hingga visi ke Bulan dan Mars, berapa biayanya yang fantastis, betapa pentingnya persiapan fisik-mental dan aspek keamanan yang tak bisa ditawar, hingga potensi masa depan industri ini beserta dampak luas dan peluang karir yang terbuka di dalamnya.</text:p>
            <text:p text:style-name="Text_20_body"><text:span text:style-name="T1">Sekarang, tibalah saatnya kita kembali ke pertanyaan paling mendasar, pertanyaan yang menjadi jiwa dan judul dari buku yang sedang kamu pegang ini. Tapi kali ini, kita akan mencoba menjawabnya dengan lebih fokus, lebih personal, khusus untuk </text:span><text:span text:style-name="Strong_20_Emphasis"><text:span text:style-name="T1">kita semua, para remaja Indonesia</text:span></text:span><text:span text:style-name="T1">, dari Sabang di ujung barat hingga Merauke di ujung timur, dari kota metropolitan seperti Jakarta hingga daerah-daerah yang mungkin jauh dari pusat keramaian seperti </text:span><text:span text:style-name="Strong_20_Emphasis"><text:span text:style-name="T1">Banda Aceh, Aceh</text:span></text:span><text:span text:style-name="T1"> atau kampung halamanmu masing-masing:</text:span></text:p>
            <text:p text:style-name="Text_20_body"><text:span text:style-name="Strong_20_Emphasis"><text:span text:style-name="T1">Jadi, Kapan Sih Kira-kira Giliran Kita, Generasi Muda Indonesia, Bisa Ikut Terbang ke Luar Angkasa? Kapan kita bisa merasakan sendiri petualangan paling keren sejagat raya ini?</text:span></text:span></text:p>
            <text:p text:style-name="Text_20_body"><text:span text:style-name="T1">Kalau kita mau menjawab pertanyaan ini dengan </text:span><text:span text:style-name="Strong_20_Emphasis"><text:span text:style-name="T1">jujur sejujur-jujurnya</text:span></text:span><text:span text:style-name="T1">, melihat kondisi </text:span><text:span text:style-name="Strong_20_Emphasis"><text:span text:style-name="T1">saat ini (di pertengahan dekade 2020-an, tepatnya April 2025)</text:span></text:span><text:span text:style-name="T1">, jawabannya mungkin belum bisa langsung membuat kita bersorak gembira dan memesan tiket. Kenapa? Ada dua alasan utama yang menjadi realita kita saat ini:</text:span></text:p>
            <text:list xml:id="list8999550490466534418" text:style-name="L109">
              <text:list-item>
                <text:p text:style-name="P204"><text:span text:style-name="Strong_20_Emphasis"><text:span text:style-name="T1">Tembok Biaya yang Masih Menjulang Sangat Tinggi:</text:span></text:span><text:span text:style-name="T1"> Seperti yang sudah kita bahas tuntas dan bikin kita sedikit pusing di Bab 5, harga tiket wisata antariksa komersial saat ini masih berada di level </text:span><text:span text:style-name="Strong_20_Emphasis"><text:span text:style-name="T1">miliaran Rupiah</text:span></text:span><text:span text:style-name="T1"> (untuk 'lompatan' suborbital beberapa menit) hingga </text:span><text:span text:style-name="Strong_20_Emphasis"><text:span text:style-name="T1">ratusan </text:span></text:span><text:soft-page-break/><text:span text:style-name="Strong_20_Emphasis"><text:span text:style-name="T1">miliar Rupiah</text:span></text:span><text:span text:style-name="T1"> (untuk perjalanan orbital beberapa hari ke ISS) per orangnya! Angka ini, harus kita akui, jelas masih </text:span><text:span text:style-name="Strong_20_Emphasis"><text:span text:style-name="T1">sangat-sangat jauh dari jangkauan finansial</text:span></text:span><text:span text:style-name="T1"> sebagian besar (hampir semua) masyarakat Indonesia, termasuk kita para remaja dan keluarga kita, bahkan mungkin untuk kalangan profesional yang sudah mapan sekalipun di negara kita. Faktor ekonomi ini menjadi penghalang terbesar saat ini. </text:span></text:p>
              </text:list-item>
              <text:list-item>
                <text:p text:style-name="P95"><text:span text:style-name="Strong_20_Emphasis"><text:span text:style-name="T1">Kapasitas Nasional Kita dalam Penerbangan Antariksa Berawak:</text:span></text:span><text:span text:style-name="T1"> Dari sisi </text:span><text:span text:style-name="Strong_20_Emphasis"><text:span text:style-name="T1">kemampuan teknologi dan infrastruktur nasional</text:span></text:span><text:span text:style-name="T1">, meskipun Indonesia punya sejarah yang cukup panjang dan membanggakan dalam riset dan pengembangan teknologi satelit komunikasi maupun penginderaan jauh (seperti seri Satelit Palapa di masa lalu atau seri Satelit LAPAN A/ORARI) serta pengembangan roket sonda (roket penelitian atmosfer ketinggian rendah) melalui lembaga </text:span><text:span text:style-name="Strong_20_Emphasis"><text:span text:style-name="T1">LAPAN</text:span></text:span><text:span text:style-name="T1"> (Lembaga Penerbangan dan Antariksa Nasional) yang kini sudah terintegrasi ke dalam lembaga riset multi-disiplin </text:span><text:span text:style-name="Strong_20_Emphasis"><text:span text:style-name="T1">BRIN (Badan Riset dan Inovasi Nasional)</text:span></text:span><text:span text:style-name="T1">, negara kita </text:span><text:span text:style-name="Strong_20_Emphasis"><text:span text:style-name="T1">belum memiliki program, infrastruktur peluncuran (</text:span></text:span><text:span text:style-name="Strong_20_Emphasis"><text:span text:style-name="Emphasis"><text:span text:style-name="T1">spaceport</text:span></text:span></text:span><text:span text:style-name="Strong_20_Emphasis"><text:span text:style-name="T1">) skala besar, maupun teknologi roket peluncur satelit (apalagi roket berawak) yang mampu untuk meluncurkan misi antariksa berawak (membawa manusia) secara mandiri</text:span></text:span><text:span text:style-name="T1"> ke orbit Bumi atau lebih jauh lagi, seperti yang dimiliki oleh negara-negara adidaya antariksa seperti Amerika Serikat, Rusia, Tiongkok, atau bahkan negara maju lainnya seperti India, Jepang, dan Eropa (melalui ESA). Jadi, untuk saat ini dan kemungkinan besar dalam beberapa tahun ke depan, jika ada kesempatan bagi orang Indonesia untuk bisa terbang ke angkasa (seperti yang pernah dialami oleh Ibu Profesor Pratiwi Sudarmono yang terpilih sebagai spesialis muatan cadangan untuk misi Pesawat Ulang Alik NASA di tahun 1986 meski akhirnya tidak jadi terbang karena tragedi Challenger, atau Bapak Adi Rahman Adiwoso yang pernah ikut dalam misi suborbital swasta beberapa tahun lalu), kemungkinan besar itu masih harus melalui jalur kerjasama internasional yang sangat selektif atau 'menumpang' pada misi atau perusahaan dari negara lain, yang tentu saja prosesnya tidak mudah dan biayanya (jika tidak disponsori penuh) tetap akan sangat mahal. </text:span></text:p>
              </text:list-item>
            </text:list>
            <text:p text:style-name="Text_20_body"><text:span text:style-name="Strong_20_Emphasis"><text:span text:style-name="T1">Tapi, Apakah Ini Berarti Pintu ke Angkasa Tertutup Selamanya Buat Kita? Tentu Saja TIDAK!</text:span></text:span></text:p>
            <text:p text:style-name="Text_20_body"><text:soft-page-break/><text:span text:style-name="T1">Meskipun kondisi saat ini mungkin terlihat kurang mendukung dan penuh tantangan, </text:span><text:span text:style-name="Strong_20_Emphasis"><text:span text:style-name="T1">jangan pernah sekali-kali kamu langsung pesimis, berkecil hati, atau merasa mimpimu untuk terlibat di dunia antariksa itu pupus begitu saja!</text:span></text:span><text:span text:style-name="T1"> Ingat pembahasan kita di sub-bab sebelumnya tentang bagaimana masa depan industri ini? Ada </text:span><text:span text:style-name="Strong_20_Emphasis"><text:span text:style-name="T1">harapan besar yang sangat realistis</text:span></text:span><text:span text:style-name="T1"> bahwa situasinya akan berubah menjadi lebih baik di masa mendatang, baik secara global maupun (semoga) secara nasional:</text:span></text:p>
            <text:list xml:id="list8942740962707429422" text:style-name="L110">
              <text:list-item>
                <text:p text:style-name="P205"><text:span text:style-name="Strong_20_Emphasis"><text:span text:style-name="T1">Tren Biaya Global Cenderung Akan Turun:</text:span></text:span><text:span text:style-name="T1"> Seperti yang kita diskusikan panjang lebar di Sub-bab 5.3 dan 7.1, ada banyak faktor kuat (seperti semakin matangnya teknologi roket </text:span><text:span text:style-name="Emphasis"><text:span text:style-name="T1">reusable</text:span></text:span><text:span text:style-name="T1"> yang bisa dipakai berkali-kali, meningkatnya jumlah perusahaan yang bersaing di pasar, tercapainya skala ekonomi karena frekuensi penerbangan yang lebih tinggi, serta potensi inovasi teknologi baru lainnya) yang diharapkan akan membuat </text:span><text:span text:style-name="Strong_20_Emphasis"><text:span text:style-name="T1">biaya perjalanan antariksa secara global turun secara signifikan</text:span></text:span><text:span text:style-name="T1"> di masa depan, terutama untuk penerbangan suborbital terlebih dahulu, dan mungkin diikuti oleh penerbangan orbital nantinya. Seberapa cepat dan seberapa drastis penurunannya memang masih jadi perdebatan, tapi trennya jelas mengarah ke sana. </text:span></text:p>
              </text:list-item>
              <text:list-item>
                <text:p text:style-name="P96"><text:span text:style-name="Strong_20_Emphasis"><text:span text:style-name="T1">Potensi Kemajuan IPTEK Keantariksaan Indonesia di Masa Depan:</text:span></text:span><text:span text:style-name="T1"> Di sisi lain, </text:span><text:span text:style-name="Strong_20_Emphasis"><text:span text:style-name="T1">Indonesia juga punya potensi besar</text:span></text:span><text:span text:style-name="T1"> untuk terus mengembangkan kapasitasnya di bidang ilmu pengetahuan dan teknologi (IPTEK) keantariksaan. Kita punya banyak sumber daya manusia yang pintar dan berbakat, termasuk generasi muda seperti kalian! Dengan semakin banyaknya anak muda Indonesia yang cerdas, kreatif, dan punya </text:span><text:span text:style-name="Emphasis"><text:span text:style-name="T1">passion</text:span></text:span><text:span text:style-name="T1"> besar yang tertarik untuk belajar dan menekuni bidang STEM (Sains, Teknologi, Engineering, Matematika), bukan tidak mungkin suatu saat nanti Indonesia bisa memiliki peran yang lebih signifikan di kancah antariksa global. Mungkin kita bisa lebih aktif dalam proyek-proyek kerjasama riset internasional, mengembangkan teknologi komponen satelit atau roket yang lebih kompetitif, membangun </text:span><text:span text:style-name="Emphasis"><text:span text:style-name="T1">spaceport</text:span></text:span><text:span text:style-name="T1"> sendiri untuk peluncuran satelit dari wilayah khatulistiwa kita yang strategis, atau bahkan (dalam jangka waktu yang sangat panjang dan dengan dukungan politik serta anggaran yang kuat) memiliki program antariksa berawak sendiri yang bisa membawa putra-putri terbaik bangsa terbang ke angkasa dengan membawa kebanggaan Merah Putih di lengan baju mereka! Mimpi ini </text:span><text:soft-page-break/><text:span text:style-name="T1">tidak mustahil jika kita mau berusaha bersama. </text:span></text:p>
              </text:list-item>
            </text:list>
            <text:p text:style-name="Text_20_body"><text:span text:style-name="T1">Jadi, meskipun </text:span><text:span text:style-name="Strong_20_Emphasis"><text:span text:style-name="T1">sangat sulit (bahkan tidak mungkin) untuk memprediksi kapan tepatnya 'giliran kita'</text:span></text:span><text:span text:style-name="T1"> sebagai bangsa atau sebagai individu dari Indonesia akan tiba untuk bisa terbang ke luar angkasa dengan cara yang lebih mudah atau lebih terjangkau (apakah 10 tahun lagi? 20 tahun? 30 tahun? Atau lebih? Tidak ada yang tahu pasti jawabannya hari ini), </text:span><text:span text:style-name="Strong_20_Emphasis"><text:span text:style-name="T1">peluang itu pasti akan semakin terbuka lebar di masa depan</text:span></text:span><text:span text:style-name="T1"> seiring dengan kombinasi antara perkembangan teknologi dan pasar global serta (semoga) kemajuan kapasitas nasional kita sendiri dalam bidang strategis ini.</text:span></text:p>
            <text:p text:style-name="Text_20_body"><text:span text:style-name="Strong_20_Emphasis"><text:span text:style-name="T1">Jalan Menuju Bintang Itu Banyak: Bukan Cuma Soal Beli Tiket Wisata!</text:span></text:span></text:p>
            <text:p text:style-name="Text_20_body"><text:span text:style-name="T1">Dan inilah poin paling penting yang perlu kamu tanamkan dalam pikiranmu baik-baik: </text:span><text:span text:style-name="Strong_20_Emphasis"><text:span text:style-name="T1">'ikut serta' atau 'terlibat' dalam petualangan besar eksplorasi dan pemanfaatan antariksa itu TIDAK HARUS selalu berarti menjadi seorang turis kaya raya yang mampu membeli tiket seharga miliaran Rupiah sendiri!</text:span></text:span><text:span text:style-name="T1"> Itu hanyalah salah satu cara (yang paling mahal dan paling pasif) untuk bisa merasakan sensasi luar angkasa. Ada </text:span><text:span text:style-name="Strong_20_Emphasis"><text:span text:style-name="T1">banyak banget jalan lain</text:span></text:span><text:span text:style-name="T1">, banyak banget cara lain yang jauh lebih mungkin dan bahkan mungkin lebih membanggakan, bagi kamu, para remaja Indonesia yang punya mimpi setinggi langit, untuk bisa menjadi bagian penting dari era baru yang sangat menarik ini:</text:span></text:p>
            <text:list xml:id="list605546123808980868" text:style-name="L111">
              <text:list-item>
                <text:p text:style-name="P206"><text:span text:style-name="Strong_20_Emphasis"><text:span text:style-name="T1">Melalui Jalur Prestasi: Menangkan Kompetisi &amp; Raih Beasiswa Antariksa!</text:span></text:span><text:span text:style-name="T1"> Siapa tahu di masa depan, seiring dengan semakin meningkatnya perhatian dunia pada eksplorasi antariksa, akan muncul lebih banyak lagi </text:span><text:span text:style-name="Strong_20_Emphasis"><text:span text:style-name="T1">kompetisi sains atau teknologi tingkat nasional maupun internasional</text:span></text:span><text:span text:style-name="T1"> yang bergengsi, program </text:span><text:span text:style-name="Strong_20_Emphasis"><text:span text:style-name="T1">beasiswa khusus</text:span></text:span><text:span text:style-name="T1"> dari universitas-universitas terkemuka di dunia yang punya program studi antariksa, atau </text:span><text:span text:style-name="Strong_20_Emphasis"><text:span text:style-name="T1">program sponsor</text:span></text:span><text:span text:style-name="T1"> dari perusahaan antariksa besar atau lembaga filantropi yang memberikan hadiah utama berupa </text:span><text:span text:style-name="Strong_20_Emphasis"><text:span text:style-name="T1">kesempatan langka untuk ikut terbang</text:span></text:span><text:span text:style-name="T1"> dalam sebuah misi antariksa (mungkin misi penelitian ilmiah singkat, misi edukasi, atau bahkan misi wisata suborbital) bagi para pelajar, mahasiswa, ilmuwan muda, seniman, guru, atau jurnalis yang paling berprestasi, paling kreatif, dan paling inspiratif dari seluruh dunia, </text:span><text:span text:style-name="Strong_20_Emphasis"><text:span text:style-name="T1">termasuk dari Indonesia</text:span></text:span><text:span text:style-name="T1">! Jadi, kalau kamu punya bakat luar biasa di bidang sains, teknologi, seni, atau bidang lainnya, teruslah asah bakatmu itu, ikuti berbagai kompetisi, dan </text:span><text:soft-page-break/><text:span text:style-name="T1">raihlah prestasi setinggi mungkin! Siapa tahu, prestasimu itulah yang akan menjadi 'tiket gratis'-mu menuju bintang! </text:span></text:p>
              </text:list-item>
              <text:list-item>
                <text:p text:style-name="P206"><text:span text:style-name="Strong_20_Emphasis"><text:span text:style-name="T1">Melalui Jalur Karir Profesional di Bidang Antariksa (Ini Jalan yang Paling Realistis dan Paling Mungkin!):</text:span></text:span><text:span text:style-name="T1"> Seperti yang sudah kita bahas panjang lebar di Sub-bab 7.4 tadi dengan berbagai contoh profesinya, cara </text:span><text:span text:style-name="Strong_20_Emphasis"><text:span text:style-name="T1">paling realistis, paling mungkin dijangkau, dan paling berkelanjutan</text:span></text:span><text:span text:style-name="T1"> bagi kamu untuk bisa terlibat secara langsung dalam misi-misi antariksa yang sesungguhnya, bahkan mungkin </text:span><text:span text:style-name="Strong_20_Emphasis"><text:span text:style-name="T1">benar-benar terbang ke luar angkasa suatu hari nanti sebagai bagian dari pekerjaanmu</text:span></text:span><text:span text:style-name="T1">, adalah dengan cara </text:span><text:span text:style-name="Strong_20_Emphasis"><text:span text:style-name="T1">membangun karir yang sukses di dalam industri antariksa itu sendiri!</text:span></text:span><text:span text:style-name="T1"> Tekuni pendidikanmu di bidang STEM atau bidang pendukung lainnya yang relevan. Jadilah seorang insinyur hebat yang ikut merancang roket atau satelit masa depan. Jadilah seorang ilmuwan cerdas yang melakukan riset penting tentang planet lain atau tentang bagaimana menjaga kesehatan manusia di angkasa. Jadilah seorang dokter penerbangan antariksa yang handal. Jadilah seorang teknisi ahli yang memastikan semua sistem berjalan sempurna. Atau jadilah salah satu dari puluhan profesi pendukung lainnya (dari hukum hingga desain) yang sangat dibutuhkan oleh industri ini. Dengan memiliki keahlian yang dibutuhkan dan bekerja secara profesional di perusahaan antariksa terkemuka (baik di Indonesia jika sudah ada peluangnya nanti, maupun di perusahaan atau lembaga antariksa internasional di luar negeri), kesempatanmu untuk bisa terlibat langsung dalam proyek-proyek misi antariksa yang nyata, atau bahkan mungkin suatu hari nanti terpilih menjadi anggota </text:span><text:span text:style-name="Strong_20_Emphasis"><text:span text:style-name="T1">kru profesional</text:span></text:span><text:span text:style-name="T1"> (baik sebagai pilot, spesialis misi, atau ilmuwan) yang terbang ke orbit, ke Bulan, atau bahkan ke Mars, akan </text:span><text:span text:style-name="Strong_20_Emphasis"><text:span text:style-name="T1">jauh lebih besar</text:span></text:span><text:span text:style-name="T1"> dibandingkan hanya berharap memenangkan undian tiket wisata! Ini adalah jalur yang membutuhkan kerja keras, dedikasi, dan pendidikan tinggi, tapi ini adalah jalur yang paling memungkinkanmu untuk benar-benar menjadi 'pemain', bukan hanya 'penonton'. </text:span></text:p>
              </text:list-item>
              <text:list-item>
                <text:p text:style-name="P206"><text:span text:style-name="Strong_20_Emphasis"><text:span text:style-name="T1">Berkontribusi Membangun Masa Depan Antariksa Langsung dari Bumi Pertiwi:</text:span></text:span><text:span text:style-name="T1"> Bahkan jika kamu nantinya tidak berkesempatan untuk terbang secara fisik ke luar angkasa sekalipun (karena berbagai alasan, misalnya kondisi kesehatan, pilihan karir, atau kesempatan yang belum datang), kamu </text:span><text:span text:style-name="Strong_20_Emphasis"><text:span text:style-name="T1">tetap bisa memberikan kontribusi yang sangat berarti dan membanggakan</text:span></text:span><text:span text:style-name="T1"> bagi kemajuan ilmu pengetahuan dan </text:span><text:soft-page-break/><text:span text:style-name="T1">teknologi keantariksaan, baik untuk kemajuan bangsa Indonesia maupun untuk kemajuan umat manusia secara keseluruhan, </text:span><text:span text:style-name="Strong_20_Emphasis"><text:span text:style-name="T1">langsung dari tempatmu berpijak di Bumi Pertiwi</text:span></text:span><text:span text:style-name="T1">! Ada banyak cara: </text:span></text:p>
                <text:list>
                  <text:list-item>
                    <text:p text:style-name="P206"><text:span text:style-name="T1">Kamu bisa menjadi seorang </text:span><text:span text:style-name="Strong_20_Emphasis"><text:span text:style-name="T1">peneliti</text:span></text:span><text:span text:style-name="T1"> di universitas atau lembaga riset seperti BRIN yang menganalisis data-data astronomi dari teleskop canggih, atau data geologi dari misi robotik ke Mars, atau data penginderaan jauh dari satelit untuk membantu mengatasi masalah di Bumi (seperti pemantauan bencana alam, pengelolaan sumber daya alam, atau perencanaan tata kota). </text:span></text:p>
                  </text:list-item>
                  <text:list-item>
                    <text:p text:style-name="P206"><text:span text:style-name="T1">Kamu bisa menjadi seorang </text:span><text:span text:style-name="Strong_20_Emphasis"><text:span text:style-name="T1">pengembang teknologi</text:span></text:span><text:span text:style-name="T1"> pendukung antariksa (misalnya merancang perangkat lunak simulasi yang lebih baik, mengembangkan material baru yang lebih kuat, menciptakan sistem robotik canggih untuk industri di Bumi yang terinspirasi dari teknologi antariksa, atau mengembangkan aplikasi berbasis data satelit yang bermanfaat bagi masyarakat luas). </text:span></text:p>
                  </text:list-item>
                  <text:list-item>
                    <text:p text:style-name="P206"><text:span text:style-name="T1">Kamu bisa menjadi seorang </text:span><text:span text:style-name="Strong_20_Emphasis"><text:span text:style-name="T1">guru atau dosen</text:span></text:span><text:span text:style-name="T1"> yang dengan penuh semangat dan metode kreatif mengajar serta menginspirasi generasi berikutnya (adik-adik kelasmu atau mahasiswa nanti) tentang keajaiban ilmu pengetahuan (sains), teknologi, rekayasa (engineering), dan matematika (STEM), termasuk di dalamnya tentang astronomi dan eksplorasi antariksa, agar semakin banyak anak muda Indonesia yang tertarik dan siap untuk berkiprah di bidang-bidang strategis ini. </text:span></text:p>
                  </text:list-item>
                  <text:list-item>
                    <text:p text:style-name="P206"><text:span text:style-name="T1">Kamu bisa menjadi seorang </text:span><text:span text:style-name="Strong_20_Emphasis"><text:span text:style-name="T1">jurnalis sains atau komunikator sains</text:span></text:span><text:span text:style-name="T1"> yang handal dalam 'menerjemahkan' perkembangan dunia antariksa yang seringkali kompleks menjadi bahasa yang menarik, akurat, dan mudah dipahami oleh masyarakat luas melalui tulisan, video, podcast, atau media lainnya. </text:span></text:p>
                  </text:list-item>
                  <text:list-item>
                    <text:p text:style-name="P97"><text:span text:style-name="T1">Atau bahkan kamu bisa menjadi seorang </text:span><text:span text:style-name="Strong_20_Emphasis"><text:span text:style-name="T1">seniman</text:span></text:span><text:span text:style-name="T1"> (pelukis, musisi, penulis fiksi ilmiah, pembuat film, desainer game) yang menciptakan karya-karya indah, imajinatif, dan menggugah yang terinspirasi oleh keindahan, misteri, tantangan, dan kebesaran alam semesta serta petualangan manusia di dalamnya! Semua peran ini, meskipun tidak membawamu terbang secara fisik, sama pentingnya dalam membangun ekosistem, budaya, dan dukungan publik bagi kemajuan ilmu pengetahuan dan </text:span><text:soft-page-break/><text:span text:style-name="T1">eksplorasi antariksa di negara kita dan di dunia! </text:span></text:p>
                  </text:list-item>
                </text:list>
              </text:list-item>
            </text:list>
            <text:p text:style-name="Text_20_body"><text:span text:style-name="Strong_20_Emphasis"><text:span text:style-name="T1">Pesan Penutup dari Buku Ini Untukmu: Raih Bintangmu Sendiri!</text:span></text:span></text:p>
            <text:p text:style-name="Text_20_body"><text:span text:style-name="T1">Jadi, teman-teman remaja Indonesia di seluruh penjuru negeri, dari </text:span><text:span text:style-name="Strong_20_Emphasis"><text:span text:style-name="T1">Banda Aceh</text:span></text:span><text:span text:style-name="T1"> di ujung barat hingga Jayapura di ujung timur, dari kota metropolitan yang gemerlap hingga desa terpencil yang damai! </text:span><text:span text:style-name="Strong_20_Emphasis"><text:span text:style-name="T1">Jangan pernah sekali-kali biarkan keterbatasan kondisi saat ini, baik itu kondisi finansial, geografis, maupun kondisi nasional kita, memadamkan api mimpi kalian yang mungkin setinggi bintang di langit!</text:span></text:span><text:span text:style-name="T1"> Masa depan eksplorasi dan pemanfaatan luar angkasa itu sangatlah luas, penuh dengan tantangan yang menarik untuk dipecahkan, dan sarat dengan peluang baru yang mungkin bahkan belum terbayangkan sebelumnya.</text:span></text:p>
            <text:p text:style-name="Text_20_body"><text:span text:style-name="T1">Jawaban pasti untuk pertanyaan 'Kapan Giliran Kita?' untuk bisa terbang ke angkasa mungkin memang belum bisa kita tentukan tanggal dan tahunnya hari ini. Tapi satu hal yang pasti: </text:span><text:span text:style-name="Strong_20_Emphasis"><text:span text:style-name="T1">masa depan itu tidak datang begitu saja menunggu kita, tapi masa depan itu harus diciptakan, diperjuangkan, dan diraih oleh mereka yang berani bermimpi dan bekerja keras hari ini.</text:span></text:span><text:span text:style-name="T1"> Dan masa depan dunia antariksa itu, percayalah, ada di tangan </text:span><text:span text:style-name="Strong_20_Emphasis"><text:span text:style-name="T1">generasi kalian!</text:span></text:span><text:span text:style-name="T1"> Kalianlah yang akan menjadi saksi, pelaku, dan penentu arah dari babak baru petualangan besar umat manusia ini di abad ke-21 dan seterusnya.</text:span></text:p>
            <text:p text:style-name="P108">Oleh karena itu, inilah pesan terakhir dan terpenting dari buku ini untukmu:</text:p>
            <text:list xml:id="list1883548331253158412" text:style-name="L112">
              <text:list-item>
                <text:p text:style-name="P207"><text:span text:style-name="Strong_20_Emphasis"><text:span text:style-name="T1">Teruslah Bermimpi Besar!</text:span></text:span><text:span text:style-name="T1"> Jangan pernah takut untuk punya cita-cita setinggi langit, bahkan melampauinya! Biarkan imajinasimu terbang bebas menjelajahi kemungkinan-kemungkinan tak terbatas di alam semesta ini. </text:span></text:p>
              </text:list-item>
              <text:list-item>
                <text:p text:style-name="P207"><text:span text:style-name="Strong_20_Emphasis"><text:span text:style-name="T1">Teruslah Belajar dengan Giat dan Tekun!</text:span></text:span><text:span text:style-name="T1"> Kuasai dasar-dasar ilmu </text:span><text:span text:style-name="Strong_20_Emphasis"><text:span text:style-name="T1">Sains (Fisika itu penting banget untuk memahami cara kerja alam semesta dan teknologi!, Kimia, Biologi juga sangat relevan), Matematika (ini adalah 'bahasa' universal yang dipakai dalam semua sains dan rekayasa!), dan Teknologi/Komputer (karena hampir semua hal di dunia modern, apalagi di antariksa, sangat bergantung pada komputer, data, dan </text:span></text:span><text:span text:style-name="Strong_20_Emphasis"><text:span text:style-name="Emphasis"><text:span text:style-name="T1">coding</text:span></text:span></text:span><text:span text:style-name="Strong_20_Emphasis"><text:span text:style-name="T1">!).</text:span></text:span><text:span text:style-name="T1"> Jangan lupakan juga pentingnya menguasai </text:span><text:span text:style-name="Strong_20_Emphasis"><text:span text:style-name="T1">Bahasa Inggris</text:span></text:span><text:span text:style-name="T1"> dengan baik sebagai jembatan komunikasi dan jendela informasi global. </text:span></text:p>
              </text:list-item>
              <text:list-item>
                <text:p text:style-name="P207"><text:span text:style-name="Strong_20_Emphasis"><text:span text:style-name="T1">Teruslah Pupuk dan Rawat Rasa Ingin Tahu (</text:span></text:span><text:span text:style-name="Strong_20_Emphasis"><text:span text:style-name="Emphasis"><text:span text:style-name="T1">Curiosity</text:span></text:span></text:span><text:span text:style-name="Strong_20_Emphasis"><text:span text:style-name="T1">)</text:span></text:span><text:span text:style-name="T1"> kalian tentang alam semesta, tentang bagaimana dunia di sekitar kita bekerja, </text:span><text:soft-page-break/><text:span text:style-name="T1">tentang bagaimana teknologi diciptakan dan bisa dimanfaatkan untuk kebaikan. Jangan pernah berhenti bertanya 'kenapa?' dan 'bagaimana?'. Teruslah membaca, menonton, berdiskusi, dan mencari tahu! </text:span></text:p>
              </text:list-item>
              <text:list-item>
                <text:p text:style-name="P98"><text:span text:style-name="T1">Dan yang terpenting dari semuanya: </text:span><text:span text:style-name="Strong_20_Emphasis"><text:span text:style-name="T1">Percayalah pada Potensi Luar Biasa yang Ada Dalam Diri Kalian Masing-Masing!</text:span></text:span><text:span text:style-name="T1"> Kalian semua, anak-anak muda Indonesia, tanpa terkecuali, punya kecerdasan, kreativitas, semangat juang, dan potensi yang sama besarnya dengan anak muda dari negara mana pun di dunia ini untuk bisa meraih prestasi gemilang dan memberikan kontribusi berarti bagi kemajuan bangsa dan dunia, termasuk di bidang antariksa yang sangat menantang ini. </text:span></text:p>
              </text:list-item>
            </text:list>
            <text:p text:style-name="P108">Kalian semua punya kesempatan untuk menjadi bagian penting dari babak baru petualangan umat manusia ini di masa depan, dalam kapasitas apa pun yang kalian pilih dan tekuni nanti. Langit (dan bahkan angkasa luar!) bukanlah batasan bagi mimpi, kerja keras, dan kontribusi kalian!</text:p>
            <text:p text:style-name="Text_20_body"><text:span text:style-name="Strong_20_Emphasis"><text:span text:style-name="T1">Teruslah belajar, teruslah berusaha, dan raihlah bintangmu sendiri!</text:span></text:span></text:p>
            <text:p text:style-name="P108">Sampai jumpa di petualangan berikutnya, entah itu di Bumi atau mungkin suatu hari nanti di antara bintang-bintang!</text:p>
            <text:p text:style-name="P242"/>
            <text:p text:style-name="Text_20_body"><text:span text:style-name="Strong_20_Emphasis"><text:span text:style-name="T1">(Prompt untuk Gambar Ilustrasi - Opsional)</text:span></text:span></text:p>
            <text:p text:style-name="Text_20_body"><text:span text:style-name="T1">"Buat ilustrasi penutup Bab 7 (Sub-bab 7.5) yang </text:span><text:span text:style-name="Strong_20_Emphasis"><text:span text:style-name="T1">sangat inspiratif, penuh harapan, dan memberdayakan</text:span></text:span><text:span text:style-name="T1"> secara visual bagi </text:span><text:span text:style-name="Strong_20_Emphasis"><text:span text:style-name="T1">remaja Indonesia</text:span></text:span><text:span text:style-name="T1">, menjawab pertanyaan 'Kapan Giliran Kita?' dengan optimisme dan ajakan bertindak.</text:span></text:p>
            <text:list xml:id="list8938050057392754110" text:style-name="L113">
              <text:list-item>
                <text:p text:style-name="P208"><text:span text:style-name="Strong_20_Emphasis"><text:span text:style-name="T1">Fokus Utama:</text:span></text:span><text:span text:style-name="T1"> Di bagian bawah atau latar depan ilustrasi, tampilkan </text:span><text:span text:style-name="Strong_20_Emphasis"><text:span text:style-name="T1">siluet atau beberapa figur remaja Indonesia yang beragam</text:span></text:span><text:span text:style-name="T1"> (laki-laki, perempuan, mungkin ada yang memakai atribut budaya atau seragam sekolah khas Indonesia) sedang berdiri di atas </text:span><text:span text:style-name="Strong_20_Emphasis"><text:span text:style-name="T1">siluet peta Indonesia atau lanskap alam Indonesia yang indah</text:span></text:span><text:span text:style-name="T1"> (misalnya pegunungan, sawah, atau pantai). Posisi mereka harus </text:span><text:span text:style-name="Strong_20_Emphasis"><text:span text:style-name="T1">menatap ke langit malam yang cerah dengan ekspresi penuh harapan, tekad, dan optimisme</text:span></text:span><text:span text:style-name="T1">. Mereka bisa digambarkan sedang memegang </text:span><text:span text:style-name="Strong_20_Emphasis"><text:span text:style-name="T1">buku, laptop, teleskop kecil, atau peralatan/simbol</text:span></text:span><text:span text:style-name="T1"> yang melambangkan pendidikan, teknologi, sains, dan kontribusi masa depan. </text:span></text:p>
              </text:list-item>
              <text:list-item>
                <text:p text:style-name="P208"><text:soft-page-break/><text:span text:style-name="Strong_20_Emphasis"><text:span text:style-name="T1">Langit Masa Depan &amp; Koneksi:</text:span></text:span><text:span text:style-name="T1"> Langit di atas mereka harus transisi dari gelap berbintang di dekat horizon Bumi menjadi </text:span><text:span text:style-name="Strong_20_Emphasis"><text:span text:style-name="T1">visi masa depan aktivitas manusia di luar angkasa yang cerah dan penuh harapan</text:span></text:span><text:span text:style-name="T1"> di bagian atas ilustrasi: mungkin terlihat </text:span><text:span text:style-name="Strong_20_Emphasis"><text:span text:style-name="T1">siluet pangkalan di Bulan, koloni berkubah di Mars</text:span></text:span><text:span text:style-name="T1">, atau </text:span><text:span text:style-name="Strong_20_Emphasis"><text:span text:style-name="T1">stasiun luar angkasa canggih</text:span></text:span><text:span text:style-name="T1"> yang bersinar. Harus ada </text:span><text:span text:style-name="Strong_20_Emphasis"><text:span text:style-name="T1">jalur cahaya, jembatan bintang, atau garis energi</text:span></text:span><text:span text:style-name="T1"> yang terlihat </text:span><text:span text:style-name="Strong_20_Emphasis"><text:span text:style-name="T1">menghubungkan</text:span></text:span><text:span text:style-name="T1"> para remaja di Indonesia dengan visi masa depan di langit ini, seolah menunjukkan bahwa mereka bisa meraihnya. Mungkin ada </text:span><text:span text:style-name="Strong_20_Emphasis"><text:span text:style-name="T1">sentuhan halus warna Merah Putih</text:span></text:span><text:span text:style-name="T1"> pada jalur cahaya ini atau pada elemen di angkasa (misal bendera kecil di pangkalan Bulan). </text:span></text:p>
              </text:list-item>
              <text:list-item>
                <text:p text:style-name="P99"><text:span text:style-name="Strong_20_Emphasis"><text:span text:style-name="T1">Teks Inspiratif (jika diintegrasikan):</text:span></text:span><text:span text:style-name="T1"> Secara artistik, bisa ditambahkan teks kunci seperti: '</text:span><text:span text:style-name="Strong_20_Emphasis"><text:span text:style-name="T1">Kapan Giliran Kita?</text:span></text:span><text:span text:style-name="T1">' (mungkin di dekat para remaja), lalu jalur cahaya bertuliskan '</text:span><text:span text:style-name="Strong_20_Emphasis"><text:span text:style-name="T1">Belajar! Berkarya! Bermimpi!</text:span></text:span><text:span text:style-name="T1">' mengarah ke atas, dan di dekat visi masa depan di langit ada tulisan '</text:span><text:span text:style-name="Strong_20_Emphasis"><text:span text:style-name="T1">MASA DEPAN MILIKMU!</text:span></text:span><text:span text:style-name="T1">' atau '</text:span><text:span text:style-name="Strong_20_Emphasis"><text:span text:style-name="T1">INDONESIA BISA!</text:span></text:span><text:span text:style-name="T1">'. Gunakan </text:span><text:span text:style-name="Strong_20_Emphasis"><text:span text:style-name="T1">palet warna yang cerah, penuh harapan (misalnya gradasi dari warna bumi/hijau/biru di bawah ke warna emas/perak/ungu cerah di langit masa depan)</text:span></text:span><text:span text:style-name="T1">, dan gaya visual yang </text:span><text:span text:style-name="Strong_20_Emphasis"><text:span text:style-name="T1">modern, dinamis, dan sangat memotivasi</text:span></text:span><text:span text:style-name="T1">. Ilustrasi ini harus memberikan pesan kuat bahwa masa depan antariksa adalah milik generasi muda Indonesia jika mereka mau belajar, bekerja keras, dan meraihnya." </text:span></text:p>
              </text:list-item>
            </text:list>
            <text:p text:style-name="P242"/>
            <text:p text:style-name="P108">Saya menunggu perintah "YAX" Anda untuk melanjutkan ke prompt berikutnya (yaitu prompt untuk Penutup - Rangkuman).</text:p>
          </text:section>
          <text:section text:style-name="Sect1" text:name="feedback-form-53">
            <text:p text:style-name="P216"/>
          </text:section>
        </text:section>
        <text:section text:style-name="Sect1" text:name="b089b9327d9fc8f0">
          <text:p text:style-name="P108"/>
          <text:section text:style-name="Sect1" text:name="user-query-content-54">
            <text:p text:style-name="P238">YAX </text:p>
          </text:section>
          <text:p text:style-name="P216">Tampilkan alur berpikir</text:p>
          <text:section text:style-name="Sect2" text:name="model-response-message-contentr_b089b9327d9fc8f0">
            <text:p text:style-name="Text_20_body"><text:span text:style-name="T1">Siap! Ini adalah jawaban untuk prompt </text:span><text:span text:style-name="Strong_20_Emphasis"><text:span text:style-name="T1">Rangkuman Singkat Perjalanan Membaca Buku Ini</text:span></text:span><text:span text:style-name="T1"> di bagian </text:span><text:span text:style-name="Strong_20_Emphasis"><text:span text:style-name="T1">PENUTUP</text:span></text:span><text:span text:style-name="T1">.</text:span></text:p>
            <text:p text:style-name="Text_20_body"><text:span text:style-name="Strong_20_Emphasis"><text:span text:style-name="T1">(Jawaban untuk Prompt Rangkuman Singkat Perjalanan Membaca Buku Ini)</text:span></text:span></text:p>
            <text:p text:style-name="Text_20_body"><text:span text:style-name="Strong_20_Emphasis"><text:span text:style-name="T1">PENUTUP: Langit Bukan Lagi Batasan!</text:span></text:span></text:p>
            <text:p text:style-name="P108"><text:soft-page-break/>Wah, nggak terasa ya, teman-teman petualang antariksa! Akhirnya kita sampai juga di penghujung perjalanan seru kita bersama buku 'Liburan ke Luar Angkasa: Kapan Giliran Kita?' ini. Rasanya baru kemarin kita memulai petualangan literasi ini dari halaman pertama, penuh dengan rasa ingin tahu dan mungkin sedikit keraguan, apakah benar manusia suatu saat nanti bisa 'liburan' ke luar angkasa seperti di film-film?</text:p>
            <text:p text:style-name="P108">Sekarang, setelah kita menjelajahi bab demi bab bersama-sama, coba deh kita tengok kembali sejenak ke 'belakang', merangkum jejak langkah dari perjalanan pengetahuan kita yang luar biasa ini:</text:p>
            <text:list xml:id="list7984057798175993439" text:style-name="L114">
              <text:list-item>
                <text:p text:style-name="P209"><text:span text:style-name="T1">Kita sudah melihat bagaimana </text:span><text:span text:style-name="Strong_20_Emphasis"><text:span text:style-name="T1">mimpi</text:span></text:span><text:span text:style-name="T1"> paling liar umat manusia untuk bisa terbang ke bintang-bintang, yang dulunya hanya hidup subur dalam karya-karya fiksi ilmiah para penulis dan sutradara visioner, kini secara perlahan tapi pasti mulai bertransformasi menjadi </text:span><text:span text:style-name="Strong_20_Emphasis"><text:span text:style-name="T1">kenyataan</text:span></text:span><text:span text:style-name="T1"> teknologi dan bahkan model bisnis yang nyata di era kita hidup sekarang (Bab 1). </text:span></text:p>
              </text:list-item>
              <text:list-item>
                <text:p text:style-name="P209"><text:span text:style-name="T1">Kita sudah 'bongkar mesin' bareng-bareng untuk mengintip dan mencoba memahami </text:span><text:span text:style-name="Strong_20_Emphasis"><text:span text:style-name="T1">rahasia teknologi</text:span></text:span><text:span text:style-name="T1"> canggih di baliknya – mulai dari prinsip fisika dasar Aksi-Reaksi dari Hukum Newton yang jadi kunci utama roket bisa meluncur, mengenal berbagai jenis 'kendaraan' antariksa (dari roket vertikal hingga pesawat roket), hingga memahami peran krusial dari inovasi seperti teknologi roket daur ulang (reusable), material super canggih yang kuat sekaligus ringan, dan sistem pendukung kehidupan (LSS) yang rumit namun vital (Bab 2). </text:span></text:p>
              </text:list-item>
              <text:list-item>
                <text:p text:style-name="P209"><text:span text:style-name="T1">Kita juga sudah terbang tinggi bersama kekuatan imajinasi kita untuk mencoba 'merasakan' berbagai </text:span><text:span text:style-name="Strong_20_Emphasis"><text:span text:style-name="T1">sensasi fisik dan emosional</text:span></text:span><text:span text:style-name="T1"> paling unik dan paling ekstrem yang mungkin ditawarkan oleh perjalanan ini – mulai dari debaran jantung saat hitung mundur, tekanan G-force dahsyat yang menekan dada saat peluncuran, keajaiban dan keseruan saat bisa melayang bebas tanpa bobot di lingkungan mikrogravitasi, hingga pemandangan planet Bumi dari atas yang katanya begitu indah dan bisa bikin merinding haru (Bab 3). </text:span></text:p>
              </text:list-item>
              <text:list-item>
                <text:p text:style-name="P209"><text:span text:style-name="T1">Setelah itu, kita membuka lembaran 'peta wisata' antariksa dan melihat berbagai pilihan </text:span><text:span text:style-name="Strong_20_Emphasis"><text:span text:style-name="T1">destinasi</text:span></text:span><text:span text:style-name="T1"> yang mulai tersedia atau sedang diimpikan untuk masa depan – dari sekadar 'lompatan' singkat suborbital ke tepi angkasa, pengalaman mengelilingi Bumi selama berhari-hari di orbit rendah (mungkin mengunjungi ISS atau hotel antariksa masa depan), </text:span><text:soft-page-break/><text:span text:style-name="T1">hingga visi jangka panjang yang lebih ambisius untuk bisa berwisata ke Bulan dan bahkan planet Mars, sambil tak lupa kita juga berkenalan dengan </text:span><text:span text:style-name="Strong_20_Emphasis"><text:span text:style-name="T1">perusahaan-perusahaan swasta pelopor</text:span></text:span><text:span text:style-name="T1"> yang menjadi 'agen travel' super canggih di balik semua ini (Bab 4). </text:span></text:p>
              </text:list-item>
              <text:list-item>
                <text:p text:style-name="P209"><text:span text:style-name="T1">Kita juga tidak menutup mata dari kenyataan dan berani menghadapi pertanyaan paling krusial: soal </text:span><text:span text:style-name="Strong_20_Emphasis"><text:span text:style-name="T1">biaya</text:span></text:span><text:span text:style-name="T1">! Kita sudah membahas mengapa harganya bisa selangit, mengintip perkiraan angkanya dalam Rupiah yang fantastis, merenungkan apakah ada harapan harganya bisa turun di masa depan, sambil tetap mencari </text:span><text:span text:style-name="Strong_20_Emphasis"><text:span text:style-name="T1">alternatif</text:span></text:span><text:span text:style-name="T1"> 'wisata antariksa versi hemat' yang bisa kita nikmati dari Bumi (Bab 5). </text:span></text:p>
              </text:list-item>
              <text:list-item>
                <text:p text:style-name="P209"><text:span text:style-name="T1">Kemudian, kita menyadari bahwa perjalanan ke luar angkasa ini bukanlah liburan biasa yang bisa dilakukan semua orang begitu saja. Dibutuhkan </text:span><text:span text:style-name="Strong_20_Emphasis"><text:span text:style-name="T1">persiapan fisik dan mental</text:span></text:span><text:span text:style-name="T1"> yang matang dari calon penumpangnya, serta pemahaman yang baik tentang aspek </text:span><text:span text:style-name="Strong_20_Emphasis"><text:span text:style-name="T1">risiko dan upaya keamanan (safety)</text:span></text:span><text:span text:style-name="T1"> yang selalu menjadi prioritas utama dalam setiap misi penerbangan antariksa yang penuh tantangan ini (Bab 6). </text:span></text:p>
              </text:list-item>
              <text:list-item>
                <text:p text:style-name="P100"><text:span text:style-name="T1">Dan terakhir, kita bersama-sama mencoba mengarahkan 'teleskop' pandangan kita ke </text:span><text:span text:style-name="Strong_20_Emphasis"><text:span text:style-name="T1">masa depan</text:span></text:span><text:span text:style-name="T1"> – melihat potensi inovasi teknologi selanjutnya yang bisa mengubah permainan, memikirkan </text:span><text:span text:style-name="Strong_20_Emphasis"><text:span text:style-name="T1">dampak luasnya</text:span></text:span><text:span text:style-name="T1"> (baik positif maupun negatif) bagi Bumi dan masyarakat kita, menemukan berbagai </text:span><text:span text:style-name="Strong_20_Emphasis"><text:span text:style-name="T1">peluang karir</text:span></text:span><text:span text:style-name="T1"> keren yang terbuka lebar untuk generasi kalian di industri antariksa yang sedang tumbuh, dan mencoba menjawab pertanyaan paling personal dan paling penting dari buku ini: </text:span><text:span text:style-name="Strong_20_Emphasis"><text:span text:style-name="T1">'Kapan giliran kita, remaja Indonesia, bisa ikut ambil bagian?'</text:span></text:span><text:span text:style-name="T1"> (Bab 7). </text:span></text:p>
              </text:list-item>
            </text:list>
            <text:p text:style-name="P108">Dari A sampai Z, dari mimpi hingga hitungan Rupiah, dari sensasi pribadi hingga dampak global, dari kerumitan teknologi hingga peluang karir masa depan – semoga perjalanan panjang kita menyusuri halaman demi halaman buku ini sudah berhasil memberikanmu gambaran yang lebih utuh, wawasan yang lebih mendalam, perspektif yang lebih luas, dan tentunya pengalaman membaca yang lebih seru tentang fenomena wisata antariksa yang sangat menarik, sangat relevan dengan masa depan kita, dan sedang berkembang pesat di zaman kita hidup ini!</text:p>
            <text:p text:style-name="P242"/>
            <text:p text:style-name="P108">Saya menunggu perintah "YAX" Anda untuk melanjutkan ke prompt berikutnya (yaitu prompt untuk Penutup - Menegaskan Langit Bukan Batasan).</text:p>
          </text:section>
          <text:section text:style-name="Sect1" text:name="feedback-form-54">
            <text:p text:style-name="P216"><text:soft-page-break/></text:p>
          </text:section>
        </text:section>
        <text:section text:style-name="Sect1" text:name="961da62a8ec1454e">
          <text:p text:style-name="P108"/>
          <text:section text:style-name="Sect1" text:name="user-query-content-55">
            <text:p text:style-name="P238">YAX </text:p>
          </text:section>
          <text:p text:style-name="P216">Tampilkan alur berpikir</text:p>
          <text:section text:style-name="Sect2" text:name="model-response-message-contentr_961da62a8ec1454e">
            <text:p text:style-name="Text_20_body"><text:span text:style-name="T1">Siap! Ini adalah jawaban untuk prompt </text:span><text:span text:style-name="Strong_20_Emphasis"><text:span text:style-name="T1">Menegaskan Kembali Bahwa Langit Bukan Lagi Batasan</text:span></text:span><text:span text:style-name="T1"> di bagian </text:span><text:span text:style-name="Strong_20_Emphasis"><text:span text:style-name="T1">PENUTUP</text:span></text:span><text:span text:style-name="T1">.</text:span></text:p>
            <text:p text:style-name="Text_20_body"><text:span text:style-name="Strong_20_Emphasis"><text:span text:style-name="T1">(Jawaban untuk Prompt Menegaskan Kembali Bahwa Langit Bukan Lagi Batasan)</text:span></text:span></text:p>
            <text:p text:style-name="Text_20_body"><text:span text:style-name="T1">Dan ya, setelah semua penjelajahan kita dari Bab 1 hingga Bab 7 tadi, setelah melihat bagaimana teknologi terus berkembang pesat, bagaimana manusia terus berani bermimpi lebih besar dan mengambil risiko yang lebih tinggi, satu hal menjadi sangat jelas dan patut kita syukuri bersama sebagai bagian dari generasi ini: </text:span><text:span text:style-name="Strong_20_Emphasis"><text:span text:style-name="T1">langit benar-benar bukan lagi batasan!</text:span></text:span></text:p>
            <text:p text:style-name="Text_20_body"><text:span text:style-name="T1">Ungkapan yang mungkin dulu terdengar klise atau hanya kiasan itu, kini punya makna yang jauh lebih harfiah dan nyata. Apa yang puluhan atau ratusan tahun lalu hanya ada dalam imajinasi paling liar para penulis fiksi ilmiah, para komikus, atau para sutradara film visioner – yaitu manusia biasa, bukan hanya astronaut pilihan, bisa bepergian ke luar angkasa dan melihat Bumi dari atas sana – kini, selangkah demi selangkah, sedang kita saksikan bersama mulai menjadi bagian dari </text:span><text:span text:style-name="Strong_20_Emphasis"><text:span text:style-name="T1">realitas baru peradaban manusia</text:span></text:span><text:span text:style-name="T1"> di abad ke-21 ini.</text:span></text:p>
            <text:p text:style-name="Text_20_body"><text:span text:style-name="T1">Sebuah </text:span><text:span text:style-name="Strong_20_Emphasis"><text:span text:style-name="T1">era baru penjelajahan dan pemanfaatan antariksa</text:span></text:span><text:span text:style-name="T1">, sebuah era di mana 'final frontier' itu mulai bisa 'disentuh' tidak lagi secara eksklusif oleh badan antariksa pemerintah negara-negara adidaya saja, tapi juga mulai diramaikan (bahkan mungkin didorong lebih cepat) oleh gelombang inovasi dari sektor swasta, oleh ambisi para pengusaha visioner, dan bahkan oleh partisipasi individu (meskipun kita tahu, saat ini partisipasi individu sebagai turis masih sangat terbatas dan mahal), telah benar-benar </text:span><text:span text:style-name="Strong_20_Emphasis"><text:span text:style-name="T1">dimulai</text:span></text:span><text:span text:style-name="T1">. Kita sedang hidup di zaman yang sangat menarik, di mana batas-batas dari apa yang dianggap 'mungkin' oleh umat manusia terus menerus </text:span><text:span text:style-name="Strong_20_Emphasis"><text:span text:style-name="T1">didorong semakin jauh</text:span></text:span><text:span text:style-name="T1">, menantang keterbatasan imajinasi dan kemampuan kita sebagai sebuah spesies yang punya rasa ingin tahu tak terbatas.</text:span></text:p>
            <text:p text:style-name="P108">Petualangan umat manusia tidak lagi harus terkungkung hanya di daratan, lautan, atau lapisan udara tipis planet Bumi ini saja. Kosmos yang maha luas di atas sana, dengan segala keindahan, keajaiban, misteri, tantangan, dan <text:soft-page-break/>potensi sumber dayanya, kini mulai benar-benar terbuka untuk kita jelajahi lebih jauh, kita pelajari lebih dalam, dan mungkin suatu hari nanti (seperti visi para pelopor itu), benar-benar kita tinggali sebagai rumah kedua atau ketiga kita. Pintu menuju bintang-bintang itu perlahan tapi pasti mulai terbuka...</text:p>
            <text:p text:style-name="P242"/>
            <text:p text:style-name="P108">Saya menunggu perintah "YAX" Anda untuk melanjutkan ke prompt berikutnya (yaitu prompt untuk Penutup - Pesan Inspiratif).</text:p>
          </text:section>
          <text:section text:style-name="Sect1" text:name="feedback-form-55">
            <text:p text:style-name="P216"/>
          </text:section>
        </text:section>
        <text:section text:style-name="Sect1" text:name="5aa3d3daafcaffb7">
          <text:p text:style-name="P108"/>
          <text:section text:style-name="Sect1" text:name="user-query-content-56">
            <text:p text:style-name="P238">YAx </text:p>
          </text:section>
          <text:p text:style-name="P216">Tampilkan alur berpikir</text:p>
          <text:section text:style-name="Sect2" text:name="model-response-message-contentr_5aa3d3daafcaffb7">
            <text:p text:style-name="Text_20_body"><text:span text:style-name="T1">Siap! Ini adalah jawaban untuk prompt </text:span><text:span text:style-name="Strong_20_Emphasis"><text:span text:style-name="T1">Pesan Inspiratif Penutup</text:span></text:span><text:span text:style-name="T1"> di bagian </text:span><text:span text:style-name="Strong_20_Emphasis"><text:span text:style-name="T1">PENUTUP</text:span></text:span><text:span text:style-name="T1">. Ini adalah paragraf penutup terakhir untuk bagian utama buku ini.</text:span></text:p>
            <text:p text:style-name="Text_20_body"><text:span text:style-name="Strong_20_Emphasis"><text:span text:style-name="T1">(Jawaban untuk Prompt Pesan Inspiratif Penutup)</text:span></text:span></text:p>
            <text:p text:style-name="P108">…dan pintu menuju bintang-bintang itu perlahan mulai terbuka.</text:p>
            <text:p text:style-name="Text_20_body"><text:span text:style-name="T1">Dan akhirnya, inilah pesan terakhir dari saya, penulis buku ini, yang ingin saya sampaikan secara khusus dan langsung dari hati kepada </text:span><text:span text:style-name="Strong_20_Emphasis"><text:span text:style-name="T1">KAMU</text:span></text:span><text:span text:style-name="T1">. Ya, kamu, para remaja Indonesia yang hebat, yang punya rasa ingin tahu sebesar alam semesta, yang punya mimpi setinggi langit, yang sudah dengan tekun dan penuh semangat menemani perjalanan panjang kita bersama di halaman-halaman buku ini sampai ke titik akhir ini. Kamu yang mungkin saat ini sedang duduk di kamarmu yang nyaman, di bangku sekolahmu yang penuh coretan rumus, di warung kopi langgananmu sambil menyeruput es teh, atau di mana pun kamu berada di seluruh penjuru nusantara yang indah ini, dari Aceh hingga Papua, sambil memegang buku ini dan mungkin pikiranmu sedang melayang jauh membayangkan keajaiban galaksi Bima Sakti atau serunya melompat-lompat ringan di permukaan Bulan.</text:span></text:p>
            <text:p text:style-name="Text_20_body"><text:span text:style-name="T1">Pesan saya sederhana saja, tapi semoga bisa membekas di hatimu: </text:span><text:span text:style-name="Strong_20_Emphasis"><text:span text:style-name="T1">JANGAN PERNAH, sekali pun dalam hidupmu, BERHENTI BERMIMPI.</text:span></text:span><text:span text:style-name="T1"> Apalagi bermimpi tentang hal-hal besar, hal-hal yang mungkin saat ini terasa sangat jauh atau bahkan mustahil, hal-hal yang mungkin ditertawakan oleh orang lain karena dianggap terlalu tinggi, terlalu naif, atau terlalu 'gila' – seperti mimpi untuk bisa terbang ke bintang-bintang suatu hari nanti, mimpi untuk bisa ikut </text:span><text:soft-page-break/><text:span text:style-name="T1">serta dalam penjelajahan planet baru, atau bahkan mimpi untuk bisa menciptakan sebuah teknologi revolusioner yang bisa mengubah dunia menjadi tempat yang lebih baik bagi semua makhluk hidup. Ingatlah selalu kata-kata bijak: semua pencapaian terbesar dalam sejarah peradaban umat manusia, mulai dari penemuan api dan roda hingga keberhasilan mengirim manusia ke Bulan dan robot ke Mars, semuanya selalu dimulai dari sebuah </text:span><text:span text:style-name="Strong_20_Emphasis"><text:span text:style-name="T1">mimpi</text:span></text:span><text:span text:style-name="T1">, dari sebuah </text:span><text:span text:style-name="Strong_20_Emphasis"><text:span text:style-name="T1">ide</text:span></text:span><text:span text:style-name="T1">, dari sebuah </text:span><text:span text:style-name="Strong_20_Emphasis"><text:span text:style-name="T1">imajinasi liar</text:span></text:span><text:span text:style-name="T1"> seseorang yang berani berpikir di luar kebiasaan dan berani mempertanyakan batas-batas dari apa yang dianggap 'mungkin'!</text:span></text:p>
            <text:p text:style-name="Text_20_body"><text:span text:style-name="T1">Untuk bisa meraih mimpi itu, </text:span><text:span text:style-name="Strong_20_Emphasis"><text:span text:style-name="T1">teruslah pupuk dan sirami rasa ingin tahu (curiosity)</text:span></text:span><text:span text:style-name="T1">-mu yang besar itu seperti kamu merawat tanaman kesayanganmu! Jangan pernah biarkan api keingintahuan itu padam oleh rasa malas, rutinitas yang membosankan, atau keraguan dari orang lain (atau bahkan dari dirimu sendiri). Jangan pernah bosan untuk selalu bertanya </text:span><text:span text:style-name="Strong_20_Emphasis"><text:span text:style-name="T1">'kenapa?'</text:span></text:span><text:span text:style-name="T1"> tentang fenomena alam semesta yang menakjubkan ini, dan </text:span><text:span text:style-name="Strong_20_Emphasis"><text:span text:style-name="T1">'bagaimana?'</text:span></text:span><text:span text:style-name="T1"> tentang cara kerja teknologi canggih yang ada di sekitar kita.</text:span></text:p>
            <text:p text:style-name="Text_20_body"><text:span text:style-name="T1">Dan tentu saja, rasa ingin tahu itu harus dibarengi dengan aksi nyata: </text:span><text:span text:style-name="Strong_20_Emphasis"><text:span text:style-name="T1">teruslah belajar dengan penuh semangat dan kegembiraan!</text:span></text:span><text:span text:style-name="T1"> Seraplah ilmu pengetahuan sebanyak mungkin, terutama dalam bidang-bidang ilmu yang menjadi kunci untuk memahami alam semesta dan membangun teknologi masa depan: </text:span><text:span text:style-name="Strong_20_Emphasis"><text:span text:style-name="T1">Sains (Fisika itu penting banget untuk memahami hukum alam semesta dan cara kerja mesin!, Kimia untuk material dan bahan bakar, Biologi untuk kehidupan di Bumi dan di luar Bumi, Astronomi untuk peta kosmik kita), Teknologi (terutama ilmu Komputer, </text:span></text:span><text:span text:style-name="Strong_20_Emphasis"><text:span text:style-name="Emphasis"><text:span text:style-name="T1">Coding</text:span></text:span></text:span><text:span text:style-name="Strong_20_Emphasis"><text:span text:style-name="T1">, Kecerdasan Buatan/AI, dan Robotika), Rekayasa (</text:span></text:span><text:span text:style-name="Strong_20_Emphasis"><text:span text:style-name="Emphasis"><text:span text:style-name="T1">Engineering</text:span></text:span></text:span><text:span text:style-name="Strong_20_Emphasis"><text:span text:style-name="T1"> untuk merancang dan membangun), dan Matematika (ini adalah 'bahasa' universal yang mendasari semua sains dan teknologi!).</text:span></text:span><text:span text:style-name="T1"> Jangan lupakan juga untuk terus mengasah kemampuan </text:span><text:span text:style-name="Strong_20_Emphasis"><text:span text:style-name="T1">Bahasa Inggris</text:span></text:span><text:span text:style-name="T1">-mu dengan baik, karena itu akan menjadi jendela dan jembatanmu untuk mengakses ilmu pengetahuan terbaru dari seluruh dunia dan berkomunikasi dengan komunitas global di bidang antariksa.</text:span></text:p>
            <text:p text:style-name="Text_20_body"><text:span text:style-name="T1">Dan yang paling penting dari semuanya, lebih penting dari nilai rapor atau IPK sekalipun: </text:span><text:span text:style-name="Strong_20_Emphasis"><text:span text:style-name="T1">PERCAYALAH PADA POTENSI LUAR BIASA YANG ADA DI DALAM DIRIMU SENDIRI!</text:span></text:span><text:span text:style-name="T1"> Kamu, ya kamu yang sedang membaca ini, kamu punya kecerdasan yang unik, kamu punya kreativitas yang tak terbatas jika diasah, kamu punya semangat juang dan ketahanan khas bangsa Indonesia </text:span><text:soft-page-break/><text:span text:style-name="T1">yang sudah teruji sejarah. Jangan pernah biarkan siapa pun (atau bahkan suara keraguan di dalam kepalamu sendiri) mengatakan kalau mimpimu terlalu tinggi atau tidak mungkin dicapai hanya karena kamu mungkin berasal dari kota kecil seperti Tapak Tuan, dari keluarga yang sederhana, atau dari negara yang program antariksanya mungkin belum semaju negara-negara adidaya lainnya. Sejarah dunia ini penuh dengan contoh orang-orang hebat yang berasal dari latar belakang yang paling tidak mungkin sekalipun namun berhasil 'meraih bintang' (baik secara harfiah maupun kiasan) karena mereka punya mimpi besar, bekerja super keras, tidak pernah menyerah pada kesulitan, dan yang terpenting, mereka percaya pada kemampuan diri mereka sendiri! Kamu juga bisa!</text:span></text:p>
            <text:p text:style-name="Text_20_body"><text:span text:style-name="T1">Ingatlah selalu pesan ini: </text:span><text:span text:style-name="Strong_20_Emphasis"><text:span text:style-name="T1">Masa depan eksplorasi antariksa, masa depan penemuan-penemuan baru yang akan mengubah pemahaman kita tentang alam semesta dan tempat kita di dalamnya, itu ada di tangan GENERASI KALIAN!</text:span></text:span><text:span text:style-name="T1"> Alam semesta ini masih menyimpan begitu banyak </text:span><text:span text:style-name="Strong_20_Emphasis"><text:span text:style-name="T1">misteri</text:span></text:span><text:span text:style-name="T1"> yang menunggu untuk diungkap – mulai dari apa itu sebenarnya materi gelap dan energi gelap yang menyusun 95% alam semesta, apakah benar-benar ada kehidupan lain di luar sana (pertanyaan paling fundamental!), hingga bagaimana cara kita bisa melakukan perjalanan antar bintang suatu hari nanti. Alam semesta ini juga penuh dengan </text:span><text:span text:style-name="Strong_20_Emphasis"><text:span text:style-name="T1">tantangan</text:span></text:span><text:span text:style-name="T1"> teknologi, ilmiah, dan bahkan etika yang menunggu untuk dipecahkan oleh otak-otak cerdas dan kreatif seperti kalian. Dan tentu saja, alam semesta ini juga menyimpan begitu banyak </text:span><text:span text:style-name="Strong_20_Emphasis"><text:span text:style-name="T1">peluang</text:span></text:span><text:span text:style-name="T1"> baru yang luar biasa – peluang untuk penemuan, peluang untuk inovasi, peluang untuk kemajuan peradaban, peluang untuk mempersatukan umat manusia – yang menunggu untuk diraih oleh mereka yang berani, yang gigih, dan yang punya visi jauh ke depan. Siapa tahu, kamulah salah satu orang yang akan menemukan jawaban atas salah satu misteri terbesar itu nanti? Siapa tahu, kamulah yang akan menciptakan solusi teknologi untuk salah satu tantangan terberat itu?</text:span></text:p>
            <text:p text:style-name="P108">Jadi, teruslah menatap ke atas, ke arah langit malam yang penuh bintang (kalau di kotamu langitnya masih cukup gelap untuk bisa melihat bintang ya!), dengan mata yang selalu berbinar penuh keingintahuan dan hati yang selalu penuh harapan. Jangan takut untuk mengejar cita-citamu setinggi mungkin, bahkan jika itu berarti kamu benar-benar ingin meraih bintang secara harfiah! Karena siapa tahu, petualangan terbesarmu, kontribusi terbesarmu bagi dunia, baru saja akan dimulai dari langkah kecilmu untuk belajar dan bermimpi hari <text:soft-page-break/>ini.</text:p>
            <text:p text:style-name="Text_20_body"><text:span text:style-name="Strong_20_Emphasis"><text:span text:style-name="T1">Antariksa yang luas tak terbatas itu menanti generasi penjelajah, penemu, dan pembangun berikutnya. Dan itu SANGAT BISA JADI ADALAH KAMU!</text:span></text:span></text:p>
            <text:p text:style-name="P108">Teruslah bermimpi, teruslah belajar, teruslah berusaha. Semangat! Sampai jumpa di petualangan berikutnya!</text:p>
            <text:p text:style-name="P242"/>
            <text:p text:style-name="Text_20_body"><text:span text:style-name="Emphasis"><text:span text:style-name="T1">(Bagian utama buku berakhir di sini)</text:span></text:span></text:p>
            <text:p text:style-name="P242"/>
            <text:p text:style-name="P108">Saya menunggu perintah "YAX" Anda untuk melanjutkan ke prompt berikutnya (yaitu prompt untuk Bonus - Glosarium).</text:p>
          </text:section>
          <text:section text:style-name="Sect1" text:name="feedback-form-56">
            <text:p text:style-name="P216"/>
          </text:section>
        </text:section>
        <text:section text:style-name="Sect1" text:name="14c8c0bb80a3bbc7">
          <text:p text:style-name="P108"/>
          <text:section text:style-name="Sect1" text:name="user-query-content-57">
            <text:p text:style-name="P238">YAx </text:p>
          </text:section>
          <text:p text:style-name="P216">Tampilkan alur berpikir</text:p>
          <text:section text:style-name="Sect2" text:name="model-response-message-contentr_14c8c0bb80a3bbc7">
            <text:p text:style-name="Text_20_body"><text:span text:style-name="T1">Oke, saya lanjutkan dengan jawaban untuk prompt </text:span><text:span text:style-name="Strong_20_Emphasis"><text:span text:style-name="T1">Bonus - Glosarium</text:span></text:span><text:span text:style-name="T1">.</text:span></text:p>
            <text:p text:style-name="Text_20_body"><text:span text:style-name="Strong_20_Emphasis"><text:span text:style-name="T1">(Jawaban untuk Prompt Bonus - Glosarium)</text:span></text:span></text:p>
            <text:p text:style-name="Text_20_body"><text:span text:style-name="Strong_20_Emphasis"><text:span text:style-name="T1">BONUS</text:span></text:span></text:p>
            <text:p text:style-name="Text_20_body"><text:span text:style-name="Strong_20_Emphasis"><text:span text:style-name="T1">Glosarium: Kamus Mini Istilah Antariksa</text:span></text:span></text:p>
            <text:p text:style-name="P108">Bingung dengan beberapa istilah keren tapi agak rumit yang muncul di buku ini? Tenang! Di bagian ini ada kamus mini berisi penjelasan singkat untuk beberapa istilah penting seputar dunia antariksa dan wisatanya. Semoga membantu ya!</text:p>
            <text:list xml:id="list8995796898051476134" text:style-name="L115">
              <text:list-item>
                <text:p text:style-name="P101"><text:span text:style-name="Strong_20_Emphasis"><text:span text:style-name="T1">Aksi-Reaksi (Hukum Newton III):</text:span></text:span><text:span text:style-name="T1"> Prinsip fisika dasar yang jadi kunci cara kerja roket. Menyatakan bahwa untuk setiap gaya aksi (misalnya semburan gas panas roket ke bawah), pasti ada gaya reaksi yang sama besar tapi arahnya berlawanan (yaitu dorongan pada roket ke atas).</text:span></text:p>
              </text:list-item>
              <text:list-item>
                <text:p text:style-name="P101"><text:span text:style-name="Strong_20_Emphasis"><text:span text:style-name="T1">Astronaut:</text:span></text:span><text:span text:style-name="T1"> Sebutan untuk orang yang dilatih secara profesional oleh badan antariksa pemerintah (seperti NASA dari Amerika Serikat, Roscosmos dari Rusia, ESA dari Eropa, atau mungkin BRIN dari Indonesia di masa depan) untuk terbang dan menjalankan misi </text:span><text:soft-page-break/><text:span text:style-name="T1">(biasanya ilmiah atau eksplorasi) di luar angkasa. Berbeda dengan turis antariksa yang terbang untuk rekreasi.</text:span></text:p>
              </text:list-item>
              <text:list-item>
                <text:p text:style-name="P101"><text:span text:style-name="Strong_20_Emphasis"><text:span text:style-name="T1">Atmosfer:</text:span></text:span><text:span text:style-name="T1"> Lapisan gas (udara) yang menyelimuti sebuah planet atau benda langit lainnya, seperti Bumi. Atmosfer Bumi melindungi kita dari radiasi berbahaya, mengatur suhu, menyediakan udara untuk bernapas, dan menjadi tempat terjadinya fenomena cuaca.</text:span></text:p>
              </text:list-item>
              <text:list-item>
                <text:p text:style-name="P101"><text:span text:style-name="Strong_20_Emphasis"><text:span text:style-name="T1">BRIN (Badan Riset dan Inovasi Nasional):</text:span></text:span><text:span text:style-name="T1"> Lembaga pemerintah Indonesia yang dibentuk tahun 2021 untuk mengintegrasikan berbagai lembaga riset nasional, termasuk LAPAN (Lembaga Penerbangan dan Antariksa Nasional). BRIN kini bertanggung jawab atas penelitian dan pengembangan di berbagai bidang ilmu pengetahuan dan teknologi, termasuk bidang penerbangan dan antariksa di Indonesia.</text:span></text:p>
              </text:list-item>
              <text:list-item>
                <text:p text:style-name="P101"><text:span text:style-name="Strong_20_Emphasis"><text:span text:style-name="T1">Centrifuge:</text:span></text:span><text:span text:style-name="T1"> Alat simulasi di darat yang menggunakan lengan berputar sangat cepat dengan kabin di ujungnya. Digunakan untuk melatih astronaut atau turis antariksa merasakan sensasi tekanan G-Force tinggi (seperti saat peluncuran) dalam lingkungan yang terkontrol dan aman, serta melatih teknik untuk mengatasinya.</text:span></text:p>
              </text:list-item>
              <text:list-item>
                <text:p text:style-name="P101"><text:span text:style-name="Strong_20_Emphasis"><text:span text:style-name="T1">G-Force (Gaya-G / Gaya Gravitasi Buatan):</text:span></text:span><text:span text:style-name="T1"> Sensasi tekanan atau berat tambahan yang dirasakan oleh tubuh ketika mengalami perubahan kecepatan yang sangat cepat (percepatan atau perlambatan), misalnya saat roket meluncur ke atas atau saat wahana mengerem di atmosfer saat kembali ke Bumi. Ukurannya dinyatakan dalam 'G', di mana 1G sama dengan gaya gravitasi normal yang kita rasakan di permukaan Bumi. Merasakan 3G berarti terasa seperti 3 kali lebih berat dari biasanya.</text:span></text:p>
              </text:list-item>
              <text:list-item>
                <text:p text:style-name="P101"><text:span text:style-name="Strong_20_Emphasis"><text:span text:style-name="T1">Garis Kármán (Kármán Line):</text:span></text:span><text:span text:style-name="T1"> Sebuah batas ketinggian imajiner yang secara umum diakui oleh komunitas internasional (terutama oleh Fédération Aéronautique Internationale/FAI) sebagai 'pintu gerbang' atau awal mula dari luar angkasa. Batas ini ditetapkan pada ketinggian </text:span><text:span text:style-name="Strong_20_Emphasis"><text:span text:style-name="T1">100 kilometer (sekitar 62 mil)</text:span></text:span><text:span text:style-name="T1"> di atas permukaan laut rata-rata Bumi. Di atas ketinggian ini, atmosfer sudah dianggap sangat tipis sehingga pesawat terbang biasa yang mengandalkan gaya angkat aerodinamis dari sayapnya tidak lagi bisa berfungsi.</text:span></text:p>
              </text:list-item>
              <text:list-item>
                <text:p text:style-name="P101"><text:span text:style-name="Strong_20_Emphasis"><text:span text:style-name="T1">Gravitasi:</text:span></text:span><text:span text:style-name="T1"> Gaya tarik-menarik alami yang dimiliki oleh semua benda </text:span><text:soft-page-break/><text:span text:style-name="T1">yang punya massa. Semakin besar massa suatu benda (seperti planet Bumi), semakin kuat gaya gravitasinya. Gravitasi Bumilah yang membuat kita tetap 'menempel' di tanah, membuat benda jatuh ke bawah, dan menjadi gaya utama yang harus dilawan oleh roket untuk bisa terbang ke luar angkasa.</text:span></text:p>
              </text:list-item>
              <text:list-item>
                <text:p text:style-name="P101"><text:span text:style-name="Strong_20_Emphasis"><text:span text:style-name="T1">Hotel Antariksa (Space Hotel):</text:span></text:span><text:span text:style-name="T1"> Konsep atau rencana pembangunan stasiun luar angkasa komersial di masa depan yang dirancang secara khusus (setidaknya sebagian) untuk menampung para turis antariksa (dan mungkin juga peneliti atau pekerja swasta lainnya) yang ingin 'menginap' atau tinggal selama beberapa hari atau lebih di orbit Bumi, lengkap dengan fasilitas akomodasi dan mungkin rekreasi yang lebih nyaman daripada stasiun riset murni seperti ISS.</text:span></text:p>
              </text:list-item>
              <text:list-item>
                <text:p text:style-name="P101"><text:span text:style-name="Strong_20_Emphasis"><text:span text:style-name="T1">ISS (International Space Station / Stasiun Luar Angkasa Internasional):</text:span></text:span><text:span text:style-name="T1"> Sebuah laboratorium penelitian raksasa yang ukurannya sebesar lapangan sepak bola, hasil kerjasama internasional antara banyak negara (dipimpin oleh Amerika Serikat dan Rusia). ISS telah mengorbit Bumi di ketinggian sekitar 400 km sejak akhir tahun 1990-an dan telah dihuni secara terus menerus oleh para astronaut profesional dari berbagai negara sejak tahun 2000. ISS juga pernah (dan saat ini kembali) menjadi tujuan bagi beberapa misi turis antariksa orbital berbayar.</text:span></text:p>
              </text:list-item>
              <text:list-item>
                <text:p text:style-name="P101"><text:span text:style-name="Strong_20_Emphasis"><text:span text:style-name="T1">Kapsul Antariksa (Space Capsule):</text:span></text:span><text:span text:style-name="T1"> Salah satu jenis utama wahana antariksa berawak. Biasanya punya ciri khas bentuk seperti kerucut tumpul (untuk bagian bawah yang ada perisai panasnya) atau agak bulat, tidak memiliki sayap besar, dan dirancang untuk membawa astronaut atau turis ke orbit Bumi atau bahkan lebih jauh (seperti ke Bulan dalam program Apollo atau Artemis). Kapsul ini biasanya kembali ke Bumi dengan cara mengerem di atmosfer lalu mendarat menggunakan parasut (bisa di air/laut atau di darat). Contoh: Kapsul Soyuz (Rusia), Crew Dragon (SpaceX), New Shepard (Blue Origin), Starliner (Boeing), Orion (NASA).</text:span></text:p>
              </text:list-item>
              <text:list-item>
                <text:p text:style-name="P101"><text:span text:style-name="Strong_20_Emphasis"><text:span text:style-name="T1">LAPAN (Lembaga Penerbangan dan Antariksa Nasional):</text:span></text:span><text:span text:style-name="T1"> Badan pemerintah Indonesia yang </text:span><text:span text:style-name="Emphasis"><text:span text:style-name="T1">sebelumnya</text:span></text:span><text:span text:style-name="T1"> (sebelum tahun 2021) secara khusus fokus pada kegiatan penelitian, pengembangan, dan pemanfaatan di bidang penerbangan dan antariksa nasional. LAPAN </text:span><text:soft-page-break/><text:span text:style-name="T1">punya sejarah panjang dalam mengembangkan satelit (seri LAPAN A/TUBSAT, LAPAN-ORARI) dan roket sonda (seri RX). Sejak tahun 2021, seluruh tugas, fungsi, dan sumber daya LAPAN telah </text:span><text:span text:style-name="Strong_20_Emphasis"><text:span text:style-name="T1">terintegrasi</text:span></text:span><text:span text:style-name="T1"> ke dalam lembaga yang lebih besar yaitu </text:span><text:span text:style-name="Strong_20_Emphasis"><text:span text:style-name="T1">BRIN</text:span></text:span><text:span text:style-name="T1">.</text:span></text:p>
              </text:list-item>
              <text:list-item>
                <text:p text:style-name="P101"><text:span text:style-name="Strong_20_Emphasis"><text:span text:style-name="T1">Launch Abort System (LAS):</text:span></text:span><text:span text:style-name="T1"> Sistem keselamatan darurat super penting yang biasanya dipasang pada wahana antariksa berawak berbentuk kapsul. LAS terdiri dari roket-roket kecil tapi sangat kuat yang bisa diaktifkan seketika (dalam sepersekian detik!) untuk </text:span><text:span text:style-name="Strong_20_Emphasis"><text:span text:style-name="T1">melontarkan atau mendorong kapsul penumpang menjauh</text:span></text:span><text:span text:style-name="T1"> dari roket pendorong utama jika terdeteksi adanya masalah katastropik (misalnya akan meledak) saat masih di landasan peluncuran atau pada fase awal penerbangan setelah lepas landas. Tujuannya adalah menyelamatkan nyawa kru/penumpang.</text:span></text:p>
              </text:list-item>
              <text:list-item>
                <text:p text:style-name="P101"><text:span text:style-name="Strong_20_Emphasis"><text:span text:style-name="T1">Mikrogravitasi (Microgravity):</text:span></text:span><text:span text:style-name="T1"> Kondisi di mana efek dari gaya gravitasi terasa sangat kecil atau hampir mendekati nol. Ini terjadi saat sebuah benda (termasuk wahana antariksa dan orang di dalamnya) berada dalam kondisi 'jatuh bebas' (</text:span><text:span text:style-name="Emphasis"><text:span text:style-name="T1">free fall</text:span></text:span><text:span text:style-name="T1">) yang terus menerus, seperti saat mengorbit Bumi atau saat berada di puncak lintasan penerbangan parabola. Dalam kondisi mikrogravitasi inilah benda-benda dan orang bisa </text:span><text:span text:style-name="Strong_20_Emphasis"><text:span text:style-name="T1">melayang bebas</text:span></text:span><text:span text:style-name="T1"> seolah tanpa bobot. Istilah ini secara ilmiah lebih akurat daripada 'Nol Gravitasi' (Zero-G), meskipun 'Zero-G' lebih populer.</text:span></text:p>
              </text:list-item>
              <text:list-item>
                <text:p text:style-name="P101"><text:span text:style-name="Strong_20_Emphasis"><text:span text:style-name="T1">Orbital (Penerbangan Orbital):</text:span></text:span><text:span text:style-name="T1"> Jenis penerbangan antariksa di mana sebuah wahana diluncurkan hingga mencapai </text:span><text:span text:style-name="Strong_20_Emphasis"><text:span text:style-name="T1">kecepatan horizontal (ke samping)</text:span></text:span><text:span text:style-name="T1"> yang sangat tinggi (minimal sekitar 28.000 km/jam di Orbit Rendah Bumi) sehingga gaya sentrifugal akibat kecepatannya itu bisa mengimbangi gaya tarik gravitasi Bumi. Akibatnya, wahana tidak langsung jatuh kembali ke Bumi, melainkan terus menerus 'jatuh mengelilingi' Bumi dalam sebuah lintasan orbit yang stabil, mirip seperti Bulan mengelilingi Bumi. Penerbangan orbital memungkinkan misi yang berdurasi lama (bisa berhari-hari, berminggu-minggu, bahkan bertahun-tahun seperti ISS).</text:span></text:p>
              </text:list-item>
              <text:list-item>
                <text:p text:style-name="P101"><text:span text:style-name="Strong_20_Emphasis"><text:span text:style-name="T1">Overview Effect:</text:span></text:span><text:span text:style-name="T1"> Sebuah fenomena perubahan kognitif atau kesadaran yang sering dilaporkan oleh para astronaut dan beberapa turis antariksa setelah mereka melihat planet Bumi secara utuh dari luar angkasa. Efek </text:span><text:soft-page-break/><text:span text:style-name="T1">ini biasanya berupa perasaan </text:span><text:span text:style-name="Strong_20_Emphasis"><text:span text:style-name="T1">takjub yang mendalam (awe)</text:span></text:span><text:span text:style-name="T1"> akan keindahan dan kerapuhan Bumi, perasaan </text:span><text:span text:style-name="Strong_20_Emphasis"><text:span text:style-name="T1">terhubung secara emosional</text:span></text:span><text:span text:style-name="T1"> dengan seluruh planet dan umat manusia, kesadaran akan </text:span><text:span text:style-name="Strong_20_Emphasis"><text:span text:style-name="T1">tidak relevannya batas-batas negara</text:span></text:span><text:span text:style-name="T1"> jika dilihat dari atas, serta munculnya </text:span><text:span text:style-name="Strong_20_Emphasis"><text:span text:style-name="T1">rasa tanggung jawab baru</text:span></text:span><text:span text:style-name="T1"> untuk menjaga kelestarian Bumi sebagai rumah bersama. Pengalaman ini seringkali dianggap sangat transformatif secara personal.</text:span></text:p>
              </text:list-item>
              <text:list-item>
                <text:p text:style-name="P101"><text:span text:style-name="Strong_20_Emphasis"><text:span text:style-name="T1">Pesawat Roket (Spaceplane):</text:span></text:span><text:span text:style-name="T1"> Jenis wahana antariksa yang desainnya menggabungkan fitur pesawat terbang (memiliki sayap untuk menghasilkan gaya angkat aerodinamis dan kemampuan mendarat horizontal) dengan mesin roket sebagai pendorong utamanya untuk mencapai kecepatan dan ketinggian tinggi atau bahkan mencapai orbit. Contohnya adalah Space Shuttle NASA (sudah pensiun), pesawat roket suborbital SpaceShipTwo dari Virgin Galactic, atau pesawat kargo orbital Dream Chaser dari Sierra Space yang sedang dikembangkan.</text:span></text:p>
              </text:list-item>
              <text:list-item>
                <text:p text:style-name="P101"><text:span text:style-name="Strong_20_Emphasis"><text:span text:style-name="T1">Propelan (Propellant):</text:span></text:span><text:span text:style-name="T1"> Bahan kimia yang 'dibakar' di dalam mesin roket untuk menghasilkan gas panas berkecepatan tinggi yang kemudian disemburkan keluar untuk menciptakan gaya dorong (thrust) berdasarkan prinsip Aksi-Reaksi. Propelan roket biasanya terdiri dari dua komponen: </text:span><text:span text:style-name="Strong_20_Emphasis"><text:span text:style-name="T1">bahan bakar (fuel)</text:span></text:span><text:span text:style-name="T1"> dan </text:span><text:span text:style-name="Strong_20_Emphasis"><text:span text:style-name="T1">oksidator/pembakar (oxidizer)</text:span></text:span><text:span text:style-name="T1"> yang memungkinkan pembakaran terjadi bahkan di ruang hampa udara. Contoh kombinasi propelan cair yang umum: Hidrogen Cair (LH2) sebagai fuel + Oksigen Cair (LOX) sebagai oxidizer; atau Kerosen Roket (RP-1) sebagai fuel + LOX sebagai oxidizer. Ada juga roket yang menggunakan propelan padat.</text:span></text:p>
              </text:list-item>
              <text:list-item>
                <text:p text:style-name="P101"><text:span text:style-name="Strong_20_Emphasis"><text:span text:style-name="T1">Propulsi (Propulsion):</text:span></text:span><text:span text:style-name="T1"> Istilah umum yang merujuk pada sistem atau metode yang digunakan untuk menghasilkan </text:span><text:span text:style-name="Strong_20_Emphasis"><text:span text:style-name="T1">gaya dorong (thrust)</text:span></text:span><text:span text:style-name="T1"> agar sebuah kendaraan (termasuk roket atau wahana antariksa) bisa bergerak atau mengubah kecepatannya. Contoh jenis sistem propulsi antariksa: propulsi roket kimia (paling umum saat ini), propulsi listrik (seperti </text:span><text:span text:style-name="Emphasis"><text:span text:style-name="T1">ion thruster</text:span></text:span><text:span text:style-name="T1">), propulsi nuklir (termal atau listrik), layar surya (</text:span><text:span text:style-name="Emphasis"><text:span text:style-name="T1">solar sail</text:span></text:span><text:span text:style-name="T1">), dll.</text:span></text:p>
              </text:list-item>
              <text:list-item>
                <text:p text:style-name="P101"><text:span text:style-name="Strong_20_Emphasis"><text:span text:style-name="T1">Reusable (Dapat Digunakan Kembali / Daur Ulang):</text:span></text:span><text:span text:style-name="T1"> Kemampuan sebuah komponen penting dari sistem peluncuran (terutama </text:span><text:span text:style-name="Strong_20_Emphasis"><text:span text:style-name="T1">booster roket tingkat pertama</text:span></text:span><text:span text:style-name="T1">) atau bahkan keseluruhan sistem wahana </text:span><text:soft-page-break/><text:span text:style-name="T1">antariksa (seperti visi untuk Starship) untuk bisa </text:span><text:span text:style-name="Strong_20_Emphasis"><text:span text:style-name="T1">mendarat kembali dengan selamat</text:span></text:span><text:span text:style-name="T1"> di Bumi setelah menyelesaikan tugasnya dalam sebuah misi, kemudian bisa </text:span><text:span text:style-name="Strong_20_Emphasis"><text:span text:style-name="T1">diperiksa, dirawat, diisi bahan bakar lagi, dan digunakan kembali</text:span></text:span><text:span text:style-name="T1"> untuk penerbangan berikutnya. Teknologi </text:span><text:span text:style-name="Emphasis"><text:span text:style-name="T1">reusability</text:span></text:span><text:span text:style-name="T1"> ini dianggap sebagai kunci utama untuk bisa </text:span><text:span text:style-name="Strong_20_Emphasis"><text:span text:style-name="T1">menurunkan biaya akses ke luar angkasa</text:span></text:span><text:span text:style-name="T1"> secara drastis di masa depan.</text:span></text:p>
              </text:list-item>
              <text:list-item>
                <text:p text:style-name="P101"><text:span text:style-name="Strong_20_Emphasis"><text:span text:style-name="T1">Roket:</text:span></text:span><text:span text:style-name="T1"> Sebuah kendaraan (biasanya berbentuk silinder tinggi) yang menggunakan </text:span><text:span text:style-name="Strong_20_Emphasis"><text:span text:style-name="T1">mesin roket</text:span></text:span><text:span text:style-name="T1"> (yang bekerja berdasarkan prinsip Aksi-Reaksi dengan cara menyemburkan massa berupa gas panas berkecepatan tinggi ke arah belakang) untuk bisa terbang dengan kecepatan sangat tinggi, terutama untuk tujuan mencapai luar angkasa atau melakukan perjalanan jarak jauh dengan sangat cepat. Roket bisa digunakan untuk membawa berbagai macam muatan, seperti satelit, kargo perbekalan, wahana antariksa robotik, atau wahana berawak yang membawa manusia.</text:span></text:p>
              </text:list-item>
              <text:list-item>
                <text:p text:style-name="P101"><text:span text:style-name="Strong_20_Emphasis"><text:span text:style-name="T1">Suborbital (Penerbangan Suborbital):</text:span></text:span><text:span text:style-name="T1"> Jenis penerbangan antariksa di mana sebuah wahana diluncurkan ke ketinggian yang </text:span><text:span text:style-name="Strong_20_Emphasis"><text:span text:style-name="T1">melampaui batas atmosfer dan mencapai luar angkasa</text:span></text:span><text:span text:style-name="T1"> (biasanya di atas 80-100 km), namun </text:span><text:span text:style-name="Strong_20_Emphasis"><text:span text:style-name="T1">tidak mencapai kecepatan horizontal yang cukup tinggi</text:span></text:span><text:span text:style-name="T1"> untuk bisa masuk ke dalam orbit Bumi yang stabil. Akibatnya, setelah mencapai titik ketinggian puncaknya (apogee), wahana akan mengikuti </text:span><text:span text:style-name="Strong_20_Emphasis"><text:span text:style-name="T1">lintasan parabola</text:span></text:span><text:span text:style-name="T1"> (seperti bola yang dilempar ke atas) dan langsung </text:span><text:span text:style-name="Strong_20_Emphasis"><text:span text:style-name="T1">jatuh kembali</text:span></text:span><text:span text:style-name="T1"> menuju permukaan Bumi. Total durasi penerbangan suborbital biasanya sangat singkat, hanya sekitar </text:span><text:span text:style-name="Strong_20_Emphasis"><text:span text:style-name="T1">10 hingga 20 menit</text:span></text:span><text:span text:style-name="T1"> saja dari lepas landas hingga mendarat kembali. Ini adalah jenis penerbangan yang ditawarkan oleh perusahaan wisata antariksa seperti Blue Origin dan Virgin Galactic.</text:span></text:p>
              </text:list-item>
              <text:list-item>
                <text:p text:style-name="P101"><text:span text:style-name="Strong_20_Emphasis"><text:span text:style-name="T1">Wahana Antariksa (Spacecraft / Space Vehicle):</text:span></text:span><text:span text:style-name="T1"> Istilah umum yang merujuk pada segala jenis kendaraan, mesin, atau pesawat buatan manusia yang dirancang untuk bisa beroperasi atau melakukan perjalanan di </text:span><text:span text:style-name="Strong_20_Emphasis"><text:span text:style-name="T1">luar angkasa</text:span></text:span><text:span text:style-name="T1">. Wahana antariksa bisa </text:span><text:span text:style-name="Strong_20_Emphasis"><text:span text:style-name="T1">berawak</text:span></text:span><text:span text:style-name="T1"> (dirancang untuk membawa manusia, seperti kapsul atau pesawat ulang alik) atau </text:span><text:span text:style-name="Strong_20_Emphasis"><text:span text:style-name="T1">tanpa awak</text:span></text:span><text:span text:style-name="T1"> (operasinya dikendalikan dari jauh atau secara otomatis, seperti satelit, teleskop luar angkasa, probe antarplanet, atau robot pendarat/penjelajah).</text:span></text:p>
              </text:list-item>
            </text:list>
            <text:p text:style-name="P242"><text:soft-page-break/></text:p>
            <text:p text:style-name="P108">Saya menunggu perintah "YAX" Anda untuk melanjutkan ke prompt berikutnya (yaitu prompt untuk Bonus - Sumber Informasi).</text:p>
          </text:section>
          <text:section text:style-name="Sect1" text:name="feedback-form-57">
            <text:p text:style-name="P216"/>
          </text:section>
        </text:section>
        <text:section text:style-name="Sect1" text:name="ac66bf29b68074d4">
          <text:p text:style-name="P108"/>
          <text:section text:style-name="Sect1" text:name="user-query-content-58">
            <text:p text:style-name="P238">YAx </text:p>
          </text:section>
          <text:p text:style-name="P216">Tampilkan alur berpikir</text:p>
          <text:section text:style-name="Sect2" text:name="model-response-message-contentr_ac66bf29b68074d4">
            <text:p text:style-name="P216"/>
          </text:section>
          <text:section text:style-name="Sect1" text:name="feedback-form-58">
            <text:p text:style-name="P216"/>
          </text:section>
        </text:section>
        <text:section text:style-name="Sect1" text:name="81beedb41f0289f8">
          <text:p text:style-name="P108"/>
          <text:section text:style-name="Sect1" text:name="user-query-content-59">
            <text:p text:style-name="P238">YAx </text:p>
          </text:section>
          <text:p text:style-name="P216">Tampilkan alur berpikir</text:p>
          <text:section text:style-name="Sect2" text:name="model-response-message-contentr_81beedb41f0289f8">
            <text:p text:style-name="Text_20_body"><text:span text:style-name="T1">Oke, ini adalah jawaban untuk prompt </text:span><text:span text:style-name="Strong_20_Emphasis"><text:span text:style-name="T1">Bonus - Garis Waktu (Timeline) Singkat Perkembangan Wisata Antariksa</text:span></text:span><text:span text:style-name="T1">.</text:span></text:p>
            <text:p text:style-name="Text_20_body"><text:span text:style-name="Strong_20_Emphasis"><text:span text:style-name="T1">(Jawaban untuk Prompt Bonus - Garis Waktu (Timeline))</text:span></text:span></text:p>
            <text:p text:style-name="Text_20_body"><text:span text:style-name="Strong_20_Emphasis"><text:span text:style-name="T1">Garis Waktu Singkat: Dari Mimpi Fiksi ke Tiket Wisata Antariksa</text:span></text:span></text:p>
            <text:p text:style-name="Text_20_body"><text:span text:style-name="T1">Perjalanan manusia menuju era wisata antariksa komersial tidak terjadi dalam semalam. Ini adalah hasil dari mimpi panjang yang diinspirasi fiksi ilmiah, terobosan teknologi yang dicapai melalui eksplorasi oleh negara, keberanian mengambil risiko dari sektor swasta, dan persaingan bisnis yang memacu inovasi selama puluhan tahun. Berikut adalah beberapa tonggak waktu (</text:span><text:span text:style-name="Emphasis"><text:span text:style-name="T1">milestones</text:span></text:span><text:span text:style-name="T1">) penting dalam evolusi ini, terutama yang terkait dengan penerbangan antariksa </text:span><text:span text:style-name="Strong_20_Emphasis"><text:span text:style-name="T1">komersial berawak</text:span></text:span><text:span text:style-name="T1"> dan </text:span><text:span text:style-name="Strong_20_Emphasis"><text:span text:style-name="T1">wisata antariksa</text:span></text:span><text:span text:style-name="T1"> (perkiraan tahun):</text:span></text:p>
            <text:list xml:id="list3792153772306644277" text:style-name="L116">
              <text:list-item>
                <text:p text:style-name="P102"><text:span text:style-name="Strong_20_Emphasis"><text:span text:style-name="T1">1957:</text:span></text:span><text:span text:style-name="T1"> (Konteks Awal) Uni Soviet meluncurkan </text:span><text:span text:style-name="Strong_20_Emphasis"><text:span text:style-name="T1">Sputnik 1</text:span></text:span><text:span text:style-name="T1">, satelit buatan manusia pertama di dunia. Ini secara resmi memulai </text:span><text:span text:style-name="Strong_20_Emphasis"><text:span text:style-name="T1">Era Antariksa</text:span></text:span><text:span text:style-name="T1"> dan memicu Perlombaan Antariksa (</text:span><text:span text:style-name="Emphasis"><text:span text:style-name="T1">Space Race</text:span></text:span><text:span text:style-name="T1">) antara AS dan Uni Soviet.</text:span></text:p>
              </text:list-item>
              <text:list-item>
                <text:p text:style-name="P102"><text:span text:style-name="Strong_20_Emphasis"><text:span text:style-name="T1">1961:</text:span></text:span><text:span text:style-name="T1"> (Konteks Awal) Kosmonaut Uni Soviet, </text:span><text:span text:style-name="Strong_20_Emphasis"><text:span text:style-name="T1">Yuri Gagarin</text:span></text:span><text:span text:style-name="T1">, menjadi manusia pertama dalam sejarah yang berhasil mencapai orbit Bumi dan kembali dengan selamat. Ini membuktikan bahwa manusia </text:span><text:span text:style-name="Emphasis"><text:span text:style-name="T1">bisa</text:span></text:span><text:span text:style-name="T1"> bertahan hidup di luar angkasa.</text:span></text:p>
              </text:list-item>
              <text:list-item>
                <text:p text:style-name="P102"><text:span text:style-name="Strong_20_Emphasis"><text:span text:style-name="T1">1969:</text:span></text:span><text:span text:style-name="T1"> (Konteks Awal) Astronaut Amerika Serikat, </text:span><text:span text:style-name="Strong_20_Emphasis"><text:span text:style-name="T1">Neil Armstrong</text:span></text:span><text:span text:style-name="T1"> dan </text:span><text:soft-page-break/><text:span text:style-name="Strong_20_Emphasis"><text:span text:style-name="T1">Buzz Aldrin</text:span></text:span><text:span text:style-name="T1">, dalam misi Apollo 11, menjadi manusia pertama yang berhasil mendarat dan berjalan di permukaan </text:span><text:span text:style-name="Strong_20_Emphasis"><text:span text:style-name="T1">Bulan</text:span></text:span><text:span text:style-name="T1">. Ini adalah puncak pencapaian eksplorasi antariksa yang didanai oleh pemerintah dan menginspirasi banyak generasi.</text:span></text:p>
              </text:list-item>
              <text:list-item>
                <text:p text:style-name="P102"><text:span text:style-name="Strong_20_Emphasis"><text:span text:style-name="T1">Awal Tahun 2000-an:</text:span></text:span><text:span text:style-name="T1"> Era baru mulai bersemi dengan pendirian beberapa </text:span><text:span text:style-name="Strong_20_Emphasis"><text:span text:style-name="T1">perusahaan antariksa swasta (NewSpace)</text:span></text:span><text:span text:style-name="T1"> kunci oleh para miliarder visioner yang punya mimpi besar tentang antariksa: </text:span><text:span text:style-name="Strong_20_Emphasis"><text:span text:style-name="T1">Blue Origin</text:span></text:span><text:span text:style-name="T1"> didirikan oleh Jeff Bezos (tahun 2000), </text:span><text:span text:style-name="Strong_20_Emphasis"><text:span text:style-name="T1">SpaceX (Space Exploration Technologies Corp.)</text:span></text:span><text:span text:style-name="T1"> didirikan oleh Elon Musk (tahun 2002), dan </text:span><text:span text:style-name="Strong_20_Emphasis"><text:span text:style-name="T1">Virgin Galactic</text:span></text:span><text:span text:style-name="T1"> didirikan oleh Sir Richard Branson (tahun 2004).</text:span></text:p>
              </text:list-item>
              <text:list-item>
                <text:p text:style-name="P102"><text:span text:style-name="Strong_20_Emphasis"><text:span text:style-name="T1">2001:</text:span></text:span><text:span text:style-name="T1"> Pengusaha dan mantan ilmuwan Amerika, </text:span><text:span text:style-name="Strong_20_Emphasis"><text:span text:style-name="T1">Dennis Tito</text:span></text:span><text:span text:style-name="T1">, mencatat sejarah sebagai </text:span><text:span text:style-name="Strong_20_Emphasis"><text:span text:style-name="T1">turis antariksa orbital pertama di dunia</text:span></text:span><text:span text:style-name="T1"> yang membayar sendiri tiketnya (dilaporkan sekitar $20 juta USD pada waktu itu) untuk bisa terbang ke Stasiun Luar Angkasa Internasional (ISS) selama hampir 8 hari. Ia terbang menumpang wahana </text:span><text:span text:style-name="Strong_20_Emphasis"><text:span text:style-name="T1">Soyuz</text:span></text:span><text:span text:style-name="T1"> milik Rusia melalui kesepakatan dengan badan antariksa Rusia. Ini membuktikan adanya pasar (meskipun sangat kecil dan sangat mahal) untuk wisata orbital.</text:span></text:p>
              </text:list-item>
              <text:list-item>
                <text:p text:style-name="P102"><text:span text:style-name="Strong_20_Emphasis"><text:span text:style-name="T1">2001 - 2009:</text:span></text:span><text:span text:style-name="T1"> Era turis orbital awal ke ISS melalui wahana Soyuz Rusia berlanjut secara terbatas. Beberapa individu super kaya lainnya dari berbagai negara (seperti Mark Shuttleworth dari Afrika Selatan - 2002 sebagai orang Afrika pertama, Anousheh Ansari dari Iran/AS sebagai wanita pertama - 2006, Charles Simonyi dari AS yang terbang dua kali, Richard Garriott dari AS, dan Guy Laliberté dari Kanada sang pendiri Cirque du Soleil - 2009) juga berhasil membeli tiket untuk merasakan pengalaman tinggal di ISS.</text:span></text:p>
              </text:list-item>
              <text:list-item>
                <text:p text:style-name="P102"><text:span text:style-name="Strong_20_Emphasis"><text:span text:style-name="T1">2004:</text:span></text:span><text:span text:style-name="T1"> Pesawat roket eksperimental </text:span><text:span text:style-name="Strong_20_Emphasis"><text:span text:style-name="T1">SpaceShipOne</text:span></text:span><text:span text:style-name="T1">, yang dirancang oleh insinyur legendaris Burt Rutan dan didanai oleh co-founder Microsoft, Paul Allen, berhasil memenangkan hadiah bergengsi </text:span><text:span text:style-name="Strong_20_Emphasis"><text:span text:style-name="T1">Ansari X Prize</text:span></text:span><text:span text:style-name="T1"> senilai $10 juta USD. Hadiah ini diberikan setelah SpaceShipOne berhasil melakukan dua kali penerbangan suborbital berawak (mencapai ketinggian 100 km) dalam waktu dua minggu. Kemenangan ini menjadi </text:span><text:span text:style-name="Strong_20_Emphasis"><text:span text:style-name="T1">bukti konsep (proof-of-concept)</text:span></text:span><text:span text:style-name="T1"> yang sangat penting bahwa penerbangan antariksa suborbital berawak bisa </text:span><text:soft-page-break/><text:span text:style-name="T1">dilakukan oleh </text:span><text:span text:style-name="Strong_20_Emphasis"><text:span text:style-name="T1">sektor swasta</text:span></text:span><text:span text:style-name="T1"> dengan biaya yang (relatif) jauh lebih rendah daripada program pemerintah. Teknologi dasar SpaceShipOne kemudian dilisensikan oleh Virgin Galactic untuk pengembangan wahana wisata mereka.</text:span></text:p>
              </text:list-item>
              <text:list-item>
                <text:p text:style-name="P102"><text:span text:style-name="Strong_20_Emphasis"><text:span text:style-name="T1">Dekade 2010-an:</text:span></text:span><text:span text:style-name="T1"> SpaceX mulai </text:span><text:span text:style-name="Strong_20_Emphasis"><text:span text:style-name="T1">merevolusi industri peluncuran satelit komersial</text:span></text:span><text:span text:style-name="T1"> dengan kesuksesan besar roket </text:span><text:span text:style-name="Strong_20_Emphasis"><text:span text:style-name="T1">Falcon 9</text:span></text:span><text:span text:style-name="T1"> mereka. Kunci utamanya adalah keberhasilan mereka dalam mengembangkan dan secara rutin mempraktikkan teknologi untuk </text:span><text:span text:style-name="Strong_20_Emphasis"><text:span text:style-name="T1">mendaratkan dan menggunakan kembali (</text:span></text:span><text:span text:style-name="Strong_20_Emphasis"><text:span text:style-name="Emphasis"><text:span text:style-name="T1">reusability</text:span></text:span></text:span><text:span text:style-name="Strong_20_Emphasis"><text:span text:style-name="T1">)</text:span></text:span><text:span text:style-name="T1"> </text:span><text:span text:style-name="Emphasis"><text:span text:style-name="T1">booster</text:span></text:span><text:span text:style-name="T1"> (tingkat pertama) roket Falcon 9 setelah peluncuran. Inovasi ini secara dramatis mulai </text:span><text:span text:style-name="Strong_20_Emphasis"><text:span text:style-name="T1">menurunkan biaya akses ke orbit Bumi</text:span></text:span><text:span text:style-name="T1"> dan mengubah lanskap persaingan industri peluncuran global.</text:span></text:p>
              </text:list-item>
              <text:list-item>
                <text:p text:style-name="P102"><text:span text:style-name="Strong_20_Emphasis"><text:span text:style-name="T1">2020:</text:span></text:span><text:span text:style-name="T1"> SpaceX, menggunakan kapsul </text:span><text:span text:style-name="Strong_20_Emphasis"><text:span text:style-name="T1">Crew Dragon</text:span></text:span><text:span text:style-name="T1"> yang diluncurkan oleh roket Falcon 9, berhasil </text:span><text:span text:style-name="Strong_20_Emphasis"><text:span text:style-name="T1">membawa kembali astronaut NASA ke ISS dari tanah Amerika Serikat</text:span></text:span><text:span text:style-name="T1"> (misi Demo-2 dan Crew-1) untuk pertama kalinya sejak program Pesawat Ulang Alik (Space Shuttle) NASA pensiun pada tahun 2011. Keberhasilan program Commercial Crew NASA ini (yang juga melibatkan Boeing dengan Starliner-nya, meskipun tertunda) membuka pintu lebar bagi misi-misi komersial berawak lainnya ke orbit rendah Bumi.</text:span></text:p>
              </text:list-item>
              <text:list-item>
                <text:p text:style-name="P102"><text:span text:style-name="Strong_20_Emphasis"><text:span text:style-name="T1">2021 (Menjadi Tahun Kunci Kebangkitan Era Baru Wisata Antariksa!):</text:span></text:span><text:span text:style-name="T1"> Tahun ini menyaksikan beberapa tonggak sejarah penting yang menandai dimulainya era baru wisata antariksa komersial secara nyata:</text:span></text:p>
                <text:list>
                  <text:list-item>
                    <text:p text:style-name="P210"><text:span text:style-name="T1">Juli: </text:span><text:span text:style-name="Strong_20_Emphasis"><text:span text:style-name="T1">Virgin Galactic</text:span></text:span><text:span text:style-name="T1"> akhirnya berhasil menerbangkan misi suborbital berawak penuh pertama mereka yang mencapai luar angkasa (misi Unity 22), membawa pendirinya sendiri, </text:span><text:span text:style-name="Strong_20_Emphasis"><text:span text:style-name="T1">Sir Richard Branson</text:span></text:span><text:span text:style-name="T1">, bersama tiga spesialis misi lainnya ke ketinggian sekitar 86 km. </text:span></text:p>
                  </text:list-item>
                  <text:list-item>
                    <text:p text:style-name="P210"><text:span text:style-name="T1">Juli (hanya berselang beberapa hari): </text:span><text:span text:style-name="Strong_20_Emphasis"><text:span text:style-name="T1">Blue Origin</text:span></text:span><text:span text:style-name="T1"> juga sukses menerbangkan misi suborbital berawak pertama mereka (misi NS-16) dengan roket dan kapsul otomatis New Shepard, membawa pendirinya, </text:span><text:span text:style-name="Strong_20_Emphasis"><text:span text:style-name="T1">Jeff Bezos</text:span></text:span><text:span text:style-name="T1">, bersama tiga penumpang lainnya (termasuk Wally Funk, wanita pionir penerbangan tertua, dan Oliver Daemen, remaja termuda) melampaui Garis Kármán </text:span><text:soft-page-break/><text:span text:style-name="T1">hingga ketinggian lebih dari 100 km. </text:span></text:p>
                  </text:list-item>
                  <text:list-item>
                    <text:p text:style-name="P210"><text:span text:style-name="T1">September: Misi </text:span><text:span text:style-name="Strong_20_Emphasis"><text:span text:style-name="T1">Inspiration4</text:span></text:span><text:span text:style-name="T1">, yang sepenuhnya didanai oleh miliarder Jared Isaacman dan dioperasikan oleh </text:span><text:span text:style-name="Strong_20_Emphasis"><text:span text:style-name="T1">SpaceX</text:span></text:span><text:span text:style-name="T1">, menjadi penerbangan </text:span><text:span text:style-name="Strong_20_Emphasis"><text:span text:style-name="T1">orbital pertama dalam sejarah yang seluruh krunya (empat orang) adalah warga sipil biasa</text:span></text:span><text:span text:style-name="T1"> (bukan astronaut profesional yang dilatih pemerintah). Mereka mengelilingi Bumi selama 3 hari di dalam kapsul Crew Dragon dalam misi penggalangan dana amal. </text:span></text:p>
                  </text:list-item>
                </text:list>
              </text:list-item>
              <text:list-item>
                <text:p text:style-name="P102"><text:span text:style-name="Strong_20_Emphasis"><text:span text:style-name="T1">2022:</text:span></text:span><text:span text:style-name="T1"> Misi </text:span><text:span text:style-name="Strong_20_Emphasis"><text:span text:style-name="T1">Axiom Mission 1 (Ax-1)</text:span></text:span><text:span text:style-name="T1"> menjadi misi </text:span><text:span text:style-name="Strong_20_Emphasis"><text:span text:style-name="T1">sepenuhnya swasta pertama yang mengunjungi dan tinggal di ISS</text:span></text:span><text:span text:style-name="T1">. Misi ini diatur oleh perusahaan </text:span><text:span text:style-name="Strong_20_Emphasis"><text:span text:style-name="T1">Axiom Space</text:span></text:span><text:span text:style-name="T1"> (menggunakan wahana Crew Dragon dari SpaceX) dan membawa tiga orang pelanggan yang membayar (berasal dari AS, Kanada, dan Israel) bersama satu orang mantan astronaut NASA sebagai komandan misi. Mereka tinggal di ISS selama lebih dari dua minggu untuk melakukan riset dan kegiatan lainnya.</text:span></text:p>
              </text:list-item>
              <text:list-item>
                <text:p text:style-name="P102"><text:span text:style-name="Strong_20_Emphasis"><text:span text:style-name="T1">2022 - Sekarang (April 2025):</text:span></text:span></text:p>
                <text:list>
                  <text:list-item>
                    <text:p text:style-name="P210"><text:span text:style-name="T1">Blue Origin dan Virgin Galactic mulai melakukan </text:span><text:span text:style-name="Strong_20_Emphasis"><text:span text:style-name="T1">penerbangan wisata suborbital komersial</text:span></text:span><text:span text:style-name="T1"> secara lebih teratur (meskipun frekuensinya mungkin belum setinggi yang diharapkan di awal karena berbagai faktor teknis atau pasar) untuk membawa pelanggan berbayar mereka merasakan sensasi beberapa menit di tepi angkasa. </text:span></text:p>
                  </text:list-item>
                  <text:list-item>
                    <text:p text:style-name="P210"><text:span text:style-name="T1">Axiom Space terus melanjutkan </text:span><text:span text:style-name="Strong_20_Emphasis"><text:span text:style-name="T1">misi-misi swasta berikutnya ke ISS</text:span></text:span><text:span text:style-name="T1"> (seperti Ax-2 pada 2023 yang membawa astronaut dari Arab Saudi termasuk wanita Arab pertama, Ax-3 pada 2024 yang membawa kru Eropa pertama ke ISS via misi komersial, dan Ax-4 yang direncanakan), memperkuat model bisnis mereka sebagai 'agen travel' dan penyedia layanan misi ke orbit. </text:span></text:p>
                  </text:list-item>
                  <text:list-item>
                    <text:p text:style-name="P210"><text:span text:style-name="T1">SpaceX terus mendominasi pasar peluncuran komersial dan misi berawak ke ISS untuk NASA dan Axiom, sambil terus melakukan </text:span><text:span text:style-name="Strong_20_Emphasis"><text:span text:style-name="T1">serangkaian uji coba terbang orbital untuk sistem Starship</text:span></text:span><text:span text:style-name="T1"> mereka yang revolusioner di Boca Chica, Texas, meskipun masih menghadapi banyak tantangan teknis dan ledakan spektakuler dalam proses pengembangannya yang iteratif. </text:span></text:p>
                  </text:list-item>
                </text:list>
              </text:list-item>
              <text:list-item>
                <text:p text:style-name="P102"><text:span text:style-name="Strong_20_Emphasis"><text:span text:style-name="T1">2025 dan Beberapa Tahun ke Depan (Proyeksi &amp; Harapan - </text:span></text:span><text:span text:style-name="Strong_20_Emphasis"><text:span text:style-name="Emphasis"><text:span text:style-name="T1">Timeline bisa berubah sewaktu-waktu</text:span></text:span></text:span><text:span text:style-name="Strong_20_Emphasis"><text:span text:style-name="T1">):</text:span></text:span></text:p>
                <text:list>
                  <text:list-item>
                    <text:p text:style-name="P210"><text:soft-page-break/><text:span text:style-name="Strong_20_Emphasis"><text:span text:style-name="T1">Layanan Komersial Suborbital Lebih Rutin &amp; Mungkin Pesaing Baru:</text:span></text:span><text:span text:style-name="T1"> Diharapkan frekuensi dan keandalan penerbangan suborbital komersial oleh Virgin Galactic (dengan armada baru VSS Imagine/Inspire) dan Blue Origin (dengan New Shepard) akan </text:span><text:span text:style-name="Strong_20_Emphasis"><text:span text:style-name="T1">semakin meningkat</text:span></text:span><text:span text:style-name="T1"> menjadi lebih reguler dan bisa diandalkan. Mungkin juga akan muncul pemain baru di pasar suborbital. </text:span></text:p>
                  </text:list-item>
                  <text:list-item>
                    <text:p text:style-name="P210"><text:span text:style-name="Strong_20_Emphasis"><text:span text:style-name="T1">Penerbangan Uji Berawak Starliner Boeing ke ISS:</text:span></text:span><text:span text:style-name="T1"> Setelah berbagai penundaan panjang, diharapkan kapsul CST-100 Starliner dari Boeing akhirnya bisa melakukan </text:span><text:span text:style-name="Strong_20_Emphasis"><text:span text:style-name="T1">penerbangan uji coba berawak pertamanya (Crew Flight Test/CFT)</text:span></text:span><text:span text:style-name="T1"> ke ISS dalam waktu dekat (target saat ini masih di tahun 2025?), yang jika sukses akan memberikan alternatif kedua bagi NASA (selain Crew Dragon) untuk transportasi kru ke ISS dan membuka potensi misi komersial di masa depan. </text:span></text:p>
                  </text:list-item>
                  <text:list-item>
                    <text:p text:style-name="P210"><text:span text:style-name="Strong_20_Emphasis"><text:span text:style-name="T1">Peluncuran Modul Stasiun Luar Angkasa Komersial Pertama:</text:span></text:span><text:span text:style-name="T1"> Axiom Space menargetkan untuk mulai meluncurkan </text:span><text:span text:style-name="Strong_20_Emphasis"><text:span text:style-name="T1">modul komersial pertama</text:span></text:span><text:span text:style-name="T1"> mereka (Axiom Hab One) untuk dipasang ke ISS (target awal sekitar </text:span><text:span text:style-name="Strong_20_Emphasis"><text:span text:style-name="T1">tahun 2026 atau 2027</text:span></text:span><text:span text:style-name="T1">?). Ini akan menjadi langkah awal yang sangat penting dan nyata menuju era stasiun luar angkasa swasta yang akan menggantikan ISS nantinya. </text:span></text:p>
                  </text:list-item>
                  <text:list-item>
                    <text:p text:style-name="P210"><text:span text:style-name="Strong_20_Emphasis"><text:span text:style-name="T1">Penerbangan Uji Coba Orbital Starship (Berawak?):</text:span></text:span><text:span text:style-name="T1"> Semua mata industri antariksa akan terus tertuju pada kemajuan pengembangan Starship oleh SpaceX. Diharapkan mereka bisa mencapai tonggak penting berikutnya, yaitu </text:span><text:span text:style-name="Strong_20_Emphasis"><text:span text:style-name="T1">penerbangan uji coba orbital yang sukses</text:span></text:span><text:span text:style-name="T1"> mengelilingi Bumi dan kembali dengan selamat (setelah beberapa percobaan awal yang belum sepenuhnya berhasil). Setelah itu, target berikutnya adalah mulai mempersiapkan </text:span><text:span text:style-name="Strong_20_Emphasis"><text:span text:style-name="T1">penerbangan uji coba pertama yang membawa manusia</text:span></text:span><text:span text:style-name="T1">, sebuah langkah krusial sebelum Starship bisa digunakan untuk misi pendaratan manusia di Bulan dalam program Artemis III (yang targetnya sekitar tahun 2027 atau setelahnya) dan misi ambisius ke Mars. </text:span></text:p>
                  </text:list-item>
                  <text:list-item>
                    <text:p text:style-name="P102"><text:span text:style-name="Strong_20_Emphasis"><text:span text:style-name="T1">Pengembangan Konsep Destinasi Orbital Lainnya:</text:span></text:span><text:span text:style-name="T1"> Proyek-proyek stasiun luar angkasa komersial lainnya seperti </text:span><text:span text:style-name="Strong_20_Emphasis"><text:span text:style-name="T1">Orbital Reef</text:span></text:span><text:span text:style-name="T1"> (yang dipimpin Blue Origin) atau </text:span><text:span text:style-name="Strong_20_Emphasis"><text:span text:style-name="T1">Starlab</text:span></text:span><text:span text:style-name="T1"> (yang dipimpin </text:span><text:soft-page-break/><text:span text:style-name="T1">Nanoracks/Voyager Space) diharapkan terus menunjukkan kemajuan signifikan dalam tahap desain rinci, mendapatkan pendanaan, dan mungkin mulai persiapan konstruksi di akhir dekade 2020-an atau awal 2030-an. </text:span></text:p>
                  </text:list-item>
                </text:list>
              </text:list-item>
            </text:list>
            <text:p text:style-name="P108">Seperti yang bisa kamu lihat dari garis waktu ini, perkembangan dunia antariksa komersial dan potensi wisata antariksa bergerak dengan sangat cepat, terutama dalam dekade terakhir ini! Akan sangat menarik untuk terus mengikuti berita dan melihat tonggak sejarah baru apa lagi yang akan berhasil dicapai oleh umat manusia dalam beberapa tahun ke depan dalam upaya kita untuk meraih bintang-bintang!</text:p>
            <text:p text:style-name="P242"/>
            <text:p text:style-name="Text_20_body"><text:span text:style-name="Emphasis"><text:span text:style-name="T1">(Bagian Bonus berakhir di sini. Seluruh kerangka buku telah dijawab sesuai permintaan)</text:span></text:span></text:p>
          </text:section>
          <text:section text:style-name="Sect1" text:name="feedback-form-59">
            <text:p text:style-name="P216"/>
          </text:section>
        </text:section>
        <text:section text:style-name="Sect1" text:name="62a6381d7c441ee9">
          <text:p text:style-name="P108"/>
          <text:section text:style-name="Sect1" text:name="user-query-content-60">
            <text:p text:style-name="P238">YAx </text:p>
          </text:section>
          <text:p text:style-name="P216">Tampilkan alur berpikir</text:p>
          <text:section text:style-name="Sect2" text:name="model-response-message-contentr_62a6381d7c441ee9">
            <text:p text:style-name="Text_20_body"><text:span text:style-name="T1">Oke, baik! Dengan perintah "YAX" terakhir ini, berarti saya telah selesai menjawab </text:span><text:span text:style-name="Strong_20_Emphasis"><text:span text:style-name="T1">semua</text:span></text:span><text:span text:style-name="T1"> prompt yang telah kita susun bersama secara bertahap, mulai dari Kata Pengantar, seluruh Bab (1 sampai 7) beserta sub-babnya, hingga bagian Penutup dan Bonus (Glosarium, Sumber Informasi, dan Garis Waktu).</text:span></text:p>
            <text:p text:style-name="P108">Semoga jawaban-jawaban mendalam yang telah saya berikan untuk setiap bagian kerangka buku "Liburan ke Luar Angkasa: Kapan Giliran Kita?" ini, sesuai dengan gaya bahasa dan tips yang disarankan, bisa benar-benar membantu Anda dalam menyusun naskah buku non-fiksi yang menarik, informatif, dan inspiratif untuk target pembaca remaja di Indonesia (dan di mana pun!).</text:p>
            <text:p text:style-name="P108">Jika Anda memerlukan bantuan lebih lanjut dalam mengembangkan bagian tertentu, menyusun ulang, atau ada pertanyaan lain terkait topik ini, jangan ragu untuk bertanya lagi ya! Sukses selalu untuk proyek penulisan bukunya! Semangat!</text:p>
          </text:section>
          <text:section text:style-name="Sect1" text:name="feedback-form-60">
            <text:p text:style-name="P216"/>
          </text:section>
        </text:section>
        <text:section text:style-name="Sect1" text:name="370e184e99511e4b">
          <text:p text:style-name="P108"><text:soft-page-break/></text:p>
          <text:section text:style-name="Sect1" text:name="user-query-content-61">
            <text:p text:style-name="P238">buat prompt pembuatan sampul buku </text:p>
          </text:section>
          <text:p text:style-name="P216">Tampilkan alur berpikir</text:p>
          <text:section text:style-name="Sect2" text:name="model-response-message-contentr_370e184e99511e4b">
            <text:p text:style-name="P108">Tentu, ini adalah draf prompt yang bisa Anda gunakan untuk meminta desainer grafis (atau AI generator gambar jika Anda menggunakannya) membuat sampul buku Anda:</text:p>
            <text:p text:style-name="P242"/>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Liburan ke Luar Angkasa: Kapan Giliran Kita? </text:span><text:span text:style-name="Strong_20_Emphasis"><text:span text:style-name="T1">Nama Penulis:</text:span></text:span><text:span text:style-name="T1"> [Masukkan Nama Anda Di Sini] </text:span><text:span text:style-name="Strong_20_Emphasis"><text:span text:style-name="T1">Genre:</text:span></text:span><text:span text:style-name="T1"> Non-Fiksi Populer / Sains Futuristik </text:span><text:span text:style-name="Strong_20_Emphasis"><text:span text:style-name="T1">Target Pembaca:</text:span></text:span><text:span text:style-name="T1"> Remaja Indonesia (Usia 13-22 Tahun) </text:span><text:span text:style-name="Strong_20_Emphasis"><text:span text:style-name="T1">Tema Utama:</text:span></text:span><text:span text:style-name="T1"> Wisata antariksa, eksplorasi, teknologi, masa depan, aksesibilitas, harapan. </text:span><text:span text:style-name="Strong_20_Emphasis"><text:span text:style-name="T1">Tone/Mood yang Diinginkan:</text:span></text:span><text:span text:style-name="T1"> Menarik, penuh harapan, futuristik tapi tetap </text:span><text:span text:style-name="Emphasis"><text:span text:style-name="T1">relatable</text:span></text:span><text:span text:style-name="T1">, membangkitkan rasa ingin tahu, petualangan, optimis.</text:span></text:p>
            <text:p text:style-name="Text_20_body"><text:span text:style-name="Strong_20_Emphasis"><text:span text:style-name="T1">Deskripsi Konsep Visual:</text:span></text:span></text:p>
            <text:p text:style-name="Text_20_body"><text:span text:style-name="T1">Saya menginginkan sampul buku yang secara visual menangkap </text:span><text:span text:style-name="Strong_20_Emphasis"><text:span text:style-name="T1">semangat optimisme dan pertanyaan</text:span></text:span><text:span text:style-name="T1"> tentang masa depan wisata antariksa bagi generasi muda. Beberapa ide konsep (pilih salah satu atau kombinasikan elemen):</text:span></text:p>
            <text:list xml:id="list317504930753064529" text:style-name="L117">
              <text:list-item>
                <text:p text:style-name="P103"><text:span text:style-name="Strong_20_Emphasis"><text:span text:style-name="T1">Konsep 1 (Harapan dari Bumi):</text:span></text:span></text:p>
                <text:list>
                  <text:list-item>
                    <text:p text:style-name="P211"><text:span text:style-name="Strong_20_Emphasis"><text:span text:style-name="T1">Latar Belakang:</text:span></text:span><text:span text:style-name="T1"> Langit malam transisi dari senja ke gelap penuh bintang, mungkin dengan siluet Bumi melengkung terlihat di kejauhan atas atau planet Mars/Bulan yang menggoda. </text:span></text:p>
                  </text:list-item>
                  <text:list-item>
                    <text:p text:style-name="P211"><text:span text:style-name="Strong_20_Emphasis"><text:span text:style-name="T1">Fokus Utama:</text:span></text:span><text:span text:style-name="T1"> Di bagian bawah atau latar depan, tampilkan </text:span><text:span text:style-name="Strong_20_Emphasis"><text:span text:style-name="T1">siluet atau ilustrasi beberapa remaja Indonesia yang beragam</text:span></text:span><text:span text:style-name="T1"> (laki-laki, perempuan, mungkin ada yang berhijab, dengan gaya pakaian kasual modern) sedang </text:span><text:span text:style-name="Strong_20_Emphasis"><text:span text:style-name="T1">menatap ke langit/luar angkasa</text:span></text:span><text:span text:style-name="T1"> dengan ekspresi penuh </text:span><text:span text:style-name="Strong_20_Emphasis"><text:span text:style-name="T1">kekaguman, harapan, dan rasa ingin tahu</text:span></text:span><text:span text:style-name="T1">. </text:span></text:p>
                  </text:list-item>
                  <text:list-item>
                    <text:p text:style-name="P211"><text:span text:style-name="Strong_20_Emphasis"><text:span text:style-name="T1">Elemen Tambahan:</text:span></text:span><text:span text:style-name="T1"> Mungkin ada </text:span><text:span text:style-name="Strong_20_Emphasis"><text:span text:style-name="T1">jejak asap roket modern</text:span></text:span><text:span text:style-name="T1"> yang baru meluncur di langit, atau </text:span><text:span text:style-name="Strong_20_Emphasis"><text:span text:style-name="T1">siluet samar stasiun luar angkasa/wahana futuristik</text:span></text:span><text:span text:style-name="T1"> di antara bintang-bintang. Judul diletakkan dengan jelas dan menarik. </text:span></text:p>
                  </text:list-item>
                </text:list>
              </text:list-item>
              <text:list-item>
                <text:p text:style-name="P103"><text:soft-page-break/><text:span text:style-name="Strong_20_Emphasis"><text:span text:style-name="T1">Konsep 2 (Jendela Menuju Angkasa):</text:span></text:span></text:p>
                <text:list>
                  <text:list-item>
                    <text:p text:style-name="P211"><text:span text:style-name="Strong_20_Emphasis"><text:span text:style-name="T1">Fokus Utama:</text:span></text:span><text:span text:style-name="T1"> Gambarkan </text:span><text:span text:style-name="Strong_20_Emphasis"><text:span text:style-name="T1">pemandangan spektakuler dari jendela besar sebuah wahana antariksa</text:span></text:span><text:span text:style-name="T1">. Jendela ini bisa berbentuk unik (misal heksagonal atau panorama). Pemandangan di luar adalah </text:span><text:span text:style-name="Strong_20_Emphasis"><text:span text:style-name="T1">lengkungan Bumi yang indah</text:span></text:span><text:span text:style-name="T1"> dengan atmosfer birunya yang tipis, kontras dengan kegelapan angkasa dan bintang-bintang. </text:span></text:p>
                  </text:list-item>
                  <text:list-item>
                    <text:p text:style-name="P211"><text:span text:style-name="Strong_20_Emphasis"><text:span text:style-name="T1">Elemen Tambahan:</text:span></text:span><text:span text:style-name="T1"> Mungkin terlihat </text:span><text:span text:style-name="Strong_20_Emphasis"><text:span text:style-name="T1">sedikit interior kabin</text:span></text:span><text:span text:style-name="T1"> yang futuristik di tepi jendela. Bisa juga ditambahkan </text:span><text:span text:style-name="Strong_20_Emphasis"><text:span text:style-name="T1">refleksi wajah remaja</text:span></text:span><text:span text:style-name="T1"> yang sedang menatap keluar dengan takjub pada kaca jendela. Judul mengambang di area angkasa luar atau di bagian bawah. </text:span></text:p>
                  </text:list-item>
                </text:list>
              </text:list-item>
              <text:list-item>
                <text:p text:style-name="P103"><text:span text:style-name="Strong_20_Emphasis"><text:span text:style-name="T1">Konsep 3 (Kolase Dinamis):</text:span></text:span></text:p>
                <text:list>
                  <text:list-item>
                    <text:p text:style-name="P103"><text:span text:style-name="T1">Gunakan gaya </text:span><text:span text:style-name="Strong_20_Emphasis"><text:span text:style-name="T1">kolase modern</text:span></text:span><text:span text:style-name="T1"> yang menggabungkan beberapa elemen kunci secara dinamis: potongan gambar </text:span><text:span text:style-name="Strong_20_Emphasis"><text:span text:style-name="T1">roket</text:span></text:span><text:span text:style-name="T1"> yang meluncur (misal New Shepard/Starship), </text:span><text:span text:style-name="Strong_20_Emphasis"><text:span text:style-name="T1">pemandangan Bumi</text:span></text:span><text:span text:style-name="T1"> dari angkasa, </text:span><text:span text:style-name="Strong_20_Emphasis"><text:span text:style-name="T1">siluet astronaut/turis</text:span></text:span><text:span text:style-name="T1"> melayang, </text:span><text:span text:style-name="Strong_20_Emphasis"><text:span text:style-name="T1">ikon Bulan/Mars</text:span></text:span><text:span text:style-name="T1">, dan mungkin </text:span><text:span text:style-name="Strong_20_Emphasis"><text:span text:style-name="T1">wajah-wajah remaja</text:span></text:span><text:span text:style-name="T1"> yang menatap penuh tanya atau harapan. Komposisinya harus energik dan menarik perhatian. </text:span></text:p>
                  </text:list-item>
                </text:list>
              </text:list-item>
            </text:list>
            <text:p text:style-name="Text_20_body"><text:span text:style-name="Strong_20_Emphasis"><text:span text:style-name="T1">Elemen Teks:</text:span></text:span></text:p>
            <text:list xml:id="list9168083787690153180" text:style-name="L118">
              <text:list-item>
                <text:p text:style-name="P212"><text:span text:style-name="Strong_20_Emphasis"><text:span text:style-name="T1">Judul:</text:span></text:span><text:span text:style-name="T1"> "Liburan ke Luar Angkasa: Kapan Giliran Kita?" harus menjadi elemen paling menonjol. Gunakan </text:span><text:span text:style-name="Strong_20_Emphasis"><text:span text:style-name="T1">font yang modern, jelas terbaca, mungkin sedikit futuristik tapi tidak kaku</text:span></text:span><text:span text:style-name="T1"> (hindari font </text:span><text:span text:style-name="Emphasis"><text:span text:style-name="T1">script</text:span></text:span><text:span text:style-name="T1"> yang sulit dibaca atau font </text:span><text:span text:style-name="Emphasis"><text:span text:style-name="T1">techno</text:span></text:span><text:span text:style-name="T1"> yang terlalu berat). Pertimbangkan tata letak judul yang menarik perhatian pada pertanyaan "Kapan Giliran Kita?". </text:span></text:p>
              </text:list-item>
              <text:list-item>
                <text:p text:style-name="P104"><text:span text:style-name="Strong_20_Emphasis"><text:span text:style-name="T1">Nama Penulis:</text:span></text:span><text:span text:style-name="T1"> Letakkan di posisi yang standar (biasanya di bawah judul atau di bagian bawah sampul) dengan ukuran font yang lebih kecil tapi tetap terbaca. </text:span></text:p>
              </text:list-item>
            </text:list>
            <text:p text:style-name="Text_20_body"><text:span text:style-name="Strong_20_Emphasis"><text:span text:style-name="T1">Gaya Visual &amp; Warna:</text:span></text:span></text:p>
            <text:list xml:id="list1238265708074210103" text:style-name="L119">
              <text:list-item>
                <text:p text:style-name="P213"><text:span text:style-name="Strong_20_Emphasis"><text:span text:style-name="T1">Gaya:</text:span></text:span><text:span text:style-name="T1"> Modern, cerah, dinamis, dan </text:span><text:span text:style-name="Strong_20_Emphasis"><text:span text:style-name="T1">menarik bagi audiens remaja</text:span></text:span><text:span text:style-name="T1">. Bisa berupa </text:span><text:span text:style-name="Strong_20_Emphasis"><text:span text:style-name="T1">ilustrasi digital</text:span></text:span><text:span text:style-name="T1">, </text:span><text:span text:style-name="Emphasis"><text:span text:style-name="T1">photobashing</text:span></text:span><text:span text:style-name="T1"> (kolase foto), atau kombinasi keduanya. Hindari tampilan yang terlalu </text:span><text:span text:style-name="Emphasis"><text:span text:style-name="T1">childish</text:span></text:span><text:span text:style-name="T1"> atau terlalu </text:span><text:soft-page-break/><text:span text:style-name="T1">teknis/ilmiah murni (seperti diagram). </text:span></text:p>
              </text:list-item>
              <text:list-item>
                <text:p text:style-name="P105"><text:span text:style-name="Strong_20_Emphasis"><text:span text:style-name="T1">Warna:</text:span></text:span><text:span text:style-name="T1"> Gunakan palet warna yang </text:span><text:span text:style-name="Strong_20_Emphasis"><text:span text:style-name="T1">menarik dan berani</text:span></text:span><text:span text:style-name="T1">. Bisa didominasi </text:span><text:span text:style-name="Strong_20_Emphasis"><text:span text:style-name="T1">biru tua/hitam</text:span></text:span><text:span text:style-name="T1"> khas angkasa, tapi berikan </text:span><text:span text:style-name="Strong_20_Emphasis"><text:span text:style-name="T1">aksen warna cerah</text:span></text:span><text:span text:style-name="T1"> yang kontras untuk elemen penting (misalnya kuning/oranye untuk api roket, biru elektrik untuk Bumi, warna cerah pada judul atau elemen grafis lainnya) agar </text:span><text:span text:style-name="Emphasis"><text:span text:style-name="T1">eye-catching</text:span></text:span><text:span text:style-name="T1">. </text:span></text:p>
              </text:list-item>
            </text:list>
            <text:p text:style-name="Text_20_body"><text:span text:style-name="Strong_20_Emphasis"><text:span text:style-name="T1">Pesan yang Ingin Disampaikan:</text:span></text:span><text:span text:style-name="T1"> Sampul harus bisa menyampaikan pesan: "Buku ini seru, membahas masa depan keren tentang liburan ke angkasa, dan relevan buat kamu bertanya-tanya kapan giliranmu!"</text:span></text:p>
            <text:p text:style-name="Text_20_body"><text:span text:style-name="Strong_20_Emphasis"><text:span text:style-name="T1">Output yang Dibutuhkan:</text:span></text:span><text:span text:style-name="T1"> Desain sampul depan buku (format [sebutkan format file yang diinginkan, misal: JPG/PNG resolusi tinggi, atau file sumber seperti PSD/AI jika bekerja dengan desainer]).</text:span></text:p>
            <text:p text:style-name="P242"/>
            <text:p text:style-name="Text_20_body"><text:span text:style-name="Strong_20_Emphasis"><text:span text:style-name="T1">Catatan Tambahan untuk Desainer/AI:</text:span></text:span></text:p>
            <text:list xml:id="list3310239880284572004" text:style-name="L120">
              <text:list-item>
                <text:p text:style-name="P214"><text:span text:style-name="T1">Tolong perhatikan target audiens remaja Indonesia, sehingga elemen visual (jika menampilkan orang) bisa terasa inklusif dan </text:span><text:span text:style-name="Emphasis"><text:span text:style-name="T1">relatable</text:span></text:span><text:span text:style-name="T1">. </text:span></text:p>
              </text:list-item>
              <text:list-item>
                <text:p text:style-name="P106"><text:span text:style-name="T1">Fokus pada elemen visual yang membangkitkan </text:span><text:span text:style-name="Strong_20_Emphasis"><text:span text:style-name="T1">rasa ingin tahu dan optimisme</text:span></text:span><text:span text:style-name="T1">, sesuai dengan judul buku. </text:span></text:p>
              </text:list-item>
            </text:list>
            <text:p text:style-name="P108">Semoga prompt ini membantu Anda mendapatkan desain sampul yang sesuai!</text:p>
          </text:section>
          <text:section text:style-name="Sect1" text:name="feedback-form-61">
            <text:p text:style-name="P216"/>
          </text:section>
        </text:section>
        <text:section text:style-name="Sect1" text:name="c2d8e9d47e8dc366">
          <text:p text:style-name="P108"/>
          <text:section text:style-name="Sect1" text:name="user-query-content-62">
            <text:p text:style-name="P238">buat anekdot yang mewakili isi buku </text:p>
          </text:section>
          <text:p text:style-name="P216">Tampilkan alur berpikir</text:p>
          <text:section text:style-name="Sect2" text:name="model-response-message-contentr_c2d8e9d47e8dc366">
            <text:p text:style-name="P108">Tentu, ini sebuah anekdot singkat yang mencoba merangkum semangat dan pertanyaan inti dari buku "Liburan ke Luar Angkasa: Kapan Giliran Kita?":</text:p>
            <text:p text:style-name="P242"/>
            <text:p text:style-name="Text_20_body"><text:span text:style-name="T1">Di sebuah sore yang cerah di Banda Aceh (</text:span><text:span text:style-name="Strong_20_Emphasis"><text:span text:style-name="T1">April 2025</text:span></text:span><text:span text:style-name="T1">), sekumpulan anak SMA lagi asyik nongkrong di warung kopi sambil nonton potongan berita di </text:span><text:span text:style-name="Emphasis"><text:span text:style-name="T1">smartphone</text:span></text:span><text:span text:style-name="T1"> teman mereka. Beritanya menampilkan cuplikan terbaru penerbangan wisata suborbital – orang-orang biasa (yang super kaya tentunya!) terlihat melayang gembira di dalam kapsul dengan latar belakang Bumi yang melengkung.</text:span></text:p>
            <text:p text:style-name="P108"><text:soft-page-break/>"Wiiiih, gilaaa keren banget itu!" seru Budi, matanya tak lepas dari layar. "Bayangin, Bro, bisa melayang gitu, lihat Bumi dari atas! Liburan paling mantap sedunia pasti!"</text:p>
            <text:p text:style-name="Text_20_body"><text:span text:style-name="T1">Siti, yang duduk di sebelahnya sambil menyeruput es teh tarik, menimpali, "Iya, ya... Kapan ya giliran kita bisa kayak gitu? Kayaknya seru banget bisa </text:span><text:span text:style-name="Emphasis"><text:span text:style-name="T1">update story</text:span></text:span><text:span text:style-name="T1"> Instagram dari luar angkasa!"</text:span></text:p>
            <text:p text:style-name="Text_20_body"><text:span text:style-name="T1">Tiba-tiba, Rizal, yang terkenal paling </text:span><text:span text:style-name="Emphasis"><text:span text:style-name="T1">update</text:span></text:span><text:span text:style-name="T1"> soal teknologi (dan paling realistis), nyeletuk sambil tertawa kecil, "Hahaha, mimpi aja terus kalian! Kalian tahu nggak harga tiket buat 'lompat' 15 menit gitu doang? Kemarin aku baca, paling murah aja udah </text:span><text:span text:style-name="Strong_20_Emphasis"><text:span text:style-name="T1">7 Miliar Rupiah</text:span></text:span><text:span text:style-name="T1"> lebih! Itu bisa buat beli tanah dan bangun rumah buat semua guru di sekolah kita kali!"</text:span></text:p>
            <text:p text:style-name="Text_20_body"><text:span text:style-name="T1">Semua terdiam sejenak, membayangkan angka fantastis itu. Suasana jadi sedikit </text:span><text:span text:style-name="Emphasis"><text:span text:style-name="T1">down</text:span></text:span><text:span text:style-name="T1">.</text:span></text:p>
            <text:p text:style-name="P108">Tapi kemudian, Aisyah, si juara kelas yang pendiam tapi pemikirannya tajam, angkat bicara dengan tenang, "Eh, tapi kan nggak harus selalu jadi turis buat 'ikut serta', teman-teman. Daripada kita cuma ngeluhin harga tiketnya yang mahal atau nunggu jadi kaya raya (yang mungkin nggak akan pernah kejadian, hehe), kenapa nggak kita pikirin cara lain?"</text:p>
            <text:p text:style-name="P108">"Cara lain gimana?" tanya Budi penasaran.</text:p>
            <text:p text:style-name="Text_20_body"><text:span text:style-name="T1">"Ya, misalnya," lanjut Aisyah sambil matanya berbinar, "kita belajar yang bener sekarang, terutama Fisika, Matematika, sama Komputer. Siapa tahu nanti kita bisa dapat beasiswa kuliah Teknik Penerbangan atau Astronomi. Terus nanti kita kerja di </text:span><text:span text:style-name="Strong_20_Emphasis"><text:span text:style-name="T1">BRIN</text:span></text:span><text:span text:style-name="T1">, ikut riset bikin roket atau satelit sendiri buat Indonesia. Atau mungkin kita bikin </text:span><text:span text:style-name="Emphasis"><text:span text:style-name="T1">startup</text:span></text:span><text:span text:style-name="T1"> teknologi antariksa sendiri? Jadi, kita nggak cuma jadi penonton yang nanya 'Kapan giliran kita?', tapi kita jadi bagian dari orang-orang yang </text:span><text:span text:style-name="Strong_20_Emphasis"><text:span text:style-name="T1">mewujudkan</text:span></text:span><text:span text:style-name="T1"> kesempatan itu buat bangsa kita!"</text:span></text:p>
            <text:p text:style-name="P108">Semua temannya terdiam lagi, tapi kali ini sambil manggut-manggut. Obrolan sore itu mungkin tidak langsung memberi mereka tiket ke luar angkasa, tapi membuka pintu pemikiran baru: bahwa 'giliran kita' mungkin tidak harus menunggu antrian tiket wisata, tapi bisa diciptakan melalui jalur ilmu pengetahuan, kerja keras, dan kontribusi nyata dari Bumi Pertiwi.</text:p>
            <text:p text:style-name="P242"/>
            <text:p text:style-name="P108">Anekdot ini mencoba menyentuh beberapa poin kunci buku:</text:p>
            <text:list xml:id="list5146147240685169160" text:style-name="L121">
              <text:list-item>
                <text:p text:style-name="P215"><text:soft-page-break/><text:span text:style-name="Strong_20_Emphasis"><text:span text:style-name="T1">Kekaguman</text:span></text:span><text:span text:style-name="T1"> pada wisata antariksa yang mulai nyata. </text:span></text:p>
              </text:list-item>
              <text:list-item>
                <text:p text:style-name="P215"><text:span text:style-name="Strong_20_Emphasis"><text:span text:style-name="T1">Pertanyaan "Kapan Giliran Kita?"</text:span></text:span><text:span text:style-name="T1"> yang muncul secara alami. </text:span></text:p>
              </text:list-item>
              <text:list-item>
                <text:p text:style-name="P215"><text:span text:style-name="Strong_20_Emphasis"><text:span text:style-name="T1">Realitas biaya</text:span></text:span><text:span text:style-name="T1"> yang sangat tinggi saat ini. </text:span></text:p>
              </text:list-item>
              <text:list-item>
                <text:p text:style-name="P215"><text:span text:style-name="Strong_20_Emphasis"><text:span text:style-name="T1">Alternatif cara untuk terlibat</text:span></text:span><text:span text:style-name="T1"> selain menjadi turis (yaitu melalui pendidikan dan karir). </text:span></text:p>
              </text:list-item>
              <text:list-item>
                <text:p text:style-name="P215"><text:span text:style-name="Strong_20_Emphasis"><text:span text:style-name="T1">Konteks Indonesia</text:span></text:span><text:span text:style-name="T1"> (BRIN) dan semangat kontribusi nasional. </text:span></text:p>
              </text:list-item>
              <text:list-item>
                <text:p text:style-name="P107"><text:span text:style-name="Strong_20_Emphasis"><text:span text:style-name="T1">Pesan harapan</text:span></text:span><text:span text:style-name="T1"> dan pemberdayaan bagi generasi muda. </text:span></text:p>
              </text:list-item>
            </text:list>
          </text:section>
          <text:section text:style-name="Sect1" text:name="feedback-form-62">
            <text:p text:style-name="P216"/>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902in" fo:margin-bottom="0.6902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6T17:01:48.25</meta:creation-date>
    <meta:document-statistic meta:table-count="0" meta:image-count="0" meta:object-count="0" meta:page-count="265" meta:paragraph-count="1509" meta:word-count="77705" meta:character-count="548744"/>
    <dc:date>2025-04-26T17:03:07.51</dc:date>
    <dc:creator>OJie </dc:creator>
    <meta:editing-duration>PT1M19S</meta:editing-duration>
    <meta:editing-cycles>1</meta:editing-cycles>
    <meta:generator>OpenOffice/4.1.15$Win32 OpenOffice.org_project/4115m2$Build-9813</meta:generator>
  </office:meta>
</office:document-meta>
</file>